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_32_2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0" style:family="table-cell" style:parent-style-name="Normal_32_2_32_2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_32_2" style:data-style-name="N0">
      <style:table-cell-properties fo:border-top="2pt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_32_2" style:data-style-name="N0">
      <style:table-cell-properties fo:border-top="2pt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_32_2" style:data-style-name="N0">
      <style:table-cell-properties fo:border-top="2pt solid #000000" fo:border-bottom="none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_32_2" style:data-style-name="N0">
      <style:table-cell-properties fo:border-top="thin soli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_32_2" style:data-style-name="N0">
      <style:table-cell-properties fo:border-top="thin soli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_32_2" style:data-style-name="N0">
      <style:table-cell-properties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_32_2" style:data-style-name="N0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70108_32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7" style:family="table-cell" style:parent-style-name="Normal_32_2_32_2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70108_32_updated" style:data-style-name="N0">
      <style:table-cell-properties style:vertical-align="automatic" fo:background-color="#FFFFFF" style:cell-protect="protected"/>
      <style:text-properties fo:color="#000000" style:font-name="Tms Rmn" style:font-name-asian="Tms Rmn" style:font-name-complex="Tms Rmn" fo:font-size="10pt" style:font-size-asian="10pt" style:font-size-complex="10pt"/>
    </style:style>
    <style:style style:name="ce29" style:family="table-cell" style:parent-style-name="Normal_70108_32_updated" style:data-style-name="N37">
      <style:table-cell-properties style:vertical-align="automatic" fo:background-color="#FFFFFF" style:cell-protect="protected"/>
      <style:text-properties fo:color="#000000" style:font-name="Tms Rmn" style:font-name-asian="Tms Rmn" style:font-name-complex="Tms Rmn" fo:font-size="10pt" style:font-size-asian="10pt" style:font-size-complex="10pt"/>
    </style:style>
    <style:style style:name="ce30" style:family="table-cell" style:parent-style-name="Normal_1._32_DM_32_PERSONAL_32_TRAVEL_32_ab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31" style:family="table-cell" style:parent-style-name="Normal_70108_32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32" style:family="table-cell" style:parent-style-name="Normal_32_2_32_2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3" style:family="table-cell" style:parent-style-name="Normal_70108_32_updated" style:data-style-name="N0">
      <style:table-cell-properties style:vertical-align="automatic" fo:background-color="#FFFFFF" style:cell-protect="protected"/>
      <style:text-properties fo:color="#000000" style:font-name="Tms Rmn" style:font-name-asian="Tms Rmn" style:font-name-complex="Tms Rmn" fo:font-size="8pt" style:font-size-asian="8pt" style:font-size-complex="8pt" fo:font-style="italic" style:font-style-asian="italic" style:font-style-complex="italic"/>
    </style:style>
    <style:style style:name="ce34" style:family="table-cell" style:parent-style-name="Normal_70108_32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text-position="33%" style:font-family-generic="swiss"/>
    </style:style>
    <style:style style:name="ce35" style:family="table-cell" style:parent-style-name="Normal_70108_32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36" style:family="table-cell" style:parent-style-name="Normal_70108_32_updated" style:data-style-name="N0">
      <style:table-cell-properties style:vertical-align="automatic" fo:background-color="#FFFFFF" style:cell-protect="protected"/>
      <style:text-properties fo:color="#000000" style:font-name="Tms Rmn" style:font-name-asian="Tms Rmn" style:font-name-complex="Tms Rmn" fo:font-size="10pt" style:font-size-asian="10pt" style:font-size-complex="10pt"/>
    </style:style>
    <style:style style:name="ce37" style:family="table-cell" style:parent-style-name="Normal_70108_32_updated" style:data-style-name="N37">
      <style:table-cell-properties style:vertical-align="automatic" fo:background-color="#FFFFFF" style:cell-protect="protected"/>
      <style:text-properties fo:color="#000000" style:font-name="Tms Rmn" style:font-name-asian="Tms Rmn" style:font-name-complex="Tms Rmn" fo:font-size="10pt" style:font-size-asian="10pt" style:font-size-complex="10pt"/>
    </style:style>
    <style:style style:name="ce38" style:family="table-cell" style:parent-style-name="Normal_70108_32_update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9" style:family="table-cell" style:parent-style-name="Normal_70108_32_updated" style:data-style-name="N0">
      <style:table-cell-properties style:vertical-align="automatic" fo:background-color="#FFFFFF" style:cell-protect="protected"/>
      <style:text-properties fo:color="#000000" style:font-name="Tms Rmn" style:font-name-asian="Tms Rmn" style:font-name-complex="Tms Rmn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_32_2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2_32_2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/>
    </style:style>
    <style:style style:name="ce42" style:family="table-cell" style:parent-style-name="Normal_32_2_32_2" style:data-style-name="N38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_32_2" style:data-style-name="N38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Normal_32_2_32_2" style:data-style-name="N0">
      <style:table-cell-properties style:vertical-align="top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TRA9901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Main" style:data-style-name="N39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TRA99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TRA9901" style:data-style-name="N38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9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0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1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62" style:family="table-cell" style:parent-style-name="Normal_TRA9901" style:data-style-name="N0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4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5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6" style:family="table-cell" style:parent-style-name="Normal_TRA9901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2_2_32_2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69" style:family="table-cell" style:parent-style-name="Normal_TRA2501_32_2" style:data-style-name="N39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0" style:family="table-cell" style:parent-style-name="Normal_TRA2501_32_2" style:data-style-name="N37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1" style:family="table-cell" style:parent-style-name="Normal_TRA2501_32_2" style:data-style-name="N39">
      <style:table-cell-properties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2" style:family="table-cell" style:parent-style-name="Normal_TRA9901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TRA9901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Hyperlink_32_3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75" style:family="table-cell" style:parent-style-name="Normal_TRA2501_32_2" style:data-style-name="N39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Normal_TRA2501_32_2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Normal_TRA2501_32_2" style:data-style-name="N39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Normal_TRA9901_32_2" style:data-style-name="N0">
      <style:table-cell-properties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9" style:family="table-cell" style:parent-style-name="Normal_TRA9901_32_2" style:data-style-name="N4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Normal_TRA9901_32_2" style:data-style-name="N4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Normal_Main_32_2" style:data-style-name="N39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Normal_TRA9901_32_2" style:data-style-name="N40">
      <style:table-cell-properties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TRA9901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4" style:family="table-cell" style:parent-style-name="Normal_TRA2501_32_2" style:data-style-name="N39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Normal_TRA2501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6" style:family="table-cell" style:parent-style-name="Normal_32_2_32_2_32_2" style:data-style-name="N0">
      <style:table-cell-properties style:vertical-align="to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Normal_32_2_32_2_32_2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8" style:family="table-cell" style:parent-style-name="Normal_32_2_32_2_32_2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9" style:family="table-cell" style:parent-style-name="Normal_32_2_32_2_32_2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/>
    </style:style>
    <style:style style:name="ce90" style:family="table-cell" style:parent-style-name="Normal_32_2_32_2_32_2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1" style:family="table-cell" style:parent-style-name="Normal_70108_32_updated_32_2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 fo:font-weight="bold" style:font-weight-asian="bold" style:font-weight-complex="bold"/>
    </style:style>
    <style:style style:name="ce92" style:family="table-cell" style:parent-style-name="Normal_70108_32_updated_32_2" style:data-style-name="N37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/>
    </style:style>
    <style:style style:name="ce93" style:family="table-cell" style:parent-style-name="Normal_32_2_32_2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94" style:family="table-cell" style:parent-style-name="Normal_70108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text-position="33%" style:font-family-generic="swiss"/>
    </style:style>
    <style:style style:name="ce95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Normal_70108_32_updated_32_2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/>
    </style:style>
    <style:style style:name="ce97" style:family="table-cell" style:parent-style-name="Normal_70108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8" style:family="table-cell" style:parent-style-name="Normal_70108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99" style:family="table-cell" style:parent-style-name="Normal_32_2_32_2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00" style:family="table-cell" style:parent-style-name="Normal_1._32_DM_32_PERSONAL_32_TRAVEL_32_ab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101" style:family="table-cell" style:parent-style-name="Normal_70108_32_updated_32_2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8pt" style:font-size-asian="8pt" style:font-size-complex="8pt" fo:font-style="italic" style:font-style-asian="italic" style:font-style-complex="italic"/>
    </style:style>
    <style:style style:name="ce102" style:family="table-cell" style:parent-style-name="Normal_70108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103" style:family="table-cell" style:parent-style-name="Normal_32_2_32_2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_32_2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2_32_2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_32_2_32_2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_32_2_32_2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_32_2_32_2" style:data-style-name="N0">
      <style:table-cell-properties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_32_2_32_2" style:data-style-name="N0">
      <style:table-cell-properties fo:border-top="2pt solid #000000" fo:border-bottom="none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11" style:family="table-cell" style:parent-style-name="Normal_32_2_32_2_32_2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_32_2_32_2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_32_2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4" style:family="table-cell" style:parent-style-name="Normal_32_2_32_2_32_2" style:data-style-name="N0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15" style:family="table-cell" style:parent-style-name="Normal_32_2_32_2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_32_2_32_2" style:data-style-name="N0">
      <style:table-cell-properties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/>
    </style:style>
    <style:style style:name="ce117" style:family="table-cell" style:parent-style-name="Heading_6._32_New_32_topics_32_2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18" style:family="table-cell" style:parent-style-name="Heading_6._32_New_32_topics_32_2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19" style:family="table-cell" style:parent-style-name="Normal_32_2_32_2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0" style:family="table-cell" style:parent-style-name="Normal_32_2_32_2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1" style:family="table-cell" style:parent-style-name="Normal_32_2_32_2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22" style:family="table-cell" style:parent-style-name="Normal_TRA2501_32_2" style:data-style-name="N39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3" style:family="table-cell" style:parent-style-name="Normal_TRA2501_32_2" style:data-style-name="N37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4" style:family="table-cell" style:parent-style-name="Normal_TRA2501_32_2" style:data-style-name="N39">
      <style:table-cell-properties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5" style:family="table-cell" style:parent-style-name="Normal_TRA9901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26" style:family="table-cell" style:parent-style-name="Normal_TRA9901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7" style:family="table-cell" style:parent-style-name="Hyperlink_32_2_32_2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128" style:family="table-cell" style:parent-style-name="Normal_TRA2501_32_2" style:data-style-name="N39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9" style:family="table-cell" style:parent-style-name="Normal_TRA2501_32_2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0" style:family="table-cell" style:parent-style-name="Normal_TRA2501_32_2" style:data-style-name="N39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1" style:family="table-cell" style:parent-style-name="Normal_TRA9901_32_2" style:data-style-name="N0">
      <style:table-cell-properties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2" style:family="table-cell" style:parent-style-name="Normal_TRA9901_32_2" style:data-style-name="N4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3" style:family="table-cell" style:parent-style-name="Normal_TRA9901_32_2" style:data-style-name="N4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4" style:family="table-cell" style:parent-style-name="Normal_Main_32_2" style:data-style-name="N39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5" style:family="table-cell" style:parent-style-name="Normal_TRA9901_32_2" style:data-style-name="N40">
      <style:table-cell-properties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6" style:family="table-cell" style:parent-style-name="Normal_TRA9901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7" style:family="table-cell" style:parent-style-name="Normal_TRA2501_32_2" style:data-style-name="N39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8" style:family="table-cell" style:parent-style-name="Normal_TRA2501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9" style:family="table-cell" style:parent-style-name="Normal_32_2_32_2_32_2" style:data-style-name="N0">
      <style:table-cell-properties style:vertical-align="to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40" style:family="table-cell" style:parent-style-name="Normal_32_2_32_2_32_2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1" style:family="table-cell" style:parent-style-name="Normal_32_2_32_2_32_2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42" style:family="table-cell" style:parent-style-name="Normal_32_2_32_2_32_2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/>
    </style:style>
    <style:style style:name="ce143" style:family="table-cell" style:parent-style-name="Normal_32_2_32_2_32_2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4" style:family="table-cell" style:parent-style-name="Normal_70108_32_updated_32_2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70108_32_updated_32_2" style:data-style-name="N37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/>
    </style:style>
    <style:style style:name="ce146" style:family="table-cell" style:parent-style-name="Normal_32_2_32_2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47" style:family="table-cell" style:parent-style-name="Normal_70108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text-position="33%" style:font-family-generic="swiss"/>
    </style:style>
    <style:style style:name="ce148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70108_32_updated_32_2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10pt" style:font-size-asian="10pt" style:font-size-complex="10pt"/>
    </style:style>
    <style:style style:name="ce150" style:family="table-cell" style:parent-style-name="Normal_70108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1" style:family="table-cell" style:parent-style-name="Normal_70108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152" style:family="table-cell" style:parent-style-name="Normal_32_2_32_2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1._32_DM_32_PERSONAL_32_TRAVEL_32_ab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154" style:family="table-cell" style:parent-style-name="Normal_70108_32_updated_32_2" style:data-style-name="N0">
      <style:table-cell-properties style:vertical-align="automatic" fo:background-color="#FFFFFF"/>
      <style:text-properties fo:color="#000000" style:font-name="Tms Rmn" style:font-name-asian="Tms Rmn" style:font-name-complex="Tms Rmn" fo:font-size="8pt" style:font-size-asian="8pt" style:font-size-complex="8pt" fo:font-style="italic" style:font-style-asian="italic" style:font-style-complex="italic"/>
    </style:style>
    <style:style style:name="ce155" style:family="table-cell" style:parent-style-name="Normal_70108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 style:font-family-generic="swiss"/>
    </style:style>
    <style:style style:name="ce156" style:family="table-cell" style:parent-style-name="Normal_32_2_32_2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7" style:family="table-cell" style:parent-style-name="Normal_32_2_32_2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8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9" style:family="table-cell" style:parent-style-name="Normal_32_2_32_2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0" style:family="table-cell" style:parent-style-name="Normal_32_2_32_2_32_2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1" style:family="table-cell" style:parent-style-name="Normal_32_2_32_2_32_2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2" style:family="table-cell" style:parent-style-name="Normal_32_2_32_2_32_2" style:data-style-name="N0">
      <style:table-cell-properties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3" style:family="table-cell" style:parent-style-name="Normal_32_2_32_2_32_2" style:data-style-name="N0">
      <style:table-cell-properties fo:border-top="2pt solid #000000" fo:border-bottom="none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64" style:family="table-cell" style:parent-style-name="Normal_32_2_32_2_32_2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_32_2_32_2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6" style:family="table-cell" style:parent-style-name="Normal_32_2_32_2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67" style:family="table-cell" style:parent-style-name="Normal_32_2_32_2_32_2" style:data-style-name="N0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68" style:family="table-cell" style:parent-style-name="Normal_32_2_32_2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9" style:family="table-cell" style:parent-style-name="Normal_32_2_32_2_32_2" style:data-style-name="N0">
      <style:table-cell-properties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/>
    </style:style>
    <style:style style:name="ce170" style:family="table-cell" style:parent-style-name="Heading_6._32_New_32_topics_32_2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71" style:family="table-cell" style:parent-style-name="Heading_6._32_New_32_topics_32_2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72" style:family="table-cell" style:parent-style-name="Normal_32_2_32_2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3" style:family="table-cell" style:parent-style-name="Normal_32_2_32_2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4" style:family="table-cell" style:parent-style-name="Hyperlink_WebTable_32_Template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75" style:family="table-cell" style:parent-style-name="Hyperlink_32_2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176" style:family="table-cell" style:parent-style-name="Normal_32_2_32_2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7" style:family="table-cell" style:parent-style-name="Normal_32_2_32_2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_32_2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179" style:family="table-cell" style:parent-style-name="Normal_32_2_32_2_32_2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80" style:family="table-cell" style:parent-style-name="Normal_32_2_32_2_32_2" style:data-style-name="N37">
      <style:table-cell-properties style:vertical-align="automatic" fo:background-color="#FFFF00"/>
      <style:text-properties fo:color="#000000" style:font-name="Arial" style:font-name-asian="Arial" style:font-name-complex="Arial" fo:font-size="10pt" style:font-size-asian="10pt" style:font-size-complex="10pt"/>
    </style:style>
    <style:style style:name="ce181" style:family="table-cell" style:parent-style-name="Normal_32_2_32_2_32_2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211666666666667cm"/>
    </style:style>
    <style:style style:name="co5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6.75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13.5pt" style:use-optimal-row-height="fals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1.25pt" style:use-optimal-row-height="false" fo:break-before="auto"/>
    </style:style>
    <style:style style:name="ro16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103_(2017)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9" table:default-cell-style-name="ce6"/>
        <table:table-column table:style-name="co5" table:number-columns-repeated="240" table:default-cell-style-name="ce6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9" table:style-name="ce2"/>
          <table:table-cell table:number-columns-repeated="3" table:style-name="ce3"/>
          <table:table-cell table:number-columns-repeated="16370" table:style-name="ce2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2" table:style-name="ce5"/>
          <table:table-cell table:number-columns-repeated="16370" table:style-name="ce6"/>
        </table:table-row>
        <table:table-row table:style-name="ro3">
          <table:table-cell office:value-type="string" table:style-name="ce7">
            <text:p>Table TRA0103</text:p>
          </table:table-cell>
          <table:table-cell table:style-name="ce7"/>
          <table:table-cell table:number-columns-repeated="9" table:style-name="ce2"/>
          <table:table-cell table:number-columns-repeated="3" table:style-name="ce3"/>
          <table:table-cell table:number-columns-repeated="16370" table:style-name="ce2"/>
        </table:table-row>
        <table:table-row table:style-name="ro4">
          <table:table-cell office:value-type="string" table:style-name="ce7">
            <text:p>Motor vehicle traffic (vehicle miles) by road class and region and country in Great Britain, annual 2017</text:p>
          </table:table-cell>
          <table:table-cell table:style-name="ce7"/>
          <table:table-cell table:number-columns-repeated="8" table:style-name="ce8"/>
          <table:table-cell table:style-name="ce9"/>
          <table:table-cell table:number-columns-repeated="5" table:style-name="ce8"/>
          <table:table-cell table:number-columns-repeated="16368" table:style-name="ce2"/>
        </table:table-row>
        <table:table-row table:style-name="ro5">
          <table:table-cell table:number-columns-repeated="5" table:style-name="ce10"/>
          <table:table-cell table:number-columns-repeated="10" table:style-name="ce11"/>
          <table:table-cell office:value-type="string" table:style-name="ce12">
            <text:p>Billion vehicle miles</text:p>
          </table:table-cell>
          <table:table-cell table:number-columns-repeated="16368" table:style-name="ce6"/>
        </table:table-row>
        <table:table-row table:style-name="ro4">
          <table:table-cell table:number-columns-repeated="2" table:style-name="ce13"/>
          <table:table-cell office:value-type="string" table:number-columns-spanned="10" table:number-rows-spanned="1" table:style-name="ce14">
            <text:p>Major roads</text:p>
          </table:table-cell>
          <table:covered-table-cell table:number-columns-repeated="9"/>
          <table:table-cell table:number-columns-repeated="2" table:style-name="ce15"/>
          <table:table-cell table:style-name="ce16"/>
          <table:table-cell table:style-name="ce17"/>
          <table:table-cell table:number-columns-repeated="16368" table:style-name="ce6"/>
        </table:table-row>
        <table:table-row table:style-name="ro4">
          <table:table-cell table:number-columns-repeated="3" table:style-name="ce13"/>
          <table:table-cell office:value-type="string" table:number-columns-spanned="8" table:number-rows-spanned="1" table:style-name="ce18">
            <text:p>'A' roads</text:p>
          </table:table-cell>
          <table:covered-table-cell table:number-columns-repeated="7"/>
          <table:table-cell table:style-name="ce5"/>
          <table:table-cell table:number-columns-repeated="3" table:style-name="ce6"/>
          <table:table-cell table:style-name="ce17"/>
          <table:table-cell table:style-name="ce5"/>
          <table:table-cell table:number-columns-repeated="16367" table:style-name="ce6"/>
        </table:table-row>
        <table:table-row table:style-name="ro4">
          <table:table-cell table:number-columns-repeated="3" table:style-name="ce13"/>
          <table:table-cell office:value-type="string" table:number-columns-spanned="3" table:number-rows-spanned="1" table:style-name="ce19">
            <text:p>Rural</text:p>
          </table:table-cell>
          <table:covered-table-cell table:number-columns-repeated="2"/>
          <table:table-cell table:style-name="ce20"/>
          <table:table-cell office:value-type="string" table:number-columns-spanned="3" table:number-rows-spanned="1" table:style-name="ce19">
            <text:p>Urban</text:p>
          </table:table-cell>
          <table:covered-table-cell table:number-columns-repeated="2"/>
          <table:table-cell table:style-name="ce20"/>
          <table:table-cell table:style-name="ce5"/>
          <table:table-cell office:value-type="string" table:number-columns-spanned="3" table:number-rows-spanned="1" table:style-name="ce21">
            <text:p>Minor roads</text:p>
          </table:table-cell>
          <table:covered-table-cell table:number-columns-repeated="2"/>
          <table:table-cell table:style-name="ce17"/>
          <table:table-cell table:style-name="ce5"/>
          <table:table-cell table:number-columns-repeated="16367" table:style-name="ce6"/>
        </table:table-row>
        <table:table-row table:style-name="ro6">
          <table:table-cell table:number-columns-repeated="2" table:style-name="ce22"/>
          <table:table-cell office:value-type="string" table:style-name="ce23">
            <text:p>Motorway<text:s/><text:span text:style-name="T1">1</text:span></text:p>
          </table:table-cell>
          <table:table-cell office:value-type="string" table:style-name="ce23">
            <text:p>Trunk</text:p>
          </table:table-cell>
          <table:table-cell office:value-type="string" table:style-name="ce23">
            <text:p>Principal</text:p>
          </table:table-cell>
          <table:table-cell office:value-type="string" table:style-name="ce24">
            <text:p>Total</text:p>
          </table:table-cell>
          <table:table-cell table:style-name="ce24"/>
          <table:table-cell office:value-type="string" table:style-name="ce23">
            <text:p>Trunk</text:p>
          </table:table-cell>
          <table:table-cell office:value-type="string" table:style-name="ce23">
            <text:p>Principal</text:p>
          </table:table-cell>
          <table:table-cell office:value-type="string" table:style-name="ce24">
            <text:p>Total</text:p>
          </table:table-cell>
          <table:table-cell office:value-type="string" table:style-name="ce23">
            <text:p>All 'A' roads</text:p>
          </table:table-cell>
          <table:table-cell office:value-type="string" table:style-name="ce24">
            <text:p>All major roads</text:p>
          </table:table-cell>
          <table:table-cell office:value-type="string" table:style-name="ce24">
            <text:p>Rural</text:p>
          </table:table-cell>
          <table:table-cell office:value-type="string" table:style-name="ce24">
            <text:p>Urban</text:p>
          </table:table-cell>
          <table:table-cell office:value-type="string" table:style-name="ce24">
            <text:p>All minor roads</text:p>
          </table:table-cell>
          <table:table-cell office:value-type="string" table:style-name="ce24">
            <text:p>All roads</text:p>
          </table:table-cell>
          <table:table-cell table:number-columns-repeated="16368" table:style-name="ce6"/>
        </table:table-row>
        <table:table-row table:style-name="ro7">
          <table:table-cell office:value-type="string" table:style-name="ce25">
            <text:p>North East<text:s/><text:span text:style-name="T1">2</text:span></text:p>
          </table:table-cell>
          <table:table-cell table:style-name="ce26"/>
          <table:table-cell office:value-type="float" office:value="0.8" table:style-name="ce27">
            <text:p>0.8</text:p>
          </table:table-cell>
          <table:table-cell office:value-type="float" office:value="2.4" table:style-name="ce27">
            <text:p>2.4</text:p>
          </table:table-cell>
          <table:table-cell office:value-type="float" office:value="2.5" table:style-name="ce27">
            <text:p>2.5</text:p>
          </table:table-cell>
          <table:table-cell office:value-type="float" office:value="4.8" table:style-name="ce27">
            <text:p>4.8</text:p>
          </table:table-cell>
          <table:table-cell table:style-name="ce27"/>
          <table:table-cell office:value-type="float" office:value="0.4" table:style-name="ce27">
            <text:p>0.4</text:p>
          </table:table-cell>
          <table:table-cell office:value-type="float" office:value="1.6" table:style-name="ce27">
            <text:p>1.6</text:p>
          </table:table-cell>
          <table:table-cell office:value-type="float" office:value="2" table:style-name="ce27">
            <text:p>2.0</text:p>
          </table:table-cell>
          <table:table-cell office:value-type="float" office:value="6.9" table:style-name="ce27">
            <text:p>6.9</text:p>
          </table:table-cell>
          <table:table-cell office:value-type="float" office:value="7.6" table:style-name="ce27">
            <text:p>7.6</text:p>
          </table:table-cell>
          <table:table-cell office:value-type="float" office:value="1.2" table:style-name="ce27">
            <text:p>1.2</text:p>
          </table:table-cell>
          <table:table-cell office:value-type="float" office:value="3.3" table:style-name="ce27">
            <text:p>3.3</text:p>
          </table:table-cell>
          <table:table-cell office:value-type="float" office:value="4.4000000000000004" table:style-name="ce27">
            <text:p>4.4</text:p>
          </table:table-cell>
          <table:table-cell office:value-type="float" office:value="12.1" table:style-name="ce27">
            <text:p>12.1</text:p>
          </table:table-cell>
          <table:table-cell table:number-columns-repeated="14" table:style-name="ce28"/>
          <table:table-cell table:number-columns-repeated="17" table:style-name="ce29"/>
          <table:table-cell table:number-columns-repeated="16337" table:style-name="ce28"/>
        </table:table-row>
        <table:table-row-group>
          <table:table-row table:style-name="ro8">
            <table:table-cell office:value-type="string" table:style-name="ce30">
              <text:p>of which:</text:p>
            </table:table-cell>
            <table:table-cell table:style-name="ce26"/>
            <table:table-cell table:number-columns-repeated="14" table:style-name="ce27"/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  <table:table-row table:style-name="ro8">
            <table:table-cell office:value-type="string" table:style-name="ce30">
              <text:p><text:s text:c="2"/>Tyne and Wear FMC</text:p>
            </table:table-cell>
            <table:table-cell table:style-name="ce31"/>
            <table:table-cell office:value-type="float" office:value="0.1" table:style-name="ce32">
              <text:p>0.1</text:p>
            </table:table-cell>
            <table:table-cell office:value-type="float" office:value="0.7" table:style-name="ce32">
              <text:p>0.7</text:p>
            </table:table-cell>
            <table:table-cell office:value-type="float" office:value="0.5" table:style-name="ce32">
              <text:p>0.5</text:p>
            </table:table-cell>
            <table:table-cell office:value-type="float" office:value="1.2" table:style-name="ce32">
              <text:p>1.2</text:p>
            </table:table-cell>
            <table:table-cell table:style-name="ce32"/>
            <table:table-cell office:value-type="float" office:value="0.2" table:style-name="ce32">
              <text:p>0.2</text:p>
            </table:table-cell>
            <table:table-cell office:value-type="float" office:value="1" table:style-name="ce32">
              <text:p>1.0</text:p>
            </table:table-cell>
            <table:table-cell office:value-type="float" office:value="1.2" table:style-name="ce32">
              <text:p>1.2</text:p>
            </table:table-cell>
            <table:table-cell office:value-type="float" office:value="2.4" table:style-name="ce32">
              <text:p>2.4</text:p>
            </table:table-cell>
            <table:table-cell office:value-type="float" office:value="2.6" table:style-name="ce32">
              <text:p>2.6</text:p>
            </table:table-cell>
            <table:table-cell office:value-type="float" office:value="0.2" table:style-name="ce32">
              <text:p>0.2</text:p>
            </table:table-cell>
            <table:table-cell office:value-type="float" office:value="1.8" table:style-name="ce32">
              <text:p>1.8</text:p>
            </table:table-cell>
            <table:table-cell office:value-type="float" office:value="2" table:style-name="ce32">
              <text:p>2.0</text:p>
            </table:table-cell>
            <table:table-cell office:value-type="float" office:value="4.5" table:style-name="ce32">
              <text:p>4.5</text:p>
            </table:table-cell>
            <table:table-cell table:number-columns-repeated="14" table:style-name="ce33"/>
            <table:table-cell table:number-columns-repeated="17" table:style-name="ce29"/>
            <table:table-cell table:number-columns-repeated="16337" table:style-name="ce33"/>
          </table:table-row>
          <table:table-row table:style-name="ro8">
            <table:table-cell office:value-type="string" table:style-name="ce30">
              <text:p><text:s text:c="2"/>Rest of North East</text:p>
            </table:table-cell>
            <table:table-cell table:style-name="ce31"/>
            <table:table-cell office:value-type="float" office:value="0.6" table:style-name="ce32">
              <text:p>0.6</text:p>
            </table:table-cell>
            <table:table-cell office:value-type="float" office:value="1.7" table:style-name="ce32">
              <text:p>1.7</text:p>
            </table:table-cell>
            <table:table-cell office:value-type="float" office:value="2" table:style-name="ce32">
              <text:p>2.0</text:p>
            </table:table-cell>
            <table:table-cell office:value-type="float" office:value="3.6" table:style-name="ce32">
              <text:p>3.6</text:p>
            </table:table-cell>
            <table:table-cell table:style-name="ce32"/>
            <table:table-cell office:value-type="float" office:value="0.1" table:style-name="ce32">
              <text:p>0.1</text:p>
            </table:table-cell>
            <table:table-cell office:value-type="float" office:value="0.7" table:style-name="ce32">
              <text:p>0.7</text:p>
            </table:table-cell>
            <table:table-cell office:value-type="float" office:value="0.8" table:style-name="ce32">
              <text:p>0.8</text:p>
            </table:table-cell>
            <table:table-cell office:value-type="float" office:value="4.5" table:style-name="ce32">
              <text:p>4.5</text:p>
            </table:table-cell>
            <table:table-cell office:value-type="float" office:value="5.0999999999999996" table:style-name="ce32">
              <text:p>5.1</text:p>
            </table:table-cell>
            <table:table-cell office:value-type="float" office:value="1" table:style-name="ce32">
              <text:p>1.0</text:p>
            </table:table-cell>
            <table:table-cell office:value-type="float" office:value="1.5" table:style-name="ce32">
              <text:p>1.5</text:p>
            </table:table-cell>
            <table:table-cell office:value-type="float" office:value="2.5" table:style-name="ce32">
              <text:p>2.5</text:p>
            </table:table-cell>
            <table:table-cell office:value-type="float" office:value="7.5" table:style-name="ce32">
              <text:p>7.5</text:p>
            </table:table-cell>
            <table:table-cell table:number-columns-repeated="14" table:style-name="ce33"/>
            <table:table-cell table:number-columns-repeated="17" table:style-name="ce29"/>
            <table:table-cell table:number-columns-repeated="16337" table:style-name="ce33"/>
          </table:table-row>
        </table:table-row-group>
        <table:table-row table:style-name="ro9">
          <table:table-cell office:value-type="string" table:style-name="ce25">
            <text:p>North West<text:span text:style-name="T1"><text:s/>2</text:span></text:p>
          </table:table-cell>
          <table:table-cell table:style-name="ce26"/>
          <table:table-cell office:value-type="float" office:value="11.9" table:style-name="ce27">
            <text:p>11.9</text:p>
          </table:table-cell>
          <table:table-cell office:value-type="float" office:value="1.3" table:style-name="ce27">
            <text:p>1.3</text:p>
          </table:table-cell>
          <table:table-cell office:value-type="float" office:value="5" table:style-name="ce27">
            <text:p>5.0</text:p>
          </table:table-cell>
          <table:table-cell office:value-type="float" office:value="6.3" table:style-name="ce27">
            <text:p>6.3</text:p>
          </table:table-cell>
          <table:table-cell table:style-name="ce27"/>
          <table:table-cell office:value-type="float" office:value="0.2" table:style-name="ce27">
            <text:p>0.2</text:p>
          </table:table-cell>
          <table:table-cell office:value-type="float" office:value="5.9" table:style-name="ce27">
            <text:p>5.9</text:p>
          </table:table-cell>
          <table:table-cell office:value-type="float" office:value="6.1" table:style-name="ce27">
            <text:p>6.1</text:p>
          </table:table-cell>
          <table:table-cell office:value-type="float" office:value="12.4" table:style-name="ce27">
            <text:p>12.4</text:p>
          </table:table-cell>
          <table:table-cell office:value-type="float" office:value="24.4" table:style-name="ce27">
            <text:p>24.4</text:p>
          </table:table-cell>
          <table:table-cell office:value-type="float" office:value="3" table:style-name="ce27">
            <text:p>3.0</text:p>
          </table:table-cell>
          <table:table-cell office:value-type="float" office:value="8" table:style-name="ce27">
            <text:p>8.0</text:p>
          </table:table-cell>
          <table:table-cell office:value-type="float" office:value="11" table:style-name="ce27">
            <text:p>11.0</text:p>
          </table:table-cell>
          <table:table-cell office:value-type="float" office:value="35.4" table:style-name="ce27">
            <text:p>35.4</text:p>
          </table:table-cell>
          <table:table-cell table:number-columns-repeated="14" table:style-name="ce28"/>
          <table:table-cell table:number-columns-repeated="17" table:style-name="ce29"/>
          <table:table-cell table:number-columns-repeated="16337" table:style-name="ce28"/>
        </table:table-row>
        <table:table-row-group>
          <table:table-row table:style-name="ro8">
            <table:table-cell office:value-type="string" table:style-name="ce30">
              <text:p>of which:</text:p>
            </table:table-cell>
            <table:table-cell table:style-name="ce26"/>
            <table:table-cell table:number-columns-repeated="14" table:style-name="ce27"/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  <table:table-row table:style-name="ro8">
            <table:table-cell office:value-type="string" table:style-name="ce30">
              <text:p><text:s text:c="2"/>Greater Manchester FMC</text:p>
            </table:table-cell>
            <table:table-cell table:style-name="ce26"/>
            <table:table-cell office:value-type="float" office:value="4" table:style-name="ce32">
              <text:p>4.0</text:p>
            </table:table-cell>
            <table:table-cell office:value-type="float" office:value="0" table:style-name="ce32">
              <text:p>0.0</text:p>
            </table:table-cell>
            <table:table-cell office:value-type="float" office:value="0.6" table:style-name="ce32">
              <text:p>0.6</text:p>
            </table:table-cell>
            <table:table-cell office:value-type="float" office:value="0.6" table:style-name="ce32">
              <text:p>0.6</text:p>
            </table:table-cell>
            <table:table-cell table:style-name="ce32"/>
            <table:table-cell office:value-type="float" office:value="0.1" table:style-name="ce32">
              <text:p>0.1</text:p>
            </table:table-cell>
            <table:table-cell office:value-type="float" office:value="2.7" table:style-name="ce32">
              <text:p>2.7</text:p>
            </table:table-cell>
            <table:table-cell office:value-type="float" office:value="2.8" table:style-name="ce32">
              <text:p>2.8</text:p>
            </table:table-cell>
            <table:table-cell office:value-type="float" office:value="3.4" table:style-name="ce32">
              <text:p>3.4</text:p>
            </table:table-cell>
            <table:table-cell office:value-type="float" office:value="7.3" table:style-name="ce32">
              <text:p>7.3</text:p>
            </table:table-cell>
            <table:table-cell office:value-type="float" office:value="0.2" table:style-name="ce32">
              <text:p>0.2</text:p>
            </table:table-cell>
            <table:table-cell office:value-type="float" office:value="3.6" table:style-name="ce32">
              <text:p>3.6</text:p>
            </table:table-cell>
            <table:table-cell office:value-type="float" office:value="3.8" table:style-name="ce32">
              <text:p>3.8</text:p>
            </table:table-cell>
            <table:table-cell office:value-type="float" office:value="11.1" table:style-name="ce32">
              <text:p>11.1</text:p>
            </table:table-cell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  <table:table-row table:style-name="ro8">
            <table:table-cell office:value-type="string" table:style-name="ce30">
              <text:p><text:s text:c="2"/>Merseyside FMC</text:p>
            </table:table-cell>
            <table:table-cell table:style-name="ce26"/>
            <table:table-cell office:value-type="float" office:value="1.1000000000000001" table:style-name="ce32">
              <text:p>1.1</text:p>
            </table:table-cell>
            <table:table-cell office:value-type="float" office:value="0" table:style-name="ce32">
              <text:p>0.0</text:p>
            </table:table-cell>
            <table:table-cell office:value-type="float" office:value="0.6" table:style-name="ce32">
              <text:p>0.6</text:p>
            </table:table-cell>
            <table:table-cell office:value-type="float" office:value="0.6" table:style-name="ce32">
              <text:p>0.6</text:p>
            </table:table-cell>
            <table:table-cell table:style-name="ce32"/>
            <table:table-cell office:value-type="float" office:value="0" table:style-name="ce32">
              <text:p>0.0</text:p>
            </table:table-cell>
            <table:table-cell office:value-type="float" office:value="1.3" table:style-name="ce32">
              <text:p>1.3</text:p>
            </table:table-cell>
            <table:table-cell office:value-type="float" office:value="1.3" table:style-name="ce32">
              <text:p>1.3</text:p>
            </table:table-cell>
            <table:table-cell office:value-type="float" office:value="1.9" table:style-name="ce32">
              <text:p>1.9</text:p>
            </table:table-cell>
            <table:table-cell office:value-type="float" office:value="3" table:style-name="ce32">
              <text:p>3.0</text:p>
            </table:table-cell>
            <table:table-cell office:value-type="float" office:value="0.1" table:style-name="ce32">
              <text:p>0.1</text:p>
            </table:table-cell>
            <table:table-cell office:value-type="float" office:value="1.8" table:style-name="ce32">
              <text:p>1.8</text:p>
            </table:table-cell>
            <table:table-cell office:value-type="float" office:value="2" table:style-name="ce32">
              <text:p>2.0</text:p>
            </table:table-cell>
            <table:table-cell office:value-type="float" office:value="5" table:style-name="ce32">
              <text:p>5.0</text:p>
            </table:table-cell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  <table:table-row table:style-name="ro8">
            <table:table-cell office:value-type="string" table:style-name="ce30">
              <text:p><text:s text:c="2"/>Rest of North West</text:p>
            </table:table-cell>
            <table:table-cell table:style-name="ce26"/>
            <table:table-cell office:value-type="float" office:value="6.9" table:style-name="ce32">
              <text:p>6.9</text:p>
            </table:table-cell>
            <table:table-cell office:value-type="float" office:value="1.3" table:style-name="ce32">
              <text:p>1.3</text:p>
            </table:table-cell>
            <table:table-cell office:value-type="float" office:value="3.9" table:style-name="ce32">
              <text:p>3.9</text:p>
            </table:table-cell>
            <table:table-cell office:value-type="float" office:value="5.0999999999999996" table:style-name="ce32">
              <text:p>5.1</text:p>
            </table:table-cell>
            <table:table-cell table:style-name="ce32"/>
            <table:table-cell office:value-type="float" office:value="0.1" table:style-name="ce32">
              <text:p>0.1</text:p>
            </table:table-cell>
            <table:table-cell office:value-type="float" office:value="1.9" table:style-name="ce32">
              <text:p>1.9</text:p>
            </table:table-cell>
            <table:table-cell office:value-type="float" office:value="2" table:style-name="ce32">
              <text:p>2.0</text:p>
            </table:table-cell>
            <table:table-cell office:value-type="float" office:value="7.1" table:style-name="ce32">
              <text:p>7.1</text:p>
            </table:table-cell>
            <table:table-cell office:value-type="float" office:value="14" table:style-name="ce32">
              <text:p>14.0</text:p>
            </table:table-cell>
            <table:table-cell office:value-type="float" office:value="2.6" table:style-name="ce32">
              <text:p>2.6</text:p>
            </table:table-cell>
            <table:table-cell office:value-type="float" office:value="2.6" table:style-name="ce32">
              <text:p>2.6</text:p>
            </table:table-cell>
            <table:table-cell office:value-type="float" office:value="5.2" table:style-name="ce32">
              <text:p>5.2</text:p>
            </table:table-cell>
            <table:table-cell office:value-type="float" office:value="19.2" table:style-name="ce32">
              <text:p>19.2</text:p>
            </table:table-cell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</table:table-row-group>
        <table:table-row table:style-name="ro9">
          <table:table-cell office:value-type="string" table:style-name="ce25">
            <text:p>Yorkshire and the Humber<text:span text:style-name="T1"><text:s/>2</text:span></text:p>
          </table:table-cell>
          <table:table-cell table:style-name="ce26"/>
          <table:table-cell office:value-type="float" office:value="7.2" table:style-name="ce27">
            <text:p>7.2</text:p>
          </table:table-cell>
          <table:table-cell office:value-type="float" office:value="1.8" table:style-name="ce27">
            <text:p>1.8</text:p>
          </table:table-cell>
          <table:table-cell office:value-type="float" office:value="5" table:style-name="ce27">
            <text:p>5.0</text:p>
          </table:table-cell>
          <table:table-cell office:value-type="float" office:value="6.8" table:style-name="ce27">
            <text:p>6.8</text:p>
          </table:table-cell>
          <table:table-cell table:style-name="ce27"/>
          <table:table-cell office:value-type="float" office:value="0.2" table:style-name="ce27">
            <text:p>0.2</text:p>
          </table:table-cell>
          <table:table-cell office:value-type="float" office:value="4" table:style-name="ce27">
            <text:p>4.0</text:p>
          </table:table-cell>
          <table:table-cell office:value-type="float" office:value="4.0999999999999996" table:style-name="ce27">
            <text:p>4.1</text:p>
          </table:table-cell>
          <table:table-cell office:value-type="float" office:value="11" table:style-name="ce27">
            <text:p>11.0</text:p>
          </table:table-cell>
          <table:table-cell office:value-type="float" office:value="18.2" table:style-name="ce27">
            <text:p>18.2</text:p>
          </table:table-cell>
          <table:table-cell office:value-type="float" office:value="3.5" table:style-name="ce27">
            <text:p>3.5</text:p>
          </table:table-cell>
          <table:table-cell office:value-type="float" office:value="5.7" table:style-name="ce27">
            <text:p>5.7</text:p>
          </table:table-cell>
          <table:table-cell office:value-type="float" office:value="9.1" table:style-name="ce27">
            <text:p>9.1</text:p>
          </table:table-cell>
          <table:table-cell office:value-type="float" office:value="27.4" table:style-name="ce27">
            <text:p>27.4</text:p>
          </table:table-cell>
          <table:table-cell table:number-columns-repeated="14" table:style-name="ce28"/>
          <table:table-cell table:number-columns-repeated="17" table:style-name="ce29"/>
          <table:table-cell table:number-columns-repeated="16337" table:style-name="ce28"/>
        </table:table-row>
        <table:table-row-group>
          <table:table-row table:style-name="ro8">
            <table:table-cell office:value-type="string" table:style-name="ce30">
              <text:p>of which:</text:p>
            </table:table-cell>
            <table:table-cell table:style-name="ce26"/>
            <table:table-cell table:number-columns-repeated="14" table:style-name="ce27"/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  <table:table-row table:style-name="ro8">
            <table:table-cell office:value-type="string" table:style-name="ce30">
              <text:p><text:s text:c="2"/>South Yorkshire FMC</text:p>
            </table:table-cell>
            <table:table-cell table:style-name="ce26"/>
            <table:table-cell office:value-type="float" office:value="2.1" table:style-name="ce32">
              <text:p>2.1</text:p>
            </table:table-cell>
            <table:table-cell office:value-type="float" office:value="0.2" table:style-name="ce32">
              <text:p>0.2</text:p>
            </table:table-cell>
            <table:table-cell office:value-type="float" office:value="0.8" table:style-name="ce32">
              <text:p>0.8</text:p>
            </table:table-cell>
            <table:table-cell office:value-type="float" office:value="1" table:style-name="ce32">
              <text:p>1.0</text:p>
            </table:table-cell>
            <table:table-cell table:style-name="ce32"/>
            <table:table-cell office:value-type="float" office:value="0" table:style-name="ce32">
              <text:p>0.0</text:p>
            </table:table-cell>
            <table:table-cell office:value-type="float" office:value="1.1000000000000001" table:style-name="ce32">
              <text:p>1.1</text:p>
            </table:table-cell>
            <table:table-cell office:value-type="float" office:value="1.2" table:style-name="ce32">
              <text:p>1.2</text:p>
            </table:table-cell>
            <table:table-cell office:value-type="float" office:value="2.1" table:style-name="ce32">
              <text:p>2.1</text:p>
            </table:table-cell>
            <table:table-cell office:value-type="float" office:value="4.3" table:style-name="ce32">
              <text:p>4.3</text:p>
            </table:table-cell>
            <table:table-cell office:value-type="float" office:value="0.5" table:style-name="ce32">
              <text:p>0.5</text:p>
            </table:table-cell>
            <table:table-cell office:value-type="float" office:value="1.6" table:style-name="ce32">
              <text:p>1.6</text:p>
            </table:table-cell>
            <table:table-cell office:value-type="float" office:value="2.1" table:style-name="ce32">
              <text:p>2.1</text:p>
            </table:table-cell>
            <table:table-cell office:value-type="float" office:value="6.4" table:style-name="ce32">
              <text:p>6.4</text:p>
            </table:table-cell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  <table:table-row table:style-name="ro8">
            <table:table-cell office:value-type="string" table:style-name="ce30">
              <text:p><text:s text:c="2"/>West Yorkshire FMC</text:p>
            </table:table-cell>
            <table:table-cell table:style-name="ce26"/>
            <table:table-cell office:value-type="float" office:value="3.4" table:style-name="ce32">
              <text:p>3.4</text:p>
            </table:table-cell>
            <table:table-cell office:value-type="float" office:value="0.1" table:style-name="ce32">
              <text:p>0.1</text:p>
            </table:table-cell>
            <table:table-cell office:value-type="float" office:value="1.2" table:style-name="ce32">
              <text:p>1.2</text:p>
            </table:table-cell>
            <table:table-cell office:value-type="float" office:value="1.3" table:style-name="ce32">
              <text:p>1.3</text:p>
            </table:table-cell>
            <table:table-cell table:style-name="ce32"/>
            <table:table-cell office:value-type="float" office:value="0" table:style-name="ce32">
              <text:p>0.0</text:p>
            </table:table-cell>
            <table:table-cell office:value-type="float" office:value="2.2000000000000002" table:style-name="ce32">
              <text:p>2.2</text:p>
            </table:table-cell>
            <table:table-cell office:value-type="float" office:value="2.2000000000000002" table:style-name="ce32">
              <text:p>2.2</text:p>
            </table:table-cell>
            <table:table-cell office:value-type="float" office:value="3.5" table:style-name="ce32">
              <text:p>3.5</text:p>
            </table:table-cell>
            <table:table-cell office:value-type="float" office:value="6.9" table:style-name="ce32">
              <text:p>6.9</text:p>
            </table:table-cell>
            <table:table-cell office:value-type="float" office:value="0.6" table:style-name="ce32">
              <text:p>0.6</text:p>
            </table:table-cell>
            <table:table-cell office:value-type="float" office:value="2.7" table:style-name="ce32">
              <text:p>2.7</text:p>
            </table:table-cell>
            <table:table-cell office:value-type="float" office:value="3.3" table:style-name="ce32">
              <text:p>3.3</text:p>
            </table:table-cell>
            <table:table-cell office:value-type="float" office:value="10.199999999999999" table:style-name="ce32">
              <text:p>10.2</text:p>
            </table:table-cell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  <table:table-row table:style-name="ro8">
            <table:table-cell office:value-type="string" table:style-name="ce30">
              <text:p><text:s text:c="2"/>Rest of Yorkshire and the Humber<text:s/></text:p>
            </table:table-cell>
            <table:table-cell table:style-name="ce26"/>
            <table:table-cell office:value-type="float" office:value="1.7" table:style-name="ce32">
              <text:p>1.7</text:p>
            </table:table-cell>
            <table:table-cell office:value-type="float" office:value="1.5" table:style-name="ce32">
              <text:p>1.5</text:p>
            </table:table-cell>
            <table:table-cell office:value-type="float" office:value="3" table:style-name="ce32">
              <text:p>3.0</text:p>
            </table:table-cell>
            <table:table-cell office:value-type="float" office:value="4.5" table:style-name="ce32">
              <text:p>4.5</text:p>
            </table:table-cell>
            <table:table-cell table:style-name="ce32"/>
            <table:table-cell office:value-type="float" office:value="0.2" table:style-name="ce32">
              <text:p>0.2</text:p>
            </table:table-cell>
            <table:table-cell office:value-type="float" office:value="0.7" table:style-name="ce32">
              <text:p>0.7</text:p>
            </table:table-cell>
            <table:table-cell office:value-type="float" office:value="0.8" table:style-name="ce32">
              <text:p>0.8</text:p>
            </table:table-cell>
            <table:table-cell office:value-type="float" office:value="5.3" table:style-name="ce32">
              <text:p>5.3</text:p>
            </table:table-cell>
            <table:table-cell office:value-type="float" office:value="7.1" table:style-name="ce32">
              <text:p>7.1</text:p>
            </table:table-cell>
            <table:table-cell office:value-type="float" office:value="2.2999999999999998" table:style-name="ce32">
              <text:p>2.3</text:p>
            </table:table-cell>
            <table:table-cell office:value-type="float" office:value="1.4" table:style-name="ce32">
              <text:p>1.4</text:p>
            </table:table-cell>
            <table:table-cell office:value-type="float" office:value="3.7" table:style-name="ce32">
              <text:p>3.7</text:p>
            </table:table-cell>
            <table:table-cell office:value-type="float" office:value="10.8" table:style-name="ce32">
              <text:p>10.8</text:p>
            </table:table-cell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</table:table-row-group>
        <table:table-row table:style-name="ro9">
          <table:table-cell office:value-type="string" table:style-name="ce25">
            <text:p>East Midlands</text:p>
          </table:table-cell>
          <table:table-cell table:style-name="ce26"/>
          <table:table-cell office:value-type="float" office:value="4.4000000000000004" table:style-name="ce27">
            <text:p>4.4</text:p>
          </table:table-cell>
          <table:table-cell office:value-type="float" office:value="4.9000000000000004" table:style-name="ce27">
            <text:p>4.9</text:p>
          </table:table-cell>
          <table:table-cell office:value-type="float" office:value="6.2" table:style-name="ce27">
            <text:p>6.2</text:p>
          </table:table-cell>
          <table:table-cell office:value-type="float" office:value="11.2" table:style-name="ce27">
            <text:p>11.2</text:p>
          </table:table-cell>
          <table:table-cell table:style-name="ce27"/>
          <table:table-cell office:value-type="float" office:value="0.4" table:style-name="ce27">
            <text:p>0.4</text:p>
          </table:table-cell>
          <table:table-cell office:value-type="float" office:value="2.6" table:style-name="ce27">
            <text:p>2.6</text:p>
          </table:table-cell>
          <table:table-cell office:value-type="float" office:value="2.9" table:style-name="ce27">
            <text:p>2.9</text:p>
          </table:table-cell>
          <table:table-cell office:value-type="float" office:value="14.1" table:style-name="ce27">
            <text:p>14.1</text:p>
          </table:table-cell>
          <table:table-cell office:value-type="float" office:value="18.5" table:style-name="ce27">
            <text:p>18.5</text:p>
          </table:table-cell>
          <table:table-cell office:value-type="float" office:value="4.4000000000000004" table:style-name="ce27">
            <text:p>4.4</text:p>
          </table:table-cell>
          <table:table-cell office:value-type="float" office:value="4.5999999999999996" table:style-name="ce27">
            <text:p>4.6</text:p>
          </table:table-cell>
          <table:table-cell office:value-type="float" office:value="9" table:style-name="ce27">
            <text:p>9.0</text:p>
          </table:table-cell>
          <table:table-cell office:value-type="float" office:value="27.5" table:style-name="ce27">
            <text:p>27.5</text:p>
          </table:table-cell>
          <table:table-cell table:number-columns-repeated="14" table:style-name="ce28"/>
          <table:table-cell table:number-columns-repeated="17" table:style-name="ce29"/>
          <table:table-cell table:number-columns-repeated="16337" table:style-name="ce28"/>
        </table:table-row>
        <table:table-row table:style-name="ro9">
          <table:table-cell office:value-type="string" table:style-name="ce25">
            <text:p>West Midlands<text:span text:style-name="T1"><text:s/>2</text:span></text:p>
          </table:table-cell>
          <table:table-cell table:style-name="ce26"/>
          <table:table-cell office:value-type="float" office:value="8.6" table:style-name="ce27">
            <text:p>8.6</text:p>
          </table:table-cell>
          <table:table-cell office:value-type="float" office:value="2.5" table:style-name="ce27">
            <text:p>2.5</text:p>
          </table:table-cell>
          <table:table-cell office:value-type="float" office:value="4.9000000000000004" table:style-name="ce27">
            <text:p>4.9</text:p>
          </table:table-cell>
          <table:table-cell office:value-type="float" office:value="7.4" table:style-name="ce27">
            <text:p>7.4</text:p>
          </table:table-cell>
          <table:table-cell table:style-name="ce27"/>
          <table:table-cell office:value-type="float" office:value="0.4" table:style-name="ce27">
            <text:p>0.4</text:p>
          </table:table-cell>
          <table:table-cell office:value-type="float" office:value="4.2" table:style-name="ce27">
            <text:p>4.2</text:p>
          </table:table-cell>
          <table:table-cell office:value-type="float" office:value="4.5999999999999996" table:style-name="ce27">
            <text:p>4.6</text:p>
          </table:table-cell>
          <table:table-cell office:value-type="float" office:value="12.1" table:style-name="ce27">
            <text:p>12.1</text:p>
          </table:table-cell>
          <table:table-cell office:value-type="float" office:value="20.6" table:style-name="ce27">
            <text:p>20.6</text:p>
          </table:table-cell>
          <table:table-cell office:value-type="float" office:value="3.7" table:style-name="ce27">
            <text:p>3.7</text:p>
          </table:table-cell>
          <table:table-cell office:value-type="float" office:value="7.2" table:style-name="ce27">
            <text:p>7.2</text:p>
          </table:table-cell>
          <table:table-cell office:value-type="float" office:value="10.9" table:style-name="ce27">
            <text:p>10.9</text:p>
          </table:table-cell>
          <table:table-cell office:value-type="float" office:value="31.5" table:style-name="ce27">
            <text:p>31.5</text:p>
          </table:table-cell>
          <table:table-cell table:number-columns-repeated="14" table:style-name="ce28"/>
          <table:table-cell table:number-columns-repeated="17" table:style-name="ce29"/>
          <table:table-cell table:number-columns-repeated="16337" table:style-name="ce28"/>
        </table:table-row>
        <table:table-row-group>
          <table:table-row table:style-name="ro8">
            <table:table-cell office:value-type="string" table:style-name="ce30">
              <text:p>of which:</text:p>
            </table:table-cell>
            <table:table-cell table:style-name="ce26"/>
            <table:table-cell table:number-columns-repeated="14" table:style-name="ce27"/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  <table:table-row table:style-name="ro9">
            <table:table-cell office:value-type="string" table:style-name="ce30">
              <text:p><text:s text:c="2"/>West Midlands FMC</text:p>
            </table:table-cell>
            <table:table-cell table:style-name="ce34"/>
            <table:table-cell office:value-type="float" office:value="2.2000000000000002" table:style-name="ce32">
              <text:p>2.2</text:p>
            </table:table-cell>
            <table:table-cell office:value-type="float" office:value="0.1" table:style-name="ce32">
              <text:p>0.1</text:p>
            </table:table-cell>
            <table:table-cell office:value-type="float" office:value="0.4" table:style-name="ce32">
              <text:p>0.4</text:p>
            </table:table-cell>
            <table:table-cell office:value-type="float" office:value="0.5" table:style-name="ce32">
              <text:p>0.5</text:p>
            </table:table-cell>
            <table:table-cell table:style-name="ce32"/>
            <table:table-cell office:value-type="float" office:value="0" table:style-name="ce32">
              <text:p>0.0</text:p>
            </table:table-cell>
            <table:table-cell office:value-type="float" office:value="2.6" table:style-name="ce32">
              <text:p>2.6</text:p>
            </table:table-cell>
            <table:table-cell office:value-type="float" office:value="2.6" table:style-name="ce32">
              <text:p>2.6</text:p>
            </table:table-cell>
            <table:table-cell office:value-type="float" office:value="3.2" table:style-name="ce32">
              <text:p>3.2</text:p>
            </table:table-cell>
            <table:table-cell office:value-type="float" office:value="5.3" table:style-name="ce32">
              <text:p>5.3</text:p>
            </table:table-cell>
            <table:table-cell office:value-type="float" office:value="0.2" table:style-name="ce32">
              <text:p>0.2</text:p>
            </table:table-cell>
            <table:table-cell office:value-type="float" office:value="4.8" table:style-name="ce32">
              <text:p>4.8</text:p>
            </table:table-cell>
            <table:table-cell office:value-type="float" office:value="5" table:style-name="ce32">
              <text:p>5.0</text:p>
            </table:table-cell>
            <table:table-cell office:value-type="float" office:value="10.4" table:style-name="ce32">
              <text:p>10.4</text:p>
            </table:table-cell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  <table:table-row table:style-name="ro9">
            <table:table-cell office:value-type="string" table:style-name="ce30">
              <text:p><text:s text:c="2"/>Rest of West Midlands</text:p>
            </table:table-cell>
            <table:table-cell table:style-name="ce34"/>
            <table:table-cell office:value-type="float" office:value="6.4" table:style-name="ce32">
              <text:p>6.4</text:p>
            </table:table-cell>
            <table:table-cell office:value-type="float" office:value="2.4" table:style-name="ce32">
              <text:p>2.4</text:p>
            </table:table-cell>
            <table:table-cell office:value-type="float" office:value="4.4000000000000004" table:style-name="ce32">
              <text:p>4.4</text:p>
            </table:table-cell>
            <table:table-cell office:value-type="float" office:value="6.9" table:style-name="ce32">
              <text:p>6.9</text:p>
            </table:table-cell>
            <table:table-cell table:style-name="ce32"/>
            <table:table-cell office:value-type="float" office:value="0.4" table:style-name="ce32">
              <text:p>0.4</text:p>
            </table:table-cell>
            <table:table-cell office:value-type="float" office:value="1.6" table:style-name="ce32">
              <text:p>1.6</text:p>
            </table:table-cell>
            <table:table-cell office:value-type="float" office:value="2" table:style-name="ce32">
              <text:p>2.0</text:p>
            </table:table-cell>
            <table:table-cell office:value-type="float" office:value="8.9" table:style-name="ce32">
              <text:p>8.9</text:p>
            </table:table-cell>
            <table:table-cell office:value-type="float" office:value="15.3" table:style-name="ce32">
              <text:p>15.3</text:p>
            </table:table-cell>
            <table:table-cell office:value-type="float" office:value="3.4" table:style-name="ce32">
              <text:p>3.4</text:p>
            </table:table-cell>
            <table:table-cell office:value-type="float" office:value="2.4" table:style-name="ce32">
              <text:p>2.4</text:p>
            </table:table-cell>
            <table:table-cell office:value-type="float" office:value="5.8" table:style-name="ce32">
              <text:p>5.8</text:p>
            </table:table-cell>
            <table:table-cell office:value-type="float" office:value="21.1" table:style-name="ce32">
              <text:p>21.1</text:p>
            </table:table-cell>
            <table:table-cell table:number-columns-repeated="14" table:style-name="ce28"/>
            <table:table-cell table:number-columns-repeated="17" table:style-name="ce29"/>
            <table:table-cell table:number-columns-repeated="16337" table:style-name="ce28"/>
          </table:table-row>
        </table:table-row-group>
        <table:table-row table:style-name="ro9">
          <table:table-cell office:value-type="string" table:style-name="ce25">
            <text:p>East of England</text:p>
          </table:table-cell>
          <table:table-cell table:style-name="ce26"/>
          <table:table-cell office:value-type="float" office:value="6.2" table:style-name="ce27">
            <text:p>6.2</text:p>
          </table:table-cell>
          <table:table-cell office:value-type="float" office:value="6.8" table:style-name="ce27">
            <text:p>6.8</text:p>
          </table:table-cell>
          <table:table-cell office:value-type="float" office:value="7.8" table:style-name="ce27">
            <text:p>7.8</text:p>
          </table:table-cell>
          <table:table-cell office:value-type="float" office:value="14.6" table:style-name="ce27">
            <text:p>14.6</text:p>
          </table:table-cell>
          <table:table-cell table:style-name="ce27"/>
          <table:table-cell office:value-type="float" office:value="0.4" table:style-name="ce27">
            <text:p>0.4</text:p>
          </table:table-cell>
          <table:table-cell office:value-type="float" office:value="2.9" table:style-name="ce27">
            <text:p>2.9</text:p>
          </table:table-cell>
          <table:table-cell office:value-type="float" office:value="3.3" table:style-name="ce27">
            <text:p>3.3</text:p>
          </table:table-cell>
          <table:table-cell office:value-type="float" office:value="17.899999999999999" table:style-name="ce27">
            <text:p>17.9</text:p>
          </table:table-cell>
          <table:table-cell office:value-type="float" office:value="24.1" table:style-name="ce27">
            <text:p>24.1</text:p>
          </table:table-cell>
          <table:table-cell office:value-type="float" office:value="7.7" table:style-name="ce27">
            <text:p>7.7</text:p>
          </table:table-cell>
          <table:table-cell office:value-type="float" office:value="7" table:style-name="ce27">
            <text:p>7.0</text:p>
          </table:table-cell>
          <table:table-cell office:value-type="float" office:value="14.6" table:style-name="ce27">
            <text:p>14.6</text:p>
          </table:table-cell>
          <table:table-cell office:value-type="float" office:value="38.700000000000003" table:style-name="ce27">
            <text:p>38.7</text:p>
          </table:table-cell>
          <table:table-cell table:number-columns-repeated="14" table:style-name="ce28"/>
          <table:table-cell table:number-columns-repeated="17" table:style-name="ce29"/>
          <table:table-cell table:number-columns-repeated="16337" table:style-name="ce28"/>
        </table:table-row>
        <table:table-row table:style-name="ro9">
          <table:table-cell office:value-type="string" table:style-name="ce25">
            <text:p>London</text:p>
          </table:table-cell>
          <table:table-cell table:style-name="ce26"/>
          <table:table-cell office:value-type="float" office:value="1.6" table:style-name="ce27">
            <text:p>1.6</text:p>
          </table:table-cell>
          <table:table-cell office:value-type="float" office:value="0" table:style-name="ce27">
            <text:p>0.0</text:p>
          </table:table-cell>
          <table:table-cell office:value-type="float" office:value="0.9" table:style-name="ce27">
            <text:p>0.9</text:p>
          </table:table-cell>
          <table:table-cell office:value-type="float" office:value="1" table:style-name="ce27">
            <text:p>1.0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9.4" table:style-name="ce27">
            <text:p>9.4</text:p>
          </table:table-cell>
          <table:table-cell office:value-type="float" office:value="9.4" table:style-name="ce27">
            <text:p>9.4</text:p>
          </table:table-cell>
          <table:table-cell office:value-type="float" office:value="10.4" table:style-name="ce27">
            <text:p>10.4</text:p>
          </table:table-cell>
          <table:table-cell office:value-type="float" office:value="12" table:style-name="ce27">
            <text:p>12.0</text:p>
          </table:table-cell>
          <table:table-cell office:value-type="float" office:value="0.1" table:style-name="ce27">
            <text:p>0.1</text:p>
          </table:table-cell>
          <table:table-cell office:value-type="float" office:value="6.3" table:style-name="ce27">
            <text:p>6.3</text:p>
          </table:table-cell>
          <table:table-cell office:value-type="float" office:value="6.4" table:style-name="ce27">
            <text:p>6.4</text:p>
          </table:table-cell>
          <table:table-cell office:value-type="float" office:value="18.399999999999999" table:style-name="ce27">
            <text:p>18.4</text:p>
          </table:table-cell>
          <table:table-cell table:number-columns-repeated="14" table:style-name="ce28"/>
          <table:table-cell table:number-columns-repeated="17" table:style-name="ce29"/>
          <table:table-cell table:number-columns-repeated="16337" table:style-name="ce28"/>
        </table:table-row>
        <table:table-row table:style-name="ro9">
          <table:table-cell office:value-type="string" table:style-name="ce25">
            <text:p>South East</text:p>
          </table:table-cell>
          <table:table-cell table:style-name="ce26"/>
          <table:table-cell office:value-type="float" office:value="14.8" table:style-name="ce27">
            <text:p>14.8</text:p>
          </table:table-cell>
          <table:table-cell office:value-type="float" office:value="6.5" table:style-name="ce27">
            <text:p>6.5</text:p>
          </table:table-cell>
          <table:table-cell office:value-type="float" office:value="10.3" table:style-name="ce27">
            <text:p>10.3</text:p>
          </table:table-cell>
          <table:table-cell office:value-type="float" office:value="16.8" table:style-name="ce27">
            <text:p>16.8</text:p>
          </table:table-cell>
          <table:table-cell table:style-name="ce27"/>
          <table:table-cell office:value-type="float" office:value="0.6" table:style-name="ce27">
            <text:p>0.6</text:p>
          </table:table-cell>
          <table:table-cell office:value-type="float" office:value="5.3" table:style-name="ce27">
            <text:p>5.3</text:p>
          </table:table-cell>
          <table:table-cell office:value-type="float" office:value="5.9" table:style-name="ce27">
            <text:p>5.9</text:p>
          </table:table-cell>
          <table:table-cell office:value-type="float" office:value="22.7" table:style-name="ce27">
            <text:p>22.7</text:p>
          </table:table-cell>
          <table:table-cell office:value-type="float" office:value="37.5" table:style-name="ce27">
            <text:p>37.5</text:p>
          </table:table-cell>
          <table:table-cell office:value-type="float" office:value="7.8" table:style-name="ce27">
            <text:p>7.8</text:p>
          </table:table-cell>
          <table:table-cell office:value-type="float" office:value="9.9" table:style-name="ce27">
            <text:p>9.9</text:p>
          </table:table-cell>
          <table:table-cell office:value-type="float" office:value="17.7" table:style-name="ce27">
            <text:p>17.7</text:p>
          </table:table-cell>
          <table:table-cell office:value-type="float" office:value="55.3" table:style-name="ce27">
            <text:p>55.3</text:p>
          </table:table-cell>
          <table:table-cell table:number-columns-repeated="14" table:style-name="ce28"/>
          <table:table-cell table:number-columns-repeated="17" table:style-name="ce29"/>
          <table:table-cell table:number-columns-repeated="16337" table:style-name="ce28"/>
        </table:table-row>
        <table:table-row table:style-name="ro9">
          <table:table-cell office:value-type="string" table:style-name="ce25">
            <text:p>South West</text:p>
          </table:table-cell>
          <table:table-cell table:style-name="ce35"/>
          <table:table-cell office:value-type="float" office:value="5.9" table:style-name="ce27">
            <text:p>5.9</text:p>
          </table:table-cell>
          <table:table-cell office:value-type="float" office:value="4.3" table:style-name="ce27">
            <text:p>4.3</text:p>
          </table:table-cell>
          <table:table-cell office:value-type="float" office:value="7.7" table:style-name="ce27">
            <text:p>7.7</text:p>
          </table:table-cell>
          <table:table-cell office:value-type="float" office:value="12" table:style-name="ce27">
            <text:p>12.0</text:p>
          </table:table-cell>
          <table:table-cell table:style-name="ce27"/>
          <table:table-cell office:value-type="float" office:value="0.2" table:style-name="ce27">
            <text:p>0.2</text:p>
          </table:table-cell>
          <table:table-cell office:value-type="float" office:value="2.8" table:style-name="ce27">
            <text:p>2.8</text:p>
          </table:table-cell>
          <table:table-cell office:value-type="float" office:value="3" table:style-name="ce27">
            <text:p>3.0</text:p>
          </table:table-cell>
          <table:table-cell office:value-type="float" office:value="15" table:style-name="ce27">
            <text:p>15.0</text:p>
          </table:table-cell>
          <table:table-cell office:value-type="float" office:value="20.9" table:style-name="ce27">
            <text:p>20.9</text:p>
          </table:table-cell>
          <table:table-cell office:value-type="float" office:value="6.7" table:style-name="ce27">
            <text:p>6.7</text:p>
          </table:table-cell>
          <table:table-cell office:value-type="float" office:value="5.8" table:style-name="ce27">
            <text:p>5.8</text:p>
          </table:table-cell>
          <table:table-cell office:value-type="float" office:value="12.4" table:style-name="ce27">
            <text:p>12.4</text:p>
          </table:table-cell>
          <table:table-cell office:value-type="float" office:value="33.299999999999997" table:style-name="ce27">
            <text:p>33.3</text:p>
          </table:table-cell>
          <table:table-cell table:style-name="ce36"/>
          <table:table-cell table:style-name="ce37"/>
          <table:table-cell table:number-columns-repeated="12" table:style-name="ce36"/>
          <table:table-cell table:number-columns-repeated="17" table:style-name="ce29"/>
          <table:table-cell table:number-columns-repeated="16337" table:style-name="ce36"/>
        </table:table-row>
        <table:table-row table:style-name="ro7">
          <table:table-cell office:value-type="string" table:style-name="ce25">
            <text:p>England</text:p>
          </table:table-cell>
          <table:table-cell table:style-name="ce38"/>
          <table:table-cell office:value-type="float" office:value="61.3" table:style-name="ce27">
            <text:p>61.3</text:p>
          </table:table-cell>
          <table:table-cell office:value-type="float" office:value="30.6" table:style-name="ce27">
            <text:p>30.6</text:p>
          </table:table-cell>
          <table:table-cell office:value-type="float" office:value="50.3" table:style-name="ce27">
            <text:p>50.3</text:p>
          </table:table-cell>
          <table:table-cell office:value-type="float" office:value="80.900000000000006" table:style-name="ce27">
            <text:p>80.9</text:p>
          </table:table-cell>
          <table:table-cell table:style-name="ce27"/>
          <table:table-cell office:value-type="float" office:value="2.8" table:style-name="ce27">
            <text:p>2.8</text:p>
          </table:table-cell>
          <table:table-cell office:value-type="float" office:value="38.700000000000003" table:style-name="ce27">
            <text:p>38.7</text:p>
          </table:table-cell>
          <table:table-cell office:value-type="float" office:value="41.5" table:style-name="ce27">
            <text:p>41.5</text:p>
          </table:table-cell>
          <table:table-cell office:value-type="float" office:value="122.4" table:style-name="ce27">
            <text:p>122.4</text:p>
          </table:table-cell>
          <table:table-cell office:value-type="float" office:value="183.7" table:style-name="ce27">
            <text:p>183.7</text:p>
          </table:table-cell>
          <table:table-cell office:value-type="float" office:value="37.9" table:style-name="ce27">
            <text:p>37.9</text:p>
          </table:table-cell>
          <table:table-cell office:value-type="float" office:value="57.8" table:style-name="ce27">
            <text:p>57.8</text:p>
          </table:table-cell>
          <table:table-cell office:value-type="float" office:value="95.7" table:style-name="ce27">
            <text:p>95.7</text:p>
          </table:table-cell>
          <table:table-cell office:value-type="float" office:value="279.39999999999998" table:style-name="ce27">
            <text:p>279.4</text:p>
          </table:table-cell>
          <table:table-cell table:number-columns-repeated="14" table:style-name="ce36"/>
          <table:table-cell table:number-columns-repeated="17" table:style-name="ce29"/>
          <table:table-cell table:number-columns-repeated="16337" table:style-name="ce36"/>
        </table:table-row>
        <table:table-row table:style-name="ro9">
          <table:table-cell office:value-type="string" table:style-name="ce25">
            <text:p>Wales</text:p>
          </table:table-cell>
          <table:table-cell table:style-name="ce34"/>
          <table:table-cell office:value-type="float" office:value="2.2999999999999998" table:style-name="ce27">
            <text:p>2.3</text:p>
          </table:table-cell>
          <table:table-cell office:value-type="float" office:value="4.0999999999999996" table:style-name="ce27">
            <text:p>4.1</text:p>
          </table:table-cell>
          <table:table-cell office:value-type="float" office:value="3.4" table:style-name="ce27">
            <text:p>3.4</text:p>
          </table:table-cell>
          <table:table-cell office:value-type="float" office:value="7.5" table:style-name="ce27">
            <text:p>7.5</text:p>
          </table:table-cell>
          <table:table-cell table:style-name="ce27"/>
          <table:table-cell office:value-type="float" office:value="0.5" table:style-name="ce27">
            <text:p>0.5</text:p>
          </table:table-cell>
          <table:table-cell office:value-type="float" office:value="1.6" table:style-name="ce27">
            <text:p>1.6</text:p>
          </table:table-cell>
          <table:table-cell office:value-type="float" office:value="2.1" table:style-name="ce27">
            <text:p>2.1</text:p>
          </table:table-cell>
          <table:table-cell office:value-type="float" office:value="9.5" table:style-name="ce27">
            <text:p>9.5</text:p>
          </table:table-cell>
          <table:table-cell office:value-type="float" office:value="11.9" table:style-name="ce27">
            <text:p>11.9</text:p>
          </table:table-cell>
          <table:table-cell office:value-type="float" office:value="3.3" table:style-name="ce27">
            <text:p>3.3</text:p>
          </table:table-cell>
          <table:table-cell office:value-type="float" office:value="2.9" table:style-name="ce27">
            <text:p>2.9</text:p>
          </table:table-cell>
          <table:table-cell office:value-type="float" office:value="6.2" table:style-name="ce27">
            <text:p>6.2</text:p>
          </table:table-cell>
          <table:table-cell office:value-type="float" office:value="18.100000000000001" table:style-name="ce27">
            <text:p>18.1</text:p>
          </table:table-cell>
          <table:table-cell table:number-columns-repeated="14" table:style-name="ce28"/>
          <table:table-cell table:number-columns-repeated="17" table:style-name="ce29"/>
          <table:table-cell table:number-columns-repeated="16337" table:style-name="ce28"/>
        </table:table-row>
        <table:table-row table:style-name="ro9">
          <table:table-cell office:value-type="string" table:style-name="ce25">
            <text:p>Scotland</text:p>
          </table:table-cell>
          <table:table-cell table:style-name="ce26"/>
          <table:table-cell office:value-type="float" office:value="5" table:style-name="ce27">
            <text:p>5.0</text:p>
          </table:table-cell>
          <table:table-cell office:value-type="float" office:value="5.4" table:style-name="ce27">
            <text:p>5.4</text:p>
          </table:table-cell>
          <table:table-cell office:value-type="float" office:value="4.5999999999999996" table:style-name="ce27">
            <text:p>4.6</text:p>
          </table:table-cell>
          <table:table-cell office:value-type="float" office:value="10" table:style-name="ce27">
            <text:p>10.0</text:p>
          </table:table-cell>
          <table:table-cell table:style-name="ce27"/>
          <table:table-cell office:value-type="float" office:value="1.1000000000000001" table:style-name="ce27">
            <text:p>1.1</text:p>
          </table:table-cell>
          <table:table-cell office:value-type="float" office:value="3.3" table:style-name="ce27">
            <text:p>3.3</text:p>
          </table:table-cell>
          <table:table-cell office:value-type="float" office:value="4.5" table:style-name="ce27">
            <text:p>4.5</text:p>
          </table:table-cell>
          <table:table-cell office:value-type="float" office:value="14.5" table:style-name="ce27">
            <text:p>14.5</text:p>
          </table:table-cell>
          <table:table-cell office:value-type="float" office:value="19.5" table:style-name="ce27">
            <text:p>19.5</text:p>
          </table:table-cell>
          <table:table-cell office:value-type="float" office:value="4.0999999999999996" table:style-name="ce27">
            <text:p>4.1</text:p>
          </table:table-cell>
          <table:table-cell office:value-type="float" office:value="6" table:style-name="ce27">
            <text:p>6.0</text:p>
          </table:table-cell>
          <table:table-cell office:value-type="float" office:value="10.1" table:style-name="ce27">
            <text:p>10.1</text:p>
          </table:table-cell>
          <table:table-cell office:value-type="float" office:value="29.6" table:style-name="ce27">
            <text:p>29.6</text:p>
          </table:table-cell>
          <table:table-cell table:number-columns-repeated="14" table:style-name="ce28"/>
          <table:table-cell table:number-columns-repeated="17" table:style-name="ce29"/>
          <table:table-cell table:number-columns-repeated="16337" table:style-name="ce28"/>
        </table:table-row>
        <table:table-row table:style-name="ro7">
          <table:table-cell office:value-type="string" table:style-name="ce25">
            <text:p>Great Britain</text:p>
          </table:table-cell>
          <table:table-cell table:style-name="ce34"/>
          <table:table-cell office:value-type="float" office:value="68.7" table:style-name="ce27">
            <text:p>68.7</text:p>
          </table:table-cell>
          <table:table-cell office:value-type="float" office:value="40.1" table:style-name="ce27">
            <text:p>40.1</text:p>
          </table:table-cell>
          <table:table-cell office:value-type="float" office:value="58.3" table:style-name="ce27">
            <text:p>58.3</text:p>
          </table:table-cell>
          <table:table-cell office:value-type="float" office:value="98.4" table:style-name="ce27">
            <text:p>98.4</text:p>
          </table:table-cell>
          <table:table-cell table:style-name="ce27"/>
          <table:table-cell office:value-type="float" office:value="4.5" table:style-name="ce27">
            <text:p>4.5</text:p>
          </table:table-cell>
          <table:table-cell office:value-type="float" office:value="43.6" table:style-name="ce27">
            <text:p>43.6</text:p>
          </table:table-cell>
          <table:table-cell office:value-type="float" office:value="48.1" table:style-name="ce27">
            <text:p>48.1</text:p>
          </table:table-cell>
          <table:table-cell office:value-type="float" office:value="146.5" table:style-name="ce27">
            <text:p>146.5</text:p>
          </table:table-cell>
          <table:table-cell office:value-type="float" office:value="215.1" table:style-name="ce27">
            <text:p>215.1</text:p>
          </table:table-cell>
          <table:table-cell office:value-type="float" office:value="45.3" table:style-name="ce27">
            <text:p>45.3</text:p>
          </table:table-cell>
          <table:table-cell office:value-type="float" office:value="66.599999999999994" table:style-name="ce27">
            <text:p>66.6</text:p>
          </table:table-cell>
          <table:table-cell office:value-type="float" office:value="112" table:style-name="ce27">
            <text:p>112.0</text:p>
          </table:table-cell>
          <table:table-cell office:value-type="float" office:value="327.10000000000002" table:style-name="ce27">
            <text:p>327.1</text:p>
          </table:table-cell>
          <table:table-cell table:number-columns-repeated="14" table:style-name="ce39"/>
          <table:table-cell table:number-columns-repeated="17" table:style-name="ce29"/>
          <table:table-cell table:number-columns-repeated="16337" table:style-name="ce39"/>
        </table:table-row>
        <table:table-row table:style-name="ro10">
          <table:table-cell table:style-name="ce40"/>
          <table:table-cell table:style-name="ce41"/>
          <table:table-cell table:number-columns-repeated="13" table:style-name="ce42"/>
          <table:table-cell table:style-name="ce43"/>
          <table:table-cell table:number-columns-repeated="16368" table:style-name="ce44"/>
        </table:table-row>
        <table:table-row table:style-name="ro11">
          <table:table-cell office:value-type="string" table:style-name="ce45">
            <text:p>1 Includes trunk motorways and principal motorways</text:p>
          </table:table-cell>
          <table:table-cell table:style-name="ce46"/>
          <table:table-cell table:style-name="ce47"/>
          <table:table-cell table:number-columns-repeated="4" table:style-name="ce48"/>
          <table:table-cell table:number-columns-repeated="8" table:style-name="ce49"/>
          <table:table-cell office:value-type="string" table:style-name="ce50">
            <text:p>Source: DfT National Road Traffic Survey</text:p>
          </table:table-cell>
          <table:table-cell table:number-columns-repeated="16368" table:style-name="ce51"/>
        </table:table-row>
        <table:table-row table:style-name="ro8">
          <table:table-cell office:value-type="string" table:style-name="ce66">
            <text:p>2 Urban roads: Major and minor roads within an urban area with a population of 10,000 or more. These are based on the 2011 Census definitions of urban settlements.</text:p>
          </table:table-cell>
          <table:table-cell table:style-name="ce52"/>
          <table:table-cell table:style-name="ce53"/>
          <table:table-cell table:number-columns-repeated="12" table:style-name="ce49"/>
          <table:table-cell office:value-type="string" table:style-name="ce50">
            <text:p>Last updated: July 2018</text:p>
          </table:table-cell>
          <table:table-cell table:number-columns-repeated="16368" table:style-name="ce51"/>
        </table:table-row>
        <table:table-row table:style-name="ro12">
          <table:table-cell office:value-type="string" table:style-name="ce45">
            <text:p>3 Truck roads are those managed by Highways England within England</text:p>
          </table:table-cell>
          <table:table-cell table:number-columns-repeated="11" table:style-name="ce45"/>
          <table:table-cell table:number-columns-repeated="3" table:style-name="ce48"/>
          <table:table-cell office:value-type="string" table:style-name="ce54">
            <text:p>Next update: June 2019</text:p>
          </table:table-cell>
          <table:table-cell table:number-columns-repeated="16368" table:style-name="ce51"/>
        </table:table-row>
        <table:table-row table:style-name="ro2">
          <table:table-cell office:value-type="string" table:style-name="ce45">
            <text:p>4 Principal roads are those managed by local authorities</text:p>
          </table:table-cell>
          <table:table-cell table:number-columns-repeated="11" table:style-name="ce55"/>
          <table:table-cell table:number-columns-repeated="3" table:style-name="ce48"/>
          <table:table-cell table:style-name="ce54"/>
          <table:table-cell table:number-columns-repeated="16368" table:style-name="ce56"/>
        </table:table-row>
        <table:table-row table:style-name="ro8">
          <table:table-cell table:style-name="ce56"/>
          <table:table-cell table:number-columns-repeated="11" table:style-name="ce55"/>
          <table:table-cell table:number-columns-repeated="3" table:style-name="ce48"/>
          <table:table-cell table:style-name="ce54"/>
          <table:table-cell table:number-columns-repeated="16368" table:style-name="ce56"/>
        </table:table-row>
        <table:table-row table:style-name="ro13">
          <table:table-cell office:value-type="string" table:style-name="ce57">
            <text:p>Telephone: 020 7944 3095</text:p>
          </table:table-cell>
          <table:table-cell table:style-name="ce46"/>
          <table:table-cell table:style-name="ce47"/>
          <table:table-cell table:number-columns-repeated="13" table:style-name="ce48"/>
          <table:table-cell table:number-columns-repeated="16368" table:style-name="ce6"/>
        </table:table-row>
        <table:table-row table:style-name="ro13">
          <table:table-cell office:value-type="string" table:style-name="ce57">
            <text:p>Email: roadtraff.stats@dft.gsi.gov.uk</text:p>
          </table:table-cell>
          <table:table-cell table:style-name="ce58"/>
          <table:table-cell table:style-name="ce59"/>
          <table:table-cell table:number-columns-repeated="13" table:style-name="ce60"/>
          <table:table-cell table:number-columns-repeated="16368" table:style-name="ce6"/>
        </table:table-row>
        <table:table-row table:style-name="ro13">
          <table:table-cell office:value-type="string" table:style-name="ce61">
            <text:p>Notes &amp; definitions:</text:p>
          </table:table-cell>
          <table:table-cell table:style-name="ce62"/>
          <table:table-cell table:style-name="ce63"/>
          <table:table-cell table:number-columns-repeated="13" table:style-name="ce64"/>
          <table:table-cell table:number-columns-repeated="16368" table:style-name="ce6"/>
        </table:table-row>
        <table:table-row table:style-name="ro1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4" table:style-name="ce64"/>
          <table:table-cell table:number-columns-repeated="16368" table:style-name="ce6"/>
        </table:table-row>
        <table:table-row table:style-name="ro13">
          <table:table-cell office:value-type="string" table:style-name="ce57">
            <text:p>The figures in this table are National Statistics.</text:p>
          </table:table-cell>
          <table:table-cell table:style-name="ce65"/>
          <table:table-cell table:style-name="ce63"/>
          <table:table-cell table:number-columns-repeated="13" table:style-name="ce64"/>
          <table:table-cell table:number-columns-repeated="16368" table:style-name="ce6"/>
        </table:table-row>
        <table:table-row table:number-rows-repeated="1048529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17).$A$1:TRA0103_(2017).$P$47" table:base-cell-address="TRA0103_(2017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16)" table:style-name="ta2"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column table:style-name="co1" table:default-cell-style-name="ce67"/>
        <table:table-column table:style-name="co2" table:default-cell-style-name="ce67"/>
        <table:table-column table:style-name="co3" table:number-columns-repeated="4" table:default-cell-style-name="ce67"/>
        <table:table-column table:style-name="co4" table:default-cell-style-name="ce67"/>
        <table:table-column table:style-name="co3" table:number-columns-repeated="9" table:default-cell-style-name="ce67"/>
        <table:table-column table:style-name="co5" table:number-columns-repeated="240" table:default-cell-style-name="ce67"/>
        <table:table-row table:style-name="ro1">
          <table:table-cell office:value-type="string" table:style-name="ce120">
            <text:p>Department for Transport statistics</text:p>
          </table:table-cell>
          <table:table-cell table:style-name="ce120"/>
          <table:table-cell table:number-columns-repeated="16382" table:style-name="ce116"/>
        </table:table-row>
        <table:table-row table:style-name="ro14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35" table:style-name="ce67"/>
          <table:table-cell table:number-columns-repeated="16337" table:style-name="ce68"/>
        </table:table-row>
        <table:table-row table:style-name="ro3">
          <table:table-cell office:value-type="string" table:style-name="ce119">
            <text:p>Table TRA0103</text:p>
          </table:table-cell>
          <table:table-cell table:style-name="ce119"/>
          <table:table-cell table:number-columns-repeated="16382" table:style-name="ce116"/>
        </table:table-row>
        <table:table-row table:style-name="ro4">
          <table:table-cell office:value-type="string" table:style-name="ce119">
            <text:p>Motor vehicle traffic (vehicle miles) by road class and region and country in Great Britain, annual 2016 (revised)</text:p>
          </table:table-cell>
          <table:table-cell table:style-name="ce119"/>
          <table:table-cell table:number-columns-repeated="8" table:style-name="ce117"/>
          <table:table-cell table:style-name="ce118"/>
          <table:table-cell table:number-columns-repeated="5" table:style-name="ce117"/>
          <table:table-cell table:number-columns-repeated="16368" table:style-name="ce116"/>
        </table:table-row>
        <table:table-row table:style-name="ro5">
          <table:table-cell table:number-columns-repeated="5" table:style-name="ce115"/>
          <table:table-cell table:number-columns-repeated="10" table:style-name="ce114"/>
          <table:table-cell office:value-type="string" table:style-name="ce113">
            <text:p>Billion vehicle miles</text:p>
          </table:table-cell>
          <table:table-cell table:number-columns-repeated="31" table:style-name="ce67"/>
          <table:table-cell table:number-columns-repeated="16337" table:style-name="ce68"/>
        </table:table-row>
        <table:table-row table:style-name="ro4">
          <table:table-cell table:number-columns-repeated="2" table:style-name="ce109"/>
          <table:table-cell office:value-type="string" table:number-columns-spanned="10" table:number-rows-spanned="1" table:style-name="ce112">
            <text:p>Major roads</text:p>
          </table:table-cell>
          <table:covered-table-cell table:number-columns-repeated="9"/>
          <table:table-cell table:number-columns-repeated="2" table:style-name="ce111"/>
          <table:table-cell table:style-name="ce110"/>
          <table:table-cell table:style-name="ce105"/>
          <table:table-cell table:number-columns-repeated="31" table:style-name="ce67"/>
          <table:table-cell table:number-columns-repeated="16337" table:style-name="ce68"/>
        </table:table-row>
        <table:table-row table:style-name="ro4">
          <table:table-cell table:number-columns-repeated="3" table:style-name="ce109"/>
          <table:table-cell office:value-type="string" table:number-columns-spanned="8" table:number-rows-spanned="1" table:style-name="ce108">
            <text:p>'A' roads</text:p>
          </table:table-cell>
          <table:covered-table-cell table:number-columns-repeated="7"/>
          <table:table-cell table:number-columns-repeated="4" table:style-name="ce67"/>
          <table:table-cell table:style-name="ce105"/>
          <table:table-cell table:number-columns-repeated="31" table:style-name="ce67"/>
          <table:table-cell table:number-columns-repeated="16337" table:style-name="ce68"/>
        </table:table-row>
        <table:table-row table:style-name="ro4">
          <table:table-cell table:number-columns-repeated="3" table:style-name="ce109"/>
          <table:table-cell office:value-type="string" table:number-columns-spanned="3" table:number-rows-spanned="1" table:style-name="ce108">
            <text:p>Rural</text:p>
          </table:table-cell>
          <table:covered-table-cell table:number-columns-repeated="2"/>
          <table:table-cell table:style-name="ce107"/>
          <table:table-cell office:value-type="string" table:number-columns-spanned="3" table:number-rows-spanned="1" table:style-name="ce108">
            <text:p>Urban</text:p>
          </table:table-cell>
          <table:covered-table-cell table:number-columns-repeated="2"/>
          <table:table-cell table:style-name="ce107"/>
          <table:table-cell table:style-name="ce67"/>
          <table:table-cell office:value-type="string" table:number-columns-spanned="3" table:number-rows-spanned="1" table:style-name="ce106">
            <text:p>Minor roads</text:p>
          </table:table-cell>
          <table:covered-table-cell table:number-columns-repeated="2"/>
          <table:table-cell table:style-name="ce105"/>
          <table:table-cell table:number-columns-repeated="31" table:style-name="ce67"/>
          <table:table-cell table:number-columns-repeated="16337" table:style-name="ce68"/>
        </table:table-row>
        <table:table-row table:style-name="ro6">
          <table:table-cell table:number-columns-repeated="2" table:style-name="ce104"/>
          <table:table-cell office:value-type="string" table:style-name="ce103">
            <text:p>Motorway<text:s/><text:span text:style-name="T2">1</text:span></text:p>
          </table:table-cell>
          <table:table-cell office:value-type="string" table:style-name="ce103">
            <text:p>Trunk</text:p>
          </table:table-cell>
          <table:table-cell office:value-type="string" table:style-name="ce103">
            <text:p>Principal</text:p>
          </table:table-cell>
          <table:table-cell office:value-type="string" table:style-name="ce103">
            <text:p>Total</text:p>
          </table:table-cell>
          <table:table-cell table:style-name="ce103"/>
          <table:table-cell office:value-type="string" table:style-name="ce103">
            <text:p>Trunk</text:p>
          </table:table-cell>
          <table:table-cell office:value-type="string" table:style-name="ce103">
            <text:p>Principal</text:p>
          </table:table-cell>
          <table:table-cell office:value-type="string" table:style-name="ce103">
            <text:p>Total</text:p>
          </table:table-cell>
          <table:table-cell office:value-type="string" table:style-name="ce103">
            <text:p>All 'A' roads</text:p>
          </table:table-cell>
          <table:table-cell office:value-type="string" table:style-name="ce103">
            <text:p>All major roads</text:p>
          </table:table-cell>
          <table:table-cell office:value-type="string" table:style-name="ce103">
            <text:p>Rural</text:p>
          </table:table-cell>
          <table:table-cell office:value-type="string" table:style-name="ce103">
            <text:p>Urban</text:p>
          </table:table-cell>
          <table:table-cell office:value-type="string" table:style-name="ce103">
            <text:p>All minor roads</text:p>
          </table:table-cell>
          <table:table-cell office:value-type="string" table:style-name="ce103">
            <text:p>All roads</text:p>
          </table:table-cell>
          <table:table-cell table:number-columns-repeated="31" table:style-name="ce67"/>
          <table:table-cell table:number-columns-repeated="16337" table:style-name="ce68"/>
        </table:table-row>
        <table:table-row table:style-name="ro7">
          <table:table-cell office:value-type="string" table:style-name="ce95">
            <text:p>North East<text:s/><text:span text:style-name="T2">2</text:span></text:p>
          </table:table-cell>
          <table:table-cell table:style-name="ce97"/>
          <table:table-cell office:value-type="float" office:value="0.7" table:style-name="ce93">
            <text:p>0.7</text:p>
          </table:table-cell>
          <table:table-cell office:value-type="float" office:value="2" table:style-name="ce93">
            <text:p>2.0</text:p>
          </table:table-cell>
          <table:table-cell office:value-type="float" office:value="2.2000000000000002" table:style-name="ce93">
            <text:p>2.2</text:p>
          </table:table-cell>
          <table:table-cell office:value-type="float" office:value="4.3" table:style-name="ce93">
            <text:p>4.3</text:p>
          </table:table-cell>
          <table:table-cell table:style-name="ce93"/>
          <table:table-cell office:value-type="float" office:value="0.6" table:style-name="ce93">
            <text:p>0.6</text:p>
          </table:table-cell>
          <table:table-cell office:value-type="float" office:value="1.9" table:style-name="ce93">
            <text:p>1.9</text:p>
          </table:table-cell>
          <table:table-cell office:value-type="float" office:value="2.5" table:style-name="ce93">
            <text:p>2.5</text:p>
          </table:table-cell>
          <table:table-cell office:value-type="float" office:value="6.8" table:style-name="ce93">
            <text:p>6.8</text:p>
          </table:table-cell>
          <table:table-cell office:value-type="float" office:value="7.5" table:style-name="ce93">
            <text:p>7.5</text:p>
          </table:table-cell>
          <table:table-cell office:value-type="float" office:value="1.1000000000000001" table:style-name="ce93">
            <text:p>1.1</text:p>
          </table:table-cell>
          <table:table-cell office:value-type="float" office:value="3.3" table:style-name="ce93">
            <text:p>3.3</text:p>
          </table:table-cell>
          <table:table-cell office:value-type="float" office:value="4.4000000000000004" table:style-name="ce93">
            <text:p>4.4</text:p>
          </table:table-cell>
          <table:table-cell office:value-type="float" office:value="11.9" table:style-name="ce93">
            <text:p>11.9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-group>
          <table:table-row table:style-name="ro8">
            <table:table-cell office:value-type="string" table:style-name="ce100">
              <text:p>of which:</text:p>
            </table:table-cell>
            <table:table-cell table:style-name="ce97"/>
            <table:table-cell table:number-columns-repeated="14" table:style-name="ce93"/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  <table:table-row table:style-name="ro8">
            <table:table-cell office:value-type="string" table:style-name="ce100">
              <text:p><text:s text:c="2"/>Tyne and Wear FMC</text:p>
            </table:table-cell>
            <table:table-cell table:style-name="ce102"/>
            <table:table-cell office:value-type="float" office:value="0.1" table:style-name="ce99">
              <text:p>0.1</text:p>
            </table:table-cell>
            <table:table-cell office:value-type="float" office:value="0.6" table:style-name="ce99">
              <text:p>0.6</text:p>
            </table:table-cell>
            <table:table-cell office:value-type="float" office:value="0.4" table:style-name="ce99">
              <text:p>0.4</text:p>
            </table:table-cell>
            <table:table-cell office:value-type="float" office:value="1" table:style-name="ce99">
              <text:p>1.0</text:p>
            </table:table-cell>
            <table:table-cell table:style-name="ce99"/>
            <table:table-cell office:value-type="float" office:value="0.3" table:style-name="ce99">
              <text:p>0.3</text:p>
            </table:table-cell>
            <table:table-cell office:value-type="float" office:value="1.1000000000000001" table:style-name="ce99">
              <text:p>1.1</text:p>
            </table:table-cell>
            <table:table-cell office:value-type="float" office:value="1.4" table:style-name="ce99">
              <text:p>1.4</text:p>
            </table:table-cell>
            <table:table-cell office:value-type="float" office:value="2.4" table:style-name="ce99">
              <text:p>2.4</text:p>
            </table:table-cell>
            <table:table-cell office:value-type="float" office:value="2.5" table:style-name="ce99">
              <text:p>2.5</text:p>
            </table:table-cell>
            <table:table-cell office:value-type="float" office:value="0.2" table:style-name="ce99">
              <text:p>0.2</text:p>
            </table:table-cell>
            <table:table-cell office:value-type="float" office:value="1.8" table:style-name="ce99">
              <text:p>1.8</text:p>
            </table:table-cell>
            <table:table-cell office:value-type="float" office:value="2" table:style-name="ce99">
              <text:p>2.0</text:p>
            </table:table-cell>
            <table:table-cell office:value-type="float" office:value="4.5" table:style-name="ce99">
              <text:p>4.5</text:p>
            </table:table-cell>
            <table:table-cell table:number-columns-repeated="14" table:style-name="ce101"/>
            <table:table-cell table:number-columns-repeated="17" table:style-name="ce92"/>
            <table:table-cell table:number-columns-repeated="16337" table:style-name="ce101"/>
          </table:table-row>
          <table:table-row table:style-name="ro8">
            <table:table-cell office:value-type="string" table:style-name="ce100">
              <text:p><text:s text:c="2"/>Rest of North East</text:p>
            </table:table-cell>
            <table:table-cell table:style-name="ce102"/>
            <table:table-cell office:value-type="float" office:value="0.6" table:style-name="ce99">
              <text:p>0.6</text:p>
            </table:table-cell>
            <table:table-cell office:value-type="float" office:value="1.4" table:style-name="ce99">
              <text:p>1.4</text:p>
            </table:table-cell>
            <table:table-cell office:value-type="float" office:value="1.9" table:style-name="ce99">
              <text:p>1.9</text:p>
            </table:table-cell>
            <table:table-cell office:value-type="float" office:value="3.3" table:style-name="ce99">
              <text:p>3.3</text:p>
            </table:table-cell>
            <table:table-cell table:style-name="ce99"/>
            <table:table-cell office:value-type="float" office:value="0.3" table:style-name="ce99">
              <text:p>0.3</text:p>
            </table:table-cell>
            <table:table-cell office:value-type="float" office:value="0.8" table:style-name="ce99">
              <text:p>0.8</text:p>
            </table:table-cell>
            <table:table-cell office:value-type="float" office:value="1.1000000000000001" table:style-name="ce99">
              <text:p>1.1</text:p>
            </table:table-cell>
            <table:table-cell office:value-type="float" office:value="4.4000000000000004" table:style-name="ce99">
              <text:p>4.4</text:p>
            </table:table-cell>
            <table:table-cell office:value-type="float" office:value="5" table:style-name="ce99">
              <text:p>5.0</text:p>
            </table:table-cell>
            <table:table-cell office:value-type="float" office:value="0.9" table:style-name="ce99">
              <text:p>0.9</text:p>
            </table:table-cell>
            <table:table-cell office:value-type="float" office:value="1.5" table:style-name="ce99">
              <text:p>1.5</text:p>
            </table:table-cell>
            <table:table-cell office:value-type="float" office:value="2.4" table:style-name="ce99">
              <text:p>2.4</text:p>
            </table:table-cell>
            <table:table-cell office:value-type="float" office:value="7.4" table:style-name="ce99">
              <text:p>7.4</text:p>
            </table:table-cell>
            <table:table-cell table:number-columns-repeated="14" table:style-name="ce101"/>
            <table:table-cell table:number-columns-repeated="17" table:style-name="ce92"/>
            <table:table-cell table:number-columns-repeated="16337" table:style-name="ce101"/>
          </table:table-row>
        </table:table-row-group>
        <table:table-row table:style-name="ro9">
          <table:table-cell office:value-type="string" table:style-name="ce95">
            <text:p>North West<text:span text:style-name="T2"><text:s/>2</text:span></text:p>
          </table:table-cell>
          <table:table-cell table:style-name="ce97"/>
          <table:table-cell office:value-type="float" office:value="11.9" table:style-name="ce93">
            <text:p>11.9</text:p>
          </table:table-cell>
          <table:table-cell office:value-type="float" office:value="1.2" table:style-name="ce93">
            <text:p>1.2</text:p>
          </table:table-cell>
          <table:table-cell office:value-type="float" office:value="4.5" table:style-name="ce93">
            <text:p>4.5</text:p>
          </table:table-cell>
          <table:table-cell office:value-type="float" office:value="5.7" table:style-name="ce93">
            <text:p>5.7</text:p>
          </table:table-cell>
          <table:table-cell table:style-name="ce93"/>
          <table:table-cell office:value-type="float" office:value="0.2" table:style-name="ce93">
            <text:p>0.2</text:p>
          </table:table-cell>
          <table:table-cell office:value-type="float" office:value="6.5" table:style-name="ce93">
            <text:p>6.5</text:p>
          </table:table-cell>
          <table:table-cell office:value-type="float" office:value="6.7" table:style-name="ce93">
            <text:p>6.7</text:p>
          </table:table-cell>
          <table:table-cell office:value-type="float" office:value="12.5" table:style-name="ce93">
            <text:p>12.5</text:p>
          </table:table-cell>
          <table:table-cell office:value-type="float" office:value="24.4" table:style-name="ce93">
            <text:p>24.4</text:p>
          </table:table-cell>
          <table:table-cell office:value-type="float" office:value="3.1" table:style-name="ce93">
            <text:p>3.1</text:p>
          </table:table-cell>
          <table:table-cell office:value-type="float" office:value="7.8" table:style-name="ce93">
            <text:p>7.8</text:p>
          </table:table-cell>
          <table:table-cell office:value-type="float" office:value="10.9" table:style-name="ce93">
            <text:p>10.9</text:p>
          </table:table-cell>
          <table:table-cell office:value-type="float" office:value="35.299999999999997" table:style-name="ce93">
            <text:p>35.3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-group>
          <table:table-row table:style-name="ro8">
            <table:table-cell office:value-type="string" table:style-name="ce100">
              <text:p>of which:</text:p>
            </table:table-cell>
            <table:table-cell table:style-name="ce97"/>
            <table:table-cell table:number-columns-repeated="14" table:style-name="ce93"/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  <table:table-row table:style-name="ro8">
            <table:table-cell office:value-type="string" table:style-name="ce100">
              <text:p><text:s text:c="2"/>Greater Manchester FMC</text:p>
            </table:table-cell>
            <table:table-cell table:style-name="ce97"/>
            <table:table-cell office:value-type="float" office:value="4" table:style-name="ce99">
              <text:p>4.0</text:p>
            </table:table-cell>
            <table:table-cell office:value-type="float" office:value="0" table:style-name="ce99">
              <text:p>0.0</text:p>
            </table:table-cell>
            <table:table-cell office:value-type="float" office:value="0.4" table:style-name="ce99">
              <text:p>0.4</text:p>
            </table:table-cell>
            <table:table-cell office:value-type="float" office:value="0.4" table:style-name="ce99">
              <text:p>0.4</text:p>
            </table:table-cell>
            <table:table-cell table:style-name="ce99"/>
            <table:table-cell office:value-type="float" office:value="0.1" table:style-name="ce99">
              <text:p>0.1</text:p>
            </table:table-cell>
            <table:table-cell office:value-type="float" office:value="3" table:style-name="ce99">
              <text:p>3.0</text:p>
            </table:table-cell>
            <table:table-cell office:value-type="float" office:value="3" table:style-name="ce99">
              <text:p>3.0</text:p>
            </table:table-cell>
            <table:table-cell office:value-type="float" office:value="3.4" table:style-name="ce99">
              <text:p>3.4</text:p>
            </table:table-cell>
            <table:table-cell office:value-type="float" office:value="7.4" table:style-name="ce99">
              <text:p>7.4</text:p>
            </table:table-cell>
            <table:table-cell office:value-type="float" office:value="0.3" table:style-name="ce99">
              <text:p>0.3</text:p>
            </table:table-cell>
            <table:table-cell office:value-type="float" office:value="3.4" table:style-name="ce99">
              <text:p>3.4</text:p>
            </table:table-cell>
            <table:table-cell office:value-type="float" office:value="3.7" table:style-name="ce99">
              <text:p>3.7</text:p>
            </table:table-cell>
            <table:table-cell office:value-type="float" office:value="11.2" table:style-name="ce99">
              <text:p>11.2</text:p>
            </table:table-cell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  <table:table-row table:style-name="ro8">
            <table:table-cell office:value-type="string" table:style-name="ce100">
              <text:p><text:s text:c="2"/>Merseyside FMC</text:p>
            </table:table-cell>
            <table:table-cell table:style-name="ce97"/>
            <table:table-cell office:value-type="float" office:value="1.1000000000000001" table:style-name="ce99">
              <text:p>1.1</text:p>
            </table:table-cell>
            <table:table-cell office:value-type="float" office:value="0" table:style-name="ce99">
              <text:p>0.0</text:p>
            </table:table-cell>
            <table:table-cell office:value-type="float" office:value="0.5" table:style-name="ce99">
              <text:p>0.5</text:p>
            </table:table-cell>
            <table:table-cell office:value-type="float" office:value="0.5" table:style-name="ce99">
              <text:p>0.5</text:p>
            </table:table-cell>
            <table:table-cell table:style-name="ce99"/>
            <table:table-cell office:value-type="float" office:value="0" table:style-name="ce99">
              <text:p>0.0</text:p>
            </table:table-cell>
            <table:table-cell office:value-type="float" office:value="1.3" table:style-name="ce99">
              <text:p>1.3</text:p>
            </table:table-cell>
            <table:table-cell office:value-type="float" office:value="1.4" table:style-name="ce99">
              <text:p>1.4</text:p>
            </table:table-cell>
            <table:table-cell office:value-type="float" office:value="1.9" table:style-name="ce99">
              <text:p>1.9</text:p>
            </table:table-cell>
            <table:table-cell office:value-type="float" office:value="3" table:style-name="ce99">
              <text:p>3.0</text:p>
            </table:table-cell>
            <table:table-cell office:value-type="float" office:value="0.2" table:style-name="ce99">
              <text:p>0.2</text:p>
            </table:table-cell>
            <table:table-cell office:value-type="float" office:value="1.8" table:style-name="ce99">
              <text:p>1.8</text:p>
            </table:table-cell>
            <table:table-cell office:value-type="float" office:value="1.9" table:style-name="ce99">
              <text:p>1.9</text:p>
            </table:table-cell>
            <table:table-cell office:value-type="float" office:value="4.9000000000000004" table:style-name="ce99">
              <text:p>4.9</text:p>
            </table:table-cell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  <table:table-row table:style-name="ro8">
            <table:table-cell office:value-type="string" table:style-name="ce100">
              <text:p><text:s text:c="2"/>Rest of North West</text:p>
            </table:table-cell>
            <table:table-cell table:style-name="ce97"/>
            <table:table-cell office:value-type="float" office:value="6.9" table:style-name="ce99">
              <text:p>6.9</text:p>
            </table:table-cell>
            <table:table-cell office:value-type="float" office:value="1.2" table:style-name="ce99">
              <text:p>1.2</text:p>
            </table:table-cell>
            <table:table-cell office:value-type="float" office:value="3.6" table:style-name="ce99">
              <text:p>3.6</text:p>
            </table:table-cell>
            <table:table-cell office:value-type="float" office:value="4.8" table:style-name="ce99">
              <text:p>4.8</text:p>
            </table:table-cell>
            <table:table-cell table:style-name="ce99"/>
            <table:table-cell office:value-type="float" office:value="0.1" table:style-name="ce99">
              <text:p>0.1</text:p>
            </table:table-cell>
            <table:table-cell office:value-type="float" office:value="2.2000000000000002" table:style-name="ce99">
              <text:p>2.2</text:p>
            </table:table-cell>
            <table:table-cell office:value-type="float" office:value="2.2999999999999998" table:style-name="ce99">
              <text:p>2.3</text:p>
            </table:table-cell>
            <table:table-cell office:value-type="float" office:value="7.1" table:style-name="ce99">
              <text:p>7.1</text:p>
            </table:table-cell>
            <table:table-cell office:value-type="float" office:value="14" table:style-name="ce99">
              <text:p>14.0</text:p>
            </table:table-cell>
            <table:table-cell office:value-type="float" office:value="2.7" table:style-name="ce99">
              <text:p>2.7</text:p>
            </table:table-cell>
            <table:table-cell office:value-type="float" office:value="2.6" table:style-name="ce99">
              <text:p>2.6</text:p>
            </table:table-cell>
            <table:table-cell office:value-type="float" office:value="5.2" table:style-name="ce99">
              <text:p>5.2</text:p>
            </table:table-cell>
            <table:table-cell office:value-type="float" office:value="19.2" table:style-name="ce99">
              <text:p>19.2</text:p>
            </table:table-cell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</table:table-row-group>
        <table:table-row table:style-name="ro9">
          <table:table-cell office:value-type="string" table:style-name="ce95">
            <text:p>Yorkshire and the Humber<text:span text:style-name="T2"><text:s/>2</text:span></text:p>
          </table:table-cell>
          <table:table-cell table:style-name="ce97"/>
          <table:table-cell office:value-type="float" office:value="7.2" table:style-name="ce93">
            <text:p>7.2</text:p>
          </table:table-cell>
          <table:table-cell office:value-type="float" office:value="1.8" table:style-name="ce93">
            <text:p>1.8</text:p>
          </table:table-cell>
          <table:table-cell office:value-type="float" office:value="4.5" table:style-name="ce93">
            <text:p>4.5</text:p>
          </table:table-cell>
          <table:table-cell office:value-type="float" office:value="6.3" table:style-name="ce93">
            <text:p>6.3</text:p>
          </table:table-cell>
          <table:table-cell table:style-name="ce93"/>
          <table:table-cell office:value-type="float" office:value="0.2" table:style-name="ce93">
            <text:p>0.2</text:p>
          </table:table-cell>
          <table:table-cell office:value-type="float" office:value="4.4000000000000004" table:style-name="ce93">
            <text:p>4.4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10.9" table:style-name="ce93">
            <text:p>10.9</text:p>
          </table:table-cell>
          <table:table-cell office:value-type="float" office:value="18.100000000000001" table:style-name="ce93">
            <text:p>18.1</text:p>
          </table:table-cell>
          <table:table-cell office:value-type="float" office:value="3.7" table:style-name="ce93">
            <text:p>3.7</text:p>
          </table:table-cell>
          <table:table-cell office:value-type="float" office:value="5.6" table:style-name="ce93">
            <text:p>5.6</text:p>
          </table:table-cell>
          <table:table-cell office:value-type="float" office:value="9.3000000000000007" table:style-name="ce93">
            <text:p>9.3</text:p>
          </table:table-cell>
          <table:table-cell office:value-type="float" office:value="27.4" table:style-name="ce93">
            <text:p>27.4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-group>
          <table:table-row table:style-name="ro8">
            <table:table-cell office:value-type="string" table:style-name="ce100">
              <text:p>of which:</text:p>
            </table:table-cell>
            <table:table-cell table:style-name="ce97"/>
            <table:table-cell table:number-columns-repeated="14" table:style-name="ce93"/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  <table:table-row table:style-name="ro8">
            <table:table-cell office:value-type="string" table:style-name="ce100">
              <text:p><text:s text:c="2"/>South Yorkshire FMC</text:p>
            </table:table-cell>
            <table:table-cell table:style-name="ce97"/>
            <table:table-cell office:value-type="float" office:value="2.1" table:style-name="ce99">
              <text:p>2.1</text:p>
            </table:table-cell>
            <table:table-cell office:value-type="float" office:value="0.2" table:style-name="ce99">
              <text:p>0.2</text:p>
            </table:table-cell>
            <table:table-cell office:value-type="float" office:value="0.7" table:style-name="ce99">
              <text:p>0.7</text:p>
            </table:table-cell>
            <table:table-cell office:value-type="float" office:value="0.8" table:style-name="ce99">
              <text:p>0.8</text:p>
            </table:table-cell>
            <table:table-cell table:style-name="ce99"/>
            <table:table-cell office:value-type="float" office:value="0" table:style-name="ce99">
              <text:p>0.0</text:p>
            </table:table-cell>
            <table:table-cell office:value-type="float" office:value="1.3" table:style-name="ce99">
              <text:p>1.3</text:p>
            </table:table-cell>
            <table:table-cell office:value-type="float" office:value="1.3" table:style-name="ce99">
              <text:p>1.3</text:p>
            </table:table-cell>
            <table:table-cell office:value-type="float" office:value="2.1" table:style-name="ce99">
              <text:p>2.1</text:p>
            </table:table-cell>
            <table:table-cell office:value-type="float" office:value="4.2" table:style-name="ce99">
              <text:p>4.2</text:p>
            </table:table-cell>
            <table:table-cell office:value-type="float" office:value="0.6" table:style-name="ce99">
              <text:p>0.6</text:p>
            </table:table-cell>
            <table:table-cell office:value-type="float" office:value="1.6" table:style-name="ce99">
              <text:p>1.6</text:p>
            </table:table-cell>
            <table:table-cell office:value-type="float" office:value="2.2000000000000002" table:style-name="ce99">
              <text:p>2.2</text:p>
            </table:table-cell>
            <table:table-cell office:value-type="float" office:value="6.4" table:style-name="ce99">
              <text:p>6.4</text:p>
            </table:table-cell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  <table:table-row table:style-name="ro8">
            <table:table-cell office:value-type="string" table:style-name="ce100">
              <text:p><text:s text:c="2"/>West Yorkshire FMC</text:p>
            </table:table-cell>
            <table:table-cell table:style-name="ce97"/>
            <table:table-cell office:value-type="float" office:value="3.4" table:style-name="ce99">
              <text:p>3.4</text:p>
            </table:table-cell>
            <table:table-cell office:value-type="float" office:value="0.1" table:style-name="ce99">
              <text:p>0.1</text:p>
            </table:table-cell>
            <table:table-cell office:value-type="float" office:value="1" table:style-name="ce99">
              <text:p>1.0</text:p>
            </table:table-cell>
            <table:table-cell office:value-type="float" office:value="1.1000000000000001" table:style-name="ce99">
              <text:p>1.1</text:p>
            </table:table-cell>
            <table:table-cell table:style-name="ce99"/>
            <table:table-cell office:value-type="float" office:value="0" table:style-name="ce99">
              <text:p>0.0</text:p>
            </table:table-cell>
            <table:table-cell office:value-type="float" office:value="2.5" table:style-name="ce99">
              <text:p>2.5</text:p>
            </table:table-cell>
            <table:table-cell office:value-type="float" office:value="2.5" table:style-name="ce99">
              <text:p>2.5</text:p>
            </table:table-cell>
            <table:table-cell office:value-type="float" office:value="3.5" table:style-name="ce99">
              <text:p>3.5</text:p>
            </table:table-cell>
            <table:table-cell office:value-type="float" office:value="6.9" table:style-name="ce99">
              <text:p>6.9</text:p>
            </table:table-cell>
            <table:table-cell office:value-type="float" office:value="0.7" table:style-name="ce99">
              <text:p>0.7</text:p>
            </table:table-cell>
            <table:table-cell office:value-type="float" office:value="2.6" table:style-name="ce99">
              <text:p>2.6</text:p>
            </table:table-cell>
            <table:table-cell office:value-type="float" office:value="3.3" table:style-name="ce99">
              <text:p>3.3</text:p>
            </table:table-cell>
            <table:table-cell office:value-type="float" office:value="10.3" table:style-name="ce99">
              <text:p>10.3</text:p>
            </table:table-cell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  <table:table-row table:style-name="ro8">
            <table:table-cell office:value-type="string" table:style-name="ce100">
              <text:p><text:s text:c="2"/>Rest of Yorkshire and the Humber<text:s/></text:p>
            </table:table-cell>
            <table:table-cell table:style-name="ce97"/>
            <table:table-cell office:value-type="float" office:value="1.7" table:style-name="ce99">
              <text:p>1.7</text:p>
            </table:table-cell>
            <table:table-cell office:value-type="float" office:value="1.5" table:style-name="ce99">
              <text:p>1.5</text:p>
            </table:table-cell>
            <table:table-cell office:value-type="float" office:value="2.9" table:style-name="ce99">
              <text:p>2.9</text:p>
            </table:table-cell>
            <table:table-cell office:value-type="float" office:value="4.4000000000000004" table:style-name="ce99">
              <text:p>4.4</text:p>
            </table:table-cell>
            <table:table-cell table:style-name="ce99"/>
            <table:table-cell office:value-type="float" office:value="0.2" table:style-name="ce99">
              <text:p>0.2</text:p>
            </table:table-cell>
            <table:table-cell office:value-type="float" office:value="0.7" table:style-name="ce99">
              <text:p>0.7</text:p>
            </table:table-cell>
            <table:table-cell office:value-type="float" office:value="0.9" table:style-name="ce99">
              <text:p>0.9</text:p>
            </table:table-cell>
            <table:table-cell office:value-type="float" office:value="5.2" table:style-name="ce99">
              <text:p>5.2</text:p>
            </table:table-cell>
            <table:table-cell office:value-type="float" office:value="6.9" table:style-name="ce99">
              <text:p>6.9</text:p>
            </table:table-cell>
            <table:table-cell office:value-type="float" office:value="2.5" table:style-name="ce99">
              <text:p>2.5</text:p>
            </table:table-cell>
            <table:table-cell office:value-type="float" office:value="1.3" table:style-name="ce99">
              <text:p>1.3</text:p>
            </table:table-cell>
            <table:table-cell office:value-type="float" office:value="3.8" table:style-name="ce99">
              <text:p>3.8</text:p>
            </table:table-cell>
            <table:table-cell office:value-type="float" office:value="10.7" table:style-name="ce99">
              <text:p>10.7</text:p>
            </table:table-cell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</table:table-row-group>
        <table:table-row table:style-name="ro9">
          <table:table-cell office:value-type="string" table:style-name="ce95">
            <text:p>East Midlands</text:p>
          </table:table-cell>
          <table:table-cell table:style-name="ce97"/>
          <table:table-cell office:value-type="float" office:value="4.3" table:style-name="ce93">
            <text:p>4.3</text:p>
          </table:table-cell>
          <table:table-cell office:value-type="float" office:value="4.7" table:style-name="ce93">
            <text:p>4.7</text:p>
          </table:table-cell>
          <table:table-cell office:value-type="float" office:value="6" table:style-name="ce93">
            <text:p>6.0</text:p>
          </table:table-cell>
          <table:table-cell office:value-type="float" office:value="10.8" table:style-name="ce93">
            <text:p>10.8</text:p>
          </table:table-cell>
          <table:table-cell table:style-name="ce93"/>
          <table:table-cell office:value-type="float" office:value="0.4" table:style-name="ce93">
            <text:p>0.4</text:p>
          </table:table-cell>
          <table:table-cell office:value-type="float" office:value="2.7" table:style-name="ce93">
            <text:p>2.7</text:p>
          </table:table-cell>
          <table:table-cell office:value-type="float" office:value="3.1" table:style-name="ce93">
            <text:p>3.1</text:p>
          </table:table-cell>
          <table:table-cell office:value-type="float" office:value="13.8" table:style-name="ce93">
            <text:p>13.8</text:p>
          </table:table-cell>
          <table:table-cell office:value-type="float" office:value="18.100000000000001" table:style-name="ce93">
            <text:p>18.1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4.3" table:style-name="ce93">
            <text:p>4.3</text:p>
          </table:table-cell>
          <table:table-cell office:value-type="float" office:value="9" table:style-name="ce93">
            <text:p>9.0</text:p>
          </table:table-cell>
          <table:table-cell office:value-type="float" office:value="27.1" table:style-name="ce93">
            <text:p>27.1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 table:style-name="ro9">
          <table:table-cell office:value-type="string" table:style-name="ce95">
            <text:p>West Midlands<text:span text:style-name="T2"><text:s/>2</text:span></text:p>
          </table:table-cell>
          <table:table-cell table:style-name="ce97"/>
          <table:table-cell office:value-type="float" office:value="8.3000000000000007" table:style-name="ce93">
            <text:p>8.3</text:p>
          </table:table-cell>
          <table:table-cell office:value-type="float" office:value="2.5" table:style-name="ce93">
            <text:p>2.5</text:p>
          </table:table-cell>
          <table:table-cell office:value-type="float" office:value="4.5" table:style-name="ce93">
            <text:p>4.5</text:p>
          </table:table-cell>
          <table:table-cell office:value-type="float" office:value="7" table:style-name="ce93">
            <text:p>7.0</text:p>
          </table:table-cell>
          <table:table-cell table:style-name="ce93"/>
          <table:table-cell office:value-type="float" office:value="0.4" table:style-name="ce93">
            <text:p>0.4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5" table:style-name="ce93">
            <text:p>5.0</text:p>
          </table:table-cell>
          <table:table-cell office:value-type="float" office:value="12" table:style-name="ce93">
            <text:p>12.0</text:p>
          </table:table-cell>
          <table:table-cell office:value-type="float" office:value="20.399999999999999" table:style-name="ce93">
            <text:p>20.4</text:p>
          </table:table-cell>
          <table:table-cell office:value-type="float" office:value="3.7" table:style-name="ce93">
            <text:p>3.7</text:p>
          </table:table-cell>
          <table:table-cell office:value-type="float" office:value="7.2" table:style-name="ce93">
            <text:p>7.2</text:p>
          </table:table-cell>
          <table:table-cell office:value-type="float" office:value="10.9" table:style-name="ce93">
            <text:p>10.9</text:p>
          </table:table-cell>
          <table:table-cell office:value-type="float" office:value="31.3" table:style-name="ce93">
            <text:p>31.3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-group>
          <table:table-row table:style-name="ro8">
            <table:table-cell office:value-type="string" table:style-name="ce100">
              <text:p>of which:</text:p>
            </table:table-cell>
            <table:table-cell table:style-name="ce97"/>
            <table:table-cell table:number-columns-repeated="14" table:style-name="ce93"/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  <table:table-row table:style-name="ro9">
            <table:table-cell office:value-type="string" table:style-name="ce100">
              <text:p><text:s text:c="2"/>West Midlands FMC</text:p>
            </table:table-cell>
            <table:table-cell table:style-name="ce94"/>
            <table:table-cell office:value-type="float" office:value="2" table:style-name="ce99">
              <text:p>2.0</text:p>
            </table:table-cell>
            <table:table-cell office:value-type="float" office:value="0.1" table:style-name="ce99">
              <text:p>0.1</text:p>
            </table:table-cell>
            <table:table-cell office:value-type="float" office:value="0.3" table:style-name="ce99">
              <text:p>0.3</text:p>
            </table:table-cell>
            <table:table-cell office:value-type="float" office:value="0.4" table:style-name="ce99">
              <text:p>0.4</text:p>
            </table:table-cell>
            <table:table-cell table:style-name="ce99"/>
            <table:table-cell office:value-type="float" office:value="0" table:style-name="ce99">
              <text:p>0.0</text:p>
            </table:table-cell>
            <table:table-cell office:value-type="float" office:value="2.8" table:style-name="ce99">
              <text:p>2.8</text:p>
            </table:table-cell>
            <table:table-cell office:value-type="float" office:value="2.8" table:style-name="ce99">
              <text:p>2.8</text:p>
            </table:table-cell>
            <table:table-cell office:value-type="float" office:value="3.2" table:style-name="ce99">
              <text:p>3.2</text:p>
            </table:table-cell>
            <table:table-cell office:value-type="float" office:value="5.2" table:style-name="ce99">
              <text:p>5.2</text:p>
            </table:table-cell>
            <table:table-cell office:value-type="float" office:value="0.2" table:style-name="ce99">
              <text:p>0.2</text:p>
            </table:table-cell>
            <table:table-cell office:value-type="float" office:value="4.9000000000000004" table:style-name="ce99">
              <text:p>4.9</text:p>
            </table:table-cell>
            <table:table-cell office:value-type="float" office:value="5.0999999999999996" table:style-name="ce99">
              <text:p>5.1</text:p>
            </table:table-cell>
            <table:table-cell office:value-type="float" office:value="10.3" table:style-name="ce99">
              <text:p>10.3</text:p>
            </table:table-cell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  <table:table-row table:style-name="ro9">
            <table:table-cell office:value-type="string" table:style-name="ce100">
              <text:p><text:s text:c="2"/>Rest of West Midlands</text:p>
            </table:table-cell>
            <table:table-cell table:style-name="ce94"/>
            <table:table-cell office:value-type="float" office:value="6.3" table:style-name="ce99">
              <text:p>6.3</text:p>
            </table:table-cell>
            <table:table-cell office:value-type="float" office:value="2.4" table:style-name="ce99">
              <text:p>2.4</text:p>
            </table:table-cell>
            <table:table-cell office:value-type="float" office:value="4.2" table:style-name="ce99">
              <text:p>4.2</text:p>
            </table:table-cell>
            <table:table-cell office:value-type="float" office:value="6.6" table:style-name="ce99">
              <text:p>6.6</text:p>
            </table:table-cell>
            <table:table-cell table:style-name="ce99"/>
            <table:table-cell office:value-type="float" office:value="0.4" table:style-name="ce99">
              <text:p>0.4</text:p>
            </table:table-cell>
            <table:table-cell office:value-type="float" office:value="1.8" table:style-name="ce99">
              <text:p>1.8</text:p>
            </table:table-cell>
            <table:table-cell office:value-type="float" office:value="2.2000000000000002" table:style-name="ce99">
              <text:p>2.2</text:p>
            </table:table-cell>
            <table:table-cell office:value-type="float" office:value="8.9" table:style-name="ce99">
              <text:p>8.9</text:p>
            </table:table-cell>
            <table:table-cell office:value-type="float" office:value="15.2" table:style-name="ce99">
              <text:p>15.2</text:p>
            </table:table-cell>
            <table:table-cell office:value-type="float" office:value="3.5" table:style-name="ce99">
              <text:p>3.5</text:p>
            </table:table-cell>
            <table:table-cell office:value-type="float" office:value="2.4" table:style-name="ce99">
              <text:p>2.4</text:p>
            </table:table-cell>
            <table:table-cell office:value-type="float" office:value="5.9" table:style-name="ce99">
              <text:p>5.9</text:p>
            </table:table-cell>
            <table:table-cell office:value-type="float" office:value="21" table:style-name="ce99">
              <text:p>21.0</text:p>
            </table:table-cell>
            <table:table-cell table:number-columns-repeated="14" table:style-name="ce96"/>
            <table:table-cell table:number-columns-repeated="17" table:style-name="ce92"/>
            <table:table-cell table:number-columns-repeated="16337" table:style-name="ce96"/>
          </table:table-row>
        </table:table-row-group>
        <table:table-row table:style-name="ro9">
          <table:table-cell office:value-type="string" table:style-name="ce95">
            <text:p>East of England</text:p>
          </table:table-cell>
          <table:table-cell table:style-name="ce97"/>
          <table:table-cell office:value-type="float" office:value="6" table:style-name="ce93">
            <text:p>6.0</text:p>
          </table:table-cell>
          <table:table-cell office:value-type="float" office:value="6.7" table:style-name="ce93">
            <text:p>6.7</text:p>
          </table:table-cell>
          <table:table-cell office:value-type="float" office:value="7.5" table:style-name="ce93">
            <text:p>7.5</text:p>
          </table:table-cell>
          <table:table-cell office:value-type="float" office:value="14.2" table:style-name="ce93">
            <text:p>14.2</text:p>
          </table:table-cell>
          <table:table-cell table:style-name="ce93"/>
          <table:table-cell office:value-type="float" office:value="0.3" table:style-name="ce93">
            <text:p>0.3</text:p>
          </table:table-cell>
          <table:table-cell office:value-type="float" office:value="3.1" table:style-name="ce93">
            <text:p>3.1</text:p>
          </table:table-cell>
          <table:table-cell office:value-type="float" office:value="3.5" table:style-name="ce93">
            <text:p>3.5</text:p>
          </table:table-cell>
          <table:table-cell office:value-type="float" office:value="17.7" table:style-name="ce93">
            <text:p>17.7</text:p>
          </table:table-cell>
          <table:table-cell office:value-type="float" office:value="23.7" table:style-name="ce93">
            <text:p>23.7</text:p>
          </table:table-cell>
          <table:table-cell office:value-type="float" office:value="7.4" table:style-name="ce93">
            <text:p>7.4</text:p>
          </table:table-cell>
          <table:table-cell office:value-type="float" office:value="6.3" table:style-name="ce93">
            <text:p>6.3</text:p>
          </table:table-cell>
          <table:table-cell office:value-type="float" office:value="13.7" table:style-name="ce93">
            <text:p>13.7</text:p>
          </table:table-cell>
          <table:table-cell office:value-type="float" office:value="37.4" table:style-name="ce93">
            <text:p>37.4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 table:style-name="ro9">
          <table:table-cell office:value-type="string" table:style-name="ce95">
            <text:p>London</text:p>
          </table:table-cell>
          <table:table-cell table:style-name="ce97"/>
          <table:table-cell office:value-type="float" office:value="1.5" table:style-name="ce93">
            <text:p>1.5</text:p>
          </table:table-cell>
          <table:table-cell office:value-type="float" office:value="0" table:style-name="ce93">
            <text:p>0.0</text:p>
          </table:table-cell>
          <table:table-cell office:value-type="float" office:value="0.4" table:style-name="ce93">
            <text:p>0.4</text:p>
          </table:table-cell>
          <table:table-cell office:value-type="float" office:value="0.4" table:style-name="ce93">
            <text:p>0.4</text:p>
          </table:table-cell>
          <table:table-cell table:style-name="ce93"/>
          <table:table-cell office:value-type="float" office:value="0" table:style-name="ce93">
            <text:p>0.0</text:p>
          </table:table-cell>
          <table:table-cell office:value-type="float" office:value="9.8000000000000007" table:style-name="ce93">
            <text:p>9.8</text:p>
          </table:table-cell>
          <table:table-cell office:value-type="float" office:value="9.8000000000000007" table:style-name="ce93">
            <text:p>9.8</text:p>
          </table:table-cell>
          <table:table-cell office:value-type="float" office:value="10.3" table:style-name="ce93">
            <text:p>10.3</text:p>
          </table:table-cell>
          <table:table-cell office:value-type="float" office:value="11.8" table:style-name="ce93">
            <text:p>11.8</text:p>
          </table:table-cell>
          <table:table-cell office:value-type="float" office:value="0.1" table:style-name="ce93">
            <text:p>0.1</text:p>
          </table:table-cell>
          <table:table-cell office:value-type="float" office:value="6.5" table:style-name="ce93">
            <text:p>6.5</text:p>
          </table:table-cell>
          <table:table-cell office:value-type="float" office:value="6.6" table:style-name="ce93">
            <text:p>6.6</text:p>
          </table:table-cell>
          <table:table-cell office:value-type="float" office:value="18.3" table:style-name="ce93">
            <text:p>18.3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 table:style-name="ro9">
          <table:table-cell office:value-type="string" table:style-name="ce95">
            <text:p>South East</text:p>
          </table:table-cell>
          <table:table-cell table:style-name="ce97"/>
          <table:table-cell office:value-type="float" office:value="14.7" table:style-name="ce93">
            <text:p>14.7</text:p>
          </table:table-cell>
          <table:table-cell office:value-type="float" office:value="6.5" table:style-name="ce93">
            <text:p>6.5</text:p>
          </table:table-cell>
          <table:table-cell office:value-type="float" office:value="9.8000000000000007" table:style-name="ce93">
            <text:p>9.8</text:p>
          </table:table-cell>
          <table:table-cell office:value-type="float" office:value="16.3" table:style-name="ce93">
            <text:p>16.3</text:p>
          </table:table-cell>
          <table:table-cell table:style-name="ce93"/>
          <table:table-cell office:value-type="float" office:value="0.5" table:style-name="ce93">
            <text:p>0.5</text:p>
          </table:table-cell>
          <table:table-cell office:value-type="float" office:value="5.8" table:style-name="ce93">
            <text:p>5.8</text:p>
          </table:table-cell>
          <table:table-cell office:value-type="float" office:value="6.3" table:style-name="ce93">
            <text:p>6.3</text:p>
          </table:table-cell>
          <table:table-cell office:value-type="float" office:value="22.6" table:style-name="ce93">
            <text:p>22.6</text:p>
          </table:table-cell>
          <table:table-cell office:value-type="float" office:value="37.4" table:style-name="ce93">
            <text:p>37.4</text:p>
          </table:table-cell>
          <table:table-cell office:value-type="float" office:value="7.8" table:style-name="ce93">
            <text:p>7.8</text:p>
          </table:table-cell>
          <table:table-cell office:value-type="float" office:value="9.8000000000000007" table:style-name="ce93">
            <text:p>9.8</text:p>
          </table:table-cell>
          <table:table-cell office:value-type="float" office:value="17.7" table:style-name="ce93">
            <text:p>17.7</text:p>
          </table:table-cell>
          <table:table-cell office:value-type="float" office:value="55" table:style-name="ce93">
            <text:p>55.0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 table:style-name="ro9">
          <table:table-cell office:value-type="string" table:style-name="ce95">
            <text:p>South West</text:p>
          </table:table-cell>
          <table:table-cell table:style-name="ce98"/>
          <table:table-cell office:value-type="float" office:value="5.8" table:style-name="ce93">
            <text:p>5.8</text:p>
          </table:table-cell>
          <table:table-cell office:value-type="float" office:value="4" table:style-name="ce93">
            <text:p>4.0</text:p>
          </table:table-cell>
          <table:table-cell office:value-type="float" office:value="7.3" table:style-name="ce93">
            <text:p>7.3</text:p>
          </table:table-cell>
          <table:table-cell office:value-type="float" office:value="11.3" table:style-name="ce93">
            <text:p>11.3</text:p>
          </table:table-cell>
          <table:table-cell table:style-name="ce93"/>
          <table:table-cell office:value-type="float" office:value="0.2" table:style-name="ce93">
            <text:p>0.2</text:p>
          </table:table-cell>
          <table:table-cell office:value-type="float" office:value="3" table:style-name="ce93">
            <text:p>3.0</text:p>
          </table:table-cell>
          <table:table-cell office:value-type="float" office:value="3.2" table:style-name="ce93">
            <text:p>3.2</text:p>
          </table:table-cell>
          <table:table-cell office:value-type="float" office:value="14.5" table:style-name="ce93">
            <text:p>14.5</text:p>
          </table:table-cell>
          <table:table-cell office:value-type="float" office:value="20.399999999999999" table:style-name="ce93">
            <text:p>20.4</text:p>
          </table:table-cell>
          <table:table-cell office:value-type="float" office:value="6.7" table:style-name="ce93">
            <text:p>6.7</text:p>
          </table:table-cell>
          <table:table-cell office:value-type="float" office:value="5.4" table:style-name="ce93">
            <text:p>5.4</text:p>
          </table:table-cell>
          <table:table-cell office:value-type="float" office:value="12.1" table:style-name="ce93">
            <text:p>12.1</text:p>
          </table:table-cell>
          <table:table-cell office:value-type="float" office:value="32.5" table:style-name="ce93">
            <text:p>32.5</text:p>
          </table:table-cell>
          <table:table-cell table:style-name="ce96"/>
          <table:table-cell table:style-name="ce92"/>
          <table:table-cell table:number-columns-repeated="12" table:style-name="ce96"/>
          <table:table-cell table:number-columns-repeated="17" table:style-name="ce92"/>
          <table:table-cell table:number-columns-repeated="16337" table:style-name="ce96"/>
        </table:table-row>
        <table:table-row table:style-name="ro7">
          <table:table-cell office:value-type="string" table:style-name="ce95">
            <text:p>England</text:p>
          </table:table-cell>
          <table:table-cell table:style-name="ce97"/>
          <table:table-cell office:value-type="float" office:value="60.5" table:style-name="ce93">
            <text:p>60.5</text:p>
          </table:table-cell>
          <table:table-cell office:value-type="float" office:value="29.5" table:style-name="ce93">
            <text:p>29.5</text:p>
          </table:table-cell>
          <table:table-cell office:value-type="float" office:value="46.9" table:style-name="ce93">
            <text:p>46.9</text:p>
          </table:table-cell>
          <table:table-cell office:value-type="float" office:value="76.3" table:style-name="ce93">
            <text:p>76.3</text:p>
          </table:table-cell>
          <table:table-cell table:style-name="ce93"/>
          <table:table-cell office:value-type="float" office:value="2.8" table:style-name="ce93">
            <text:p>2.8</text:p>
          </table:table-cell>
          <table:table-cell office:value-type="float" office:value="42" table:style-name="ce93">
            <text:p>42.0</text:p>
          </table:table-cell>
          <table:table-cell office:value-type="float" office:value="44.7" table:style-name="ce93">
            <text:p>44.7</text:p>
          </table:table-cell>
          <table:table-cell office:value-type="float" office:value="121.1" table:style-name="ce93">
            <text:p>121.1</text:p>
          </table:table-cell>
          <table:table-cell office:value-type="float" office:value="181.6" table:style-name="ce93">
            <text:p>181.6</text:p>
          </table:table-cell>
          <table:table-cell office:value-type="float" office:value="38.200000000000003" table:style-name="ce93">
            <text:p>38.2</text:p>
          </table:table-cell>
          <table:table-cell office:value-type="float" office:value="56.3" table:style-name="ce93">
            <text:p>56.3</text:p>
          </table:table-cell>
          <table:table-cell office:value-type="float" office:value="94.5" table:style-name="ce93">
            <text:p>94.5</text:p>
          </table:table-cell>
          <table:table-cell office:value-type="float" office:value="276.10000000000002" table:style-name="ce93">
            <text:p>276.1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 table:style-name="ro9">
          <table:table-cell office:value-type="string" table:style-name="ce95">
            <text:p>Wales</text:p>
          </table:table-cell>
          <table:table-cell table:style-name="ce94"/>
          <table:table-cell office:value-type="float" office:value="2.2999999999999998" table:style-name="ce93">
            <text:p>2.3</text:p>
          </table:table-cell>
          <table:table-cell office:value-type="float" office:value="4.2" table:style-name="ce93">
            <text:p>4.2</text:p>
          </table:table-cell>
          <table:table-cell office:value-type="float" office:value="3.1" table:style-name="ce93">
            <text:p>3.1</text:p>
          </table:table-cell>
          <table:table-cell office:value-type="float" office:value="7.3" table:style-name="ce93">
            <text:p>7.3</text:p>
          </table:table-cell>
          <table:table-cell table:style-name="ce93"/>
          <table:table-cell office:value-type="float" office:value="0.3" table:style-name="ce93">
            <text:p>0.3</text:p>
          </table:table-cell>
          <table:table-cell office:value-type="float" office:value="1.8" table:style-name="ce93">
            <text:p>1.8</text:p>
          </table:table-cell>
          <table:table-cell office:value-type="float" office:value="2.1" table:style-name="ce93">
            <text:p>2.1</text:p>
          </table:table-cell>
          <table:table-cell office:value-type="float" office:value="9.5" table:style-name="ce93">
            <text:p>9.5</text:p>
          </table:table-cell>
          <table:table-cell office:value-type="float" office:value="11.8" table:style-name="ce93">
            <text:p>11.8</text:p>
          </table:table-cell>
          <table:table-cell office:value-type="float" office:value="3.3" table:style-name="ce93">
            <text:p>3.3</text:p>
          </table:table-cell>
          <table:table-cell office:value-type="float" office:value="3" table:style-name="ce93">
            <text:p>3.0</text:p>
          </table:table-cell>
          <table:table-cell office:value-type="float" office:value="6.3" table:style-name="ce93">
            <text:p>6.3</text:p>
          </table:table-cell>
          <table:table-cell office:value-type="float" office:value="18.100000000000001" table:style-name="ce93">
            <text:p>18.1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 table:style-name="ro9">
          <table:table-cell office:value-type="string" table:style-name="ce95">
            <text:p>Scotland</text:p>
          </table:table-cell>
          <table:table-cell table:style-name="ce97"/>
          <table:table-cell office:value-type="float" office:value="4.9000000000000004" table:style-name="ce93">
            <text:p>4.9</text:p>
          </table:table-cell>
          <table:table-cell office:value-type="float" office:value="5.7" table:style-name="ce93">
            <text:p>5.7</text:p>
          </table:table-cell>
          <table:table-cell office:value-type="float" office:value="5.0999999999999996" table:style-name="ce93">
            <text:p>5.1</text:p>
          </table:table-cell>
          <table:table-cell office:value-type="float" office:value="10.8" table:style-name="ce93">
            <text:p>10.8</text:p>
          </table:table-cell>
          <table:table-cell table:style-name="ce93"/>
          <table:table-cell office:value-type="float" office:value="0.6" table:style-name="ce93">
            <text:p>0.6</text:p>
          </table:table-cell>
          <table:table-cell office:value-type="float" office:value="2.9" table:style-name="ce93">
            <text:p>2.9</text:p>
          </table:table-cell>
          <table:table-cell office:value-type="float" office:value="3.5" table:style-name="ce93">
            <text:p>3.5</text:p>
          </table:table-cell>
          <table:table-cell office:value-type="float" office:value="14.3" table:style-name="ce93">
            <text:p>14.3</text:p>
          </table:table-cell>
          <table:table-cell office:value-type="float" office:value="19.100000000000001" table:style-name="ce93">
            <text:p>19.1</text:p>
          </table:table-cell>
          <table:table-cell office:value-type="float" office:value="4.5" table:style-name="ce93">
            <text:p>4.5</text:p>
          </table:table-cell>
          <table:table-cell office:value-type="float" office:value="5" table:style-name="ce93">
            <text:p>5.0</text:p>
          </table:table-cell>
          <table:table-cell office:value-type="float" office:value="9.5" table:style-name="ce93">
            <text:p>9.5</text:p>
          </table:table-cell>
          <table:table-cell office:value-type="float" office:value="28.7" table:style-name="ce93">
            <text:p>28.7</text:p>
          </table:table-cell>
          <table:table-cell table:number-columns-repeated="14" table:style-name="ce96"/>
          <table:table-cell table:number-columns-repeated="17" table:style-name="ce92"/>
          <table:table-cell table:number-columns-repeated="16337" table:style-name="ce96"/>
        </table:table-row>
        <table:table-row table:style-name="ro7">
          <table:table-cell office:value-type="string" table:style-name="ce95">
            <text:p>Great Britain</text:p>
          </table:table-cell>
          <table:table-cell table:style-name="ce94"/>
          <table:table-cell office:value-type="float" office:value="67.7" table:style-name="ce93">
            <text:p>67.7</text:p>
          </table:table-cell>
          <table:table-cell office:value-type="float" office:value="39.4" table:style-name="ce93">
            <text:p>39.4</text:p>
          </table:table-cell>
          <table:table-cell office:value-type="float" office:value="55.1" table:style-name="ce93">
            <text:p>55.1</text:p>
          </table:table-cell>
          <table:table-cell office:value-type="float" office:value="94.5" table:style-name="ce93">
            <text:p>94.5</text:p>
          </table:table-cell>
          <table:table-cell table:style-name="ce93"/>
          <table:table-cell office:value-type="float" office:value="3.7" table:style-name="ce93">
            <text:p>3.7</text:p>
          </table:table-cell>
          <table:table-cell office:value-type="float" office:value="46.7" table:style-name="ce93">
            <text:p>46.7</text:p>
          </table:table-cell>
          <table:table-cell office:value-type="float" office:value="50.4" table:style-name="ce93">
            <text:p>50.4</text:p>
          </table:table-cell>
          <table:table-cell office:value-type="float" office:value="144.9" table:style-name="ce93">
            <text:p>144.9</text:p>
          </table:table-cell>
          <table:table-cell office:value-type="float" office:value="212.5" table:style-name="ce93">
            <text:p>212.5</text:p>
          </table:table-cell>
          <table:table-cell office:value-type="float" office:value="46" table:style-name="ce93">
            <text:p>46.0</text:p>
          </table:table-cell>
          <table:table-cell office:value-type="float" office:value="64.400000000000006" table:style-name="ce93">
            <text:p>64.4</text:p>
          </table:table-cell>
          <table:table-cell office:value-type="float" office:value="110.4" table:style-name="ce93">
            <text:p>110.4</text:p>
          </table:table-cell>
          <table:table-cell office:value-type="float" office:value="322.89999999999998" table:style-name="ce93">
            <text:p>322.9</text:p>
          </table:table-cell>
          <table:table-cell table:number-columns-repeated="14" table:style-name="ce91"/>
          <table:table-cell table:number-columns-repeated="17" table:style-name="ce92"/>
          <table:table-cell table:number-columns-repeated="16337" table:style-name="ce91"/>
        </table:table-row>
        <table:table-row table:style-name="ro10">
          <table:table-cell table:style-name="ce90"/>
          <table:table-cell table:style-name="ce89"/>
          <table:table-cell table:number-columns-repeated="13" table:style-name="ce88"/>
          <table:table-cell table:style-name="ce87"/>
          <table:table-cell table:number-columns-repeated="16368" table:style-name="ce86"/>
        </table:table-row>
        <table:table-row table:style-name="ro11">
          <table:table-cell office:value-type="string" table:style-name="ce80">
            <text:p>1 Includes trunk motorways and principal motorways</text:p>
          </table:table-cell>
          <table:table-cell table:style-name="ce77"/>
          <table:table-cell table:style-name="ce76"/>
          <table:table-cell table:number-columns-repeated="4" table:style-name="ce75"/>
          <table:table-cell table:number-columns-repeated="8" table:style-name="ce84"/>
          <table:table-cell office:value-type="string" table:style-name="ce83">
            <text:p>Source: DfT National Road Traffic Survey</text:p>
          </table:table-cell>
          <table:table-cell table:number-columns-repeated="16368" table:style-name="ce81"/>
        </table:table-row>
        <table:table-row table:style-name="ro8">
          <table:table-cell office:value-type="string" table:style-name="ce80">
            <text:p>2 Urban roads: Major and minor roads within an urban area with a population of 10,000 or more. These are based on the 2001 urban settlements.</text:p>
          </table:table-cell>
          <table:table-cell table:style-name="ce77"/>
          <table:table-cell table:style-name="ce85"/>
          <table:table-cell table:number-columns-repeated="12" table:style-name="ce84"/>
          <table:table-cell office:value-type="string" table:style-name="ce83">
            <text:p>Last updated: July 2018</text:p>
          </table:table-cell>
          <table:table-cell table:number-columns-repeated="16368" table:style-name="ce81"/>
        </table:table-row>
        <table:table-row table:style-name="ro12">
          <table:table-cell office:value-type="string" table:style-name="ce82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80"/>
          <table:table-cell table:number-columns-repeated="3" table:style-name="ce75"/>
          <table:table-cell office:value-type="string" table:style-name="ce78">
            <text:p>Next update: June 2019</text:p>
          </table:table-cell>
          <table:table-cell table:number-columns-repeated="16368" table:style-name="ce81"/>
        </table:table-row>
        <table:table-row table:style-name="ro14">
          <table:table-cell office:value-type="string" table:style-name="ce80">
            <text:p>3 Truck roads are those managed by Highways England within England</text:p>
          </table:table-cell>
          <table:table-cell table:number-columns-repeated="11" table:style-name="ce79"/>
          <table:table-cell table:number-columns-repeated="3" table:style-name="ce75"/>
          <table:table-cell table:style-name="ce78"/>
          <table:table-cell table:number-columns-repeated="31" table:style-name="ce67"/>
          <table:table-cell table:number-columns-repeated="16337" table:style-name="ce68"/>
        </table:table-row>
        <table:table-row table:style-name="ro8">
          <table:table-cell office:value-type="string" table:style-name="ce80">
            <text:p>4 Principal roads are those managed by local authorities</text:p>
          </table:table-cell>
          <table:table-cell table:number-columns-repeated="11" table:style-name="ce79"/>
          <table:table-cell table:number-columns-repeated="3" table:style-name="ce75"/>
          <table:table-cell table:style-name="ce78"/>
          <table:table-cell table:number-columns-repeated="31" table:style-name="ce67"/>
          <table:table-cell table:number-columns-repeated="16337" table:style-name="ce68"/>
        </table:table-row>
        <table:table-row table:style-name="ro15">
          <table:table-cell table:style-name="ce75"/>
          <table:table-cell table:style-name="ce77"/>
          <table:table-cell table:style-name="ce76"/>
          <table:table-cell table:number-columns-repeated="13" table:style-name="ce75"/>
          <table:table-cell table:number-columns-repeated="31" table:style-name="ce67"/>
          <table:table-cell table:number-columns-repeated="16337" table:style-name="ce68"/>
        </table:table-row>
        <table:table-row table:style-name="ro13">
          <table:table-cell office:value-type="string" table:style-name="ce72">
            <text:p>Telephone: 020 7944 3095</text:p>
          </table:table-cell>
          <table:table-cell table:style-name="ce77"/>
          <table:table-cell table:style-name="ce76"/>
          <table:table-cell table:number-columns-repeated="13" table:style-name="ce75"/>
          <table:table-cell table:number-columns-repeated="31" table:style-name="ce67"/>
          <table:table-cell table:number-columns-repeated="16337" table:style-name="ce68"/>
        </table:table-row>
        <table:table-row table:style-name="ro13">
          <table:table-cell office:value-type="string" table:style-name="ce72">
            <text:p>Email: roadtraff.stats@dft.gsi.gov.uk</text:p>
          </table:table-cell>
          <table:table-cell table:style-name="ce71"/>
          <table:table-cell table:style-name="ce70"/>
          <table:table-cell table:number-columns-repeated="13" table:style-name="ce69"/>
          <table:table-cell table:number-columns-repeated="31" table:style-name="ce67"/>
          <table:table-cell table:number-columns-repeated="16337" table:style-name="ce68"/>
        </table:table-row>
        <table:table-row table:style-name="ro13">
          <table:table-cell office:value-type="string" table:style-name="ce74">
            <text:p>Notes &amp; definitions:</text:p>
          </table:table-cell>
          <table:table-cell table:style-name="ce73"/>
          <table:table-cell table:style-name="ce70"/>
          <table:table-cell table:number-columns-repeated="13" table:style-name="ce69"/>
          <table:table-cell table:number-columns-repeated="31" table:style-name="ce67"/>
          <table:table-cell table:number-columns-repeated="16337" table:style-name="ce68"/>
        </table:table-row>
        <table:table-row table:style-name="ro1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4" table:style-name="ce69"/>
          <table:table-cell table:number-columns-repeated="31" table:style-name="ce67"/>
          <table:table-cell table:number-columns-repeated="16337" table:style-name="ce68"/>
        </table:table-row>
        <table:table-row table:style-name="ro13">
          <table:table-cell office:value-type="string" table:style-name="ce72">
            <text:p>The figures in this table are National Statistics.</text:p>
          </table:table-cell>
          <table:table-cell table:style-name="ce71"/>
          <table:table-cell table:style-name="ce70"/>
          <table:table-cell table:number-columns-repeated="13" table:style-name="ce69"/>
          <table:table-cell table:number-columns-repeated="31" table:style-name="ce67"/>
          <table:table-cell table:number-columns-repeated="16337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16).$A$1:TRA0103_(2016).$P$48" table:base-cell-address="TRA0103_(2016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15)" table:style-name="ta2">
        <table:table-column table:style-name="co1" table:default-cell-style-name="ce121"/>
        <table:table-column table:style-name="co2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37" table:style-name="ce121"/>
          <table:table-cell table:number-columns-repeated="16337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15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31" table:style-name="ce121"/>
          <table:table-cell table:number-columns-repeated="16337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31" table:style-name="ce121"/>
          <table:table-cell table:number-columns-repeated="16337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31" table:style-name="ce121"/>
          <table:table-cell table:number-columns-repeated="16337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31" table:style-name="ce121"/>
          <table:table-cell table:number-columns-repeated="16337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31" table:style-name="ce121"/>
          <table:table-cell table:number-columns-repeated="16337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8" table:style-name="ce146">
            <text:p>0.8</text:p>
          </table:table-cell>
          <table:table-cell office:value-type="float" office:value="1.9" table:style-name="ce146">
            <text:p>1.9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9" table:style-name="ce146">
            <text:p>1.9</text:p>
          </table:table-cell>
          <table:table-cell office:value-type="float" office:value="2.5" table:style-name="ce146">
            <text:p>2.5</text:p>
          </table:table-cell>
          <table:table-cell office:value-type="float" office:value="6.6" table:style-name="ce146">
            <text:p>6.6</text:p>
          </table:table-cell>
          <table:table-cell office:value-type="float" office:value="7.3" table:style-name="ce146">
            <text:p>7.3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4" table:style-name="ce146">
            <text:p>3.4</text:p>
          </table:table-cell>
          <table:table-cell office:value-type="float" office:value="4.5" table:style-name="ce146">
            <text:p>4.5</text:p>
          </table:table-cell>
          <table:table-cell office:value-type="float" office:value="11.8" table:style-name="ce146">
            <text:p>11.8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52">
              <text:p>0.1</text:p>
            </table:table-cell>
            <table:table-cell office:value-type="float" office:value="0.6" table:style-name="ce152">
              <text:p>0.6</text:p>
            </table:table-cell>
            <table:table-cell office:value-type="float" office:value="0.4" table:style-name="ce152">
              <text:p>0.4</text:p>
            </table:table-cell>
            <table:table-cell office:value-type="float" office:value="0.9" table:style-name="ce152">
              <text:p>0.9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3" table:style-name="ce152">
              <text:p>0.3</text:p>
            </table:table-cell>
            <table:table-cell office:value-type="float" office:value="1.1000000000000001" table:style-name="ce152">
              <text:p>1.1</text:p>
            </table:table-cell>
            <table:table-cell office:value-type="float" office:value="1.4" table:style-name="ce152">
              <text:p>1.4</text:p>
            </table:table-cell>
            <table:table-cell office:value-type="float" office:value="2.2999999999999998" table:style-name="ce152">
              <text:p>2.3</text:p>
            </table:table-cell>
            <table:table-cell office:value-type="float" office:value="2.5" table:style-name="ce152">
              <text:p>2.5</text:p>
            </table:table-cell>
            <table:table-cell office:value-type="float" office:value="0.2" table:style-name="ce152">
              <text:p>0.2</text:p>
            </table:table-cell>
            <table:table-cell office:value-type="float" office:value="1.8" table:style-name="ce152">
              <text:p>1.8</text:p>
            </table:table-cell>
            <table:table-cell office:value-type="float" office:value="2" table:style-name="ce152">
              <text:p>2.0</text:p>
            </table:table-cell>
            <table:table-cell office:value-type="float" office:value="4.5" table:style-name="ce152">
              <text:p>4.5</text:p>
            </table:table-cell>
            <table:table-cell table:number-columns-repeated="14" table:style-name="ce154"/>
            <table:table-cell table:number-columns-repeated="17" table:style-name="ce145"/>
            <table:table-cell table:number-columns-repeated="16337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style-name="ce152">
              <text:p>0.6</text:p>
            </table:table-cell>
            <table:table-cell office:value-type="float" office:value="1.3" table:style-name="ce152">
              <text:p>1.3</text:p>
            </table:table-cell>
            <table:table-cell office:value-type="float" office:value="1.8" table:style-name="ce152">
              <text:p>1.8</text:p>
            </table:table-cell>
            <table:table-cell office:value-type="float" office:value="3.2" table:style-name="ce152">
              <text:p>3.2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3" table:style-name="ce152">
              <text:p>0.3</text:p>
            </table:table-cell>
            <table:table-cell office:value-type="float" office:value="0.8" table:style-name="ce152">
              <text:p>0.8</text:p>
            </table:table-cell>
            <table:table-cell office:value-type="float" office:value="1.1000000000000001" table:style-name="ce152">
              <text:p>1.1</text:p>
            </table:table-cell>
            <table:table-cell office:value-type="float" office:value="4.2" table:style-name="ce152">
              <text:p>4.2</text:p>
            </table:table-cell>
            <table:table-cell office:value-type="float" office:value="4.9000000000000004" table:style-name="ce152">
              <text:p>4.9</text:p>
            </table:table-cell>
            <table:table-cell office:value-type="float" office:value="0.9" table:style-name="ce152">
              <text:p>0.9</text:p>
            </table:table-cell>
            <table:table-cell office:value-type="float" office:value="1.5" table:style-name="ce152">
              <text:p>1.5</text:p>
            </table:table-cell>
            <table:table-cell office:value-type="float" office:value="2.5" table:style-name="ce152">
              <text:p>2.5</text:p>
            </table:table-cell>
            <table:table-cell office:value-type="float" office:value="7.3" table:style-name="ce152">
              <text:p>7.3</text:p>
            </table:table-cell>
            <table:table-cell table:number-columns-repeated="14" table:style-name="ce154"/>
            <table:table-cell table:number-columns-repeated="17" table:style-name="ce145"/>
            <table:table-cell table:number-columns-repeated="16337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1.8" table:style-name="ce146">
            <text:p>11.8</text:p>
          </table:table-cell>
          <table:table-cell office:value-type="float" office:value="1.2" table:style-name="ce146">
            <text:p>1.2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5.6" table:style-name="ce146">
            <text:p>5.6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5" table:style-name="ce146">
            <text:p>6.5</text:p>
          </table:table-cell>
          <table:table-cell office:value-type="float" office:value="6.7" table:style-name="ce146">
            <text:p>6.7</text:p>
          </table:table-cell>
          <table:table-cell office:value-type="float" office:value="12.3" table:style-name="ce146">
            <text:p>12.3</text:p>
          </table:table-cell>
          <table:table-cell office:value-type="float" office:value="24.1" table:style-name="ce146">
            <text:p>24.1</text:p>
          </table:table-cell>
          <table:table-cell office:value-type="float" office:value="3" table:style-name="ce146">
            <text:p>3.0</text:p>
          </table:table-cell>
          <table:table-cell office:value-type="float" office:value="7.9" table:style-name="ce146">
            <text:p>7.9</text:p>
          </table:table-cell>
          <table:table-cell office:value-type="float" office:value="10.9" table:style-name="ce146">
            <text:p>10.9</text:p>
          </table:table-cell>
          <table:table-cell office:value-type="float" office:value="35" table:style-name="ce146">
            <text:p>35.0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9" table:style-name="ce152">
              <text:p>3.9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4" table:style-name="ce152">
              <text:p>0.4</text:p>
            </table:table-cell>
            <table:table-cell office:value-type="float" office:value="0.4" table:style-name="ce152">
              <text:p>0.4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3" table:style-name="ce152">
              <text:p>3.0</text:p>
            </table:table-cell>
            <table:table-cell office:value-type="float" office:value="3" table:style-name="ce152">
              <text:p>3.0</text:p>
            </table:table-cell>
            <table:table-cell office:value-type="float" office:value="3.5" table:style-name="ce152">
              <text:p>3.5</text:p>
            </table:table-cell>
            <table:table-cell office:value-type="float" office:value="7.4" table:style-name="ce152">
              <text:p>7.4</text:p>
            </table:table-cell>
            <table:table-cell office:value-type="float" office:value="0.3" table:style-name="ce152">
              <text:p>0.3</text:p>
            </table:table-cell>
            <table:table-cell office:value-type="float" office:value="3.5" table:style-name="ce152">
              <text:p>3.5</text:p>
            </table:table-cell>
            <table:table-cell office:value-type="float" office:value="3.8" table:style-name="ce152">
              <text:p>3.8</text:p>
            </table:table-cell>
            <table:table-cell office:value-type="float" office:value="11.1" table:style-name="ce152">
              <text:p>11.1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1" table:style-name="ce152">
              <text:p>1.0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5" table:style-name="ce152">
              <text:p>0.5</text:p>
            </table:table-cell>
            <table:table-cell office:value-type="float" office:value="0.5" table:style-name="ce152">
              <text:p>0.5</text:p>
            </table:table-cell>
            <table:table-cell office:value-type="float" office:value="0" table:style-name="ce152">
              <text:p>0.0</text:p>
            </table:table-cell>
            <table:table-cell office:value-type="float" office:value="0" table:style-name="ce152">
              <text:p>0.0</text:p>
            </table:table-cell>
            <table:table-cell office:value-type="float" office:value="1.3" table:style-name="ce152">
              <text:p>1.3</text:p>
            </table:table-cell>
            <table:table-cell office:value-type="float" office:value="1.4" table:style-name="ce152">
              <text:p>1.4</text:p>
            </table:table-cell>
            <table:table-cell office:value-type="float" office:value="1.9" table:style-name="ce152">
              <text:p>1.9</text:p>
            </table:table-cell>
            <table:table-cell office:value-type="float" office:value="2.9" table:style-name="ce152">
              <text:p>2.9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1.8" table:style-name="ce152">
              <text:p>1.8</text:p>
            </table:table-cell>
            <table:table-cell office:value-type="float" office:value="2" table:style-name="ce152">
              <text:p>2.0</text:p>
            </table:table-cell>
            <table:table-cell office:value-type="float" office:value="4.9000000000000004" table:style-name="ce152">
              <text:p>4.9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9" table:style-name="ce152">
              <text:p>6.9</text:p>
            </table:table-cell>
            <table:table-cell office:value-type="float" office:value="1.1000000000000001" table:style-name="ce152">
              <text:p>1.1</text:p>
            </table:table-cell>
            <table:table-cell office:value-type="float" office:value="3.5" table:style-name="ce152">
              <text:p>3.5</text:p>
            </table:table-cell>
            <table:table-cell office:value-type="float" office:value="4.7" table:style-name="ce152">
              <text:p>4.7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2.2000000000000002" table:style-name="ce152">
              <text:p>2.2</text:p>
            </table:table-cell>
            <table:table-cell office:value-type="float" office:value="2.2999999999999998" table:style-name="ce152">
              <text:p>2.3</text:p>
            </table:table-cell>
            <table:table-cell office:value-type="float" office:value="6.9" table:style-name="ce152">
              <text:p>6.9</text:p>
            </table:table-cell>
            <table:table-cell office:value-type="float" office:value="13.8" table:style-name="ce152">
              <text:p>13.8</text:p>
            </table:table-cell>
            <table:table-cell office:value-type="float" office:value="2.5" table:style-name="ce152">
              <text:p>2.5</text:p>
            </table:table-cell>
            <table:table-cell office:value-type="float" office:value="2.6" table:style-name="ce152">
              <text:p>2.6</text:p>
            </table:table-cell>
            <table:table-cell office:value-type="float" office:value="5.2" table:style-name="ce152">
              <text:p>5.2</text:p>
            </table:table-cell>
            <table:table-cell office:value-type="float" office:value="19" table:style-name="ce152">
              <text:p>19.0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6.8" table:style-name="ce146">
            <text:p>6.8</text:p>
          </table:table-cell>
          <table:table-cell office:value-type="float" office:value="1.7" table:style-name="ce146">
            <text:p>1.7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6.1" table:style-name="ce146">
            <text:p>6.1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5" table:style-name="ce146">
            <text:p>4.5</text:p>
          </table:table-cell>
          <table:table-cell office:value-type="float" office:value="10.6" table:style-name="ce146">
            <text:p>10.6</text:p>
          </table:table-cell>
          <table:table-cell office:value-type="float" office:value="17.5" table:style-name="ce146">
            <text:p>17.5</text:p>
          </table:table-cell>
          <table:table-cell office:value-type="float" office:value="3.6" table:style-name="ce146">
            <text:p>3.6</text:p>
          </table:table-cell>
          <table:table-cell office:value-type="float" office:value="5.5" table:style-name="ce146">
            <text:p>5.5</text:p>
          </table:table-cell>
          <table:table-cell office:value-type="float" office:value="9.1999999999999993" table:style-name="ce146">
            <text:p>9.2</text:p>
          </table:table-cell>
          <table:table-cell office:value-type="float" office:value="26.6" table:style-name="ce146">
            <text:p>26.6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2" table:style-name="ce152">
              <text:p>2.0</text:p>
            </table:table-cell>
            <table:table-cell office:value-type="float" office:value="0.2" table:style-name="ce152">
              <text:p>0.2</text:p>
            </table:table-cell>
            <table:table-cell office:value-type="float" office:value="0.7" table:style-name="ce152">
              <text:p>0.7</text:p>
            </table:table-cell>
            <table:table-cell office:value-type="float" office:value="0.8" table:style-name="ce152">
              <text:p>0.8</text:p>
            </table:table-cell>
            <table:table-cell office:value-type="float" office:value="0" table:style-name="ce152">
              <text:p>0.0</text:p>
            </table:table-cell>
            <table:table-cell office:value-type="float" office:value="0" table:style-name="ce152">
              <text:p>0.0</text:p>
            </table:table-cell>
            <table:table-cell office:value-type="float" office:value="1.3" table:style-name="ce152">
              <text:p>1.3</text:p>
            </table:table-cell>
            <table:table-cell office:value-type="float" office:value="1.3" table:style-name="ce152">
              <text:p>1.3</text:p>
            </table:table-cell>
            <table:table-cell office:value-type="float" office:value="2.1" table:style-name="ce152">
              <text:p>2.1</text:p>
            </table:table-cell>
            <table:table-cell office:value-type="float" office:value="4.0999999999999996" table:style-name="ce152">
              <text:p>4.1</text:p>
            </table:table-cell>
            <table:table-cell office:value-type="float" office:value="0.5" table:style-name="ce152">
              <text:p>0.5</text:p>
            </table:table-cell>
            <table:table-cell office:value-type="float" office:value="1.6" table:style-name="ce152">
              <text:p>1.6</text:p>
            </table:table-cell>
            <table:table-cell office:value-type="float" office:value="2.2000000000000002" table:style-name="ce152">
              <text:p>2.2</text:p>
            </table:table-cell>
            <table:table-cell office:value-type="float" office:value="6.3" table:style-name="ce152">
              <text:p>6.3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3.2" table:style-name="ce152">
              <text:p>3.2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0.9" table:style-name="ce152">
              <text:p>0.9</text:p>
            </table:table-cell>
            <table:table-cell office:value-type="float" office:value="1.1000000000000001" table:style-name="ce152">
              <text:p>1.1</text:p>
            </table:table-cell>
            <table:table-cell office:value-type="float" office:value="0" table:style-name="ce152">
              <text:p>0.0</text:p>
            </table:table-cell>
            <table:table-cell office:value-type="float" office:value="0" table:style-name="ce152">
              <text:p>0.0</text:p>
            </table:table-cell>
            <table:table-cell office:value-type="float" office:value="2.4" table:style-name="ce152">
              <text:p>2.4</text:p>
            </table:table-cell>
            <table:table-cell office:value-type="float" office:value="2.4" table:style-name="ce152">
              <text:p>2.4</text:p>
            </table:table-cell>
            <table:table-cell office:value-type="float" office:value="3.5" table:style-name="ce152">
              <text:p>3.5</text:p>
            </table:table-cell>
            <table:table-cell office:value-type="float" office:value="6.6" table:style-name="ce152">
              <text:p>6.6</text:p>
            </table:table-cell>
            <table:table-cell office:value-type="float" office:value="0.7" table:style-name="ce152">
              <text:p>0.7</text:p>
            </table:table-cell>
            <table:table-cell office:value-type="float" office:value="2.6" table:style-name="ce152">
              <text:p>2.6</text:p>
            </table:table-cell>
            <table:table-cell office:value-type="float" office:value="3.3" table:style-name="ce152">
              <text:p>3.3</text:p>
            </table:table-cell>
            <table:table-cell office:value-type="float" office:value="10" table:style-name="ce152">
              <text:p>10.0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6" table:style-name="ce152">
              <text:p>1.6</text:p>
            </table:table-cell>
            <table:table-cell office:value-type="float" office:value="1.4" table:style-name="ce152">
              <text:p>1.4</text:p>
            </table:table-cell>
            <table:table-cell office:value-type="float" office:value="2.8" table:style-name="ce152">
              <text:p>2.8</text:p>
            </table:table-cell>
            <table:table-cell office:value-type="float" office:value="4.2" table:style-name="ce152">
              <text:p>4.2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0.7" table:style-name="ce152">
              <text:p>0.7</text:p>
            </table:table-cell>
            <table:table-cell office:value-type="float" office:value="0.9" table:style-name="ce152">
              <text:p>0.9</text:p>
            </table:table-cell>
            <table:table-cell office:value-type="float" office:value="5.0999999999999996" table:style-name="ce152">
              <text:p>5.1</text:p>
            </table:table-cell>
            <table:table-cell office:value-type="float" office:value="6.7" table:style-name="ce152">
              <text:p>6.7</text:p>
            </table:table-cell>
            <table:table-cell office:value-type="float" office:value="2.4" table:style-name="ce152">
              <text:p>2.4</text:p>
            </table:table-cell>
            <table:table-cell office:value-type="float" office:value="1.3" table:style-name="ce152">
              <text:p>1.3</text:p>
            </table:table-cell>
            <table:table-cell office:value-type="float" office:value="3.7" table:style-name="ce152">
              <text:p>3.7</text:p>
            </table:table-cell>
            <table:table-cell office:value-type="float" office:value="10.4" table:style-name="ce152">
              <text:p>10.4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2" table:style-name="ce146">
            <text:p>4.2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5.9" table:style-name="ce146">
            <text:p>5.9</text:p>
          </table:table-cell>
          <table:table-cell office:value-type="float" office:value="10.5" table:style-name="ce146">
            <text:p>10.5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7" table:style-name="ce146">
            <text:p>2.7</text:p>
          </table:table-cell>
          <table:table-cell office:value-type="float" office:value="3" table:style-name="ce146">
            <text:p>3.0</text:p>
          </table:table-cell>
          <table:table-cell office:value-type="float" office:value="13.5" table:style-name="ce146">
            <text:p>13.5</text:p>
          </table:table-cell>
          <table:table-cell office:value-type="float" office:value="17.600000000000001" table:style-name="ce146">
            <text:p>17.6</text:p>
          </table:table-cell>
          <table:table-cell office:value-type="float" office:value="4.5" table:style-name="ce146">
            <text:p>4.5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8.9" table:style-name="ce146">
            <text:p>8.9</text:p>
          </table:table-cell>
          <table:table-cell office:value-type="float" office:value="26.5" table:style-name="ce146">
            <text:p>26.5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8.1" table:style-name="ce146">
            <text:p>8.1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4.2" table:style-name="ce146">
            <text:p>4.2</text:p>
          </table:table-cell>
          <table:table-cell office:value-type="float" office:value="6.5" table:style-name="ce146">
            <text:p>6.5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5" table:style-name="ce146">
            <text:p>4.5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4" table:style-name="ce146">
            <text:p>11.4</text:p>
          </table:table-cell>
          <table:table-cell office:value-type="float" office:value="19.399999999999999" table:style-name="ce146">
            <text:p>19.4</text:p>
          </table:table-cell>
          <table:table-cell office:value-type="float" office:value="3.5" table:style-name="ce146">
            <text:p>3.5</text:p>
          </table:table-cell>
          <table:table-cell office:value-type="float" office:value="7.4" table:style-name="ce146">
            <text:p>7.4</text:p>
          </table:table-cell>
          <table:table-cell office:value-type="float" office:value="10.9" table:style-name="ce146">
            <text:p>10.9</text:p>
          </table:table-cell>
          <table:table-cell office:value-type="float" office:value="30.3" table:style-name="ce146">
            <text:p>30.3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9">
            <table:table-cell office:value-type="string" table:style-name="ce153">
              <text:p><text:s text:c="2"/>West Midlands FMC</text:p>
            </table:table-cell>
            <table:table-cell table:style-name="ce147"/>
            <table:table-cell office:value-type="float" office:value="3.2" table:style-name="ce152">
              <text:p>3.2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0.3" table:style-name="ce152">
              <text:p>0.3</text:p>
            </table:table-cell>
            <table:table-cell office:value-type="float" office:value="0.4" table:style-name="ce152">
              <text:p>0.4</text:p>
            </table:table-cell>
            <table:table-cell office:value-type="float" office:value="0" table:style-name="ce152">
              <text:p>0.0</text:p>
            </table:table-cell>
            <table:table-cell office:value-type="float" office:value="0" table:style-name="ce152">
              <text:p>0.0</text:p>
            </table:table-cell>
            <table:table-cell office:value-type="float" office:value="2.7" table:style-name="ce152">
              <text:p>2.7</text:p>
            </table:table-cell>
            <table:table-cell office:value-type="float" office:value="2.7" table:style-name="ce152">
              <text:p>2.7</text:p>
            </table:table-cell>
            <table:table-cell office:value-type="float" office:value="3.1" table:style-name="ce152">
              <text:p>3.1</text:p>
            </table:table-cell>
            <table:table-cell office:value-type="float" office:value="5.0999999999999996" table:style-name="ce152">
              <text:p>5.1</text:p>
            </table:table-cell>
            <table:table-cell office:value-type="float" office:value="0.2" table:style-name="ce152">
              <text:p>0.2</text:p>
            </table:table-cell>
            <table:table-cell office:value-type="float" office:value="5" table:style-name="ce152">
              <text:p>5.0</text:p>
            </table:table-cell>
            <table:table-cell office:value-type="float" office:value="5.2" table:style-name="ce152">
              <text:p>5.2</text:p>
            </table:table-cell>
            <table:table-cell office:value-type="float" office:value="10.3" table:style-name="ce152">
              <text:p>10.3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9">
            <table:table-cell office:value-type="string" table:style-name="ce153">
              <text:p><text:s text:c="2"/>Rest of West Midlands</text:p>
            </table:table-cell>
            <table:table-cell table:style-name="ce147"/>
            <table:table-cell office:value-type="float" office:value="6.3" table:style-name="ce152">
              <text:p>6.3</text:p>
            </table:table-cell>
            <table:table-cell office:value-type="float" office:value="2.2000000000000002" table:style-name="ce152">
              <text:p>2.2</text:p>
            </table:table-cell>
            <table:table-cell office:value-type="float" office:value="4.0999999999999996" table:style-name="ce152">
              <text:p>4.1</text:p>
            </table:table-cell>
            <table:table-cell office:value-type="float" office:value="6.3" table:style-name="ce152">
              <text:p>6.3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4" table:style-name="ce152">
              <text:p>0.4</text:p>
            </table:table-cell>
            <table:table-cell office:value-type="float" office:value="1.8" table:style-name="ce152">
              <text:p>1.8</text:p>
            </table:table-cell>
            <table:table-cell office:value-type="float" office:value="2.2000000000000002" table:style-name="ce152">
              <text:p>2.2</text:p>
            </table:table-cell>
            <table:table-cell office:value-type="float" office:value="8.5" table:style-name="ce152">
              <text:p>8.5</text:p>
            </table:table-cell>
            <table:table-cell office:value-type="float" office:value="14.8" table:style-name="ce152">
              <text:p>14.8</text:p>
            </table:table-cell>
            <table:table-cell office:value-type="float" office:value="3.4" table:style-name="ce152">
              <text:p>3.4</text:p>
            </table:table-cell>
            <table:table-cell office:value-type="float" office:value="2.4" table:style-name="ce152">
              <text:p>2.4</text:p>
            </table:table-cell>
            <table:table-cell office:value-type="float" office:value="5.8" table:style-name="ce152">
              <text:p>5.8</text:p>
            </table:table-cell>
            <table:table-cell office:value-type="float" office:value="20.6" table:style-name="ce152">
              <text:p>20.6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6" table:style-name="ce146">
            <text:p>6.0</text:p>
          </table:table-cell>
          <table:table-cell office:value-type="float" office:value="6.3" table:style-name="ce146">
            <text:p>6.3</text:p>
          </table:table-cell>
          <table:table-cell office:value-type="float" office:value="7.3" table:style-name="ce146">
            <text:p>7.3</text:p>
          </table:table-cell>
          <table:table-cell office:value-type="float" office:value="13.7" table:style-name="ce146">
            <text:p>13.7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.1" table:style-name="ce146">
            <text:p>3.1</text:p>
          </table:table-cell>
          <table:table-cell office:value-type="float" office:value="3.4" table:style-name="ce146">
            <text:p>3.4</text:p>
          </table:table-cell>
          <table:table-cell office:value-type="float" office:value="17.100000000000001" table:style-name="ce146">
            <text:p>17.1</text:p>
          </table:table-cell>
          <table:table-cell office:value-type="float" office:value="23.1" table:style-name="ce146">
            <text:p>23.1</text:p>
          </table:table-cell>
          <table:table-cell office:value-type="float" office:value="7" table:style-name="ce146">
            <text:p>7.0</text:p>
          </table:table-cell>
          <table:table-cell office:value-type="float" office:value="6.3" table:style-name="ce146">
            <text:p>6.3</text:p>
          </table:table-cell>
          <table:table-cell office:value-type="float" office:value="13.3" table:style-name="ce146">
            <text:p>13.3</text:p>
          </table:table-cell>
          <table:table-cell office:value-type="float" office:value="36.4" table:style-name="ce146">
            <text:p>36.4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5" table:style-name="ce146">
            <text:p>1.5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9.8000000000000007" table:style-name="ce146">
            <text:p>9.8</text:p>
          </table:table-cell>
          <table:table-cell office:value-type="float" office:value="9.8000000000000007" table:style-name="ce146">
            <text:p>9.8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11.7" table:style-name="ce146">
            <text:p>11.7</text:p>
          </table:table-cell>
          <table:table-cell office:value-type="float" office:value="0.1" table:style-name="ce146">
            <text:p>0.1</text:p>
          </table:table-cell>
          <table:table-cell office:value-type="float" office:value="6.4" table:style-name="ce146">
            <text:p>6.4</text:p>
          </table:table-cell>
          <table:table-cell office:value-type="float" office:value="6.4" table:style-name="ce146">
            <text:p>6.4</text:p>
          </table:table-cell>
          <table:table-cell office:value-type="float" office:value="18.2" table:style-name="ce146">
            <text:p>18.2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4.6" table:style-name="ce146">
            <text:p>14.6</text:p>
          </table:table-cell>
          <table:table-cell office:value-type="float" office:value="6.3" table:style-name="ce146">
            <text:p>6.3</text:p>
          </table:table-cell>
          <table:table-cell office:value-type="float" office:value="9.6" table:style-name="ce146">
            <text:p>9.6</text:p>
          </table:table-cell>
          <table:table-cell office:value-type="float" office:value="15.9" table:style-name="ce146">
            <text:p>15.9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5.8" table:style-name="ce146">
            <text:p>5.8</text:p>
          </table:table-cell>
          <table:table-cell office:value-type="float" office:value="6.2" table:style-name="ce146">
            <text:p>6.2</text:p>
          </table:table-cell>
          <table:table-cell office:value-type="float" office:value="22.1" table:style-name="ce146">
            <text:p>22.1</text:p>
          </table:table-cell>
          <table:table-cell office:value-type="float" office:value="36.700000000000003" table:style-name="ce146">
            <text:p>36.7</text:p>
          </table:table-cell>
          <table:table-cell office:value-type="float" office:value="7.5" table:style-name="ce146">
            <text:p>7.5</text:p>
          </table:table-cell>
          <table:table-cell office:value-type="float" office:value="9.9" table:style-name="ce146">
            <text:p>9.9</text:p>
          </table:table-cell>
          <table:table-cell office:value-type="float" office:value="17.399999999999999" table:style-name="ce146">
            <text:p>17.4</text:p>
          </table:table-cell>
          <table:table-cell office:value-type="float" office:value="54.1" table:style-name="ce146">
            <text:p>54.1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7" table:style-name="ce146">
            <text:p>5.7</text:p>
          </table:table-cell>
          <table:table-cell office:value-type="float" office:value="3.8" table:style-name="ce146">
            <text:p>3.8</text:p>
          </table:table-cell>
          <table:table-cell office:value-type="float" office:value="7" table:style-name="ce146">
            <text:p>7.0</text:p>
          </table:table-cell>
          <table:table-cell office:value-type="float" office:value="10.9" table:style-name="ce146">
            <text:p>10.9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4" table:style-name="ce146">
            <text:p>14.0</text:p>
          </table:table-cell>
          <table:table-cell office:value-type="float" office:value="19.7" table:style-name="ce146">
            <text:p>19.7</text:p>
          </table:table-cell>
          <table:table-cell office:value-type="float" office:value="6.4" table:style-name="ce146">
            <text:p>6.4</text:p>
          </table:table-cell>
          <table:table-cell office:value-type="float" office:value="5.6" table:style-name="ce146">
            <text:p>5.6</text:p>
          </table:table-cell>
          <table:table-cell office:value-type="float" office:value="12" table:style-name="ce146">
            <text:p>12.0</text:p>
          </table:table-cell>
          <table:table-cell office:value-type="float" office:value="31.7" table:style-name="ce146">
            <text:p>31.7</text:p>
          </table:table-cell>
          <table:table-cell table:style-name="ce149"/>
          <table:table-cell table:style-name="ce145"/>
          <table:table-cell table:number-columns-repeated="12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9.6" table:style-name="ce146">
            <text:p>59.6</text:p>
          </table:table-cell>
          <table:table-cell office:value-type="float" office:value="28.1" table:style-name="ce146">
            <text:p>28.1</text:p>
          </table:table-cell>
          <table:table-cell office:value-type="float" office:value="45.6" table:style-name="ce146">
            <text:p>45.6</text:p>
          </table:table-cell>
          <table:table-cell office:value-type="float" office:value="73.8" table:style-name="ce146">
            <text:p>73.8</text:p>
          </table:table-cell>
          <table:table-cell office:value-type="float" office:value="0" table:style-name="ce146">
            <text:p>0.0</text:p>
          </table:table-cell>
          <table:table-cell office:value-type="float" office:value="2.6" table:style-name="ce146">
            <text:p>2.6</text:p>
          </table:table-cell>
          <table:table-cell office:value-type="float" office:value="41.6" table:style-name="ce146">
            <text:p>41.6</text:p>
          </table:table-cell>
          <table:table-cell office:value-type="float" office:value="44.2" table:style-name="ce146">
            <text:p>44.2</text:p>
          </table:table-cell>
          <table:table-cell office:value-type="float" office:value="118" table:style-name="ce146">
            <text:p>118.0</text:p>
          </table:table-cell>
          <table:table-cell office:value-type="float" office:value="177.5" table:style-name="ce146">
            <text:p>177.5</text:p>
          </table:table-cell>
          <table:table-cell office:value-type="float" office:value="36.799999999999997" table:style-name="ce146">
            <text:p>36.8</text:p>
          </table:table-cell>
          <table:table-cell office:value-type="float" office:value="56.8" table:style-name="ce146">
            <text:p>56.8</text:p>
          </table:table-cell>
          <table:table-cell office:value-type="float" office:value="93.6" table:style-name="ce146">
            <text:p>93.6</text:p>
          </table:table-cell>
          <table:table-cell office:value-type="float" office:value="271.10000000000002" table:style-name="ce146">
            <text:p>271.1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47"/>
          <table:table-cell office:value-type="float" office:value="2.2999999999999998" table:style-name="ce146">
            <text:p>2.3</text:p>
          </table:table-cell>
          <table:table-cell office:value-type="float" office:value="4" table:style-name="ce146">
            <text:p>4.0</text:p>
          </table:table-cell>
          <table:table-cell office:value-type="float" office:value="3" table:style-name="ce146">
            <text:p>3.0</text:p>
          </table:table-cell>
          <table:table-cell office:value-type="float" office:value="7" table:style-name="ce146">
            <text:p>7.0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9.1" table:style-name="ce146">
            <text:p>9.1</text:p>
          </table:table-cell>
          <table:table-cell office:value-type="float" office:value="11.4" table:style-name="ce146">
            <text:p>11.4</text:p>
          </table:table-cell>
          <table:table-cell office:value-type="float" office:value="3.2" table:style-name="ce146">
            <text:p>3.2</text:p>
          </table:table-cell>
          <table:table-cell office:value-type="float" office:value="3" table:style-name="ce146">
            <text:p>3.0</text:p>
          </table:table-cell>
          <table:table-cell office:value-type="float" office:value="6.2" table:style-name="ce146">
            <text:p>6.2</text:p>
          </table:table-cell>
          <table:table-cell office:value-type="float" office:value="17.600000000000001" table:style-name="ce146">
            <text:p>17.6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4.5999999999999996" table:style-name="ce146">
            <text:p>4.6</text:p>
          </table:table-cell>
          <table:table-cell office:value-type="float" office:value="5.5" table:style-name="ce146">
            <text:p>5.5</text:p>
          </table:table-cell>
          <table:table-cell office:value-type="float" office:value="5" table:style-name="ce146">
            <text:p>5.0</text:p>
          </table:table-cell>
          <table:table-cell office:value-type="float" office:value="10.5" table:style-name="ce146">
            <text:p>10.5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9" table:style-name="ce146">
            <text:p>13.9</text:p>
          </table:table-cell>
          <table:table-cell office:value-type="float" office:value="18.5" table:style-name="ce146">
            <text:p>18.5</text:p>
          </table:table-cell>
          <table:table-cell office:value-type="float" office:value="4.5" table:style-name="ce146">
            <text:p>4.5</text:p>
          </table:table-cell>
          <table:table-cell office:value-type="float" office:value="5" table:style-name="ce146">
            <text:p>5.0</text:p>
          </table:table-cell>
          <table:table-cell office:value-type="float" office:value="9.4" table:style-name="ce146">
            <text:p>9.4</text:p>
          </table:table-cell>
          <table:table-cell office:value-type="float" office:value="28" table:style-name="ce146">
            <text:p>28.0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47"/>
          <table:table-cell office:value-type="float" office:value="66.5" table:style-name="ce146">
            <text:p>66.5</text:p>
          </table:table-cell>
          <table:table-cell office:value-type="float" office:value="37.700000000000003" table:style-name="ce146">
            <text:p>37.7</text:p>
          </table:table-cell>
          <table:table-cell office:value-type="float" office:value="53.7" table:style-name="ce146">
            <text:p>53.7</text:p>
          </table:table-cell>
          <table:table-cell office:value-type="float" office:value="91.3" table:style-name="ce146">
            <text:p>91.3</text:p>
          </table:table-cell>
          <table:table-cell office:value-type="float" office:value="0" table:style-name="ce146">
            <text:p>0.0</text:p>
          </table:table-cell>
          <table:table-cell office:value-type="float" office:value="3.5" table:style-name="ce146">
            <text:p>3.5</text:p>
          </table:table-cell>
          <table:table-cell office:value-type="float" office:value="46.1" table:style-name="ce146">
            <text:p>46.1</text:p>
          </table:table-cell>
          <table:table-cell office:value-type="float" office:value="49.7" table:style-name="ce146">
            <text:p>49.7</text:p>
          </table:table-cell>
          <table:table-cell office:value-type="float" office:value="141" table:style-name="ce146">
            <text:p>141.0</text:p>
          </table:table-cell>
          <table:table-cell office:value-type="float" office:value="207.5" table:style-name="ce146">
            <text:p>207.5</text:p>
          </table:table-cell>
          <table:table-cell office:value-type="float" office:value="44.5" table:style-name="ce146">
            <text:p>44.5</text:p>
          </table:table-cell>
          <table:table-cell office:value-type="float" office:value="64.8" table:style-name="ce146">
            <text:p>64.8</text:p>
          </table:table-cell>
          <table:table-cell office:value-type="float" office:value="109.2" table:style-name="ce146">
            <text:p>109.2</text:p>
          </table:table-cell>
          <table:table-cell office:value-type="float" office:value="316.7" table:style-name="ce146">
            <text:p>316.7</text:p>
          </table:table-cell>
          <table:table-cell table:number-columns-repeated="14" table:style-name="ce144"/>
          <table:table-cell table:number-columns-repeated="17" table:style-name="ce145"/>
          <table:table-cell table:number-columns-repeated="16337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6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7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31" table:style-name="ce121"/>
          <table:table-cell table:number-columns-repeated="16337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31" table:style-name="ce121"/>
          <table:table-cell table:number-columns-repeated="16337" table:style-name="ce68"/>
        </table:table-row>
        <table:table-row table:style-name="ro15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31" table:style-name="ce121"/>
          <table:table-cell table:number-columns-repeated="16337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31" table:style-name="ce121"/>
          <table:table-cell table:number-columns-repeated="16337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31" table:style-name="ce121"/>
          <table:table-cell table:number-columns-repeated="16337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31" table:style-name="ce121"/>
          <table:table-cell table:number-columns-repeated="16337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31" table:style-name="ce121"/>
          <table:table-cell table:number-columns-repeated="16337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31" table:style-name="ce121"/>
          <table:table-cell table:number-columns-repeated="16337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15).$A$1:TRA0103_(2015).$P$48" table:base-cell-address="TRA0103_(2015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14)" table:style-name="ta2">
        <table:table-column table:style-name="co1" table:default-cell-style-name="ce121"/>
        <table:table-column table:style-name="co2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37" table:style-name="ce121"/>
          <table:table-cell table:number-columns-repeated="16337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14<text:s/><text:span text:style-name="T3">R</text:span>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31" table:style-name="ce121"/>
          <table:table-cell table:number-columns-repeated="16337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31" table:style-name="ce121"/>
          <table:table-cell table:number-columns-repeated="16337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31" table:style-name="ce121"/>
          <table:table-cell table:number-columns-repeated="16337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31" table:style-name="ce121"/>
          <table:table-cell table:number-columns-repeated="16337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31" table:style-name="ce121"/>
          <table:table-cell table:number-columns-repeated="16337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8" table:style-name="ce146">
            <text:p>0.8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4" table:style-name="ce146">
            <text:p>4.0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9" table:style-name="ce146">
            <text:p>1.9</text:p>
          </table:table-cell>
          <table:table-cell office:value-type="float" office:value="2.5" table:style-name="ce146">
            <text:p>2.5</text:p>
          </table:table-cell>
          <table:table-cell office:value-type="float" office:value="6.5" table:style-name="ce146">
            <text:p>6.5</text:p>
          </table:table-cell>
          <table:table-cell office:value-type="float" office:value="7.2" table:style-name="ce146">
            <text:p>7.2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4" table:style-name="ce146">
            <text:p>3.4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11.7" table:style-name="ce146">
            <text:p>11.7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52">
              <text:p>0.1</text:p>
            </table:table-cell>
            <table:table-cell office:value-type="float" office:value="0.6" table:style-name="ce152">
              <text:p>0.6</text:p>
            </table:table-cell>
            <table:table-cell office:value-type="float" office:value="0.4" table:style-name="ce152">
              <text:p>0.4</text:p>
            </table:table-cell>
            <table:table-cell office:value-type="float" office:value="0.9" table:style-name="ce152">
              <text:p>0.9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3" table:style-name="ce152">
              <text:p>0.3</text:p>
            </table:table-cell>
            <table:table-cell office:value-type="float" office:value="1.1000000000000001" table:style-name="ce152">
              <text:p>1.1</text:p>
            </table:table-cell>
            <table:table-cell office:value-type="float" office:value="1.4" table:style-name="ce152">
              <text:p>1.4</text:p>
            </table:table-cell>
            <table:table-cell office:value-type="float" office:value="2.2999999999999998" table:style-name="ce152">
              <text:p>2.3</text:p>
            </table:table-cell>
            <table:table-cell office:value-type="float" office:value="2.5" table:style-name="ce152">
              <text:p>2.5</text:p>
            </table:table-cell>
            <table:table-cell office:value-type="float" office:value="0.2" table:style-name="ce152">
              <text:p>0.2</text:p>
            </table:table-cell>
            <table:table-cell office:value-type="float" office:value="1.8" table:style-name="ce152">
              <text:p>1.8</text:p>
            </table:table-cell>
            <table:table-cell office:value-type="float" office:value="2" table:style-name="ce152">
              <text:p>2.0</text:p>
            </table:table-cell>
            <table:table-cell office:value-type="float" office:value="4.5" table:style-name="ce152">
              <text:p>4.5</text:p>
            </table:table-cell>
            <table:table-cell table:number-columns-repeated="14" table:style-name="ce154"/>
            <table:table-cell table:number-columns-repeated="17" table:style-name="ce145"/>
            <table:table-cell table:number-columns-repeated="16337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style-name="ce152">
              <text:p>0.6</text:p>
            </table:table-cell>
            <table:table-cell office:value-type="float" office:value="1.3" table:style-name="ce152">
              <text:p>1.3</text:p>
            </table:table-cell>
            <table:table-cell office:value-type="float" office:value="1.8" table:style-name="ce152">
              <text:p>1.8</text:p>
            </table:table-cell>
            <table:table-cell office:value-type="float" office:value="3.1" table:style-name="ce152">
              <text:p>3.1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3" table:style-name="ce152">
              <text:p>0.3</text:p>
            </table:table-cell>
            <table:table-cell office:value-type="float" office:value="0.8" table:style-name="ce152">
              <text:p>0.8</text:p>
            </table:table-cell>
            <table:table-cell office:value-type="float" office:value="1.1000000000000001" table:style-name="ce152">
              <text:p>1.1</text:p>
            </table:table-cell>
            <table:table-cell office:value-type="float" office:value="4.0999999999999996" table:style-name="ce152">
              <text:p>4.1</text:p>
            </table:table-cell>
            <table:table-cell office:value-type="float" office:value="4.7" table:style-name="ce152">
              <text:p>4.7</text:p>
            </table:table-cell>
            <table:table-cell office:value-type="float" office:value="0.9" table:style-name="ce152">
              <text:p>0.9</text:p>
            </table:table-cell>
            <table:table-cell office:value-type="float" office:value="1.5" table:style-name="ce152">
              <text:p>1.5</text:p>
            </table:table-cell>
            <table:table-cell office:value-type="float" office:value="2.4" table:style-name="ce152">
              <text:p>2.4</text:p>
            </table:table-cell>
            <table:table-cell office:value-type="float" office:value="7.2" table:style-name="ce152">
              <text:p>7.2</text:p>
            </table:table-cell>
            <table:table-cell table:number-columns-repeated="14" table:style-name="ce154"/>
            <table:table-cell table:number-columns-repeated="17" table:style-name="ce145"/>
            <table:table-cell table:number-columns-repeated="16337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1.6" table:style-name="ce146">
            <text:p>11.6</text:p>
          </table:table-cell>
          <table:table-cell office:value-type="float" office:value="1.2" table:style-name="ce146">
            <text:p>1.2</text:p>
          </table:table-cell>
          <table:table-cell office:value-type="float" office:value="4.3" table:style-name="ce146">
            <text:p>4.3</text:p>
          </table:table-cell>
          <table:table-cell office:value-type="float" office:value="5.5" table:style-name="ce146">
            <text:p>5.5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5" table:style-name="ce146">
            <text:p>6.5</text:p>
          </table:table-cell>
          <table:table-cell office:value-type="float" office:value="6.7" table:style-name="ce146">
            <text:p>6.7</text:p>
          </table:table-cell>
          <table:table-cell office:value-type="float" office:value="12.1" table:style-name="ce146">
            <text:p>12.1</text:p>
          </table:table-cell>
          <table:table-cell office:value-type="float" office:value="23.7" table:style-name="ce146">
            <text:p>23.7</text:p>
          </table:table-cell>
          <table:table-cell office:value-type="float" office:value="2.9" table:style-name="ce146">
            <text:p>2.9</text:p>
          </table:table-cell>
          <table:table-cell office:value-type="float" office:value="7.9" table:style-name="ce146">
            <text:p>7.9</text:p>
          </table:table-cell>
          <table:table-cell office:value-type="float" office:value="10.8" table:style-name="ce146">
            <text:p>10.8</text:p>
          </table:table-cell>
          <table:table-cell office:value-type="float" office:value="34.5" table:style-name="ce146">
            <text:p>34.5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9" table:style-name="ce152">
              <text:p>3.9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4" table:style-name="ce152">
              <text:p>0.4</text:p>
            </table:table-cell>
            <table:table-cell office:value-type="float" office:value="0.4" table:style-name="ce152">
              <text:p>0.4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2.9" table:style-name="ce152">
              <text:p>2.9</text:p>
            </table:table-cell>
            <table:table-cell office:value-type="float" office:value="3" table:style-name="ce152">
              <text:p>3.0</text:p>
            </table:table-cell>
            <table:table-cell office:value-type="float" office:value="3.4" table:style-name="ce152">
              <text:p>3.4</text:p>
            </table:table-cell>
            <table:table-cell office:value-type="float" office:value="7.3" table:style-name="ce152">
              <text:p>7.3</text:p>
            </table:table-cell>
            <table:table-cell office:value-type="float" office:value="0.3" table:style-name="ce152">
              <text:p>0.3</text:p>
            </table:table-cell>
            <table:table-cell office:value-type="float" office:value="3.5" table:style-name="ce152">
              <text:p>3.5</text:p>
            </table:table-cell>
            <table:table-cell office:value-type="float" office:value="3.8" table:style-name="ce152">
              <text:p>3.8</text:p>
            </table:table-cell>
            <table:table-cell office:value-type="float" office:value="11.1" table:style-name="ce152">
              <text:p>11.1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1" table:style-name="ce152">
              <text:p>1.0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5" table:style-name="ce152">
              <text:p>0.5</text:p>
            </table:table-cell>
            <table:table-cell office:value-type="float" office:value="0.5" table:style-name="ce152">
              <text:p>0.5</text:p>
            </table:table-cell>
            <table:table-cell office:value-type="float" office:value="0" table:style-name="ce152">
              <text:p>0.0</text:p>
            </table:table-cell>
            <table:table-cell office:value-type="float" office:value="0" table:style-name="ce152">
              <text:p>0.0</text:p>
            </table:table-cell>
            <table:table-cell office:value-type="float" office:value="1.3" table:style-name="ce152">
              <text:p>1.3</text:p>
            </table:table-cell>
            <table:table-cell office:value-type="float" office:value="1.4" table:style-name="ce152">
              <text:p>1.4</text:p>
            </table:table-cell>
            <table:table-cell office:value-type="float" office:value="1.9" table:style-name="ce152">
              <text:p>1.9</text:p>
            </table:table-cell>
            <table:table-cell office:value-type="float" office:value="2.8" table:style-name="ce152">
              <text:p>2.8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1.8" table:style-name="ce152">
              <text:p>1.8</text:p>
            </table:table-cell>
            <table:table-cell office:value-type="float" office:value="2" table:style-name="ce152">
              <text:p>2.0</text:p>
            </table:table-cell>
            <table:table-cell office:value-type="float" office:value="4.8" table:style-name="ce152">
              <text:p>4.8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7" table:style-name="ce152">
              <text:p>6.7</text:p>
            </table:table-cell>
            <table:table-cell office:value-type="float" office:value="1.2" table:style-name="ce152">
              <text:p>1.2</text:p>
            </table:table-cell>
            <table:table-cell office:value-type="float" office:value="3.4" table:style-name="ce152">
              <text:p>3.4</text:p>
            </table:table-cell>
            <table:table-cell office:value-type="float" office:value="4.5999999999999996" table:style-name="ce152">
              <text:p>4.6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2.2000000000000002" table:style-name="ce152">
              <text:p>2.2</text:p>
            </table:table-cell>
            <table:table-cell office:value-type="float" office:value="2.2999999999999998" table:style-name="ce152">
              <text:p>2.3</text:p>
            </table:table-cell>
            <table:table-cell office:value-type="float" office:value="6.9" table:style-name="ce152">
              <text:p>6.9</text:p>
            </table:table-cell>
            <table:table-cell office:value-type="float" office:value="13.6" table:style-name="ce152">
              <text:p>13.6</text:p>
            </table:table-cell>
            <table:table-cell office:value-type="float" office:value="2.5" table:style-name="ce152">
              <text:p>2.5</text:p>
            </table:table-cell>
            <table:table-cell office:value-type="float" office:value="2.6" table:style-name="ce152">
              <text:p>2.6</text:p>
            </table:table-cell>
            <table:table-cell office:value-type="float" office:value="5.0999999999999996" table:style-name="ce152">
              <text:p>5.1</text:p>
            </table:table-cell>
            <table:table-cell office:value-type="float" office:value="18.7" table:style-name="ce152">
              <text:p>18.7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6.4" table:style-name="ce146">
            <text:p>6.4</text:p>
          </table:table-cell>
          <table:table-cell office:value-type="float" office:value="1.9" table:style-name="ce146">
            <text:p>1.9</text:p>
          </table:table-cell>
          <table:table-cell office:value-type="float" office:value="4.3" table:style-name="ce146">
            <text:p>4.3</text:p>
          </table:table-cell>
          <table:table-cell office:value-type="float" office:value="6.2" table:style-name="ce146">
            <text:p>6.2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4.3" table:style-name="ce146">
            <text:p>4.3</text:p>
          </table:table-cell>
          <table:table-cell office:value-type="float" office:value="4.5" table:style-name="ce146">
            <text:p>4.5</text:p>
          </table:table-cell>
          <table:table-cell office:value-type="float" office:value="10.7" table:style-name="ce146">
            <text:p>10.7</text:p>
          </table:table-cell>
          <table:table-cell office:value-type="float" office:value="17.100000000000001" table:style-name="ce146">
            <text:p>17.1</text:p>
          </table:table-cell>
          <table:table-cell office:value-type="float" office:value="3.6" table:style-name="ce146">
            <text:p>3.6</text:p>
          </table:table-cell>
          <table:table-cell office:value-type="float" office:value="5.6" table:style-name="ce146">
            <text:p>5.6</text:p>
          </table:table-cell>
          <table:table-cell office:value-type="float" office:value="9.1" table:style-name="ce146">
            <text:p>9.1</text:p>
          </table:table-cell>
          <table:table-cell office:value-type="float" office:value="26.2" table:style-name="ce146">
            <text:p>26.2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2" table:style-name="ce152">
              <text:p>2.0</text:p>
            </table:table-cell>
            <table:table-cell office:value-type="float" office:value="0.2" table:style-name="ce152">
              <text:p>0.2</text:p>
            </table:table-cell>
            <table:table-cell office:value-type="float" office:value="0.7" table:style-name="ce152">
              <text:p>0.7</text:p>
            </table:table-cell>
            <table:table-cell office:value-type="float" office:value="0.8" table:style-name="ce152">
              <text:p>0.8</text:p>
            </table:table-cell>
            <table:table-cell office:value-type="float" office:value="0" table:style-name="ce152">
              <text:p>0.0</text:p>
            </table:table-cell>
            <table:table-cell office:value-type="float" office:value="0" table:style-name="ce152">
              <text:p>0.0</text:p>
            </table:table-cell>
            <table:table-cell office:value-type="float" office:value="1.3" table:style-name="ce152">
              <text:p>1.3</text:p>
            </table:table-cell>
            <table:table-cell office:value-type="float" office:value="1.3" table:style-name="ce152">
              <text:p>1.3</text:p>
            </table:table-cell>
            <table:table-cell office:value-type="float" office:value="2.1" table:style-name="ce152">
              <text:p>2.1</text:p>
            </table:table-cell>
            <table:table-cell office:value-type="float" office:value="4" table:style-name="ce152">
              <text:p>4.0</text:p>
            </table:table-cell>
            <table:table-cell office:value-type="float" office:value="0.5" table:style-name="ce152">
              <text:p>0.5</text:p>
            </table:table-cell>
            <table:table-cell office:value-type="float" office:value="1.6" table:style-name="ce152">
              <text:p>1.6</text:p>
            </table:table-cell>
            <table:table-cell office:value-type="float" office:value="2.1" table:style-name="ce152">
              <text:p>2.1</text:p>
            </table:table-cell>
            <table:table-cell office:value-type="float" office:value="6.2" table:style-name="ce152">
              <text:p>6.2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9" table:style-name="ce152">
              <text:p>2.9</text:p>
            </table:table-cell>
            <table:table-cell office:value-type="float" office:value="0.3" table:style-name="ce152">
              <text:p>0.3</text:p>
            </table:table-cell>
            <table:table-cell office:value-type="float" office:value="0.9" table:style-name="ce152">
              <text:p>0.9</text:p>
            </table:table-cell>
            <table:table-cell office:value-type="float" office:value="1.2" table:style-name="ce152">
              <text:p>1.2</text:p>
            </table:table-cell>
            <table:table-cell office:value-type="float" office:value="0" table:style-name="ce152">
              <text:p>0.0</text:p>
            </table:table-cell>
            <table:table-cell office:value-type="float" office:value="0" table:style-name="ce152">
              <text:p>0.0</text:p>
            </table:table-cell>
            <table:table-cell office:value-type="float" office:value="2.4" table:style-name="ce152">
              <text:p>2.4</text:p>
            </table:table-cell>
            <table:table-cell office:value-type="float" office:value="2.4" table:style-name="ce152">
              <text:p>2.4</text:p>
            </table:table-cell>
            <table:table-cell office:value-type="float" office:value="3.6" table:style-name="ce152">
              <text:p>3.6</text:p>
            </table:table-cell>
            <table:table-cell office:value-type="float" office:value="6.5" table:style-name="ce152">
              <text:p>6.5</text:p>
            </table:table-cell>
            <table:table-cell office:value-type="float" office:value="0.7" table:style-name="ce152">
              <text:p>0.7</text:p>
            </table:table-cell>
            <table:table-cell office:value-type="float" office:value="2.6" table:style-name="ce152">
              <text:p>2.6</text:p>
            </table:table-cell>
            <table:table-cell office:value-type="float" office:value="3.3" table:style-name="ce152">
              <text:p>3.3</text:p>
            </table:table-cell>
            <table:table-cell office:value-type="float" office:value="9.8000000000000007" table:style-name="ce152">
              <text:p>9.8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6" table:style-name="ce152">
              <text:p>1.6</text:p>
            </table:table-cell>
            <table:table-cell office:value-type="float" office:value="1.4" table:style-name="ce152">
              <text:p>1.4</text:p>
            </table:table-cell>
            <table:table-cell office:value-type="float" office:value="2.8" table:style-name="ce152">
              <text:p>2.8</text:p>
            </table:table-cell>
            <table:table-cell office:value-type="float" office:value="4.0999999999999996" table:style-name="ce152">
              <text:p>4.1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0.7" table:style-name="ce152">
              <text:p>0.7</text:p>
            </table:table-cell>
            <table:table-cell office:value-type="float" office:value="0.9" table:style-name="ce152">
              <text:p>0.9</text:p>
            </table:table-cell>
            <table:table-cell office:value-type="float" office:value="5" table:style-name="ce152">
              <text:p>5.0</text:p>
            </table:table-cell>
            <table:table-cell office:value-type="float" office:value="6.6" table:style-name="ce152">
              <text:p>6.6</text:p>
            </table:table-cell>
            <table:table-cell office:value-type="float" office:value="2.2999999999999998" table:style-name="ce152">
              <text:p>2.3</text:p>
            </table:table-cell>
            <table:table-cell office:value-type="float" office:value="1.3" table:style-name="ce152">
              <text:p>1.3</text:p>
            </table:table-cell>
            <table:table-cell office:value-type="float" office:value="3.7" table:style-name="ce152">
              <text:p>3.7</text:p>
            </table:table-cell>
            <table:table-cell office:value-type="float" office:value="10.199999999999999" table:style-name="ce152">
              <text:p>10.2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2" table:style-name="ce146">
            <text:p>4.2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5.7" table:style-name="ce146">
            <text:p>5.7</text:p>
          </table:table-cell>
          <table:table-cell office:value-type="float" office:value="10.1" table:style-name="ce146">
            <text:p>10.1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7" table:style-name="ce146">
            <text:p>2.7</text:p>
          </table:table-cell>
          <table:table-cell office:value-type="float" office:value="3" table:style-name="ce146">
            <text:p>3.0</text:p>
          </table:table-cell>
          <table:table-cell office:value-type="float" office:value="13.1" table:style-name="ce146">
            <text:p>13.1</text:p>
          </table:table-cell>
          <table:table-cell office:value-type="float" office:value="17.3" table:style-name="ce146">
            <text:p>17.3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8.8000000000000007" table:style-name="ce146">
            <text:p>8.8</text:p>
          </table:table-cell>
          <table:table-cell office:value-type="float" office:value="26.1" table:style-name="ce146">
            <text:p>26.1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8.1" table:style-name="ce146">
            <text:p>8.1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4.2" table:style-name="ce146">
            <text:p>4.2</text:p>
          </table:table-cell>
          <table:table-cell office:value-type="float" office:value="6.5" table:style-name="ce146">
            <text:p>6.5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5" table:style-name="ce146">
            <text:p>4.5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4" table:style-name="ce146">
            <text:p>11.4</text:p>
          </table:table-cell>
          <table:table-cell office:value-type="float" office:value="19.399999999999999" table:style-name="ce146">
            <text:p>19.4</text:p>
          </table:table-cell>
          <table:table-cell office:value-type="float" office:value="3.5" table:style-name="ce146">
            <text:p>3.5</text:p>
          </table:table-cell>
          <table:table-cell office:value-type="float" office:value="7.4" table:style-name="ce146">
            <text:p>7.4</text:p>
          </table:table-cell>
          <table:table-cell office:value-type="float" office:value="10.9" table:style-name="ce146">
            <text:p>10.9</text:p>
          </table:table-cell>
          <table:table-cell office:value-type="float" office:value="30.3" table:style-name="ce146">
            <text:p>30.3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9">
            <table:table-cell office:value-type="string" table:style-name="ce153">
              <text:p><text:s text:c="2"/>West Midlands FMC</text:p>
            </table:table-cell>
            <table:table-cell table:style-name="ce147"/>
            <table:table-cell office:value-type="float" office:value="3.2" table:style-name="ce152">
              <text:p>3.2</text:p>
            </table:table-cell>
            <table:table-cell office:value-type="float" office:value="0.1" table:style-name="ce152">
              <text:p>0.1</text:p>
            </table:table-cell>
            <table:table-cell office:value-type="float" office:value="0.2" table:style-name="ce152">
              <text:p>0.2</text:p>
            </table:table-cell>
            <table:table-cell office:value-type="float" office:value="0.3" table:style-name="ce152">
              <text:p>0.3</text:p>
            </table:table-cell>
            <table:table-cell office:value-type="float" office:value="0" table:style-name="ce152">
              <text:p>0.0</text:p>
            </table:table-cell>
            <table:table-cell office:value-type="float" office:value="0" table:style-name="ce152">
              <text:p>0.0</text:p>
            </table:table-cell>
            <table:table-cell office:value-type="float" office:value="2.7" table:style-name="ce152">
              <text:p>2.7</text:p>
            </table:table-cell>
            <table:table-cell office:value-type="float" office:value="2.8" table:style-name="ce152">
              <text:p>2.8</text:p>
            </table:table-cell>
            <table:table-cell office:value-type="float" office:value="3.1" table:style-name="ce152">
              <text:p>3.1</text:p>
            </table:table-cell>
            <table:table-cell office:value-type="float" office:value="5.0999999999999996" table:style-name="ce152">
              <text:p>5.1</text:p>
            </table:table-cell>
            <table:table-cell office:value-type="float" office:value="0.2" table:style-name="ce152">
              <text:p>0.2</text:p>
            </table:table-cell>
            <table:table-cell office:value-type="float" office:value="5" table:style-name="ce152">
              <text:p>5.0</text:p>
            </table:table-cell>
            <table:table-cell office:value-type="float" office:value="5.2" table:style-name="ce152">
              <text:p>5.2</text:p>
            </table:table-cell>
            <table:table-cell office:value-type="float" office:value="10.199999999999999" table:style-name="ce152">
              <text:p>10.2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  <table:table-row table:style-name="ro9">
            <table:table-cell office:value-type="string" table:style-name="ce153">
              <text:p><text:s text:c="2"/>Rest of West Midlands</text:p>
            </table:table-cell>
            <table:table-cell table:style-name="ce147"/>
            <table:table-cell office:value-type="float" office:value="6.1" table:style-name="ce152">
              <text:p>6.1</text:p>
            </table:table-cell>
            <table:table-cell office:value-type="float" office:value="2.2000000000000002" table:style-name="ce152">
              <text:p>2.2</text:p>
            </table:table-cell>
            <table:table-cell office:value-type="float" office:value="4" table:style-name="ce152">
              <text:p>4.0</text:p>
            </table:table-cell>
            <table:table-cell office:value-type="float" office:value="6.2" table:style-name="ce152">
              <text:p>6.2</text:p>
            </table:table-cell>
            <table:table-cell office:value-type="float" office:value="0" table:style-name="ce152">
              <text:p>0.0</text:p>
            </table:table-cell>
            <table:table-cell office:value-type="float" office:value="0.4" table:style-name="ce152">
              <text:p>0.4</text:p>
            </table:table-cell>
            <table:table-cell office:value-type="float" office:value="1.8" table:style-name="ce152">
              <text:p>1.8</text:p>
            </table:table-cell>
            <table:table-cell office:value-type="float" office:value="2.2000000000000002" table:style-name="ce152">
              <text:p>2.2</text:p>
            </table:table-cell>
            <table:table-cell office:value-type="float" office:value="8.3000000000000007" table:style-name="ce152">
              <text:p>8.3</text:p>
            </table:table-cell>
            <table:table-cell office:value-type="float" office:value="14.5" table:style-name="ce152">
              <text:p>14.5</text:p>
            </table:table-cell>
            <table:table-cell office:value-type="float" office:value="3.3" table:style-name="ce152">
              <text:p>3.3</text:p>
            </table:table-cell>
            <table:table-cell office:value-type="float" office:value="2.4" table:style-name="ce152">
              <text:p>2.4</text:p>
            </table:table-cell>
            <table:table-cell office:value-type="float" office:value="5.7" table:style-name="ce152">
              <text:p>5.7</text:p>
            </table:table-cell>
            <table:table-cell office:value-type="float" office:value="20.2" table:style-name="ce152">
              <text:p>20.2</text:p>
            </table:table-cell>
            <table:table-cell table:number-columns-repeated="14" table:style-name="ce149"/>
            <table:table-cell table:number-columns-repeated="17" table:style-name="ce145"/>
            <table:table-cell table:number-columns-repeated="16337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8" table:style-name="ce146">
            <text:p>5.8</text:p>
          </table:table-cell>
          <table:table-cell office:value-type="float" office:value="6.1" table:style-name="ce146">
            <text:p>6.1</text:p>
          </table:table-cell>
          <table:table-cell office:value-type="float" office:value="7.2" table:style-name="ce146">
            <text:p>7.2</text:p>
          </table:table-cell>
          <table:table-cell office:value-type="float" office:value="13.3" table:style-name="ce146">
            <text:p>13.3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.1" table:style-name="ce146">
            <text:p>3.1</text:p>
          </table:table-cell>
          <table:table-cell office:value-type="float" office:value="3.3" table:style-name="ce146">
            <text:p>3.3</text:p>
          </table:table-cell>
          <table:table-cell office:value-type="float" office:value="16.600000000000001" table:style-name="ce146">
            <text:p>16.6</text:p>
          </table:table-cell>
          <table:table-cell office:value-type="float" office:value="22.4" table:style-name="ce146">
            <text:p>22.4</text:p>
          </table:table-cell>
          <table:table-cell office:value-type="float" office:value="6.9" table:style-name="ce146">
            <text:p>6.9</text:p>
          </table:table-cell>
          <table:table-cell office:value-type="float" office:value="6.3" table:style-name="ce146">
            <text:p>6.3</text:p>
          </table:table-cell>
          <table:table-cell office:value-type="float" office:value="13.1" table:style-name="ce146">
            <text:p>13.1</text:p>
          </table:table-cell>
          <table:table-cell office:value-type="float" office:value="35.5" table:style-name="ce146">
            <text:p>35.5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5" table:style-name="ce146">
            <text:p>1.5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9.9" table:style-name="ce146">
            <text:p>9.9</text:p>
          </table:table-cell>
          <table:table-cell office:value-type="float" office:value="9.9" table:style-name="ce146">
            <text:p>9.9</text:p>
          </table:table-cell>
          <table:table-cell office:value-type="float" office:value="10.3" table:style-name="ce146">
            <text:p>10.3</text:p>
          </table:table-cell>
          <table:table-cell office:value-type="float" office:value="11.8" table:style-name="ce146">
            <text:p>11.8</text:p>
          </table:table-cell>
          <table:table-cell office:value-type="float" office:value="0.1" table:style-name="ce146">
            <text:p>0.1</text:p>
          </table:table-cell>
          <table:table-cell office:value-type="float" office:value="6.4" table:style-name="ce146">
            <text:p>6.4</text:p>
          </table:table-cell>
          <table:table-cell office:value-type="float" office:value="6.5" table:style-name="ce146">
            <text:p>6.5</text:p>
          </table:table-cell>
          <table:table-cell office:value-type="float" office:value="18.2" table:style-name="ce146">
            <text:p>18.2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4.1" table:style-name="ce146">
            <text:p>14.1</text:p>
          </table:table-cell>
          <table:table-cell office:value-type="float" office:value="6" table:style-name="ce146">
            <text:p>6.0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15.4" table:style-name="ce146">
            <text:p>15.4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5.8" table:style-name="ce146">
            <text:p>5.8</text:p>
          </table:table-cell>
          <table:table-cell office:value-type="float" office:value="6.1" table:style-name="ce146">
            <text:p>6.1</text:p>
          </table:table-cell>
          <table:table-cell office:value-type="float" office:value="21.4" table:style-name="ce146">
            <text:p>21.4</text:p>
          </table:table-cell>
          <table:table-cell office:value-type="float" office:value="35.5" table:style-name="ce146">
            <text:p>35.5</text:p>
          </table:table-cell>
          <table:table-cell office:value-type="float" office:value="7.4" table:style-name="ce146">
            <text:p>7.4</text:p>
          </table:table-cell>
          <table:table-cell office:value-type="float" office:value="9.9" table:style-name="ce146">
            <text:p>9.9</text:p>
          </table:table-cell>
          <table:table-cell office:value-type="float" office:value="17.3" table:style-name="ce146">
            <text:p>17.3</text:p>
          </table:table-cell>
          <table:table-cell office:value-type="float" office:value="52.8" table:style-name="ce146">
            <text:p>52.8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6" table:style-name="ce146">
            <text:p>5.6</text:p>
          </table:table-cell>
          <table:table-cell office:value-type="float" office:value="3.7" table:style-name="ce146">
            <text:p>3.7</text:p>
          </table:table-cell>
          <table:table-cell office:value-type="float" office:value="6.9" table:style-name="ce146">
            <text:p>6.9</text:p>
          </table:table-cell>
          <table:table-cell office:value-type="float" office:value="10.7" table:style-name="ce146">
            <text:p>10.7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8" table:style-name="ce146">
            <text:p>13.8</text:p>
          </table:table-cell>
          <table:table-cell office:value-type="float" office:value="19.399999999999999" table:style-name="ce146">
            <text:p>19.4</text:p>
          </table:table-cell>
          <table:table-cell office:value-type="float" office:value="6.3" table:style-name="ce146">
            <text:p>6.3</text:p>
          </table:table-cell>
          <table:table-cell office:value-type="float" office:value="5.6" table:style-name="ce146">
            <text:p>5.6</text:p>
          </table:table-cell>
          <table:table-cell office:value-type="float" office:value="11.9" table:style-name="ce146">
            <text:p>11.9</text:p>
          </table:table-cell>
          <table:table-cell office:value-type="float" office:value="31.2" table:style-name="ce146">
            <text:p>31.2</text:p>
          </table:table-cell>
          <table:table-cell table:style-name="ce149"/>
          <table:table-cell table:style-name="ce145"/>
          <table:table-cell table:number-columns-repeated="12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8" table:style-name="ce146">
            <text:p>58.0</text:p>
          </table:table-cell>
          <table:table-cell office:value-type="float" office:value="27.4" table:style-name="ce146">
            <text:p>27.4</text:p>
          </table:table-cell>
          <table:table-cell office:value-type="float" office:value="44.5" table:style-name="ce146">
            <text:p>44.5</text:p>
          </table:table-cell>
          <table:table-cell office:value-type="float" office:value="72" table:style-name="ce146">
            <text:p>72.0</text:p>
          </table:table-cell>
          <table:table-cell office:value-type="float" office:value="0" table:style-name="ce146">
            <text:p>0.0</text:p>
          </table:table-cell>
          <table:table-cell office:value-type="float" office:value="2.5" table:style-name="ce146">
            <text:p>2.5</text:p>
          </table:table-cell>
          <table:table-cell office:value-type="float" office:value="41.4" table:style-name="ce146">
            <text:p>41.4</text:p>
          </table:table-cell>
          <table:table-cell office:value-type="float" office:value="43.9" table:style-name="ce146">
            <text:p>43.9</text:p>
          </table:table-cell>
          <table:table-cell office:value-type="float" office:value="115.9" table:style-name="ce146">
            <text:p>115.9</text:p>
          </table:table-cell>
          <table:table-cell office:value-type="float" office:value="173.8" table:style-name="ce146">
            <text:p>173.8</text:p>
          </table:table-cell>
          <table:table-cell office:value-type="float" office:value="36.1" table:style-name="ce146">
            <text:p>36.1</text:p>
          </table:table-cell>
          <table:table-cell office:value-type="float" office:value="56.8" table:style-name="ce146">
            <text:p>56.8</text:p>
          </table:table-cell>
          <table:table-cell office:value-type="float" office:value="92.8" table:style-name="ce146">
            <text:p>92.8</text:p>
          </table:table-cell>
          <table:table-cell office:value-type="float" office:value="266.7" table:style-name="ce146">
            <text:p>266.7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47"/>
          <table:table-cell office:value-type="float" office:value="2.2000000000000002" table:style-name="ce146">
            <text:p>2.2</text:p>
          </table:table-cell>
          <table:table-cell office:value-type="float" office:value="3.9" table:style-name="ce146">
            <text:p>3.9</text:p>
          </table:table-cell>
          <table:table-cell office:value-type="float" office:value="3" table:style-name="ce146">
            <text:p>3.0</text:p>
          </table:table-cell>
          <table:table-cell office:value-type="float" office:value="6.9" table:style-name="ce146">
            <text:p>6.9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8.9" table:style-name="ce146">
            <text:p>8.9</text:p>
          </table:table-cell>
          <table:table-cell office:value-type="float" office:value="11.2" table:style-name="ce146">
            <text:p>11.2</text:p>
          </table:table-cell>
          <table:table-cell office:value-type="float" office:value="3.1" table:style-name="ce146">
            <text:p>3.1</text:p>
          </table:table-cell>
          <table:table-cell office:value-type="float" office:value="3" table:style-name="ce146">
            <text:p>3.0</text:p>
          </table:table-cell>
          <table:table-cell office:value-type="float" office:value="6.2" table:style-name="ce146">
            <text:p>6.2</text:p>
          </table:table-cell>
          <table:table-cell office:value-type="float" office:value="17.3" table:style-name="ce146">
            <text:p>17.3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4.5999999999999996" table:style-name="ce146">
            <text:p>4.6</text:p>
          </table:table-cell>
          <table:table-cell office:value-type="float" office:value="5.4" table:style-name="ce146">
            <text:p>5.4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0.3" table:style-name="ce146">
            <text:p>10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7" table:style-name="ce146">
            <text:p>13.7</text:p>
          </table:table-cell>
          <table:table-cell office:value-type="float" office:value="18.3" table:style-name="ce146">
            <text:p>18.3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5" table:style-name="ce146">
            <text:p>5.0</text:p>
          </table:table-cell>
          <table:table-cell office:value-type="float" office:value="9.4" table:style-name="ce146">
            <text:p>9.4</text:p>
          </table:table-cell>
          <table:table-cell office:value-type="float" office:value="27.6" table:style-name="ce146">
            <text:p>27.6</text:p>
          </table:table-cell>
          <table:table-cell table:number-columns-repeated="14" table:style-name="ce149"/>
          <table:table-cell table:number-columns-repeated="17" table:style-name="ce145"/>
          <table:table-cell table:number-columns-repeated="16337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47"/>
          <table:table-cell office:value-type="float" office:value="64.8" table:style-name="ce146">
            <text:p>64.8</text:p>
          </table:table-cell>
          <table:table-cell office:value-type="float" office:value="36.799999999999997" table:style-name="ce146">
            <text:p>36.8</text:p>
          </table:table-cell>
          <table:table-cell office:value-type="float" office:value="52.4" table:style-name="ce146">
            <text:p>52.4</text:p>
          </table:table-cell>
          <table:table-cell office:value-type="float" office:value="89.1" table:style-name="ce146">
            <text:p>89.1</text:p>
          </table:table-cell>
          <table:table-cell office:value-type="float" office:value="0" table:style-name="ce146">
            <text:p>0.0</text:p>
          </table:table-cell>
          <table:table-cell office:value-type="float" office:value="3.4" table:style-name="ce146">
            <text:p>3.4</text:p>
          </table:table-cell>
          <table:table-cell office:value-type="float" office:value="45.9" table:style-name="ce146">
            <text:p>45.9</text:p>
          </table:table-cell>
          <table:table-cell office:value-type="float" office:value="49.4" table:style-name="ce146">
            <text:p>49.4</text:p>
          </table:table-cell>
          <table:table-cell office:value-type="float" office:value="138.5" table:style-name="ce146">
            <text:p>138.5</text:p>
          </table:table-cell>
          <table:table-cell office:value-type="float" office:value="203.3" table:style-name="ce146">
            <text:p>203.3</text:p>
          </table:table-cell>
          <table:table-cell office:value-type="float" office:value="43.6" table:style-name="ce146">
            <text:p>43.6</text:p>
          </table:table-cell>
          <table:table-cell office:value-type="float" office:value="64.8" table:style-name="ce146">
            <text:p>64.8</text:p>
          </table:table-cell>
          <table:table-cell office:value-type="float" office:value="108.3" table:style-name="ce146">
            <text:p>108.3</text:p>
          </table:table-cell>
          <table:table-cell office:value-type="float" office:value="311.60000000000002" table:style-name="ce146">
            <text:p>311.6</text:p>
          </table:table-cell>
          <table:table-cell table:number-columns-repeated="14" table:style-name="ce144"/>
          <table:table-cell table:number-columns-repeated="17" table:style-name="ce145"/>
          <table:table-cell table:number-columns-repeated="16337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6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None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31" table:style-name="ce121"/>
          <table:table-cell table:number-columns-repeated="16337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31" table:style-name="ce121"/>
          <table:table-cell table:number-columns-repeated="16337" table:style-name="ce68"/>
        </table:table-row>
        <table:table-row table:style-name="ro8">
          <table:table-cell office:value-type="string" table:style-name="ce133">
            <text:p>R 2014 traffic estimates were revised as part of the production of 2015 traffic statistic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31" table:style-name="ce121"/>
          <table:table-cell table:number-columns-repeated="16337" table:style-name="ce68"/>
        </table:table-row>
        <table:table-row table:style-name="ro15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31" table:style-name="ce121"/>
          <table:table-cell table:number-columns-repeated="16337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31" table:style-name="ce121"/>
          <table:table-cell table:number-columns-repeated="16337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31" table:style-name="ce121"/>
          <table:table-cell table:number-columns-repeated="16337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31" table:style-name="ce121"/>
          <table:table-cell table:number-columns-repeated="16337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31" table:style-name="ce121"/>
          <table:table-cell table:number-columns-repeated="16337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7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14).$A$1:TRA0103_(2014).$P$49" table:base-cell-address="TRA0103_(2014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13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13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8" table:style-name="ce146">
            <text:p>0.8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3.9" table:style-name="ce146">
            <text:p>3.9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2.5" table:style-name="ce146">
            <text:p>2.5</text:p>
          </table:table-cell>
          <table:table-cell office:value-type="float" office:value="6.3" table:style-name="ce146">
            <text:p>6.3</text:p>
          </table:table-cell>
          <table:table-cell office:value-type="float" office:value="7.1" table:style-name="ce146">
            <text:p>7.1</text:p>
          </table:table-cell>
          <table:table-cell office:value-type="float" office:value="1" table:style-name="ce146">
            <text:p>1.0</text:p>
          </table:table-cell>
          <table:table-cell office:value-type="float" office:value="3.3" table:style-name="ce146">
            <text:p>3.3</text:p>
          </table:table-cell>
          <table:table-cell office:value-type="float" office:value="4.3" table:style-name="ce146">
            <text:p>4.3</text:p>
          </table:table-cell>
          <table:table-cell office:value-type="float" office:value="11.4" table:style-name="ce146">
            <text:p>11.4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5" table:style-name="ce178">
              <text:p>2.5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4000000000000004" table:style-name="ce178">
              <text:p>4.4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70000000000000007" table:formula="of:=[.C10]-[.C12]" table:style-name="ce178">
              <text:p>0.7</text:p>
            </table:table-cell>
            <table:table-cell office:value-type="float" office:value="1.2000000000000002" table:formula="of:=[.D10]-[.D12]" table:style-name="ce178">
              <text:p>1.2</text:p>
            </table:table-cell>
            <table:table-cell office:value-type="float" office:value="1.8" table:formula="of:=[.E10]-[.E12]" table:style-name="ce178">
              <text:p>1.8</text:p>
            </table:table-cell>
            <table:table-cell office:value-type="float" office:value="3" table:formula="of:=[.F10]-[.F12]" table:style-name="ce178">
              <text:p>3.0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1.1000000000000001" table:formula="of:=[.J10]-[.J12]" table:style-name="ce178">
              <text:p>1.1</text:p>
            </table:table-cell>
            <table:table-cell office:value-type="float" office:value="4" table:formula="of:=[.K10]-[.K12]" table:style-name="ce178">
              <text:p>4.0</text:p>
            </table:table-cell>
            <table:table-cell office:value-type="float" office:value="4.5999999999999996" table:formula="of:=[.L10]-[.L12]" table:style-name="ce178">
              <text:p>4.6</text:p>
            </table:table-cell>
            <table:table-cell office:value-type="float" office:value="0.8" table:formula="of:=[.M10]-[.M12]" table:style-name="ce178">
              <text:p>0.8</text:p>
            </table:table-cell>
            <table:table-cell office:value-type="float" office:value="1.4999999999999998" table:formula="of:=[.N10]-[.N12]" table:style-name="ce178">
              <text:p>1.5</text:p>
            </table:table-cell>
            <table:table-cell office:value-type="float" office:value="2.2999999999999998" table:formula="of:=[.O10]-[.O12]" table:style-name="ce178">
              <text:p>2.3</text:p>
            </table:table-cell>
            <table:table-cell office:value-type="float" office:value="7" table:formula="of:=[.P10]-[.P12]" table:style-name="ce178">
              <text:p>7.0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1.3" table:style-name="ce146">
            <text:p>11.3</text:p>
          </table:table-cell>
          <table:table-cell office:value-type="float" office:value="1.2" table:style-name="ce146">
            <text:p>1.2</text:p>
          </table:table-cell>
          <table:table-cell office:value-type="float" office:value="4.2" table:style-name="ce146">
            <text:p>4.2</text:p>
          </table:table-cell>
          <table:table-cell office:value-type="float" office:value="5.4" table:style-name="ce146">
            <text:p>5.4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4" table:style-name="ce146">
            <text:p>6.4</text:p>
          </table:table-cell>
          <table:table-cell office:value-type="float" office:value="6.6" table:style-name="ce146">
            <text:p>6.6</text:p>
          </table:table-cell>
          <table:table-cell office:value-type="float" office:value="11.9" table:style-name="ce146">
            <text:p>11.9</text:p>
          </table:table-cell>
          <table:table-cell office:value-type="float" office:value="23.2" table:style-name="ce146">
            <text:p>23.2</text:p>
          </table:table-cell>
          <table:table-cell office:value-type="float" office:value="2.8" table:style-name="ce146">
            <text:p>2.8</text:p>
          </table:table-cell>
          <table:table-cell office:value-type="float" office:value="7.8" table:style-name="ce146">
            <text:p>7.8</text:p>
          </table:table-cell>
          <table:table-cell office:value-type="float" office:value="10.5" table:style-name="ce146">
            <text:p>10.5</text:p>
          </table:table-cell>
          <table:table-cell office:value-type="float" office:value="33.799999999999997" table:style-name="ce146">
            <text:p>33.8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8" table:style-name="ce178">
              <text:p>3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9" table:style-name="ce178">
              <text:p>2.9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4" table:style-name="ce178">
              <text:p>3.4</text:p>
            </table:table-cell>
            <table:table-cell office:value-type="float" office:value="7.2" table:style-name="ce178">
              <text:p>7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3.4" table:style-name="ce178">
              <text:p>3.4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10.9" table:style-name="ce178">
              <text:p>10.9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1" table:style-name="ce178">
              <text:p>1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4.7" table:style-name="ce178">
              <text:p>4.7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5000000000000009" table:formula="of:=[.C14]-[.C16]-[.C17]" table:style-name="ce178">
              <text:p>6.5</text:p>
            </table:table-cell>
            <table:table-cell office:value-type="float" office:value="1.2" table:formula="of:=[.D14]-[.D16]-[.D17]" table:style-name="ce178">
              <text:p>1.2</text:p>
            </table:table-cell>
            <table:table-cell office:value-type="float" office:value="3.3000000000000003" table:formula="of:=[.E14]-[.E16]-[.E17]" table:style-name="ce178">
              <text:p>3.3</text:p>
            </table:table-cell>
            <table:table-cell office:value-type="float" office:value="4.5" table:formula="of:=[.F14]-[.F16]-[.F17]" table:style-name="ce178">
              <text:p>4.5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1" table:formula="of:=[.H14]-[.H16]-[.H17]" table:style-name="ce178">
              <text:p>0.1</text:p>
            </table:table-cell>
            <table:table-cell office:value-type="float" office:value="2.2000000000000002" table:formula="of:=[.I14]-[.I16]-[.I17]" table:style-name="ce178">
              <text:p>2.2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6.7" table:formula="of:=[.K14]-[.K16]-[.K17]" table:style-name="ce178">
              <text:p>6.7</text:p>
            </table:table-cell>
            <table:table-cell office:value-type="float" office:value="13.2" table:formula="of:=[.L14]-[.L16]-[.L17]" table:style-name="ce178">
              <text:p>13.2</text:p>
            </table:table-cell>
            <table:table-cell office:value-type="float" office:value="2.4" table:formula="of:=[.M14]-[.M16]-[.M17]" table:style-name="ce178">
              <text:p>2.4</text:p>
            </table:table-cell>
            <table:table-cell office:value-type="float" office:value="2.6000000000000005" table:formula="of:=[.N14]-[.N16]-[.N17]" table:style-name="ce178">
              <text:p>2.6</text:p>
            </table:table-cell>
            <table:table-cell office:value-type="float" office:value="4.9000000000000004" table:formula="of:=[.O14]-[.O16]-[.O17]" table:style-name="ce178">
              <text:p>4.9</text:p>
            </table:table-cell>
            <table:table-cell office:value-type="float" office:value="18.2" table:formula="of:=[.P14]-[.P16]-[.P17]" table:style-name="ce178">
              <text:p>18.2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6.1" table:style-name="ce146">
            <text:p>6.1</text:p>
          </table:table-cell>
          <table:table-cell office:value-type="float" office:value="1.8" table:style-name="ce146">
            <text:p>1.8</text:p>
          </table:table-cell>
          <table:table-cell office:value-type="float" office:value="4.3" table:style-name="ce146">
            <text:p>4.3</text:p>
          </table:table-cell>
          <table:table-cell office:value-type="float" office:value="6.1" table:style-name="ce146">
            <text:p>6.1</text:p>
          </table:table-cell>
          <table:table-cell office:value-type="float" office:value="0" table:style-name="ce146">
            <text:p>0.0</text:p>
          </table:table-cell>
          <table:table-cell office:value-type="float" office:value="0.1" table:style-name="ce146">
            <text:p>0.1</text:p>
          </table:table-cell>
          <table:table-cell office:value-type="float" office:value="4.3" table:style-name="ce146">
            <text:p>4.3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10.5" table:style-name="ce146">
            <text:p>10.5</text:p>
          </table:table-cell>
          <table:table-cell office:value-type="float" office:value="16.600000000000001" table:style-name="ce146">
            <text:p>16.6</text:p>
          </table:table-cell>
          <table:table-cell office:value-type="float" office:value="3.4" table:style-name="ce146">
            <text:p>3.4</text:p>
          </table:table-cell>
          <table:table-cell office:value-type="float" office:value="5.4" table:style-name="ce146">
            <text:p>5.4</text:p>
          </table:table-cell>
          <table:table-cell office:value-type="float" office:value="8.8000000000000007" table:style-name="ce146">
            <text:p>8.8</text:p>
          </table:table-cell>
          <table:table-cell office:value-type="float" office:value="25.4" table:style-name="ce146">
            <text:p>25.4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2" table:style-name="ce178">
              <text:p>2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2" table:style-name="ce178">
              <text:p>2.0</text:p>
            </table:table-cell>
            <table:table-cell office:value-type="float" office:value="4" table:style-name="ce178">
              <text:p>4.0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6.1" table:style-name="ce178">
              <text:p>6.1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7" table:style-name="ce178">
              <text:p>2.7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6.2" table:style-name="ce178">
              <text:p>6.2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3.2" table:style-name="ce178">
              <text:p>3.2</text:p>
            </table:table-cell>
            <table:table-cell office:value-type="float" office:value="9.4" table:style-name="ce178">
              <text:p>9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3999999999999995" table:formula="of:=[.C19]-[.C21]-[.C22]" table:style-name="ce178">
              <text:p>1.4</text:p>
            </table:table-cell>
            <table:table-cell office:value-type="float" office:value="1.4" table:formula="of:=[.D19]-[.D21]-[.D22]" table:style-name="ce178">
              <text:p>1.4</text:p>
            </table:table-cell>
            <table:table-cell office:value-type="float" office:value="2.8" table:formula="of:=[.E19]-[.E21]-[.E22]" table:style-name="ce178">
              <text:p>2.8</text:p>
            </table:table-cell>
            <table:table-cell office:value-type="float" office:value="4.0999999999999996" table:formula="of:=[.F19]-[.F21]-[.F22]" table:style-name="ce178">
              <text:p>4.1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" table:formula="of:=[.H19]-[.H21]-[.H22]" table:style-name="ce178">
              <text:p>0.1</text:p>
            </table:table-cell>
            <table:table-cell office:value-type="float" office:value="0.79999999999999982" table:formula="of:=[.I19]-[.I21]-[.I22]" table:style-name="ce178">
              <text:p>0.8</text:p>
            </table:table-cell>
            <table:table-cell office:value-type="float" office:value="0.90000000000000036" table:formula="of:=[.J19]-[.J21]-[.J22]" table:style-name="ce178">
              <text:p>0.9</text:p>
            </table:table-cell>
            <table:table-cell office:value-type="float" office:value="5" table:formula="of:=[.K19]-[.K21]-[.K22]" table:style-name="ce178">
              <text:p>5.0</text:p>
            </table:table-cell>
            <table:table-cell office:value-type="float" office:value="6.4000000000000012" table:formula="of:=[.L19]-[.L21]-[.L22]" table:style-name="ce178">
              <text:p>6.4</text:p>
            </table:table-cell>
            <table:table-cell office:value-type="float" office:value="2.2999999999999998" table:formula="of:=[.M19]-[.M21]-[.M22]" table:style-name="ce178">
              <text:p>2.3</text:p>
            </table:table-cell>
            <table:table-cell office:value-type="float" office:value="1.2000000000000002" table:formula="of:=[.N19]-[.N21]-[.N22]" table:style-name="ce178">
              <text:p>1.2</text:p>
            </table:table-cell>
            <table:table-cell office:value-type="float" office:value="3.5000000000000009" table:formula="of:=[.O19]-[.O21]-[.O22]" table:style-name="ce178">
              <text:p>3.5</text:p>
            </table:table-cell>
            <table:table-cell office:value-type="float" office:value="9.8999999999999968" table:formula="of:=[.P19]-[.P21]-[.P22]" table:style-name="ce178">
              <text:p>9.9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3" table:style-name="ce146">
            <text:p>4.3</text:p>
          </table:table-cell>
          <table:table-cell office:value-type="float" office:value="4.3" table:style-name="ce146">
            <text:p>4.3</text:p>
          </table:table-cell>
          <table:table-cell office:value-type="float" office:value="5.6" table:style-name="ce146">
            <text:p>5.6</text:p>
          </table:table-cell>
          <table:table-cell office:value-type="float" office:value="9.9" table:style-name="ce146">
            <text:p>9.9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6" table:style-name="ce146">
            <text:p>2.6</text:p>
          </table:table-cell>
          <table:table-cell office:value-type="float" office:value="2.9" table:style-name="ce146">
            <text:p>2.9</text:p>
          </table:table-cell>
          <table:table-cell office:value-type="float" office:value="12.8" table:style-name="ce146">
            <text:p>12.8</text:p>
          </table:table-cell>
          <table:table-cell office:value-type="float" office:value="17.100000000000001" table:style-name="ce146">
            <text:p>17.1</text:p>
          </table:table-cell>
          <table:table-cell office:value-type="float" office:value="4.2" table:style-name="ce146">
            <text:p>4.2</text:p>
          </table:table-cell>
          <table:table-cell office:value-type="float" office:value="4.3" table:style-name="ce146">
            <text:p>4.3</text:p>
          </table:table-cell>
          <table:table-cell office:value-type="float" office:value="8.5" table:style-name="ce146">
            <text:p>8.5</text:p>
          </table:table-cell>
          <table:table-cell office:value-type="float" office:value="25.5" table:style-name="ce146">
            <text:p>25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7.9" table:style-name="ce146">
            <text:p>7.9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6.4" table:style-name="ce146">
            <text:p>6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8" table:style-name="ce146">
            <text:p>4.8</text:p>
          </table:table-cell>
          <table:table-cell office:value-type="float" office:value="11.1" table:style-name="ce146">
            <text:p>11.1</text:p>
          </table:table-cell>
          <table:table-cell office:value-type="float" office:value="19.100000000000001" table:style-name="ce146">
            <text:p>19.1</text:p>
          </table:table-cell>
          <table:table-cell office:value-type="float" office:value="3.3" table:style-name="ce146">
            <text:p>3.3</text:p>
          </table:table-cell>
          <table:table-cell office:value-type="float" office:value="7.2" table:style-name="ce146">
            <text:p>7.2</text:p>
          </table:table-cell>
          <table:table-cell office:value-type="float" office:value="10.5" table:style-name="ce146">
            <text:p>10.5</text:p>
          </table:table-cell>
          <table:table-cell office:value-type="float" office:value="29.6" table:style-name="ce146">
            <text:p>29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" table:style-name="ce178">
              <text:p>3.0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5.0999999999999996" table:style-name="ce178">
              <text:p>5.1</text:p>
            </table:table-cell>
            <table:table-cell office:value-type="float" office:value="9.9" table:style-name="ce178">
              <text:p>9.9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6" table:formula="of:=[.C25]-[.C27]" table:style-name="ce178">
              <text:p>6.0</text:p>
            </table:table-cell>
            <table:table-cell office:value-type="float" office:value="2.1" table:formula="of:=[.D25]-[.D27]" table:style-name="ce178">
              <text:p>2.1</text:p>
            </table:table-cell>
            <table:table-cell office:value-type="float" office:value="3.8999999999999995" table:formula="of:=[.E25]-[.E27]" table:style-name="ce178">
              <text:p>3.9</text:p>
            </table:table-cell>
            <table:table-cell office:value-type="float" office:value="6.1000000000000005" table:formula="of:=[.F25]-[.F27]" table:style-name="ce178">
              <text:p>6.1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" table:formula="of:=[.H25]-[.H27]" table:style-name="ce178">
              <text:p>0.4</text:p>
            </table:table-cell>
            <table:table-cell office:value-type="float" office:value="1.7000000000000002" table:formula="of:=[.I25]-[.I27]" table:style-name="ce178">
              <text:p>1.7</text:p>
            </table:table-cell>
            <table:table-cell office:value-type="float" office:value="2.0999999999999996" table:formula="of:=[.J25]-[.J27]" table:style-name="ce178">
              <text:p>2.1</text:p>
            </table:table-cell>
            <table:table-cell office:value-type="float" office:value="8.1" table:formula="of:=[.K25]-[.K27]" table:style-name="ce178">
              <text:p>8.1</text:p>
            </table:table-cell>
            <table:table-cell office:value-type="float" office:value="14.3" table:formula="of:=[.L25]-[.L27]" table:style-name="ce178">
              <text:p>14.3</text:p>
            </table:table-cell>
            <table:table-cell office:value-type="float" office:value="3.0999999999999996" table:formula="of:=[.M25]-[.M27]" table:style-name="ce178">
              <text:p>3.1</text:p>
            </table:table-cell>
            <table:table-cell office:value-type="float" office:value="2.2999999999999998" table:formula="of:=[.N25]-[.N27]" table:style-name="ce178">
              <text:p>2.3</text:p>
            </table:table-cell>
            <table:table-cell office:value-type="float" office:value="5.4" table:formula="of:=[.O25]-[.O27]" table:style-name="ce178">
              <text:p>5.4</text:p>
            </table:table-cell>
            <table:table-cell office:value-type="float" office:value="19.700000000000003" table:formula="of:=[.P25]-[.P27]" table:style-name="ce178">
              <text:p>19.7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6" table:style-name="ce146">
            <text:p>5.6</text:p>
          </table:table-cell>
          <table:table-cell office:value-type="float" office:value="6" table:style-name="ce146">
            <text:p>6.0</text:p>
          </table:table-cell>
          <table:table-cell office:value-type="float" office:value="7" table:style-name="ce146">
            <text:p>7.0</text:p>
          </table:table-cell>
          <table:table-cell office:value-type="float" office:value="12.9" table:style-name="ce146">
            <text:p>12.9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3" table:style-name="ce146">
            <text:p>3.0</text:p>
          </table:table-cell>
          <table:table-cell office:value-type="float" office:value="3.2" table:style-name="ce146">
            <text:p>3.2</text:p>
          </table:table-cell>
          <table:table-cell office:value-type="float" office:value="16.2" table:style-name="ce146">
            <text:p>16.2</text:p>
          </table:table-cell>
          <table:table-cell office:value-type="float" office:value="21.8" table:style-name="ce146">
            <text:p>21.8</text:p>
          </table:table-cell>
          <table:table-cell office:value-type="float" office:value="6.5" table:style-name="ce146">
            <text:p>6.5</text:p>
          </table:table-cell>
          <table:table-cell office:value-type="float" office:value="6.1" table:style-name="ce146">
            <text:p>6.1</text:p>
          </table:table-cell>
          <table:table-cell office:value-type="float" office:value="12.6" table:style-name="ce146">
            <text:p>12.6</text:p>
          </table:table-cell>
          <table:table-cell office:value-type="float" office:value="34.4" table:style-name="ce146">
            <text:p>34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4" table:style-name="ce146">
            <text:p>1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9.8000000000000007" table:style-name="ce146">
            <text:p>9.8</text:p>
          </table:table-cell>
          <table:table-cell office:value-type="float" office:value="9.8000000000000007" table:style-name="ce146">
            <text:p>9.8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11.6" table:style-name="ce146">
            <text:p>11.6</text:p>
          </table:table-cell>
          <table:table-cell office:value-type="float" office:value="0.1" table:style-name="ce146">
            <text:p>0.1</text:p>
          </table:table-cell>
          <table:table-cell office:value-type="float" office:value="6.2" table:style-name="ce146">
            <text:p>6.2</text:p>
          </table:table-cell>
          <table:table-cell office:value-type="float" office:value="6.3" table:style-name="ce146">
            <text:p>6.3</text:p>
          </table:table-cell>
          <table:table-cell office:value-type="float" office:value="17.899999999999999" table:style-name="ce146">
            <text:p>17.9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9" table:style-name="ce146">
            <text:p>13.9</text:p>
          </table:table-cell>
          <table:table-cell office:value-type="float" office:value="5.9" table:style-name="ce146">
            <text:p>5.9</text:p>
          </table:table-cell>
          <table:table-cell office:value-type="float" office:value="9.1" table:style-name="ce146">
            <text:p>9.1</text:p>
          </table:table-cell>
          <table:table-cell office:value-type="float" office:value="15" table:style-name="ce146">
            <text:p>15.0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5.6" table:style-name="ce146">
            <text:p>5.6</text:p>
          </table:table-cell>
          <table:table-cell office:value-type="float" office:value="6" table:style-name="ce146">
            <text:p>6.0</text:p>
          </table:table-cell>
          <table:table-cell office:value-type="float" office:value="21" table:style-name="ce146">
            <text:p>21.0</text:p>
          </table:table-cell>
          <table:table-cell office:value-type="float" office:value="34.799999999999997" table:style-name="ce146">
            <text:p>34.8</text:p>
          </table:table-cell>
          <table:table-cell office:value-type="float" office:value="7" table:style-name="ce146">
            <text:p>7.0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16.600000000000001" table:style-name="ce146">
            <text:p>16.6</text:p>
          </table:table-cell>
          <table:table-cell office:value-type="float" office:value="51.5" table:style-name="ce146">
            <text:p>51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4" table:style-name="ce146">
            <text:p>5.4</text:p>
          </table:table-cell>
          <table:table-cell office:value-type="float" office:value="3.7" table:style-name="ce146">
            <text:p>3.7</text:p>
          </table:table-cell>
          <table:table-cell office:value-type="float" office:value="6.8" table:style-name="ce146">
            <text:p>6.8</text:p>
          </table:table-cell>
          <table:table-cell office:value-type="float" office:value="10.5" table:style-name="ce146">
            <text:p>10.5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6" table:style-name="ce146">
            <text:p>13.6</text:p>
          </table:table-cell>
          <table:table-cell office:value-type="float" office:value="19" table:style-name="ce146">
            <text:p>19.0</text:p>
          </table:table-cell>
          <table:table-cell office:value-type="float" office:value="6" table:style-name="ce146">
            <text:p>6.0</text:p>
          </table:table-cell>
          <table:table-cell office:value-type="float" office:value="5.4" table:style-name="ce146">
            <text:p>5.4</text:p>
          </table:table-cell>
          <table:table-cell office:value-type="float" office:value="11.4" table:style-name="ce146">
            <text:p>11.4</text:p>
          </table:table-cell>
          <table:table-cell office:value-type="float" office:value="30.4" table:style-name="ce146">
            <text:p>30.4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6.7" table:style-name="ce146">
            <text:p>56.7</text:p>
          </table:table-cell>
          <table:table-cell office:value-type="float" office:value="26.9" table:style-name="ce146">
            <text:p>26.9</text:p>
          </table:table-cell>
          <table:table-cell office:value-type="float" office:value="43.5" table:style-name="ce146">
            <text:p>43.5</text:p>
          </table:table-cell>
          <table:table-cell office:value-type="float" office:value="70.400000000000006" table:style-name="ce146">
            <text:p>70.4</text:p>
          </table:table-cell>
          <table:table-cell office:value-type="float" office:value="0" table:style-name="ce146">
            <text:p>0.0</text:p>
          </table:table-cell>
          <table:table-cell office:value-type="float" office:value="2.5" table:style-name="ce146">
            <text:p>2.5</text:p>
          </table:table-cell>
          <table:table-cell office:value-type="float" office:value="40.700000000000003" table:style-name="ce146">
            <text:p>40.7</text:p>
          </table:table-cell>
          <table:table-cell office:value-type="float" office:value="43.2" table:style-name="ce146">
            <text:p>43.2</text:p>
          </table:table-cell>
          <table:table-cell office:value-type="float" office:value="113.6" table:style-name="ce146">
            <text:p>113.6</text:p>
          </table:table-cell>
          <table:table-cell office:value-type="float" office:value="170.3" table:style-name="ce146">
            <text:p>170.3</text:p>
          </table:table-cell>
          <table:table-cell office:value-type="float" office:value="34.1" table:style-name="ce146">
            <text:p>34.1</text:p>
          </table:table-cell>
          <table:table-cell office:value-type="float" office:value="55.5" table:style-name="ce146">
            <text:p>55.5</text:p>
          </table:table-cell>
          <table:table-cell office:value-type="float" office:value="89.6" table:style-name="ce146">
            <text:p>89.6</text:p>
          </table:table-cell>
          <table:table-cell office:value-type="float" office:value="259.89999999999998" table:style-name="ce146">
            <text:p>259.9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2.1" table:style-name="ce146">
            <text:p>2.1</text:p>
          </table:table-cell>
          <table:table-cell office:value-type="float" office:value="3.9" table:style-name="ce146">
            <text:p>3.9</text:p>
          </table:table-cell>
          <table:table-cell office:value-type="float" office:value="2.8" table:style-name="ce146">
            <text:p>2.8</text:p>
          </table:table-cell>
          <table:table-cell office:value-type="float" office:value="6.7" table:style-name="ce146">
            <text:p>6.7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10.9" table:style-name="ce146">
            <text:p>10.9</text:p>
          </table:table-cell>
          <table:table-cell office:value-type="float" office:value="3" table:style-name="ce146">
            <text:p>3.0</text:p>
          </table:table-cell>
          <table:table-cell office:value-type="float" office:value="3" table:style-name="ce146">
            <text:p>3.0</text:p>
          </table:table-cell>
          <table:table-cell office:value-type="float" office:value="5.9" table:style-name="ce146">
            <text:p>5.9</text:p>
          </table:table-cell>
          <table:table-cell office:value-type="float" office:value="16.8" table:style-name="ce146">
            <text:p>16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4.5" table:style-name="ce146">
            <text:p>4.5</text:p>
          </table:table-cell>
          <table:table-cell office:value-type="float" office:value="5.4" table:style-name="ce146">
            <text:p>5.4</text:p>
          </table:table-cell>
          <table:table-cell office:value-type="float" office:value="4.8" table:style-name="ce146">
            <text:p>4.8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7" table:style-name="ce146">
            <text:p>2.7</text:p>
          </table:table-cell>
          <table:table-cell office:value-type="float" office:value="3.3" table:style-name="ce146">
            <text:p>3.3</text:p>
          </table:table-cell>
          <table:table-cell office:value-type="float" office:value="13.5" table:style-name="ce146">
            <text:p>13.5</text:p>
          </table:table-cell>
          <table:table-cell office:value-type="float" office:value="18" table:style-name="ce146">
            <text:p>18.0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9" table:style-name="ce146">
            <text:p>9.0</text:p>
          </table:table-cell>
          <table:table-cell office:value-type="float" office:value="27" table:style-name="ce146">
            <text:p>27.0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63.3" table:style-name="ce177">
            <text:p>63.3</text:p>
          </table:table-cell>
          <table:table-cell office:value-type="float" office:value="36.200000000000003" table:style-name="ce177">
            <text:p>36.2</text:p>
          </table:table-cell>
          <table:table-cell office:value-type="float" office:value="51.1" table:style-name="ce177">
            <text:p>51.1</text:p>
          </table:table-cell>
          <table:table-cell office:value-type="float" office:value="87.3" table:style-name="ce177">
            <text:p>87.3</text:p>
          </table:table-cell>
          <table:table-cell office:value-type="float" office:value="0" table:style-name="ce177">
            <text:p>0.0</text:p>
          </table:table-cell>
          <table:table-cell office:value-type="float" office:value="3.4" table:style-name="ce177">
            <text:p>3.4</text:p>
          </table:table-cell>
          <table:table-cell office:value-type="float" office:value="45.1" table:style-name="ce177">
            <text:p>45.1</text:p>
          </table:table-cell>
          <table:table-cell office:value-type="float" office:value="48.5" table:style-name="ce177">
            <text:p>48.5</text:p>
          </table:table-cell>
          <table:table-cell office:value-type="float" office:value="135.80000000000001" table:style-name="ce177">
            <text:p>135.8</text:p>
          </table:table-cell>
          <table:table-cell office:value-type="float" office:value="199.2" table:style-name="ce177">
            <text:p>199.2</text:p>
          </table:table-cell>
          <table:table-cell office:value-type="float" office:value="41.2" table:style-name="ce177">
            <text:p>41.2</text:p>
          </table:table-cell>
          <table:table-cell office:value-type="float" office:value="63.3" table:style-name="ce177">
            <text:p>63.3</text:p>
          </table:table-cell>
          <table:table-cell office:value-type="float" office:value="104.6" table:style-name="ce177">
            <text:p>104.6</text:p>
          </table:table-cell>
          <table:table-cell office:value-type="float" office:value="303.7" table:style-name="ce177">
            <text:p>303.7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13).$A$1:TRA0103_(2013).$P$43" table:base-cell-address="TRA0103_(2013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12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12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3.9" table:style-name="ce146">
            <text:p>3.9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2.4" table:style-name="ce146">
            <text:p>2.4</text:p>
          </table:table-cell>
          <table:table-cell office:value-type="float" office:value="6.3" table:style-name="ce146">
            <text:p>6.3</text:p>
          </table:table-cell>
          <table:table-cell office:value-type="float" office:value="7.1" table:style-name="ce146">
            <text:p>7.1</text:p>
          </table:table-cell>
          <table:table-cell office:value-type="float" office:value="1" table:style-name="ce146">
            <text:p>1.0</text:p>
          </table:table-cell>
          <table:table-cell office:value-type="float" office:value="3.4" table:style-name="ce146">
            <text:p>3.4</text:p>
          </table:table-cell>
          <table:table-cell office:value-type="float" office:value="4.3" table:style-name="ce146">
            <text:p>4.3</text:p>
          </table:table-cell>
          <table:table-cell office:value-type="float" office:value="11.4" table:style-name="ce146">
            <text:p>11.4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4000000000000004" table:style-name="ce178">
              <text:p>4.4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3" table:formula="of:=[.D10]-[.D12]" table:style-name="ce178">
              <text:p>1.3</text:p>
            </table:table-cell>
            <table:table-cell office:value-type="float" office:value="1.8" table:formula="of:=[.E10]-[.E12]" table:style-name="ce178">
              <text:p>1.8</text:p>
            </table:table-cell>
            <table:table-cell office:value-type="float" office:value="3" table:formula="of:=[.F10]-[.F12]" table:style-name="ce178">
              <text:p>3.0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1" table:formula="of:=[.J10]-[.J12]" table:style-name="ce178">
              <text:p>1.0</text:p>
            </table:table-cell>
            <table:table-cell office:value-type="float" office:value="4" table:formula="of:=[.K10]-[.K12]" table:style-name="ce178">
              <text:p>4.0</text:p>
            </table:table-cell>
            <table:table-cell office:value-type="float" office:value="4.6999999999999993" table:formula="of:=[.L10]-[.L12]" table:style-name="ce178">
              <text:p>4.7</text:p>
            </table:table-cell>
            <table:table-cell office:value-type="float" office:value="0.8" table:formula="of:=[.M10]-[.M12]" table:style-name="ce178">
              <text:p>0.8</text:p>
            </table:table-cell>
            <table:table-cell office:value-type="float" office:value="1.5999999999999999" table:formula="of:=[.N10]-[.N12]" table:style-name="ce178">
              <text:p>1.6</text:p>
            </table:table-cell>
            <table:table-cell office:value-type="float" office:value="2.2999999999999998" table:formula="of:=[.O10]-[.O12]" table:style-name="ce178">
              <text:p>2.3</text:p>
            </table:table-cell>
            <table:table-cell office:value-type="float" office:value="7" table:formula="of:=[.P10]-[.P12]" table:style-name="ce178">
              <text:p>7.0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1.1" table:style-name="ce146">
            <text:p>11.1</text:p>
          </table:table-cell>
          <table:table-cell office:value-type="float" office:value="1.2" table:style-name="ce146">
            <text:p>1.2</text:p>
          </table:table-cell>
          <table:table-cell office:value-type="float" office:value="4.2" table:style-name="ce146">
            <text:p>4.2</text:p>
          </table:table-cell>
          <table:table-cell office:value-type="float" office:value="5.4" table:style-name="ce146">
            <text:p>5.4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4" table:style-name="ce146">
            <text:p>6.4</text:p>
          </table:table-cell>
          <table:table-cell office:value-type="float" office:value="6.6" table:style-name="ce146">
            <text:p>6.6</text:p>
          </table:table-cell>
          <table:table-cell office:value-type="float" office:value="12" table:style-name="ce146">
            <text:p>12.0</text:p>
          </table:table-cell>
          <table:table-cell office:value-type="float" office:value="23.1" table:style-name="ce146">
            <text:p>23.1</text:p>
          </table:table-cell>
          <table:table-cell office:value-type="float" office:value="2.7" table:style-name="ce146">
            <text:p>2.7</text:p>
          </table:table-cell>
          <table:table-cell office:value-type="float" office:value="7.9" table:style-name="ce146">
            <text:p>7.9</text:p>
          </table:table-cell>
          <table:table-cell office:value-type="float" office:value="10.6" table:style-name="ce146">
            <text:p>10.6</text:p>
          </table:table-cell>
          <table:table-cell office:value-type="float" office:value="33.700000000000003" table:style-name="ce146">
            <text:p>33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8" table:style-name="ce178">
              <text:p>3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9" table:style-name="ce178">
              <text:p>2.9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4" table:style-name="ce178">
              <text:p>3.4</text:p>
            </table:table-cell>
            <table:table-cell office:value-type="float" office:value="7.2" table:style-name="ce178">
              <text:p>7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11" table:style-name="ce178">
              <text:p>11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4.7" table:style-name="ce178">
              <text:p>4.7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3999999999999995" table:formula="of:=[.C14]-[.C16]-[.C17]" table:style-name="ce178">
              <text:p>6.4</text:p>
            </table:table-cell>
            <table:table-cell office:value-type="float" office:value="1.2" table:formula="of:=[.D14]-[.D16]-[.D17]" table:style-name="ce178">
              <text:p>1.2</text:p>
            </table:table-cell>
            <table:table-cell office:value-type="float" office:value="3.3000000000000003" table:formula="of:=[.E14]-[.E16]-[.E17]" table:style-name="ce178">
              <text:p>3.3</text:p>
            </table:table-cell>
            <table:table-cell office:value-type="float" office:value="4.5" table:formula="of:=[.F14]-[.F16]-[.F17]" table:style-name="ce178">
              <text:p>4.5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1" table:formula="of:=[.H14]-[.H16]-[.H17]" table:style-name="ce178">
              <text:p>0.1</text:p>
            </table:table-cell>
            <table:table-cell office:value-type="float" office:value="2.2000000000000002" table:formula="of:=[.I14]-[.I16]-[.I17]" table:style-name="ce178">
              <text:p>2.2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6.8" table:formula="of:=[.K14]-[.K16]-[.K17]" table:style-name="ce178">
              <text:p>6.8</text:p>
            </table:table-cell>
            <table:table-cell office:value-type="float" office:value="13.100000000000001" table:formula="of:=[.L14]-[.L16]-[.L17]" table:style-name="ce178">
              <text:p>13.1</text:p>
            </table:table-cell>
            <table:table-cell office:value-type="float" office:value="2.3000000000000003" table:formula="of:=[.M14]-[.M16]-[.M17]" table:style-name="ce178">
              <text:p>2.3</text:p>
            </table:table-cell>
            <table:table-cell office:value-type="float" office:value="2.6000000000000005" table:formula="of:=[.N14]-[.N16]-[.N17]" table:style-name="ce178">
              <text:p>2.6</text:p>
            </table:table-cell>
            <table:table-cell office:value-type="float" office:value="5" table:formula="of:=[.O14]-[.O16]-[.O17]" table:style-name="ce178">
              <text:p>5.0</text:p>
            </table:table-cell>
            <table:table-cell office:value-type="float" office:value="18.000000000000004" table:formula="of:=[.P14]-[.P16]-[.P17]" table:style-name="ce178">
              <text:p>18.0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.8" table:style-name="ce146">
            <text:p>5.8</text:p>
          </table:table-cell>
          <table:table-cell office:value-type="float" office:value="2" table:style-name="ce146">
            <text:p>2.0</text:p>
          </table:table-cell>
          <table:table-cell office:value-type="float" office:value="4.2" table:style-name="ce146">
            <text:p>4.2</text:p>
          </table:table-cell>
          <table:table-cell office:value-type="float" office:value="6.2" table:style-name="ce146">
            <text:p>6.2</text:p>
          </table:table-cell>
          <table:table-cell office:value-type="float" office:value="0" table:style-name="ce146">
            <text:p>0.0</text:p>
          </table:table-cell>
          <table:table-cell office:value-type="float" office:value="0.1" table:style-name="ce146">
            <text:p>0.1</text:p>
          </table:table-cell>
          <table:table-cell office:value-type="float" office:value="4.3" table:style-name="ce146">
            <text:p>4.3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10.6" table:style-name="ce146">
            <text:p>10.6</text:p>
          </table:table-cell>
          <table:table-cell office:value-type="float" office:value="16.399999999999999" table:style-name="ce146">
            <text:p>16.4</text:p>
          </table:table-cell>
          <table:table-cell office:value-type="float" office:value="3.3" table:style-name="ce146">
            <text:p>3.3</text:p>
          </table:table-cell>
          <table:table-cell office:value-type="float" office:value="5.5" table:style-name="ce146">
            <text:p>5.5</text:p>
          </table:table-cell>
          <table:table-cell office:value-type="float" office:value="8.8000000000000007" table:style-name="ce146">
            <text:p>8.8</text:p>
          </table:table-cell>
          <table:table-cell office:value-type="float" office:value="25.2" table:style-name="ce146">
            <text:p>25.2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2" table:style-name="ce178">
              <text:p>2.0</text:p>
            </table:table-cell>
            <table:table-cell office:value-type="float" office:value="4" table:style-name="ce178">
              <text:p>4.0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6" table:style-name="ce178">
              <text:p>6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6" table:style-name="ce178">
              <text:p>2.6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6.2" table:style-name="ce178">
              <text:p>6.2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3.2" table:style-name="ce178">
              <text:p>3.2</text:p>
            </table:table-cell>
            <table:table-cell office:value-type="float" office:value="9.4" table:style-name="ce178">
              <text:p>9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2999999999999998" table:formula="of:=[.C19]-[.C21]-[.C22]" table:style-name="ce178">
              <text:p>1.3</text:p>
            </table:table-cell>
            <table:table-cell office:value-type="float" office:value="1.5999999999999999" table:formula="of:=[.D19]-[.D21]-[.D22]" table:style-name="ce178">
              <text:p>1.6</text:p>
            </table:table-cell>
            <table:table-cell office:value-type="float" office:value="2.7" table:formula="of:=[.E19]-[.E21]-[.E22]" table:style-name="ce178">
              <text:p>2.7</text:p>
            </table:table-cell>
            <table:table-cell office:value-type="float" office:value="4.2" table:formula="of:=[.F19]-[.F21]-[.F22]" table:style-name="ce178">
              <text:p>4.2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" table:formula="of:=[.H19]-[.H21]-[.H22]" table:style-name="ce178">
              <text:p>0.1</text:p>
            </table:table-cell>
            <table:table-cell office:value-type="float" office:value="0.79999999999999982" table:formula="of:=[.I19]-[.I21]-[.I22]" table:style-name="ce178">
              <text:p>0.8</text:p>
            </table:table-cell>
            <table:table-cell office:value-type="float" office:value="0.90000000000000036" table:formula="of:=[.J19]-[.J21]-[.J22]" table:style-name="ce178">
              <text:p>0.9</text:p>
            </table:table-cell>
            <table:table-cell office:value-type="float" office:value="5.0999999999999996" table:formula="of:=[.K19]-[.K21]-[.K22]" table:style-name="ce178">
              <text:p>5.1</text:p>
            </table:table-cell>
            <table:table-cell office:value-type="float" office:value="6.1999999999999984" table:formula="of:=[.L19]-[.L21]-[.L22]" table:style-name="ce178">
              <text:p>6.2</text:p>
            </table:table-cell>
            <table:table-cell office:value-type="float" office:value="2.1999999999999997" table:formula="of:=[.M19]-[.M21]-[.M22]" table:style-name="ce178">
              <text:p>2.2</text:p>
            </table:table-cell>
            <table:table-cell office:value-type="float" office:value="1.2999999999999998" table:formula="of:=[.N19]-[.N21]-[.N22]" table:style-name="ce178">
              <text:p>1.3</text:p>
            </table:table-cell>
            <table:table-cell office:value-type="float" office:value="3.5000000000000009" table:formula="of:=[.O19]-[.O21]-[.O22]" table:style-name="ce178">
              <text:p>3.5</text:p>
            </table:table-cell>
            <table:table-cell office:value-type="float" office:value="9.7999999999999989" table:formula="of:=[.P19]-[.P21]-[.P22]" table:style-name="ce178">
              <text:p>9.8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2" table:style-name="ce146">
            <text:p>4.2</text:p>
          </table:table-cell>
          <table:table-cell office:value-type="float" office:value="4.3" table:style-name="ce146">
            <text:p>4.3</text:p>
          </table:table-cell>
          <table:table-cell office:value-type="float" office:value="5.6" table:style-name="ce146">
            <text:p>5.6</text:p>
          </table:table-cell>
          <table:table-cell office:value-type="float" office:value="9.9" table:style-name="ce146">
            <text:p>9.9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6" table:style-name="ce146">
            <text:p>2.6</text:p>
          </table:table-cell>
          <table:table-cell office:value-type="float" office:value="2.9" table:style-name="ce146">
            <text:p>2.9</text:p>
          </table:table-cell>
          <table:table-cell office:value-type="float" office:value="12.8" table:style-name="ce146">
            <text:p>12.8</text:p>
          </table:table-cell>
          <table:table-cell office:value-type="float" office:value="17" table:style-name="ce146">
            <text:p>17.0</text:p>
          </table:table-cell>
          <table:table-cell office:value-type="float" office:value="4" table:style-name="ce146">
            <text:p>4.0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8.4" table:style-name="ce146">
            <text:p>8.4</text:p>
          </table:table-cell>
          <table:table-cell office:value-type="float" office:value="25.4" table:style-name="ce146">
            <text:p>25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7.9" table:style-name="ce146">
            <text:p>7.9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6.4" table:style-name="ce146">
            <text:p>6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8" table:style-name="ce146">
            <text:p>4.8</text:p>
          </table:table-cell>
          <table:table-cell office:value-type="float" office:value="11.2" table:style-name="ce146">
            <text:p>11.2</text:p>
          </table:table-cell>
          <table:table-cell office:value-type="float" office:value="19.100000000000001" table:style-name="ce146">
            <text:p>19.1</text:p>
          </table:table-cell>
          <table:table-cell office:value-type="float" office:value="3.2" table:style-name="ce146">
            <text:p>3.2</text:p>
          </table:table-cell>
          <table:table-cell office:value-type="float" office:value="7.3" table:style-name="ce146">
            <text:p>7.3</text:p>
          </table:table-cell>
          <table:table-cell office:value-type="float" office:value="10.5" table:style-name="ce146">
            <text:p>10.5</text:p>
          </table:table-cell>
          <table:table-cell office:value-type="float" office:value="29.7" table:style-name="ce146">
            <text:p>29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" table:style-name="ce178">
              <text:p>3.0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" table:style-name="ce178">
              <text:p>5.0</text:p>
            </table:table-cell>
            <table:table-cell office:value-type="float" office:value="5.0999999999999996" table:style-name="ce178">
              <text:p>5.1</text:p>
            </table:table-cell>
            <table:table-cell office:value-type="float" office:value="10" table:style-name="ce178">
              <text:p>10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6" table:formula="of:=[.C25]-[.C27]" table:style-name="ce178">
              <text:p>6.0</text:p>
            </table:table-cell>
            <table:table-cell office:value-type="float" office:value="2.1" table:formula="of:=[.D25]-[.D27]" table:style-name="ce178">
              <text:p>2.1</text:p>
            </table:table-cell>
            <table:table-cell office:value-type="float" office:value="3.8999999999999995" table:formula="of:=[.E25]-[.E27]" table:style-name="ce178">
              <text:p>3.9</text:p>
            </table:table-cell>
            <table:table-cell office:value-type="float" office:value="6.1000000000000005" table:formula="of:=[.F25]-[.F27]" table:style-name="ce178">
              <text:p>6.1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" table:formula="of:=[.H25]-[.H27]" table:style-name="ce178">
              <text:p>0.4</text:p>
            </table:table-cell>
            <table:table-cell office:value-type="float" office:value="1.7000000000000002" table:formula="of:=[.I25]-[.I27]" table:style-name="ce178">
              <text:p>1.7</text:p>
            </table:table-cell>
            <table:table-cell office:value-type="float" office:value="2.0999999999999996" table:formula="of:=[.J25]-[.J27]" table:style-name="ce178">
              <text:p>2.1</text:p>
            </table:table-cell>
            <table:table-cell office:value-type="float" office:value="8.1999999999999993" table:formula="of:=[.K25]-[.K27]" table:style-name="ce178">
              <text:p>8.2</text:p>
            </table:table-cell>
            <table:table-cell office:value-type="float" office:value="14.200000000000001" table:formula="of:=[.L25]-[.L27]" table:style-name="ce178">
              <text:p>14.2</text:p>
            </table:table-cell>
            <table:table-cell office:value-type="float" office:value="3" table:formula="of:=[.M25]-[.M27]" table:style-name="ce178">
              <text:p>3.0</text:p>
            </table:table-cell>
            <table:table-cell office:value-type="float" office:value="2.2999999999999998" table:formula="of:=[.N25]-[.N27]" table:style-name="ce178">
              <text:p>2.3</text:p>
            </table:table-cell>
            <table:table-cell office:value-type="float" office:value="5.4" table:formula="of:=[.O25]-[.O27]" table:style-name="ce178">
              <text:p>5.4</text:p>
            </table:table-cell>
            <table:table-cell office:value-type="float" office:value="19.7" table:formula="of:=[.P25]-[.P27]" table:style-name="ce178">
              <text:p>19.7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5" table:style-name="ce146">
            <text:p>5.5</text:p>
          </table:table-cell>
          <table:table-cell office:value-type="float" office:value="5.9" table:style-name="ce146">
            <text:p>5.9</text:p>
          </table:table-cell>
          <table:table-cell office:value-type="float" office:value="6.9" table:style-name="ce146">
            <text:p>6.9</text:p>
          </table:table-cell>
          <table:table-cell office:value-type="float" office:value="12.8" table:style-name="ce146">
            <text:p>12.8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3" table:style-name="ce146">
            <text:p>3.0</text:p>
          </table:table-cell>
          <table:table-cell office:value-type="float" office:value="3.2" table:style-name="ce146">
            <text:p>3.2</text:p>
          </table:table-cell>
          <table:table-cell office:value-type="float" office:value="16.100000000000001" table:style-name="ce146">
            <text:p>16.1</text:p>
          </table:table-cell>
          <table:table-cell office:value-type="float" office:value="21.5" table:style-name="ce146">
            <text:p>21.5</text:p>
          </table:table-cell>
          <table:table-cell office:value-type="float" office:value="6.3" table:style-name="ce146">
            <text:p>6.3</text:p>
          </table:table-cell>
          <table:table-cell office:value-type="float" office:value="6.2" table:style-name="ce146">
            <text:p>6.2</text:p>
          </table:table-cell>
          <table:table-cell office:value-type="float" office:value="12.5" table:style-name="ce146">
            <text:p>12.5</text:p>
          </table:table-cell>
          <table:table-cell office:value-type="float" office:value="34.1" table:style-name="ce146">
            <text:p>34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4" table:style-name="ce146">
            <text:p>1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10.1" table:style-name="ce146">
            <text:p>10.1</text:p>
          </table:table-cell>
          <table:table-cell office:value-type="float" office:value="11.5" table:style-name="ce146">
            <text:p>11.5</text:p>
          </table:table-cell>
          <table:table-cell office:value-type="float" office:value="0.1" table:style-name="ce146">
            <text:p>0.1</text:p>
          </table:table-cell>
          <table:table-cell office:value-type="float" office:value="6.4" table:style-name="ce146">
            <text:p>6.4</text:p>
          </table:table-cell>
          <table:table-cell office:value-type="float" office:value="6.4" table:style-name="ce146">
            <text:p>6.4</text:p>
          </table:table-cell>
          <table:table-cell office:value-type="float" office:value="18" table:style-name="ce146">
            <text:p>18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9" table:style-name="ce146">
            <text:p>13.9</text:p>
          </table:table-cell>
          <table:table-cell office:value-type="float" office:value="5.9" table:style-name="ce146">
            <text:p>5.9</text:p>
          </table:table-cell>
          <table:table-cell office:value-type="float" office:value="9.1999999999999993" table:style-name="ce146">
            <text:p>9.2</text:p>
          </table:table-cell>
          <table:table-cell office:value-type="float" office:value="15" table:style-name="ce146">
            <text:p>15.0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5.6" table:style-name="ce146">
            <text:p>5.6</text:p>
          </table:table-cell>
          <table:table-cell office:value-type="float" office:value="6" table:style-name="ce146">
            <text:p>6.0</text:p>
          </table:table-cell>
          <table:table-cell office:value-type="float" office:value="21" table:style-name="ce146">
            <text:p>21.0</text:p>
          </table:table-cell>
          <table:table-cell office:value-type="float" office:value="35" table:style-name="ce146">
            <text:p>35.0</text:p>
          </table:table-cell>
          <table:table-cell office:value-type="float" office:value="6.8" table:style-name="ce146">
            <text:p>6.8</text:p>
          </table:table-cell>
          <table:table-cell office:value-type="float" office:value="9.8000000000000007" table:style-name="ce146">
            <text:p>9.8</text:p>
          </table:table-cell>
          <table:table-cell office:value-type="float" office:value="16.600000000000001" table:style-name="ce146">
            <text:p>16.6</text:p>
          </table:table-cell>
          <table:table-cell office:value-type="float" office:value="51.6" table:style-name="ce146">
            <text:p>51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3" table:style-name="ce146">
            <text:p>5.3</text:p>
          </table:table-cell>
          <table:table-cell office:value-type="float" office:value="3.7" table:style-name="ce146">
            <text:p>3.7</text:p>
          </table:table-cell>
          <table:table-cell office:value-type="float" office:value="6.7" table:style-name="ce146">
            <text:p>6.7</text:p>
          </table:table-cell>
          <table:table-cell office:value-type="float" office:value="10.4" table:style-name="ce146">
            <text:p>10.4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5" table:style-name="ce146">
            <text:p>13.5</text:p>
          </table:table-cell>
          <table:table-cell office:value-type="float" office:value="18.899999999999999" table:style-name="ce146">
            <text:p>18.9</text:p>
          </table:table-cell>
          <table:table-cell office:value-type="float" office:value="5.8" table:style-name="ce146">
            <text:p>5.8</text:p>
          </table:table-cell>
          <table:table-cell office:value-type="float" office:value="5.5" table:style-name="ce146">
            <text:p>5.5</text:p>
          </table:table-cell>
          <table:table-cell office:value-type="float" office:value="11.4" table:style-name="ce146">
            <text:p>11.4</text:p>
          </table:table-cell>
          <table:table-cell office:value-type="float" office:value="30.2" table:style-name="ce146">
            <text:p>30.2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5.9" table:style-name="ce146">
            <text:p>55.9</text:p>
          </table:table-cell>
          <table:table-cell office:value-type="float" office:value="26.9" table:style-name="ce146">
            <text:p>26.9</text:p>
          </table:table-cell>
          <table:table-cell office:value-type="float" office:value="43.5" table:style-name="ce146">
            <text:p>43.5</text:p>
          </table:table-cell>
          <table:table-cell office:value-type="float" office:value="70.5" table:style-name="ce146">
            <text:p>70.5</text:p>
          </table:table-cell>
          <table:table-cell office:value-type="float" office:value="0" table:style-name="ce146">
            <text:p>0.0</text:p>
          </table:table-cell>
          <table:table-cell office:value-type="float" office:value="2.5" table:style-name="ce146">
            <text:p>2.5</text:p>
          </table:table-cell>
          <table:table-cell office:value-type="float" office:value="40.799999999999997" table:style-name="ce146">
            <text:p>40.8</text:p>
          </table:table-cell>
          <table:table-cell office:value-type="float" office:value="43.2" table:style-name="ce146">
            <text:p>43.2</text:p>
          </table:table-cell>
          <table:table-cell office:value-type="float" office:value="113.7" table:style-name="ce146">
            <text:p>113.7</text:p>
          </table:table-cell>
          <table:table-cell office:value-type="float" office:value="169.6" table:style-name="ce146">
            <text:p>169.6</text:p>
          </table:table-cell>
          <table:table-cell office:value-type="float" office:value="33.200000000000003" table:style-name="ce146">
            <text:p>33.2</text:p>
          </table:table-cell>
          <table:table-cell office:value-type="float" office:value="56.4" table:style-name="ce146">
            <text:p>56.4</text:p>
          </table:table-cell>
          <table:table-cell office:value-type="float" office:value="89.6" table:style-name="ce146">
            <text:p>89.6</text:p>
          </table:table-cell>
          <table:table-cell office:value-type="float" office:value="259.10000000000002" table:style-name="ce146">
            <text:p>259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2.1" table:style-name="ce146">
            <text:p>2.1</text:p>
          </table:table-cell>
          <table:table-cell office:value-type="float" office:value="3.7" table:style-name="ce146">
            <text:p>3.7</text:p>
          </table:table-cell>
          <table:table-cell office:value-type="float" office:value="2.9" table:style-name="ce146">
            <text:p>2.9</text:p>
          </table:table-cell>
          <table:table-cell office:value-type="float" office:value="6.6" table:style-name="ce146">
            <text:p>6.6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10.7" table:style-name="ce146">
            <text:p>10.7</text:p>
          </table:table-cell>
          <table:table-cell office:value-type="float" office:value="2.9" table:style-name="ce146">
            <text:p>2.9</text:p>
          </table:table-cell>
          <table:table-cell office:value-type="float" office:value="3" table:style-name="ce146">
            <text:p>3.0</text:p>
          </table:table-cell>
          <table:table-cell office:value-type="float" office:value="5.9" table:style-name="ce146">
            <text:p>5.9</text:p>
          </table:table-cell>
          <table:table-cell office:value-type="float" office:value="16.600000000000001" table:style-name="ce146">
            <text:p>16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4.4000000000000004" table:style-name="ce146">
            <text:p>4.4</text:p>
          </table:table-cell>
          <table:table-cell office:value-type="float" office:value="5.4" table:style-name="ce146">
            <text:p>5.4</text:p>
          </table:table-cell>
          <table:table-cell office:value-type="float" office:value="4.8" table:style-name="ce146">
            <text:p>4.8</text:p>
          </table:table-cell>
          <table:table-cell office:value-type="float" office:value="10.1" table:style-name="ce146">
            <text:p>10.1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7" table:style-name="ce146">
            <text:p>2.7</text:p>
          </table:table-cell>
          <table:table-cell office:value-type="float" office:value="3.3" table:style-name="ce146">
            <text:p>3.3</text:p>
          </table:table-cell>
          <table:table-cell office:value-type="float" office:value="13.5" table:style-name="ce146">
            <text:p>13.5</text:p>
          </table:table-cell>
          <table:table-cell office:value-type="float" office:value="17.899999999999999" table:style-name="ce146">
            <text:p>17.9</text:p>
          </table:table-cell>
          <table:table-cell office:value-type="float" office:value="4" table:style-name="ce146">
            <text:p>4.0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9" table:style-name="ce146">
            <text:p>9.0</text:p>
          </table:table-cell>
          <table:table-cell office:value-type="float" office:value="26.9" table:style-name="ce146">
            <text:p>26.9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62.4" table:style-name="ce177">
            <text:p>62.4</text:p>
          </table:table-cell>
          <table:table-cell office:value-type="float" office:value="36" table:style-name="ce177">
            <text:p>36.0</text:p>
          </table:table-cell>
          <table:table-cell office:value-type="float" office:value="51.2" table:style-name="ce177">
            <text:p>51.2</text:p>
          </table:table-cell>
          <table:table-cell office:value-type="float" office:value="87.2" table:style-name="ce177">
            <text:p>87.2</text:p>
          </table:table-cell>
          <table:table-cell office:value-type="float" office:value="0" table:style-name="ce177">
            <text:p>0.0</text:p>
          </table:table-cell>
          <table:table-cell office:value-type="float" office:value="3.4" table:style-name="ce177">
            <text:p>3.4</text:p>
          </table:table-cell>
          <table:table-cell office:value-type="float" office:value="45.2" table:style-name="ce177">
            <text:p>45.2</text:p>
          </table:table-cell>
          <table:table-cell office:value-type="float" office:value="48.5" table:style-name="ce177">
            <text:p>48.5</text:p>
          </table:table-cell>
          <table:table-cell office:value-type="float" office:value="135.80000000000001" table:style-name="ce177">
            <text:p>135.8</text:p>
          </table:table-cell>
          <table:table-cell office:value-type="float" office:value="198.2" table:style-name="ce177">
            <text:p>198.2</text:p>
          </table:table-cell>
          <table:table-cell office:value-type="float" office:value="40.200000000000003" table:style-name="ce177">
            <text:p>40.2</text:p>
          </table:table-cell>
          <table:table-cell office:value-type="float" office:value="64.3" table:style-name="ce177">
            <text:p>64.3</text:p>
          </table:table-cell>
          <table:table-cell office:value-type="float" office:value="104.4" table:style-name="ce177">
            <text:p>104.4</text:p>
          </table:table-cell>
          <table:table-cell office:value-type="float" office:value="302.60000000000002" table:style-name="ce177">
            <text:p>302.6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12).$A$1:TRA0103_(2012).$P$43" table:base-cell-address="TRA0103_(2012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11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11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3.9" table:style-name="ce146">
            <text:p>3.9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2.4" table:style-name="ce146">
            <text:p>2.4</text:p>
          </table:table-cell>
          <table:table-cell office:value-type="float" office:value="6.3" table:style-name="ce146">
            <text:p>6.3</text:p>
          </table:table-cell>
          <table:table-cell office:value-type="float" office:value="7" table:style-name="ce146">
            <text:p>7.0</text:p>
          </table:table-cell>
          <table:table-cell office:value-type="float" office:value="1" table:style-name="ce146">
            <text:p>1.0</text:p>
          </table:table-cell>
          <table:table-cell office:value-type="float" office:value="3.3" table:style-name="ce146">
            <text:p>3.3</text:p>
          </table:table-cell>
          <table:table-cell office:value-type="float" office:value="4.3" table:style-name="ce146">
            <text:p>4.3</text:p>
          </table:table-cell>
          <table:table-cell office:value-type="float" office:value="11.4" table:style-name="ce146">
            <text:p>11.4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4000000000000004" table:style-name="ce178">
              <text:p>4.4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3" table:formula="of:=[.D10]-[.D12]" table:style-name="ce178">
              <text:p>1.3</text:p>
            </table:table-cell>
            <table:table-cell office:value-type="float" office:value="1.8" table:formula="of:=[.E10]-[.E12]" table:style-name="ce178">
              <text:p>1.8</text:p>
            </table:table-cell>
            <table:table-cell office:value-type="float" office:value="3" table:formula="of:=[.F10]-[.F12]" table:style-name="ce178">
              <text:p>3.0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1" table:formula="of:=[.J10]-[.J12]" table:style-name="ce178">
              <text:p>1.0</text:p>
            </table:table-cell>
            <table:table-cell office:value-type="float" office:value="4" table:formula="of:=[.K10]-[.K12]" table:style-name="ce178">
              <text:p>4.0</text:p>
            </table:table-cell>
            <table:table-cell office:value-type="float" office:value="4.5999999999999996" table:formula="of:=[.L10]-[.L12]" table:style-name="ce178">
              <text:p>4.6</text:p>
            </table:table-cell>
            <table:table-cell office:value-type="float" office:value="0.8" table:formula="of:=[.M10]-[.M12]" table:style-name="ce178">
              <text:p>0.8</text:p>
            </table:table-cell>
            <table:table-cell office:value-type="float" office:value="1.4999999999999998" table:formula="of:=[.N10]-[.N12]" table:style-name="ce178">
              <text:p>1.5</text:p>
            </table:table-cell>
            <table:table-cell office:value-type="float" office:value="2.2999999999999998" table:formula="of:=[.O10]-[.O12]" table:style-name="ce178">
              <text:p>2.3</text:p>
            </table:table-cell>
            <table:table-cell office:value-type="float" office:value="7" table:formula="of:=[.P10]-[.P12]" table:style-name="ce178">
              <text:p>7.0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1.3" table:style-name="ce146">
            <text:p>11.3</text:p>
          </table:table-cell>
          <table:table-cell office:value-type="float" office:value="1.2" table:style-name="ce146">
            <text:p>1.2</text:p>
          </table:table-cell>
          <table:table-cell office:value-type="float" office:value="4.2" table:style-name="ce146">
            <text:p>4.2</text:p>
          </table:table-cell>
          <table:table-cell office:value-type="float" office:value="5.4" table:style-name="ce146">
            <text:p>5.4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5" table:style-name="ce146">
            <text:p>6.5</text:p>
          </table:table-cell>
          <table:table-cell office:value-type="float" office:value="6.7" table:style-name="ce146">
            <text:p>6.7</text:p>
          </table:table-cell>
          <table:table-cell office:value-type="float" office:value="12.1" table:style-name="ce146">
            <text:p>12.1</text:p>
          </table:table-cell>
          <table:table-cell office:value-type="float" office:value="23.4" table:style-name="ce146">
            <text:p>23.4</text:p>
          </table:table-cell>
          <table:table-cell office:value-type="float" office:value="2.7" table:style-name="ce146">
            <text:p>2.7</text:p>
          </table:table-cell>
          <table:table-cell office:value-type="float" office:value="7.8" table:style-name="ce146">
            <text:p>7.8</text:p>
          </table:table-cell>
          <table:table-cell office:value-type="float" office:value="10.6" table:style-name="ce146">
            <text:p>10.6</text:p>
          </table:table-cell>
          <table:table-cell office:value-type="float" office:value="34" table:style-name="ce146">
            <text:p>34.0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8" table:style-name="ce178">
              <text:p>3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7.3" table:style-name="ce178">
              <text:p>7.3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11" table:style-name="ce178">
              <text:p>11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1" table:style-name="ce178">
              <text:p>1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4.7" table:style-name="ce178">
              <text:p>4.7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5000000000000009" table:formula="of:=[.C14]-[.C16]-[.C17]" table:style-name="ce178">
              <text:p>6.5</text:p>
            </table:table-cell>
            <table:table-cell office:value-type="float" office:value="1.2" table:formula="of:=[.D14]-[.D16]-[.D17]" table:style-name="ce178">
              <text:p>1.2</text:p>
            </table:table-cell>
            <table:table-cell office:value-type="float" office:value="3.3000000000000003" table:formula="of:=[.E14]-[.E16]-[.E17]" table:style-name="ce178">
              <text:p>3.3</text:p>
            </table:table-cell>
            <table:table-cell office:value-type="float" office:value="4.5" table:formula="of:=[.F14]-[.F16]-[.F17]" table:style-name="ce178">
              <text:p>4.5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1" table:formula="of:=[.H14]-[.H16]-[.H17]" table:style-name="ce178">
              <text:p>0.1</text:p>
            </table:table-cell>
            <table:table-cell office:value-type="float" office:value="2.2000000000000002" table:formula="of:=[.I14]-[.I16]-[.I17]" table:style-name="ce178">
              <text:p>2.2</text:p>
            </table:table-cell>
            <table:table-cell office:value-type="float" office:value="2.3000000000000003" table:formula="of:=[.J14]-[.J16]-[.J17]" table:style-name="ce178">
              <text:p>2.3</text:p>
            </table:table-cell>
            <table:table-cell office:value-type="float" office:value="6.6999999999999993" table:formula="of:=[.K14]-[.K16]-[.K17]" table:style-name="ce178">
              <text:p>6.7</text:p>
            </table:table-cell>
            <table:table-cell office:value-type="float" office:value="13.299999999999997" table:formula="of:=[.L14]-[.L16]-[.L17]" table:style-name="ce178">
              <text:p>13.3</text:p>
            </table:table-cell>
            <table:table-cell office:value-type="float" office:value="2.3000000000000003" table:formula="of:=[.M14]-[.M16]-[.M17]" table:style-name="ce178">
              <text:p>2.3</text:p>
            </table:table-cell>
            <table:table-cell office:value-type="float" office:value="2.5" table:formula="of:=[.N14]-[.N16]-[.N17]" table:style-name="ce178">
              <text:p>2.5</text:p>
            </table:table-cell>
            <table:table-cell office:value-type="float" office:value="5" table:formula="of:=[.O14]-[.O16]-[.O17]" table:style-name="ce178">
              <text:p>5.0</text:p>
            </table:table-cell>
            <table:table-cell office:value-type="float" office:value="18.3" table:formula="of:=[.P14]-[.P16]-[.P17]" table:style-name="ce178">
              <text:p>18.3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.9" table:style-name="ce146">
            <text:p>5.9</text:p>
          </table:table-cell>
          <table:table-cell office:value-type="float" office:value="2" table:style-name="ce146">
            <text:p>2.0</text:p>
          </table:table-cell>
          <table:table-cell office:value-type="float" office:value="4.2" table:style-name="ce146">
            <text:p>4.2</text:p>
          </table:table-cell>
          <table:table-cell office:value-type="float" office:value="6.3" table:style-name="ce146">
            <text:p>6.3</text:p>
          </table:table-cell>
          <table:table-cell office:value-type="float" office:value="0" table:style-name="ce146">
            <text:p>0.0</text:p>
          </table:table-cell>
          <table:table-cell office:value-type="float" office:value="0.1" table:style-name="ce146">
            <text:p>0.1</text:p>
          </table:table-cell>
          <table:table-cell office:value-type="float" office:value="4.3" table:style-name="ce146">
            <text:p>4.3</text:p>
          </table:table-cell>
          <table:table-cell office:value-type="float" office:value="4.5" table:style-name="ce146">
            <text:p>4.5</text:p>
          </table:table-cell>
          <table:table-cell office:value-type="float" office:value="10.7" table:style-name="ce146">
            <text:p>10.7</text:p>
          </table:table-cell>
          <table:table-cell office:value-type="float" office:value="16.7" table:style-name="ce146">
            <text:p>16.7</text:p>
          </table:table-cell>
          <table:table-cell office:value-type="float" office:value="3.4" table:style-name="ce146">
            <text:p>3.4</text:p>
          </table:table-cell>
          <table:table-cell office:value-type="float" office:value="5.5" table:style-name="ce146">
            <text:p>5.5</text:p>
          </table:table-cell>
          <table:table-cell office:value-type="float" office:value="8.8000000000000007" table:style-name="ce146">
            <text:p>8.8</text:p>
          </table:table-cell>
          <table:table-cell office:value-type="float" office:value="25.5" table:style-name="ce146">
            <text:p>25.5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" table:style-name="ce178">
              <text:p>4.0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6.1" table:style-name="ce178">
              <text:p>6.1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7" table:style-name="ce178">
              <text:p>2.7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.3" table:style-name="ce178">
              <text:p>6.3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3.2" table:style-name="ce178">
              <text:p>3.2</text:p>
            </table:table-cell>
            <table:table-cell office:value-type="float" office:value="9.5" table:style-name="ce178">
              <text:p>9.5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2999999999999998" table:formula="of:=[.C19]-[.C21]-[.C22]" table:style-name="ce178">
              <text:p>1.3</text:p>
            </table:table-cell>
            <table:table-cell office:value-type="float" office:value="1.5999999999999999" table:formula="of:=[.D19]-[.D21]-[.D22]" table:style-name="ce178">
              <text:p>1.6</text:p>
            </table:table-cell>
            <table:table-cell office:value-type="float" office:value="2.7" table:formula="of:=[.E19]-[.E21]-[.E22]" table:style-name="ce178">
              <text:p>2.7</text:p>
            </table:table-cell>
            <table:table-cell office:value-type="float" office:value="4.3" table:formula="of:=[.F19]-[.F21]-[.F22]" table:style-name="ce178">
              <text:p>4.3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" table:formula="of:=[.H19]-[.H21]-[.H22]" table:style-name="ce178">
              <text:p>0.1</text:p>
            </table:table-cell>
            <table:table-cell office:value-type="float" office:value="0.60000000000000009" table:formula="of:=[.I19]-[.I21]-[.I22]" table:style-name="ce178">
              <text:p>0.6</text:p>
            </table:table-cell>
            <table:table-cell office:value-type="float" office:value="0.80000000000000027" table:formula="of:=[.J19]-[.J21]-[.J22]" table:style-name="ce178">
              <text:p>0.8</text:p>
            </table:table-cell>
            <table:table-cell office:value-type="float" office:value="5" table:formula="of:=[.K19]-[.K21]-[.K22]" table:style-name="ce178">
              <text:p>5.0</text:p>
            </table:table-cell>
            <table:table-cell office:value-type="float" office:value="6.3999999999999995" table:formula="of:=[.L19]-[.L21]-[.L22]" table:style-name="ce178">
              <text:p>6.4</text:p>
            </table:table-cell>
            <table:table-cell office:value-type="float" office:value="2.2999999999999998" table:formula="of:=[.M19]-[.M21]-[.M22]" table:style-name="ce178">
              <text:p>2.3</text:p>
            </table:table-cell>
            <table:table-cell office:value-type="float" office:value="1.2999999999999998" table:formula="of:=[.N19]-[.N21]-[.N22]" table:style-name="ce178">
              <text:p>1.3</text:p>
            </table:table-cell>
            <table:table-cell office:value-type="float" office:value="3.5000000000000009" table:formula="of:=[.O19]-[.O21]-[.O22]" table:style-name="ce178">
              <text:p>3.5</text:p>
            </table:table-cell>
            <table:table-cell office:value-type="float" office:value="9.8999999999999986" table:formula="of:=[.P19]-[.P21]-[.P22]" table:style-name="ce178">
              <text:p>9.9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0999999999999996" table:style-name="ce146">
            <text:p>4.1</text:p>
          </table:table-cell>
          <table:table-cell office:value-type="float" office:value="4.2" table:style-name="ce146">
            <text:p>4.2</text:p>
          </table:table-cell>
          <table:table-cell office:value-type="float" office:value="5.6" table:style-name="ce146">
            <text:p>5.6</text:p>
          </table:table-cell>
          <table:table-cell office:value-type="float" office:value="9.8000000000000007" table:style-name="ce146">
            <text:p>9.8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6" table:style-name="ce146">
            <text:p>2.6</text:p>
          </table:table-cell>
          <table:table-cell office:value-type="float" office:value="3" table:style-name="ce146">
            <text:p>3.0</text:p>
          </table:table-cell>
          <table:table-cell office:value-type="float" office:value="12.8" table:style-name="ce146">
            <text:p>12.8</text:p>
          </table:table-cell>
          <table:table-cell office:value-type="float" office:value="16.899999999999999" table:style-name="ce146">
            <text:p>16.9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4.3" table:style-name="ce146">
            <text:p>4.3</text:p>
          </table:table-cell>
          <table:table-cell office:value-type="float" office:value="8.5" table:style-name="ce146">
            <text:p>8.5</text:p>
          </table:table-cell>
          <table:table-cell office:value-type="float" office:value="25.3" table:style-name="ce146">
            <text:p>25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7.8" table:style-name="ce146">
            <text:p>7.8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4.2" table:style-name="ce146">
            <text:p>4.2</text:p>
          </table:table-cell>
          <table:table-cell office:value-type="float" office:value="6.4" table:style-name="ce146">
            <text:p>6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5" table:style-name="ce146">
            <text:p>4.5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3" table:style-name="ce146">
            <text:p>11.3</text:p>
          </table:table-cell>
          <table:table-cell office:value-type="float" office:value="19.100000000000001" table:style-name="ce146">
            <text:p>19.1</text:p>
          </table:table-cell>
          <table:table-cell office:value-type="float" office:value="3.3" table:style-name="ce146">
            <text:p>3.3</text:p>
          </table:table-cell>
          <table:table-cell office:value-type="float" office:value="7.3" table:style-name="ce146">
            <text:p>7.3</text:p>
          </table:table-cell>
          <table:table-cell office:value-type="float" office:value="10.6" table:style-name="ce146">
            <text:p>10.6</text:p>
          </table:table-cell>
          <table:table-cell office:value-type="float" office:value="29.7" table:style-name="ce146">
            <text:p>29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" table:style-name="ce178">
              <text:p>3.0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5.0999999999999996" table:style-name="ce178">
              <text:p>5.1</text:p>
            </table:table-cell>
            <table:table-cell office:value-type="float" office:value="10" table:style-name="ce178">
              <text:p>10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.9" table:formula="of:=[.C25]-[.C27]" table:style-name="ce178">
              <text:p>5.9</text:p>
            </table:table-cell>
            <table:table-cell office:value-type="float" office:value="2.1" table:formula="of:=[.D25]-[.D27]" table:style-name="ce178">
              <text:p>2.1</text:p>
            </table:table-cell>
            <table:table-cell office:value-type="float" office:value="4" table:formula="of:=[.E25]-[.E27]" table:style-name="ce178">
              <text:p>4.0</text:p>
            </table:table-cell>
            <table:table-cell office:value-type="float" office:value="6.1000000000000005" table:formula="of:=[.F25]-[.F27]" table:style-name="ce178">
              <text:p>6.1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" table:formula="of:=[.H25]-[.H27]" table:style-name="ce178">
              <text:p>0.4</text:p>
            </table:table-cell>
            <table:table-cell office:value-type="float" office:value="1.7999999999999998" table:formula="of:=[.I25]-[.I27]" table:style-name="ce178">
              <text:p>1.8</text:p>
            </table:table-cell>
            <table:table-cell office:value-type="float" office:value="2.2000000000000002" table:formula="of:=[.J25]-[.J27]" table:style-name="ce178">
              <text:p>2.2</text:p>
            </table:table-cell>
            <table:table-cell office:value-type="float" office:value="8.3000000000000007" table:formula="of:=[.K25]-[.K27]" table:style-name="ce178">
              <text:p>8.3</text:p>
            </table:table-cell>
            <table:table-cell office:value-type="float" office:value="14.200000000000001" table:formula="of:=[.L25]-[.L27]" table:style-name="ce178">
              <text:p>14.2</text:p>
            </table:table-cell>
            <table:table-cell office:value-type="float" office:value="3.0999999999999996" table:formula="of:=[.M25]-[.M27]" table:style-name="ce178">
              <text:p>3.1</text:p>
            </table:table-cell>
            <table:table-cell office:value-type="float" office:value="2.3999999999999995" table:formula="of:=[.N25]-[.N27]" table:style-name="ce178">
              <text:p>2.4</text:p>
            </table:table-cell>
            <table:table-cell office:value-type="float" office:value="5.5" table:formula="of:=[.O25]-[.O27]" table:style-name="ce178">
              <text:p>5.5</text:p>
            </table:table-cell>
            <table:table-cell office:value-type="float" office:value="19.7" table:formula="of:=[.P25]-[.P27]" table:style-name="ce178">
              <text:p>19.7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3" table:style-name="ce146">
            <text:p>5.3</text:p>
          </table:table-cell>
          <table:table-cell office:value-type="float" office:value="5.8" table:style-name="ce146">
            <text:p>5.8</text:p>
          </table:table-cell>
          <table:table-cell office:value-type="float" office:value="7" table:style-name="ce146">
            <text:p>7.0</text:p>
          </table:table-cell>
          <table:table-cell office:value-type="float" office:value="12.8" table:style-name="ce146">
            <text:p>12.8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" table:style-name="ce146">
            <text:p>3.0</text:p>
          </table:table-cell>
          <table:table-cell office:value-type="float" office:value="3.3" table:style-name="ce146">
            <text:p>3.3</text:p>
          </table:table-cell>
          <table:table-cell office:value-type="float" office:value="16.100000000000001" table:style-name="ce146">
            <text:p>16.1</text:p>
          </table:table-cell>
          <table:table-cell office:value-type="float" office:value="21.4" table:style-name="ce146">
            <text:p>21.4</text:p>
          </table:table-cell>
          <table:table-cell office:value-type="float" office:value="6.5" table:style-name="ce146">
            <text:p>6.5</text:p>
          </table:table-cell>
          <table:table-cell office:value-type="float" office:value="6.2" table:style-name="ce146">
            <text:p>6.2</text:p>
          </table:table-cell>
          <table:table-cell office:value-type="float" office:value="12.6" table:style-name="ce146">
            <text:p>12.6</text:p>
          </table:table-cell>
          <table:table-cell office:value-type="float" office:value="34" table:style-name="ce146">
            <text:p>34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3" table:style-name="ce146">
            <text:p>1.3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0" table:style-name="ce146">
            <text:p>10.0</text:p>
          </table:table-cell>
          <table:table-cell office:value-type="float" office:value="10" table:style-name="ce146">
            <text:p>10.0</text:p>
          </table:table-cell>
          <table:table-cell office:value-type="float" office:value="10.4" table:style-name="ce146">
            <text:p>10.4</text:p>
          </table:table-cell>
          <table:table-cell office:value-type="float" office:value="11.7" table:style-name="ce146">
            <text:p>11.7</text:p>
          </table:table-cell>
          <table:table-cell office:value-type="float" office:value="0.1" table:style-name="ce146">
            <text:p>0.1</text:p>
          </table:table-cell>
          <table:table-cell office:value-type="float" office:value="6.3" table:style-name="ce146">
            <text:p>6.3</text:p>
          </table:table-cell>
          <table:table-cell office:value-type="float" office:value="6.4" table:style-name="ce146">
            <text:p>6.4</text:p>
          </table:table-cell>
          <table:table-cell office:value-type="float" office:value="18.100000000000001" table:style-name="ce146">
            <text:p>18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8" table:style-name="ce146">
            <text:p>13.8</text:p>
          </table:table-cell>
          <table:table-cell office:value-type="float" office:value="5.9" table:style-name="ce146">
            <text:p>5.9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15.2" table:style-name="ce146">
            <text:p>15.2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5.7" table:style-name="ce146">
            <text:p>5.7</text:p>
          </table:table-cell>
          <table:table-cell office:value-type="float" office:value="6.1" table:style-name="ce146">
            <text:p>6.1</text:p>
          </table:table-cell>
          <table:table-cell office:value-type="float" office:value="21.2" table:style-name="ce146">
            <text:p>21.2</text:p>
          </table:table-cell>
          <table:table-cell office:value-type="float" office:value="35.1" table:style-name="ce146">
            <text:p>35.1</text:p>
          </table:table-cell>
          <table:table-cell office:value-type="float" office:value="7" table:style-name="ce146">
            <text:p>7.0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16.7" table:style-name="ce146">
            <text:p>16.7</text:p>
          </table:table-cell>
          <table:table-cell office:value-type="float" office:value="51.8" table:style-name="ce146">
            <text:p>51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4" table:style-name="ce146">
            <text:p>5.4</text:p>
          </table:table-cell>
          <table:table-cell office:value-type="float" office:value="3.8" table:style-name="ce146">
            <text:p>3.8</text:p>
          </table:table-cell>
          <table:table-cell office:value-type="float" office:value="6.8" table:style-name="ce146">
            <text:p>6.8</text:p>
          </table:table-cell>
          <table:table-cell office:value-type="float" office:value="10.6" table:style-name="ce146">
            <text:p>10.6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7" table:style-name="ce146">
            <text:p>13.7</text:p>
          </table:table-cell>
          <table:table-cell office:value-type="float" office:value="19" table:style-name="ce146">
            <text:p>19.0</text:p>
          </table:table-cell>
          <table:table-cell office:value-type="float" office:value="6" table:style-name="ce146">
            <text:p>6.0</text:p>
          </table:table-cell>
          <table:table-cell office:value-type="float" office:value="5.5" table:style-name="ce146">
            <text:p>5.5</text:p>
          </table:table-cell>
          <table:table-cell office:value-type="float" office:value="11.4" table:style-name="ce146">
            <text:p>11.4</text:p>
          </table:table-cell>
          <table:table-cell office:value-type="float" office:value="30.5" table:style-name="ce146">
            <text:p>30.5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5.7" table:style-name="ce146">
            <text:p>55.7</text:p>
          </table:table-cell>
          <table:table-cell office:value-type="float" office:value="26.9" table:style-name="ce146">
            <text:p>26.9</text:p>
          </table:table-cell>
          <table:table-cell office:value-type="float" office:value="43.9" table:style-name="ce146">
            <text:p>43.9</text:p>
          </table:table-cell>
          <table:table-cell office:value-type="float" office:value="70.7" table:style-name="ce146">
            <text:p>70.7</text:p>
          </table:table-cell>
          <table:table-cell office:value-type="float" office:value="0" table:style-name="ce146">
            <text:p>0.0</text:p>
          </table:table-cell>
          <table:table-cell office:value-type="float" office:value="2.5" table:style-name="ce146">
            <text:p>2.5</text:p>
          </table:table-cell>
          <table:table-cell office:value-type="float" office:value="41.4" table:style-name="ce146">
            <text:p>41.4</text:p>
          </table:table-cell>
          <table:table-cell office:value-type="float" office:value="43.9" table:style-name="ce146">
            <text:p>43.9</text:p>
          </table:table-cell>
          <table:table-cell office:value-type="float" office:value="114.6" table:style-name="ce146">
            <text:p>114.6</text:p>
          </table:table-cell>
          <table:table-cell office:value-type="float" office:value="170.3" table:style-name="ce146">
            <text:p>170.3</text:p>
          </table:table-cell>
          <table:table-cell office:value-type="float" office:value="34" table:style-name="ce146">
            <text:p>34.0</text:p>
          </table:table-cell>
          <table:table-cell office:value-type="float" office:value="55.9" table:style-name="ce146">
            <text:p>55.9</text:p>
          </table:table-cell>
          <table:table-cell office:value-type="float" office:value="90" table:style-name="ce146">
            <text:p>90.0</text:p>
          </table:table-cell>
          <table:table-cell office:value-type="float" office:value="260.3" table:style-name="ce146">
            <text:p>260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2.1" table:style-name="ce146">
            <text:p>2.1</text:p>
          </table:table-cell>
          <table:table-cell office:value-type="float" office:value="3.7" table:style-name="ce146">
            <text:p>3.7</text:p>
          </table:table-cell>
          <table:table-cell office:value-type="float" office:value="2.9" table:style-name="ce146">
            <text:p>2.9</text:p>
          </table:table-cell>
          <table:table-cell office:value-type="float" office:value="6.7" table:style-name="ce146">
            <text:p>6.7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10.8" table:style-name="ce146">
            <text:p>10.8</text:p>
          </table:table-cell>
          <table:table-cell office:value-type="float" office:value="3" table:style-name="ce146">
            <text:p>3.0</text:p>
          </table:table-cell>
          <table:table-cell office:value-type="float" office:value="3" table:style-name="ce146">
            <text:p>3.0</text:p>
          </table:table-cell>
          <table:table-cell office:value-type="float" office:value="6" table:style-name="ce146">
            <text:p>6.0</text:p>
          </table:table-cell>
          <table:table-cell office:value-type="float" office:value="16.7" table:style-name="ce146">
            <text:p>16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4.0999999999999996" table:style-name="ce146">
            <text:p>4.1</text:p>
          </table:table-cell>
          <table:table-cell office:value-type="float" office:value="5.5" table:style-name="ce146">
            <text:p>5.5</text:p>
          </table:table-cell>
          <table:table-cell office:value-type="float" office:value="4.8" table:style-name="ce146">
            <text:p>4.8</text:p>
          </table:table-cell>
          <table:table-cell office:value-type="float" office:value="10.3" table:style-name="ce146">
            <text:p>10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6" table:style-name="ce146">
            <text:p>13.6</text:p>
          </table:table-cell>
          <table:table-cell office:value-type="float" office:value="17.7" table:style-name="ce146">
            <text:p>17.7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9.1" table:style-name="ce146">
            <text:p>9.1</text:p>
          </table:table-cell>
          <table:table-cell office:value-type="float" office:value="26.8" table:style-name="ce146">
            <text:p>26.8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61.8" table:style-name="ce177">
            <text:p>61.8</text:p>
          </table:table-cell>
          <table:table-cell office:value-type="float" office:value="36.1" table:style-name="ce177">
            <text:p>36.1</text:p>
          </table:table-cell>
          <table:table-cell office:value-type="float" office:value="51.6" table:style-name="ce177">
            <text:p>51.6</text:p>
          </table:table-cell>
          <table:table-cell office:value-type="float" office:value="87.7" table:style-name="ce177">
            <text:p>87.7</text:p>
          </table:table-cell>
          <table:table-cell office:value-type="float" office:value="0" table:style-name="ce177">
            <text:p>0.0</text:p>
          </table:table-cell>
          <table:table-cell office:value-type="float" office:value="3.3" table:style-name="ce177">
            <text:p>3.3</text:p>
          </table:table-cell>
          <table:table-cell office:value-type="float" office:value="45.9" table:style-name="ce177">
            <text:p>45.9</text:p>
          </table:table-cell>
          <table:table-cell office:value-type="float" office:value="49.3" table:style-name="ce177">
            <text:p>49.3</text:p>
          </table:table-cell>
          <table:table-cell office:value-type="float" office:value="137" table:style-name="ce177">
            <text:p>137.0</text:p>
          </table:table-cell>
          <table:table-cell office:value-type="float" office:value="198.8" table:style-name="ce177">
            <text:p>198.8</text:p>
          </table:table-cell>
          <table:table-cell office:value-type="float" office:value="41.2" table:style-name="ce177">
            <text:p>41.2</text:p>
          </table:table-cell>
          <table:table-cell office:value-type="float" office:value="63.8" table:style-name="ce177">
            <text:p>63.8</text:p>
          </table:table-cell>
          <table:table-cell office:value-type="float" office:value="105" table:style-name="ce177">
            <text:p>105.0</text:p>
          </table:table-cell>
          <table:table-cell office:value-type="float" office:value="303.8" table:style-name="ce177">
            <text:p>303.8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11).$A$1:TRA0103_(2011).$P$43" table:base-cell-address="TRA0103_(2011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10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10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3.8" table:style-name="ce146">
            <text:p>3.8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2.4" table:style-name="ce146">
            <text:p>2.4</text:p>
          </table:table-cell>
          <table:table-cell office:value-type="float" office:value="6.3" table:style-name="ce146">
            <text:p>6.3</text:p>
          </table:table-cell>
          <table:table-cell office:value-type="float" office:value="7" table:style-name="ce146">
            <text:p>7.0</text:p>
          </table:table-cell>
          <table:table-cell office:value-type="float" office:value="1" table:style-name="ce146">
            <text:p>1.0</text:p>
          </table:table-cell>
          <table:table-cell office:value-type="float" office:value="3.3" table:style-name="ce146">
            <text:p>3.3</text:p>
          </table:table-cell>
          <table:table-cell office:value-type="float" office:value="4.3" table:style-name="ce146">
            <text:p>4.3</text:p>
          </table:table-cell>
          <table:table-cell office:value-type="float" office:value="11.3" table:style-name="ce146">
            <text:p>11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4000000000000004" table:style-name="ce178">
              <text:p>4.4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3" table:formula="of:=[.D10]-[.D12]" table:style-name="ce178">
              <text:p>1.3</text:p>
            </table:table-cell>
            <table:table-cell office:value-type="float" office:value="1.7000000000000002" table:formula="of:=[.E10]-[.E12]" table:style-name="ce178">
              <text:p>1.7</text:p>
            </table:table-cell>
            <table:table-cell office:value-type="float" office:value="2.9" table:formula="of:=[.F10]-[.F12]" table:style-name="ce178">
              <text:p>2.9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1" table:formula="of:=[.J10]-[.J12]" table:style-name="ce178">
              <text:p>1.0</text:p>
            </table:table-cell>
            <table:table-cell office:value-type="float" office:value="4" table:formula="of:=[.K10]-[.K12]" table:style-name="ce178">
              <text:p>4.0</text:p>
            </table:table-cell>
            <table:table-cell office:value-type="float" office:value="4.5999999999999996" table:formula="of:=[.L10]-[.L12]" table:style-name="ce178">
              <text:p>4.6</text:p>
            </table:table-cell>
            <table:table-cell office:value-type="float" office:value="0.8" table:formula="of:=[.M10]-[.M12]" table:style-name="ce178">
              <text:p>0.8</text:p>
            </table:table-cell>
            <table:table-cell office:value-type="float" office:value="1.4999999999999998" table:formula="of:=[.N10]-[.N12]" table:style-name="ce178">
              <text:p>1.5</text:p>
            </table:table-cell>
            <table:table-cell office:value-type="float" office:value="2.2999999999999998" table:formula="of:=[.O10]-[.O12]" table:style-name="ce178">
              <text:p>2.3</text:p>
            </table:table-cell>
            <table:table-cell office:value-type="float" office:value="6.9" table:formula="of:=[.P10]-[.P12]" table:style-name="ce178">
              <text:p>6.9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1" table:style-name="ce146">
            <text:p>11.0</text:p>
          </table:table-cell>
          <table:table-cell office:value-type="float" office:value="1.3" table:style-name="ce146">
            <text:p>1.3</text:p>
          </table:table-cell>
          <table:table-cell office:value-type="float" office:value="4.2" table:style-name="ce146">
            <text:p>4.2</text:p>
          </table:table-cell>
          <table:table-cell office:value-type="float" office:value="5.5" table:style-name="ce146">
            <text:p>5.5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5" table:style-name="ce146">
            <text:p>6.5</text:p>
          </table:table-cell>
          <table:table-cell office:value-type="float" office:value="6.7" table:style-name="ce146">
            <text:p>6.7</text:p>
          </table:table-cell>
          <table:table-cell office:value-type="float" office:value="12.1" table:style-name="ce146">
            <text:p>12.1</text:p>
          </table:table-cell>
          <table:table-cell office:value-type="float" office:value="23.2" table:style-name="ce146">
            <text:p>23.2</text:p>
          </table:table-cell>
          <table:table-cell office:value-type="float" office:value="2.8" table:style-name="ce146">
            <text:p>2.8</text:p>
          </table:table-cell>
          <table:table-cell office:value-type="float" office:value="7.8" table:style-name="ce146">
            <text:p>7.8</text:p>
          </table:table-cell>
          <table:table-cell office:value-type="float" office:value="10.6" table:style-name="ce146">
            <text:p>10.6</text:p>
          </table:table-cell>
          <table:table-cell office:value-type="float" office:value="33.799999999999997" table:style-name="ce146">
            <text:p>33.8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7" table:style-name="ce178">
              <text:p>3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9" table:style-name="ce178">
              <text:p>2.9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4" table:style-name="ce178">
              <text:p>3.4</text:p>
            </table:table-cell>
            <table:table-cell office:value-type="float" office:value="7.2" table:style-name="ce178">
              <text:p>7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3.4" table:style-name="ce178">
              <text:p>3.4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10.9" table:style-name="ce178">
              <text:p>10.9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9" table:style-name="ce178">
              <text:p>0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4.7" table:style-name="ce178">
              <text:p>4.7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3999999999999995" table:formula="of:=[.C14]-[.C16]-[.C17]" table:style-name="ce178">
              <text:p>6.4</text:p>
            </table:table-cell>
            <table:table-cell office:value-type="float" office:value="1.2" table:formula="of:=[.D14]-[.D16]-[.D17]" table:style-name="ce178">
              <text:p>1.2</text:p>
            </table:table-cell>
            <table:table-cell office:value-type="float" office:value="3.4000000000000004" table:formula="of:=[.E14]-[.E16]-[.E17]" table:style-name="ce178">
              <text:p>3.4</text:p>
            </table:table-cell>
            <table:table-cell office:value-type="float" office:value="4.5999999999999996" table:formula="of:=[.F14]-[.F16]-[.F17]" table:style-name="ce178">
              <text:p>4.6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1" table:formula="of:=[.H14]-[.H16]-[.H17]" table:style-name="ce178">
              <text:p>0.1</text:p>
            </table:table-cell>
            <table:table-cell office:value-type="float" office:value="2.2999999999999998" table:formula="of:=[.I14]-[.I16]-[.I17]" table:style-name="ce178">
              <text:p>2.3</text:p>
            </table:table-cell>
            <table:table-cell office:value-type="float" office:value="2.3000000000000003" table:formula="of:=[.J14]-[.J16]-[.J17]" table:style-name="ce178">
              <text:p>2.3</text:p>
            </table:table-cell>
            <table:table-cell office:value-type="float" office:value="6.8999999999999995" table:formula="of:=[.K14]-[.K16]-[.K17]" table:style-name="ce178">
              <text:p>6.9</text:p>
            </table:table-cell>
            <table:table-cell office:value-type="float" office:value="13.2" table:formula="of:=[.L14]-[.L16]-[.L17]" table:style-name="ce178">
              <text:p>13.2</text:p>
            </table:table-cell>
            <table:table-cell office:value-type="float" office:value="2.4" table:formula="of:=[.M14]-[.M16]-[.M17]" table:style-name="ce178">
              <text:p>2.4</text:p>
            </table:table-cell>
            <table:table-cell office:value-type="float" office:value="2.6000000000000005" table:formula="of:=[.N14]-[.N16]-[.N17]" table:style-name="ce178">
              <text:p>2.6</text:p>
            </table:table-cell>
            <table:table-cell office:value-type="float" office:value="5" table:formula="of:=[.O14]-[.O16]-[.O17]" table:style-name="ce178">
              <text:p>5.0</text:p>
            </table:table-cell>
            <table:table-cell office:value-type="float" office:value="18.2" table:formula="of:=[.P14]-[.P16]-[.P17]" table:style-name="ce178">
              <text:p>18.2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.9" table:style-name="ce146">
            <text:p>5.9</text:p>
          </table:table-cell>
          <table:table-cell office:value-type="float" office:value="2" table:style-name="ce146">
            <text:p>2.0</text:p>
          </table:table-cell>
          <table:table-cell office:value-type="float" office:value="4.2" table:style-name="ce146">
            <text:p>4.2</text:p>
          </table:table-cell>
          <table:table-cell office:value-type="float" office:value="6.2" table:style-name="ce146">
            <text:p>6.2</text:p>
          </table:table-cell>
          <table:table-cell office:value-type="float" office:value="0" table:style-name="ce146">
            <text:p>0.0</text:p>
          </table:table-cell>
          <table:table-cell office:value-type="float" office:value="0.1" table:style-name="ce146">
            <text:p>0.1</text:p>
          </table:table-cell>
          <table:table-cell office:value-type="float" office:value="4.3" table:style-name="ce146">
            <text:p>4.3</text:p>
          </table:table-cell>
          <table:table-cell office:value-type="float" office:value="4.5" table:style-name="ce146">
            <text:p>4.5</text:p>
          </table:table-cell>
          <table:table-cell office:value-type="float" office:value="10.6" table:style-name="ce146">
            <text:p>10.6</text:p>
          </table:table-cell>
          <table:table-cell office:value-type="float" office:value="16.5" table:style-name="ce146">
            <text:p>16.5</text:p>
          </table:table-cell>
          <table:table-cell office:value-type="float" office:value="3.5" table:style-name="ce146">
            <text:p>3.5</text:p>
          </table:table-cell>
          <table:table-cell office:value-type="float" office:value="5.4" table:style-name="ce146">
            <text:p>5.4</text:p>
          </table:table-cell>
          <table:table-cell office:value-type="float" office:value="8.9" table:style-name="ce146">
            <text:p>8.9</text:p>
          </table:table-cell>
          <table:table-cell office:value-type="float" office:value="25.4" table:style-name="ce146">
            <text:p>25.4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" table:style-name="ce178">
              <text:p>2.0</text:p>
            </table:table-cell>
            <table:table-cell office:value-type="float" office:value="3.9" table:style-name="ce178">
              <text:p>3.9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6" table:style-name="ce178">
              <text:p>6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7" table:style-name="ce178">
              <text:p>2.7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6.2" table:style-name="ce178">
              <text:p>6.2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3.2" table:style-name="ce178">
              <text:p>3.2</text:p>
            </table:table-cell>
            <table:table-cell office:value-type="float" office:value="9.5" table:style-name="ce178">
              <text:p>9.5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2999999999999998" table:formula="of:=[.C19]-[.C21]-[.C22]" table:style-name="ce178">
              <text:p>1.3</text:p>
            </table:table-cell>
            <table:table-cell office:value-type="float" office:value="1.5999999999999999" table:formula="of:=[.D19]-[.D21]-[.D22]" table:style-name="ce178">
              <text:p>1.6</text:p>
            </table:table-cell>
            <table:table-cell office:value-type="float" office:value="2.7" table:formula="of:=[.E19]-[.E21]-[.E22]" table:style-name="ce178">
              <text:p>2.7</text:p>
            </table:table-cell>
            <table:table-cell office:value-type="float" office:value="4.2" table:formula="of:=[.F19]-[.F21]-[.F22]" table:style-name="ce178">
              <text:p>4.2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" table:formula="of:=[.H19]-[.H21]-[.H22]" table:style-name="ce178">
              <text:p>0.1</text:p>
            </table:table-cell>
            <table:table-cell office:value-type="float" office:value="0.79999999999999982" table:formula="of:=[.I19]-[.I21]-[.I22]" table:style-name="ce178">
              <text:p>0.8</text:p>
            </table:table-cell>
            <table:table-cell office:value-type="float" office:value="0.90000000000000036" table:formula="of:=[.J19]-[.J21]-[.J22]" table:style-name="ce178">
              <text:p>0.9</text:p>
            </table:table-cell>
            <table:table-cell office:value-type="float" office:value="5.0999999999999996" table:formula="of:=[.K19]-[.K21]-[.K22]" table:style-name="ce178">
              <text:p>5.1</text:p>
            </table:table-cell>
            <table:table-cell office:value-type="float" office:value="6.3999999999999995" table:formula="of:=[.L19]-[.L21]-[.L22]" table:style-name="ce178">
              <text:p>6.4</text:p>
            </table:table-cell>
            <table:table-cell office:value-type="float" office:value="2.2999999999999998" table:formula="of:=[.M19]-[.M21]-[.M22]" table:style-name="ce178">
              <text:p>2.3</text:p>
            </table:table-cell>
            <table:table-cell office:value-type="float" office:value="1.2000000000000002" table:formula="of:=[.N19]-[.N21]-[.N22]" table:style-name="ce178">
              <text:p>1.2</text:p>
            </table:table-cell>
            <table:table-cell office:value-type="float" office:value="3.6000000000000005" table:formula="of:=[.O19]-[.O21]-[.O22]" table:style-name="ce178">
              <text:p>3.6</text:p>
            </table:table-cell>
            <table:table-cell office:value-type="float" office:value="9.8999999999999986" table:formula="of:=[.P19]-[.P21]-[.P22]" table:style-name="ce178">
              <text:p>9.9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0999999999999996" table:style-name="ce146">
            <text:p>4.1</text:p>
          </table:table-cell>
          <table:table-cell office:value-type="float" office:value="3.8" table:style-name="ce146">
            <text:p>3.8</text:p>
          </table:table-cell>
          <table:table-cell office:value-type="float" office:value="5.9" table:style-name="ce146">
            <text:p>5.9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7" table:style-name="ce146">
            <text:p>2.7</text:p>
          </table:table-cell>
          <table:table-cell office:value-type="float" office:value="3" table:style-name="ce146">
            <text:p>3.0</text:p>
          </table:table-cell>
          <table:table-cell office:value-type="float" office:value="12.7" table:style-name="ce146">
            <text:p>12.7</text:p>
          </table:table-cell>
          <table:table-cell office:value-type="float" office:value="16.8" table:style-name="ce146">
            <text:p>16.8</text:p>
          </table:table-cell>
          <table:table-cell office:value-type="float" office:value="4.2" table:style-name="ce146">
            <text:p>4.2</text:p>
          </table:table-cell>
          <table:table-cell office:value-type="float" office:value="4.3" table:style-name="ce146">
            <text:p>4.3</text:p>
          </table:table-cell>
          <table:table-cell office:value-type="float" office:value="8.6" table:style-name="ce146">
            <text:p>8.6</text:p>
          </table:table-cell>
          <table:table-cell office:value-type="float" office:value="25.4" table:style-name="ce146">
            <text:p>25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7.7" table:style-name="ce146">
            <text:p>7.7</text:p>
          </table:table-cell>
          <table:table-cell office:value-type="float" office:value="2.1" table:style-name="ce146">
            <text:p>2.1</text:p>
          </table:table-cell>
          <table:table-cell office:value-type="float" office:value="4.2" table:style-name="ce146">
            <text:p>4.2</text:p>
          </table:table-cell>
          <table:table-cell office:value-type="float" office:value="6.3" table:style-name="ce146">
            <text:p>6.3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8" table:style-name="ce146">
            <text:p>4.8</text:p>
          </table:table-cell>
          <table:table-cell office:value-type="float" office:value="11.1" table:style-name="ce146">
            <text:p>11.1</text:p>
          </table:table-cell>
          <table:table-cell office:value-type="float" office:value="18.8" table:style-name="ce146">
            <text:p>18.8</text:p>
          </table:table-cell>
          <table:table-cell office:value-type="float" office:value="3.4" table:style-name="ce146">
            <text:p>3.4</text:p>
          </table:table-cell>
          <table:table-cell office:value-type="float" office:value="7.3" table:style-name="ce146">
            <text:p>7.3</text:p>
          </table:table-cell>
          <table:table-cell office:value-type="float" office:value="10.6" table:style-name="ce146">
            <text:p>10.6</text:p>
          </table:table-cell>
          <table:table-cell office:value-type="float" office:value="29.5" table:style-name="ce146">
            <text:p>29.5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" table:style-name="ce178">
              <text:p>3.0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5.0999999999999996" table:style-name="ce178">
              <text:p>5.1</text:p>
            </table:table-cell>
            <table:table-cell office:value-type="float" office:value="9.8000000000000007" table:style-name="ce178">
              <text:p>9.8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.9" table:formula="of:=[.C25]-[.C27]" table:style-name="ce178">
              <text:p>5.9</text:p>
            </table:table-cell>
            <table:table-cell office:value-type="float" office:value="2" table:formula="of:=[.D25]-[.D27]" table:style-name="ce178">
              <text:p>2.0</text:p>
            </table:table-cell>
            <table:table-cell office:value-type="float" office:value="4" table:formula="of:=[.E25]-[.E27]" table:style-name="ce178">
              <text:p>4.0</text:p>
            </table:table-cell>
            <table:table-cell office:value-type="float" office:value="6" table:formula="of:=[.F25]-[.F27]" table:style-name="ce178">
              <text:p>6.0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" table:formula="of:=[.H25]-[.H27]" table:style-name="ce178">
              <text:p>0.4</text:p>
            </table:table-cell>
            <table:table-cell office:value-type="float" office:value="1.7000000000000002" table:formula="of:=[.I25]-[.I27]" table:style-name="ce178">
              <text:p>1.7</text:p>
            </table:table-cell>
            <table:table-cell office:value-type="float" office:value="2.0999999999999996" table:formula="of:=[.J25]-[.J27]" table:style-name="ce178">
              <text:p>2.1</text:p>
            </table:table-cell>
            <table:table-cell office:value-type="float" office:value="8.1" table:formula="of:=[.K25]-[.K27]" table:style-name="ce178">
              <text:p>8.1</text:p>
            </table:table-cell>
            <table:table-cell office:value-type="float" office:value="14" table:formula="of:=[.L25]-[.L27]" table:style-name="ce178">
              <text:p>14.0</text:p>
            </table:table-cell>
            <table:table-cell office:value-type="float" office:value="3.1999999999999997" table:formula="of:=[.M25]-[.M27]" table:style-name="ce178">
              <text:p>3.2</text:p>
            </table:table-cell>
            <table:table-cell office:value-type="float" office:value="2.3999999999999995" table:formula="of:=[.N25]-[.N27]" table:style-name="ce178">
              <text:p>2.4</text:p>
            </table:table-cell>
            <table:table-cell office:value-type="float" office:value="5.5" table:formula="of:=[.O25]-[.O27]" table:style-name="ce178">
              <text:p>5.5</text:p>
            </table:table-cell>
            <table:table-cell office:value-type="float" office:value="19.7" table:formula="of:=[.P25]-[.P27]" table:style-name="ce178">
              <text:p>19.7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0999999999999996" table:style-name="ce146">
            <text:p>5.1</text:p>
          </table:table-cell>
          <table:table-cell office:value-type="float" office:value="5.8" table:style-name="ce146">
            <text:p>5.8</text:p>
          </table:table-cell>
          <table:table-cell office:value-type="float" office:value="6.8" table:style-name="ce146">
            <text:p>6.8</text:p>
          </table:table-cell>
          <table:table-cell office:value-type="float" office:value="12.5" table:style-name="ce146">
            <text:p>12.5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.1" table:style-name="ce146">
            <text:p>3.1</text:p>
          </table:table-cell>
          <table:table-cell office:value-type="float" office:value="3.3" table:style-name="ce146">
            <text:p>3.3</text:p>
          </table:table-cell>
          <table:table-cell office:value-type="float" office:value="15.9" table:style-name="ce146">
            <text:p>15.9</text:p>
          </table:table-cell>
          <table:table-cell office:value-type="float" office:value="20.9" table:style-name="ce146">
            <text:p>20.9</text:p>
          </table:table-cell>
          <table:table-cell office:value-type="float" office:value="6.7" table:style-name="ce146">
            <text:p>6.7</text:p>
          </table:table-cell>
          <table:table-cell office:value-type="float" office:value="6.1" table:style-name="ce146">
            <text:p>6.1</text:p>
          </table:table-cell>
          <table:table-cell office:value-type="float" office:value="12.8" table:style-name="ce146">
            <text:p>12.8</text:p>
          </table:table-cell>
          <table:table-cell office:value-type="float" office:value="33.700000000000003" table:style-name="ce146">
            <text:p>33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4" table:style-name="ce146">
            <text:p>1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0.3" table:style-name="ce146">
            <text:p>10.3</text:p>
          </table:table-cell>
          <table:table-cell office:value-type="float" office:value="10.3" table:style-name="ce146">
            <text:p>10.3</text:p>
          </table:table-cell>
          <table:table-cell office:value-type="float" office:value="10.7" table:style-name="ce146">
            <text:p>10.7</text:p>
          </table:table-cell>
          <table:table-cell office:value-type="float" office:value="12.1" table:style-name="ce146">
            <text:p>12.1</text:p>
          </table:table-cell>
          <table:table-cell office:value-type="float" office:value="0.1" table:style-name="ce146">
            <text:p>0.1</text:p>
          </table:table-cell>
          <table:table-cell office:value-type="float" office:value="6.3" table:style-name="ce146">
            <text:p>6.3</text:p>
          </table:table-cell>
          <table:table-cell office:value-type="float" office:value="6.4" table:style-name="ce146">
            <text:p>6.4</text:p>
          </table:table-cell>
          <table:table-cell office:value-type="float" office:value="18.5" table:style-name="ce146">
            <text:p>18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7" table:style-name="ce146">
            <text:p>13.7</text:p>
          </table:table-cell>
          <table:table-cell office:value-type="float" office:value="5.8" table:style-name="ce146">
            <text:p>5.8</text:p>
          </table:table-cell>
          <table:table-cell office:value-type="float" office:value="9.1999999999999993" table:style-name="ce146">
            <text:p>9.2</text:p>
          </table:table-cell>
          <table:table-cell office:value-type="float" office:value="15" table:style-name="ce146">
            <text:p>15.0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5.7" table:style-name="ce146">
            <text:p>5.7</text:p>
          </table:table-cell>
          <table:table-cell office:value-type="float" office:value="6.1" table:style-name="ce146">
            <text:p>6.1</text:p>
          </table:table-cell>
          <table:table-cell office:value-type="float" office:value="21" table:style-name="ce146">
            <text:p>21.0</text:p>
          </table:table-cell>
          <table:table-cell office:value-type="float" office:value="34.700000000000003" table:style-name="ce146">
            <text:p>34.7</text:p>
          </table:table-cell>
          <table:table-cell office:value-type="float" office:value="7.1" table:style-name="ce146">
            <text:p>7.1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16.8" table:style-name="ce146">
            <text:p>16.8</text:p>
          </table:table-cell>
          <table:table-cell office:value-type="float" office:value="51.5" table:style-name="ce146">
            <text:p>51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4" table:style-name="ce146">
            <text:p>5.4</text:p>
          </table:table-cell>
          <table:table-cell office:value-type="float" office:value="3.7" table:style-name="ce146">
            <text:p>3.7</text:p>
          </table:table-cell>
          <table:table-cell office:value-type="float" office:value="6.8" table:style-name="ce146">
            <text:p>6.8</text:p>
          </table:table-cell>
          <table:table-cell office:value-type="float" office:value="10.5" table:style-name="ce146">
            <text:p>10.5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6" table:style-name="ce146">
            <text:p>13.6</text:p>
          </table:table-cell>
          <table:table-cell office:value-type="float" office:value="19" table:style-name="ce146">
            <text:p>19.0</text:p>
          </table:table-cell>
          <table:table-cell office:value-type="float" office:value="6.1" table:style-name="ce146">
            <text:p>6.1</text:p>
          </table:table-cell>
          <table:table-cell office:value-type="float" office:value="5.4" table:style-name="ce146">
            <text:p>5.4</text:p>
          </table:table-cell>
          <table:table-cell office:value-type="float" office:value="11.6" table:style-name="ce146">
            <text:p>11.6</text:p>
          </table:table-cell>
          <table:table-cell office:value-type="float" office:value="30.6" table:style-name="ce146">
            <text:p>30.6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5" table:style-name="ce146">
            <text:p>55.0</text:p>
          </table:table-cell>
          <table:table-cell office:value-type="float" office:value="26.2" table:style-name="ce146">
            <text:p>26.2</text:p>
          </table:table-cell>
          <table:table-cell office:value-type="float" office:value="43.7" table:style-name="ce146">
            <text:p>43.7</text:p>
          </table:table-cell>
          <table:table-cell office:value-type="float" office:value="69.900000000000006" table:style-name="ce146">
            <text:p>69.9</text:p>
          </table:table-cell>
          <table:table-cell office:value-type="float" office:value="0" table:style-name="ce146">
            <text:p>0.0</text:p>
          </table:table-cell>
          <table:table-cell office:value-type="float" office:value="2.5" table:style-name="ce146">
            <text:p>2.5</text:p>
          </table:table-cell>
          <table:table-cell office:value-type="float" office:value="41.7" table:style-name="ce146">
            <text:p>41.7</text:p>
          </table:table-cell>
          <table:table-cell office:value-type="float" office:value="44.1" table:style-name="ce146">
            <text:p>44.1</text:p>
          </table:table-cell>
          <table:table-cell office:value-type="float" office:value="114" table:style-name="ce146">
            <text:p>114.0</text:p>
          </table:table-cell>
          <table:table-cell office:value-type="float" office:value="169" table:style-name="ce146">
            <text:p>169.0</text:p>
          </table:table-cell>
          <table:table-cell office:value-type="float" office:value="35" table:style-name="ce146">
            <text:p>35.0</text:p>
          </table:table-cell>
          <table:table-cell office:value-type="float" office:value="55.6" table:style-name="ce146">
            <text:p>55.6</text:p>
          </table:table-cell>
          <table:table-cell office:value-type="float" office:value="90.6" table:style-name="ce146">
            <text:p>90.6</text:p>
          </table:table-cell>
          <table:table-cell office:value-type="float" office:value="259.60000000000002" table:style-name="ce146">
            <text:p>259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2" table:style-name="ce146">
            <text:p>2.0</text:p>
          </table:table-cell>
          <table:table-cell office:value-type="float" office:value="3.8" table:style-name="ce146">
            <text:p>3.8</text:p>
          </table:table-cell>
          <table:table-cell office:value-type="float" office:value="2.9" table:style-name="ce146">
            <text:p>2.9</text:p>
          </table:table-cell>
          <table:table-cell office:value-type="float" office:value="6.7" table:style-name="ce146">
            <text:p>6.7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10.7" table:style-name="ce146">
            <text:p>10.7</text:p>
          </table:table-cell>
          <table:table-cell office:value-type="float" office:value="3.1" table:style-name="ce146">
            <text:p>3.1</text:p>
          </table:table-cell>
          <table:table-cell office:value-type="float" office:value="3" table:style-name="ce146">
            <text:p>3.0</text:p>
          </table:table-cell>
          <table:table-cell office:value-type="float" office:value="6" table:style-name="ce146">
            <text:p>6.0</text:p>
          </table:table-cell>
          <table:table-cell office:value-type="float" office:value="16.8" table:style-name="ce146">
            <text:p>16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4" table:style-name="ce146">
            <text:p>4.0</text:p>
          </table:table-cell>
          <table:table-cell office:value-type="float" office:value="5.4" table:style-name="ce146">
            <text:p>5.4</text:p>
          </table:table-cell>
          <table:table-cell office:value-type="float" office:value="4.8" table:style-name="ce146">
            <text:p>4.8</text:p>
          </table:table-cell>
          <table:table-cell office:value-type="float" office:value="10.3" table:style-name="ce146">
            <text:p>10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6" table:style-name="ce146">
            <text:p>13.6</text:p>
          </table:table-cell>
          <table:table-cell office:value-type="float" office:value="17.7" table:style-name="ce146">
            <text:p>17.7</text:p>
          </table:table-cell>
          <table:table-cell office:value-type="float" office:value="4.3" table:style-name="ce146">
            <text:p>4.3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9.1999999999999993" table:style-name="ce146">
            <text:p>9.2</text:p>
          </table:table-cell>
          <table:table-cell office:value-type="float" office:value="26.8" table:style-name="ce146">
            <text:p>26.8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61" table:style-name="ce177">
            <text:p>61.0</text:p>
          </table:table-cell>
          <table:table-cell office:value-type="float" office:value="35.5" table:style-name="ce177">
            <text:p>35.5</text:p>
          </table:table-cell>
          <table:table-cell office:value-type="float" office:value="51.4" table:style-name="ce177">
            <text:p>51.4</text:p>
          </table:table-cell>
          <table:table-cell office:value-type="float" office:value="86.9" table:style-name="ce177">
            <text:p>86.9</text:p>
          </table:table-cell>
          <table:table-cell office:value-type="float" office:value="0" table:style-name="ce177">
            <text:p>0.0</text:p>
          </table:table-cell>
          <table:table-cell office:value-type="float" office:value="3.3" table:style-name="ce177">
            <text:p>3.3</text:p>
          </table:table-cell>
          <table:table-cell office:value-type="float" office:value="46.2" table:style-name="ce177">
            <text:p>46.2</text:p>
          </table:table-cell>
          <table:table-cell office:value-type="float" office:value="49.5" table:style-name="ce177">
            <text:p>49.5</text:p>
          </table:table-cell>
          <table:table-cell office:value-type="float" office:value="136.4" table:style-name="ce177">
            <text:p>136.4</text:p>
          </table:table-cell>
          <table:table-cell office:value-type="float" office:value="197.4" table:style-name="ce177">
            <text:p>197.4</text:p>
          </table:table-cell>
          <table:table-cell office:value-type="float" office:value="42.3" table:style-name="ce177">
            <text:p>42.3</text:p>
          </table:table-cell>
          <table:table-cell office:value-type="float" office:value="63.5" table:style-name="ce177">
            <text:p>63.5</text:p>
          </table:table-cell>
          <table:table-cell office:value-type="float" office:value="105.8" table:style-name="ce177">
            <text:p>105.8</text:p>
          </table:table-cell>
          <table:table-cell office:value-type="float" office:value="303.2" table:style-name="ce177">
            <text:p>303.2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10).$A$1:TRA0103_(2010).$P$43" table:base-cell-address="TRA0103_(2010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09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09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3.9" table:style-name="ce146">
            <text:p>3.9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2.4" table:style-name="ce146">
            <text:p>2.4</text:p>
          </table:table-cell>
          <table:table-cell office:value-type="float" office:value="6.3" table:style-name="ce146">
            <text:p>6.3</text:p>
          </table:table-cell>
          <table:table-cell office:value-type="float" office:value="7" table:style-name="ce146">
            <text:p>7.0</text:p>
          </table:table-cell>
          <table:table-cell office:value-type="float" office:value="1" table:style-name="ce146">
            <text:p>1.0</text:p>
          </table:table-cell>
          <table:table-cell office:value-type="float" office:value="3.4" table:style-name="ce146">
            <text:p>3.4</text:p>
          </table:table-cell>
          <table:table-cell office:value-type="float" office:value="4.5" table:style-name="ce146">
            <text:p>4.5</text:p>
          </table:table-cell>
          <table:table-cell office:value-type="float" office:value="11.5" table:style-name="ce146">
            <text:p>11.5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5" table:style-name="ce178">
              <text:p>4.5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3" table:formula="of:=[.D10]-[.D12]" table:style-name="ce178">
              <text:p>1.3</text:p>
            </table:table-cell>
            <table:table-cell office:value-type="float" office:value="1.7000000000000002" table:formula="of:=[.E10]-[.E12]" table:style-name="ce178">
              <text:p>1.7</text:p>
            </table:table-cell>
            <table:table-cell office:value-type="float" office:value="3" table:formula="of:=[.F10]-[.F12]" table:style-name="ce178">
              <text:p>3.0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1" table:formula="of:=[.J10]-[.J12]" table:style-name="ce178">
              <text:p>1.0</text:p>
            </table:table-cell>
            <table:table-cell office:value-type="float" office:value="4" table:formula="of:=[.K10]-[.K12]" table:style-name="ce178">
              <text:p>4.0</text:p>
            </table:table-cell>
            <table:table-cell office:value-type="float" office:value="4.5999999999999996" table:formula="of:=[.L10]-[.L12]" table:style-name="ce178">
              <text:p>4.6</text:p>
            </table:table-cell>
            <table:table-cell office:value-type="float" office:value="0.8" table:formula="of:=[.M10]-[.M12]" table:style-name="ce178">
              <text:p>0.8</text:p>
            </table:table-cell>
            <table:table-cell office:value-type="float" office:value="1.5" table:formula="of:=[.N10]-[.N12]" table:style-name="ce178">
              <text:p>1.5</text:p>
            </table:table-cell>
            <table:table-cell office:value-type="float" office:value="2.5" table:formula="of:=[.O10]-[.O12]" table:style-name="ce178">
              <text:p>2.5</text:p>
            </table:table-cell>
            <table:table-cell office:value-type="float" office:value="7" table:formula="of:=[.P10]-[.P12]" table:style-name="ce178">
              <text:p>7.0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1.2" table:style-name="ce146">
            <text:p>11.2</text:p>
          </table:table-cell>
          <table:table-cell office:value-type="float" office:value="1.4" table:style-name="ce146">
            <text:p>1.4</text:p>
          </table:table-cell>
          <table:table-cell office:value-type="float" office:value="4.3" table:style-name="ce146">
            <text:p>4.3</text:p>
          </table:table-cell>
          <table:table-cell office:value-type="float" office:value="5.6" table:style-name="ce146">
            <text:p>5.6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5" table:style-name="ce146">
            <text:p>6.5</text:p>
          </table:table-cell>
          <table:table-cell office:value-type="float" office:value="6.7" table:style-name="ce146">
            <text:p>6.7</text:p>
          </table:table-cell>
          <table:table-cell office:value-type="float" office:value="12.4" table:style-name="ce146">
            <text:p>12.4</text:p>
          </table:table-cell>
          <table:table-cell office:value-type="float" office:value="23.5" table:style-name="ce146">
            <text:p>23.5</text:p>
          </table:table-cell>
          <table:table-cell office:value-type="float" office:value="2.8" table:style-name="ce146">
            <text:p>2.8</text:p>
          </table:table-cell>
          <table:table-cell office:value-type="float" office:value="8.1" table:style-name="ce146">
            <text:p>8.1</text:p>
          </table:table-cell>
          <table:table-cell office:value-type="float" office:value="10.9" table:style-name="ce146">
            <text:p>10.9</text:p>
          </table:table-cell>
          <table:table-cell office:value-type="float" office:value="34.4" table:style-name="ce146">
            <text:p>34.4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8" table:style-name="ce178">
              <text:p>3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7.3" table:style-name="ce178">
              <text:p>7.3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3.8" table:style-name="ce178">
              <text:p>3.8</text:p>
            </table:table-cell>
            <table:table-cell office:value-type="float" office:value="11.1" table:style-name="ce178">
              <text:p>11.1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9" table:style-name="ce178">
              <text:p>0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8" table:style-name="ce178">
              <text:p>4.8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4999999999999991" table:formula="of:=[.C14]-[.C16]-[.C17]" table:style-name="ce178">
              <text:p>6.5</text:p>
            </table:table-cell>
            <table:table-cell office:value-type="float" office:value="1.2999999999999998" table:formula="of:=[.D14]-[.D16]-[.D17]" table:style-name="ce178">
              <text:p>1.3</text:p>
            </table:table-cell>
            <table:table-cell office:value-type="float" office:value="3.5" table:formula="of:=[.E14]-[.E16]-[.E17]" table:style-name="ce178">
              <text:p>3.5</text:p>
            </table:table-cell>
            <table:table-cell office:value-type="float" office:value="4.6999999999999993" table:formula="of:=[.F14]-[.F16]-[.F17]" table:style-name="ce178">
              <text:p>4.7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1" table:formula="of:=[.H14]-[.H16]-[.H17]" table:style-name="ce178">
              <text:p>0.1</text:p>
            </table:table-cell>
            <table:table-cell office:value-type="float" office:value="2.2000000000000002" table:formula="of:=[.I14]-[.I16]-[.I17]" table:style-name="ce178">
              <text:p>2.2</text:p>
            </table:table-cell>
            <table:table-cell office:value-type="float" office:value="2.3000000000000003" table:formula="of:=[.J14]-[.J16]-[.J17]" table:style-name="ce178">
              <text:p>2.3</text:p>
            </table:table-cell>
            <table:table-cell office:value-type="float" office:value="7" table:formula="of:=[.K14]-[.K16]-[.K17]" table:style-name="ce178">
              <text:p>7.0</text:p>
            </table:table-cell>
            <table:table-cell office:value-type="float" office:value="13.399999999999999" table:formula="of:=[.L14]-[.L16]-[.L17]" table:style-name="ce178">
              <text:p>13.4</text:p>
            </table:table-cell>
            <table:table-cell office:value-type="float" office:value="2.4" table:formula="of:=[.M14]-[.M16]-[.M17]" table:style-name="ce178">
              <text:p>2.4</text:p>
            </table:table-cell>
            <table:table-cell office:value-type="float" office:value="2.6" table:formula="of:=[.N14]-[.N16]-[.N17]" table:style-name="ce178">
              <text:p>2.6</text:p>
            </table:table-cell>
            <table:table-cell office:value-type="float" office:value="5.1000000000000005" table:formula="of:=[.O14]-[.O16]-[.O17]" table:style-name="ce178">
              <text:p>5.1</text:p>
            </table:table-cell>
            <table:table-cell office:value-type="float" office:value="18.499999999999996" table:formula="of:=[.P14]-[.P16]-[.P17]" table:style-name="ce178">
              <text:p>18.5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.9" table:style-name="ce146">
            <text:p>5.9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6.3" table:style-name="ce146">
            <text:p>6.3</text:p>
          </table:table-cell>
          <table:table-cell office:value-type="float" office:value="0" table:style-name="ce146">
            <text:p>0.0</text:p>
          </table:table-cell>
          <table:table-cell office:value-type="float" office:value="0.1" table:style-name="ce146">
            <text:p>0.1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5" table:style-name="ce146">
            <text:p>4.5</text:p>
          </table:table-cell>
          <table:table-cell office:value-type="float" office:value="10.8" table:style-name="ce146">
            <text:p>10.8</text:p>
          </table:table-cell>
          <table:table-cell office:value-type="float" office:value="16.7" table:style-name="ce146">
            <text:p>16.7</text:p>
          </table:table-cell>
          <table:table-cell office:value-type="float" office:value="3.5" table:style-name="ce146">
            <text:p>3.5</text:p>
          </table:table-cell>
          <table:table-cell office:value-type="float" office:value="5.6" table:style-name="ce146">
            <text:p>5.6</text:p>
          </table:table-cell>
          <table:table-cell office:value-type="float" office:value="9.1" table:style-name="ce146">
            <text:p>9.1</text:p>
          </table:table-cell>
          <table:table-cell office:value-type="float" office:value="25.8" table:style-name="ce146">
            <text:p>25.8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" table:style-name="ce178">
              <text:p>4.0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6.1" table:style-name="ce178">
              <text:p>6.1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7" table:style-name="ce178">
              <text:p>2.7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.3" table:style-name="ce178">
              <text:p>6.3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.3" table:style-name="ce178">
              <text:p>3.3</text:p>
            </table:table-cell>
            <table:table-cell office:value-type="float" office:value="9.6" table:style-name="ce178">
              <text:p>9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2999999999999998" table:formula="of:=[.C19]-[.C21]-[.C22]" table:style-name="ce178">
              <text:p>1.3</text:p>
            </table:table-cell>
            <table:table-cell office:value-type="float" office:value="1.7" table:formula="of:=[.D19]-[.D21]-[.D22]" table:style-name="ce178">
              <text:p>1.7</text:p>
            </table:table-cell>
            <table:table-cell office:value-type="float" office:value="2.4999999999999996" table:formula="of:=[.E19]-[.E21]-[.E22]" table:style-name="ce178">
              <text:p>2.5</text:p>
            </table:table-cell>
            <table:table-cell office:value-type="float" office:value="4.3" table:formula="of:=[.F19]-[.F21]-[.F22]" table:style-name="ce178">
              <text:p>4.3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" table:formula="of:=[.H19]-[.H21]-[.H22]" table:style-name="ce178">
              <text:p>0.1</text:p>
            </table:table-cell>
            <table:table-cell office:value-type="float" office:value="0.70000000000000062" table:formula="of:=[.I19]-[.I21]-[.I22]" table:style-name="ce178">
              <text:p>0.7</text:p>
            </table:table-cell>
            <table:table-cell office:value-type="float" office:value="0.80000000000000027" table:formula="of:=[.J19]-[.J21]-[.J22]" table:style-name="ce178">
              <text:p>0.8</text:p>
            </table:table-cell>
            <table:table-cell office:value-type="float" office:value="5.1000000000000014" table:formula="of:=[.K19]-[.K21]-[.K22]" table:style-name="ce178">
              <text:p>5.1</text:p>
            </table:table-cell>
            <table:table-cell office:value-type="float" office:value="6.3999999999999995" table:formula="of:=[.L19]-[.L21]-[.L22]" table:style-name="ce178">
              <text:p>6.4</text:p>
            </table:table-cell>
            <table:table-cell office:value-type="float" office:value="2.2999999999999998" table:formula="of:=[.M19]-[.M21]-[.M22]" table:style-name="ce178">
              <text:p>2.3</text:p>
            </table:table-cell>
            <table:table-cell office:value-type="float" office:value="1.2999999999999994" table:formula="of:=[.N19]-[.N21]-[.N22]" table:style-name="ce178">
              <text:p>1.3</text:p>
            </table:table-cell>
            <table:table-cell office:value-type="float" office:value="3.5999999999999996" table:formula="of:=[.O19]-[.O21]-[.O22]" table:style-name="ce178">
              <text:p>3.6</text:p>
            </table:table-cell>
            <table:table-cell office:value-type="float" office:value="10.100000000000003" table:formula="of:=[.P19]-[.P21]-[.P22]" table:style-name="ce178">
              <text:p>10.1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0999999999999996" table:style-name="ce146">
            <text:p>4.1</text:p>
          </table:table-cell>
          <table:table-cell office:value-type="float" office:value="3.8" table:style-name="ce146">
            <text:p>3.8</text:p>
          </table:table-cell>
          <table:table-cell office:value-type="float" office:value="6" table:style-name="ce146">
            <text:p>6.0</text:p>
          </table:table-cell>
          <table:table-cell office:value-type="float" office:value="9.8000000000000007" table:style-name="ce146">
            <text:p>9.8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7" table:style-name="ce146">
            <text:p>2.7</text:p>
          </table:table-cell>
          <table:table-cell office:value-type="float" office:value="3" table:style-name="ce146">
            <text:p>3.0</text:p>
          </table:table-cell>
          <table:table-cell office:value-type="float" office:value="12.8" table:style-name="ce146">
            <text:p>12.8</text:p>
          </table:table-cell>
          <table:table-cell office:value-type="float" office:value="16.8" table:style-name="ce146">
            <text:p>16.8</text:p>
          </table:table-cell>
          <table:table-cell office:value-type="float" office:value="4.3" table:style-name="ce146">
            <text:p>4.3</text:p>
          </table:table-cell>
          <table:table-cell office:value-type="float" office:value="4.5" table:style-name="ce146">
            <text:p>4.5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25.6" table:style-name="ce146">
            <text:p>25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7.7" table:style-name="ce146">
            <text:p>7.7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6.4" table:style-name="ce146">
            <text:p>6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5" table:style-name="ce146">
            <text:p>4.5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3" table:style-name="ce146">
            <text:p>11.3</text:p>
          </table:table-cell>
          <table:table-cell office:value-type="float" office:value="19" table:style-name="ce146">
            <text:p>19.0</text:p>
          </table:table-cell>
          <table:table-cell office:value-type="float" office:value="3.4" table:style-name="ce146">
            <text:p>3.4</text:p>
          </table:table-cell>
          <table:table-cell office:value-type="float" office:value="7.5" table:style-name="ce146">
            <text:p>7.5</text:p>
          </table:table-cell>
          <table:table-cell office:value-type="float" office:value="10.9" table:style-name="ce146">
            <text:p>10.9</text:p>
          </table:table-cell>
          <table:table-cell office:value-type="float" office:value="29.9" table:style-name="ce146">
            <text:p>29.9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" table:style-name="ce178">
              <text:p>3.0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.0999999999999996" table:style-name="ce178">
              <text:p>5.1</text:p>
            </table:table-cell>
            <table:table-cell office:value-type="float" office:value="5.2" table:style-name="ce178">
              <text:p>5.2</text:p>
            </table:table-cell>
            <table:table-cell office:value-type="float" office:value="10" table:style-name="ce178">
              <text:p>10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.9" table:formula="of:=[.C25]-[.C27]" table:style-name="ce178">
              <text:p>5.9</text:p>
            </table:table-cell>
            <table:table-cell office:value-type="float" office:value="2.1" table:formula="of:=[.D25]-[.D27]" table:style-name="ce178">
              <text:p>2.1</text:p>
            </table:table-cell>
            <table:table-cell office:value-type="float" office:value="3.8999999999999995" table:formula="of:=[.E25]-[.E27]" table:style-name="ce178">
              <text:p>3.9</text:p>
            </table:table-cell>
            <table:table-cell office:value-type="float" office:value="6.1000000000000005" table:formula="of:=[.F25]-[.F27]" table:style-name="ce178">
              <text:p>6.1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" table:formula="of:=[.H25]-[.H27]" table:style-name="ce178">
              <text:p>0.4</text:p>
            </table:table-cell>
            <table:table-cell office:value-type="float" office:value="1.7999999999999998" table:formula="of:=[.I25]-[.I27]" table:style-name="ce178">
              <text:p>1.8</text:p>
            </table:table-cell>
            <table:table-cell office:value-type="float" office:value="2.2000000000000002" table:formula="of:=[.J25]-[.J27]" table:style-name="ce178">
              <text:p>2.2</text:p>
            </table:table-cell>
            <table:table-cell office:value-type="float" office:value="8.3000000000000007" table:formula="of:=[.K25]-[.K27]" table:style-name="ce178">
              <text:p>8.3</text:p>
            </table:table-cell>
            <table:table-cell office:value-type="float" office:value="14.2" table:formula="of:=[.L25]-[.L27]" table:style-name="ce178">
              <text:p>14.2</text:p>
            </table:table-cell>
            <table:table-cell office:value-type="float" office:value="3.1999999999999997" table:formula="of:=[.M25]-[.M27]" table:style-name="ce178">
              <text:p>3.2</text:p>
            </table:table-cell>
            <table:table-cell office:value-type="float" office:value="2.4000000000000004" table:formula="of:=[.N25]-[.N27]" table:style-name="ce178">
              <text:p>2.4</text:p>
            </table:table-cell>
            <table:table-cell office:value-type="float" office:value="5.7" table:formula="of:=[.O25]-[.O27]" table:style-name="ce178">
              <text:p>5.7</text:p>
            </table:table-cell>
            <table:table-cell office:value-type="float" office:value="19.899999999999999" table:formula="of:=[.P25]-[.P27]" table:style-name="ce178">
              <text:p>19.9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3" table:style-name="ce146">
            <text:p>5.3</text:p>
          </table:table-cell>
          <table:table-cell office:value-type="float" office:value="5.8" table:style-name="ce146">
            <text:p>5.8</text:p>
          </table:table-cell>
          <table:table-cell office:value-type="float" office:value="7" table:style-name="ce146">
            <text:p>7.0</text:p>
          </table:table-cell>
          <table:table-cell office:value-type="float" office:value="12.8" table:style-name="ce146">
            <text:p>12.8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.1" table:style-name="ce146">
            <text:p>3.1</text:p>
          </table:table-cell>
          <table:table-cell office:value-type="float" office:value="3.4" table:style-name="ce146">
            <text:p>3.4</text:p>
          </table:table-cell>
          <table:table-cell office:value-type="float" office:value="16.2" table:style-name="ce146">
            <text:p>16.2</text:p>
          </table:table-cell>
          <table:table-cell office:value-type="float" office:value="21.5" table:style-name="ce146">
            <text:p>21.5</text:p>
          </table:table-cell>
          <table:table-cell office:value-type="float" office:value="6.7" table:style-name="ce146">
            <text:p>6.7</text:p>
          </table:table-cell>
          <table:table-cell office:value-type="float" office:value="6.3" table:style-name="ce146">
            <text:p>6.3</text:p>
          </table:table-cell>
          <table:table-cell office:value-type="float" office:value="13" table:style-name="ce146">
            <text:p>13.0</text:p>
          </table:table-cell>
          <table:table-cell office:value-type="float" office:value="34.5" table:style-name="ce146">
            <text:p>34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4" table:style-name="ce146">
            <text:p>1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0.3" table:style-name="ce146">
            <text:p>10.3</text:p>
          </table:table-cell>
          <table:table-cell office:value-type="float" office:value="10.3" table:style-name="ce146">
            <text:p>10.3</text:p>
          </table:table-cell>
          <table:table-cell office:value-type="float" office:value="10.7" table:style-name="ce146">
            <text:p>10.7</text:p>
          </table:table-cell>
          <table:table-cell office:value-type="float" office:value="12.1" table:style-name="ce146">
            <text:p>12.1</text:p>
          </table:table-cell>
          <table:table-cell office:value-type="float" office:value="0.1" table:style-name="ce146">
            <text:p>0.1</text:p>
          </table:table-cell>
          <table:table-cell office:value-type="float" office:value="6.5" table:style-name="ce146">
            <text:p>6.5</text:p>
          </table:table-cell>
          <table:table-cell office:value-type="float" office:value="6.6" table:style-name="ce146">
            <text:p>6.6</text:p>
          </table:table-cell>
          <table:table-cell office:value-type="float" office:value="18.7" table:style-name="ce146">
            <text:p>18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9" table:style-name="ce146">
            <text:p>13.9</text:p>
          </table:table-cell>
          <table:table-cell office:value-type="float" office:value="5.8" table:style-name="ce146">
            <text:p>5.8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15.1" table:style-name="ce146">
            <text:p>15.1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5.8" table:style-name="ce146">
            <text:p>5.8</text:p>
          </table:table-cell>
          <table:table-cell office:value-type="float" office:value="6.2" table:style-name="ce146">
            <text:p>6.2</text:p>
          </table:table-cell>
          <table:table-cell office:value-type="float" office:value="21.3" table:style-name="ce146">
            <text:p>21.3</text:p>
          </table:table-cell>
          <table:table-cell office:value-type="float" office:value="35.1" table:style-name="ce146">
            <text:p>35.1</text:p>
          </table:table-cell>
          <table:table-cell office:value-type="float" office:value="7.1" table:style-name="ce146">
            <text:p>7.1</text:p>
          </table:table-cell>
          <table:table-cell office:value-type="float" office:value="10" table:style-name="ce146">
            <text:p>10.0</text:p>
          </table:table-cell>
          <table:table-cell office:value-type="float" office:value="17.100000000000001" table:style-name="ce146">
            <text:p>17.1</text:p>
          </table:table-cell>
          <table:table-cell office:value-type="float" office:value="52.3" table:style-name="ce146">
            <text:p>52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4" table:style-name="ce146">
            <text:p>5.4</text:p>
          </table:table-cell>
          <table:table-cell office:value-type="float" office:value="3.7" table:style-name="ce146">
            <text:p>3.7</text:p>
          </table:table-cell>
          <table:table-cell office:value-type="float" office:value="6.9" table:style-name="ce146">
            <text:p>6.9</text:p>
          </table:table-cell>
          <table:table-cell office:value-type="float" office:value="10.7" table:style-name="ce146">
            <text:p>10.7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8" table:style-name="ce146">
            <text:p>13.8</text:p>
          </table:table-cell>
          <table:table-cell office:value-type="float" office:value="19.2" table:style-name="ce146">
            <text:p>19.2</text:p>
          </table:table-cell>
          <table:table-cell office:value-type="float" office:value="6.2" table:style-name="ce146">
            <text:p>6.2</text:p>
          </table:table-cell>
          <table:table-cell office:value-type="float" office:value="5.6" table:style-name="ce146">
            <text:p>5.6</text:p>
          </table:table-cell>
          <table:table-cell office:value-type="float" office:value="11.8" table:style-name="ce146">
            <text:p>11.8</text:p>
          </table:table-cell>
          <table:table-cell office:value-type="float" office:value="31" table:style-name="ce146">
            <text:p>31.0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5.6" table:style-name="ce146">
            <text:p>55.6</text:p>
          </table:table-cell>
          <table:table-cell office:value-type="float" office:value="26.7" table:style-name="ce146">
            <text:p>26.7</text:p>
          </table:table-cell>
          <table:table-cell office:value-type="float" office:value="44.2" table:style-name="ce146">
            <text:p>44.2</text:p>
          </table:table-cell>
          <table:table-cell office:value-type="float" office:value="70.900000000000006" table:style-name="ce146">
            <text:p>70.9</text:p>
          </table:table-cell>
          <table:table-cell office:value-type="float" office:value="0" table:style-name="ce146">
            <text:p>0.0</text:p>
          </table:table-cell>
          <table:table-cell office:value-type="float" office:value="2.5" table:style-name="ce146">
            <text:p>2.5</text:p>
          </table:table-cell>
          <table:table-cell office:value-type="float" office:value="42" table:style-name="ce146">
            <text:p>42.0</text:p>
          </table:table-cell>
          <table:table-cell office:value-type="float" office:value="44.6" table:style-name="ce146">
            <text:p>44.6</text:p>
          </table:table-cell>
          <table:table-cell office:value-type="float" office:value="115.5" table:style-name="ce146">
            <text:p>115.5</text:p>
          </table:table-cell>
          <table:table-cell office:value-type="float" office:value="171.1" table:style-name="ce146">
            <text:p>171.1</text:p>
          </table:table-cell>
          <table:table-cell office:value-type="float" office:value="35.1" table:style-name="ce146">
            <text:p>35.1</text:p>
          </table:table-cell>
          <table:table-cell office:value-type="float" office:value="57.6" table:style-name="ce146">
            <text:p>57.6</text:p>
          </table:table-cell>
          <table:table-cell office:value-type="float" office:value="92.6" table:style-name="ce146">
            <text:p>92.6</text:p>
          </table:table-cell>
          <table:table-cell office:value-type="float" office:value="263.7" table:style-name="ce146">
            <text:p>263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2.1" table:style-name="ce146">
            <text:p>2.1</text:p>
          </table:table-cell>
          <table:table-cell office:value-type="float" office:value="3.8" table:style-name="ce146">
            <text:p>3.8</text:p>
          </table:table-cell>
          <table:table-cell office:value-type="float" office:value="3" table:style-name="ce146">
            <text:p>3.0</text:p>
          </table:table-cell>
          <table:table-cell office:value-type="float" office:value="6.8" table:style-name="ce146">
            <text:p>6.8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8.9" table:style-name="ce146">
            <text:p>8.9</text:p>
          </table:table-cell>
          <table:table-cell office:value-type="float" office:value="11" table:style-name="ce146">
            <text:p>11.0</text:p>
          </table:table-cell>
          <table:table-cell office:value-type="float" office:value="3.1" table:style-name="ce146">
            <text:p>3.1</text:p>
          </table:table-cell>
          <table:table-cell office:value-type="float" office:value="3.1" table:style-name="ce146">
            <text:p>3.1</text:p>
          </table:table-cell>
          <table:table-cell office:value-type="float" office:value="6.1" table:style-name="ce146">
            <text:p>6.1</text:p>
          </table:table-cell>
          <table:table-cell office:value-type="float" office:value="17.100000000000001" table:style-name="ce146">
            <text:p>17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4.0999999999999996" table:style-name="ce146">
            <text:p>4.1</text:p>
          </table:table-cell>
          <table:table-cell office:value-type="float" office:value="5.6" table:style-name="ce146">
            <text:p>5.6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0.5" table:style-name="ce146">
            <text:p>10.5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8" table:style-name="ce146">
            <text:p>13.8</text:p>
          </table:table-cell>
          <table:table-cell office:value-type="float" office:value="18" table:style-name="ce146">
            <text:p>18.0</text:p>
          </table:table-cell>
          <table:table-cell office:value-type="float" office:value="4.3" table:style-name="ce146">
            <text:p>4.3</text:p>
          </table:table-cell>
          <table:table-cell office:value-type="float" office:value="5" table:style-name="ce146">
            <text:p>5.0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27.3" table:style-name="ce146">
            <text:p>27.3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61.8" table:style-name="ce177">
            <text:p>61.8</text:p>
          </table:table-cell>
          <table:table-cell office:value-type="float" office:value="36.1" table:style-name="ce177">
            <text:p>36.1</text:p>
          </table:table-cell>
          <table:table-cell office:value-type="float" office:value="52.1" table:style-name="ce177">
            <text:p>52.1</text:p>
          </table:table-cell>
          <table:table-cell office:value-type="float" office:value="88.2" table:style-name="ce177">
            <text:p>88.2</text:p>
          </table:table-cell>
          <table:table-cell office:value-type="float" office:value="0" table:style-name="ce177">
            <text:p>0.0</text:p>
          </table:table-cell>
          <table:table-cell office:value-type="float" office:value="3.4" table:style-name="ce177">
            <text:p>3.4</text:p>
          </table:table-cell>
          <table:table-cell office:value-type="float" office:value="46.6" table:style-name="ce177">
            <text:p>46.6</text:p>
          </table:table-cell>
          <table:table-cell office:value-type="float" office:value="50" table:style-name="ce177">
            <text:p>50.0</text:p>
          </table:table-cell>
          <table:table-cell office:value-type="float" office:value="138.19999999999999" table:style-name="ce177">
            <text:p>138.2</text:p>
          </table:table-cell>
          <table:table-cell office:value-type="float" office:value="200" table:style-name="ce177">
            <text:p>200.0</text:p>
          </table:table-cell>
          <table:table-cell office:value-type="float" office:value="42.4" table:style-name="ce177">
            <text:p>42.4</text:p>
          </table:table-cell>
          <table:table-cell office:value-type="float" office:value="65.7" table:style-name="ce177">
            <text:p>65.7</text:p>
          </table:table-cell>
          <table:table-cell office:value-type="float" office:value="108.1" table:style-name="ce177">
            <text:p>108.1</text:p>
          </table:table-cell>
          <table:table-cell office:value-type="float" office:value="308.10000000000002" table:style-name="ce177">
            <text:p>308.1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09).$A$1:TRA0103_(2009).$P$43" table:base-cell-address="TRA0103_(2009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08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08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3.9" table:style-name="ce146">
            <text:p>3.9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2.4" table:style-name="ce146">
            <text:p>2.4</text:p>
          </table:table-cell>
          <table:table-cell office:value-type="float" office:value="6.3" table:style-name="ce146">
            <text:p>6.3</text:p>
          </table:table-cell>
          <table:table-cell office:value-type="float" office:value="7.1" table:style-name="ce146">
            <text:p>7.1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5" table:style-name="ce146">
            <text:p>3.5</text:p>
          </table:table-cell>
          <table:table-cell office:value-type="float" office:value="4.5" table:style-name="ce146">
            <text:p>4.5</text:p>
          </table:table-cell>
          <table:table-cell office:value-type="float" office:value="11.6" table:style-name="ce146">
            <text:p>11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5" table:style-name="ce178">
              <text:p>4.5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2000000000000002" table:formula="of:=[.D10]-[.D12]" table:style-name="ce178">
              <text:p>1.2</text:p>
            </table:table-cell>
            <table:table-cell office:value-type="float" office:value="1.7000000000000002" table:formula="of:=[.E10]-[.E12]" table:style-name="ce178">
              <text:p>1.7</text:p>
            </table:table-cell>
            <table:table-cell office:value-type="float" office:value="3" table:formula="of:=[.F10]-[.F12]" table:style-name="ce178">
              <text:p>3.0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1" table:formula="of:=[.J10]-[.J12]" table:style-name="ce178">
              <text:p>1.0</text:p>
            </table:table-cell>
            <table:table-cell office:value-type="float" office:value="4" table:formula="of:=[.K10]-[.K12]" table:style-name="ce178">
              <text:p>4.0</text:p>
            </table:table-cell>
            <table:table-cell office:value-type="float" office:value="4.6999999999999993" table:formula="of:=[.L10]-[.L12]" table:style-name="ce178">
              <text:p>4.7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6" table:formula="of:=[.N10]-[.N12]" table:style-name="ce178">
              <text:p>1.6</text:p>
            </table:table-cell>
            <table:table-cell office:value-type="float" office:value="2.4" table:formula="of:=[.O10]-[.O12]" table:style-name="ce178">
              <text:p>2.4</text:p>
            </table:table-cell>
            <table:table-cell office:value-type="float" office:value="7.1" table:formula="of:=[.P10]-[.P12]" table:style-name="ce178">
              <text:p>7.1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1.1" table:style-name="ce146">
            <text:p>11.1</text:p>
          </table:table-cell>
          <table:table-cell office:value-type="float" office:value="1.4" table:style-name="ce146">
            <text:p>1.4</text:p>
          </table:table-cell>
          <table:table-cell office:value-type="float" office:value="4.3" table:style-name="ce146">
            <text:p>4.3</text:p>
          </table:table-cell>
          <table:table-cell office:value-type="float" office:value="5.7" table:style-name="ce146">
            <text:p>5.7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5" table:style-name="ce146">
            <text:p>6.5</text:p>
          </table:table-cell>
          <table:table-cell office:value-type="float" office:value="6.7" table:style-name="ce146">
            <text:p>6.7</text:p>
          </table:table-cell>
          <table:table-cell office:value-type="float" office:value="12.3" table:style-name="ce146">
            <text:p>12.3</text:p>
          </table:table-cell>
          <table:table-cell office:value-type="float" office:value="23.4" table:style-name="ce146">
            <text:p>23.4</text:p>
          </table:table-cell>
          <table:table-cell office:value-type="float" office:value="2.9" table:style-name="ce146">
            <text:p>2.9</text:p>
          </table:table-cell>
          <table:table-cell office:value-type="float" office:value="8.1999999999999993" table:style-name="ce146">
            <text:p>8.2</text:p>
          </table:table-cell>
          <table:table-cell office:value-type="float" office:value="11.1" table:style-name="ce146">
            <text:p>11.1</text:p>
          </table:table-cell>
          <table:table-cell office:value-type="float" office:value="34.5" table:style-name="ce146">
            <text:p>34.5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7" table:style-name="ce178">
              <text:p>3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7.2" table:style-name="ce178">
              <text:p>7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3.9" table:style-name="ce178">
              <text:p>3.9</text:p>
            </table:table-cell>
            <table:table-cell office:value-type="float" office:value="11.1" table:style-name="ce178">
              <text:p>11.1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1" table:style-name="ce178">
              <text:p>1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9000000000000004" table:style-name="ce178">
              <text:p>4.9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3999999999999995" table:formula="of:=[.C14]-[.C16]-[.C17]" table:style-name="ce178">
              <text:p>6.4</text:p>
            </table:table-cell>
            <table:table-cell office:value-type="float" office:value="1.2999999999999998" table:formula="of:=[.D14]-[.D16]-[.D17]" table:style-name="ce178">
              <text:p>1.3</text:p>
            </table:table-cell>
            <table:table-cell office:value-type="float" office:value="3.5" table:formula="of:=[.E14]-[.E16]-[.E17]" table:style-name="ce178">
              <text:p>3.5</text:p>
            </table:table-cell>
            <table:table-cell office:value-type="float" office:value="4.8" table:formula="of:=[.F14]-[.F16]-[.F17]" table:style-name="ce178">
              <text:p>4.8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1" table:formula="of:=[.H14]-[.H16]-[.H17]" table:style-name="ce178">
              <text:p>0.1</text:p>
            </table:table-cell>
            <table:table-cell office:value-type="float" office:value="2.2000000000000002" table:formula="of:=[.I14]-[.I16]-[.I17]" table:style-name="ce178">
              <text:p>2.2</text:p>
            </table:table-cell>
            <table:table-cell office:value-type="float" office:value="2.3000000000000003" table:formula="of:=[.J14]-[.J16]-[.J17]" table:style-name="ce178">
              <text:p>2.3</text:p>
            </table:table-cell>
            <table:table-cell office:value-type="float" office:value="6.9" table:formula="of:=[.K14]-[.K16]-[.K17]" table:style-name="ce178">
              <text:p>6.9</text:p>
            </table:table-cell>
            <table:table-cell office:value-type="float" office:value="13.399999999999999" table:formula="of:=[.L14]-[.L16]-[.L17]" table:style-name="ce178">
              <text:p>13.4</text:p>
            </table:table-cell>
            <table:table-cell office:value-type="float" office:value="2.5" table:formula="of:=[.M14]-[.M16]-[.M17]" table:style-name="ce178">
              <text:p>2.5</text:p>
            </table:table-cell>
            <table:table-cell office:value-type="float" office:value="2.6999999999999997" table:formula="of:=[.N14]-[.N16]-[.N17]" table:style-name="ce178">
              <text:p>2.7</text:p>
            </table:table-cell>
            <table:table-cell office:value-type="float" office:value="5.1999999999999993" table:formula="of:=[.O14]-[.O16]-[.O17]" table:style-name="ce178">
              <text:p>5.2</text:p>
            </table:table-cell>
            <table:table-cell office:value-type="float" office:value="18.5" table:formula="of:=[.P14]-[.P16]-[.P17]" table:style-name="ce178">
              <text:p>18.5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6" table:style-name="ce146">
            <text:p>6.0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6.3" table:style-name="ce146">
            <text:p>6.3</text:p>
          </table:table-cell>
          <table:table-cell office:value-type="float" office:value="0" table:style-name="ce146">
            <text:p>0.0</text:p>
          </table:table-cell>
          <table:table-cell office:value-type="float" office:value="0.1" table:style-name="ce146">
            <text:p>0.1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5" table:style-name="ce146">
            <text:p>4.5</text:p>
          </table:table-cell>
          <table:table-cell office:value-type="float" office:value="10.9" table:style-name="ce146">
            <text:p>10.9</text:p>
          </table:table-cell>
          <table:table-cell office:value-type="float" office:value="16.899999999999999" table:style-name="ce146">
            <text:p>16.9</text:p>
          </table:table-cell>
          <table:table-cell office:value-type="float" office:value="3.6" table:style-name="ce146">
            <text:p>3.6</text:p>
          </table:table-cell>
          <table:table-cell office:value-type="float" office:value="5.7" table:style-name="ce146">
            <text:p>5.7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26.2" table:style-name="ce146">
            <text:p>26.2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" table:style-name="ce178">
              <text:p>4.0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6.2" table:style-name="ce178">
              <text:p>6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8" table:style-name="ce178">
              <text:p>2.8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.4" table:style-name="ce178">
              <text:p>6.4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.4" table:style-name="ce178">
              <text:p>3.4</text:p>
            </table:table-cell>
            <table:table-cell office:value-type="float" office:value="9.8000000000000007" table:style-name="ce178">
              <text:p>9.8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2999999999999998" table:formula="of:=[.C19]-[.C21]-[.C22]" table:style-name="ce178">
              <text:p>1.3</text:p>
            </table:table-cell>
            <table:table-cell office:value-type="float" office:value="1.8" table:formula="of:=[.D19]-[.D21]-[.D22]" table:style-name="ce178">
              <text:p>1.8</text:p>
            </table:table-cell>
            <table:table-cell office:value-type="float" office:value="2.4999999999999996" table:formula="of:=[.E19]-[.E21]-[.E22]" table:style-name="ce178">
              <text:p>2.5</text:p>
            </table:table-cell>
            <table:table-cell office:value-type="float" office:value="4.3" table:formula="of:=[.F19]-[.F21]-[.F22]" table:style-name="ce178">
              <text:p>4.3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" table:formula="of:=[.H19]-[.H21]-[.H22]" table:style-name="ce178">
              <text:p>0.1</text:p>
            </table:table-cell>
            <table:table-cell office:value-type="float" office:value="0.70000000000000062" table:formula="of:=[.I19]-[.I21]-[.I22]" table:style-name="ce178">
              <text:p>0.7</text:p>
            </table:table-cell>
            <table:table-cell office:value-type="float" office:value="0.80000000000000027" table:formula="of:=[.J19]-[.J21]-[.J22]" table:style-name="ce178">
              <text:p>0.8</text:p>
            </table:table-cell>
            <table:table-cell office:value-type="float" office:value="5.2000000000000011" table:formula="of:=[.K19]-[.K21]-[.K22]" table:style-name="ce178">
              <text:p>5.2</text:p>
            </table:table-cell>
            <table:table-cell office:value-type="float" office:value="6.4999999999999982" table:formula="of:=[.L19]-[.L21]-[.L22]" table:style-name="ce178">
              <text:p>6.5</text:p>
            </table:table-cell>
            <table:table-cell office:value-type="float" office:value="2.4000000000000004" table:formula="of:=[.M19]-[.M21]-[.M22]" table:style-name="ce178">
              <text:p>2.4</text:p>
            </table:table-cell>
            <table:table-cell office:value-type="float" office:value="1.2999999999999998" table:formula="of:=[.N19]-[.N21]-[.N22]" table:style-name="ce178">
              <text:p>1.3</text:p>
            </table:table-cell>
            <table:table-cell office:value-type="float" office:value="3.7000000000000006" table:formula="of:=[.O19]-[.O21]-[.O22]" table:style-name="ce178">
              <text:p>3.7</text:p>
            </table:table-cell>
            <table:table-cell office:value-type="float" office:value="10.199999999999999" table:formula="of:=[.P19]-[.P21]-[.P22]" table:style-name="ce178">
              <text:p>10.2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0999999999999996" table:style-name="ce146">
            <text:p>4.1</text:p>
          </table:table-cell>
          <table:table-cell office:value-type="float" office:value="3.8" table:style-name="ce146">
            <text:p>3.8</text:p>
          </table:table-cell>
          <table:table-cell office:value-type="float" office:value="6" table:style-name="ce146">
            <text:p>6.0</text:p>
          </table:table-cell>
          <table:table-cell office:value-type="float" office:value="9.8000000000000007" table:style-name="ce146">
            <text:p>9.8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7" table:style-name="ce146">
            <text:p>2.7</text:p>
          </table:table-cell>
          <table:table-cell office:value-type="float" office:value="3" table:style-name="ce146">
            <text:p>3.0</text:p>
          </table:table-cell>
          <table:table-cell office:value-type="float" office:value="12.8" table:style-name="ce146">
            <text:p>12.8</text:p>
          </table:table-cell>
          <table:table-cell office:value-type="float" office:value="16.899999999999999" table:style-name="ce146">
            <text:p>16.9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5" table:style-name="ce146">
            <text:p>4.5</text:p>
          </table:table-cell>
          <table:table-cell office:value-type="float" office:value="8.9" table:style-name="ce146">
            <text:p>8.9</text:p>
          </table:table-cell>
          <table:table-cell office:value-type="float" office:value="25.8" table:style-name="ce146">
            <text:p>25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7.9" table:style-name="ce146">
            <text:p>7.9</text:p>
          </table:table-cell>
          <table:table-cell office:value-type="float" office:value="2.5" table:style-name="ce146">
            <text:p>2.5</text:p>
          </table:table-cell>
          <table:table-cell office:value-type="float" office:value="4" table:style-name="ce146">
            <text:p>4.0</text:p>
          </table:table-cell>
          <table:table-cell office:value-type="float" office:value="6.5" table:style-name="ce146">
            <text:p>6.5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8" table:style-name="ce146">
            <text:p>4.8</text:p>
          </table:table-cell>
          <table:table-cell office:value-type="float" office:value="11.3" table:style-name="ce146">
            <text:p>11.3</text:p>
          </table:table-cell>
          <table:table-cell office:value-type="float" office:value="19.2" table:style-name="ce146">
            <text:p>19.2</text:p>
          </table:table-cell>
          <table:table-cell office:value-type="float" office:value="3.5" table:style-name="ce146">
            <text:p>3.5</text:p>
          </table:table-cell>
          <table:table-cell office:value-type="float" office:value="7.6" table:style-name="ce146">
            <text:p>7.6</text:p>
          </table:table-cell>
          <table:table-cell office:value-type="float" office:value="11.1" table:style-name="ce146">
            <text:p>11.1</text:p>
          </table:table-cell>
          <table:table-cell office:value-type="float" office:value="30.3" table:style-name="ce146">
            <text:p>30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" table:style-name="ce178">
              <text:p>3.0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.0999999999999996" table:style-name="ce178">
              <text:p>5.1</text:p>
            </table:table-cell>
            <table:table-cell office:value-type="float" office:value="5.3" table:style-name="ce178">
              <text:p>5.3</text:p>
            </table:table-cell>
            <table:table-cell office:value-type="float" office:value="10.1" table:style-name="ce178">
              <text:p>10.1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6.1000000000000005" table:formula="of:=[.C25]-[.C27]" table:style-name="ce178">
              <text:p>6.1</text:p>
            </table:table-cell>
            <table:table-cell office:value-type="float" office:value="2.4" table:formula="of:=[.D25]-[.D27]" table:style-name="ce178">
              <text:p>2.4</text:p>
            </table:table-cell>
            <table:table-cell office:value-type="float" office:value="3.8" table:formula="of:=[.E25]-[.E27]" table:style-name="ce178">
              <text:p>3.8</text:p>
            </table:table-cell>
            <table:table-cell office:value-type="float" office:value="6.2" table:formula="of:=[.F25]-[.F27]" table:style-name="ce178">
              <text:p>6.2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" table:formula="of:=[.H25]-[.H27]" table:style-name="ce178">
              <text:p>0.4</text:p>
            </table:table-cell>
            <table:table-cell office:value-type="float" office:value="1.7000000000000002" table:formula="of:=[.I25]-[.I27]" table:style-name="ce178">
              <text:p>1.7</text:p>
            </table:table-cell>
            <table:table-cell office:value-type="float" office:value="2.0999999999999996" table:formula="of:=[.J25]-[.J27]" table:style-name="ce178">
              <text:p>2.1</text:p>
            </table:table-cell>
            <table:table-cell office:value-type="float" office:value="8.3000000000000007" table:formula="of:=[.K25]-[.K27]" table:style-name="ce178">
              <text:p>8.3</text:p>
            </table:table-cell>
            <table:table-cell office:value-type="float" office:value="14.399999999999999" table:formula="of:=[.L25]-[.L27]" table:style-name="ce178">
              <text:p>14.4</text:p>
            </table:table-cell>
            <table:table-cell office:value-type="float" office:value="3.3" table:formula="of:=[.M25]-[.M27]" table:style-name="ce178">
              <text:p>3.3</text:p>
            </table:table-cell>
            <table:table-cell office:value-type="float" office:value="2.5" table:formula="of:=[.N25]-[.N27]" table:style-name="ce178">
              <text:p>2.5</text:p>
            </table:table-cell>
            <table:table-cell office:value-type="float" office:value="5.8" table:formula="of:=[.O25]-[.O27]" table:style-name="ce178">
              <text:p>5.8</text:p>
            </table:table-cell>
            <table:table-cell office:value-type="float" office:value="20.200000000000003" table:formula="of:=[.P25]-[.P27]" table:style-name="ce178">
              <text:p>20.2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2" table:style-name="ce146">
            <text:p>5.2</text:p>
          </table:table-cell>
          <table:table-cell office:value-type="float" office:value="5.9" table:style-name="ce146">
            <text:p>5.9</text:p>
          </table:table-cell>
          <table:table-cell office:value-type="float" office:value="7" table:style-name="ce146">
            <text:p>7.0</text:p>
          </table:table-cell>
          <table:table-cell office:value-type="float" office:value="12.9" table:style-name="ce146">
            <text:p>12.9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" table:style-name="ce146">
            <text:p>3.0</text:p>
          </table:table-cell>
          <table:table-cell office:value-type="float" office:value="3.3" table:style-name="ce146">
            <text:p>3.3</text:p>
          </table:table-cell>
          <table:table-cell office:value-type="float" office:value="16.100000000000001" table:style-name="ce146">
            <text:p>16.1</text:p>
          </table:table-cell>
          <table:table-cell office:value-type="float" office:value="21.4" table:style-name="ce146">
            <text:p>21.4</text:p>
          </table:table-cell>
          <table:table-cell office:value-type="float" office:value="6.9" table:style-name="ce146">
            <text:p>6.9</text:p>
          </table:table-cell>
          <table:table-cell office:value-type="float" office:value="6.4" table:style-name="ce146">
            <text:p>6.4</text:p>
          </table:table-cell>
          <table:table-cell office:value-type="float" office:value="13.3" table:style-name="ce146">
            <text:p>13.3</text:p>
          </table:table-cell>
          <table:table-cell office:value-type="float" office:value="34.700000000000003" table:style-name="ce146">
            <text:p>34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4" table:style-name="ce146">
            <text:p>1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0.3" table:style-name="ce146">
            <text:p>10.3</text:p>
          </table:table-cell>
          <table:table-cell office:value-type="float" office:value="10.3" table:style-name="ce146">
            <text:p>10.3</text:p>
          </table:table-cell>
          <table:table-cell office:value-type="float" office:value="10.7" table:style-name="ce146">
            <text:p>10.7</text:p>
          </table:table-cell>
          <table:table-cell office:value-type="float" office:value="12.1" table:style-name="ce146">
            <text:p>12.1</text:p>
          </table:table-cell>
          <table:table-cell office:value-type="float" office:value="0.1" table:style-name="ce146">
            <text:p>0.1</text:p>
          </table:table-cell>
          <table:table-cell office:value-type="float" office:value="6.6" table:style-name="ce146">
            <text:p>6.6</text:p>
          </table:table-cell>
          <table:table-cell office:value-type="float" office:value="6.7" table:style-name="ce146">
            <text:p>6.7</text:p>
          </table:table-cell>
          <table:table-cell office:value-type="float" office:value="18.8" table:style-name="ce146">
            <text:p>18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9" table:style-name="ce146">
            <text:p>13.9</text:p>
          </table:table-cell>
          <table:table-cell office:value-type="float" office:value="5.8" table:style-name="ce146">
            <text:p>5.8</text:p>
          </table:table-cell>
          <table:table-cell office:value-type="float" office:value="9.5" table:style-name="ce146">
            <text:p>9.5</text:p>
          </table:table-cell>
          <table:table-cell office:value-type="float" office:value="15.3" table:style-name="ce146">
            <text:p>15.3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5.8" table:style-name="ce146">
            <text:p>5.8</text:p>
          </table:table-cell>
          <table:table-cell office:value-type="float" office:value="6.2" table:style-name="ce146">
            <text:p>6.2</text:p>
          </table:table-cell>
          <table:table-cell office:value-type="float" office:value="21.5" table:style-name="ce146">
            <text:p>21.5</text:p>
          </table:table-cell>
          <table:table-cell office:value-type="float" office:value="35.4" table:style-name="ce146">
            <text:p>35.4</text:p>
          </table:table-cell>
          <table:table-cell office:value-type="float" office:value="7.3" table:style-name="ce146">
            <text:p>7.3</text:p>
          </table:table-cell>
          <table:table-cell office:value-type="float" office:value="10.1" table:style-name="ce146">
            <text:p>10.1</text:p>
          </table:table-cell>
          <table:table-cell office:value-type="float" office:value="17.399999999999999" table:style-name="ce146">
            <text:p>17.4</text:p>
          </table:table-cell>
          <table:table-cell office:value-type="float" office:value="52.8" table:style-name="ce146">
            <text:p>52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6" table:style-name="ce146">
            <text:p>5.6</text:p>
          </table:table-cell>
          <table:table-cell office:value-type="float" office:value="3.8" table:style-name="ce146">
            <text:p>3.8</text:p>
          </table:table-cell>
          <table:table-cell office:value-type="float" office:value="6.9" table:style-name="ce146">
            <text:p>6.9</text:p>
          </table:table-cell>
          <table:table-cell office:value-type="float" office:value="10.7" table:style-name="ce146">
            <text:p>10.7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8" table:style-name="ce146">
            <text:p>13.8</text:p>
          </table:table-cell>
          <table:table-cell office:value-type="float" office:value="19.399999999999999" table:style-name="ce146">
            <text:p>19.4</text:p>
          </table:table-cell>
          <table:table-cell office:value-type="float" office:value="6.3" table:style-name="ce146">
            <text:p>6.3</text:p>
          </table:table-cell>
          <table:table-cell office:value-type="float" office:value="5.7" table:style-name="ce146">
            <text:p>5.7</text:p>
          </table:table-cell>
          <table:table-cell office:value-type="float" office:value="12.1" table:style-name="ce146">
            <text:p>12.1</text:p>
          </table:table-cell>
          <table:table-cell office:value-type="float" office:value="31.4" table:style-name="ce146">
            <text:p>31.4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5.9" table:style-name="ce146">
            <text:p>55.9</text:p>
          </table:table-cell>
          <table:table-cell office:value-type="float" office:value="27.1" table:style-name="ce146">
            <text:p>27.1</text:p>
          </table:table-cell>
          <table:table-cell office:value-type="float" office:value="44.5" table:style-name="ce146">
            <text:p>44.5</text:p>
          </table:table-cell>
          <table:table-cell office:value-type="float" office:value="71.5" table:style-name="ce146">
            <text:p>71.5</text:p>
          </table:table-cell>
          <table:table-cell office:value-type="float" office:value="0" table:style-name="ce146">
            <text:p>0.0</text:p>
          </table:table-cell>
          <table:table-cell office:value-type="float" office:value="2.5" table:style-name="ce146">
            <text:p>2.5</text:p>
          </table:table-cell>
          <table:table-cell office:value-type="float" office:value="41.8" table:style-name="ce146">
            <text:p>41.8</text:p>
          </table:table-cell>
          <table:table-cell office:value-type="float" office:value="44.3" table:style-name="ce146">
            <text:p>44.3</text:p>
          </table:table-cell>
          <table:table-cell office:value-type="float" office:value="115.8" table:style-name="ce146">
            <text:p>115.8</text:p>
          </table:table-cell>
          <table:table-cell office:value-type="float" office:value="171.8" table:style-name="ce146">
            <text:p>171.8</text:p>
          </table:table-cell>
          <table:table-cell office:value-type="float" office:value="36.1" table:style-name="ce146">
            <text:p>36.1</text:p>
          </table:table-cell>
          <table:table-cell office:value-type="float" office:value="58.4" table:style-name="ce146">
            <text:p>58.4</text:p>
          </table:table-cell>
          <table:table-cell office:value-type="float" office:value="94.5" table:style-name="ce146">
            <text:p>94.5</text:p>
          </table:table-cell>
          <table:table-cell office:value-type="float" office:value="266.3" table:style-name="ce146">
            <text:p>266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2.1" table:style-name="ce146">
            <text:p>2.1</text:p>
          </table:table-cell>
          <table:table-cell office:value-type="float" office:value="3.8" table:style-name="ce146">
            <text:p>3.8</text:p>
          </table:table-cell>
          <table:table-cell office:value-type="float" office:value="3" table:style-name="ce146">
            <text:p>3.0</text:p>
          </table:table-cell>
          <table:table-cell office:value-type="float" office:value="6.8" table:style-name="ce146">
            <text:p>6.8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8.9" table:style-name="ce146">
            <text:p>8.9</text:p>
          </table:table-cell>
          <table:table-cell office:value-type="float" office:value="11" table:style-name="ce146">
            <text:p>11.0</text:p>
          </table:table-cell>
          <table:table-cell office:value-type="float" office:value="3.2" table:style-name="ce146">
            <text:p>3.2</text:p>
          </table:table-cell>
          <table:table-cell office:value-type="float" office:value="3.1" table:style-name="ce146">
            <text:p>3.1</text:p>
          </table:table-cell>
          <table:table-cell office:value-type="float" office:value="6.3" table:style-name="ce146">
            <text:p>6.3</text:p>
          </table:table-cell>
          <table:table-cell office:value-type="float" office:value="17.3" table:style-name="ce146">
            <text:p>17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4.2" table:style-name="ce146">
            <text:p>4.2</text:p>
          </table:table-cell>
          <table:table-cell office:value-type="float" office:value="5.5" table:style-name="ce146">
            <text:p>5.5</text:p>
          </table:table-cell>
          <table:table-cell office:value-type="float" office:value="4.8" table:style-name="ce146">
            <text:p>4.8</text:p>
          </table:table-cell>
          <table:table-cell office:value-type="float" office:value="10.4" table:style-name="ce146">
            <text:p>10.4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7" table:style-name="ce146">
            <text:p>13.7</text:p>
          </table:table-cell>
          <table:table-cell office:value-type="float" office:value="17.899999999999999" table:style-name="ce146">
            <text:p>17.9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9.6" table:style-name="ce146">
            <text:p>9.6</text:p>
          </table:table-cell>
          <table:table-cell office:value-type="float" office:value="27.5" table:style-name="ce146">
            <text:p>27.5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62.2" table:style-name="ce177">
            <text:p>62.2</text:p>
          </table:table-cell>
          <table:table-cell office:value-type="float" office:value="36.4" table:style-name="ce177">
            <text:p>36.4</text:p>
          </table:table-cell>
          <table:table-cell office:value-type="float" office:value="52.3" table:style-name="ce177">
            <text:p>52.3</text:p>
          </table:table-cell>
          <table:table-cell office:value-type="float" office:value="88.7" table:style-name="ce177">
            <text:p>88.7</text:p>
          </table:table-cell>
          <table:table-cell office:value-type="float" office:value="0" table:style-name="ce177">
            <text:p>0.0</text:p>
          </table:table-cell>
          <table:table-cell office:value-type="float" office:value="3.4" table:style-name="ce177">
            <text:p>3.4</text:p>
          </table:table-cell>
          <table:table-cell office:value-type="float" office:value="46.4" table:style-name="ce177">
            <text:p>46.4</text:p>
          </table:table-cell>
          <table:table-cell office:value-type="float" office:value="49.7" table:style-name="ce177">
            <text:p>49.7</text:p>
          </table:table-cell>
          <table:table-cell office:value-type="float" office:value="138.5" table:style-name="ce177">
            <text:p>138.5</text:p>
          </table:table-cell>
          <table:table-cell office:value-type="float" office:value="200.7" table:style-name="ce177">
            <text:p>200.7</text:p>
          </table:table-cell>
          <table:table-cell office:value-type="float" office:value="43.7" table:style-name="ce177">
            <text:p>43.7</text:p>
          </table:table-cell>
          <table:table-cell office:value-type="float" office:value="66.7" table:style-name="ce177">
            <text:p>66.7</text:p>
          </table:table-cell>
          <table:table-cell office:value-type="float" office:value="110.3" table:style-name="ce177">
            <text:p>110.3</text:p>
          </table:table-cell>
          <table:table-cell office:value-type="float" office:value="311" table:style-name="ce177">
            <text:p>311.0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08).$A$1:TRA0103_(2008).$P$43" table:base-cell-address="TRA0103_(2008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07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07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8" table:style-name="ce146">
            <text:p>1.8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4" table:style-name="ce146">
            <text:p>4.0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2.4" table:style-name="ce146">
            <text:p>2.4</text:p>
          </table:table-cell>
          <table:table-cell office:value-type="float" office:value="6.4" table:style-name="ce146">
            <text:p>6.4</text:p>
          </table:table-cell>
          <table:table-cell office:value-type="float" office:value="7.1" table:style-name="ce146">
            <text:p>7.1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6" table:style-name="ce146">
            <text:p>3.6</text:p>
          </table:table-cell>
          <table:table-cell office:value-type="float" office:value="4.7" table:style-name="ce146">
            <text:p>4.7</text:p>
          </table:table-cell>
          <table:table-cell office:value-type="float" office:value="11.8" table:style-name="ce146">
            <text:p>11.8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5" table:style-name="ce178">
              <text:p>2.5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5999999999999996" table:style-name="ce178">
              <text:p>4.6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2000000000000002" table:formula="of:=[.D10]-[.D12]" table:style-name="ce178">
              <text:p>1.2</text:p>
            </table:table-cell>
            <table:table-cell office:value-type="float" office:value="1.8000000000000003" table:formula="of:=[.E10]-[.E12]" table:style-name="ce178">
              <text:p>1.8</text:p>
            </table:table-cell>
            <table:table-cell office:value-type="float" office:value="3.1" table:formula="of:=[.F10]-[.F12]" table:style-name="ce178">
              <text:p>3.1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1" table:formula="of:=[.J10]-[.J12]" table:style-name="ce178">
              <text:p>1.0</text:p>
            </table:table-cell>
            <table:table-cell office:value-type="float" office:value="4.1000000000000005" table:formula="of:=[.K10]-[.K12]" table:style-name="ce178">
              <text:p>4.1</text:p>
            </table:table-cell>
            <table:table-cell office:value-type="float" office:value="4.5999999999999996" table:formula="of:=[.L10]-[.L12]" table:style-name="ce178">
              <text:p>4.6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6" table:formula="of:=[.N10]-[.N12]" table:style-name="ce178">
              <text:p>1.6</text:p>
            </table:table-cell>
            <table:table-cell office:value-type="float" office:value="2.6" table:formula="of:=[.O10]-[.O12]" table:style-name="ce178">
              <text:p>2.6</text:p>
            </table:table-cell>
            <table:table-cell office:value-type="float" office:value="7.2000000000000011" table:formula="of:=[.P10]-[.P12]" table:style-name="ce178">
              <text:p>7.2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1.1" table:style-name="ce146">
            <text:p>11.1</text:p>
          </table:table-cell>
          <table:table-cell office:value-type="float" office:value="1.4" table:style-name="ce146">
            <text:p>1.4</text:p>
          </table:table-cell>
          <table:table-cell office:value-type="float" office:value="4.3" table:style-name="ce146">
            <text:p>4.3</text:p>
          </table:table-cell>
          <table:table-cell office:value-type="float" office:value="5.8" table:style-name="ce146">
            <text:p>5.8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5" table:style-name="ce146">
            <text:p>6.5</text:p>
          </table:table-cell>
          <table:table-cell office:value-type="float" office:value="6.7" table:style-name="ce146">
            <text:p>6.7</text:p>
          </table:table-cell>
          <table:table-cell office:value-type="float" office:value="12.4" table:style-name="ce146">
            <text:p>12.4</text:p>
          </table:table-cell>
          <table:table-cell office:value-type="float" office:value="23.5" table:style-name="ce146">
            <text:p>23.5</text:p>
          </table:table-cell>
          <table:table-cell office:value-type="float" office:value="2.9" table:style-name="ce146">
            <text:p>2.9</text:p>
          </table:table-cell>
          <table:table-cell office:value-type="float" office:value="8.4" table:style-name="ce146">
            <text:p>8.4</text:p>
          </table:table-cell>
          <table:table-cell office:value-type="float" office:value="11.3" table:style-name="ce146">
            <text:p>11.3</text:p>
          </table:table-cell>
          <table:table-cell office:value-type="float" office:value="34.799999999999997" table:style-name="ce146">
            <text:p>34.8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8" table:style-name="ce178">
              <text:p>3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7.3" table:style-name="ce178">
              <text:p>7.3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4" table:style-name="ce178">
              <text:p>4.0</text:p>
            </table:table-cell>
            <table:table-cell office:value-type="float" office:value="11.3" table:style-name="ce178">
              <text:p>11.3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9" table:style-name="ce178">
              <text:p>0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9000000000000004" table:style-name="ce178">
              <text:p>4.9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3999999999999995" table:formula="of:=[.C14]-[.C16]-[.C17]" table:style-name="ce178">
              <text:p>6.4</text:p>
            </table:table-cell>
            <table:table-cell office:value-type="float" office:value="1.2999999999999998" table:formula="of:=[.D14]-[.D16]-[.D17]" table:style-name="ce178">
              <text:p>1.3</text:p>
            </table:table-cell>
            <table:table-cell office:value-type="float" office:value="3.5" table:formula="of:=[.E14]-[.E16]-[.E17]" table:style-name="ce178">
              <text:p>3.5</text:p>
            </table:table-cell>
            <table:table-cell office:value-type="float" office:value="4.8" table:formula="of:=[.F14]-[.F16]-[.F17]" table:style-name="ce178">
              <text:p>4.8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1" table:formula="of:=[.H14]-[.H16]-[.H17]" table:style-name="ce178">
              <text:p>0.1</text:p>
            </table:table-cell>
            <table:table-cell office:value-type="float" office:value="2.2000000000000002" table:formula="of:=[.I14]-[.I16]-[.I17]" table:style-name="ce178">
              <text:p>2.2</text:p>
            </table:table-cell>
            <table:table-cell office:value-type="float" office:value="2.4000000000000004" table:formula="of:=[.J14]-[.J16]-[.J17]" table:style-name="ce178">
              <text:p>2.4</text:p>
            </table:table-cell>
            <table:table-cell office:value-type="float" office:value="7" table:formula="of:=[.K14]-[.K16]-[.K17]" table:style-name="ce178">
              <text:p>7.0</text:p>
            </table:table-cell>
            <table:table-cell office:value-type="float" office:value="13.399999999999999" table:formula="of:=[.L14]-[.L16]-[.L17]" table:style-name="ce178">
              <text:p>13.4</text:p>
            </table:table-cell>
            <table:table-cell office:value-type="float" office:value="2.5" table:formula="of:=[.M14]-[.M16]-[.M17]" table:style-name="ce178">
              <text:p>2.5</text:p>
            </table:table-cell>
            <table:table-cell office:value-type="float" office:value="2.8000000000000003" table:formula="of:=[.N14]-[.N16]-[.N17]" table:style-name="ce178">
              <text:p>2.8</text:p>
            </table:table-cell>
            <table:table-cell office:value-type="float" office:value="5.2000000000000011" table:formula="of:=[.O14]-[.O16]-[.O17]" table:style-name="ce178">
              <text:p>5.2</text:p>
            </table:table-cell>
            <table:table-cell office:value-type="float" office:value="18.599999999999994" table:formula="of:=[.P14]-[.P16]-[.P17]" table:style-name="ce178">
              <text:p>18.6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6.1" table:style-name="ce146">
            <text:p>6.1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4.2" table:style-name="ce146">
            <text:p>4.2</text:p>
          </table:table-cell>
          <table:table-cell office:value-type="float" office:value="6.5" table:style-name="ce146">
            <text:p>6.5</text:p>
          </table:table-cell>
          <table:table-cell office:value-type="float" office:value="0" table:style-name="ce146">
            <text:p>0.0</text:p>
          </table:table-cell>
          <table:table-cell office:value-type="float" office:value="0.1" table:style-name="ce146">
            <text:p>0.1</text:p>
          </table:table-cell>
          <table:table-cell office:value-type="float" office:value="4.5" table:style-name="ce146">
            <text:p>4.5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11.1" table:style-name="ce146">
            <text:p>11.1</text:p>
          </table:table-cell>
          <table:table-cell office:value-type="float" office:value="17.2" table:style-name="ce146">
            <text:p>17.2</text:p>
          </table:table-cell>
          <table:table-cell office:value-type="float" office:value="3.6" table:style-name="ce146">
            <text:p>3.6</text:p>
          </table:table-cell>
          <table:table-cell office:value-type="float" office:value="5.8" table:style-name="ce146">
            <text:p>5.8</text:p>
          </table:table-cell>
          <table:table-cell office:value-type="float" office:value="9.4" table:style-name="ce146">
            <text:p>9.4</text:p>
          </table:table-cell>
          <table:table-cell office:value-type="float" office:value="26.6" table:style-name="ce146">
            <text:p>26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0999999999999996" table:style-name="ce178">
              <text:p>4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6.3" table:style-name="ce178">
              <text:p>6.3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8" table:style-name="ce178">
              <text:p>2.8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.5" table:style-name="ce178">
              <text:p>6.5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.4" table:style-name="ce178">
              <text:p>3.4</text:p>
            </table:table-cell>
            <table:table-cell office:value-type="float" office:value="9.9" table:style-name="ce178">
              <text:p>9.9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3999999999999995" table:formula="of:=[.C19]-[.C21]-[.C22]" table:style-name="ce178">
              <text:p>1.4</text:p>
            </table:table-cell>
            <table:table-cell office:value-type="float" office:value="1.8" table:formula="of:=[.D19]-[.D21]-[.D22]" table:style-name="ce178">
              <text:p>1.8</text:p>
            </table:table-cell>
            <table:table-cell office:value-type="float" office:value="2.7" table:formula="of:=[.E19]-[.E21]-[.E22]" table:style-name="ce178">
              <text:p>2.7</text:p>
            </table:table-cell>
            <table:table-cell office:value-type="float" office:value="4.5" table:formula="of:=[.F19]-[.F21]-[.F22]" table:style-name="ce178">
              <text:p>4.5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" table:formula="of:=[.H19]-[.H21]-[.H22]" table:style-name="ce178">
              <text:p>0.1</text:p>
            </table:table-cell>
            <table:table-cell office:value-type="float" office:value="0.80000000000000027" table:formula="of:=[.I19]-[.I21]-[.I22]" table:style-name="ce178">
              <text:p>0.8</text:p>
            </table:table-cell>
            <table:table-cell office:value-type="float" office:value="0.89999999999999991" table:formula="of:=[.J19]-[.J21]-[.J22]" table:style-name="ce178">
              <text:p>0.9</text:p>
            </table:table-cell>
            <table:table-cell office:value-type="float" office:value="5.4" table:formula="of:=[.K19]-[.K21]-[.K22]" table:style-name="ce178">
              <text:p>5.4</text:p>
            </table:table-cell>
            <table:table-cell office:value-type="float" office:value="6.6" table:formula="of:=[.L19]-[.L21]-[.L22]" table:style-name="ce178">
              <text:p>6.6</text:p>
            </table:table-cell>
            <table:table-cell office:value-type="float" office:value="2.4000000000000004" table:formula="of:=[.M19]-[.M21]-[.M22]" table:style-name="ce178">
              <text:p>2.4</text:p>
            </table:table-cell>
            <table:table-cell office:value-type="float" office:value="1.3999999999999995" table:formula="of:=[.N19]-[.N21]-[.N22]" table:style-name="ce178">
              <text:p>1.4</text:p>
            </table:table-cell>
            <table:table-cell office:value-type="float" office:value="3.8000000000000003" table:formula="of:=[.O19]-[.O21]-[.O22]" table:style-name="ce178">
              <text:p>3.8</text:p>
            </table:table-cell>
            <table:table-cell office:value-type="float" office:value="10.4" table:formula="of:=[.P19]-[.P21]-[.P22]" table:style-name="ce178">
              <text:p>10.4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2" table:style-name="ce146">
            <text:p>4.2</text:p>
          </table:table-cell>
          <table:table-cell office:value-type="float" office:value="3.8" table:style-name="ce146">
            <text:p>3.8</text:p>
          </table:table-cell>
          <table:table-cell office:value-type="float" office:value="6.2" table:style-name="ce146">
            <text:p>6.2</text:p>
          </table:table-cell>
          <table:table-cell office:value-type="float" office:value="10" table:style-name="ce146">
            <text:p>10.0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7" table:style-name="ce146">
            <text:p>2.7</text:p>
          </table:table-cell>
          <table:table-cell office:value-type="float" office:value="3" table:style-name="ce146">
            <text:p>3.0</text:p>
          </table:table-cell>
          <table:table-cell office:value-type="float" office:value="13" table:style-name="ce146">
            <text:p>13.0</text:p>
          </table:table-cell>
          <table:table-cell office:value-type="float" office:value="17.2" table:style-name="ce146">
            <text:p>17.2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8.9" table:style-name="ce146">
            <text:p>8.9</text:p>
          </table:table-cell>
          <table:table-cell office:value-type="float" office:value="26.1" table:style-name="ce146">
            <text:p>26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8" table:style-name="ce146">
            <text:p>8.0</text:p>
          </table:table-cell>
          <table:table-cell office:value-type="float" office:value="2.5" table:style-name="ce146">
            <text:p>2.5</text:p>
          </table:table-cell>
          <table:table-cell office:value-type="float" office:value="4" table:style-name="ce146">
            <text:p>4.0</text:p>
          </table:table-cell>
          <table:table-cell office:value-type="float" office:value="6.4" table:style-name="ce146">
            <text:p>6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5" table:style-name="ce146">
            <text:p>4.5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3" table:style-name="ce146">
            <text:p>11.3</text:p>
          </table:table-cell>
          <table:table-cell office:value-type="float" office:value="19.3" table:style-name="ce146">
            <text:p>19.3</text:p>
          </table:table-cell>
          <table:table-cell office:value-type="float" office:value="3.5" table:style-name="ce146">
            <text:p>3.5</text:p>
          </table:table-cell>
          <table:table-cell office:value-type="float" office:value="7.8" table:style-name="ce146">
            <text:p>7.8</text:p>
          </table:table-cell>
          <table:table-cell office:value-type="float" office:value="11.3" table:style-name="ce146">
            <text:p>11.3</text:p>
          </table:table-cell>
          <table:table-cell office:value-type="float" office:value="30.6" table:style-name="ce146">
            <text:p>30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.2" table:style-name="ce178">
              <text:p>5.2</text:p>
            </table:table-cell>
            <table:table-cell office:value-type="float" office:value="5.4" table:style-name="ce178">
              <text:p>5.4</text:p>
            </table:table-cell>
            <table:table-cell office:value-type="float" office:value="10.3" table:style-name="ce178">
              <text:p>10.3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6.2" table:formula="of:=[.C25]-[.C27]" table:style-name="ce178">
              <text:p>6.2</text:p>
            </table:table-cell>
            <table:table-cell office:value-type="float" office:value="2.4" table:formula="of:=[.D25]-[.D27]" table:style-name="ce178">
              <text:p>2.4</text:p>
            </table:table-cell>
            <table:table-cell office:value-type="float" office:value="3.8" table:formula="of:=[.E25]-[.E27]" table:style-name="ce178">
              <text:p>3.8</text:p>
            </table:table-cell>
            <table:table-cell office:value-type="float" office:value="6.1000000000000005" table:formula="of:=[.F25]-[.F27]" table:style-name="ce178">
              <text:p>6.1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" table:formula="of:=[.H25]-[.H27]" table:style-name="ce178">
              <text:p>0.4</text:p>
            </table:table-cell>
            <table:table-cell office:value-type="float" office:value="1.7000000000000002" table:formula="of:=[.I25]-[.I27]" table:style-name="ce178">
              <text:p>1.7</text:p>
            </table:table-cell>
            <table:table-cell office:value-type="float" office:value="2.1000000000000005" table:formula="of:=[.J25]-[.J27]" table:style-name="ce178">
              <text:p>2.1</text:p>
            </table:table-cell>
            <table:table-cell office:value-type="float" office:value="8.2000000000000011" table:formula="of:=[.K25]-[.K27]" table:style-name="ce178">
              <text:p>8.2</text:p>
            </table:table-cell>
            <table:table-cell office:value-type="float" office:value="14.4" table:formula="of:=[.L25]-[.L27]" table:style-name="ce178">
              <text:p>14.4</text:p>
            </table:table-cell>
            <table:table-cell office:value-type="float" office:value="3.3" table:formula="of:=[.M25]-[.M27]" table:style-name="ce178">
              <text:p>3.3</text:p>
            </table:table-cell>
            <table:table-cell office:value-type="float" office:value="2.5999999999999996" table:formula="of:=[.N25]-[.N27]" table:style-name="ce178">
              <text:p>2.6</text:p>
            </table:table-cell>
            <table:table-cell office:value-type="float" office:value="5.9" table:formula="of:=[.O25]-[.O27]" table:style-name="ce178">
              <text:p>5.9</text:p>
            </table:table-cell>
            <table:table-cell office:value-type="float" office:value="20.3" table:formula="of:=[.P25]-[.P27]" table:style-name="ce178">
              <text:p>20.3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3" table:style-name="ce146">
            <text:p>5.3</text:p>
          </table:table-cell>
          <table:table-cell office:value-type="float" office:value="5.8" table:style-name="ce146">
            <text:p>5.8</text:p>
          </table:table-cell>
          <table:table-cell office:value-type="float" office:value="6.9" table:style-name="ce146">
            <text:p>6.9</text:p>
          </table:table-cell>
          <table:table-cell office:value-type="float" office:value="12.8" table:style-name="ce146">
            <text:p>12.8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3.1" table:style-name="ce146">
            <text:p>3.1</text:p>
          </table:table-cell>
          <table:table-cell office:value-type="float" office:value="3.4" table:style-name="ce146">
            <text:p>3.4</text:p>
          </table:table-cell>
          <table:table-cell office:value-type="float" office:value="16.100000000000001" table:style-name="ce146">
            <text:p>16.1</text:p>
          </table:table-cell>
          <table:table-cell office:value-type="float" office:value="21.4" table:style-name="ce146">
            <text:p>21.4</text:p>
          </table:table-cell>
          <table:table-cell office:value-type="float" office:value="6.9" table:style-name="ce146">
            <text:p>6.9</text:p>
          </table:table-cell>
          <table:table-cell office:value-type="float" office:value="6.7" table:style-name="ce146">
            <text:p>6.7</text:p>
          </table:table-cell>
          <table:table-cell office:value-type="float" office:value="13.6" table:style-name="ce146">
            <text:p>13.6</text:p>
          </table:table-cell>
          <table:table-cell office:value-type="float" office:value="35" table:style-name="ce146">
            <text:p>35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3" table:style-name="ce146">
            <text:p>1.3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0.7" table:style-name="ce146">
            <text:p>10.7</text:p>
          </table:table-cell>
          <table:table-cell office:value-type="float" office:value="10.7" table:style-name="ce146">
            <text:p>10.7</text:p>
          </table:table-cell>
          <table:table-cell office:value-type="float" office:value="11.1" table:style-name="ce146">
            <text:p>11.1</text:p>
          </table:table-cell>
          <table:table-cell office:value-type="float" office:value="12.4" table:style-name="ce146">
            <text:p>12.4</text:p>
          </table:table-cell>
          <table:table-cell office:value-type="float" office:value="0.1" table:style-name="ce146">
            <text:p>0.1</text:p>
          </table:table-cell>
          <table:table-cell office:value-type="float" office:value="6.8" table:style-name="ce146">
            <text:p>6.8</text:p>
          </table:table-cell>
          <table:table-cell office:value-type="float" office:value="6.9" table:style-name="ce146">
            <text:p>6.9</text:p>
          </table:table-cell>
          <table:table-cell office:value-type="float" office:value="19.399999999999999" table:style-name="ce146">
            <text:p>19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4.1" table:style-name="ce146">
            <text:p>14.1</text:p>
          </table:table-cell>
          <table:table-cell office:value-type="float" office:value="5.9" table:style-name="ce146">
            <text:p>5.9</text:p>
          </table:table-cell>
          <table:table-cell office:value-type="float" office:value="9.6" table:style-name="ce146">
            <text:p>9.6</text:p>
          </table:table-cell>
          <table:table-cell office:value-type="float" office:value="15.5" table:style-name="ce146">
            <text:p>15.5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5.9" table:style-name="ce146">
            <text:p>5.9</text:p>
          </table:table-cell>
          <table:table-cell office:value-type="float" office:value="6.3" table:style-name="ce146">
            <text:p>6.3</text:p>
          </table:table-cell>
          <table:table-cell office:value-type="float" office:value="21.8" table:style-name="ce146">
            <text:p>21.8</text:p>
          </table:table-cell>
          <table:table-cell office:value-type="float" office:value="35.9" table:style-name="ce146">
            <text:p>35.9</text:p>
          </table:table-cell>
          <table:table-cell office:value-type="float" office:value="7.4" table:style-name="ce146">
            <text:p>7.4</text:p>
          </table:table-cell>
          <table:table-cell office:value-type="float" office:value="10.3" table:style-name="ce146">
            <text:p>10.3</text:p>
          </table:table-cell>
          <table:table-cell office:value-type="float" office:value="17.7" table:style-name="ce146">
            <text:p>17.7</text:p>
          </table:table-cell>
          <table:table-cell office:value-type="float" office:value="53.6" table:style-name="ce146">
            <text:p>53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4" table:style-name="ce146">
            <text:p>5.4</text:p>
          </table:table-cell>
          <table:table-cell office:value-type="float" office:value="3.6" table:style-name="ce146">
            <text:p>3.6</text:p>
          </table:table-cell>
          <table:table-cell office:value-type="float" office:value="7" table:style-name="ce146">
            <text:p>7.0</text:p>
          </table:table-cell>
          <table:table-cell office:value-type="float" office:value="10.6" table:style-name="ce146">
            <text:p>10.6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7" table:style-name="ce146">
            <text:p>13.7</text:p>
          </table:table-cell>
          <table:table-cell office:value-type="float" office:value="19.2" table:style-name="ce146">
            <text:p>19.2</text:p>
          </table:table-cell>
          <table:table-cell office:value-type="float" office:value="6.3" table:style-name="ce146">
            <text:p>6.3</text:p>
          </table:table-cell>
          <table:table-cell office:value-type="float" office:value="5.8" table:style-name="ce146">
            <text:p>5.8</text:p>
          </table:table-cell>
          <table:table-cell office:value-type="float" office:value="12" table:style-name="ce146">
            <text:p>12.0</text:p>
          </table:table-cell>
          <table:table-cell office:value-type="float" office:value="31.2" table:style-name="ce146">
            <text:p>31.2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6.2" table:style-name="ce146">
            <text:p>56.2</text:p>
          </table:table-cell>
          <table:table-cell office:value-type="float" office:value="27" table:style-name="ce146">
            <text:p>27.0</text:p>
          </table:table-cell>
          <table:table-cell office:value-type="float" office:value="44.8" table:style-name="ce146">
            <text:p>44.8</text:p>
          </table:table-cell>
          <table:table-cell office:value-type="float" office:value="71.900000000000006" table:style-name="ce146">
            <text:p>71.9</text:p>
          </table:table-cell>
          <table:table-cell office:value-type="float" office:value="0" table:style-name="ce146">
            <text:p>0.0</text:p>
          </table:table-cell>
          <table:table-cell office:value-type="float" office:value="2.5" table:style-name="ce146">
            <text:p>2.5</text:p>
          </table:table-cell>
          <table:table-cell office:value-type="float" office:value="42.6" table:style-name="ce146">
            <text:p>42.6</text:p>
          </table:table-cell>
          <table:table-cell office:value-type="float" office:value="45" table:style-name="ce146">
            <text:p>45.0</text:p>
          </table:table-cell>
          <table:table-cell office:value-type="float" office:value="116.9" table:style-name="ce146">
            <text:p>116.9</text:p>
          </table:table-cell>
          <table:table-cell office:value-type="float" office:value="173.2" table:style-name="ce146">
            <text:p>173.2</text:p>
          </table:table-cell>
          <table:table-cell office:value-type="float" office:value="36.1" table:style-name="ce146">
            <text:p>36.1</text:p>
          </table:table-cell>
          <table:table-cell office:value-type="float" office:value="59.8" table:style-name="ce146">
            <text:p>59.8</text:p>
          </table:table-cell>
          <table:table-cell office:value-type="float" office:value="95.9" table:style-name="ce146">
            <text:p>95.9</text:p>
          </table:table-cell>
          <table:table-cell office:value-type="float" office:value="269.10000000000002" table:style-name="ce146">
            <text:p>269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2.2000000000000002" table:style-name="ce146">
            <text:p>2.2</text:p>
          </table:table-cell>
          <table:table-cell office:value-type="float" office:value="3.8" table:style-name="ce146">
            <text:p>3.8</text:p>
          </table:table-cell>
          <table:table-cell office:value-type="float" office:value="3" table:style-name="ce146">
            <text:p>3.0</text:p>
          </table:table-cell>
          <table:table-cell office:value-type="float" office:value="6.8" table:style-name="ce146">
            <text:p>6.8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8.9" table:style-name="ce146">
            <text:p>8.9</text:p>
          </table:table-cell>
          <table:table-cell office:value-type="float" office:value="11.1" table:style-name="ce146">
            <text:p>11.1</text:p>
          </table:table-cell>
          <table:table-cell office:value-type="float" office:value="3.2" table:style-name="ce146">
            <text:p>3.2</text:p>
          </table:table-cell>
          <table:table-cell office:value-type="float" office:value="3.2" table:style-name="ce146">
            <text:p>3.2</text:p>
          </table:table-cell>
          <table:table-cell office:value-type="float" office:value="6.3" table:style-name="ce146">
            <text:p>6.3</text:p>
          </table:table-cell>
          <table:table-cell office:value-type="float" office:value="17.399999999999999" table:style-name="ce146">
            <text:p>17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4.0999999999999996" table:style-name="ce146">
            <text:p>4.1</text:p>
          </table:table-cell>
          <table:table-cell office:value-type="float" office:value="5.6" table:style-name="ce146">
            <text:p>5.6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0.5" table:style-name="ce146">
            <text:p>10.5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9" table:style-name="ce146">
            <text:p>13.9</text:p>
          </table:table-cell>
          <table:table-cell office:value-type="float" office:value="18" table:style-name="ce146">
            <text:p>18.0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5.2" table:style-name="ce146">
            <text:p>5.2</text:p>
          </table:table-cell>
          <table:table-cell office:value-type="float" office:value="9.6" table:style-name="ce146">
            <text:p>9.6</text:p>
          </table:table-cell>
          <table:table-cell office:value-type="float" office:value="27.6" table:style-name="ce146">
            <text:p>27.6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62.5" table:style-name="ce177">
            <text:p>62.5</text:p>
          </table:table-cell>
          <table:table-cell office:value-type="float" office:value="36.4" table:style-name="ce177">
            <text:p>36.4</text:p>
          </table:table-cell>
          <table:table-cell office:value-type="float" office:value="52.8" table:style-name="ce177">
            <text:p>52.8</text:p>
          </table:table-cell>
          <table:table-cell office:value-type="float" office:value="89.2" table:style-name="ce177">
            <text:p>89.2</text:p>
          </table:table-cell>
          <table:table-cell office:value-type="float" office:value="0" table:style-name="ce177">
            <text:p>0.0</text:p>
          </table:table-cell>
          <table:table-cell office:value-type="float" office:value="3.3" table:style-name="ce177">
            <text:p>3.3</text:p>
          </table:table-cell>
          <table:table-cell office:value-type="float" office:value="47.2" table:style-name="ce177">
            <text:p>47.2</text:p>
          </table:table-cell>
          <table:table-cell office:value-type="float" office:value="50.5" table:style-name="ce177">
            <text:p>50.5</text:p>
          </table:table-cell>
          <table:table-cell office:value-type="float" office:value="139.69999999999999" table:style-name="ce177">
            <text:p>139.7</text:p>
          </table:table-cell>
          <table:table-cell office:value-type="float" office:value="202.2" table:style-name="ce177">
            <text:p>202.2</text:p>
          </table:table-cell>
          <table:table-cell office:value-type="float" office:value="43.7" table:style-name="ce177">
            <text:p>43.7</text:p>
          </table:table-cell>
          <table:table-cell office:value-type="float" office:value="68.099999999999994" table:style-name="ce177">
            <text:p>68.1</text:p>
          </table:table-cell>
          <table:table-cell office:value-type="float" office:value="111.8" table:style-name="ce177">
            <text:p>111.8</text:p>
          </table:table-cell>
          <table:table-cell office:value-type="float" office:value="314.10000000000002" table:style-name="ce177">
            <text:p>314.1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07).$A$1:TRA0103_(2007).$P$43" table:base-cell-address="TRA0103_(2007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06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06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3.9" table:style-name="ce146">
            <text:p>3.9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2.4" table:style-name="ce146">
            <text:p>2.4</text:p>
          </table:table-cell>
          <table:table-cell office:value-type="float" office:value="6.4" table:style-name="ce146">
            <text:p>6.4</text:p>
          </table:table-cell>
          <table:table-cell office:value-type="float" office:value="7.1" table:style-name="ce146">
            <text:p>7.1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6" table:style-name="ce146">
            <text:p>3.6</text:p>
          </table:table-cell>
          <table:table-cell office:value-type="float" office:value="4.7" table:style-name="ce146">
            <text:p>4.7</text:p>
          </table:table-cell>
          <table:table-cell office:value-type="float" office:value="11.7" table:style-name="ce146">
            <text:p>11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5999999999999996" table:style-name="ce178">
              <text:p>4.6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2000000000000002" table:formula="of:=[.D10]-[.D12]" table:style-name="ce178">
              <text:p>1.2</text:p>
            </table:table-cell>
            <table:table-cell office:value-type="float" office:value="1.7000000000000002" table:formula="of:=[.E10]-[.E12]" table:style-name="ce178">
              <text:p>1.7</text:p>
            </table:table-cell>
            <table:table-cell office:value-type="float" office:value="3" table:formula="of:=[.F10]-[.F12]" table:style-name="ce178">
              <text:p>3.0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1" table:formula="of:=[.J10]-[.J12]" table:style-name="ce178">
              <text:p>1.0</text:p>
            </table:table-cell>
            <table:table-cell office:value-type="float" office:value="4.1000000000000005" table:formula="of:=[.K10]-[.K12]" table:style-name="ce178">
              <text:p>4.1</text:p>
            </table:table-cell>
            <table:table-cell office:value-type="float" office:value="4.6999999999999993" table:formula="of:=[.L10]-[.L12]" table:style-name="ce178">
              <text:p>4.7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6" table:formula="of:=[.N10]-[.N12]" table:style-name="ce178">
              <text:p>1.6</text:p>
            </table:table-cell>
            <table:table-cell office:value-type="float" office:value="2.6" table:formula="of:=[.O10]-[.O12]" table:style-name="ce178">
              <text:p>2.6</text:p>
            </table:table-cell>
            <table:table-cell office:value-type="float" office:value="7.1" table:formula="of:=[.P10]-[.P12]" table:style-name="ce178">
              <text:p>7.1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1" table:style-name="ce146">
            <text:p>11.0</text:p>
          </table:table-cell>
          <table:table-cell office:value-type="float" office:value="1.3" table:style-name="ce146">
            <text:p>1.3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5.8" table:style-name="ce146">
            <text:p>5.8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5" table:style-name="ce146">
            <text:p>6.5</text:p>
          </table:table-cell>
          <table:table-cell office:value-type="float" office:value="6.8" table:style-name="ce146">
            <text:p>6.8</text:p>
          </table:table-cell>
          <table:table-cell office:value-type="float" office:value="12.5" table:style-name="ce146">
            <text:p>12.5</text:p>
          </table:table-cell>
          <table:table-cell office:value-type="float" office:value="23.6" table:style-name="ce146">
            <text:p>23.6</text:p>
          </table:table-cell>
          <table:table-cell office:value-type="float" office:value="2.8" table:style-name="ce146">
            <text:p>2.8</text:p>
          </table:table-cell>
          <table:table-cell office:value-type="float" office:value="8.3000000000000007" table:style-name="ce146">
            <text:p>8.3</text:p>
          </table:table-cell>
          <table:table-cell office:value-type="float" office:value="11.1" table:style-name="ce146">
            <text:p>11.1</text:p>
          </table:table-cell>
          <table:table-cell office:value-type="float" office:value="34.700000000000003" table:style-name="ce146">
            <text:p>34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8" table:style-name="ce178">
              <text:p>3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7.3" table:style-name="ce178">
              <text:p>7.3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3.9" table:style-name="ce178">
              <text:p>3.9</text:p>
            </table:table-cell>
            <table:table-cell office:value-type="float" office:value="11.2" table:style-name="ce178">
              <text:p>11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9" table:style-name="ce178">
              <text:p>0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8" table:style-name="ce178">
              <text:p>4.8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3" table:formula="of:=[.C14]-[.C16]-[.C17]" table:style-name="ce178">
              <text:p>6.3</text:p>
            </table:table-cell>
            <table:table-cell office:value-type="float" office:value="1.2" table:formula="of:=[.D14]-[.D16]-[.D17]" table:style-name="ce178">
              <text:p>1.2</text:p>
            </table:table-cell>
            <table:table-cell office:value-type="float" office:value="3.6" table:formula="of:=[.E14]-[.E16]-[.E17]" table:style-name="ce178">
              <text:p>3.6</text:p>
            </table:table-cell>
            <table:table-cell office:value-type="float" office:value="4.8" table:formula="of:=[.F14]-[.F16]-[.F17]" table:style-name="ce178">
              <text:p>4.8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1" table:formula="of:=[.H14]-[.H16]-[.H17]" table:style-name="ce178">
              <text:p>0.1</text:p>
            </table:table-cell>
            <table:table-cell office:value-type="float" office:value="2.2000000000000002" table:formula="of:=[.I14]-[.I16]-[.I17]" table:style-name="ce178">
              <text:p>2.2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7.1" table:formula="of:=[.K14]-[.K16]-[.K17]" table:style-name="ce178">
              <text:p>7.1</text:p>
            </table:table-cell>
            <table:table-cell office:value-type="float" office:value="13.5" table:formula="of:=[.L14]-[.L16]-[.L17]" table:style-name="ce178">
              <text:p>13.5</text:p>
            </table:table-cell>
            <table:table-cell office:value-type="float" office:value="2.4" table:formula="of:=[.M14]-[.M16]-[.M17]" table:style-name="ce178">
              <text:p>2.4</text:p>
            </table:table-cell>
            <table:table-cell office:value-type="float" office:value="2.7000000000000006" table:formula="of:=[.N14]-[.N16]-[.N17]" table:style-name="ce178">
              <text:p>2.7</text:p>
            </table:table-cell>
            <table:table-cell office:value-type="float" office:value="5.1999999999999993" table:formula="of:=[.O14]-[.O16]-[.O17]" table:style-name="ce178">
              <text:p>5.2</text:p>
            </table:table-cell>
            <table:table-cell office:value-type="float" office:value="18.700000000000003" table:formula="of:=[.P14]-[.P16]-[.P17]" table:style-name="ce178">
              <text:p>18.7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6" table:style-name="ce146">
            <text:p>6.0</text:p>
          </table:table-cell>
          <table:table-cell office:value-type="float" office:value="2.5" table:style-name="ce146">
            <text:p>2.5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6.6" table:style-name="ce146">
            <text:p>6.6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11.2" table:style-name="ce146">
            <text:p>11.2</text:p>
          </table:table-cell>
          <table:table-cell office:value-type="float" office:value="17.2" table:style-name="ce146">
            <text:p>17.2</text:p>
          </table:table-cell>
          <table:table-cell office:value-type="float" office:value="3.5" table:style-name="ce146">
            <text:p>3.5</text:p>
          </table:table-cell>
          <table:table-cell office:value-type="float" office:value="5.7" table:style-name="ce146">
            <text:p>5.7</text:p>
          </table:table-cell>
          <table:table-cell office:value-type="float" office:value="9.1999999999999993" table:style-name="ce146">
            <text:p>9.2</text:p>
          </table:table-cell>
          <table:table-cell office:value-type="float" office:value="26.3" table:style-name="ce146">
            <text:p>26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2" table:style-name="ce178">
              <text:p>2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0999999999999996" table:style-name="ce178">
              <text:p>4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6.2" table:style-name="ce178">
              <text:p>6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8" table:style-name="ce178">
              <text:p>2.8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6.4" table:style-name="ce178">
              <text:p>6.4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.3" table:style-name="ce178">
              <text:p>3.3</text:p>
            </table:table-cell>
            <table:table-cell office:value-type="float" office:value="9.8000000000000007" table:style-name="ce178">
              <text:p>9.8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2000000000000002" table:formula="of:=[.C19]-[.C21]-[.C22]" table:style-name="ce178">
              <text:p>1.2</text:p>
            </table:table-cell>
            <table:table-cell office:value-type="float" office:value="2" table:formula="of:=[.D19]-[.D21]-[.D22]" table:style-name="ce178">
              <text:p>2.0</text:p>
            </table:table-cell>
            <table:table-cell office:value-type="float" office:value="2.5999999999999996" table:formula="of:=[.E19]-[.E21]-[.E22]" table:style-name="ce178">
              <text:p>2.6</text:p>
            </table:table-cell>
            <table:table-cell office:value-type="float" office:value="4.5" table:formula="of:=[.F19]-[.F21]-[.F22]" table:style-name="ce178">
              <text:p>4.5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" table:formula="of:=[.H19]-[.H21]-[.H22]" table:style-name="ce178">
              <text:p>0.1</text:p>
            </table:table-cell>
            <table:table-cell office:value-type="float" office:value="0.70000000000000062" table:formula="of:=[.I19]-[.I21]-[.I22]" table:style-name="ce178">
              <text:p>0.7</text:p>
            </table:table-cell>
            <table:table-cell office:value-type="float" office:value="0.89999999999999991" table:formula="of:=[.J19]-[.J21]-[.J22]" table:style-name="ce178">
              <text:p>0.9</text:p>
            </table:table-cell>
            <table:table-cell office:value-type="float" office:value="5.3999999999999995" table:formula="of:=[.K19]-[.K21]-[.K22]" table:style-name="ce178">
              <text:p>5.4</text:p>
            </table:table-cell>
            <table:table-cell office:value-type="float" office:value="6.6999999999999993" table:formula="of:=[.L19]-[.L21]-[.L22]" table:style-name="ce178">
              <text:p>6.7</text:p>
            </table:table-cell>
            <table:table-cell office:value-type="float" office:value="2.2999999999999998" table:formula="of:=[.M19]-[.M21]-[.M22]" table:style-name="ce178">
              <text:p>2.3</text:p>
            </table:table-cell>
            <table:table-cell office:value-type="float" office:value="1.3999999999999995" table:formula="of:=[.N19]-[.N21]-[.N22]" table:style-name="ce178">
              <text:p>1.4</text:p>
            </table:table-cell>
            <table:table-cell office:value-type="float" office:value="3.8" table:formula="of:=[.O19]-[.O21]-[.O22]" table:style-name="ce178">
              <text:p>3.8</text:p>
            </table:table-cell>
            <table:table-cell office:value-type="float" office:value="10.3" table:formula="of:=[.P19]-[.P21]-[.P22]" table:style-name="ce178">
              <text:p>10.3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2" table:style-name="ce146">
            <text:p>4.2</text:p>
          </table:table-cell>
          <table:table-cell office:value-type="float" office:value="3.8" table:style-name="ce146">
            <text:p>3.8</text:p>
          </table:table-cell>
          <table:table-cell office:value-type="float" office:value="6.1" table:style-name="ce146">
            <text:p>6.1</text:p>
          </table:table-cell>
          <table:table-cell office:value-type="float" office:value="9.9" table:style-name="ce146">
            <text:p>9.9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7" table:style-name="ce146">
            <text:p>2.7</text:p>
          </table:table-cell>
          <table:table-cell office:value-type="float" office:value="3" table:style-name="ce146">
            <text:p>3.0</text:p>
          </table:table-cell>
          <table:table-cell office:value-type="float" office:value="12.9" table:style-name="ce146">
            <text:p>12.9</text:p>
          </table:table-cell>
          <table:table-cell office:value-type="float" office:value="17.2" table:style-name="ce146">
            <text:p>17.2</text:p>
          </table:table-cell>
          <table:table-cell office:value-type="float" office:value="4.2" table:style-name="ce146">
            <text:p>4.2</text:p>
          </table:table-cell>
          <table:table-cell office:value-type="float" office:value="4.5" table:style-name="ce146">
            <text:p>4.5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25.8" table:style-name="ce146">
            <text:p>25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7.9" table:style-name="ce146">
            <text:p>7.9</text:p>
          </table:table-cell>
          <table:table-cell office:value-type="float" office:value="2.6" table:style-name="ce146">
            <text:p>2.6</text:p>
          </table:table-cell>
          <table:table-cell office:value-type="float" office:value="3.8" table:style-name="ce146">
            <text:p>3.8</text:p>
          </table:table-cell>
          <table:table-cell office:value-type="float" office:value="6.4" table:style-name="ce146">
            <text:p>6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5" table:style-name="ce146">
            <text:p>4.5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3" table:style-name="ce146">
            <text:p>11.3</text:p>
          </table:table-cell>
          <table:table-cell office:value-type="float" office:value="19.2" table:style-name="ce146">
            <text:p>19.2</text:p>
          </table:table-cell>
          <table:table-cell office:value-type="float" office:value="3.4" table:style-name="ce146">
            <text:p>3.4</text:p>
          </table:table-cell>
          <table:table-cell office:value-type="float" office:value="7.6" table:style-name="ce146">
            <text:p>7.6</text:p>
          </table:table-cell>
          <table:table-cell office:value-type="float" office:value="11.1" table:style-name="ce146">
            <text:p>11.1</text:p>
          </table:table-cell>
          <table:table-cell office:value-type="float" office:value="30.3" table:style-name="ce146">
            <text:p>30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.0999999999999996" table:style-name="ce178">
              <text:p>5.1</text:p>
            </table:table-cell>
            <table:table-cell office:value-type="float" office:value="5.3" table:style-name="ce178">
              <text:p>5.3</text:p>
            </table:table-cell>
            <table:table-cell office:value-type="float" office:value="10.199999999999999" table:style-name="ce178">
              <text:p>10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6.1000000000000005" table:formula="of:=[.C25]-[.C27]" table:style-name="ce178">
              <text:p>6.1</text:p>
            </table:table-cell>
            <table:table-cell office:value-type="float" office:value="2.5" table:formula="of:=[.D25]-[.D27]" table:style-name="ce178">
              <text:p>2.5</text:p>
            </table:table-cell>
            <table:table-cell office:value-type="float" office:value="3.5999999999999996" table:formula="of:=[.E25]-[.E27]" table:style-name="ce178">
              <text:p>3.6</text:p>
            </table:table-cell>
            <table:table-cell office:value-type="float" office:value="6.1000000000000005" table:formula="of:=[.F25]-[.F27]" table:style-name="ce178">
              <text:p>6.1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" table:formula="of:=[.H25]-[.H27]" table:style-name="ce178">
              <text:p>0.4</text:p>
            </table:table-cell>
            <table:table-cell office:value-type="float" office:value="1.7000000000000002" table:formula="of:=[.I25]-[.I27]" table:style-name="ce178">
              <text:p>1.7</text:p>
            </table:table-cell>
            <table:table-cell office:value-type="float" office:value="2.1000000000000005" table:formula="of:=[.J25]-[.J27]" table:style-name="ce178">
              <text:p>2.1</text:p>
            </table:table-cell>
            <table:table-cell office:value-type="float" office:value="8.2000000000000011" table:formula="of:=[.K25]-[.K27]" table:style-name="ce178">
              <text:p>8.2</text:p>
            </table:table-cell>
            <table:table-cell office:value-type="float" office:value="14.299999999999999" table:formula="of:=[.L25]-[.L27]" table:style-name="ce178">
              <text:p>14.3</text:p>
            </table:table-cell>
            <table:table-cell office:value-type="float" office:value="3.1999999999999997" table:formula="of:=[.M25]-[.M27]" table:style-name="ce178">
              <text:p>3.2</text:p>
            </table:table-cell>
            <table:table-cell office:value-type="float" office:value="2.5" table:formula="of:=[.N25]-[.N27]" table:style-name="ce178">
              <text:p>2.5</text:p>
            </table:table-cell>
            <table:table-cell office:value-type="float" office:value="5.8" table:formula="of:=[.O25]-[.O27]" table:style-name="ce178">
              <text:p>5.8</text:p>
            </table:table-cell>
            <table:table-cell office:value-type="float" office:value="20.100000000000001" table:formula="of:=[.P25]-[.P27]" table:style-name="ce178">
              <text:p>20.1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2" table:style-name="ce146">
            <text:p>5.2</text:p>
          </table:table-cell>
          <table:table-cell office:value-type="float" office:value="5.9" table:style-name="ce146">
            <text:p>5.9</text:p>
          </table:table-cell>
          <table:table-cell office:value-type="float" office:value="6.8" table:style-name="ce146">
            <text:p>6.8</text:p>
          </table:table-cell>
          <table:table-cell office:value-type="float" office:value="12.7" table:style-name="ce146">
            <text:p>12.7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.1" table:style-name="ce146">
            <text:p>3.1</text:p>
          </table:table-cell>
          <table:table-cell office:value-type="float" office:value="3.4" table:style-name="ce146">
            <text:p>3.4</text:p>
          </table:table-cell>
          <table:table-cell office:value-type="float" office:value="16.100000000000001" table:style-name="ce146">
            <text:p>16.1</text:p>
          </table:table-cell>
          <table:table-cell office:value-type="float" office:value="21.3" table:style-name="ce146">
            <text:p>21.3</text:p>
          </table:table-cell>
          <table:table-cell office:value-type="float" office:value="6.6" table:style-name="ce146">
            <text:p>6.6</text:p>
          </table:table-cell>
          <table:table-cell office:value-type="float" office:value="6.5" table:style-name="ce146">
            <text:p>6.5</text:p>
          </table:table-cell>
          <table:table-cell office:value-type="float" office:value="13.2" table:style-name="ce146">
            <text:p>13.2</text:p>
          </table:table-cell>
          <table:table-cell office:value-type="float" office:value="34.5" table:style-name="ce146">
            <text:p>34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4" table:style-name="ce146">
            <text:p>1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1" table:style-name="ce146">
            <text:p>11.0</text:p>
          </table:table-cell>
          <table:table-cell office:value-type="float" office:value="11" table:style-name="ce146">
            <text:p>11.0</text:p>
          </table:table-cell>
          <table:table-cell office:value-type="float" office:value="11.4" table:style-name="ce146">
            <text:p>11.4</text:p>
          </table:table-cell>
          <table:table-cell office:value-type="float" office:value="12.7" table:style-name="ce146">
            <text:p>12.7</text:p>
          </table:table-cell>
          <table:table-cell office:value-type="float" office:value="0.1" table:style-name="ce146">
            <text:p>0.1</text:p>
          </table:table-cell>
          <table:table-cell office:value-type="float" office:value="6.8" table:style-name="ce146">
            <text:p>6.8</text:p>
          </table:table-cell>
          <table:table-cell office:value-type="float" office:value="6.8" table:style-name="ce146">
            <text:p>6.8</text:p>
          </table:table-cell>
          <table:table-cell office:value-type="float" office:value="19.600000000000001" table:style-name="ce146">
            <text:p>19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4" table:style-name="ce146">
            <text:p>14.0</text:p>
          </table:table-cell>
          <table:table-cell office:value-type="float" office:value="5.9" table:style-name="ce146">
            <text:p>5.9</text:p>
          </table:table-cell>
          <table:table-cell office:value-type="float" office:value="9.6" table:style-name="ce146">
            <text:p>9.6</text:p>
          </table:table-cell>
          <table:table-cell office:value-type="float" office:value="15.5" table:style-name="ce146">
            <text:p>15.5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6" table:style-name="ce146">
            <text:p>6.0</text:p>
          </table:table-cell>
          <table:table-cell office:value-type="float" office:value="6.4" table:style-name="ce146">
            <text:p>6.4</text:p>
          </table:table-cell>
          <table:table-cell office:value-type="float" office:value="21.9" table:style-name="ce146">
            <text:p>21.9</text:p>
          </table:table-cell>
          <table:table-cell office:value-type="float" office:value="35.9" table:style-name="ce146">
            <text:p>35.9</text:p>
          </table:table-cell>
          <table:table-cell office:value-type="float" office:value="7.2" table:style-name="ce146">
            <text:p>7.2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17.399999999999999" table:style-name="ce146">
            <text:p>17.4</text:p>
          </table:table-cell>
          <table:table-cell office:value-type="float" office:value="53.3" table:style-name="ce146">
            <text:p>53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4" table:style-name="ce146">
            <text:p>5.4</text:p>
          </table:table-cell>
          <table:table-cell office:value-type="float" office:value="3.6" table:style-name="ce146">
            <text:p>3.6</text:p>
          </table:table-cell>
          <table:table-cell office:value-type="float" office:value="7.2" table:style-name="ce146">
            <text:p>7.2</text:p>
          </table:table-cell>
          <table:table-cell office:value-type="float" office:value="10.8" table:style-name="ce146">
            <text:p>10.8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3" table:style-name="ce146">
            <text:p>3.0</text:p>
          </table:table-cell>
          <table:table-cell office:value-type="float" office:value="3.2" table:style-name="ce146">
            <text:p>3.2</text:p>
          </table:table-cell>
          <table:table-cell office:value-type="float" office:value="13.9" table:style-name="ce146">
            <text:p>13.9</text:p>
          </table:table-cell>
          <table:table-cell office:value-type="float" office:value="19.3" table:style-name="ce146">
            <text:p>19.3</text:p>
          </table:table-cell>
          <table:table-cell office:value-type="float" office:value="6" table:style-name="ce146">
            <text:p>6.0</text:p>
          </table:table-cell>
          <table:table-cell office:value-type="float" office:value="5.6" table:style-name="ce146">
            <text:p>5.6</text:p>
          </table:table-cell>
          <table:table-cell office:value-type="float" office:value="11.6" table:style-name="ce146">
            <text:p>11.6</text:p>
          </table:table-cell>
          <table:table-cell office:value-type="float" office:value="30.9" table:style-name="ce146">
            <text:p>30.9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5.7" table:style-name="ce146">
            <text:p>55.7</text:p>
          </table:table-cell>
          <table:table-cell office:value-type="float" office:value="27.4" table:style-name="ce146">
            <text:p>27.4</text:p>
          </table:table-cell>
          <table:table-cell office:value-type="float" office:value="44.6" table:style-name="ce146">
            <text:p>44.6</text:p>
          </table:table-cell>
          <table:table-cell office:value-type="float" office:value="72" table:style-name="ce146">
            <text:p>72.0</text:p>
          </table:table-cell>
          <table:table-cell office:value-type="float" office:value="0" table:style-name="ce146">
            <text:p>0.0</text:p>
          </table:table-cell>
          <table:table-cell office:value-type="float" office:value="2.6" table:style-name="ce146">
            <text:p>2.6</text:p>
          </table:table-cell>
          <table:table-cell office:value-type="float" office:value="43.1" table:style-name="ce146">
            <text:p>43.1</text:p>
          </table:table-cell>
          <table:table-cell office:value-type="float" office:value="45.7" table:style-name="ce146">
            <text:p>45.7</text:p>
          </table:table-cell>
          <table:table-cell office:value-type="float" office:value="117.6" table:style-name="ce146">
            <text:p>117.6</text:p>
          </table:table-cell>
          <table:table-cell office:value-type="float" office:value="173.3" table:style-name="ce146">
            <text:p>173.3</text:p>
          </table:table-cell>
          <table:table-cell office:value-type="float" office:value="34.9" table:style-name="ce146">
            <text:p>34.9</text:p>
          </table:table-cell>
          <table:table-cell office:value-type="float" office:value="58.7" table:style-name="ce146">
            <text:p>58.7</text:p>
          </table:table-cell>
          <table:table-cell office:value-type="float" office:value="93.6" table:style-name="ce146">
            <text:p>93.6</text:p>
          </table:table-cell>
          <table:table-cell office:value-type="float" office:value="266.89999999999998" table:style-name="ce146">
            <text:p>266.9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2.1" table:style-name="ce146">
            <text:p>2.1</text:p>
          </table:table-cell>
          <table:table-cell office:value-type="float" office:value="3.8" table:style-name="ce146">
            <text:p>3.8</text:p>
          </table:table-cell>
          <table:table-cell office:value-type="float" office:value="3" table:style-name="ce146">
            <text:p>3.0</text:p>
          </table:table-cell>
          <table:table-cell office:value-type="float" office:value="6.8" table:style-name="ce146">
            <text:p>6.8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8.9" table:style-name="ce146">
            <text:p>8.9</text:p>
          </table:table-cell>
          <table:table-cell office:value-type="float" office:value="11" table:style-name="ce146">
            <text:p>11.0</text:p>
          </table:table-cell>
          <table:table-cell office:value-type="float" office:value="3.1" table:style-name="ce146">
            <text:p>3.1</text:p>
          </table:table-cell>
          <table:table-cell office:value-type="float" office:value="3.1" table:style-name="ce146">
            <text:p>3.1</text:p>
          </table:table-cell>
          <table:table-cell office:value-type="float" office:value="6.2" table:style-name="ce146">
            <text:p>6.2</text:p>
          </table:table-cell>
          <table:table-cell office:value-type="float" office:value="17.2" table:style-name="ce146">
            <text:p>17.2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4" table:style-name="ce146">
            <text:p>4.0</text:p>
          </table:table-cell>
          <table:table-cell office:value-type="float" office:value="5.6" table:style-name="ce146">
            <text:p>5.6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0.5" table:style-name="ce146">
            <text:p>10.5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9" table:style-name="ce146">
            <text:p>13.9</text:p>
          </table:table-cell>
          <table:table-cell office:value-type="float" office:value="17.899999999999999" table:style-name="ce146">
            <text:p>17.9</text:p>
          </table:table-cell>
          <table:table-cell office:value-type="float" office:value="4.3" table:style-name="ce146">
            <text:p>4.3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27.3" table:style-name="ce146">
            <text:p>27.3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61.8" table:style-name="ce177">
            <text:p>61.8</text:p>
          </table:table-cell>
          <table:table-cell office:value-type="float" office:value="36.799999999999997" table:style-name="ce177">
            <text:p>36.8</text:p>
          </table:table-cell>
          <table:table-cell office:value-type="float" office:value="52.5" table:style-name="ce177">
            <text:p>52.5</text:p>
          </table:table-cell>
          <table:table-cell office:value-type="float" office:value="89.2" table:style-name="ce177">
            <text:p>89.2</text:p>
          </table:table-cell>
          <table:table-cell office:value-type="float" office:value="0" table:style-name="ce177">
            <text:p>0.0</text:p>
          </table:table-cell>
          <table:table-cell office:value-type="float" office:value="3.5" table:style-name="ce177">
            <text:p>3.5</text:p>
          </table:table-cell>
          <table:table-cell office:value-type="float" office:value="47.8" table:style-name="ce177">
            <text:p>47.8</text:p>
          </table:table-cell>
          <table:table-cell office:value-type="float" office:value="51.3" table:style-name="ce177">
            <text:p>51.3</text:p>
          </table:table-cell>
          <table:table-cell office:value-type="float" office:value="140.5" table:style-name="ce177">
            <text:p>140.5</text:p>
          </table:table-cell>
          <table:table-cell office:value-type="float" office:value="202.3" table:style-name="ce177">
            <text:p>202.3</text:p>
          </table:table-cell>
          <table:table-cell office:value-type="float" office:value="42.2" table:style-name="ce177">
            <text:p>42.2</text:p>
          </table:table-cell>
          <table:table-cell office:value-type="float" office:value="66.900000000000006" table:style-name="ce177">
            <text:p>66.9</text:p>
          </table:table-cell>
          <table:table-cell office:value-type="float" office:value="109.1" table:style-name="ce177">
            <text:p>109.1</text:p>
          </table:table-cell>
          <table:table-cell office:value-type="float" office:value="311.39999999999998" table:style-name="ce181">
            <text:p>311.4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table:number-columns-repeated="16384"/>
        </table:table-row>
        <table:table-row table:number-rows-repeated="17" table:style-name="ro13">
          <table:table-cell table:number-columns-repeated="2" table:style-name="ce68"/>
          <table:table-cell table:number-columns-repeated="14" table:style-name="ce179"/>
          <table:table-cell table:number-columns-repeated="16368" table:style-name="ce68"/>
        </table:table-row>
        <table:table-row table:number-rows-repeated="2" table:style-name="ro13">
          <table:table-cell table:number-columns-repeated="2" table:style-name="ce68"/>
          <table:table-cell table:style-name="ce179"/>
          <table:table-cell table:number-columns-repeated="13" table:style-name="ce180"/>
          <table:table-cell table:number-columns-repeated="16368" table:style-name="ce68"/>
        </table:table-row>
        <table:table-row table:number-rows-repeated="12" table:style-name="ro13">
          <table:table-cell table:number-columns-repeated="2" table:style-name="ce68"/>
          <table:table-cell table:number-columns-repeated="14" table:style-name="ce179"/>
          <table:table-cell table:number-columns-repeated="16368" table:style-name="ce68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06).$A$1:TRA0103_(2006).$P$43" table:base-cell-address="TRA0103_(2006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05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05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8" table:style-name="ce146">
            <text:p>1.8</text:p>
          </table:table-cell>
          <table:table-cell office:value-type="float" office:value="2" table:style-name="ce146">
            <text:p>2.0</text:p>
          </table:table-cell>
          <table:table-cell office:value-type="float" office:value="3.8" table:style-name="ce146">
            <text:p>3.8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2.4" table:style-name="ce146">
            <text:p>2.4</text:p>
          </table:table-cell>
          <table:table-cell office:value-type="float" office:value="6.2" table:style-name="ce146">
            <text:p>6.2</text:p>
          </table:table-cell>
          <table:table-cell office:value-type="float" office:value="6.9" table:style-name="ce146">
            <text:p>6.9</text:p>
          </table:table-cell>
          <table:table-cell office:value-type="float" office:value="1" table:style-name="ce146">
            <text:p>1.0</text:p>
          </table:table-cell>
          <table:table-cell office:value-type="float" office:value="3.7" table:style-name="ce146">
            <text:p>3.7</text:p>
          </table:table-cell>
          <table:table-cell office:value-type="float" office:value="4.7" table:style-name="ce146">
            <text:p>4.7</text:p>
          </table:table-cell>
          <table:table-cell office:value-type="float" office:value="11.6" table:style-name="ce146">
            <text:p>11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4.5999999999999996" table:style-name="ce178">
              <text:p>4.6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3" table:formula="of:=[.D10]-[.D12]" table:style-name="ce178">
              <text:p>1.3</text:p>
            </table:table-cell>
            <table:table-cell office:value-type="float" office:value="1.7" table:formula="of:=[.E10]-[.E12]" table:style-name="ce178">
              <text:p>1.7</text:p>
            </table:table-cell>
            <table:table-cell office:value-type="float" office:value="2.9" table:formula="of:=[.F10]-[.F12]" table:style-name="ce178">
              <text:p>2.9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1" table:formula="of:=[.J10]-[.J12]" table:style-name="ce178">
              <text:p>1.0</text:p>
            </table:table-cell>
            <table:table-cell office:value-type="float" office:value="3.9000000000000004" table:formula="of:=[.K10]-[.K12]" table:style-name="ce178">
              <text:p>3.9</text:p>
            </table:table-cell>
            <table:table-cell office:value-type="float" office:value="4.5" table:formula="of:=[.L10]-[.L12]" table:style-name="ce178">
              <text:p>4.5</text:p>
            </table:table-cell>
            <table:table-cell office:value-type="float" office:value="0.8" table:formula="of:=[.M10]-[.M12]" table:style-name="ce178">
              <text:p>0.8</text:p>
            </table:table-cell>
            <table:table-cell office:value-type="float" office:value="1.7000000000000002" table:formula="of:=[.N10]-[.N12]" table:style-name="ce178">
              <text:p>1.7</text:p>
            </table:table-cell>
            <table:table-cell office:value-type="float" office:value="2.5" table:formula="of:=[.O10]-[.O12]" table:style-name="ce178">
              <text:p>2.5</text:p>
            </table:table-cell>
            <table:table-cell office:value-type="float" office:value="7" table:formula="of:=[.P10]-[.P12]" table:style-name="ce178">
              <text:p>7.0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0.7" table:style-name="ce146">
            <text:p>10.7</text:p>
          </table:table-cell>
          <table:table-cell office:value-type="float" office:value="1.3" table:style-name="ce146">
            <text:p>1.3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5.7" table:style-name="ce146">
            <text:p>5.7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6.5" table:style-name="ce146">
            <text:p>6.5</text:p>
          </table:table-cell>
          <table:table-cell office:value-type="float" office:value="6.7" table:style-name="ce146">
            <text:p>6.7</text:p>
          </table:table-cell>
          <table:table-cell office:value-type="float" office:value="12.5" table:style-name="ce146">
            <text:p>12.5</text:p>
          </table:table-cell>
          <table:table-cell office:value-type="float" office:value="23.2" table:style-name="ce146">
            <text:p>23.2</text:p>
          </table:table-cell>
          <table:table-cell office:value-type="float" office:value="2.7" table:style-name="ce146">
            <text:p>2.7</text:p>
          </table:table-cell>
          <table:table-cell office:value-type="float" office:value="8.4" table:style-name="ce146">
            <text:p>8.4</text:p>
          </table:table-cell>
          <table:table-cell office:value-type="float" office:value="11.1" table:style-name="ce146">
            <text:p>11.1</text:p>
          </table:table-cell>
          <table:table-cell office:value-type="float" office:value="34.299999999999997" table:style-name="ce146">
            <text:p>34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7" table:style-name="ce178">
              <text:p>3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7.2" table:style-name="ce178">
              <text:p>7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3.9" table:style-name="ce178">
              <text:p>3.9</text:p>
            </table:table-cell>
            <table:table-cell office:value-type="float" office:value="11.2" table:style-name="ce178">
              <text:p>11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9" table:style-name="ce178">
              <text:p>0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8" table:style-name="ce178">
              <text:p>4.8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.0999999999999988" table:formula="of:=[.C14]-[.C16]-[.C17]" table:style-name="ce178">
              <text:p>6.1</text:p>
            </table:table-cell>
            <table:table-cell office:value-type="float" office:value="1.2" table:formula="of:=[.D14]-[.D16]-[.D17]" table:style-name="ce178">
              <text:p>1.2</text:p>
            </table:table-cell>
            <table:table-cell office:value-type="float" office:value="3.6" table:formula="of:=[.E14]-[.E16]-[.E17]" table:style-name="ce178">
              <text:p>3.6</text:p>
            </table:table-cell>
            <table:table-cell office:value-type="float" office:value="4.8" table:formula="of:=[.F14]-[.F16]-[.F17]" table:style-name="ce178">
              <text:p>4.8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1" table:formula="of:=[.H14]-[.H16]-[.H17]" table:style-name="ce178">
              <text:p>0.1</text:p>
            </table:table-cell>
            <table:table-cell office:value-type="float" office:value="2.2000000000000002" table:formula="of:=[.I14]-[.I16]-[.I17]" table:style-name="ce178">
              <text:p>2.2</text:p>
            </table:table-cell>
            <table:table-cell office:value-type="float" office:value="2.2000000000000002" table:formula="of:=[.J14]-[.J16]-[.J17]" table:style-name="ce178">
              <text:p>2.2</text:p>
            </table:table-cell>
            <table:table-cell office:value-type="float" office:value="7.1" table:formula="of:=[.K14]-[.K16]-[.K17]" table:style-name="ce178">
              <text:p>7.1</text:p>
            </table:table-cell>
            <table:table-cell office:value-type="float" office:value="13.2" table:formula="of:=[.L14]-[.L16]-[.L17]" table:style-name="ce178">
              <text:p>13.2</text:p>
            </table:table-cell>
            <table:table-cell office:value-type="float" office:value="2.4" table:formula="of:=[.M14]-[.M16]-[.M17]" table:style-name="ce178">
              <text:p>2.4</text:p>
            </table:table-cell>
            <table:table-cell office:value-type="float" office:value="2.8000000000000003" table:formula="of:=[.N14]-[.N16]-[.N17]" table:style-name="ce178">
              <text:p>2.8</text:p>
            </table:table-cell>
            <table:table-cell office:value-type="float" office:value="5.0999999999999996" table:formula="of:=[.O14]-[.O16]-[.O17]" table:style-name="ce178">
              <text:p>5.1</text:p>
            </table:table-cell>
            <table:table-cell office:value-type="float" office:value="18.299999999999997" table:formula="of:=[.P14]-[.P16]-[.P17]" table:style-name="ce178">
              <text:p>18.3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.7" table:style-name="ce146">
            <text:p>5.7</text:p>
          </table:table-cell>
          <table:table-cell office:value-type="float" office:value="2.5" table:style-name="ce146">
            <text:p>2.5</text:p>
          </table:table-cell>
          <table:table-cell office:value-type="float" office:value="4" table:style-name="ce146">
            <text:p>4.0</text:p>
          </table:table-cell>
          <table:table-cell office:value-type="float" office:value="6.5" table:style-name="ce146">
            <text:p>6.5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11.1" table:style-name="ce146">
            <text:p>11.1</text:p>
          </table:table-cell>
          <table:table-cell office:value-type="float" office:value="16.7" table:style-name="ce146">
            <text:p>16.7</text:p>
          </table:table-cell>
          <table:table-cell office:value-type="float" office:value="3.4" table:style-name="ce146">
            <text:p>3.4</text:p>
          </table:table-cell>
          <table:table-cell office:value-type="float" office:value="5.7" table:style-name="ce146">
            <text:p>5.7</text:p>
          </table:table-cell>
          <table:table-cell office:value-type="float" office:value="9.1" table:style-name="ce146">
            <text:p>9.1</text:p>
          </table:table-cell>
          <table:table-cell office:value-type="float" office:value="25.8" table:style-name="ce146">
            <text:p>25.8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" table:style-name="ce178">
              <text:p>4.0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6.2" table:style-name="ce178">
              <text:p>6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6" table:style-name="ce178">
              <text:p>2.6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.2" table:style-name="ce178">
              <text:p>6.2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.3" table:style-name="ce178">
              <text:p>3.3</text:p>
            </table:table-cell>
            <table:table-cell office:value-type="float" office:value="9.6" table:style-name="ce178">
              <text:p>9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2000000000000002" table:formula="of:=[.C19]-[.C21]-[.C22]" table:style-name="ce178">
              <text:p>1.2</text:p>
            </table:table-cell>
            <table:table-cell office:value-type="float" office:value="2" table:formula="of:=[.D19]-[.D21]-[.D22]" table:style-name="ce178">
              <text:p>2.0</text:p>
            </table:table-cell>
            <table:table-cell office:value-type="float" office:value="2.5" table:formula="of:=[.E19]-[.E21]-[.E22]" table:style-name="ce178">
              <text:p>2.5</text:p>
            </table:table-cell>
            <table:table-cell office:value-type="float" office:value="4.5" table:formula="of:=[.F19]-[.F21]-[.F22]" table:style-name="ce178">
              <text:p>4.5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" table:formula="of:=[.H19]-[.H21]-[.H22]" table:style-name="ce178">
              <text:p>0.1</text:p>
            </table:table-cell>
            <table:table-cell office:value-type="float" office:value="0.80000000000000071" table:formula="of:=[.I19]-[.I21]-[.I22]" table:style-name="ce178">
              <text:p>0.8</text:p>
            </table:table-cell>
            <table:table-cell office:value-type="float" office:value="0.89999999999999991" table:formula="of:=[.J19]-[.J21]-[.J22]" table:style-name="ce178">
              <text:p>0.9</text:p>
            </table:table-cell>
            <table:table-cell office:value-type="float" office:value="5.4" table:formula="of:=[.K19]-[.K21]-[.K22]" table:style-name="ce178">
              <text:p>5.4</text:p>
            </table:table-cell>
            <table:table-cell office:value-type="float" office:value="6.4999999999999991" table:formula="of:=[.L19]-[.L21]-[.L22]" table:style-name="ce178">
              <text:p>6.5</text:p>
            </table:table-cell>
            <table:table-cell office:value-type="float" office:value="2.2999999999999998" table:formula="of:=[.M19]-[.M21]-[.M22]" table:style-name="ce178">
              <text:p>2.3</text:p>
            </table:table-cell>
            <table:table-cell office:value-type="float" office:value="1.2999999999999998" table:formula="of:=[.N19]-[.N21]-[.N22]" table:style-name="ce178">
              <text:p>1.3</text:p>
            </table:table-cell>
            <table:table-cell office:value-type="float" office:value="3.7" table:formula="of:=[.O19]-[.O21]-[.O22]" table:style-name="ce178">
              <text:p>3.7</text:p>
            </table:table-cell>
            <table:table-cell office:value-type="float" office:value="10.000000000000002" table:formula="of:=[.P19]-[.P21]-[.P22]" table:style-name="ce178">
              <text:p>10.0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2" table:style-name="ce146">
            <text:p>4.2</text:p>
          </table:table-cell>
          <table:table-cell office:value-type="float" office:value="3.7" table:style-name="ce146">
            <text:p>3.7</text:p>
          </table:table-cell>
          <table:table-cell office:value-type="float" office:value="6" table:style-name="ce146">
            <text:p>6.0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6" table:style-name="ce146">
            <text:p>2.6</text:p>
          </table:table-cell>
          <table:table-cell office:value-type="float" office:value="3" table:style-name="ce146">
            <text:p>3.0</text:p>
          </table:table-cell>
          <table:table-cell office:value-type="float" office:value="12.7" table:style-name="ce146">
            <text:p>12.7</text:p>
          </table:table-cell>
          <table:table-cell office:value-type="float" office:value="16.899999999999999" table:style-name="ce146">
            <text:p>16.9</text:p>
          </table:table-cell>
          <table:table-cell office:value-type="float" office:value="4" table:style-name="ce146">
            <text:p>4.0</text:p>
          </table:table-cell>
          <table:table-cell office:value-type="float" office:value="4.5" table:style-name="ce146">
            <text:p>4.5</text:p>
          </table:table-cell>
          <table:table-cell office:value-type="float" office:value="8.5" table:style-name="ce146">
            <text:p>8.5</text:p>
          </table:table-cell>
          <table:table-cell office:value-type="float" office:value="25.4" table:style-name="ce146">
            <text:p>25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7.7" table:style-name="ce146">
            <text:p>7.7</text:p>
          </table:table-cell>
          <table:table-cell office:value-type="float" office:value="2.6" table:style-name="ce146">
            <text:p>2.6</text:p>
          </table:table-cell>
          <table:table-cell office:value-type="float" office:value="3.8" table:style-name="ce146">
            <text:p>3.8</text:p>
          </table:table-cell>
          <table:table-cell office:value-type="float" office:value="6.3" table:style-name="ce146">
            <text:p>6.3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5" table:style-name="ce146">
            <text:p>4.5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2" table:style-name="ce146">
            <text:p>11.2</text:p>
          </table:table-cell>
          <table:table-cell office:value-type="float" office:value="18.899999999999999" table:style-name="ce146">
            <text:p>18.9</text:p>
          </table:table-cell>
          <table:table-cell office:value-type="float" office:value="3.3" table:style-name="ce146">
            <text:p>3.3</text:p>
          </table:table-cell>
          <table:table-cell office:value-type="float" office:value="7.7" table:style-name="ce146">
            <text:p>7.7</text:p>
          </table:table-cell>
          <table:table-cell office:value-type="float" office:value="11" table:style-name="ce146">
            <text:p>11.0</text:p>
          </table:table-cell>
          <table:table-cell office:value-type="float" office:value="29.9" table:style-name="ce146">
            <text:p>29.9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.2" table:style-name="ce178">
              <text:p>5.2</text:p>
            </table:table-cell>
            <table:table-cell office:value-type="float" office:value="5.3" table:style-name="ce178">
              <text:p>5.3</text:p>
            </table:table-cell>
            <table:table-cell office:value-type="float" office:value="10.3" table:style-name="ce178">
              <text:p>10.3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.9" table:formula="of:=[.C25]-[.C27]" table:style-name="ce178">
              <text:p>5.9</text:p>
            </table:table-cell>
            <table:table-cell office:value-type="float" office:value="2.5" table:formula="of:=[.D25]-[.D27]" table:style-name="ce178">
              <text:p>2.5</text:p>
            </table:table-cell>
            <table:table-cell office:value-type="float" office:value="3.5999999999999996" table:formula="of:=[.E25]-[.E27]" table:style-name="ce178">
              <text:p>3.6</text:p>
            </table:table-cell>
            <table:table-cell office:value-type="float" office:value="6" table:formula="of:=[.F25]-[.F27]" table:style-name="ce178">
              <text:p>6.0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" table:formula="of:=[.H25]-[.H27]" table:style-name="ce178">
              <text:p>0.4</text:p>
            </table:table-cell>
            <table:table-cell office:value-type="float" office:value="1.7000000000000002" table:formula="of:=[.I25]-[.I27]" table:style-name="ce178">
              <text:p>1.7</text:p>
            </table:table-cell>
            <table:table-cell office:value-type="float" office:value="2.1000000000000005" table:formula="of:=[.J25]-[.J27]" table:style-name="ce178">
              <text:p>2.1</text:p>
            </table:table-cell>
            <table:table-cell office:value-type="float" office:value="8.1" table:formula="of:=[.K25]-[.K27]" table:style-name="ce178">
              <text:p>8.1</text:p>
            </table:table-cell>
            <table:table-cell office:value-type="float" office:value="13.999999999999998" table:formula="of:=[.L25]-[.L27]" table:style-name="ce178">
              <text:p>14.0</text:p>
            </table:table-cell>
            <table:table-cell office:value-type="float" office:value="3.0999999999999996" table:formula="of:=[.M25]-[.M27]" table:style-name="ce178">
              <text:p>3.1</text:p>
            </table:table-cell>
            <table:table-cell office:value-type="float" office:value="2.5" table:formula="of:=[.N25]-[.N27]" table:style-name="ce178">
              <text:p>2.5</text:p>
            </table:table-cell>
            <table:table-cell office:value-type="float" office:value="5.7" table:formula="of:=[.O25]-[.O27]" table:style-name="ce178">
              <text:p>5.7</text:p>
            </table:table-cell>
            <table:table-cell office:value-type="float" office:value="19.599999999999998" table:formula="of:=[.P25]-[.P27]" table:style-name="ce178">
              <text:p>19.6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3" table:style-name="ce146">
            <text:p>5.3</text:p>
          </table:table-cell>
          <table:table-cell office:value-type="float" office:value="5.7" table:style-name="ce146">
            <text:p>5.7</text:p>
          </table:table-cell>
          <table:table-cell office:value-type="float" office:value="6.8" table:style-name="ce146">
            <text:p>6.8</text:p>
          </table:table-cell>
          <table:table-cell office:value-type="float" office:value="12.5" table:style-name="ce146">
            <text:p>12.5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.1" table:style-name="ce146">
            <text:p>3.1</text:p>
          </table:table-cell>
          <table:table-cell office:value-type="float" office:value="3.4" table:style-name="ce146">
            <text:p>3.4</text:p>
          </table:table-cell>
          <table:table-cell office:value-type="float" office:value="15.9" table:style-name="ce146">
            <text:p>15.9</text:p>
          </table:table-cell>
          <table:table-cell office:value-type="float" office:value="21.1" table:style-name="ce146">
            <text:p>21.1</text:p>
          </table:table-cell>
          <table:table-cell office:value-type="float" office:value="6.5" table:style-name="ce146">
            <text:p>6.5</text:p>
          </table:table-cell>
          <table:table-cell office:value-type="float" office:value="6.4" table:style-name="ce146">
            <text:p>6.4</text:p>
          </table:table-cell>
          <table:table-cell office:value-type="float" office:value="12.8" table:style-name="ce146">
            <text:p>12.8</text:p>
          </table:table-cell>
          <table:table-cell office:value-type="float" office:value="34" table:style-name="ce146">
            <text:p>34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3" table:style-name="ce146">
            <text:p>1.3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0.8" table:style-name="ce146">
            <text:p>10.8</text:p>
          </table:table-cell>
          <table:table-cell office:value-type="float" office:value="10.8" table:style-name="ce146">
            <text:p>10.8</text:p>
          </table:table-cell>
          <table:table-cell office:value-type="float" office:value="11.2" table:style-name="ce146">
            <text:p>11.2</text:p>
          </table:table-cell>
          <table:table-cell office:value-type="float" office:value="12.4" table:style-name="ce146">
            <text:p>12.4</text:p>
          </table:table-cell>
          <table:table-cell office:value-type="float" office:value="0.1" table:style-name="ce146">
            <text:p>0.1</text:p>
          </table:table-cell>
          <table:table-cell office:value-type="float" office:value="7" table:style-name="ce146">
            <text:p>7.0</text:p>
          </table:table-cell>
          <table:table-cell office:value-type="float" office:value="7.1" table:style-name="ce146">
            <text:p>7.1</text:p>
          </table:table-cell>
          <table:table-cell office:value-type="float" office:value="19.5" table:style-name="ce146">
            <text:p>19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7" table:style-name="ce146">
            <text:p>13.7</text:p>
          </table:table-cell>
          <table:table-cell office:value-type="float" office:value="5.9" table:style-name="ce146">
            <text:p>5.9</text:p>
          </table:table-cell>
          <table:table-cell office:value-type="float" office:value="9.5" table:style-name="ce146">
            <text:p>9.5</text:p>
          </table:table-cell>
          <table:table-cell office:value-type="float" office:value="15.4" table:style-name="ce146">
            <text:p>15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6.1" table:style-name="ce146">
            <text:p>6.1</text:p>
          </table:table-cell>
          <table:table-cell office:value-type="float" office:value="6.4" table:style-name="ce146">
            <text:p>6.4</text:p>
          </table:table-cell>
          <table:table-cell office:value-type="float" office:value="21.8" table:style-name="ce146">
            <text:p>21.8</text:p>
          </table:table-cell>
          <table:table-cell office:value-type="float" office:value="35.5" table:style-name="ce146">
            <text:p>35.5</text:p>
          </table:table-cell>
          <table:table-cell office:value-type="float" office:value="7" table:style-name="ce146">
            <text:p>7.0</text:p>
          </table:table-cell>
          <table:table-cell office:value-type="float" office:value="10.3" table:style-name="ce146">
            <text:p>10.3</text:p>
          </table:table-cell>
          <table:table-cell office:value-type="float" office:value="17.3" table:style-name="ce146">
            <text:p>17.3</text:p>
          </table:table-cell>
          <table:table-cell office:value-type="float" office:value="52.8" table:style-name="ce146">
            <text:p>52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.2" table:style-name="ce146">
            <text:p>5.2</text:p>
          </table:table-cell>
          <table:table-cell office:value-type="float" office:value="3.6" table:style-name="ce146">
            <text:p>3.6</text:p>
          </table:table-cell>
          <table:table-cell office:value-type="float" office:value="7.1" table:style-name="ce146">
            <text:p>7.1</text:p>
          </table:table-cell>
          <table:table-cell office:value-type="float" office:value="10.7" table:style-name="ce146">
            <text:p>10.7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8" table:style-name="ce146">
            <text:p>13.8</text:p>
          </table:table-cell>
          <table:table-cell office:value-type="float" office:value="19" table:style-name="ce146">
            <text:p>19.0</text:p>
          </table:table-cell>
          <table:table-cell office:value-type="float" office:value="5.7" table:style-name="ce146">
            <text:p>5.7</text:p>
          </table:table-cell>
          <table:table-cell office:value-type="float" office:value="5.5" table:style-name="ce146">
            <text:p>5.5</text:p>
          </table:table-cell>
          <table:table-cell office:value-type="float" office:value="11.2" table:style-name="ce146">
            <text:p>11.2</text:p>
          </table:table-cell>
          <table:table-cell office:value-type="float" office:value="30.2" table:style-name="ce146">
            <text:p>30.2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4.4" table:style-name="ce146">
            <text:p>54.4</text:p>
          </table:table-cell>
          <table:table-cell office:value-type="float" office:value="27" table:style-name="ce146">
            <text:p>27.0</text:p>
          </table:table-cell>
          <table:table-cell office:value-type="float" office:value="44.1" table:style-name="ce146">
            <text:p>44.1</text:p>
          </table:table-cell>
          <table:table-cell office:value-type="float" office:value="71" table:style-name="ce146">
            <text:p>71.0</text:p>
          </table:table-cell>
          <table:table-cell office:value-type="float" office:value="0" table:style-name="ce146">
            <text:p>0.0</text:p>
          </table:table-cell>
          <table:table-cell office:value-type="float" office:value="2.6" table:style-name="ce146">
            <text:p>2.6</text:p>
          </table:table-cell>
          <table:table-cell office:value-type="float" office:value="42.8" table:style-name="ce146">
            <text:p>42.8</text:p>
          </table:table-cell>
          <table:table-cell office:value-type="float" office:value="45.3" table:style-name="ce146">
            <text:p>45.3</text:p>
          </table:table-cell>
          <table:table-cell office:value-type="float" office:value="116.4" table:style-name="ce146">
            <text:p>116.4</text:p>
          </table:table-cell>
          <table:table-cell office:value-type="float" office:value="170.8" table:style-name="ce146">
            <text:p>170.8</text:p>
          </table:table-cell>
          <table:table-cell office:value-type="float" office:value="33.799999999999997" table:style-name="ce146">
            <text:p>33.8</text:p>
          </table:table-cell>
          <table:table-cell office:value-type="float" office:value="59.1" table:style-name="ce146">
            <text:p>59.1</text:p>
          </table:table-cell>
          <table:table-cell office:value-type="float" office:value="92.9" table:style-name="ce146">
            <text:p>92.9</text:p>
          </table:table-cell>
          <table:table-cell office:value-type="float" office:value="263.7" table:style-name="ce146">
            <text:p>263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2.1" table:style-name="ce146">
            <text:p>2.1</text:p>
          </table:table-cell>
          <table:table-cell office:value-type="float" office:value="3.7" table:style-name="ce146">
            <text:p>3.7</text:p>
          </table:table-cell>
          <table:table-cell office:value-type="float" office:value="2.9" table:style-name="ce146">
            <text:p>2.9</text:p>
          </table:table-cell>
          <table:table-cell office:value-type="float" office:value="6.6" table:style-name="ce146">
            <text:p>6.6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10.7" table:style-name="ce146">
            <text:p>10.7</text:p>
          </table:table-cell>
          <table:table-cell office:value-type="float" office:value="3" table:style-name="ce146">
            <text:p>3.0</text:p>
          </table:table-cell>
          <table:table-cell office:value-type="float" office:value="3.1" table:style-name="ce146">
            <text:p>3.1</text:p>
          </table:table-cell>
          <table:table-cell office:value-type="float" office:value="6.1" table:style-name="ce146">
            <text:p>6.1</text:p>
          </table:table-cell>
          <table:table-cell office:value-type="float" office:value="16.8" table:style-name="ce146">
            <text:p>16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3.8" table:style-name="ce146">
            <text:p>3.8</text:p>
          </table:table-cell>
          <table:table-cell office:value-type="float" office:value="5.5" table:style-name="ce146">
            <text:p>5.5</text:p>
          </table:table-cell>
          <table:table-cell office:value-type="float" office:value="4.7" table:style-name="ce146">
            <text:p>4.7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6" table:style-name="ce146">
            <text:p>13.6</text:p>
          </table:table-cell>
          <table:table-cell office:value-type="float" office:value="17.399999999999999" table:style-name="ce146">
            <text:p>17.4</text:p>
          </table:table-cell>
          <table:table-cell office:value-type="float" office:value="4" table:style-name="ce146">
            <text:p>4.0</text:p>
          </table:table-cell>
          <table:table-cell office:value-type="float" office:value="5" table:style-name="ce146">
            <text:p>5.0</text:p>
          </table:table-cell>
          <table:table-cell office:value-type="float" office:value="9" table:style-name="ce146">
            <text:p>9.0</text:p>
          </table:table-cell>
          <table:table-cell office:value-type="float" office:value="26.4" table:style-name="ce146">
            <text:p>26.4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60.3" table:style-name="ce177">
            <text:p>60.3</text:p>
          </table:table-cell>
          <table:table-cell office:value-type="float" office:value="36.1" table:style-name="ce177">
            <text:p>36.1</text:p>
          </table:table-cell>
          <table:table-cell office:value-type="float" office:value="51.7" table:style-name="ce177">
            <text:p>51.7</text:p>
          </table:table-cell>
          <table:table-cell office:value-type="float" office:value="87.8" table:style-name="ce177">
            <text:p>87.8</text:p>
          </table:table-cell>
          <table:table-cell office:value-type="float" office:value="0" table:style-name="ce177">
            <text:p>0.0</text:p>
          </table:table-cell>
          <table:table-cell office:value-type="float" office:value="3.4" table:style-name="ce177">
            <text:p>3.4</text:p>
          </table:table-cell>
          <table:table-cell office:value-type="float" office:value="47.4" table:style-name="ce177">
            <text:p>47.4</text:p>
          </table:table-cell>
          <table:table-cell office:value-type="float" office:value="50.8" table:style-name="ce177">
            <text:p>50.8</text:p>
          </table:table-cell>
          <table:table-cell office:value-type="float" office:value="138.6" table:style-name="ce177">
            <text:p>138.6</text:p>
          </table:table-cell>
          <table:table-cell office:value-type="float" office:value="198.9" table:style-name="ce177">
            <text:p>198.9</text:p>
          </table:table-cell>
          <table:table-cell office:value-type="float" office:value="40.799999999999997" table:style-name="ce177">
            <text:p>40.8</text:p>
          </table:table-cell>
          <table:table-cell office:value-type="float" office:value="67.2" table:style-name="ce177">
            <text:p>67.2</text:p>
          </table:table-cell>
          <table:table-cell office:value-type="float" office:value="107.9" table:style-name="ce177">
            <text:p>107.9</text:p>
          </table:table-cell>
          <table:table-cell office:value-type="float" office:value="306.89999999999998" table:style-name="ce177">
            <text:p>306.9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05).$A$1:TRA0103_(2005).$P$43" table:base-cell-address="TRA0103_(2005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04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04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9" table:style-name="ce146">
            <text:p>1.9</text:p>
          </table:table-cell>
          <table:table-cell office:value-type="float" office:value="2" table:style-name="ce146">
            <text:p>2.0</text:p>
          </table:table-cell>
          <table:table-cell office:value-type="float" office:value="3.9" table:style-name="ce146">
            <text:p>3.9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9" table:style-name="ce146">
            <text:p>1.9</text:p>
          </table:table-cell>
          <table:table-cell office:value-type="float" office:value="2.4" table:style-name="ce146">
            <text:p>2.4</text:p>
          </table:table-cell>
          <table:table-cell office:value-type="float" office:value="6.3" table:style-name="ce146">
            <text:p>6.3</text:p>
          </table:table-cell>
          <table:table-cell office:value-type="float" office:value="6.9" table:style-name="ce146">
            <text:p>6.9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7" table:style-name="ce146">
            <text:p>3.7</text:p>
          </table:table-cell>
          <table:table-cell office:value-type="float" office:value="4.8" table:style-name="ce146">
            <text:p>4.8</text:p>
          </table:table-cell>
          <table:table-cell office:value-type="float" office:value="11.7" table:style-name="ce146">
            <text:p>11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4.5999999999999996" table:style-name="ce178">
              <text:p>4.6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4" table:formula="of:=[.D10]-[.D12]" table:style-name="ce178">
              <text:p>1.4</text:p>
            </table:table-cell>
            <table:table-cell office:value-type="float" office:value="1.7" table:formula="of:=[.E10]-[.E12]" table:style-name="ce178">
              <text:p>1.7</text:p>
            </table:table-cell>
            <table:table-cell office:value-type="float" office:value="3" table:formula="of:=[.F10]-[.F12]" table:style-name="ce178">
              <text:p>3.0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9999999999999982" table:formula="of:=[.I10]-[.I12]" table:style-name="ce178">
              <text:p>0.8</text:p>
            </table:table-cell>
            <table:table-cell office:value-type="float" office:value="1" table:formula="of:=[.J10]-[.J12]" table:style-name="ce178">
              <text:p>1.0</text:p>
            </table:table-cell>
            <table:table-cell office:value-type="float" office:value="4" table:formula="of:=[.K10]-[.K12]" table:style-name="ce178">
              <text:p>4.0</text:p>
            </table:table-cell>
            <table:table-cell office:value-type="float" office:value="4.5" table:formula="of:=[.L10]-[.L12]" table:style-name="ce178">
              <text:p>4.5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7000000000000002" table:formula="of:=[.N10]-[.N12]" table:style-name="ce178">
              <text:p>1.7</text:p>
            </table:table-cell>
            <table:table-cell office:value-type="float" office:value="2.5999999999999996" table:formula="of:=[.O10]-[.O12]" table:style-name="ce178">
              <text:p>2.6</text:p>
            </table:table-cell>
            <table:table-cell office:value-type="float" office:value="7.1" table:formula="of:=[.P10]-[.P12]" table:style-name="ce178">
              <text:p>7.1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0.8" table:style-name="ce146">
            <text:p>10.8</text:p>
          </table:table-cell>
          <table:table-cell office:value-type="float" office:value="1.5" table:style-name="ce146">
            <text:p>1.5</text:p>
          </table:table-cell>
          <table:table-cell office:value-type="float" office:value="4.2" table:style-name="ce146">
            <text:p>4.2</text:p>
          </table:table-cell>
          <table:table-cell office:value-type="float" office:value="5.7" table:style-name="ce146">
            <text:p>5.7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6.6" table:style-name="ce146">
            <text:p>6.6</text:p>
          </table:table-cell>
          <table:table-cell office:value-type="float" office:value="6.9" table:style-name="ce146">
            <text:p>6.9</text:p>
          </table:table-cell>
          <table:table-cell office:value-type="float" office:value="12.5" table:style-name="ce146">
            <text:p>12.5</text:p>
          </table:table-cell>
          <table:table-cell office:value-type="float" office:value="23.4" table:style-name="ce146">
            <text:p>23.4</text:p>
          </table:table-cell>
          <table:table-cell office:value-type="float" office:value="2.7" table:style-name="ce146">
            <text:p>2.7</text:p>
          </table:table-cell>
          <table:table-cell office:value-type="float" office:value="8.4" table:style-name="ce146">
            <text:p>8.4</text:p>
          </table:table-cell>
          <table:table-cell office:value-type="float" office:value="11.2" table:style-name="ce146">
            <text:p>11.2</text:p>
          </table:table-cell>
          <table:table-cell office:value-type="float" office:value="34.5" table:style-name="ce146">
            <text:p>34.5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9" table:style-name="ce178">
              <text:p>3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7.4" table:style-name="ce178">
              <text:p>7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4" table:style-name="ce178">
              <text:p>4.0</text:p>
            </table:table-cell>
            <table:table-cell office:value-type="float" office:value="11.4" table:style-name="ce178">
              <text:p>11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8" table:style-name="ce178">
              <text:p>4.8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6" table:formula="of:=[.C14]-[.C16]-[.C17]" table:style-name="ce178">
              <text:p>6.0</text:p>
            </table:table-cell>
            <table:table-cell office:value-type="float" office:value="1.5" table:formula="of:=[.D14]-[.D16]-[.D17]" table:style-name="ce178">
              <text:p>1.5</text:p>
            </table:table-cell>
            <table:table-cell office:value-type="float" office:value="3.4000000000000004" table:formula="of:=[.E14]-[.E16]-[.E17]" table:style-name="ce178">
              <text:p>3.4</text:p>
            </table:table-cell>
            <table:table-cell office:value-type="float" office:value="4.8999999999999995" table:formula="of:=[.F14]-[.F16]-[.F17]" table:style-name="ce178">
              <text:p>4.9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9.9999999999999978E-2" table:formula="of:=[.H14]-[.H16]-[.H17]" table:style-name="ce178">
              <text:p>0.1</text:p>
            </table:table-cell>
            <table:table-cell office:value-type="float" office:value="2.1999999999999993" table:formula="of:=[.I14]-[.I16]-[.I17]" table:style-name="ce178">
              <text:p>2.2</text:p>
            </table:table-cell>
            <table:table-cell office:value-type="float" office:value="2.4000000000000004" table:formula="of:=[.J14]-[.J16]-[.J17]" table:style-name="ce178">
              <text:p>2.4</text:p>
            </table:table-cell>
            <table:table-cell office:value-type="float" office:value="7.1000000000000005" table:formula="of:=[.K14]-[.K16]-[.K17]" table:style-name="ce178">
              <text:p>7.1</text:p>
            </table:table-cell>
            <table:table-cell office:value-type="float" office:value="13.299999999999997" table:formula="of:=[.L14]-[.L16]-[.L17]" table:style-name="ce178">
              <text:p>13.3</text:p>
            </table:table-cell>
            <table:table-cell office:value-type="float" office:value="2.4" table:formula="of:=[.M14]-[.M16]-[.M17]" table:style-name="ce178">
              <text:p>2.4</text:p>
            </table:table-cell>
            <table:table-cell office:value-type="float" office:value="2.8000000000000003" table:formula="of:=[.N14]-[.N16]-[.N17]" table:style-name="ce178">
              <text:p>2.8</text:p>
            </table:table-cell>
            <table:table-cell office:value-type="float" office:value="5.0999999999999996" table:formula="of:=[.O14]-[.O16]-[.O17]" table:style-name="ce178">
              <text:p>5.1</text:p>
            </table:table-cell>
            <table:table-cell office:value-type="float" office:value="18.3" table:formula="of:=[.P14]-[.P16]-[.P17]" table:style-name="ce178">
              <text:p>18.3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.7" table:style-name="ce146">
            <text:p>5.7</text:p>
          </table:table-cell>
          <table:table-cell office:value-type="float" office:value="2.4" table:style-name="ce146">
            <text:p>2.4</text:p>
          </table:table-cell>
          <table:table-cell office:value-type="float" office:value="3.9" table:style-name="ce146">
            <text:p>3.9</text:p>
          </table:table-cell>
          <table:table-cell office:value-type="float" office:value="6.3" table:style-name="ce146">
            <text:p>6.3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4.5" table:style-name="ce146">
            <text:p>4.5</text:p>
          </table:table-cell>
          <table:table-cell office:value-type="float" office:value="4.7" table:style-name="ce146">
            <text:p>4.7</text:p>
          </table:table-cell>
          <table:table-cell office:value-type="float" office:value="11" table:style-name="ce146">
            <text:p>11.0</text:p>
          </table:table-cell>
          <table:table-cell office:value-type="float" office:value="16.7" table:style-name="ce146">
            <text:p>16.7</text:p>
          </table:table-cell>
          <table:table-cell office:value-type="float" office:value="3.3" table:style-name="ce146">
            <text:p>3.3</text:p>
          </table:table-cell>
          <table:table-cell office:value-type="float" office:value="5.7" table:style-name="ce146">
            <text:p>5.7</text:p>
          </table:table-cell>
          <table:table-cell office:value-type="float" office:value="9" table:style-name="ce146">
            <text:p>9.0</text:p>
          </table:table-cell>
          <table:table-cell office:value-type="float" office:value="25.7" table:style-name="ce146">
            <text:p>25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2" table:style-name="ce178">
              <text:p>2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0999999999999996" table:style-name="ce178">
              <text:p>4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6.2" table:style-name="ce178">
              <text:p>6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6" table:style-name="ce178">
              <text:p>2.6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6.3" table:style-name="ce178">
              <text:p>6.3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.3" table:style-name="ce178">
              <text:p>3.3</text:p>
            </table:table-cell>
            <table:table-cell office:value-type="float" office:value="9.6" table:style-name="ce178">
              <text:p>9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1000000000000001" table:formula="of:=[.C19]-[.C21]-[.C22]" table:style-name="ce178">
              <text:p>1.1</text:p>
            </table:table-cell>
            <table:table-cell office:value-type="float" office:value="1.9" table:formula="of:=[.D19]-[.D21]-[.D22]" table:style-name="ce178">
              <text:p>1.9</text:p>
            </table:table-cell>
            <table:table-cell office:value-type="float" office:value="2.5" table:formula="of:=[.E19]-[.E21]-[.E22]" table:style-name="ce178">
              <text:p>2.5</text:p>
            </table:table-cell>
            <table:table-cell office:value-type="float" office:value="4.3999999999999995" table:formula="of:=[.F19]-[.F21]-[.F22]" table:style-name="ce178">
              <text:p>4.4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" table:formula="of:=[.H19]-[.H21]-[.H22]" table:style-name="ce178">
              <text:p>0.1</text:p>
            </table:table-cell>
            <table:table-cell office:value-type="float" office:value="0.70000000000000018" table:formula="of:=[.I19]-[.I21]-[.I22]" table:style-name="ce178">
              <text:p>0.7</text:p>
            </table:table-cell>
            <table:table-cell office:value-type="float" office:value="0.90000000000000036" table:formula="of:=[.J19]-[.J21]-[.J22]" table:style-name="ce178">
              <text:p>0.9</text:p>
            </table:table-cell>
            <table:table-cell office:value-type="float" office:value="5.2" table:formula="of:=[.K19]-[.K21]-[.K22]" table:style-name="ce178">
              <text:p>5.2</text:p>
            </table:table-cell>
            <table:table-cell office:value-type="float" office:value="6.3" table:formula="of:=[.L19]-[.L21]-[.L22]" table:style-name="ce178">
              <text:p>6.3</text:p>
            </table:table-cell>
            <table:table-cell office:value-type="float" office:value="2.1999999999999997" table:formula="of:=[.M19]-[.M21]-[.M22]" table:style-name="ce178">
              <text:p>2.2</text:p>
            </table:table-cell>
            <table:table-cell office:value-type="float" office:value="1.2999999999999998" table:formula="of:=[.N19]-[.N21]-[.N22]" table:style-name="ce178">
              <text:p>1.3</text:p>
            </table:table-cell>
            <table:table-cell office:value-type="float" office:value="3.6000000000000005" table:formula="of:=[.O19]-[.O21]-[.O22]" table:style-name="ce178">
              <text:p>3.6</text:p>
            </table:table-cell>
            <table:table-cell office:value-type="float" office:value="9.9" table:formula="of:=[.P19]-[.P21]-[.P22]" table:style-name="ce178">
              <text:p>9.9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2" table:style-name="ce146">
            <text:p>4.2</text:p>
          </table:table-cell>
          <table:table-cell office:value-type="float" office:value="4" table:style-name="ce146">
            <text:p>4.0</text:p>
          </table:table-cell>
          <table:table-cell office:value-type="float" office:value="5.7" table:style-name="ce146">
            <text:p>5.7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2.6" table:style-name="ce146">
            <text:p>2.6</text:p>
          </table:table-cell>
          <table:table-cell office:value-type="float" office:value="3.1" table:style-name="ce146">
            <text:p>3.1</text:p>
          </table:table-cell>
          <table:table-cell office:value-type="float" office:value="12.8" table:style-name="ce146">
            <text:p>12.8</text:p>
          </table:table-cell>
          <table:table-cell office:value-type="float" office:value="17" table:style-name="ce146">
            <text:p>17.0</text:p>
          </table:table-cell>
          <table:table-cell office:value-type="float" office:value="4" table:style-name="ce146">
            <text:p>4.0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8.4" table:style-name="ce146">
            <text:p>8.4</text:p>
          </table:table-cell>
          <table:table-cell office:value-type="float" office:value="25.4" table:style-name="ce146">
            <text:p>25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7.4" table:style-name="ce146">
            <text:p>7.4</text:p>
          </table:table-cell>
          <table:table-cell office:value-type="float" office:value="2.6" table:style-name="ce146">
            <text:p>2.6</text:p>
          </table:table-cell>
          <table:table-cell office:value-type="float" office:value="3.7" table:style-name="ce146">
            <text:p>3.7</text:p>
          </table:table-cell>
          <table:table-cell office:value-type="float" office:value="6.3" table:style-name="ce146">
            <text:p>6.3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4.5" table:style-name="ce146">
            <text:p>4.5</text:p>
          </table:table-cell>
          <table:table-cell office:value-type="float" office:value="5" table:style-name="ce146">
            <text:p>5.0</text:p>
          </table:table-cell>
          <table:table-cell office:value-type="float" office:value="11.4" table:style-name="ce146">
            <text:p>11.4</text:p>
          </table:table-cell>
          <table:table-cell office:value-type="float" office:value="18.8" table:style-name="ce146">
            <text:p>18.8</text:p>
          </table:table-cell>
          <table:table-cell office:value-type="float" office:value="3.3" table:style-name="ce146">
            <text:p>3.3</text:p>
          </table:table-cell>
          <table:table-cell office:value-type="float" office:value="7.7" table:style-name="ce146">
            <text:p>7.7</text:p>
          </table:table-cell>
          <table:table-cell office:value-type="float" office:value="11" table:style-name="ce146">
            <text:p>11.0</text:p>
          </table:table-cell>
          <table:table-cell office:value-type="float" office:value="29.8" table:style-name="ce146">
            <text:p>29.8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2" table:style-name="ce178">
              <text:p>3.2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.2" table:style-name="ce178">
              <text:p>5.2</text:p>
            </table:table-cell>
            <table:table-cell office:value-type="float" office:value="5.3" table:style-name="ce178">
              <text:p>5.3</text:p>
            </table:table-cell>
            <table:table-cell office:value-type="float" office:value="10.3" table:style-name="ce178">
              <text:p>10.3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.6000000000000005" table:formula="of:=[.C25]-[.C27]" table:style-name="ce178">
              <text:p>5.6</text:p>
            </table:table-cell>
            <table:table-cell office:value-type="float" office:value="2.5" table:formula="of:=[.D25]-[.D27]" table:style-name="ce178">
              <text:p>2.5</text:p>
            </table:table-cell>
            <table:table-cell office:value-type="float" office:value="3.5" table:formula="of:=[.E25]-[.E27]" table:style-name="ce178">
              <text:p>3.5</text:p>
            </table:table-cell>
            <table:table-cell office:value-type="float" office:value="6" table:formula="of:=[.F25]-[.F27]" table:style-name="ce178">
              <text:p>6.0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" table:formula="of:=[.H25]-[.H27]" table:style-name="ce178">
              <text:p>0.4</text:p>
            </table:table-cell>
            <table:table-cell office:value-type="float" office:value="1.7000000000000002" table:formula="of:=[.I25]-[.I27]" table:style-name="ce178">
              <text:p>1.7</text:p>
            </table:table-cell>
            <table:table-cell office:value-type="float" office:value="2.2000000000000002" table:formula="of:=[.J25]-[.J27]" table:style-name="ce178">
              <text:p>2.2</text:p>
            </table:table-cell>
            <table:table-cell office:value-type="float" office:value="8.1999999999999993" table:formula="of:=[.K25]-[.K27]" table:style-name="ce178">
              <text:p>8.2</text:p>
            </table:table-cell>
            <table:table-cell office:value-type="float" office:value="13.9" table:formula="of:=[.L25]-[.L27]" table:style-name="ce178">
              <text:p>13.9</text:p>
            </table:table-cell>
            <table:table-cell office:value-type="float" office:value="3.0999999999999996" table:formula="of:=[.M25]-[.M27]" table:style-name="ce178">
              <text:p>3.1</text:p>
            </table:table-cell>
            <table:table-cell office:value-type="float" office:value="2.5" table:formula="of:=[.N25]-[.N27]" table:style-name="ce178">
              <text:p>2.5</text:p>
            </table:table-cell>
            <table:table-cell office:value-type="float" office:value="5.7" table:formula="of:=[.O25]-[.O27]" table:style-name="ce178">
              <text:p>5.7</text:p>
            </table:table-cell>
            <table:table-cell office:value-type="float" office:value="19.5" table:formula="of:=[.P25]-[.P27]" table:style-name="ce178">
              <text:p>19.5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.3" table:style-name="ce146">
            <text:p>5.3</text:p>
          </table:table-cell>
          <table:table-cell office:value-type="float" office:value="5.8" table:style-name="ce146">
            <text:p>5.8</text:p>
          </table:table-cell>
          <table:table-cell office:value-type="float" office:value="6.8" table:style-name="ce146">
            <text:p>6.8</text:p>
          </table:table-cell>
          <table:table-cell office:value-type="float" office:value="12.6" table:style-name="ce146">
            <text:p>12.6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.2" table:style-name="ce146">
            <text:p>3.2</text:p>
          </table:table-cell>
          <table:table-cell office:value-type="float" office:value="3.4" table:style-name="ce146">
            <text:p>3.4</text:p>
          </table:table-cell>
          <table:table-cell office:value-type="float" office:value="16" table:style-name="ce146">
            <text:p>16.0</text:p>
          </table:table-cell>
          <table:table-cell office:value-type="float" office:value="21.3" table:style-name="ce146">
            <text:p>21.3</text:p>
          </table:table-cell>
          <table:table-cell office:value-type="float" office:value="6.4" table:style-name="ce146">
            <text:p>6.4</text:p>
          </table:table-cell>
          <table:table-cell office:value-type="float" office:value="6.3" table:style-name="ce146">
            <text:p>6.3</text:p>
          </table:table-cell>
          <table:table-cell office:value-type="float" office:value="12.7" table:style-name="ce146">
            <text:p>12.7</text:p>
          </table:table-cell>
          <table:table-cell office:value-type="float" office:value="34.1" table:style-name="ce146">
            <text:p>34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3" table:style-name="ce146">
            <text:p>1.3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0.8" table:style-name="ce146">
            <text:p>10.8</text:p>
          </table:table-cell>
          <table:table-cell office:value-type="float" office:value="10.8" table:style-name="ce146">
            <text:p>10.8</text:p>
          </table:table-cell>
          <table:table-cell office:value-type="float" office:value="11.2" table:style-name="ce146">
            <text:p>11.2</text:p>
          </table:table-cell>
          <table:table-cell office:value-type="float" office:value="12.5" table:style-name="ce146">
            <text:p>12.5</text:p>
          </table:table-cell>
          <table:table-cell office:value-type="float" office:value="0.1" table:style-name="ce146">
            <text:p>0.1</text:p>
          </table:table-cell>
          <table:table-cell office:value-type="float" office:value="7.1" table:style-name="ce146">
            <text:p>7.1</text:p>
          </table:table-cell>
          <table:table-cell office:value-type="float" office:value="7.2" table:style-name="ce146">
            <text:p>7.2</text:p>
          </table:table-cell>
          <table:table-cell office:value-type="float" office:value="19.600000000000001" table:style-name="ce146">
            <text:p>19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8" table:style-name="ce146">
            <text:p>13.8</text:p>
          </table:table-cell>
          <table:table-cell office:value-type="float" office:value="5.8" table:style-name="ce146">
            <text:p>5.8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15.5" table:style-name="ce146">
            <text:p>15.5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6.1" table:style-name="ce146">
            <text:p>6.1</text:p>
          </table:table-cell>
          <table:table-cell office:value-type="float" office:value="6.5" table:style-name="ce146">
            <text:p>6.5</text:p>
          </table:table-cell>
          <table:table-cell office:value-type="float" office:value="21.9" table:style-name="ce146">
            <text:p>21.9</text:p>
          </table:table-cell>
          <table:table-cell office:value-type="float" office:value="35.700000000000003" table:style-name="ce146">
            <text:p>35.7</text:p>
          </table:table-cell>
          <table:table-cell office:value-type="float" office:value="7" table:style-name="ce146">
            <text:p>7.0</text:p>
          </table:table-cell>
          <table:table-cell office:value-type="float" office:value="10.4" table:style-name="ce146">
            <text:p>10.4</text:p>
          </table:table-cell>
          <table:table-cell office:value-type="float" office:value="17.399999999999999" table:style-name="ce146">
            <text:p>17.4</text:p>
          </table:table-cell>
          <table:table-cell office:value-type="float" office:value="53.1" table:style-name="ce146">
            <text:p>53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5" table:style-name="ce146">
            <text:p>5.0</text:p>
          </table:table-cell>
          <table:table-cell office:value-type="float" office:value="3.9" table:style-name="ce146">
            <text:p>3.9</text:p>
          </table:table-cell>
          <table:table-cell office:value-type="float" office:value="6.7" table:style-name="ce146">
            <text:p>6.7</text:p>
          </table:table-cell>
          <table:table-cell office:value-type="float" office:value="10.5" table:style-name="ce146">
            <text:p>10.5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2.9" table:style-name="ce146">
            <text:p>2.9</text:p>
          </table:table-cell>
          <table:table-cell office:value-type="float" office:value="3.2" table:style-name="ce146">
            <text:p>3.2</text:p>
          </table:table-cell>
          <table:table-cell office:value-type="float" office:value="13.7" table:style-name="ce146">
            <text:p>13.7</text:p>
          </table:table-cell>
          <table:table-cell office:value-type="float" office:value="18.7" table:style-name="ce146">
            <text:p>18.7</text:p>
          </table:table-cell>
          <table:table-cell office:value-type="float" office:value="5.6" table:style-name="ce146">
            <text:p>5.6</text:p>
          </table:table-cell>
          <table:table-cell office:value-type="float" office:value="5.4" table:style-name="ce146">
            <text:p>5.4</text:p>
          </table:table-cell>
          <table:table-cell office:value-type="float" office:value="11" table:style-name="ce146">
            <text:p>11.0</text:p>
          </table:table-cell>
          <table:table-cell office:value-type="float" office:value="29.7" table:style-name="ce146">
            <text:p>29.7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4.2" table:style-name="ce146">
            <text:p>54.2</text:p>
          </table:table-cell>
          <table:table-cell office:value-type="float" office:value="27.9" table:style-name="ce146">
            <text:p>27.9</text:p>
          </table:table-cell>
          <table:table-cell office:value-type="float" office:value="43" table:style-name="ce146">
            <text:p>43.0</text:p>
          </table:table-cell>
          <table:table-cell office:value-type="float" office:value="70.900000000000006" table:style-name="ce146">
            <text:p>70.9</text:p>
          </table:table-cell>
          <table:table-cell office:value-type="float" office:value="0" table:style-name="ce146">
            <text:p>0.0</text:p>
          </table:table-cell>
          <table:table-cell office:value-type="float" office:value="2.9" table:style-name="ce146">
            <text:p>2.9</text:p>
          </table:table-cell>
          <table:table-cell office:value-type="float" office:value="43" table:style-name="ce146">
            <text:p>43.0</text:p>
          </table:table-cell>
          <table:table-cell office:value-type="float" office:value="45.9" table:style-name="ce146">
            <text:p>45.9</text:p>
          </table:table-cell>
          <table:table-cell office:value-type="float" office:value="116.8" table:style-name="ce146">
            <text:p>116.8</text:p>
          </table:table-cell>
          <table:table-cell office:value-type="float" office:value="171" table:style-name="ce146">
            <text:p>171.0</text:p>
          </table:table-cell>
          <table:table-cell office:value-type="float" office:value="33.5" table:style-name="ce146">
            <text:p>33.5</text:p>
          </table:table-cell>
          <table:table-cell office:value-type="float" office:value="59.2" table:style-name="ce146">
            <text:p>59.2</text:p>
          </table:table-cell>
          <table:table-cell office:value-type="float" office:value="92.8" table:style-name="ce146">
            <text:p>92.8</text:p>
          </table:table-cell>
          <table:table-cell office:value-type="float" office:value="263.7" table:style-name="ce146">
            <text:p>263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2.1" table:style-name="ce146">
            <text:p>2.1</text:p>
          </table:table-cell>
          <table:table-cell office:value-type="float" office:value="3.7" table:style-name="ce146">
            <text:p>3.7</text:p>
          </table:table-cell>
          <table:table-cell office:value-type="float" office:value="2.9" table:style-name="ce146">
            <text:p>2.9</text:p>
          </table:table-cell>
          <table:table-cell office:value-type="float" office:value="6.6" table:style-name="ce146">
            <text:p>6.6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10.8" table:style-name="ce146">
            <text:p>10.8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6" table:style-name="ce146">
            <text:p>6.0</text:p>
          </table:table-cell>
          <table:table-cell office:value-type="float" office:value="16.8" table:style-name="ce146">
            <text:p>16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3.8" table:style-name="ce146">
            <text:p>3.8</text:p>
          </table:table-cell>
          <table:table-cell office:value-type="float" office:value="5.6" table:style-name="ce146">
            <text:p>5.6</text:p>
          </table:table-cell>
          <table:table-cell office:value-type="float" office:value="4.7" table:style-name="ce146">
            <text:p>4.7</text:p>
          </table:table-cell>
          <table:table-cell office:value-type="float" office:value="10.3" table:style-name="ce146">
            <text:p>10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7" table:style-name="ce146">
            <text:p>13.7</text:p>
          </table:table-cell>
          <table:table-cell office:value-type="float" office:value="17.5" table:style-name="ce146">
            <text:p>17.5</text:p>
          </table:table-cell>
          <table:table-cell office:value-type="float" office:value="3.9" table:style-name="ce146">
            <text:p>3.9</text:p>
          </table:table-cell>
          <table:table-cell office:value-type="float" office:value="5" table:style-name="ce146">
            <text:p>5.0</text:p>
          </table:table-cell>
          <table:table-cell office:value-type="float" office:value="8.9" table:style-name="ce146">
            <text:p>8.9</text:p>
          </table:table-cell>
          <table:table-cell office:value-type="float" office:value="26.4" table:style-name="ce146">
            <text:p>26.4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60" table:style-name="ce177">
            <text:p>60.0</text:p>
          </table:table-cell>
          <table:table-cell office:value-type="float" office:value="37.1" table:style-name="ce177">
            <text:p>37.1</text:p>
          </table:table-cell>
          <table:table-cell office:value-type="float" office:value="50.7" table:style-name="ce177">
            <text:p>50.7</text:p>
          </table:table-cell>
          <table:table-cell office:value-type="float" office:value="87.8" table:style-name="ce177">
            <text:p>87.8</text:p>
          </table:table-cell>
          <table:table-cell office:value-type="float" office:value="0" table:style-name="ce177">
            <text:p>0.0</text:p>
          </table:table-cell>
          <table:table-cell office:value-type="float" office:value="3.8" table:style-name="ce177">
            <text:p>3.8</text:p>
          </table:table-cell>
          <table:table-cell office:value-type="float" office:value="47.7" table:style-name="ce177">
            <text:p>47.7</text:p>
          </table:table-cell>
          <table:table-cell office:value-type="float" office:value="51.5" table:style-name="ce177">
            <text:p>51.5</text:p>
          </table:table-cell>
          <table:table-cell office:value-type="float" office:value="139.19999999999999" table:style-name="ce177">
            <text:p>139.2</text:p>
          </table:table-cell>
          <table:table-cell office:value-type="float" office:value="199.3" table:style-name="ce177">
            <text:p>199.3</text:p>
          </table:table-cell>
          <table:table-cell office:value-type="float" office:value="40.4" table:style-name="ce177">
            <text:p>40.4</text:p>
          </table:table-cell>
          <table:table-cell office:value-type="float" office:value="67.3" table:style-name="ce177">
            <text:p>67.3</text:p>
          </table:table-cell>
          <table:table-cell office:value-type="float" office:value="107.7" table:style-name="ce177">
            <text:p>107.7</text:p>
          </table:table-cell>
          <table:table-cell office:value-type="float" office:value="306.89999999999998" table:style-name="ce177">
            <text:p>306.9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04).$A$1:TRA0103_(2004).$P$43" table:base-cell-address="TRA0103_(2004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03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03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8" table:style-name="ce146">
            <text:p>1.8</text:p>
          </table:table-cell>
          <table:table-cell office:value-type="float" office:value="2" table:style-name="ce146">
            <text:p>2.0</text:p>
          </table:table-cell>
          <table:table-cell office:value-type="float" office:value="3.8" table:style-name="ce146">
            <text:p>3.8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1.8" table:style-name="ce146">
            <text:p>1.8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6.1" table:style-name="ce146">
            <text:p>6.1</text:p>
          </table:table-cell>
          <table:table-cell office:value-type="float" office:value="6.8" table:style-name="ce146">
            <text:p>6.8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8" table:style-name="ce146">
            <text:p>3.8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7" table:style-name="ce146">
            <text:p>11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4.5999999999999996" table:style-name="ce178">
              <text:p>4.6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3" table:formula="of:=[.D10]-[.D12]" table:style-name="ce178">
              <text:p>1.3</text:p>
            </table:table-cell>
            <table:table-cell office:value-type="float" office:value="1.7" table:formula="of:=[.E10]-[.E12]" table:style-name="ce178">
              <text:p>1.7</text:p>
            </table:table-cell>
            <table:table-cell office:value-type="float" office:value="2.9" table:formula="of:=[.F10]-[.F12]" table:style-name="ce178">
              <text:p>2.9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2" table:formula="of:=[.H10]-[.H12]" table:style-name="ce178">
              <text:p>0.2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0.89999999999999991" table:formula="of:=[.J10]-[.J12]" table:style-name="ce178">
              <text:p>0.9</text:p>
            </table:table-cell>
            <table:table-cell office:value-type="float" office:value="3.8999999999999995" table:formula="of:=[.K10]-[.K12]" table:style-name="ce178">
              <text:p>3.9</text:p>
            </table:table-cell>
            <table:table-cell office:value-type="float" office:value="4.4000000000000004" table:formula="of:=[.L10]-[.L12]" table:style-name="ce178">
              <text:p>4.4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6999999999999997" table:formula="of:=[.N10]-[.N12]" table:style-name="ce178">
              <text:p>1.7</text:p>
            </table:table-cell>
            <table:table-cell office:value-type="float" office:value="2.6000000000000005" table:formula="of:=[.O10]-[.O12]" table:style-name="ce178">
              <text:p>2.6</text:p>
            </table:table-cell>
            <table:table-cell office:value-type="float" office:value="7.1" table:formula="of:=[.P10]-[.P12]" table:style-name="ce178">
              <text:p>7.1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0.4" table:style-name="ce146">
            <text:p>10.4</text:p>
          </table:table-cell>
          <table:table-cell office:value-type="float" office:value="1.9" table:style-name="ce146">
            <text:p>1.9</text:p>
          </table:table-cell>
          <table:table-cell office:value-type="float" office:value="3.6" table:style-name="ce146">
            <text:p>3.6</text:p>
          </table:table-cell>
          <table:table-cell office:value-type="float" office:value="5.6" table:style-name="ce146">
            <text:p>5.6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6.3" table:style-name="ce146">
            <text:p>6.3</text:p>
          </table:table-cell>
          <table:table-cell office:value-type="float" office:value="6.7" table:style-name="ce146">
            <text:p>6.7</text:p>
          </table:table-cell>
          <table:table-cell office:value-type="float" office:value="12.3" table:style-name="ce146">
            <text:p>12.3</text:p>
          </table:table-cell>
          <table:table-cell office:value-type="float" office:value="22.7" table:style-name="ce146">
            <text:p>22.7</text:p>
          </table:table-cell>
          <table:table-cell office:value-type="float" office:value="2.7" table:style-name="ce146">
            <text:p>2.7</text:p>
          </table:table-cell>
          <table:table-cell office:value-type="float" office:value="8.5" table:style-name="ce146">
            <text:p>8.5</text:p>
          </table:table-cell>
          <table:table-cell office:value-type="float" office:value="11.2" table:style-name="ce146">
            <text:p>11.2</text:p>
          </table:table-cell>
          <table:table-cell office:value-type="float" office:value="33.9" table:style-name="ce146">
            <text:p>33.9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7" table:style-name="ce178">
              <text:p>3.7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7.2" table:style-name="ce178">
              <text:p>7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8" table:style-name="ce178">
              <text:p>3.8</text:p>
            </table:table-cell>
            <table:table-cell office:value-type="float" office:value="4" table:style-name="ce178">
              <text:p>4.0</text:p>
            </table:table-cell>
            <table:table-cell office:value-type="float" office:value="11.2" table:style-name="ce178">
              <text:p>11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8" table:style-name="ce178">
              <text:p>0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7" table:style-name="ce178">
              <text:p>4.7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5.9" table:formula="of:=[.C14]-[.C16]-[.C17]" table:style-name="ce178">
              <text:p>5.9</text:p>
            </table:table-cell>
            <table:table-cell office:value-type="float" office:value="1.5999999999999999" table:formula="of:=[.D14]-[.D16]-[.D17]" table:style-name="ce178">
              <text:p>1.6</text:p>
            </table:table-cell>
            <table:table-cell office:value-type="float" office:value="3.1" table:formula="of:=[.E14]-[.E16]-[.E17]" table:style-name="ce178">
              <text:p>3.1</text:p>
            </table:table-cell>
            <table:table-cell office:value-type="float" office:value="4.7999999999999989" table:formula="of:=[.F14]-[.F16]-[.F17]" table:style-name="ce178">
              <text:p>4.8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10000000000000003" table:formula="of:=[.H14]-[.H16]-[.H17]" table:style-name="ce178">
              <text:p>0.1</text:p>
            </table:table-cell>
            <table:table-cell office:value-type="float" office:value="2.0999999999999996" table:formula="of:=[.I14]-[.I16]-[.I17]" table:style-name="ce178">
              <text:p>2.1</text:p>
            </table:table-cell>
            <table:table-cell office:value-type="float" office:value="2.2000000000000002" table:formula="of:=[.J14]-[.J16]-[.J17]" table:style-name="ce178">
              <text:p>2.2</text:p>
            </table:table-cell>
            <table:table-cell office:value-type="float" office:value="7.0000000000000009" table:formula="of:=[.K14]-[.K16]-[.K17]" table:style-name="ce178">
              <text:p>7.0</text:p>
            </table:table-cell>
            <table:table-cell office:value-type="float" office:value="12.9" table:formula="of:=[.L14]-[.L16]-[.L17]" table:style-name="ce178">
              <text:p>12.9</text:p>
            </table:table-cell>
            <table:table-cell office:value-type="float" office:value="2.4" table:formula="of:=[.M14]-[.M16]-[.M17]" table:style-name="ce178">
              <text:p>2.4</text:p>
            </table:table-cell>
            <table:table-cell office:value-type="float" office:value="2.7" table:formula="of:=[.N14]-[.N16]-[.N17]" table:style-name="ce178">
              <text:p>2.7</text:p>
            </table:table-cell>
            <table:table-cell office:value-type="float" office:value="5.0999999999999996" table:formula="of:=[.O14]-[.O16]-[.O17]" table:style-name="ce178">
              <text:p>5.1</text:p>
            </table:table-cell>
            <table:table-cell office:value-type="float" office:value="18" table:formula="of:=[.P14]-[.P16]-[.P17]" table:style-name="ce178">
              <text:p>18.0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.4" table:style-name="ce146">
            <text:p>5.4</text:p>
          </table:table-cell>
          <table:table-cell office:value-type="float" office:value="2.6" table:style-name="ce146">
            <text:p>2.6</text:p>
          </table:table-cell>
          <table:table-cell office:value-type="float" office:value="3.6" table:style-name="ce146">
            <text:p>3.6</text:p>
          </table:table-cell>
          <table:table-cell office:value-type="float" office:value="6.2" table:style-name="ce146">
            <text:p>6.2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4.3" table:style-name="ce146">
            <text:p>4.3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10.7" table:style-name="ce146">
            <text:p>10.7</text:p>
          </table:table-cell>
          <table:table-cell office:value-type="float" office:value="16.100000000000001" table:style-name="ce146">
            <text:p>16.1</text:p>
          </table:table-cell>
          <table:table-cell office:value-type="float" office:value="3.3" table:style-name="ce146">
            <text:p>3.3</text:p>
          </table:table-cell>
          <table:table-cell office:value-type="float" office:value="5.7" table:style-name="ce146">
            <text:p>5.7</text:p>
          </table:table-cell>
          <table:table-cell office:value-type="float" office:value="9" table:style-name="ce146">
            <text:p>9.0</text:p>
          </table:table-cell>
          <table:table-cell office:value-type="float" office:value="25.1" table:style-name="ce146">
            <text:p>25.1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" table:style-name="ce178">
              <text:p>2.0</text:p>
            </table:table-cell>
            <table:table-cell office:value-type="float" office:value="3.9" table:style-name="ce178">
              <text:p>3.9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6" table:style-name="ce178">
              <text:p>6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5" table:style-name="ce178">
              <text:p>2.5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.1" table:style-name="ce178">
              <text:p>6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.3" table:style-name="ce178">
              <text:p>3.3</text:p>
            </table:table-cell>
            <table:table-cell office:value-type="float" office:value="9.4" table:style-name="ce178">
              <text:p>9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1000000000000005" table:formula="of:=[.C19]-[.C21]-[.C22]" table:style-name="ce178">
              <text:p>1.1</text:p>
            </table:table-cell>
            <table:table-cell office:value-type="float" office:value="2.1" table:formula="of:=[.D19]-[.D21]-[.D22]" table:style-name="ce178">
              <text:p>2.1</text:p>
            </table:table-cell>
            <table:table-cell office:value-type="float" office:value="2.2000000000000002" table:formula="of:=[.E19]-[.E21]-[.E22]" table:style-name="ce178">
              <text:p>2.2</text:p>
            </table:table-cell>
            <table:table-cell office:value-type="float" office:value="4.3" table:formula="of:=[.F19]-[.F21]-[.F22]" table:style-name="ce178">
              <text:p>4.3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19999999999999998" table:formula="of:=[.H19]-[.H21]-[.H22]" table:style-name="ce178">
              <text:p>0.2</text:p>
            </table:table-cell>
            <table:table-cell office:value-type="float" office:value="0.70000000000000018" table:formula="of:=[.I19]-[.I21]-[.I22]" table:style-name="ce178">
              <text:p>0.7</text:p>
            </table:table-cell>
            <table:table-cell office:value-type="float" office:value="0.89999999999999991" table:formula="of:=[.J19]-[.J21]-[.J22]" table:style-name="ce178">
              <text:p>0.9</text:p>
            </table:table-cell>
            <table:table-cell office:value-type="float" office:value="5.0999999999999996" table:formula="of:=[.K19]-[.K21]-[.K22]" table:style-name="ce178">
              <text:p>5.1</text:p>
            </table:table-cell>
            <table:table-cell office:value-type="float" office:value="6.1000000000000014" table:formula="of:=[.L19]-[.L21]-[.L22]" table:style-name="ce178">
              <text:p>6.1</text:p>
            </table:table-cell>
            <table:table-cell office:value-type="float" office:value="2.1999999999999997" table:formula="of:=[.M19]-[.M21]-[.M22]" table:style-name="ce178">
              <text:p>2.2</text:p>
            </table:table-cell>
            <table:table-cell office:value-type="float" office:value="1.2999999999999998" table:formula="of:=[.N19]-[.N21]-[.N22]" table:style-name="ce178">
              <text:p>1.3</text:p>
            </table:table-cell>
            <table:table-cell office:value-type="float" office:value="3.6000000000000005" table:formula="of:=[.O19]-[.O21]-[.O22]" table:style-name="ce178">
              <text:p>3.6</text:p>
            </table:table-cell>
            <table:table-cell office:value-type="float" office:value="9.7000000000000011" table:formula="of:=[.P19]-[.P21]-[.P22]" table:style-name="ce178">
              <text:p>9.7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4.0999999999999996" table:style-name="ce146">
            <text:p>4.1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5.5" table:style-name="ce146">
            <text:p>5.5</text:p>
          </table:table-cell>
          <table:table-cell office:value-type="float" office:value="9.6" table:style-name="ce146">
            <text:p>9.6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2.6" table:style-name="ce146">
            <text:p>2.6</text:p>
          </table:table-cell>
          <table:table-cell office:value-type="float" office:value="3" table:style-name="ce146">
            <text:p>3.0</text:p>
          </table:table-cell>
          <table:table-cell office:value-type="float" office:value="12.6" table:style-name="ce146">
            <text:p>12.6</text:p>
          </table:table-cell>
          <table:table-cell office:value-type="float" office:value="16.7" table:style-name="ce146">
            <text:p>16.7</text:p>
          </table:table-cell>
          <table:table-cell office:value-type="float" office:value="3.9" table:style-name="ce146">
            <text:p>3.9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8.3000000000000007" table:style-name="ce146">
            <text:p>8.3</text:p>
          </table:table-cell>
          <table:table-cell office:value-type="float" office:value="24.9" table:style-name="ce146">
            <text:p>24.9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6.9" table:style-name="ce146">
            <text:p>6.9</text:p>
          </table:table-cell>
          <table:table-cell office:value-type="float" office:value="2.7" table:style-name="ce146">
            <text:p>2.7</text:p>
          </table:table-cell>
          <table:table-cell office:value-type="float" office:value="3.6" table:style-name="ce146">
            <text:p>3.6</text:p>
          </table:table-cell>
          <table:table-cell office:value-type="float" office:value="6.3" table:style-name="ce146">
            <text:p>6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5" table:style-name="ce146">
            <text:p>5.0</text:p>
          </table:table-cell>
          <table:table-cell office:value-type="float" office:value="11.3" table:style-name="ce146">
            <text:p>11.3</text:p>
          </table:table-cell>
          <table:table-cell office:value-type="float" office:value="18.3" table:style-name="ce146">
            <text:p>18.3</text:p>
          </table:table-cell>
          <table:table-cell office:value-type="float" office:value="3.3" table:style-name="ce146">
            <text:p>3.3</text:p>
          </table:table-cell>
          <table:table-cell office:value-type="float" office:value="7.7" table:style-name="ce146">
            <text:p>7.7</text:p>
          </table:table-cell>
          <table:table-cell office:value-type="float" office:value="11" table:style-name="ce146">
            <text:p>11.0</text:p>
          </table:table-cell>
          <table:table-cell office:value-type="float" office:value="29.3" table:style-name="ce146">
            <text:p>29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7" table:style-name="ce178">
              <text:p>1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.2" table:style-name="ce178">
              <text:p>5.2</text:p>
            </table:table-cell>
            <table:table-cell office:value-type="float" office:value="5.4" table:style-name="ce178">
              <text:p>5.4</text:p>
            </table:table-cell>
            <table:table-cell office:value-type="float" office:value="10.3" table:style-name="ce178">
              <text:p>10.3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.2" table:formula="of:=[.C25]-[.C27]" table:style-name="ce178">
              <text:p>5.2</text:p>
            </table:table-cell>
            <table:table-cell office:value-type="float" office:value="2.5" table:formula="of:=[.D25]-[.D27]" table:style-name="ce178">
              <text:p>2.5</text:p>
            </table:table-cell>
            <table:table-cell office:value-type="float" office:value="3.5" table:formula="of:=[.E25]-[.E27]" table:style-name="ce178">
              <text:p>3.5</text:p>
            </table:table-cell>
            <table:table-cell office:value-type="float" office:value="6" table:formula="of:=[.F25]-[.F27]" table:style-name="ce178">
              <text:p>6.0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5" table:formula="of:=[.H25]-[.H27]" table:style-name="ce178">
              <text:p>0.5</text:p>
            </table:table-cell>
            <table:table-cell office:value-type="float" office:value="1.7000000000000002" table:formula="of:=[.I25]-[.I27]" table:style-name="ce178">
              <text:p>1.7</text:p>
            </table:table-cell>
            <table:table-cell office:value-type="float" office:value="2.2000000000000002" table:formula="of:=[.J25]-[.J27]" table:style-name="ce178">
              <text:p>2.2</text:p>
            </table:table-cell>
            <table:table-cell office:value-type="float" office:value="8.2000000000000011" table:formula="of:=[.K25]-[.K27]" table:style-name="ce178">
              <text:p>8.2</text:p>
            </table:table-cell>
            <table:table-cell office:value-type="float" office:value="13.4" table:formula="of:=[.L25]-[.L27]" table:style-name="ce178">
              <text:p>13.4</text:p>
            </table:table-cell>
            <table:table-cell office:value-type="float" office:value="3.0999999999999996" table:formula="of:=[.M25]-[.M27]" table:style-name="ce178">
              <text:p>3.1</text:p>
            </table:table-cell>
            <table:table-cell office:value-type="float" office:value="2.5" table:formula="of:=[.N25]-[.N27]" table:style-name="ce178">
              <text:p>2.5</text:p>
            </table:table-cell>
            <table:table-cell office:value-type="float" office:value="5.6" table:formula="of:=[.O25]-[.O27]" table:style-name="ce178">
              <text:p>5.6</text:p>
            </table:table-cell>
            <table:table-cell office:value-type="float" office:value="19" table:formula="of:=[.P25]-[.P27]" table:style-name="ce178">
              <text:p>19.0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" table:style-name="ce146">
            <text:p>5.0</text:p>
          </table:table-cell>
          <table:table-cell office:value-type="float" office:value="6" table:style-name="ce146">
            <text:p>6.0</text:p>
          </table:table-cell>
          <table:table-cell office:value-type="float" office:value="6.4" table:style-name="ce146">
            <text:p>6.4</text:p>
          </table:table-cell>
          <table:table-cell office:value-type="float" office:value="12.4" table:style-name="ce146">
            <text:p>12.4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.1" table:style-name="ce146">
            <text:p>3.1</text:p>
          </table:table-cell>
          <table:table-cell office:value-type="float" office:value="3.4" table:style-name="ce146">
            <text:p>3.4</text:p>
          </table:table-cell>
          <table:table-cell office:value-type="float" office:value="15.8" table:style-name="ce146">
            <text:p>15.8</text:p>
          </table:table-cell>
          <table:table-cell office:value-type="float" office:value="20.8" table:style-name="ce146">
            <text:p>20.8</text:p>
          </table:table-cell>
          <table:table-cell office:value-type="float" office:value="6.3" table:style-name="ce146">
            <text:p>6.3</text:p>
          </table:table-cell>
          <table:table-cell office:value-type="float" office:value="6.4" table:style-name="ce146">
            <text:p>6.4</text:p>
          </table:table-cell>
          <table:table-cell office:value-type="float" office:value="12.6" table:style-name="ce146">
            <text:p>12.6</text:p>
          </table:table-cell>
          <table:table-cell office:value-type="float" office:value="33.4" table:style-name="ce146">
            <text:p>33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3" table:style-name="ce146">
            <text:p>1.3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0.8" table:style-name="ce146">
            <text:p>10.8</text:p>
          </table:table-cell>
          <table:table-cell office:value-type="float" office:value="10.8" table:style-name="ce146">
            <text:p>10.8</text:p>
          </table:table-cell>
          <table:table-cell office:value-type="float" office:value="11.2" table:style-name="ce146">
            <text:p>11.2</text:p>
          </table:table-cell>
          <table:table-cell office:value-type="float" office:value="12.5" table:style-name="ce146">
            <text:p>12.5</text:p>
          </table:table-cell>
          <table:table-cell office:value-type="float" office:value="0.1" table:style-name="ce146">
            <text:p>0.1</text:p>
          </table:table-cell>
          <table:table-cell office:value-type="float" office:value="7.2" table:style-name="ce146">
            <text:p>7.2</text:p>
          </table:table-cell>
          <table:table-cell office:value-type="float" office:value="7.3" table:style-name="ce146">
            <text:p>7.3</text:p>
          </table:table-cell>
          <table:table-cell office:value-type="float" office:value="19.899999999999999" table:style-name="ce146">
            <text:p>19.9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5" table:style-name="ce146">
            <text:p>13.5</text:p>
          </table:table-cell>
          <table:table-cell office:value-type="float" office:value="6.3" table:style-name="ce146">
            <text:p>6.3</text:p>
          </table:table-cell>
          <table:table-cell office:value-type="float" office:value="9" table:style-name="ce146">
            <text:p>9.0</text:p>
          </table:table-cell>
          <table:table-cell office:value-type="float" office:value="15.3" table:style-name="ce146">
            <text:p>15.3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9" table:style-name="ce146">
            <text:p>5.9</text:p>
          </table:table-cell>
          <table:table-cell office:value-type="float" office:value="6.4" table:style-name="ce146">
            <text:p>6.4</text:p>
          </table:table-cell>
          <table:table-cell office:value-type="float" office:value="21.7" table:style-name="ce146">
            <text:p>21.7</text:p>
          </table:table-cell>
          <table:table-cell office:value-type="float" office:value="35.200000000000003" table:style-name="ce146">
            <text:p>35.2</text:p>
          </table:table-cell>
          <table:table-cell office:value-type="float" office:value="6.9" table:style-name="ce146">
            <text:p>6.9</text:p>
          </table:table-cell>
          <table:table-cell office:value-type="float" office:value="10.5" table:style-name="ce146">
            <text:p>10.5</text:p>
          </table:table-cell>
          <table:table-cell office:value-type="float" office:value="17.399999999999999" table:style-name="ce146">
            <text:p>17.4</text:p>
          </table:table-cell>
          <table:table-cell office:value-type="float" office:value="52.6" table:style-name="ce146">
            <text:p>52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4.9000000000000004" table:style-name="ce146">
            <text:p>4.9</text:p>
          </table:table-cell>
          <table:table-cell office:value-type="float" office:value="3.9" table:style-name="ce146">
            <text:p>3.9</text:p>
          </table:table-cell>
          <table:table-cell office:value-type="float" office:value="6.6" table:style-name="ce146">
            <text:p>6.6</text:p>
          </table:table-cell>
          <table:table-cell office:value-type="float" office:value="10.4" table:style-name="ce146">
            <text:p>10.4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6" table:style-name="ce146">
            <text:p>13.6</text:p>
          </table:table-cell>
          <table:table-cell office:value-type="float" office:value="18.5" table:style-name="ce146">
            <text:p>18.5</text:p>
          </table:table-cell>
          <table:table-cell office:value-type="float" office:value="5.5" table:style-name="ce146">
            <text:p>5.5</text:p>
          </table:table-cell>
          <table:table-cell office:value-type="float" office:value="5.4" table:style-name="ce146">
            <text:p>5.4</text:p>
          </table:table-cell>
          <table:table-cell office:value-type="float" office:value="10.8" table:style-name="ce146">
            <text:p>10.8</text:p>
          </table:table-cell>
          <table:table-cell office:value-type="float" office:value="29.3" table:style-name="ce146">
            <text:p>29.3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2.2" table:style-name="ce146">
            <text:p>52.2</text:p>
          </table:table-cell>
          <table:table-cell office:value-type="float" office:value="29.2" table:style-name="ce146">
            <text:p>29.2</text:p>
          </table:table-cell>
          <table:table-cell office:value-type="float" office:value="40.700000000000003" table:style-name="ce146">
            <text:p>40.7</text:p>
          </table:table-cell>
          <table:table-cell office:value-type="float" office:value="69.900000000000006" table:style-name="ce146">
            <text:p>69.9</text:p>
          </table:table-cell>
          <table:table-cell office:value-type="float" office:value="0" table:style-name="ce146">
            <text:p>0.0</text:p>
          </table:table-cell>
          <table:table-cell office:value-type="float" office:value="3.3" table:style-name="ce146">
            <text:p>3.3</text:p>
          </table:table-cell>
          <table:table-cell office:value-type="float" office:value="42.1" table:style-name="ce146">
            <text:p>42.1</text:p>
          </table:table-cell>
          <table:table-cell office:value-type="float" office:value="45.4" table:style-name="ce146">
            <text:p>45.4</text:p>
          </table:table-cell>
          <table:table-cell office:value-type="float" office:value="115.3" table:style-name="ce146">
            <text:p>115.3</text:p>
          </table:table-cell>
          <table:table-cell office:value-type="float" office:value="167.5" table:style-name="ce146">
            <text:p>167.5</text:p>
          </table:table-cell>
          <table:table-cell office:value-type="float" office:value="32.799999999999997" table:style-name="ce146">
            <text:p>32.8</text:p>
          </table:table-cell>
          <table:table-cell office:value-type="float" office:value="59.7" table:style-name="ce146">
            <text:p>59.7</text:p>
          </table:table-cell>
          <table:table-cell office:value-type="float" office:value="92.5" table:style-name="ce146">
            <text:p>92.5</text:p>
          </table:table-cell>
          <table:table-cell office:value-type="float" office:value="260" table:style-name="ce146">
            <text:p>260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9" table:style-name="ce146">
            <text:p>1.9</text:p>
          </table:table-cell>
          <table:table-cell office:value-type="float" office:value="3.5" table:style-name="ce146">
            <text:p>3.5</text:p>
          </table:table-cell>
          <table:table-cell office:value-type="float" office:value="2.9" table:style-name="ce146">
            <text:p>2.9</text:p>
          </table:table-cell>
          <table:table-cell office:value-type="float" office:value="6.4" table:style-name="ce146">
            <text:p>6.4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8.5" table:style-name="ce146">
            <text:p>8.5</text:p>
          </table:table-cell>
          <table:table-cell office:value-type="float" office:value="10.4" table:style-name="ce146">
            <text:p>10.4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6" table:style-name="ce146">
            <text:p>6.0</text:p>
          </table:table-cell>
          <table:table-cell office:value-type="float" office:value="16.399999999999999" table:style-name="ce146">
            <text:p>16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3.6" table:style-name="ce146">
            <text:p>3.6</text:p>
          </table:table-cell>
          <table:table-cell office:value-type="float" office:value="5.5" table:style-name="ce146">
            <text:p>5.5</text:p>
          </table:table-cell>
          <table:table-cell office:value-type="float" office:value="4.7" table:style-name="ce146">
            <text:p>4.7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5" table:style-name="ce146">
            <text:p>13.5</text:p>
          </table:table-cell>
          <table:table-cell office:value-type="float" office:value="17.2" table:style-name="ce146">
            <text:p>17.2</text:p>
          </table:table-cell>
          <table:table-cell office:value-type="float" office:value="3.8" table:style-name="ce146">
            <text:p>3.8</text:p>
          </table:table-cell>
          <table:table-cell office:value-type="float" office:value="5" table:style-name="ce146">
            <text:p>5.0</text:p>
          </table:table-cell>
          <table:table-cell office:value-type="float" office:value="8.8000000000000007" table:style-name="ce146">
            <text:p>8.8</text:p>
          </table:table-cell>
          <table:table-cell office:value-type="float" office:value="26" table:style-name="ce146">
            <text:p>26.0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57.8" table:style-name="ce177">
            <text:p>57.8</text:p>
          </table:table-cell>
          <table:table-cell office:value-type="float" office:value="38.200000000000003" table:style-name="ce177">
            <text:p>38.2</text:p>
          </table:table-cell>
          <table:table-cell office:value-type="float" office:value="48.3" table:style-name="ce177">
            <text:p>48.3</text:p>
          </table:table-cell>
          <table:table-cell office:value-type="float" office:value="86.5" table:style-name="ce177">
            <text:p>86.5</text:p>
          </table:table-cell>
          <table:table-cell office:value-type="float" office:value="0" table:style-name="ce177">
            <text:p>0.0</text:p>
          </table:table-cell>
          <table:table-cell office:value-type="float" office:value="4.0999999999999996" table:style-name="ce177">
            <text:p>4.1</text:p>
          </table:table-cell>
          <table:table-cell office:value-type="float" office:value="46.7" table:style-name="ce177">
            <text:p>46.7</text:p>
          </table:table-cell>
          <table:table-cell office:value-type="float" office:value="50.8" table:style-name="ce177">
            <text:p>50.8</text:p>
          </table:table-cell>
          <table:table-cell office:value-type="float" office:value="137.30000000000001" table:style-name="ce177">
            <text:p>137.3</text:p>
          </table:table-cell>
          <table:table-cell office:value-type="float" office:value="195.1" table:style-name="ce177">
            <text:p>195.1</text:p>
          </table:table-cell>
          <table:table-cell office:value-type="float" office:value="39.5" table:style-name="ce177">
            <text:p>39.5</text:p>
          </table:table-cell>
          <table:table-cell office:value-type="float" office:value="67.7" table:style-name="ce177">
            <text:p>67.7</text:p>
          </table:table-cell>
          <table:table-cell office:value-type="float" office:value="107.3" table:style-name="ce177">
            <text:p>107.3</text:p>
          </table:table-cell>
          <table:table-cell office:value-type="float" office:value="302.39999999999998" table:style-name="ce177">
            <text:p>302.4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03).$A$1:TRA0103_(2003).$P$43" table:base-cell-address="TRA0103_(2003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02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02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7" table:style-name="ce146">
            <text:p>0.7</text:p>
          </table:table-cell>
          <table:table-cell office:value-type="float" office:value="1.9" table:style-name="ce146">
            <text:p>1.9</text:p>
          </table:table-cell>
          <table:table-cell office:value-type="float" office:value="1.8" table:style-name="ce146">
            <text:p>1.8</text:p>
          </table:table-cell>
          <table:table-cell office:value-type="float" office:value="3.7" table:style-name="ce146">
            <text:p>3.7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2.4" table:style-name="ce146">
            <text:p>2.4</text:p>
          </table:table-cell>
          <table:table-cell office:value-type="float" office:value="6" table:style-name="ce146">
            <text:p>6.0</text:p>
          </table:table-cell>
          <table:table-cell office:value-type="float" office:value="6.7" table:style-name="ce146">
            <text:p>6.7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9" table:style-name="ce146">
            <text:p>3.9</text:p>
          </table:table-cell>
          <table:table-cell office:value-type="float" office:value="5" table:style-name="ce146">
            <text:p>5.0</text:p>
          </table:table-cell>
          <table:table-cell office:value-type="float" office:value="11.7" table:style-name="ce146">
            <text:p>11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4.7" table:style-name="ce178">
              <text:p>4.7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6" table:formula="of:=[.C10]-[.C12]" table:style-name="ce178">
              <text:p>0.6</text:p>
            </table:table-cell>
            <table:table-cell office:value-type="float" office:value="1.4" table:formula="of:=[.D10]-[.D12]" table:style-name="ce178">
              <text:p>1.4</text:p>
            </table:table-cell>
            <table:table-cell office:value-type="float" office:value="1.5" table:formula="of:=[.E10]-[.E12]" table:style-name="ce178">
              <text:p>1.5</text:p>
            </table:table-cell>
            <table:table-cell office:value-type="float" office:value="2.8000000000000003" table:formula="of:=[.F10]-[.F12]" table:style-name="ce178">
              <text:p>2.8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3" table:formula="of:=[.H10]-[.H12]" table:style-name="ce178">
              <text:p>0.3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1" table:formula="of:=[.J10]-[.J12]" table:style-name="ce178">
              <text:p>1.0</text:p>
            </table:table-cell>
            <table:table-cell office:value-type="float" office:value="3.8" table:formula="of:=[.K10]-[.K12]" table:style-name="ce178">
              <text:p>3.8</text:p>
            </table:table-cell>
            <table:table-cell office:value-type="float" office:value="4.3000000000000007" table:formula="of:=[.L10]-[.L12]" table:style-name="ce178">
              <text:p>4.3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7999999999999998" table:formula="of:=[.N10]-[.N12]" table:style-name="ce178">
              <text:p>1.8</text:p>
            </table:table-cell>
            <table:table-cell office:value-type="float" office:value="2.7" table:formula="of:=[.O10]-[.O12]" table:style-name="ce178">
              <text:p>2.7</text:p>
            </table:table-cell>
            <table:table-cell office:value-type="float" office:value="6.9999999999999991" table:formula="of:=[.P10]-[.P12]" table:style-name="ce178">
              <text:p>7.0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0.199999999999999" table:style-name="ce146">
            <text:p>10.2</text:p>
          </table:table-cell>
          <table:table-cell office:value-type="float" office:value="2" table:style-name="ce146">
            <text:p>2.0</text:p>
          </table:table-cell>
          <table:table-cell office:value-type="float" office:value="3.4" table:style-name="ce146">
            <text:p>3.4</text:p>
          </table:table-cell>
          <table:table-cell office:value-type="float" office:value="5.4" table:style-name="ce146">
            <text:p>5.4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6.3" table:style-name="ce146">
            <text:p>6.3</text:p>
          </table:table-cell>
          <table:table-cell office:value-type="float" office:value="6.8" table:style-name="ce146">
            <text:p>6.8</text:p>
          </table:table-cell>
          <table:table-cell office:value-type="float" office:value="12.2" table:style-name="ce146">
            <text:p>12.2</text:p>
          </table:table-cell>
          <table:table-cell office:value-type="float" office:value="22.4" table:style-name="ce146">
            <text:p>22.4</text:p>
          </table:table-cell>
          <table:table-cell office:value-type="float" office:value="2.7" table:style-name="ce146">
            <text:p>2.7</text:p>
          </table:table-cell>
          <table:table-cell office:value-type="float" office:value="8.5" table:style-name="ce146">
            <text:p>8.5</text:p>
          </table:table-cell>
          <table:table-cell office:value-type="float" office:value="11.3" table:style-name="ce146">
            <text:p>11.3</text:p>
          </table:table-cell>
          <table:table-cell office:value-type="float" office:value="33.700000000000003" table:style-name="ce146">
            <text:p>33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6" table:style-name="ce178">
              <text:p>3.6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7.1" table:style-name="ce178">
              <text:p>7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8" table:style-name="ce178">
              <text:p>3.8</text:p>
            </table:table-cell>
            <table:table-cell office:value-type="float" office:value="4" table:style-name="ce178">
              <text:p>4.0</text:p>
            </table:table-cell>
            <table:table-cell office:value-type="float" office:value="11.2" table:style-name="ce178">
              <text:p>11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8" table:style-name="ce178">
              <text:p>0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4.7" table:style-name="ce178">
              <text:p>4.7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5.8" table:formula="of:=[.C14]-[.C16]-[.C17]" table:style-name="ce178">
              <text:p>5.8</text:p>
            </table:table-cell>
            <table:table-cell office:value-type="float" office:value="1.7" table:formula="of:=[.D14]-[.D16]-[.D17]" table:style-name="ce178">
              <text:p>1.7</text:p>
            </table:table-cell>
            <table:table-cell office:value-type="float" office:value="2.9" table:formula="of:=[.E14]-[.E16]-[.E17]" table:style-name="ce178">
              <text:p>2.9</text:p>
            </table:table-cell>
            <table:table-cell office:value-type="float" office:value="4.5999999999999996" table:formula="of:=[.F14]-[.F16]-[.F17]" table:style-name="ce178">
              <text:p>4.6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2" table:formula="of:=[.H14]-[.H16]-[.H17]" table:style-name="ce178">
              <text:p>0.2</text:p>
            </table:table-cell>
            <table:table-cell office:value-type="float" office:value="2.0999999999999996" table:formula="of:=[.I14]-[.I16]-[.I17]" table:style-name="ce178">
              <text:p>2.1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6.8999999999999995" table:formula="of:=[.K14]-[.K16]-[.K17]" table:style-name="ce178">
              <text:p>6.9</text:p>
            </table:table-cell>
            <table:table-cell office:value-type="float" office:value="12.7" table:formula="of:=[.L14]-[.L16]-[.L17]" table:style-name="ce178">
              <text:p>12.7</text:p>
            </table:table-cell>
            <table:table-cell office:value-type="float" office:value="2.4" table:formula="of:=[.M14]-[.M16]-[.M17]" table:style-name="ce178">
              <text:p>2.4</text:p>
            </table:table-cell>
            <table:table-cell office:value-type="float" office:value="2.7" table:formula="of:=[.N14]-[.N16]-[.N17]" table:style-name="ce178">
              <text:p>2.7</text:p>
            </table:table-cell>
            <table:table-cell office:value-type="float" office:value="5.2000000000000011" table:formula="of:=[.O14]-[.O16]-[.O17]" table:style-name="ce178">
              <text:p>5.2</text:p>
            </table:table-cell>
            <table:table-cell office:value-type="float" office:value="17.800000000000004" table:formula="of:=[.P14]-[.P16]-[.P17]" table:style-name="ce178">
              <text:p>17.8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.4" table:style-name="ce146">
            <text:p>5.4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6" table:style-name="ce146">
            <text:p>6.0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2" table:style-name="ce146">
            <text:p>4.2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10.6" table:style-name="ce146">
            <text:p>10.6</text:p>
          </table:table-cell>
          <table:table-cell office:value-type="float" office:value="16" table:style-name="ce146">
            <text:p>16.0</text:p>
          </table:table-cell>
          <table:table-cell office:value-type="float" office:value="3.3" table:style-name="ce146">
            <text:p>3.3</text:p>
          </table:table-cell>
          <table:table-cell office:value-type="float" office:value="5.7" table:style-name="ce146">
            <text:p>5.7</text:p>
          </table:table-cell>
          <table:table-cell office:value-type="float" office:value="8.9" table:style-name="ce146">
            <text:p>8.9</text:p>
          </table:table-cell>
          <table:table-cell office:value-type="float" office:value="25" table:style-name="ce146">
            <text:p>25.0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" table:style-name="ce178">
              <text:p>2.0</text:p>
            </table:table-cell>
            <table:table-cell office:value-type="float" office:value="3.8" table:style-name="ce178">
              <text:p>3.8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6" table:style-name="ce178">
              <text:p>6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5" table:style-name="ce178">
              <text:p>2.5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.1" table:style-name="ce178">
              <text:p>6.1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.3" table:style-name="ce178">
              <text:p>3.3</text:p>
            </table:table-cell>
            <table:table-cell office:value-type="float" office:value="9.4" table:style-name="ce178">
              <text:p>9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1000000000000005" table:formula="of:=[.C19]-[.C21]-[.C22]" table:style-name="ce178">
              <text:p>1.1</text:p>
            </table:table-cell>
            <table:table-cell office:value-type="float" office:value="2.1999999999999997" table:formula="of:=[.D19]-[.D21]-[.D22]" table:style-name="ce178">
              <text:p>2.2</text:p>
            </table:table-cell>
            <table:table-cell office:value-type="float" office:value="2" table:formula="of:=[.E19]-[.E21]-[.E22]" table:style-name="ce178">
              <text:p>2.0</text:p>
            </table:table-cell>
            <table:table-cell office:value-type="float" office:value="4.0999999999999996" table:formula="of:=[.F19]-[.F21]-[.F22]" table:style-name="ce178">
              <text:p>4.1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2" table:formula="of:=[.H19]-[.H21]-[.H22]" table:style-name="ce178">
              <text:p>0.2</text:p>
            </table:table-cell>
            <table:table-cell office:value-type="float" office:value="0.70000000000000018" table:formula="of:=[.I19]-[.I21]-[.I22]" table:style-name="ce178">
              <text:p>0.7</text:p>
            </table:table-cell>
            <table:table-cell office:value-type="float" office:value="0.89999999999999991" table:formula="of:=[.J19]-[.J21]-[.J22]" table:style-name="ce178">
              <text:p>0.9</text:p>
            </table:table-cell>
            <table:table-cell office:value-type="float" office:value="5" table:formula="of:=[.K19]-[.K21]-[.K22]" table:style-name="ce178">
              <text:p>5.0</text:p>
            </table:table-cell>
            <table:table-cell office:value-type="float" office:value="6.1" table:formula="of:=[.L19]-[.L21]-[.L22]" table:style-name="ce178">
              <text:p>6.1</text:p>
            </table:table-cell>
            <table:table-cell office:value-type="float" office:value="2.1999999999999997" table:formula="of:=[.M19]-[.M21]-[.M22]" table:style-name="ce178">
              <text:p>2.2</text:p>
            </table:table-cell>
            <table:table-cell office:value-type="float" office:value="1.3999999999999995" table:formula="of:=[.N19]-[.N21]-[.N22]" table:style-name="ce178">
              <text:p>1.4</text:p>
            </table:table-cell>
            <table:table-cell office:value-type="float" office:value="3.5000000000000009" table:formula="of:=[.O19]-[.O21]-[.O22]" table:style-name="ce178">
              <text:p>3.5</text:p>
            </table:table-cell>
            <table:table-cell office:value-type="float" office:value="9.6" table:formula="of:=[.P19]-[.P21]-[.P22]" table:style-name="ce178">
              <text:p>9.6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3.9" table:style-name="ce146">
            <text:p>3.9</text:p>
          </table:table-cell>
          <table:table-cell office:value-type="float" office:value="5" table:style-name="ce146">
            <text:p>5.0</text:p>
          </table:table-cell>
          <table:table-cell office:value-type="float" office:value="4.3" table:style-name="ce146">
            <text:p>4.3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5" table:style-name="ce146">
            <text:p>2.5</text:p>
          </table:table-cell>
          <table:table-cell office:value-type="float" office:value="3" table:style-name="ce146">
            <text:p>3.0</text:p>
          </table:table-cell>
          <table:table-cell office:value-type="float" office:value="12.3" table:style-name="ce146">
            <text:p>12.3</text:p>
          </table:table-cell>
          <table:table-cell office:value-type="float" office:value="16.2" table:style-name="ce146">
            <text:p>16.2</text:p>
          </table:table-cell>
          <table:table-cell office:value-type="float" office:value="3.9" table:style-name="ce146">
            <text:p>3.9</text:p>
          </table:table-cell>
          <table:table-cell office:value-type="float" office:value="4.3" table:style-name="ce146">
            <text:p>4.3</text:p>
          </table:table-cell>
          <table:table-cell office:value-type="float" office:value="8.1999999999999993" table:style-name="ce146">
            <text:p>8.2</text:p>
          </table:table-cell>
          <table:table-cell office:value-type="float" office:value="24.4" table:style-name="ce146">
            <text:p>24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7" table:style-name="ce146">
            <text:p>7.0</text:p>
          </table:table-cell>
          <table:table-cell office:value-type="float" office:value="2.9" table:style-name="ce146">
            <text:p>2.9</text:p>
          </table:table-cell>
          <table:table-cell office:value-type="float" office:value="3.3" table:style-name="ce146">
            <text:p>3.3</text:p>
          </table:table-cell>
          <table:table-cell office:value-type="float" office:value="6.2" table:style-name="ce146">
            <text:p>6.2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4.3" table:style-name="ce146">
            <text:p>4.3</text:p>
          </table:table-cell>
          <table:table-cell office:value-type="float" office:value="5" table:style-name="ce146">
            <text:p>5.0</text:p>
          </table:table-cell>
          <table:table-cell office:value-type="float" office:value="11.2" table:style-name="ce146">
            <text:p>11.2</text:p>
          </table:table-cell>
          <table:table-cell office:value-type="float" office:value="18.3" table:style-name="ce146">
            <text:p>18.3</text:p>
          </table:table-cell>
          <table:table-cell office:value-type="float" office:value="3.3" table:style-name="ce146">
            <text:p>3.3</text:p>
          </table:table-cell>
          <table:table-cell office:value-type="float" office:value="7.7" table:style-name="ce146">
            <text:p>7.7</text:p>
          </table:table-cell>
          <table:table-cell office:value-type="float" office:value="11" table:style-name="ce146">
            <text:p>11.0</text:p>
          </table:table-cell>
          <table:table-cell office:value-type="float" office:value="29.3" table:style-name="ce146">
            <text:p>29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7" table:style-name="ce178">
              <text:p>1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.2" table:style-name="ce178">
              <text:p>5.2</text:p>
            </table:table-cell>
            <table:table-cell office:value-type="float" office:value="5.4" table:style-name="ce178">
              <text:p>5.4</text:p>
            </table:table-cell>
            <table:table-cell office:value-type="float" office:value="10.199999999999999" table:style-name="ce178">
              <text:p>10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.3" table:formula="of:=[.C25]-[.C27]" table:style-name="ce178">
              <text:p>5.3</text:p>
            </table:table-cell>
            <table:table-cell office:value-type="float" office:value="2.6999999999999997" table:formula="of:=[.D25]-[.D27]" table:style-name="ce178">
              <text:p>2.7</text:p>
            </table:table-cell>
            <table:table-cell office:value-type="float" office:value="3.1999999999999997" table:formula="of:=[.E25]-[.E27]" table:style-name="ce178">
              <text:p>3.2</text:p>
            </table:table-cell>
            <table:table-cell office:value-type="float" office:value="5.9" table:formula="of:=[.F25]-[.F27]" table:style-name="ce178">
              <text:p>5.9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9999999999999994" table:formula="of:=[.H25]-[.H27]" table:style-name="ce178">
              <text:p>0.5</text:p>
            </table:table-cell>
            <table:table-cell office:value-type="float" office:value="1.5999999999999996" table:formula="of:=[.I25]-[.I27]" table:style-name="ce178">
              <text:p>1.6</text:p>
            </table:table-cell>
            <table:table-cell office:value-type="float" office:value="2.2000000000000002" table:formula="of:=[.J25]-[.J27]" table:style-name="ce178">
              <text:p>2.2</text:p>
            </table:table-cell>
            <table:table-cell office:value-type="float" office:value="8.1" table:formula="of:=[.K25]-[.K27]" table:style-name="ce178">
              <text:p>8.1</text:p>
            </table:table-cell>
            <table:table-cell office:value-type="float" office:value="13.4" table:formula="of:=[.L25]-[.L27]" table:style-name="ce178">
              <text:p>13.4</text:p>
            </table:table-cell>
            <table:table-cell office:value-type="float" office:value="3.0999999999999996" table:formula="of:=[.M25]-[.M27]" table:style-name="ce178">
              <text:p>3.1</text:p>
            </table:table-cell>
            <table:table-cell office:value-type="float" office:value="2.5" table:formula="of:=[.N25]-[.N27]" table:style-name="ce178">
              <text:p>2.5</text:p>
            </table:table-cell>
            <table:table-cell office:value-type="float" office:value="5.6" table:formula="of:=[.O25]-[.O27]" table:style-name="ce178">
              <text:p>5.6</text:p>
            </table:table-cell>
            <table:table-cell office:value-type="float" office:value="19.100000000000001" table:formula="of:=[.P25]-[.P27]" table:style-name="ce178">
              <text:p>19.1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" table:style-name="ce146">
            <text:p>5.0</text:p>
          </table:table-cell>
          <table:table-cell office:value-type="float" office:value="5.9" table:style-name="ce146">
            <text:p>5.9</text:p>
          </table:table-cell>
          <table:table-cell office:value-type="float" office:value="6.2" table:style-name="ce146">
            <text:p>6.2</text:p>
          </table:table-cell>
          <table:table-cell office:value-type="float" office:value="12.2" table:style-name="ce146">
            <text:p>12.2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3.1" table:style-name="ce146">
            <text:p>3.1</text:p>
          </table:table-cell>
          <table:table-cell office:value-type="float" office:value="3.4" table:style-name="ce146">
            <text:p>3.4</text:p>
          </table:table-cell>
          <table:table-cell office:value-type="float" office:value="15.6" table:style-name="ce146">
            <text:p>15.6</text:p>
          </table:table-cell>
          <table:table-cell office:value-type="float" office:value="20.6" table:style-name="ce146">
            <text:p>20.6</text:p>
          </table:table-cell>
          <table:table-cell office:value-type="float" office:value="6.3" table:style-name="ce146">
            <text:p>6.3</text:p>
          </table:table-cell>
          <table:table-cell office:value-type="float" office:value="6.3" table:style-name="ce146">
            <text:p>6.3</text:p>
          </table:table-cell>
          <table:table-cell office:value-type="float" office:value="12.6" table:style-name="ce146">
            <text:p>12.6</text:p>
          </table:table-cell>
          <table:table-cell office:value-type="float" office:value="33.200000000000003" table:style-name="ce146">
            <text:p>33.2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4" table:style-name="ce146">
            <text:p>1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0.8" table:style-name="ce146">
            <text:p>10.8</text:p>
          </table:table-cell>
          <table:table-cell office:value-type="float" office:value="10.8" table:style-name="ce146">
            <text:p>10.8</text:p>
          </table:table-cell>
          <table:table-cell office:value-type="float" office:value="11.2" table:style-name="ce146">
            <text:p>11.2</text:p>
          </table:table-cell>
          <table:table-cell office:value-type="float" office:value="12.6" table:style-name="ce146">
            <text:p>12.6</text:p>
          </table:table-cell>
          <table:table-cell office:value-type="float" office:value="0.1" table:style-name="ce146">
            <text:p>0.1</text:p>
          </table:table-cell>
          <table:table-cell office:value-type="float" office:value="7.3" table:style-name="ce146">
            <text:p>7.3</text:p>
          </table:table-cell>
          <table:table-cell office:value-type="float" office:value="7.4" table:style-name="ce146">
            <text:p>7.4</text:p>
          </table:table-cell>
          <table:table-cell office:value-type="float" office:value="20" table:style-name="ce146">
            <text:p>20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6" table:style-name="ce146">
            <text:p>13.6</text:p>
          </table:table-cell>
          <table:table-cell office:value-type="float" office:value="6.3" table:style-name="ce146">
            <text:p>6.3</text:p>
          </table:table-cell>
          <table:table-cell office:value-type="float" office:value="8.8000000000000007" table:style-name="ce146">
            <text:p>8.8</text:p>
          </table:table-cell>
          <table:table-cell office:value-type="float" office:value="15.1" table:style-name="ce146">
            <text:p>15.1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9" table:style-name="ce146">
            <text:p>5.9</text:p>
          </table:table-cell>
          <table:table-cell office:value-type="float" office:value="6.4" table:style-name="ce146">
            <text:p>6.4</text:p>
          </table:table-cell>
          <table:table-cell office:value-type="float" office:value="21.5" table:style-name="ce146">
            <text:p>21.5</text:p>
          </table:table-cell>
          <table:table-cell office:value-type="float" office:value="35.200000000000003" table:style-name="ce146">
            <text:p>35.2</text:p>
          </table:table-cell>
          <table:table-cell office:value-type="float" office:value="6.9" table:style-name="ce146">
            <text:p>6.9</text:p>
          </table:table-cell>
          <table:table-cell office:value-type="float" office:value="10.5" table:style-name="ce146">
            <text:p>10.5</text:p>
          </table:table-cell>
          <table:table-cell office:value-type="float" office:value="17.399999999999999" table:style-name="ce146">
            <text:p>17.4</text:p>
          </table:table-cell>
          <table:table-cell office:value-type="float" office:value="52.6" table:style-name="ce146">
            <text:p>52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4.8" table:style-name="ce146">
            <text:p>4.8</text:p>
          </table:table-cell>
          <table:table-cell office:value-type="float" office:value="4.2" table:style-name="ce146">
            <text:p>4.2</text:p>
          </table:table-cell>
          <table:table-cell office:value-type="float" office:value="6.1" table:style-name="ce146">
            <text:p>6.1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3.4" table:style-name="ce146">
            <text:p>13.4</text:p>
          </table:table-cell>
          <table:table-cell office:value-type="float" office:value="18.2" table:style-name="ce146">
            <text:p>18.2</text:p>
          </table:table-cell>
          <table:table-cell office:value-type="float" office:value="5.4" table:style-name="ce146">
            <text:p>5.4</text:p>
          </table:table-cell>
          <table:table-cell office:value-type="float" office:value="5.3" table:style-name="ce146">
            <text:p>5.3</text:p>
          </table:table-cell>
          <table:table-cell office:value-type="float" office:value="10.7" table:style-name="ce146">
            <text:p>10.7</text:p>
          </table:table-cell>
          <table:table-cell office:value-type="float" office:value="28.8" table:style-name="ce146">
            <text:p>28.8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2.1" table:style-name="ce146">
            <text:p>52.1</text:p>
          </table:table-cell>
          <table:table-cell office:value-type="float" office:value="31.2" table:style-name="ce146">
            <text:p>31.2</text:p>
          </table:table-cell>
          <table:table-cell office:value-type="float" office:value="37.299999999999997" table:style-name="ce146">
            <text:p>37.3</text:p>
          </table:table-cell>
          <table:table-cell office:value-type="float" office:value="68.5" table:style-name="ce146">
            <text:p>68.5</text:p>
          </table:table-cell>
          <table:table-cell office:value-type="float" office:value="0" table:style-name="ce146">
            <text:p>0.0</text:p>
          </table:table-cell>
          <table:table-cell office:value-type="float" office:value="3.8" table:style-name="ce146">
            <text:p>3.8</text:p>
          </table:table-cell>
          <table:table-cell office:value-type="float" office:value="41.9" table:style-name="ce146">
            <text:p>41.9</text:p>
          </table:table-cell>
          <table:table-cell office:value-type="float" office:value="45.7" table:style-name="ce146">
            <text:p>45.7</text:p>
          </table:table-cell>
          <table:table-cell office:value-type="float" office:value="114.2" table:style-name="ce146">
            <text:p>114.2</text:p>
          </table:table-cell>
          <table:table-cell office:value-type="float" office:value="166.3" table:style-name="ce146">
            <text:p>166.3</text:p>
          </table:table-cell>
          <table:table-cell office:value-type="float" office:value="33" table:style-name="ce146">
            <text:p>33.0</text:p>
          </table:table-cell>
          <table:table-cell office:value-type="float" office:value="59.5" table:style-name="ce146">
            <text:p>59.5</text:p>
          </table:table-cell>
          <table:table-cell office:value-type="float" office:value="92.5" table:style-name="ce146">
            <text:p>92.5</text:p>
          </table:table-cell>
          <table:table-cell office:value-type="float" office:value="258.7" table:style-name="ce146">
            <text:p>258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9" table:style-name="ce146">
            <text:p>1.9</text:p>
          </table:table-cell>
          <table:table-cell office:value-type="float" office:value="3.5" table:style-name="ce146">
            <text:p>3.5</text:p>
          </table:table-cell>
          <table:table-cell office:value-type="float" office:value="2.8" table:style-name="ce146">
            <text:p>2.8</text:p>
          </table:table-cell>
          <table:table-cell office:value-type="float" office:value="6.2" table:style-name="ce146">
            <text:p>6.2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8" table:style-name="ce146">
            <text:p>1.8</text:p>
          </table:table-cell>
          <table:table-cell office:value-type="float" office:value="2.1" table:style-name="ce146">
            <text:p>2.1</text:p>
          </table:table-cell>
          <table:table-cell office:value-type="float" office:value="8.3000000000000007" table:style-name="ce146">
            <text:p>8.3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6" table:style-name="ce146">
            <text:p>6.0</text:p>
          </table:table-cell>
          <table:table-cell office:value-type="float" office:value="16.2" table:style-name="ce146">
            <text:p>16.2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3.6" table:style-name="ce146">
            <text:p>3.6</text:p>
          </table:table-cell>
          <table:table-cell office:value-type="float" office:value="5.4" table:style-name="ce146">
            <text:p>5.4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10" table:style-name="ce146">
            <text:p>10.0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4" table:style-name="ce146">
            <text:p>3.4</text:p>
          </table:table-cell>
          <table:table-cell office:value-type="float" office:value="13.4" table:style-name="ce146">
            <text:p>13.4</text:p>
          </table:table-cell>
          <table:table-cell office:value-type="float" office:value="16.899999999999999" table:style-name="ce146">
            <text:p>16.9</text:p>
          </table:table-cell>
          <table:table-cell office:value-type="float" office:value="3.8" table:style-name="ce146">
            <text:p>3.8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25.7" table:style-name="ce146">
            <text:p>25.7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57.6" table:style-name="ce177">
            <text:p>57.6</text:p>
          </table:table-cell>
          <table:table-cell office:value-type="float" office:value="40.1" table:style-name="ce177">
            <text:p>40.1</text:p>
          </table:table-cell>
          <table:table-cell office:value-type="float" office:value="44.6" table:style-name="ce177">
            <text:p>44.6</text:p>
          </table:table-cell>
          <table:table-cell office:value-type="float" office:value="84.7" table:style-name="ce177">
            <text:p>84.7</text:p>
          </table:table-cell>
          <table:table-cell office:value-type="float" office:value="0" table:style-name="ce177">
            <text:p>0.0</text:p>
          </table:table-cell>
          <table:table-cell office:value-type="float" office:value="4.5999999999999996" table:style-name="ce177">
            <text:p>4.6</text:p>
          </table:table-cell>
          <table:table-cell office:value-type="float" office:value="46.5" table:style-name="ce177">
            <text:p>46.5</text:p>
          </table:table-cell>
          <table:table-cell office:value-type="float" office:value="51.1" table:style-name="ce177">
            <text:p>51.1</text:p>
          </table:table-cell>
          <table:table-cell office:value-type="float" office:value="135.80000000000001" table:style-name="ce177">
            <text:p>135.8</text:p>
          </table:table-cell>
          <table:table-cell office:value-type="float" office:value="193.4" table:style-name="ce177">
            <text:p>193.4</text:p>
          </table:table-cell>
          <table:table-cell office:value-type="float" office:value="39.700000000000003" table:style-name="ce177">
            <text:p>39.7</text:p>
          </table:table-cell>
          <table:table-cell office:value-type="float" office:value="67.5" table:style-name="ce177">
            <text:p>67.5</text:p>
          </table:table-cell>
          <table:table-cell office:value-type="float" office:value="107.2" table:style-name="ce177">
            <text:p>107.2</text:p>
          </table:table-cell>
          <table:table-cell office:value-type="float" office:value="300.60000000000002" table:style-name="ce177">
            <text:p>300.6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02).$A$1:TRA0103_(2002).$P$43" table:base-cell-address="TRA0103_(2002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01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01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6" table:style-name="ce146">
            <text:p>0.6</text:p>
          </table:table-cell>
          <table:table-cell office:value-type="float" office:value="1.9" table:style-name="ce146">
            <text:p>1.9</text:p>
          </table:table-cell>
          <table:table-cell office:value-type="float" office:value="1.7" table:style-name="ce146">
            <text:p>1.7</text:p>
          </table:table-cell>
          <table:table-cell office:value-type="float" office:value="3.6" table:style-name="ce146">
            <text:p>3.6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1.8" table:style-name="ce146">
            <text:p>1.8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5.9" table:style-name="ce146">
            <text:p>5.9</text:p>
          </table:table-cell>
          <table:table-cell office:value-type="float" office:value="6.6" table:style-name="ce146">
            <text:p>6.6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8" table:style-name="ce146">
            <text:p>3.8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5" table:style-name="ce146">
            <text:p>11.5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" table:style-name="ce178">
              <text:p>1.0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4.5999999999999996" table:style-name="ce178">
              <text:p>4.6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5" table:formula="of:=[.C10]-[.C12]" table:style-name="ce178">
              <text:p>0.5</text:p>
            </table:table-cell>
            <table:table-cell office:value-type="float" office:value="1.4" table:formula="of:=[.D10]-[.D12]" table:style-name="ce178">
              <text:p>1.4</text:p>
            </table:table-cell>
            <table:table-cell office:value-type="float" office:value="1.4" table:formula="of:=[.E10]-[.E12]" table:style-name="ce178">
              <text:p>1.4</text:p>
            </table:table-cell>
            <table:table-cell office:value-type="float" office:value="2.8" table:formula="of:=[.F10]-[.F12]" table:style-name="ce178">
              <text:p>2.8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2" table:formula="of:=[.H10]-[.H12]" table:style-name="ce178">
              <text:p>0.2</text:p>
            </table:table-cell>
            <table:table-cell office:value-type="float" office:value="0.8" table:formula="of:=[.I10]-[.I12]" table:style-name="ce178">
              <text:p>0.8</text:p>
            </table:table-cell>
            <table:table-cell office:value-type="float" office:value="0.89999999999999991" table:formula="of:=[.J10]-[.J12]" table:style-name="ce178">
              <text:p>0.9</text:p>
            </table:table-cell>
            <table:table-cell office:value-type="float" office:value="3.7" table:formula="of:=[.K10]-[.K12]" table:style-name="ce178">
              <text:p>3.7</text:p>
            </table:table-cell>
            <table:table-cell office:value-type="float" office:value="4.3" table:formula="of:=[.L10]-[.L12]" table:style-name="ce178">
              <text:p>4.3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6999999999999997" table:formula="of:=[.N10]-[.N12]" table:style-name="ce178">
              <text:p>1.7</text:p>
            </table:table-cell>
            <table:table-cell office:value-type="float" office:value="2.6000000000000005" table:formula="of:=[.O10]-[.O12]" table:style-name="ce178">
              <text:p>2.6</text:p>
            </table:table-cell>
            <table:table-cell office:value-type="float" office:value="6.9" table:formula="of:=[.P10]-[.P12]" table:style-name="ce178">
              <text:p>6.9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10" table:style-name="ce146">
            <text:p>10.0</text:p>
          </table:table-cell>
          <table:table-cell office:value-type="float" office:value="2.4" table:style-name="ce146">
            <text:p>2.4</text:p>
          </table:table-cell>
          <table:table-cell office:value-type="float" office:value="2.9" table:style-name="ce146">
            <text:p>2.9</text:p>
          </table:table-cell>
          <table:table-cell office:value-type="float" office:value="5.3" table:style-name="ce146">
            <text:p>5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6.2" table:style-name="ce146">
            <text:p>6.2</text:p>
          </table:table-cell>
          <table:table-cell office:value-type="float" office:value="6.8" table:style-name="ce146">
            <text:p>6.8</text:p>
          </table:table-cell>
          <table:table-cell office:value-type="float" office:value="12.1" table:style-name="ce146">
            <text:p>12.1</text:p>
          </table:table-cell>
          <table:table-cell office:value-type="float" office:value="22.1" table:style-name="ce146">
            <text:p>22.1</text:p>
          </table:table-cell>
          <table:table-cell office:value-type="float" office:value="2.6" table:style-name="ce146">
            <text:p>2.6</text:p>
          </table:table-cell>
          <table:table-cell office:value-type="float" office:value="8.3000000000000007" table:style-name="ce146">
            <text:p>8.3</text:p>
          </table:table-cell>
          <table:table-cell office:value-type="float" office:value="11" table:style-name="ce146">
            <text:p>11.0</text:p>
          </table:table-cell>
          <table:table-cell office:value-type="float" office:value="33.1" table:style-name="ce146">
            <text:p>33.1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4" table:style-name="ce178">
              <text:p>3.4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7" table:style-name="ce178">
              <text:p>7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3.9" table:style-name="ce178">
              <text:p>3.9</text:p>
            </table:table-cell>
            <table:table-cell office:value-type="float" office:value="10.9" table:style-name="ce178">
              <text:p>10.9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8" table:style-name="ce178">
              <text:p>0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5999999999999996" table:style-name="ce178">
              <text:p>4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5.8" table:formula="of:=[.C14]-[.C16]-[.C17]" table:style-name="ce178">
              <text:p>5.8</text:p>
            </table:table-cell>
            <table:table-cell office:value-type="float" office:value="2.0999999999999996" table:formula="of:=[.D14]-[.D16]-[.D17]" table:style-name="ce178">
              <text:p>2.1</text:p>
            </table:table-cell>
            <table:table-cell office:value-type="float" office:value="2.4" table:formula="of:=[.E14]-[.E16]-[.E17]" table:style-name="ce178">
              <text:p>2.4</text:p>
            </table:table-cell>
            <table:table-cell office:value-type="float" office:value="4.4999999999999991" table:formula="of:=[.F14]-[.F16]-[.F17]" table:style-name="ce178">
              <text:p>4.5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3" table:formula="of:=[.H14]-[.H16]-[.H17]" table:style-name="ce178">
              <text:p>0.3</text:p>
            </table:table-cell>
            <table:table-cell office:value-type="float" office:value="2.1" table:formula="of:=[.I14]-[.I16]-[.I17]" table:style-name="ce178">
              <text:p>2.1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6.8999999999999995" table:formula="of:=[.K14]-[.K16]-[.K17]" table:style-name="ce178">
              <text:p>6.9</text:p>
            </table:table-cell>
            <table:table-cell office:value-type="float" office:value="12.500000000000002" table:formula="of:=[.L14]-[.L16]-[.L17]" table:style-name="ce178">
              <text:p>12.5</text:p>
            </table:table-cell>
            <table:table-cell office:value-type="float" office:value="2.2999999999999998" table:formula="of:=[.M14]-[.M16]-[.M17]" table:style-name="ce178">
              <text:p>2.3</text:p>
            </table:table-cell>
            <table:table-cell office:value-type="float" office:value="2.7000000000000006" table:formula="of:=[.N14]-[.N16]-[.N17]" table:style-name="ce178">
              <text:p>2.7</text:p>
            </table:table-cell>
            <table:table-cell office:value-type="float" office:value="5.0999999999999996" table:formula="of:=[.O14]-[.O16]-[.O17]" table:style-name="ce178">
              <text:p>5.1</text:p>
            </table:table-cell>
            <table:table-cell office:value-type="float" office:value="17.600000000000001" table:formula="of:=[.P14]-[.P16]-[.P17]" table:style-name="ce178">
              <text:p>17.6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.3" table:style-name="ce146">
            <text:p>5.3</text:p>
          </table:table-cell>
          <table:table-cell office:value-type="float" office:value="2.9" table:style-name="ce146">
            <text:p>2.9</text:p>
          </table:table-cell>
          <table:table-cell office:value-type="float" office:value="3" table:style-name="ce146">
            <text:p>3.0</text:p>
          </table:table-cell>
          <table:table-cell office:value-type="float" office:value="5.9" table:style-name="ce146">
            <text:p>5.9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4.5" table:style-name="ce146">
            <text:p>4.5</text:p>
          </table:table-cell>
          <table:table-cell office:value-type="float" office:value="10.4" table:style-name="ce146">
            <text:p>10.4</text:p>
          </table:table-cell>
          <table:table-cell office:value-type="float" office:value="15.7" table:style-name="ce146">
            <text:p>15.7</text:p>
          </table:table-cell>
          <table:table-cell office:value-type="float" office:value="3.1" table:style-name="ce146">
            <text:p>3.1</text:p>
          </table:table-cell>
          <table:table-cell office:value-type="float" office:value="5.5" table:style-name="ce146">
            <text:p>5.5</text:p>
          </table:table-cell>
          <table:table-cell office:value-type="float" office:value="8.6" table:style-name="ce146">
            <text:p>8.6</text:p>
          </table:table-cell>
          <table:table-cell office:value-type="float" office:value="24.3" table:style-name="ce146">
            <text:p>24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" table:style-name="ce178">
              <text:p>2.0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" table:style-name="ce178">
              <text:p>2.0</text:p>
            </table:table-cell>
            <table:table-cell office:value-type="float" office:value="5.8" table:style-name="ce178">
              <text:p>5.8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4" table:style-name="ce178">
              <text:p>2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" table:style-name="ce178">
              <text:p>6.0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3.2" table:style-name="ce178">
              <text:p>3.2</text:p>
            </table:table-cell>
            <table:table-cell office:value-type="float" office:value="9.1999999999999993" table:style-name="ce178">
              <text:p>9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1000000000000001" table:formula="of:=[.C19]-[.C21]-[.C22]" table:style-name="ce178">
              <text:p>1.1</text:p>
            </table:table-cell>
            <table:table-cell office:value-type="float" office:value="2.1999999999999997" table:formula="of:=[.D19]-[.D21]-[.D22]" table:style-name="ce178">
              <text:p>2.2</text:p>
            </table:table-cell>
            <table:table-cell office:value-type="float" office:value="1.9" table:formula="of:=[.E19]-[.E21]-[.E22]" table:style-name="ce178">
              <text:p>1.9</text:p>
            </table:table-cell>
            <table:table-cell office:value-type="float" office:value="4" table:formula="of:=[.F19]-[.F21]-[.F22]" table:style-name="ce178">
              <text:p>4.0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2" table:formula="of:=[.H19]-[.H21]-[.H22]" table:style-name="ce178">
              <text:p>0.2</text:p>
            </table:table-cell>
            <table:table-cell office:value-type="float" office:value="0.59999999999999964" table:formula="of:=[.I19]-[.I21]-[.I22]" table:style-name="ce178">
              <text:p>0.6</text:p>
            </table:table-cell>
            <table:table-cell office:value-type="float" office:value="0.80000000000000027" table:formula="of:=[.J19]-[.J21]-[.J22]" table:style-name="ce178">
              <text:p>0.8</text:p>
            </table:table-cell>
            <table:table-cell office:value-type="float" office:value="4.8000000000000007" table:formula="of:=[.K19]-[.K21]-[.K22]" table:style-name="ce178">
              <text:p>4.8</text:p>
            </table:table-cell>
            <table:table-cell office:value-type="float" office:value="6" table:formula="of:=[.L19]-[.L21]-[.L22]" table:style-name="ce178">
              <text:p>6.0</text:p>
            </table:table-cell>
            <table:table-cell office:value-type="float" office:value="2" table:formula="of:=[.M19]-[.M21]-[.M22]" table:style-name="ce178">
              <text:p>2.0</text:p>
            </table:table-cell>
            <table:table-cell office:value-type="float" office:value="1.2999999999999998" table:formula="of:=[.N19]-[.N21]-[.N22]" table:style-name="ce178">
              <text:p>1.3</text:p>
            </table:table-cell>
            <table:table-cell office:value-type="float" office:value="3.3999999999999995" table:formula="of:=[.O19]-[.O21]-[.O22]" table:style-name="ce178">
              <text:p>3.4</text:p>
            </table:table-cell>
            <table:table-cell office:value-type="float" office:value="9.3000000000000007" table:formula="of:=[.P19]-[.P21]-[.P22]" table:style-name="ce178">
              <text:p>9.3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3.9" table:style-name="ce146">
            <text:p>3.9</text:p>
          </table:table-cell>
          <table:table-cell office:value-type="float" office:value="5.2" table:style-name="ce146">
            <text:p>5.2</text:p>
          </table:table-cell>
          <table:table-cell office:value-type="float" office:value="3.8" table:style-name="ce146">
            <text:p>3.8</text:p>
          </table:table-cell>
          <table:table-cell office:value-type="float" office:value="9" table:style-name="ce146">
            <text:p>9.0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4" table:style-name="ce146">
            <text:p>2.4</text:p>
          </table:table-cell>
          <table:table-cell office:value-type="float" office:value="3" table:style-name="ce146">
            <text:p>3.0</text:p>
          </table:table-cell>
          <table:table-cell office:value-type="float" office:value="12" table:style-name="ce146">
            <text:p>12.0</text:p>
          </table:table-cell>
          <table:table-cell office:value-type="float" office:value="15.9" table:style-name="ce146">
            <text:p>15.9</text:p>
          </table:table-cell>
          <table:table-cell office:value-type="float" office:value="3.7" table:style-name="ce146">
            <text:p>3.7</text:p>
          </table:table-cell>
          <table:table-cell office:value-type="float" office:value="4.2" table:style-name="ce146">
            <text:p>4.2</text:p>
          </table:table-cell>
          <table:table-cell office:value-type="float" office:value="7.8" table:style-name="ce146">
            <text:p>7.8</text:p>
          </table:table-cell>
          <table:table-cell office:value-type="float" office:value="23.7" table:style-name="ce146">
            <text:p>23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6.9" table:style-name="ce146">
            <text:p>6.9</text:p>
          </table:table-cell>
          <table:table-cell office:value-type="float" office:value="3.1" table:style-name="ce146">
            <text:p>3.1</text:p>
          </table:table-cell>
          <table:table-cell office:value-type="float" office:value="3" table:style-name="ce146">
            <text:p>3.0</text:p>
          </table:table-cell>
          <table:table-cell office:value-type="float" office:value="6" table:style-name="ce146">
            <text:p>6.0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4.3" table:style-name="ce146">
            <text:p>4.3</text:p>
          </table:table-cell>
          <table:table-cell office:value-type="float" office:value="5" table:style-name="ce146">
            <text:p>5.0</text:p>
          </table:table-cell>
          <table:table-cell office:value-type="float" office:value="11" table:style-name="ce146">
            <text:p>11.0</text:p>
          </table:table-cell>
          <table:table-cell office:value-type="float" office:value="17.899999999999999" table:style-name="ce146">
            <text:p>17.9</text:p>
          </table:table-cell>
          <table:table-cell office:value-type="float" office:value="3.2" table:style-name="ce146">
            <text:p>3.2</text:p>
          </table:table-cell>
          <table:table-cell office:value-type="float" office:value="7.5" table:style-name="ce146">
            <text:p>7.5</text:p>
          </table:table-cell>
          <table:table-cell office:value-type="float" office:value="10.7" table:style-name="ce146">
            <text:p>10.7</text:p>
          </table:table-cell>
          <table:table-cell office:value-type="float" office:value="28.6" table:style-name="ce146">
            <text:p>28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7" table:style-name="ce178">
              <text:p>1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.0999999999999996" table:style-name="ce178">
              <text:p>5.1</text:p>
            </table:table-cell>
            <table:table-cell office:value-type="float" office:value="5.2" table:style-name="ce178">
              <text:p>5.2</text:p>
            </table:table-cell>
            <table:table-cell office:value-type="float" office:value="10" table:style-name="ce178">
              <text:p>10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.2" table:formula="of:=[.C25]-[.C27]" table:style-name="ce178">
              <text:p>5.2</text:p>
            </table:table-cell>
            <table:table-cell office:value-type="float" office:value="2.9" table:formula="of:=[.D25]-[.D27]" table:style-name="ce178">
              <text:p>2.9</text:p>
            </table:table-cell>
            <table:table-cell office:value-type="float" office:value="2.9" table:formula="of:=[.E25]-[.E27]" table:style-name="ce178">
              <text:p>2.9</text:p>
            </table:table-cell>
            <table:table-cell office:value-type="float" office:value="5.7" table:formula="of:=[.F25]-[.F27]" table:style-name="ce178">
              <text:p>5.7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9999999999999994" table:formula="of:=[.H25]-[.H27]" table:style-name="ce178">
              <text:p>0.5</text:p>
            </table:table-cell>
            <table:table-cell office:value-type="float" office:value="1.5999999999999996" table:formula="of:=[.I25]-[.I27]" table:style-name="ce178">
              <text:p>1.6</text:p>
            </table:table-cell>
            <table:table-cell office:value-type="float" office:value="2.2000000000000002" table:formula="of:=[.J25]-[.J27]" table:style-name="ce178">
              <text:p>2.2</text:p>
            </table:table-cell>
            <table:table-cell office:value-type="float" office:value="7.9" table:formula="of:=[.K25]-[.K27]" table:style-name="ce178">
              <text:p>7.9</text:p>
            </table:table-cell>
            <table:table-cell office:value-type="float" office:value="13.099999999999998" table:formula="of:=[.L25]-[.L27]" table:style-name="ce178">
              <text:p>13.1</text:p>
            </table:table-cell>
            <table:table-cell office:value-type="float" office:value="3" table:formula="of:=[.M25]-[.M27]" table:style-name="ce178">
              <text:p>3.0</text:p>
            </table:table-cell>
            <table:table-cell office:value-type="float" office:value="2.4000000000000004" table:formula="of:=[.N25]-[.N27]" table:style-name="ce178">
              <text:p>2.4</text:p>
            </table:table-cell>
            <table:table-cell office:value-type="float" office:value="5.4999999999999991" table:formula="of:=[.O25]-[.O27]" table:style-name="ce178">
              <text:p>5.5</text:p>
            </table:table-cell>
            <table:table-cell office:value-type="float" office:value="18.600000000000001" table:formula="of:=[.P25]-[.P27]" table:style-name="ce178">
              <text:p>18.6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" table:style-name="ce146">
            <text:p>5.0</text:p>
          </table:table-cell>
          <table:table-cell office:value-type="float" office:value="6.6" table:style-name="ce146">
            <text:p>6.6</text:p>
          </table:table-cell>
          <table:table-cell office:value-type="float" office:value="5.4" table:style-name="ce146">
            <text:p>5.4</text:p>
          </table:table-cell>
          <table:table-cell office:value-type="float" office:value="12" table:style-name="ce146">
            <text:p>12.0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3" table:style-name="ce146">
            <text:p>3.0</text:p>
          </table:table-cell>
          <table:table-cell office:value-type="float" office:value="3.4" table:style-name="ce146">
            <text:p>3.4</text:p>
          </table:table-cell>
          <table:table-cell office:value-type="float" office:value="15.4" table:style-name="ce146">
            <text:p>15.4</text:p>
          </table:table-cell>
          <table:table-cell office:value-type="float" office:value="20.399999999999999" table:style-name="ce146">
            <text:p>20.4</text:p>
          </table:table-cell>
          <table:table-cell office:value-type="float" office:value="6" table:style-name="ce146">
            <text:p>6.0</text:p>
          </table:table-cell>
          <table:table-cell office:value-type="float" office:value="6.1" table:style-name="ce146">
            <text:p>6.1</text:p>
          </table:table-cell>
          <table:table-cell office:value-type="float" office:value="12.1" table:style-name="ce146">
            <text:p>12.1</text:p>
          </table:table-cell>
          <table:table-cell office:value-type="float" office:value="32.6" table:style-name="ce146">
            <text:p>32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3" table:style-name="ce146">
            <text:p>1.3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0" table:style-name="ce146">
            <text:p>0.0</text:p>
          </table:table-cell>
          <table:table-cell office:value-type="float" office:value="11.1" table:style-name="ce146">
            <text:p>11.1</text:p>
          </table:table-cell>
          <table:table-cell office:value-type="float" office:value="11.1" table:style-name="ce146">
            <text:p>11.1</text:p>
          </table:table-cell>
          <table:table-cell office:value-type="float" office:value="11.5" table:style-name="ce146">
            <text:p>11.5</text:p>
          </table:table-cell>
          <table:table-cell office:value-type="float" office:value="12.8" table:style-name="ce146">
            <text:p>12.8</text:p>
          </table:table-cell>
          <table:table-cell office:value-type="float" office:value="0.1" table:style-name="ce146">
            <text:p>0.1</text:p>
          </table:table-cell>
          <table:table-cell office:value-type="float" office:value="7.2" table:style-name="ce146">
            <text:p>7.2</text:p>
          </table:table-cell>
          <table:table-cell office:value-type="float" office:value="7.2" table:style-name="ce146">
            <text:p>7.2</text:p>
          </table:table-cell>
          <table:table-cell office:value-type="float" office:value="20" table:style-name="ce146">
            <text:p>20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5" table:style-name="ce146">
            <text:p>13.5</text:p>
          </table:table-cell>
          <table:table-cell office:value-type="float" office:value="6.3" table:style-name="ce146">
            <text:p>6.3</text:p>
          </table:table-cell>
          <table:table-cell office:value-type="float" office:value="8.6" table:style-name="ce146">
            <text:p>8.6</text:p>
          </table:table-cell>
          <table:table-cell office:value-type="float" office:value="14.9" table:style-name="ce146">
            <text:p>14.9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9" table:style-name="ce146">
            <text:p>5.9</text:p>
          </table:table-cell>
          <table:table-cell office:value-type="float" office:value="6.4" table:style-name="ce146">
            <text:p>6.4</text:p>
          </table:table-cell>
          <table:table-cell office:value-type="float" office:value="21.3" table:style-name="ce146">
            <text:p>21.3</text:p>
          </table:table-cell>
          <table:table-cell office:value-type="float" office:value="34.799999999999997" table:style-name="ce146">
            <text:p>34.8</text:p>
          </table:table-cell>
          <table:table-cell office:value-type="float" office:value="6.7" table:style-name="ce146">
            <text:p>6.7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16.899999999999999" table:style-name="ce146">
            <text:p>16.9</text:p>
          </table:table-cell>
          <table:table-cell office:value-type="float" office:value="51.6" table:style-name="ce146">
            <text:p>51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4.7" table:style-name="ce146">
            <text:p>4.7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5.9" table:style-name="ce146">
            <text:p>5.9</text:p>
          </table:table-cell>
          <table:table-cell office:value-type="float" office:value="10" table:style-name="ce146">
            <text:p>10.0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8" table:style-name="ce146">
            <text:p>2.8</text:p>
          </table:table-cell>
          <table:table-cell office:value-type="float" office:value="3.1" table:style-name="ce146">
            <text:p>3.1</text:p>
          </table:table-cell>
          <table:table-cell office:value-type="float" office:value="13.1" table:style-name="ce146">
            <text:p>13.1</text:p>
          </table:table-cell>
          <table:table-cell office:value-type="float" office:value="17.8" table:style-name="ce146">
            <text:p>17.8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5" table:style-name="ce146">
            <text:p>5.0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27.9" table:style-name="ce146">
            <text:p>27.9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51.2" table:style-name="ce146">
            <text:p>51.2</text:p>
          </table:table-cell>
          <table:table-cell office:value-type="float" office:value="32.5" table:style-name="ce146">
            <text:p>32.5</text:p>
          </table:table-cell>
          <table:table-cell office:value-type="float" office:value="34.700000000000003" table:style-name="ce146">
            <text:p>34.7</text:p>
          </table:table-cell>
          <table:table-cell office:value-type="float" office:value="67.2" table:style-name="ce146">
            <text:p>67.2</text:p>
          </table:table-cell>
          <table:table-cell office:value-type="float" office:value="0" table:style-name="ce146">
            <text:p>0.0</text:p>
          </table:table-cell>
          <table:table-cell office:value-type="float" office:value="3.9" table:style-name="ce146">
            <text:p>3.9</text:p>
          </table:table-cell>
          <table:table-cell office:value-type="float" office:value="41.6" table:style-name="ce146">
            <text:p>41.6</text:p>
          </table:table-cell>
          <table:table-cell office:value-type="float" office:value="45.6" table:style-name="ce146">
            <text:p>45.6</text:p>
          </table:table-cell>
          <table:table-cell office:value-type="float" office:value="112.8" table:style-name="ce146">
            <text:p>112.8</text:p>
          </table:table-cell>
          <table:table-cell office:value-type="float" office:value="163.9" table:style-name="ce146">
            <text:p>163.9</text:p>
          </table:table-cell>
          <table:table-cell office:value-type="float" office:value="31.6" table:style-name="ce146">
            <text:p>31.6</text:p>
          </table:table-cell>
          <table:table-cell office:value-type="float" office:value="57.8" table:style-name="ce146">
            <text:p>57.8</text:p>
          </table:table-cell>
          <table:table-cell office:value-type="float" office:value="89.4" table:style-name="ce146">
            <text:p>89.4</text:p>
          </table:table-cell>
          <table:table-cell office:value-type="float" office:value="253.3" table:style-name="ce146">
            <text:p>253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8" table:style-name="ce146">
            <text:p>1.8</text:p>
          </table:table-cell>
          <table:table-cell office:value-type="float" office:value="3.3" table:style-name="ce146">
            <text:p>3.3</text:p>
          </table:table-cell>
          <table:table-cell office:value-type="float" office:value="2.7" table:style-name="ce146">
            <text:p>2.7</text:p>
          </table:table-cell>
          <table:table-cell office:value-type="float" office:value="6" table:style-name="ce146">
            <text:p>6.0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8" table:style-name="ce146">
            <text:p>8.0</text:p>
          </table:table-cell>
          <table:table-cell office:value-type="float" office:value="9.9" table:style-name="ce146">
            <text:p>9.9</text:p>
          </table:table-cell>
          <table:table-cell office:value-type="float" office:value="2.8" table:style-name="ce146">
            <text:p>2.8</text:p>
          </table:table-cell>
          <table:table-cell office:value-type="float" office:value="3" table:style-name="ce146">
            <text:p>3.0</text:p>
          </table:table-cell>
          <table:table-cell office:value-type="float" office:value="5.8" table:style-name="ce146">
            <text:p>5.8</text:p>
          </table:table-cell>
          <table:table-cell office:value-type="float" office:value="15.6" table:style-name="ce146">
            <text:p>15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3.5" table:style-name="ce146">
            <text:p>3.5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4.5" table:style-name="ce146">
            <text:p>4.5</text:p>
          </table:table-cell>
          <table:table-cell office:value-type="float" office:value="9.6" table:style-name="ce146">
            <text:p>9.6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7" table:style-name="ce146">
            <text:p>2.7</text:p>
          </table:table-cell>
          <table:table-cell office:value-type="float" office:value="3.3" table:style-name="ce146">
            <text:p>3.3</text:p>
          </table:table-cell>
          <table:table-cell office:value-type="float" office:value="12.9" table:style-name="ce146">
            <text:p>12.9</text:p>
          </table:table-cell>
          <table:table-cell office:value-type="float" office:value="16.3" table:style-name="ce146">
            <text:p>16.3</text:p>
          </table:table-cell>
          <table:table-cell office:value-type="float" office:value="3.7" table:style-name="ce146">
            <text:p>3.7</text:p>
          </table:table-cell>
          <table:table-cell office:value-type="float" office:value="4.7" table:style-name="ce146">
            <text:p>4.7</text:p>
          </table:table-cell>
          <table:table-cell office:value-type="float" office:value="8.4" table:style-name="ce146">
            <text:p>8.4</text:p>
          </table:table-cell>
          <table:table-cell office:value-type="float" office:value="24.7" table:style-name="ce146">
            <text:p>24.7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56.4" table:style-name="ce177">
            <text:p>56.4</text:p>
          </table:table-cell>
          <table:table-cell office:value-type="float" office:value="40.9" table:style-name="ce177">
            <text:p>40.9</text:p>
          </table:table-cell>
          <table:table-cell office:value-type="float" office:value="41.9" table:style-name="ce177">
            <text:p>41.9</text:p>
          </table:table-cell>
          <table:table-cell office:value-type="float" office:value="82.8" table:style-name="ce177">
            <text:p>82.8</text:p>
          </table:table-cell>
          <table:table-cell office:value-type="float" office:value="0" table:style-name="ce177">
            <text:p>0.0</text:p>
          </table:table-cell>
          <table:table-cell office:value-type="float" office:value="4.8" table:style-name="ce177">
            <text:p>4.8</text:p>
          </table:table-cell>
          <table:table-cell office:value-type="float" office:value="46.1" table:style-name="ce177">
            <text:p>46.1</text:p>
          </table:table-cell>
          <table:table-cell office:value-type="float" office:value="50.9" table:style-name="ce177">
            <text:p>50.9</text:p>
          </table:table-cell>
          <table:table-cell office:value-type="float" office:value="133.69999999999999" table:style-name="ce177">
            <text:p>133.7</text:p>
          </table:table-cell>
          <table:table-cell office:value-type="float" office:value="190.1" table:style-name="ce177">
            <text:p>190.1</text:p>
          </table:table-cell>
          <table:table-cell office:value-type="float" office:value="38" table:style-name="ce177">
            <text:p>38.0</text:p>
          </table:table-cell>
          <table:table-cell office:value-type="float" office:value="65.5" table:style-name="ce177">
            <text:p>65.5</text:p>
          </table:table-cell>
          <table:table-cell office:value-type="float" office:value="103.6" table:style-name="ce177">
            <text:p>103.6</text:p>
          </table:table-cell>
          <table:table-cell office:value-type="float" office:value="293.7" table:style-name="ce177">
            <text:p>293.7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01).$A$1:TRA0103_(2001).$P$43" table:base-cell-address="TRA0103_(2001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2000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2000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1.7" table:style-name="ce146">
            <text:p>1.7</text:p>
          </table:table-cell>
          <table:table-cell office:value-type="float" office:value="3.5" table:style-name="ce146">
            <text:p>3.5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1.7" table:style-name="ce146">
            <text:p>1.7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5.8" table:style-name="ce146">
            <text:p>5.8</text:p>
          </table:table-cell>
          <table:table-cell office:value-type="float" office:value="6.4" table:style-name="ce146">
            <text:p>6.4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9" table:style-name="ce146">
            <text:p>3.9</text:p>
          </table:table-cell>
          <table:table-cell office:value-type="float" office:value="5" table:style-name="ce146">
            <text:p>5.0</text:p>
          </table:table-cell>
          <table:table-cell office:value-type="float" office:value="11.3" table:style-name="ce146">
            <text:p>11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" table:style-name="ce178">
              <text:p>1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4.5" table:style-name="ce178">
              <text:p>4.5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5" table:formula="of:=[.C10]-[.C12]" table:style-name="ce178">
              <text:p>0.5</text:p>
            </table:table-cell>
            <table:table-cell office:value-type="float" office:value="1.3" table:formula="of:=[.D10]-[.D12]" table:style-name="ce178">
              <text:p>1.3</text:p>
            </table:table-cell>
            <table:table-cell office:value-type="float" office:value="1.4" table:formula="of:=[.E10]-[.E12]" table:style-name="ce178">
              <text:p>1.4</text:p>
            </table:table-cell>
            <table:table-cell office:value-type="float" office:value="2.7" table:formula="of:=[.F10]-[.F12]" table:style-name="ce178">
              <text:p>2.7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2" table:formula="of:=[.H10]-[.H12]" table:style-name="ce178">
              <text:p>0.2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0.99999999999999978" table:formula="of:=[.J10]-[.J12]" table:style-name="ce178">
              <text:p>1.0</text:p>
            </table:table-cell>
            <table:table-cell office:value-type="float" office:value="3.6999999999999997" table:formula="of:=[.K10]-[.K12]" table:style-name="ce178">
              <text:p>3.7</text:p>
            </table:table-cell>
            <table:table-cell office:value-type="float" office:value="4.2" table:formula="of:=[.L10]-[.L12]" table:style-name="ce178">
              <text:p>4.2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7999999999999998" table:formula="of:=[.N10]-[.N12]" table:style-name="ce178">
              <text:p>1.8</text:p>
            </table:table-cell>
            <table:table-cell office:value-type="float" office:value="2.7" table:formula="of:=[.O10]-[.O12]" table:style-name="ce178">
              <text:p>2.7</text:p>
            </table:table-cell>
            <table:table-cell office:value-type="float" office:value="6.8000000000000007" table:formula="of:=[.P10]-[.P12]" table:style-name="ce178">
              <text:p>6.8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9.5" table:style-name="ce146">
            <text:p>9.5</text:p>
          </table:table-cell>
          <table:table-cell office:value-type="float" office:value="2.4" table:style-name="ce146">
            <text:p>2.4</text:p>
          </table:table-cell>
          <table:table-cell office:value-type="float" office:value="2.9" table:style-name="ce146">
            <text:p>2.9</text:p>
          </table:table-cell>
          <table:table-cell office:value-type="float" office:value="5.3" table:style-name="ce146">
            <text:p>5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6.2" table:style-name="ce146">
            <text:p>6.2</text:p>
          </table:table-cell>
          <table:table-cell office:value-type="float" office:value="6.8" table:style-name="ce146">
            <text:p>6.8</text:p>
          </table:table-cell>
          <table:table-cell office:value-type="float" office:value="12.1" table:style-name="ce146">
            <text:p>12.1</text:p>
          </table:table-cell>
          <table:table-cell office:value-type="float" office:value="21.6" table:style-name="ce146">
            <text:p>21.6</text:p>
          </table:table-cell>
          <table:table-cell office:value-type="float" office:value="2.7" table:style-name="ce146">
            <text:p>2.7</text:p>
          </table:table-cell>
          <table:table-cell office:value-type="float" office:value="8.3000000000000007" table:style-name="ce146">
            <text:p>8.3</text:p>
          </table:table-cell>
          <table:table-cell office:value-type="float" office:value="11" table:style-name="ce146">
            <text:p>11.0</text:p>
          </table:table-cell>
          <table:table-cell office:value-type="float" office:value="32.6" table:style-name="ce146">
            <text:p>32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1" table:style-name="ce178">
              <text:p>3.1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.6" table:style-name="ce178">
              <text:p>6.6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3.9" table:style-name="ce178">
              <text:p>3.9</text:p>
            </table:table-cell>
            <table:table-cell office:value-type="float" office:value="10.6" table:style-name="ce178">
              <text:p>10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8" table:style-name="ce178">
              <text:p>0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5" table:style-name="ce178">
              <text:p>2.5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5999999999999996" table:style-name="ce178">
              <text:p>4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5.6000000000000005" table:formula="of:=[.C14]-[.C16]-[.C17]" table:style-name="ce178">
              <text:p>5.6</text:p>
            </table:table-cell>
            <table:table-cell office:value-type="float" office:value="2.0999999999999996" table:formula="of:=[.D14]-[.D16]-[.D17]" table:style-name="ce178">
              <text:p>2.1</text:p>
            </table:table-cell>
            <table:table-cell office:value-type="float" office:value="2.4" table:formula="of:=[.E14]-[.E16]-[.E17]" table:style-name="ce178">
              <text:p>2.4</text:p>
            </table:table-cell>
            <table:table-cell office:value-type="float" office:value="4.4999999999999991" table:formula="of:=[.F14]-[.F16]-[.F17]" table:style-name="ce178">
              <text:p>4.5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3" table:formula="of:=[.H14]-[.H16]-[.H17]" table:style-name="ce178">
              <text:p>0.3</text:p>
            </table:table-cell>
            <table:table-cell office:value-type="float" office:value="2.1" table:formula="of:=[.I14]-[.I16]-[.I17]" table:style-name="ce178">
              <text:p>2.1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6.8" table:formula="of:=[.K14]-[.K16]-[.K17]" table:style-name="ce178">
              <text:p>6.8</text:p>
            </table:table-cell>
            <table:table-cell office:value-type="float" office:value="12.500000000000002" table:formula="of:=[.L14]-[.L16]-[.L17]" table:style-name="ce178">
              <text:p>12.5</text:p>
            </table:table-cell>
            <table:table-cell office:value-type="float" office:value="2.4" table:formula="of:=[.M14]-[.M16]-[.M17]" table:style-name="ce178">
              <text:p>2.4</text:p>
            </table:table-cell>
            <table:table-cell office:value-type="float" office:value="2.7000000000000006" table:formula="of:=[.N14]-[.N16]-[.N17]" table:style-name="ce178">
              <text:p>2.7</text:p>
            </table:table-cell>
            <table:table-cell office:value-type="float" office:value="5.0999999999999996" table:formula="of:=[.O14]-[.O16]-[.O17]" table:style-name="ce178">
              <text:p>5.1</text:p>
            </table:table-cell>
            <table:table-cell office:value-type="float" office:value="17.399999999999999" table:formula="of:=[.P14]-[.P16]-[.P17]" table:style-name="ce178">
              <text:p>17.4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.0999999999999996" table:style-name="ce146">
            <text:p>5.1</text:p>
          </table:table-cell>
          <table:table-cell office:value-type="float" office:value="2.9" table:style-name="ce146">
            <text:p>2.9</text:p>
          </table:table-cell>
          <table:table-cell office:value-type="float" office:value="2.9" table:style-name="ce146">
            <text:p>2.9</text:p>
          </table:table-cell>
          <table:table-cell office:value-type="float" office:value="5.8" table:style-name="ce146">
            <text:p>5.8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4.5" table:style-name="ce146">
            <text:p>4.5</text:p>
          </table:table-cell>
          <table:table-cell office:value-type="float" office:value="10.3" table:style-name="ce146">
            <text:p>10.3</text:p>
          </table:table-cell>
          <table:table-cell office:value-type="float" office:value="15.4" table:style-name="ce146">
            <text:p>15.4</text:p>
          </table:table-cell>
          <table:table-cell office:value-type="float" office:value="3.1" table:style-name="ce146">
            <text:p>3.1</text:p>
          </table:table-cell>
          <table:table-cell office:value-type="float" office:value="5.4" table:style-name="ce146">
            <text:p>5.4</text:p>
          </table:table-cell>
          <table:table-cell office:value-type="float" office:value="8.5" table:style-name="ce146">
            <text:p>8.5</text:p>
          </table:table-cell>
          <table:table-cell office:value-type="float" office:value="23.9" table:style-name="ce146">
            <text:p>23.9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7" table:style-name="ce178">
              <text:p>1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" table:style-name="ce178">
              <text:p>2.0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" table:style-name="ce178">
              <text:p>2.0</text:p>
            </table:table-cell>
            <table:table-cell office:value-type="float" office:value="5.7" table:style-name="ce178">
              <text:p>5.7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4" table:style-name="ce178">
              <text:p>2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" table:style-name="ce178">
              <text:p>6.0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3.2" table:style-name="ce178">
              <text:p>3.2</text:p>
            </table:table-cell>
            <table:table-cell office:value-type="float" office:value="9.1" table:style-name="ce178">
              <text:p>9.1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0.99999999999999956" table:formula="of:=[.C19]-[.C21]-[.C22]" table:style-name="ce178">
              <text:p>1.0</text:p>
            </table:table-cell>
            <table:table-cell office:value-type="float" office:value="2.1999999999999997" table:formula="of:=[.D19]-[.D21]-[.D22]" table:style-name="ce178">
              <text:p>2.2</text:p>
            </table:table-cell>
            <table:table-cell office:value-type="float" office:value="1.7999999999999998" table:formula="of:=[.E19]-[.E21]-[.E22]" table:style-name="ce178">
              <text:p>1.8</text:p>
            </table:table-cell>
            <table:table-cell office:value-type="float" office:value="3.8999999999999995" table:formula="of:=[.F19]-[.F21]-[.F22]" table:style-name="ce178">
              <text:p>3.9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3" table:formula="of:=[.H19]-[.H21]-[.H22]" table:style-name="ce178">
              <text:p>0.3</text:p>
            </table:table-cell>
            <table:table-cell office:value-type="float" office:value="0.69999999999999929" table:formula="of:=[.I19]-[.I21]-[.I22]" table:style-name="ce178">
              <text:p>0.7</text:p>
            </table:table-cell>
            <table:table-cell office:value-type="float" office:value="0.80000000000000027" table:formula="of:=[.J19]-[.J21]-[.J22]" table:style-name="ce178">
              <text:p>0.8</text:p>
            </table:table-cell>
            <table:table-cell office:value-type="float" office:value="4.7000000000000011" table:formula="of:=[.K19]-[.K21]-[.K22]" table:style-name="ce178">
              <text:p>4.7</text:p>
            </table:table-cell>
            <table:table-cell office:value-type="float" office:value="5.8000000000000007" table:formula="of:=[.L19]-[.L21]-[.L22]" table:style-name="ce178">
              <text:p>5.8</text:p>
            </table:table-cell>
            <table:table-cell office:value-type="float" office:value="2" table:formula="of:=[.M19]-[.M21]-[.M22]" table:style-name="ce178">
              <text:p>2.0</text:p>
            </table:table-cell>
            <table:table-cell office:value-type="float" office:value="1.2000000000000002" table:formula="of:=[.N19]-[.N21]-[.N22]" table:style-name="ce178">
              <text:p>1.2</text:p>
            </table:table-cell>
            <table:table-cell office:value-type="float" office:value="3.3" table:formula="of:=[.O19]-[.O21]-[.O22]" table:style-name="ce178">
              <text:p>3.3</text:p>
            </table:table-cell>
            <table:table-cell office:value-type="float" office:value="9.1" table:formula="of:=[.P19]-[.P21]-[.P22]" table:style-name="ce178">
              <text:p>9.1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3.7" table:style-name="ce146">
            <text:p>3.7</text:p>
          </table:table-cell>
          <table:table-cell office:value-type="float" office:value="5" table:style-name="ce146">
            <text:p>5.0</text:p>
          </table:table-cell>
          <table:table-cell office:value-type="float" office:value="3.8" table:style-name="ce146">
            <text:p>3.8</text:p>
          </table:table-cell>
          <table:table-cell office:value-type="float" office:value="8.8000000000000007" table:style-name="ce146">
            <text:p>8.8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5" table:style-name="ce146">
            <text:p>2.5</text:p>
          </table:table-cell>
          <table:table-cell office:value-type="float" office:value="3" table:style-name="ce146">
            <text:p>3.0</text:p>
          </table:table-cell>
          <table:table-cell office:value-type="float" office:value="11.8" table:style-name="ce146">
            <text:p>11.8</text:p>
          </table:table-cell>
          <table:table-cell office:value-type="float" office:value="15.5" table:style-name="ce146">
            <text:p>15.5</text:p>
          </table:table-cell>
          <table:table-cell office:value-type="float" office:value="3.6" table:style-name="ce146">
            <text:p>3.6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7.8" table:style-name="ce146">
            <text:p>7.8</text:p>
          </table:table-cell>
          <table:table-cell office:value-type="float" office:value="23.3" table:style-name="ce146">
            <text:p>23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6.9" table:style-name="ce146">
            <text:p>6.9</text:p>
          </table:table-cell>
          <table:table-cell office:value-type="float" office:value="3" table:style-name="ce146">
            <text:p>3.0</text:p>
          </table:table-cell>
          <table:table-cell office:value-type="float" office:value="2.9" table:style-name="ce146">
            <text:p>2.9</text:p>
          </table:table-cell>
          <table:table-cell office:value-type="float" office:value="5.9" table:style-name="ce146">
            <text:p>5.9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4.2" table:style-name="ce146">
            <text:p>4.2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0.8" table:style-name="ce146">
            <text:p>10.8</text:p>
          </table:table-cell>
          <table:table-cell office:value-type="float" office:value="17.7" table:style-name="ce146">
            <text:p>17.7</text:p>
          </table:table-cell>
          <table:table-cell office:value-type="float" office:value="3.2" table:style-name="ce146">
            <text:p>3.2</text:p>
          </table:table-cell>
          <table:table-cell office:value-type="float" office:value="7.5" table:style-name="ce146">
            <text:p>7.5</text:p>
          </table:table-cell>
          <table:table-cell office:value-type="float" office:value="10.7" table:style-name="ce146">
            <text:p>10.7</text:p>
          </table:table-cell>
          <table:table-cell office:value-type="float" office:value="28.4" table:style-name="ce146">
            <text:p>28.4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7" table:style-name="ce178">
              <text:p>1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" table:style-name="ce178">
              <text:p>5.0</text:p>
            </table:table-cell>
            <table:table-cell office:value-type="float" office:value="5.2" table:style-name="ce178">
              <text:p>5.2</text:p>
            </table:table-cell>
            <table:table-cell office:value-type="float" office:value="10" table:style-name="ce178">
              <text:p>10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.2" table:formula="of:=[.C25]-[.C27]" table:style-name="ce178">
              <text:p>5.2</text:p>
            </table:table-cell>
            <table:table-cell office:value-type="float" office:value="2.8" table:formula="of:=[.D25]-[.D27]" table:style-name="ce178">
              <text:p>2.8</text:p>
            </table:table-cell>
            <table:table-cell office:value-type="float" office:value="2.8" table:formula="of:=[.E25]-[.E27]" table:style-name="ce178">
              <text:p>2.8</text:p>
            </table:table-cell>
            <table:table-cell office:value-type="float" office:value="5.6000000000000005" table:formula="of:=[.F25]-[.F27]" table:style-name="ce178">
              <text:p>5.6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6" table:formula="of:=[.H25]-[.H27]" table:style-name="ce178">
              <text:p>0.6</text:p>
            </table:table-cell>
            <table:table-cell office:value-type="float" office:value="1.6" table:formula="of:=[.I25]-[.I27]" table:style-name="ce178">
              <text:p>1.6</text:p>
            </table:table-cell>
            <table:table-cell office:value-type="float" office:value="2.1000000000000005" table:formula="of:=[.J25]-[.J27]" table:style-name="ce178">
              <text:p>2.1</text:p>
            </table:table-cell>
            <table:table-cell office:value-type="float" office:value="7.7000000000000011" table:formula="of:=[.K25]-[.K27]" table:style-name="ce178">
              <text:p>7.7</text:p>
            </table:table-cell>
            <table:table-cell office:value-type="float" office:value="12.899999999999999" table:formula="of:=[.L25]-[.L27]" table:style-name="ce178">
              <text:p>12.9</text:p>
            </table:table-cell>
            <table:table-cell office:value-type="float" office:value="3" table:formula="of:=[.M25]-[.M27]" table:style-name="ce178">
              <text:p>3.0</text:p>
            </table:table-cell>
            <table:table-cell office:value-type="float" office:value="2.5" table:formula="of:=[.N25]-[.N27]" table:style-name="ce178">
              <text:p>2.5</text:p>
            </table:table-cell>
            <table:table-cell office:value-type="float" office:value="5.4999999999999991" table:formula="of:=[.O25]-[.O27]" table:style-name="ce178">
              <text:p>5.5</text:p>
            </table:table-cell>
            <table:table-cell office:value-type="float" office:value="18.399999999999999" table:formula="of:=[.P25]-[.P27]" table:style-name="ce178">
              <text:p>18.4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4.9000000000000004" table:style-name="ce146">
            <text:p>4.9</text:p>
          </table:table-cell>
          <table:table-cell office:value-type="float" office:value="6.4" table:style-name="ce146">
            <text:p>6.4</text:p>
          </table:table-cell>
          <table:table-cell office:value-type="float" office:value="5.3" table:style-name="ce146">
            <text:p>5.3</text:p>
          </table:table-cell>
          <table:table-cell office:value-type="float" office:value="11.7" table:style-name="ce146">
            <text:p>11.7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3" table:style-name="ce146">
            <text:p>3.0</text:p>
          </table:table-cell>
          <table:table-cell office:value-type="float" office:value="3.4" table:style-name="ce146">
            <text:p>3.4</text:p>
          </table:table-cell>
          <table:table-cell office:value-type="float" office:value="15.1" table:style-name="ce146">
            <text:p>15.1</text:p>
          </table:table-cell>
          <table:table-cell office:value-type="float" office:value="20" table:style-name="ce146">
            <text:p>20.0</text:p>
          </table:table-cell>
          <table:table-cell office:value-type="float" office:value="6" table:style-name="ce146">
            <text:p>6.0</text:p>
          </table:table-cell>
          <table:table-cell office:value-type="float" office:value="6" table:style-name="ce146">
            <text:p>6.0</text:p>
          </table:table-cell>
          <table:table-cell office:value-type="float" office:value="12.1" table:style-name="ce146">
            <text:p>12.1</text:p>
          </table:table-cell>
          <table:table-cell office:value-type="float" office:value="32" table:style-name="ce146">
            <text:p>32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5" table:style-name="ce146">
            <text:p>1.5</text:p>
          </table:table-cell>
          <table:table-cell office:value-type="float" office:value="0.2" table:style-name="ce146">
            <text:p>0.2</text:p>
          </table:table-cell>
          <table:table-cell office:value-type="float" office:value="0.2" table:style-name="ce146">
            <text:p>0.2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3.9" table:style-name="ce146">
            <text:p>3.9</text:p>
          </table:table-cell>
          <table:table-cell office:value-type="float" office:value="7.1" table:style-name="ce146">
            <text:p>7.1</text:p>
          </table:table-cell>
          <table:table-cell office:value-type="float" office:value="11" table:style-name="ce146">
            <text:p>11.0</text:p>
          </table:table-cell>
          <table:table-cell office:value-type="float" office:value="11.4" table:style-name="ce146">
            <text:p>11.4</text:p>
          </table:table-cell>
          <table:table-cell office:value-type="float" office:value="12.9" table:style-name="ce146">
            <text:p>12.9</text:p>
          </table:table-cell>
          <table:table-cell office:value-type="float" office:value="0.1" table:style-name="ce146">
            <text:p>0.1</text:p>
          </table:table-cell>
          <table:table-cell office:value-type="float" office:value="7.2" table:style-name="ce146">
            <text:p>7.2</text:p>
          </table:table-cell>
          <table:table-cell office:value-type="float" office:value="7.3" table:style-name="ce146">
            <text:p>7.3</text:p>
          </table:table-cell>
          <table:table-cell office:value-type="float" office:value="20.100000000000001" table:style-name="ce146">
            <text:p>20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3.1" table:style-name="ce146">
            <text:p>13.1</text:p>
          </table:table-cell>
          <table:table-cell office:value-type="float" office:value="6.1" table:style-name="ce146">
            <text:p>6.1</text:p>
          </table:table-cell>
          <table:table-cell office:value-type="float" office:value="8.4" table:style-name="ce146">
            <text:p>8.4</text:p>
          </table:table-cell>
          <table:table-cell office:value-type="float" office:value="14.5" table:style-name="ce146">
            <text:p>14.5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9" table:style-name="ce146">
            <text:p>5.9</text:p>
          </table:table-cell>
          <table:table-cell office:value-type="float" office:value="6.4" table:style-name="ce146">
            <text:p>6.4</text:p>
          </table:table-cell>
          <table:table-cell office:value-type="float" office:value="20.9" table:style-name="ce146">
            <text:p>20.9</text:p>
          </table:table-cell>
          <table:table-cell office:value-type="float" office:value="34" table:style-name="ce146">
            <text:p>34.0</text:p>
          </table:table-cell>
          <table:table-cell office:value-type="float" office:value="6.7" table:style-name="ce146">
            <text:p>6.7</text:p>
          </table:table-cell>
          <table:table-cell office:value-type="float" office:value="10.1" table:style-name="ce146">
            <text:p>10.1</text:p>
          </table:table-cell>
          <table:table-cell office:value-type="float" office:value="16.8" table:style-name="ce146">
            <text:p>16.8</text:p>
          </table:table-cell>
          <table:table-cell office:value-type="float" office:value="50.9" table:style-name="ce146">
            <text:p>50.9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4.5" table:style-name="ce146">
            <text:p>4.5</text:p>
          </table:table-cell>
          <table:table-cell office:value-type="float" office:value="3.9" table:style-name="ce146">
            <text:p>3.9</text:p>
          </table:table-cell>
          <table:table-cell office:value-type="float" office:value="5.8" table:style-name="ce146">
            <text:p>5.8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2.8" table:style-name="ce146">
            <text:p>12.8</text:p>
          </table:table-cell>
          <table:table-cell office:value-type="float" office:value="17.3" table:style-name="ce146">
            <text:p>17.3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0" table:style-name="ce146">
            <text:p>10.0</text:p>
          </table:table-cell>
          <table:table-cell office:value-type="float" office:value="27.3" table:style-name="ce146">
            <text:p>27.3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49.8" table:style-name="ce146">
            <text:p>49.8</text:p>
          </table:table-cell>
          <table:table-cell office:value-type="float" office:value="31.7" table:style-name="ce146">
            <text:p>31.7</text:p>
          </table:table-cell>
          <table:table-cell office:value-type="float" office:value="33.799999999999997" table:style-name="ce146">
            <text:p>33.8</text:p>
          </table:table-cell>
          <table:table-cell office:value-type="float" office:value="65.5" table:style-name="ce146">
            <text:p>65.5</text:p>
          </table:table-cell>
          <table:table-cell office:value-type="float" office:value="0" table:style-name="ce146">
            <text:p>0.0</text:p>
          </table:table-cell>
          <table:table-cell office:value-type="float" office:value="7.9" table:style-name="ce146">
            <text:p>7.9</text:p>
          </table:table-cell>
          <table:table-cell office:value-type="float" office:value="37.5" table:style-name="ce146">
            <text:p>37.5</text:p>
          </table:table-cell>
          <table:table-cell office:value-type="float" office:value="45.4" table:style-name="ce146">
            <text:p>45.4</text:p>
          </table:table-cell>
          <table:table-cell office:value-type="float" office:value="110.9" table:style-name="ce146">
            <text:p>110.9</text:p>
          </table:table-cell>
          <table:table-cell office:value-type="float" office:value="160.69999999999999" table:style-name="ce146">
            <text:p>160.7</text:p>
          </table:table-cell>
          <table:table-cell office:value-type="float" office:value="31.7" table:style-name="ce146">
            <text:p>31.7</text:p>
          </table:table-cell>
          <table:table-cell office:value-type="float" office:value="57.5" table:style-name="ce146">
            <text:p>57.5</text:p>
          </table:table-cell>
          <table:table-cell office:value-type="float" office:value="89.1" table:style-name="ce146">
            <text:p>89.1</text:p>
          </table:table-cell>
          <table:table-cell office:value-type="float" office:value="249.8" table:style-name="ce146">
            <text:p>249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7" table:style-name="ce146">
            <text:p>1.7</text:p>
          </table:table-cell>
          <table:table-cell office:value-type="float" office:value="3.3" table:style-name="ce146">
            <text:p>3.3</text:p>
          </table:table-cell>
          <table:table-cell office:value-type="float" office:value="2.7" table:style-name="ce146">
            <text:p>2.7</text:p>
          </table:table-cell>
          <table:table-cell office:value-type="float" office:value="5.9" table:style-name="ce146">
            <text:p>5.9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7.9" table:style-name="ce146">
            <text:p>7.9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2.8" table:style-name="ce146">
            <text:p>2.8</text:p>
          </table:table-cell>
          <table:table-cell office:value-type="float" office:value="3" table:style-name="ce146">
            <text:p>3.0</text:p>
          </table:table-cell>
          <table:table-cell office:value-type="float" office:value="5.8" table:style-name="ce146">
            <text:p>5.8</text:p>
          </table:table-cell>
          <table:table-cell office:value-type="float" office:value="15.4" table:style-name="ce146">
            <text:p>15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3.4" table:style-name="ce146">
            <text:p>3.4</text:p>
          </table:table-cell>
          <table:table-cell office:value-type="float" office:value="5" table:style-name="ce146">
            <text:p>5.0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9.4" table:style-name="ce146">
            <text:p>9.4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3" table:style-name="ce146">
            <text:p>3.3</text:p>
          </table:table-cell>
          <table:table-cell office:value-type="float" office:value="12.7" table:style-name="ce146">
            <text:p>12.7</text:p>
          </table:table-cell>
          <table:table-cell office:value-type="float" office:value="16.100000000000001" table:style-name="ce146">
            <text:p>16.1</text:p>
          </table:table-cell>
          <table:table-cell office:value-type="float" office:value="3.7" table:style-name="ce146">
            <text:p>3.7</text:p>
          </table:table-cell>
          <table:table-cell office:value-type="float" office:value="4.7" table:style-name="ce146">
            <text:p>4.7</text:p>
          </table:table-cell>
          <table:table-cell office:value-type="float" office:value="8.3000000000000007" table:style-name="ce146">
            <text:p>8.3</text:p>
          </table:table-cell>
          <table:table-cell office:value-type="float" office:value="24.4" table:style-name="ce146">
            <text:p>24.4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54.9" table:style-name="ce177">
            <text:p>54.9</text:p>
          </table:table-cell>
          <table:table-cell office:value-type="float" office:value="39.9" table:style-name="ce177">
            <text:p>39.9</text:p>
          </table:table-cell>
          <table:table-cell office:value-type="float" office:value="40.9" table:style-name="ce177">
            <text:p>40.9</text:p>
          </table:table-cell>
          <table:table-cell office:value-type="float" office:value="80.8" table:style-name="ce177">
            <text:p>80.8</text:p>
          </table:table-cell>
          <table:table-cell office:value-type="float" office:value="0" table:style-name="ce177">
            <text:p>0.0</text:p>
          </table:table-cell>
          <table:table-cell office:value-type="float" office:value="8.6999999999999993" table:style-name="ce177">
            <text:p>8.7</text:p>
          </table:table-cell>
          <table:table-cell office:value-type="float" office:value="42.1" table:style-name="ce177">
            <text:p>42.1</text:p>
          </table:table-cell>
          <table:table-cell office:value-type="float" office:value="50.7" table:style-name="ce177">
            <text:p>50.7</text:p>
          </table:table-cell>
          <table:table-cell office:value-type="float" office:value="131.5" table:style-name="ce177">
            <text:p>131.5</text:p>
          </table:table-cell>
          <table:table-cell office:value-type="float" office:value="186.4" table:style-name="ce177">
            <text:p>186.4</text:p>
          </table:table-cell>
          <table:table-cell office:value-type="float" office:value="38.1" table:style-name="ce177">
            <text:p>38.1</text:p>
          </table:table-cell>
          <table:table-cell office:value-type="float" office:value="65.099999999999994" table:style-name="ce177">
            <text:p>65.1</text:p>
          </table:table-cell>
          <table:table-cell office:value-type="float" office:value="103.2" table:style-name="ce177">
            <text:p>103.2</text:p>
          </table:table-cell>
          <table:table-cell office:value-type="float" office:value="289.7" table:style-name="ce177">
            <text:p>289.7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2000).$A$1:TRA0103_(2000).$P$43" table:base-cell-address="TRA0103_(2000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1999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1999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6" table:style-name="ce146">
            <text:p>0.6</text:p>
          </table:table-cell>
          <table:table-cell office:value-type="float" office:value="1.8" table:style-name="ce146">
            <text:p>1.8</text:p>
          </table:table-cell>
          <table:table-cell office:value-type="float" office:value="1.7" table:style-name="ce146">
            <text:p>1.7</text:p>
          </table:table-cell>
          <table:table-cell office:value-type="float" office:value="3.5" table:style-name="ce146">
            <text:p>3.5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1.8" table:style-name="ce146">
            <text:p>1.8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5.8" table:style-name="ce146">
            <text:p>5.8</text:p>
          </table:table-cell>
          <table:table-cell office:value-type="float" office:value="6.4" table:style-name="ce146">
            <text:p>6.4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4" table:style-name="ce146">
            <text:p>4.0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11.5" table:style-name="ce146">
            <text:p>11.5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" table:style-name="ce178">
              <text:p>1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4.5999999999999996" table:style-name="ce178">
              <text:p>4.6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5" table:formula="of:=[.C10]-[.C12]" table:style-name="ce178">
              <text:p>0.5</text:p>
            </table:table-cell>
            <table:table-cell office:value-type="float" office:value="1.3" table:formula="of:=[.D10]-[.D12]" table:style-name="ce178">
              <text:p>1.3</text:p>
            </table:table-cell>
            <table:table-cell office:value-type="float" office:value="1.4" table:formula="of:=[.E10]-[.E12]" table:style-name="ce178">
              <text:p>1.4</text:p>
            </table:table-cell>
            <table:table-cell office:value-type="float" office:value="2.7" table:formula="of:=[.F10]-[.F12]" table:style-name="ce178">
              <text:p>2.7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2" table:formula="of:=[.H10]-[.H12]" table:style-name="ce178">
              <text:p>0.2</text:p>
            </table:table-cell>
            <table:table-cell office:value-type="float" office:value="0.8" table:formula="of:=[.I10]-[.I12]" table:style-name="ce178">
              <text:p>0.8</text:p>
            </table:table-cell>
            <table:table-cell office:value-type="float" office:value="0.99999999999999978" table:formula="of:=[.J10]-[.J12]" table:style-name="ce178">
              <text:p>1.0</text:p>
            </table:table-cell>
            <table:table-cell office:value-type="float" office:value="3.6999999999999997" table:formula="of:=[.K10]-[.K12]" table:style-name="ce178">
              <text:p>3.7</text:p>
            </table:table-cell>
            <table:table-cell office:value-type="float" office:value="4.1000000000000005" table:formula="of:=[.L10]-[.L12]" table:style-name="ce178">
              <text:p>4.1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7999999999999998" table:formula="of:=[.N10]-[.N12]" table:style-name="ce178">
              <text:p>1.8</text:p>
            </table:table-cell>
            <table:table-cell office:value-type="float" office:value="2.6999999999999997" table:formula="of:=[.O10]-[.O12]" table:style-name="ce178">
              <text:p>2.7</text:p>
            </table:table-cell>
            <table:table-cell office:value-type="float" office:value="6.9" table:formula="of:=[.P10]-[.P12]" table:style-name="ce178">
              <text:p>6.9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9.4" table:style-name="ce146">
            <text:p>9.4</text:p>
          </table:table-cell>
          <table:table-cell office:value-type="float" office:value="2.5" table:style-name="ce146">
            <text:p>2.5</text:p>
          </table:table-cell>
          <table:table-cell office:value-type="float" office:value="2.9" table:style-name="ce146">
            <text:p>2.9</text:p>
          </table:table-cell>
          <table:table-cell office:value-type="float" office:value="5.3" table:style-name="ce146">
            <text:p>5.3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6.2" table:style-name="ce146">
            <text:p>6.2</text:p>
          </table:table-cell>
          <table:table-cell office:value-type="float" office:value="6.8" table:style-name="ce146">
            <text:p>6.8</text:p>
          </table:table-cell>
          <table:table-cell office:value-type="float" office:value="12.1" table:style-name="ce146">
            <text:p>12.1</text:p>
          </table:table-cell>
          <table:table-cell office:value-type="float" office:value="21.5" table:style-name="ce146">
            <text:p>21.5</text:p>
          </table:table-cell>
          <table:table-cell office:value-type="float" office:value="2.7" table:style-name="ce146">
            <text:p>2.7</text:p>
          </table:table-cell>
          <table:table-cell office:value-type="float" office:value="8.4" table:style-name="ce146">
            <text:p>8.4</text:p>
          </table:table-cell>
          <table:table-cell office:value-type="float" office:value="11.1" table:style-name="ce146">
            <text:p>11.1</text:p>
          </table:table-cell>
          <table:table-cell office:value-type="float" office:value="32.6" table:style-name="ce146">
            <text:p>32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.1" table:style-name="ce178">
              <text:p>3.1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2" table:style-name="ce178">
              <text:p>3.2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.7" table:style-name="ce178">
              <text:p>6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4" table:style-name="ce178">
              <text:p>4.0</text:p>
            </table:table-cell>
            <table:table-cell office:value-type="float" office:value="10.6" table:style-name="ce178">
              <text:p>10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8" table:style-name="ce178">
              <text:p>0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5" table:style-name="ce178">
              <text:p>2.5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5" table:style-name="ce178">
              <text:p>4.5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5.5000000000000009" table:formula="of:=[.C14]-[.C16]-[.C17]" table:style-name="ce178">
              <text:p>5.5</text:p>
            </table:table-cell>
            <table:table-cell office:value-type="float" office:value="2.1999999999999997" table:formula="of:=[.D14]-[.D16]-[.D17]" table:style-name="ce178">
              <text:p>2.2</text:p>
            </table:table-cell>
            <table:table-cell office:value-type="float" office:value="2.4" table:formula="of:=[.E14]-[.E16]-[.E17]" table:style-name="ce178">
              <text:p>2.4</text:p>
            </table:table-cell>
            <table:table-cell office:value-type="float" office:value="4.4999999999999991" table:formula="of:=[.F14]-[.F16]-[.F17]" table:style-name="ce178">
              <text:p>4.5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2" table:formula="of:=[.H14]-[.H16]-[.H17]" table:style-name="ce178">
              <text:p>0.2</text:p>
            </table:table-cell>
            <table:table-cell office:value-type="float" office:value="2.1" table:formula="of:=[.I14]-[.I16]-[.I17]" table:style-name="ce178">
              <text:p>2.1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6.8" table:formula="of:=[.K14]-[.K16]-[.K17]" table:style-name="ce178">
              <text:p>6.8</text:p>
            </table:table-cell>
            <table:table-cell office:value-type="float" office:value="12.3" table:formula="of:=[.L14]-[.L16]-[.L17]" table:style-name="ce178">
              <text:p>12.3</text:p>
            </table:table-cell>
            <table:table-cell office:value-type="float" office:value="2.4" table:formula="of:=[.M14]-[.M16]-[.M17]" table:style-name="ce178">
              <text:p>2.4</text:p>
            </table:table-cell>
            <table:table-cell office:value-type="float" office:value="2.8000000000000003" table:formula="of:=[.N14]-[.N16]-[.N17]" table:style-name="ce178">
              <text:p>2.8</text:p>
            </table:table-cell>
            <table:table-cell office:value-type="float" office:value="5.0999999999999996" table:formula="of:=[.O14]-[.O16]-[.O17]" table:style-name="ce178">
              <text:p>5.1</text:p>
            </table:table-cell>
            <table:table-cell office:value-type="float" office:value="17.5" table:formula="of:=[.P14]-[.P16]-[.P17]" table:style-name="ce178">
              <text:p>17.5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5" table:style-name="ce146">
            <text:p>5.0</text:p>
          </table:table-cell>
          <table:table-cell office:value-type="float" office:value="2.9" table:style-name="ce146">
            <text:p>2.9</text:p>
          </table:table-cell>
          <table:table-cell office:value-type="float" office:value="2.9" table:style-name="ce146">
            <text:p>2.9</text:p>
          </table:table-cell>
          <table:table-cell office:value-type="float" office:value="5.8" table:style-name="ce146">
            <text:p>5.8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4.5" table:style-name="ce146">
            <text:p>4.5</text:p>
          </table:table-cell>
          <table:table-cell office:value-type="float" office:value="10.4" table:style-name="ce146">
            <text:p>10.4</text:p>
          </table:table-cell>
          <table:table-cell office:value-type="float" office:value="15.4" table:style-name="ce146">
            <text:p>15.4</text:p>
          </table:table-cell>
          <table:table-cell office:value-type="float" office:value="3.1" table:style-name="ce146">
            <text:p>3.1</text:p>
          </table:table-cell>
          <table:table-cell office:value-type="float" office:value="5.4" table:style-name="ce146">
            <text:p>5.4</text:p>
          </table:table-cell>
          <table:table-cell office:value-type="float" office:value="8.5" table:style-name="ce146">
            <text:p>8.5</text:p>
          </table:table-cell>
          <table:table-cell office:value-type="float" office:value="23.9" table:style-name="ce146">
            <text:p>23.9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7" table:style-name="ce178">
              <text:p>1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" table:style-name="ce178">
              <text:p>2.0</text:p>
            </table:table-cell>
            <table:table-cell office:value-type="float" office:value="5.6" table:style-name="ce178">
              <text:p>5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4" table:style-name="ce178">
              <text:p>2.4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6" table:style-name="ce178">
              <text:p>6.0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5" table:style-name="ce178">
              <text:p>2.5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9.1" table:style-name="ce178">
              <text:p>9.1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0.89999999999999991" table:formula="of:=[.C19]-[.C21]-[.C22]" table:style-name="ce178">
              <text:p>0.9</text:p>
            </table:table-cell>
            <table:table-cell office:value-type="float" office:value="2.1999999999999997" table:formula="of:=[.D19]-[.D21]-[.D22]" table:style-name="ce178">
              <text:p>2.2</text:p>
            </table:table-cell>
            <table:table-cell office:value-type="float" office:value="1.7999999999999998" table:formula="of:=[.E19]-[.E21]-[.E22]" table:style-name="ce178">
              <text:p>1.8</text:p>
            </table:table-cell>
            <table:table-cell office:value-type="float" office:value="3.8999999999999995" table:formula="of:=[.F19]-[.F21]-[.F22]" table:style-name="ce178">
              <text:p>3.9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3" table:formula="of:=[.H19]-[.H21]-[.H22]" table:style-name="ce178">
              <text:p>0.3</text:p>
            </table:table-cell>
            <table:table-cell office:value-type="float" office:value="0.69999999999999929" table:formula="of:=[.I19]-[.I21]-[.I22]" table:style-name="ce178">
              <text:p>0.7</text:p>
            </table:table-cell>
            <table:table-cell office:value-type="float" office:value="0.80000000000000027" table:formula="of:=[.J19]-[.J21]-[.J22]" table:style-name="ce178">
              <text:p>0.8</text:p>
            </table:table-cell>
            <table:table-cell office:value-type="float" office:value="4.9000000000000004" table:formula="of:=[.K19]-[.K21]-[.K22]" table:style-name="ce178">
              <text:p>4.9</text:p>
            </table:table-cell>
            <table:table-cell office:value-type="float" office:value="5.8000000000000007" table:formula="of:=[.L19]-[.L21]-[.L22]" table:style-name="ce178">
              <text:p>5.8</text:p>
            </table:table-cell>
            <table:table-cell office:value-type="float" office:value="2" table:formula="of:=[.M19]-[.M21]-[.M22]" table:style-name="ce178">
              <text:p>2.0</text:p>
            </table:table-cell>
            <table:table-cell office:value-type="float" office:value="1.3000000000000003" table:formula="of:=[.N19]-[.N21]-[.N22]" table:style-name="ce178">
              <text:p>1.3</text:p>
            </table:table-cell>
            <table:table-cell office:value-type="float" office:value="3.4" table:formula="of:=[.O19]-[.O21]-[.O22]" table:style-name="ce178">
              <text:p>3.4</text:p>
            </table:table-cell>
            <table:table-cell office:value-type="float" office:value="9.1999999999999975" table:formula="of:=[.P19]-[.P21]-[.P22]" table:style-name="ce178">
              <text:p>9.2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3.8" table:style-name="ce146">
            <text:p>3.8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3.8" table:style-name="ce146">
            <text:p>3.8</text:p>
          </table:table-cell>
          <table:table-cell office:value-type="float" office:value="8.8000000000000007" table:style-name="ce146">
            <text:p>8.8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2.4" table:style-name="ce146">
            <text:p>2.4</text:p>
          </table:table-cell>
          <table:table-cell office:value-type="float" office:value="3" table:style-name="ce146">
            <text:p>3.0</text:p>
          </table:table-cell>
          <table:table-cell office:value-type="float" office:value="11.9" table:style-name="ce146">
            <text:p>11.9</text:p>
          </table:table-cell>
          <table:table-cell office:value-type="float" office:value="15.7" table:style-name="ce146">
            <text:p>15.7</text:p>
          </table:table-cell>
          <table:table-cell office:value-type="float" office:value="3.6" table:style-name="ce146">
            <text:p>3.6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7.7" table:style-name="ce146">
            <text:p>7.7</text:p>
          </table:table-cell>
          <table:table-cell office:value-type="float" office:value="23.4" table:style-name="ce146">
            <text:p>23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6.8" table:style-name="ce146">
            <text:p>6.8</text:p>
          </table:table-cell>
          <table:table-cell office:value-type="float" office:value="3" table:style-name="ce146">
            <text:p>3.0</text:p>
          </table:table-cell>
          <table:table-cell office:value-type="float" office:value="2.9" table:style-name="ce146">
            <text:p>2.9</text:p>
          </table:table-cell>
          <table:table-cell office:value-type="float" office:value="5.9" table:style-name="ce146">
            <text:p>5.9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4.3" table:style-name="ce146">
            <text:p>4.3</text:p>
          </table:table-cell>
          <table:table-cell office:value-type="float" office:value="5" table:style-name="ce146">
            <text:p>5.0</text:p>
          </table:table-cell>
          <table:table-cell office:value-type="float" office:value="10.9" table:style-name="ce146">
            <text:p>10.9</text:p>
          </table:table-cell>
          <table:table-cell office:value-type="float" office:value="17.7" table:style-name="ce146">
            <text:p>17.7</text:p>
          </table:table-cell>
          <table:table-cell office:value-type="float" office:value="3.2" table:style-name="ce146">
            <text:p>3.2</text:p>
          </table:table-cell>
          <table:table-cell office:value-type="float" office:value="7.5" table:style-name="ce146">
            <text:p>7.5</text:p>
          </table:table-cell>
          <table:table-cell office:value-type="float" office:value="10.8" table:style-name="ce146">
            <text:p>10.8</text:p>
          </table:table-cell>
          <table:table-cell office:value-type="float" office:value="28.4" table:style-name="ce146">
            <text:p>28.4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7" table:style-name="ce178">
              <text:p>1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5.0999999999999996" table:style-name="ce178">
              <text:p>5.1</text:p>
            </table:table-cell>
            <table:table-cell office:value-type="float" office:value="5.2" table:style-name="ce178">
              <text:p>5.2</text:p>
            </table:table-cell>
            <table:table-cell office:value-type="float" office:value="10" table:style-name="ce178">
              <text:p>10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.0999999999999996" table:formula="of:=[.C25]-[.C27]" table:style-name="ce178">
              <text:p>5.1</text:p>
            </table:table-cell>
            <table:table-cell office:value-type="float" office:value="2.8" table:formula="of:=[.D25]-[.D27]" table:style-name="ce178">
              <text:p>2.8</text:p>
            </table:table-cell>
            <table:table-cell office:value-type="float" office:value="2.8" table:formula="of:=[.E25]-[.E27]" table:style-name="ce178">
              <text:p>2.8</text:p>
            </table:table-cell>
            <table:table-cell office:value-type="float" office:value="5.6000000000000005" table:formula="of:=[.F25]-[.F27]" table:style-name="ce178">
              <text:p>5.6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9999999999999994" table:formula="of:=[.H25]-[.H27]" table:style-name="ce178">
              <text:p>0.5</text:p>
            </table:table-cell>
            <table:table-cell office:value-type="float" office:value="1.5999999999999996" table:formula="of:=[.I25]-[.I27]" table:style-name="ce178">
              <text:p>1.6</text:p>
            </table:table-cell>
            <table:table-cell office:value-type="float" office:value="2.2000000000000002" table:formula="of:=[.J25]-[.J27]" table:style-name="ce178">
              <text:p>2.2</text:p>
            </table:table-cell>
            <table:table-cell office:value-type="float" office:value="7.8000000000000007" table:formula="of:=[.K25]-[.K27]" table:style-name="ce178">
              <text:p>7.8</text:p>
            </table:table-cell>
            <table:table-cell office:value-type="float" office:value="12.899999999999999" table:formula="of:=[.L25]-[.L27]" table:style-name="ce178">
              <text:p>12.9</text:p>
            </table:table-cell>
            <table:table-cell office:value-type="float" office:value="3" table:formula="of:=[.M25]-[.M27]" table:style-name="ce178">
              <text:p>3.0</text:p>
            </table:table-cell>
            <table:table-cell office:value-type="float" office:value="2.4000000000000004" table:formula="of:=[.N25]-[.N27]" table:style-name="ce178">
              <text:p>2.4</text:p>
            </table:table-cell>
            <table:table-cell office:value-type="float" office:value="5.6000000000000005" table:formula="of:=[.O25]-[.O27]" table:style-name="ce178">
              <text:p>5.6</text:p>
            </table:table-cell>
            <table:table-cell office:value-type="float" office:value="18.399999999999999" table:formula="of:=[.P25]-[.P27]" table:style-name="ce178">
              <text:p>18.4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5" table:style-name="ce146">
            <text:p>5.0</text:p>
          </table:table-cell>
          <table:table-cell office:value-type="float" office:value="6.4" table:style-name="ce146">
            <text:p>6.4</text:p>
          </table:table-cell>
          <table:table-cell office:value-type="float" office:value="5.3" table:style-name="ce146">
            <text:p>5.3</text:p>
          </table:table-cell>
          <table:table-cell office:value-type="float" office:value="11.7" table:style-name="ce146">
            <text:p>11.7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3.1" table:style-name="ce146">
            <text:p>3.1</text:p>
          </table:table-cell>
          <table:table-cell office:value-type="float" office:value="3.5" table:style-name="ce146">
            <text:p>3.5</text:p>
          </table:table-cell>
          <table:table-cell office:value-type="float" office:value="15.1" table:style-name="ce146">
            <text:p>15.1</text:p>
          </table:table-cell>
          <table:table-cell office:value-type="float" office:value="20.100000000000001" table:style-name="ce146">
            <text:p>20.1</text:p>
          </table:table-cell>
          <table:table-cell office:value-type="float" office:value="6" table:style-name="ce146">
            <text:p>6.0</text:p>
          </table:table-cell>
          <table:table-cell office:value-type="float" office:value="6" table:style-name="ce146">
            <text:p>6.0</text:p>
          </table:table-cell>
          <table:table-cell office:value-type="float" office:value="12.1" table:style-name="ce146">
            <text:p>12.1</text:p>
          </table:table-cell>
          <table:table-cell office:value-type="float" office:value="32.200000000000003" table:style-name="ce146">
            <text:p>32.2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6" table:style-name="ce146">
            <text:p>1.6</text:p>
          </table:table-cell>
          <table:table-cell office:value-type="float" office:value="0.2" table:style-name="ce146">
            <text:p>0.2</text:p>
          </table:table-cell>
          <table:table-cell office:value-type="float" office:value="0.2" table:style-name="ce146">
            <text:p>0.2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3.9" table:style-name="ce146">
            <text:p>3.9</text:p>
          </table:table-cell>
          <table:table-cell office:value-type="float" office:value="7.1" table:style-name="ce146">
            <text:p>7.1</text:p>
          </table:table-cell>
          <table:table-cell office:value-type="float" office:value="11" table:style-name="ce146">
            <text:p>11.0</text:p>
          </table:table-cell>
          <table:table-cell office:value-type="float" office:value="11.3" table:style-name="ce146">
            <text:p>11.3</text:p>
          </table:table-cell>
          <table:table-cell office:value-type="float" office:value="12.9" table:style-name="ce146">
            <text:p>12.9</text:p>
          </table:table-cell>
          <table:table-cell office:value-type="float" office:value="0.1" table:style-name="ce146">
            <text:p>0.1</text:p>
          </table:table-cell>
          <table:table-cell office:value-type="float" office:value="7.3" table:style-name="ce146">
            <text:p>7.3</text:p>
          </table:table-cell>
          <table:table-cell office:value-type="float" office:value="7.4" table:style-name="ce146">
            <text:p>7.4</text:p>
          </table:table-cell>
          <table:table-cell office:value-type="float" office:value="20.3" table:style-name="ce146">
            <text:p>20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2.9" table:style-name="ce146">
            <text:p>12.9</text:p>
          </table:table-cell>
          <table:table-cell office:value-type="float" office:value="6" table:style-name="ce146">
            <text:p>6.0</text:p>
          </table:table-cell>
          <table:table-cell office:value-type="float" office:value="8.4" table:style-name="ce146">
            <text:p>8.4</text:p>
          </table:table-cell>
          <table:table-cell office:value-type="float" office:value="14.4" table:style-name="ce146">
            <text:p>14.4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9" table:style-name="ce146">
            <text:p>5.9</text:p>
          </table:table-cell>
          <table:table-cell office:value-type="float" office:value="6.4" table:style-name="ce146">
            <text:p>6.4</text:p>
          </table:table-cell>
          <table:table-cell office:value-type="float" office:value="20.8" table:style-name="ce146">
            <text:p>20.8</text:p>
          </table:table-cell>
          <table:table-cell office:value-type="float" office:value="33.700000000000003" table:style-name="ce146">
            <text:p>33.7</text:p>
          </table:table-cell>
          <table:table-cell office:value-type="float" office:value="6.8" table:style-name="ce146">
            <text:p>6.8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16.899999999999999" table:style-name="ce146">
            <text:p>16.9</text:p>
          </table:table-cell>
          <table:table-cell office:value-type="float" office:value="50.7" table:style-name="ce146">
            <text:p>50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4.5" table:style-name="ce146">
            <text:p>4.5</text:p>
          </table:table-cell>
          <table:table-cell office:value-type="float" office:value="3.8" table:style-name="ce146">
            <text:p>3.8</text:p>
          </table:table-cell>
          <table:table-cell office:value-type="float" office:value="5.9" table:style-name="ce146">
            <text:p>5.9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9" table:style-name="ce146">
            <text:p>2.9</text:p>
          </table:table-cell>
          <table:table-cell office:value-type="float" office:value="3.1" table:style-name="ce146">
            <text:p>3.1</text:p>
          </table:table-cell>
          <table:table-cell office:value-type="float" office:value="12.7" table:style-name="ce146">
            <text:p>12.7</text:p>
          </table:table-cell>
          <table:table-cell office:value-type="float" office:value="17.2" table:style-name="ce146">
            <text:p>17.2</text:p>
          </table:table-cell>
          <table:table-cell office:value-type="float" office:value="5" table:style-name="ce146">
            <text:p>5.0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9.9" table:style-name="ce146">
            <text:p>9.9</text:p>
          </table:table-cell>
          <table:table-cell office:value-type="float" office:value="27.1" table:style-name="ce146">
            <text:p>27.1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49.6" table:style-name="ce146">
            <text:p>49.6</text:p>
          </table:table-cell>
          <table:table-cell office:value-type="float" office:value="31.7" table:style-name="ce146">
            <text:p>31.7</text:p>
          </table:table-cell>
          <table:table-cell office:value-type="float" office:value="33.9" table:style-name="ce146">
            <text:p>33.9</text:p>
          </table:table-cell>
          <table:table-cell office:value-type="float" office:value="65.599999999999994" table:style-name="ce146">
            <text:p>65.6</text:p>
          </table:table-cell>
          <table:table-cell office:value-type="float" office:value="0" table:style-name="ce146">
            <text:p>0.0</text:p>
          </table:table-cell>
          <table:table-cell office:value-type="float" office:value="7.9" table:style-name="ce146">
            <text:p>7.9</text:p>
          </table:table-cell>
          <table:table-cell office:value-type="float" office:value="37.700000000000003" table:style-name="ce146">
            <text:p>37.7</text:p>
          </table:table-cell>
          <table:table-cell office:value-type="float" office:value="45.6" table:style-name="ce146">
            <text:p>45.6</text:p>
          </table:table-cell>
          <table:table-cell office:value-type="float" office:value="111.1" table:style-name="ce146">
            <text:p>111.1</text:p>
          </table:table-cell>
          <table:table-cell office:value-type="float" office:value="160.69999999999999" table:style-name="ce146">
            <text:p>160.7</text:p>
          </table:table-cell>
          <table:table-cell office:value-type="float" office:value="31.7" table:style-name="ce146">
            <text:p>31.7</text:p>
          </table:table-cell>
          <table:table-cell office:value-type="float" office:value="57.8" table:style-name="ce146">
            <text:p>57.8</text:p>
          </table:table-cell>
          <table:table-cell office:value-type="float" office:value="89.4" table:style-name="ce146">
            <text:p>89.4</text:p>
          </table:table-cell>
          <table:table-cell office:value-type="float" office:value="250.1" table:style-name="ce146">
            <text:p>250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8" table:style-name="ce146">
            <text:p>1.8</text:p>
          </table:table-cell>
          <table:table-cell office:value-type="float" office:value="3.3" table:style-name="ce146">
            <text:p>3.3</text:p>
          </table:table-cell>
          <table:table-cell office:value-type="float" office:value="2.7" table:style-name="ce146">
            <text:p>2.7</text:p>
          </table:table-cell>
          <table:table-cell office:value-type="float" office:value="5.9" table:style-name="ce146">
            <text:p>5.9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8" table:style-name="ce146">
            <text:p>1.8</text:p>
          </table:table-cell>
          <table:table-cell office:value-type="float" office:value="2" table:style-name="ce146">
            <text:p>2.0</text:p>
          </table:table-cell>
          <table:table-cell office:value-type="float" office:value="8" table:style-name="ce146">
            <text:p>8.0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2.8" table:style-name="ce146">
            <text:p>2.8</text:p>
          </table:table-cell>
          <table:table-cell office:value-type="float" office:value="3" table:style-name="ce146">
            <text:p>3.0</text:p>
          </table:table-cell>
          <table:table-cell office:value-type="float" office:value="5.8" table:style-name="ce146">
            <text:p>5.8</text:p>
          </table:table-cell>
          <table:table-cell office:value-type="float" office:value="15.5" table:style-name="ce146">
            <text:p>15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3.2" table:style-name="ce146">
            <text:p>3.2</text:p>
          </table:table-cell>
          <table:table-cell office:value-type="float" office:value="5.2" table:style-name="ce146">
            <text:p>5.2</text:p>
          </table:table-cell>
          <table:table-cell office:value-type="float" office:value="4.5" table:style-name="ce146">
            <text:p>4.5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2.8" table:style-name="ce146">
            <text:p>2.8</text:p>
          </table:table-cell>
          <table:table-cell office:value-type="float" office:value="3.3" table:style-name="ce146">
            <text:p>3.3</text:p>
          </table:table-cell>
          <table:table-cell office:value-type="float" office:value="13" table:style-name="ce146">
            <text:p>13.0</text:p>
          </table:table-cell>
          <table:table-cell office:value-type="float" office:value="16.2" table:style-name="ce146">
            <text:p>16.2</text:p>
          </table:table-cell>
          <table:table-cell office:value-type="float" office:value="3.6" table:style-name="ce146">
            <text:p>3.6</text:p>
          </table:table-cell>
          <table:table-cell office:value-type="float" office:value="4.7" table:style-name="ce146">
            <text:p>4.7</text:p>
          </table:table-cell>
          <table:table-cell office:value-type="float" office:value="8.3000000000000007" table:style-name="ce146">
            <text:p>8.3</text:p>
          </table:table-cell>
          <table:table-cell office:value-type="float" office:value="24.6" table:style-name="ce146">
            <text:p>24.6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54.6" table:style-name="ce177">
            <text:p>54.6</text:p>
          </table:table-cell>
          <table:table-cell office:value-type="float" office:value="40.200000000000003" table:style-name="ce177">
            <text:p>40.2</text:p>
          </table:table-cell>
          <table:table-cell office:value-type="float" office:value="41" table:style-name="ce177">
            <text:p>41.0</text:p>
          </table:table-cell>
          <table:table-cell office:value-type="float" office:value="81.2" table:style-name="ce177">
            <text:p>81.2</text:p>
          </table:table-cell>
          <table:table-cell office:value-type="float" office:value="0" table:style-name="ce177">
            <text:p>0.0</text:p>
          </table:table-cell>
          <table:table-cell office:value-type="float" office:value="8.6999999999999993" table:style-name="ce177">
            <text:p>8.7</text:p>
          </table:table-cell>
          <table:table-cell office:value-type="float" office:value="42.2" table:style-name="ce177">
            <text:p>42.2</text:p>
          </table:table-cell>
          <table:table-cell office:value-type="float" office:value="50.9" table:style-name="ce177">
            <text:p>50.9</text:p>
          </table:table-cell>
          <table:table-cell office:value-type="float" office:value="132.1" table:style-name="ce177">
            <text:p>132.1</text:p>
          </table:table-cell>
          <table:table-cell office:value-type="float" office:value="186.7" table:style-name="ce177">
            <text:p>186.7</text:p>
          </table:table-cell>
          <table:table-cell office:value-type="float" office:value="38.1" table:style-name="ce177">
            <text:p>38.1</text:p>
          </table:table-cell>
          <table:table-cell office:value-type="float" office:value="65.400000000000006" table:style-name="ce177">
            <text:p>65.4</text:p>
          </table:table-cell>
          <table:table-cell office:value-type="float" office:value="103.5" table:style-name="ce177">
            <text:p>103.5</text:p>
          </table:table-cell>
          <table:table-cell office:value-type="float" office:value="290.2" table:style-name="ce177">
            <text:p>290.2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1999).$A$1:TRA0103_(1999).$P$43" table:base-cell-address="TRA0103_(1999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1998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1998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6" table:style-name="ce146">
            <text:p>0.6</text:p>
          </table:table-cell>
          <table:table-cell office:value-type="float" office:value="1.7" table:style-name="ce146">
            <text:p>1.7</text:p>
          </table:table-cell>
          <table:table-cell office:value-type="float" office:value="1.7" table:style-name="ce146">
            <text:p>1.7</text:p>
          </table:table-cell>
          <table:table-cell office:value-type="float" office:value="3.4" table:style-name="ce146">
            <text:p>3.4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1.8" table:style-name="ce146">
            <text:p>1.8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5.7" table:style-name="ce146">
            <text:p>5.7</text:p>
          </table:table-cell>
          <table:table-cell office:value-type="float" office:value="6.3" table:style-name="ce146">
            <text:p>6.3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9" table:style-name="ce146">
            <text:p>3.9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2" table:style-name="ce146">
            <text:p>11.2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" table:style-name="ce178">
              <text:p>1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4.5" table:style-name="ce178">
              <text:p>4.5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5" table:formula="of:=[.C10]-[.C12]" table:style-name="ce178">
              <text:p>0.5</text:p>
            </table:table-cell>
            <table:table-cell office:value-type="float" office:value="1.2" table:formula="of:=[.D10]-[.D12]" table:style-name="ce178">
              <text:p>1.2</text:p>
            </table:table-cell>
            <table:table-cell office:value-type="float" office:value="1.4" table:formula="of:=[.E10]-[.E12]" table:style-name="ce178">
              <text:p>1.4</text:p>
            </table:table-cell>
            <table:table-cell office:value-type="float" office:value="2.5999999999999996" table:formula="of:=[.F10]-[.F12]" table:style-name="ce178">
              <text:p>2.6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2" table:formula="of:=[.H10]-[.H12]" table:style-name="ce178">
              <text:p>0.2</text:p>
            </table:table-cell>
            <table:table-cell office:value-type="float" office:value="0.8" table:formula="of:=[.I10]-[.I12]" table:style-name="ce178">
              <text:p>0.8</text:p>
            </table:table-cell>
            <table:table-cell office:value-type="float" office:value="0.99999999999999978" table:formula="of:=[.J10]-[.J12]" table:style-name="ce178">
              <text:p>1.0</text:p>
            </table:table-cell>
            <table:table-cell office:value-type="float" office:value="3.6" table:formula="of:=[.K10]-[.K12]" table:style-name="ce178">
              <text:p>3.6</text:p>
            </table:table-cell>
            <table:table-cell office:value-type="float" office:value="4.0999999999999996" table:formula="of:=[.L10]-[.L12]" table:style-name="ce178">
              <text:p>4.1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7999999999999998" table:formula="of:=[.N10]-[.N12]" table:style-name="ce178">
              <text:p>1.8</text:p>
            </table:table-cell>
            <table:table-cell office:value-type="float" office:value="2.6000000000000005" table:formula="of:=[.O10]-[.O12]" table:style-name="ce178">
              <text:p>2.6</text:p>
            </table:table-cell>
            <table:table-cell office:value-type="float" office:value="6.6999999999999993" table:formula="of:=[.P10]-[.P12]" table:style-name="ce178">
              <text:p>6.7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9.1999999999999993" table:style-name="ce146">
            <text:p>9.2</text:p>
          </table:table-cell>
          <table:table-cell office:value-type="float" office:value="2.4" table:style-name="ce146">
            <text:p>2.4</text:p>
          </table:table-cell>
          <table:table-cell office:value-type="float" office:value="2.9" table:style-name="ce146">
            <text:p>2.9</text:p>
          </table:table-cell>
          <table:table-cell office:value-type="float" office:value="5.3" table:style-name="ce146">
            <text:p>5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6.2" table:style-name="ce146">
            <text:p>6.2</text:p>
          </table:table-cell>
          <table:table-cell office:value-type="float" office:value="6.8" table:style-name="ce146">
            <text:p>6.8</text:p>
          </table:table-cell>
          <table:table-cell office:value-type="float" office:value="12.1" table:style-name="ce146">
            <text:p>12.1</text:p>
          </table:table-cell>
          <table:table-cell office:value-type="float" office:value="21.3" table:style-name="ce146">
            <text:p>21.3</text:p>
          </table:table-cell>
          <table:table-cell office:value-type="float" office:value="2.6" table:style-name="ce146">
            <text:p>2.6</text:p>
          </table:table-cell>
          <table:table-cell office:value-type="float" office:value="8.1999999999999993" table:style-name="ce146">
            <text:p>8.2</text:p>
          </table:table-cell>
          <table:table-cell office:value-type="float" office:value="10.8" table:style-name="ce146">
            <text:p>10.8</text:p>
          </table:table-cell>
          <table:table-cell office:value-type="float" office:value="32.1" table:style-name="ce146">
            <text:p>32.1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3" table:style-name="ce178">
              <text:p>3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6.6" table:style-name="ce178">
              <text:p>6.6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3.9" table:style-name="ce178">
              <text:p>3.9</text:p>
            </table:table-cell>
            <table:table-cell office:value-type="float" office:value="10.4" table:style-name="ce178">
              <text:p>10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7" table:style-name="ce178">
              <text:p>0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5" table:style-name="ce178">
              <text:p>2.5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2" table:style-name="ce178">
              <text:p>2.0</text:p>
            </table:table-cell>
            <table:table-cell office:value-type="float" office:value="4.5" table:style-name="ce178">
              <text:p>4.5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5.4999999999999991" table:formula="of:=[.C14]-[.C16]-[.C17]" table:style-name="ce178">
              <text:p>5.5</text:p>
            </table:table-cell>
            <table:table-cell office:value-type="float" office:value="2.0999999999999996" table:formula="of:=[.D14]-[.D16]-[.D17]" table:style-name="ce178">
              <text:p>2.1</text:p>
            </table:table-cell>
            <table:table-cell office:value-type="float" office:value="2.4" table:formula="of:=[.E14]-[.E16]-[.E17]" table:style-name="ce178">
              <text:p>2.4</text:p>
            </table:table-cell>
            <table:table-cell office:value-type="float" office:value="4.4999999999999991" table:formula="of:=[.F14]-[.F16]-[.F17]" table:style-name="ce178">
              <text:p>4.5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3" table:formula="of:=[.H14]-[.H16]-[.H17]" table:style-name="ce178">
              <text:p>0.3</text:p>
            </table:table-cell>
            <table:table-cell office:value-type="float" office:value="2" table:formula="of:=[.I14]-[.I16]-[.I17]" table:style-name="ce178">
              <text:p>2.0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6.8999999999999995" table:formula="of:=[.K14]-[.K16]-[.K17]" table:style-name="ce178">
              <text:p>6.9</text:p>
            </table:table-cell>
            <table:table-cell office:value-type="float" office:value="12.200000000000001" table:formula="of:=[.L14]-[.L16]-[.L17]" table:style-name="ce178">
              <text:p>12.2</text:p>
            </table:table-cell>
            <table:table-cell office:value-type="float" office:value="2.2999999999999998" table:formula="of:=[.M14]-[.M16]-[.M17]" table:style-name="ce178">
              <text:p>2.3</text:p>
            </table:table-cell>
            <table:table-cell office:value-type="float" office:value="2.8" table:formula="of:=[.N14]-[.N16]-[.N17]" table:style-name="ce178">
              <text:p>2.8</text:p>
            </table:table-cell>
            <table:table-cell office:value-type="float" office:value="4.9000000000000004" table:formula="of:=[.O14]-[.O16]-[.O17]" table:style-name="ce178">
              <text:p>4.9</text:p>
            </table:table-cell>
            <table:table-cell office:value-type="float" office:value="17.200000000000003" table:formula="of:=[.P14]-[.P16]-[.P17]" table:style-name="ce178">
              <text:p>17.2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4.9000000000000004" table:style-name="ce146">
            <text:p>4.9</text:p>
          </table:table-cell>
          <table:table-cell office:value-type="float" office:value="2.9" table:style-name="ce146">
            <text:p>2.9</text:p>
          </table:table-cell>
          <table:table-cell office:value-type="float" office:value="2.9" table:style-name="ce146">
            <text:p>2.9</text:p>
          </table:table-cell>
          <table:table-cell office:value-type="float" office:value="5.8" table:style-name="ce146">
            <text:p>5.8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10.3" table:style-name="ce146">
            <text:p>10.3</text:p>
          </table:table-cell>
          <table:table-cell office:value-type="float" office:value="15.3" table:style-name="ce146">
            <text:p>15.3</text:p>
          </table:table-cell>
          <table:table-cell office:value-type="float" office:value="3.1" table:style-name="ce146">
            <text:p>3.1</text:p>
          </table:table-cell>
          <table:table-cell office:value-type="float" office:value="5.3" table:style-name="ce146">
            <text:p>5.3</text:p>
          </table:table-cell>
          <table:table-cell office:value-type="float" office:value="8.3000000000000007" table:style-name="ce146">
            <text:p>8.3</text:p>
          </table:table-cell>
          <table:table-cell office:value-type="float" office:value="23.6" table:style-name="ce146">
            <text:p>23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6" table:style-name="ce178">
              <text:p>1.6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1.5" table:style-name="ce178">
              <text:p>1.5</text:p>
            </table:table-cell>
            <table:table-cell office:value-type="float" office:value="2" table:style-name="ce178">
              <text:p>2.0</text:p>
            </table:table-cell>
            <table:table-cell office:value-type="float" office:value="5.5" table:style-name="ce178">
              <text:p>5.5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2999999999999998" table:style-name="ce178">
              <text:p>2.3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5" table:style-name="ce178">
              <text:p>2.5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6" table:style-name="ce178">
              <text:p>6.0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5" table:style-name="ce178">
              <text:p>2.5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9" table:style-name="ce178">
              <text:p>9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1.0000000000000004" table:formula="of:=[.C19]-[.C21]-[.C22]" table:style-name="ce178">
              <text:p>1.0</text:p>
            </table:table-cell>
            <table:table-cell office:value-type="float" office:value="2.1999999999999997" table:formula="of:=[.D19]-[.D21]-[.D22]" table:style-name="ce178">
              <text:p>2.2</text:p>
            </table:table-cell>
            <table:table-cell office:value-type="float" office:value="1.7" table:formula="of:=[.E19]-[.E21]-[.E22]" table:style-name="ce178">
              <text:p>1.7</text:p>
            </table:table-cell>
            <table:table-cell office:value-type="float" office:value="3.8999999999999995" table:formula="of:=[.F19]-[.F21]-[.F22]" table:style-name="ce178">
              <text:p>3.9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2" table:formula="of:=[.H19]-[.H21]-[.H22]" table:style-name="ce178">
              <text:p>0.2</text:p>
            </table:table-cell>
            <table:table-cell office:value-type="float" office:value="0.69999999999999929" table:formula="of:=[.I19]-[.I21]-[.I22]" table:style-name="ce178">
              <text:p>0.7</text:p>
            </table:table-cell>
            <table:table-cell office:value-type="float" office:value="0.89999999999999947" table:formula="of:=[.J19]-[.J21]-[.J22]" table:style-name="ce178">
              <text:p>0.9</text:p>
            </table:table-cell>
            <table:table-cell office:value-type="float" office:value="4.7" table:formula="of:=[.K19]-[.K21]-[.K22]" table:style-name="ce178">
              <text:p>4.7</text:p>
            </table:table-cell>
            <table:table-cell office:value-type="float" office:value="5.7000000000000011" table:formula="of:=[.L19]-[.L21]-[.L22]" table:style-name="ce178">
              <text:p>5.7</text:p>
            </table:table-cell>
            <table:table-cell office:value-type="float" office:value="2.1" table:formula="of:=[.M19]-[.M21]-[.M22]" table:style-name="ce178">
              <text:p>2.1</text:p>
            </table:table-cell>
            <table:table-cell office:value-type="float" office:value="1.2999999999999998" table:formula="of:=[.N19]-[.N21]-[.N22]" table:style-name="ce178">
              <text:p>1.3</text:p>
            </table:table-cell>
            <table:table-cell office:value-type="float" office:value="3.2000000000000006" table:formula="of:=[.O19]-[.O21]-[.O22]" table:style-name="ce178">
              <text:p>3.2</text:p>
            </table:table-cell>
            <table:table-cell office:value-type="float" office:value="9.1000000000000014" table:formula="of:=[.P19]-[.P21]-[.P22]" table:style-name="ce178">
              <text:p>9.1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3.6" table:style-name="ce146">
            <text:p>3.6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3.7" table:style-name="ce146">
            <text:p>3.7</text:p>
          </table:table-cell>
          <table:table-cell office:value-type="float" office:value="8.6" table:style-name="ce146">
            <text:p>8.6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2.4" table:style-name="ce146">
            <text:p>2.4</text:p>
          </table:table-cell>
          <table:table-cell office:value-type="float" office:value="3" table:style-name="ce146">
            <text:p>3.0</text:p>
          </table:table-cell>
          <table:table-cell office:value-type="float" office:value="11.6" table:style-name="ce146">
            <text:p>11.6</text:p>
          </table:table-cell>
          <table:table-cell office:value-type="float" office:value="15.3" table:style-name="ce146">
            <text:p>15.3</text:p>
          </table:table-cell>
          <table:table-cell office:value-type="float" office:value="3.6" table:style-name="ce146">
            <text:p>3.6</text:p>
          </table:table-cell>
          <table:table-cell office:value-type="float" office:value="4" table:style-name="ce146">
            <text:p>4.0</text:p>
          </table:table-cell>
          <table:table-cell office:value-type="float" office:value="7.5" table:style-name="ce146">
            <text:p>7.5</text:p>
          </table:table-cell>
          <table:table-cell office:value-type="float" office:value="22.8" table:style-name="ce146">
            <text:p>22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6.7" table:style-name="ce146">
            <text:p>6.7</text:p>
          </table:table-cell>
          <table:table-cell office:value-type="float" office:value="3" table:style-name="ce146">
            <text:p>3.0</text:p>
          </table:table-cell>
          <table:table-cell office:value-type="float" office:value="2.8" table:style-name="ce146">
            <text:p>2.8</text:p>
          </table:table-cell>
          <table:table-cell office:value-type="float" office:value="5.8" table:style-name="ce146">
            <text:p>5.8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4.3" table:style-name="ce146">
            <text:p>4.3</text:p>
          </table:table-cell>
          <table:table-cell office:value-type="float" office:value="5" table:style-name="ce146">
            <text:p>5.0</text:p>
          </table:table-cell>
          <table:table-cell office:value-type="float" office:value="10.8" table:style-name="ce146">
            <text:p>10.8</text:p>
          </table:table-cell>
          <table:table-cell office:value-type="float" office:value="17.5" table:style-name="ce146">
            <text:p>17.5</text:p>
          </table:table-cell>
          <table:table-cell office:value-type="float" office:value="3.2" table:style-name="ce146">
            <text:p>3.2</text:p>
          </table:table-cell>
          <table:table-cell office:value-type="float" office:value="7.3" table:style-name="ce146">
            <text:p>7.3</text:p>
          </table:table-cell>
          <table:table-cell office:value-type="float" office:value="10.5" table:style-name="ce146">
            <text:p>10.5</text:p>
          </table:table-cell>
          <table:table-cell office:value-type="float" office:value="28.1" table:style-name="ce146">
            <text:p>28.1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7" table:style-name="ce178">
              <text:p>1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5.0999999999999996" table:style-name="ce178">
              <text:p>5.1</text:p>
            </table:table-cell>
            <table:table-cell office:value-type="float" office:value="9.9" table:style-name="ce178">
              <text:p>9.9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5" table:formula="of:=[.C25]-[.C27]" table:style-name="ce178">
              <text:p>5.0</text:p>
            </table:table-cell>
            <table:table-cell office:value-type="float" office:value="2.8" table:formula="of:=[.D25]-[.D27]" table:style-name="ce178">
              <text:p>2.8</text:p>
            </table:table-cell>
            <table:table-cell office:value-type="float" office:value="2.6999999999999997" table:formula="of:=[.E25]-[.E27]" table:style-name="ce178">
              <text:p>2.7</text:p>
            </table:table-cell>
            <table:table-cell office:value-type="float" office:value="5.5" table:formula="of:=[.F25]-[.F27]" table:style-name="ce178">
              <text:p>5.5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9999999999999994" table:formula="of:=[.H25]-[.H27]" table:style-name="ce178">
              <text:p>0.5</text:p>
            </table:table-cell>
            <table:table-cell office:value-type="float" office:value="1.5999999999999996" table:formula="of:=[.I25]-[.I27]" table:style-name="ce178">
              <text:p>1.6</text:p>
            </table:table-cell>
            <table:table-cell office:value-type="float" office:value="2.2000000000000002" table:formula="of:=[.J25]-[.J27]" table:style-name="ce178">
              <text:p>2.2</text:p>
            </table:table-cell>
            <table:table-cell office:value-type="float" office:value="7.7000000000000011" table:formula="of:=[.K25]-[.K27]" table:style-name="ce178">
              <text:p>7.7</text:p>
            </table:table-cell>
            <table:table-cell office:value-type="float" office:value="12.7" table:formula="of:=[.L25]-[.L27]" table:style-name="ce178">
              <text:p>12.7</text:p>
            </table:table-cell>
            <table:table-cell office:value-type="float" office:value="3" table:formula="of:=[.M25]-[.M27]" table:style-name="ce178">
              <text:p>3.0</text:p>
            </table:table-cell>
            <table:table-cell office:value-type="float" office:value="2.3999999999999995" table:formula="of:=[.N25]-[.N27]" table:style-name="ce178">
              <text:p>2.4</text:p>
            </table:table-cell>
            <table:table-cell office:value-type="float" office:value="5.4" table:formula="of:=[.O25]-[.O27]" table:style-name="ce178">
              <text:p>5.4</text:p>
            </table:table-cell>
            <table:table-cell office:value-type="float" office:value="18.200000000000003" table:formula="of:=[.P25]-[.P27]" table:style-name="ce178">
              <text:p>18.2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4.9000000000000004" table:style-name="ce146">
            <text:p>4.9</text:p>
          </table:table-cell>
          <table:table-cell office:value-type="float" office:value="6.2" table:style-name="ce146">
            <text:p>6.2</text:p>
          </table:table-cell>
          <table:table-cell office:value-type="float" office:value="5.2" table:style-name="ce146">
            <text:p>5.2</text:p>
          </table:table-cell>
          <table:table-cell office:value-type="float" office:value="11.4" table:style-name="ce146">
            <text:p>11.4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3" table:style-name="ce146">
            <text:p>3.0</text:p>
          </table:table-cell>
          <table:table-cell office:value-type="float" office:value="3.4" table:style-name="ce146">
            <text:p>3.4</text:p>
          </table:table-cell>
          <table:table-cell office:value-type="float" office:value="14.9" table:style-name="ce146">
            <text:p>14.9</text:p>
          </table:table-cell>
          <table:table-cell office:value-type="float" office:value="19.7" table:style-name="ce146">
            <text:p>19.7</text:p>
          </table:table-cell>
          <table:table-cell office:value-type="float" office:value="6" table:style-name="ce146">
            <text:p>6.0</text:p>
          </table:table-cell>
          <table:table-cell office:value-type="float" office:value="5.8" table:style-name="ce146">
            <text:p>5.8</text:p>
          </table:table-cell>
          <table:table-cell office:value-type="float" office:value="11.8" table:style-name="ce146">
            <text:p>11.8</text:p>
          </table:table-cell>
          <table:table-cell office:value-type="float" office:value="31.5" table:style-name="ce146">
            <text:p>31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6" table:style-name="ce146">
            <text:p>1.6</text:p>
          </table:table-cell>
          <table:table-cell office:value-type="float" office:value="0.2" table:style-name="ce146">
            <text:p>0.2</text:p>
          </table:table-cell>
          <table:table-cell office:value-type="float" office:value="0.2" table:style-name="ce146">
            <text:p>0.2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3.7" table:style-name="ce146">
            <text:p>3.7</text:p>
          </table:table-cell>
          <table:table-cell office:value-type="float" office:value="7" table:style-name="ce146">
            <text:p>7.0</text:p>
          </table:table-cell>
          <table:table-cell office:value-type="float" office:value="10.7" table:style-name="ce146">
            <text:p>10.7</text:p>
          </table:table-cell>
          <table:table-cell office:value-type="float" office:value="11" table:style-name="ce146">
            <text:p>11.0</text:p>
          </table:table-cell>
          <table:table-cell office:value-type="float" office:value="12.6" table:style-name="ce146">
            <text:p>12.6</text:p>
          </table:table-cell>
          <table:table-cell office:value-type="float" office:value="0.1" table:style-name="ce146">
            <text:p>0.1</text:p>
          </table:table-cell>
          <table:table-cell office:value-type="float" office:value="7.1" table:style-name="ce146">
            <text:p>7.1</text:p>
          </table:table-cell>
          <table:table-cell office:value-type="float" office:value="7.2" table:style-name="ce146">
            <text:p>7.2</text:p>
          </table:table-cell>
          <table:table-cell office:value-type="float" office:value="19.8" table:style-name="ce146">
            <text:p>19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2.5" table:style-name="ce146">
            <text:p>12.5</text:p>
          </table:table-cell>
          <table:table-cell office:value-type="float" office:value="5.9" table:style-name="ce146">
            <text:p>5.9</text:p>
          </table:table-cell>
          <table:table-cell office:value-type="float" office:value="8.3000000000000007" table:style-name="ce146">
            <text:p>8.3</text:p>
          </table:table-cell>
          <table:table-cell office:value-type="float" office:value="14.2" table:style-name="ce146">
            <text:p>14.2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9" table:style-name="ce146">
            <text:p>5.9</text:p>
          </table:table-cell>
          <table:table-cell office:value-type="float" office:value="6.4" table:style-name="ce146">
            <text:p>6.4</text:p>
          </table:table-cell>
          <table:table-cell office:value-type="float" office:value="20.6" table:style-name="ce146">
            <text:p>20.6</text:p>
          </table:table-cell>
          <table:table-cell office:value-type="float" office:value="33.1" table:style-name="ce146">
            <text:p>33.1</text:p>
          </table:table-cell>
          <table:table-cell office:value-type="float" office:value="6.7" table:style-name="ce146">
            <text:p>6.7</text:p>
          </table:table-cell>
          <table:table-cell office:value-type="float" office:value="9.9" table:style-name="ce146">
            <text:p>9.9</text:p>
          </table:table-cell>
          <table:table-cell office:value-type="float" office:value="16.5" table:style-name="ce146">
            <text:p>16.5</text:p>
          </table:table-cell>
          <table:table-cell office:value-type="float" office:value="49.6" table:style-name="ce146">
            <text:p>49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4.4000000000000004" table:style-name="ce146">
            <text:p>4.4</text:p>
          </table:table-cell>
          <table:table-cell office:value-type="float" office:value="3.8" table:style-name="ce146">
            <text:p>3.8</text:p>
          </table:table-cell>
          <table:table-cell office:value-type="float" office:value="5.8" table:style-name="ce146">
            <text:p>5.8</text:p>
          </table:table-cell>
          <table:table-cell office:value-type="float" office:value="9.6" table:style-name="ce146">
            <text:p>9.6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8" table:style-name="ce146">
            <text:p>2.8</text:p>
          </table:table-cell>
          <table:table-cell office:value-type="float" office:value="3" table:style-name="ce146">
            <text:p>3.0</text:p>
          </table:table-cell>
          <table:table-cell office:value-type="float" office:value="12.6" table:style-name="ce146">
            <text:p>12.6</text:p>
          </table:table-cell>
          <table:table-cell office:value-type="float" office:value="17" table:style-name="ce146">
            <text:p>17.0</text:p>
          </table:table-cell>
          <table:table-cell office:value-type="float" office:value="5" table:style-name="ce146">
            <text:p>5.0</text:p>
          </table:table-cell>
          <table:table-cell office:value-type="float" office:value="4.7" table:style-name="ce146">
            <text:p>4.7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26.7" table:style-name="ce146">
            <text:p>26.7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48.4" table:style-name="ce146">
            <text:p>48.4</text:p>
          </table:table-cell>
          <table:table-cell office:value-type="float" office:value="30.9" table:style-name="ce146">
            <text:p>30.9</text:p>
          </table:table-cell>
          <table:table-cell office:value-type="float" office:value="33.5" table:style-name="ce146">
            <text:p>33.5</text:p>
          </table:table-cell>
          <table:table-cell office:value-type="float" office:value="64.5" table:style-name="ce146">
            <text:p>64.5</text:p>
          </table:table-cell>
          <table:table-cell office:value-type="float" office:value="0" table:style-name="ce146">
            <text:p>0.0</text:p>
          </table:table-cell>
          <table:table-cell office:value-type="float" office:value="7.8" table:style-name="ce146">
            <text:p>7.8</text:p>
          </table:table-cell>
          <table:table-cell office:value-type="float" office:value="37.4" table:style-name="ce146">
            <text:p>37.4</text:p>
          </table:table-cell>
          <table:table-cell office:value-type="float" office:value="45.2" table:style-name="ce146">
            <text:p>45.2</text:p>
          </table:table-cell>
          <table:table-cell office:value-type="float" office:value="109.7" table:style-name="ce146">
            <text:p>109.7</text:p>
          </table:table-cell>
          <table:table-cell office:value-type="float" office:value="158.1" table:style-name="ce146">
            <text:p>158.1</text:p>
          </table:table-cell>
          <table:table-cell office:value-type="float" office:value="31.2" table:style-name="ce146">
            <text:p>31.2</text:p>
          </table:table-cell>
          <table:table-cell office:value-type="float" office:value="56.2" table:style-name="ce146">
            <text:p>56.2</text:p>
          </table:table-cell>
          <table:table-cell office:value-type="float" office:value="87.4" table:style-name="ce146">
            <text:p>87.4</text:p>
          </table:table-cell>
          <table:table-cell office:value-type="float" office:value="245.5" table:style-name="ce146">
            <text:p>245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7" table:style-name="ce146">
            <text:p>1.7</text:p>
          </table:table-cell>
          <table:table-cell office:value-type="float" office:value="3.3" table:style-name="ce146">
            <text:p>3.3</text:p>
          </table:table-cell>
          <table:table-cell office:value-type="float" office:value="2.6" table:style-name="ce146">
            <text:p>2.6</text:p>
          </table:table-cell>
          <table:table-cell office:value-type="float" office:value="5.9" table:style-name="ce146">
            <text:p>5.9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8" table:style-name="ce146">
            <text:p>1.8</text:p>
          </table:table-cell>
          <table:table-cell office:value-type="float" office:value="2" table:style-name="ce146">
            <text:p>2.0</text:p>
          </table:table-cell>
          <table:table-cell office:value-type="float" office:value="7.9" table:style-name="ce146">
            <text:p>7.9</text:p>
          </table:table-cell>
          <table:table-cell office:value-type="float" office:value="9.6" table:style-name="ce146">
            <text:p>9.6</text:p>
          </table:table-cell>
          <table:table-cell office:value-type="float" office:value="2.7" table:style-name="ce146">
            <text:p>2.7</text:p>
          </table:table-cell>
          <table:table-cell office:value-type="float" office:value="2.9" table:style-name="ce146">
            <text:p>2.9</text:p>
          </table:table-cell>
          <table:table-cell office:value-type="float" office:value="5.6" table:style-name="ce146">
            <text:p>5.6</text:p>
          </table:table-cell>
          <table:table-cell office:value-type="float" office:value="15.2" table:style-name="ce146">
            <text:p>15.2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3.2" table:style-name="ce146">
            <text:p>3.2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9.6" table:style-name="ce146">
            <text:p>9.6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8" table:style-name="ce146">
            <text:p>2.8</text:p>
          </table:table-cell>
          <table:table-cell office:value-type="float" office:value="3.3" table:style-name="ce146">
            <text:p>3.3</text:p>
          </table:table-cell>
          <table:table-cell office:value-type="float" office:value="12.9" table:style-name="ce146">
            <text:p>12.9</text:p>
          </table:table-cell>
          <table:table-cell office:value-type="float" office:value="16.100000000000001" table:style-name="ce146">
            <text:p>16.1</text:p>
          </table:table-cell>
          <table:table-cell office:value-type="float" office:value="3.6" table:style-name="ce146">
            <text:p>3.6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8.1" table:style-name="ce146">
            <text:p>8.1</text:p>
          </table:table-cell>
          <table:table-cell office:value-type="float" office:value="24.2" table:style-name="ce146">
            <text:p>24.2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53.3" table:style-name="ce177">
            <text:p>53.3</text:p>
          </table:table-cell>
          <table:table-cell office:value-type="float" office:value="39.299999999999997" table:style-name="ce177">
            <text:p>39.3</text:p>
          </table:table-cell>
          <table:table-cell office:value-type="float" office:value="40.6" table:style-name="ce177">
            <text:p>40.6</text:p>
          </table:table-cell>
          <table:table-cell office:value-type="float" office:value="79.900000000000006" table:style-name="ce177">
            <text:p>79.9</text:p>
          </table:table-cell>
          <table:table-cell office:value-type="float" office:value="0" table:style-name="ce177">
            <text:p>0.0</text:p>
          </table:table-cell>
          <table:table-cell office:value-type="float" office:value="8.6" table:style-name="ce177">
            <text:p>8.6</text:p>
          </table:table-cell>
          <table:table-cell office:value-type="float" office:value="41.9" table:style-name="ce177">
            <text:p>41.9</text:p>
          </table:table-cell>
          <table:table-cell office:value-type="float" office:value="50.5" table:style-name="ce177">
            <text:p>50.5</text:p>
          </table:table-cell>
          <table:table-cell office:value-type="float" office:value="130.5" table:style-name="ce177">
            <text:p>130.5</text:p>
          </table:table-cell>
          <table:table-cell office:value-type="float" office:value="183.7" table:style-name="ce177">
            <text:p>183.7</text:p>
          </table:table-cell>
          <table:table-cell office:value-type="float" office:value="37.5" table:style-name="ce177">
            <text:p>37.5</text:p>
          </table:table-cell>
          <table:table-cell office:value-type="float" office:value="63.6" table:style-name="ce177">
            <text:p>63.6</text:p>
          </table:table-cell>
          <table:table-cell office:value-type="float" office:value="101.1" table:style-name="ce177">
            <text:p>101.1</text:p>
          </table:table-cell>
          <table:table-cell office:value-type="float" office:value="284.89999999999998" table:style-name="ce177">
            <text:p>284.9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1998).$A$1:TRA0103_(1998).$P$43" table:base-cell-address="TRA0103_(1998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1997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1997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6" table:style-name="ce146">
            <text:p>0.6</text:p>
          </table:table-cell>
          <table:table-cell office:value-type="float" office:value="1.7" table:style-name="ce146">
            <text:p>1.7</text:p>
          </table:table-cell>
          <table:table-cell office:value-type="float" office:value="1.6" table:style-name="ce146">
            <text:p>1.6</text:p>
          </table:table-cell>
          <table:table-cell office:value-type="float" office:value="3.3" table:style-name="ce146">
            <text:p>3.3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1.7" table:style-name="ce146">
            <text:p>1.7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5.6" table:style-name="ce146">
            <text:p>5.6</text:p>
          </table:table-cell>
          <table:table-cell office:value-type="float" office:value="6.2" table:style-name="ce146">
            <text:p>6.2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8" table:style-name="ce146">
            <text:p>3.8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1.1" table:style-name="ce146">
            <text:p>11.1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" table:style-name="ce178">
              <text:p>1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4.5" table:style-name="ce178">
              <text:p>4.5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5" table:formula="of:=[.C10]-[.C12]" table:style-name="ce178">
              <text:p>0.5</text:p>
            </table:table-cell>
            <table:table-cell office:value-type="float" office:value="1.2" table:formula="of:=[.D10]-[.D12]" table:style-name="ce178">
              <text:p>1.2</text:p>
            </table:table-cell>
            <table:table-cell office:value-type="float" office:value="1.3" table:formula="of:=[.E10]-[.E12]" table:style-name="ce178">
              <text:p>1.3</text:p>
            </table:table-cell>
            <table:table-cell office:value-type="float" office:value="2.5" table:formula="of:=[.F10]-[.F12]" table:style-name="ce178">
              <text:p>2.5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2" table:formula="of:=[.H10]-[.H12]" table:style-name="ce178">
              <text:p>0.2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0.99999999999999978" table:formula="of:=[.J10]-[.J12]" table:style-name="ce178">
              <text:p>1.0</text:p>
            </table:table-cell>
            <table:table-cell office:value-type="float" office:value="3.4999999999999996" table:formula="of:=[.K10]-[.K12]" table:style-name="ce178">
              <text:p>3.5</text:p>
            </table:table-cell>
            <table:table-cell office:value-type="float" office:value="4" table:formula="of:=[.L10]-[.L12]" table:style-name="ce178">
              <text:p>4.0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6999999999999997" table:formula="of:=[.N10]-[.N12]" table:style-name="ce178">
              <text:p>1.7</text:p>
            </table:table-cell>
            <table:table-cell office:value-type="float" office:value="2.6000000000000005" table:formula="of:=[.O10]-[.O12]" table:style-name="ce178">
              <text:p>2.6</text:p>
            </table:table-cell>
            <table:table-cell office:value-type="float" office:value="6.6" table:formula="of:=[.P10]-[.P12]" table:style-name="ce178">
              <text:p>6.6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8.8000000000000007" table:style-name="ce146">
            <text:p>8.8</text:p>
          </table:table-cell>
          <table:table-cell office:value-type="float" office:value="2.4" table:style-name="ce146">
            <text:p>2.4</text:p>
          </table:table-cell>
          <table:table-cell office:value-type="float" office:value="2.9" table:style-name="ce146">
            <text:p>2.9</text:p>
          </table:table-cell>
          <table:table-cell office:value-type="float" office:value="5.3" table:style-name="ce146">
            <text:p>5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6.2" table:style-name="ce146">
            <text:p>6.2</text:p>
          </table:table-cell>
          <table:table-cell office:value-type="float" office:value="6.8" table:style-name="ce146">
            <text:p>6.8</text:p>
          </table:table-cell>
          <table:table-cell office:value-type="float" office:value="12" table:style-name="ce146">
            <text:p>12.0</text:p>
          </table:table-cell>
          <table:table-cell office:value-type="float" office:value="20.8" table:style-name="ce146">
            <text:p>20.8</text:p>
          </table:table-cell>
          <table:table-cell office:value-type="float" office:value="2.6" table:style-name="ce146">
            <text:p>2.6</text:p>
          </table:table-cell>
          <table:table-cell office:value-type="float" office:value="8" table:style-name="ce146">
            <text:p>8.0</text:p>
          </table:table-cell>
          <table:table-cell office:value-type="float" office:value="10.7" table:style-name="ce146">
            <text:p>10.7</text:p>
          </table:table-cell>
          <table:table-cell office:value-type="float" office:value="31.5" table:style-name="ce146">
            <text:p>31.5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2.9" table:style-name="ce178">
              <text:p>2.9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6.4" table:style-name="ce178">
              <text:p>6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3.8" table:style-name="ce178">
              <text:p>3.8</text:p>
            </table:table-cell>
            <table:table-cell office:value-type="float" office:value="10.199999999999999" table:style-name="ce178">
              <text:p>10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7" table:style-name="ce178">
              <text:p>0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5" table:style-name="ce178">
              <text:p>2.5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4.4000000000000004" table:style-name="ce178">
              <text:p>4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5.2" table:formula="of:=[.C14]-[.C16]-[.C17]" table:style-name="ce178">
              <text:p>5.2</text:p>
            </table:table-cell>
            <table:table-cell office:value-type="float" office:value="2.0999999999999996" table:formula="of:=[.D14]-[.D16]-[.D17]" table:style-name="ce178">
              <text:p>2.1</text:p>
            </table:table-cell>
            <table:table-cell office:value-type="float" office:value="2.4" table:formula="of:=[.E14]-[.E16]-[.E17]" table:style-name="ce178">
              <text:p>2.4</text:p>
            </table:table-cell>
            <table:table-cell office:value-type="float" office:value="4.4999999999999991" table:formula="of:=[.F14]-[.F16]-[.F17]" table:style-name="ce178">
              <text:p>4.5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3" table:formula="of:=[.H14]-[.H16]-[.H17]" table:style-name="ce178">
              <text:p>0.3</text:p>
            </table:table-cell>
            <table:table-cell office:value-type="float" office:value="2" table:formula="of:=[.I14]-[.I16]-[.I17]" table:style-name="ce178">
              <text:p>2.0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6.8" table:formula="of:=[.K14]-[.K16]-[.K17]" table:style-name="ce178">
              <text:p>6.8</text:p>
            </table:table-cell>
            <table:table-cell office:value-type="float" office:value="11.9" table:formula="of:=[.L14]-[.L16]-[.L17]" table:style-name="ce178">
              <text:p>11.9</text:p>
            </table:table-cell>
            <table:table-cell office:value-type="float" office:value="2.2999999999999998" table:formula="of:=[.M14]-[.M16]-[.M17]" table:style-name="ce178">
              <text:p>2.3</text:p>
            </table:table-cell>
            <table:table-cell office:value-type="float" office:value="2.6000000000000005" table:formula="of:=[.N14]-[.N16]-[.N17]" table:style-name="ce178">
              <text:p>2.6</text:p>
            </table:table-cell>
            <table:table-cell office:value-type="float" office:value="5" table:formula="of:=[.O14]-[.O16]-[.O17]" table:style-name="ce178">
              <text:p>5.0</text:p>
            </table:table-cell>
            <table:table-cell office:value-type="float" office:value="16.899999999999999" table:formula="of:=[.P14]-[.P16]-[.P17]" table:style-name="ce178">
              <text:p>16.9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4.7" table:style-name="ce146">
            <text:p>4.7</text:p>
          </table:table-cell>
          <table:table-cell office:value-type="float" office:value="2.8" table:style-name="ce146">
            <text:p>2.8</text:p>
          </table:table-cell>
          <table:table-cell office:value-type="float" office:value="2.9" table:style-name="ce146">
            <text:p>2.9</text:p>
          </table:table-cell>
          <table:table-cell office:value-type="float" office:value="5.7" table:style-name="ce146">
            <text:p>5.7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4" table:style-name="ce146">
            <text:p>4.0</text:p>
          </table:table-cell>
          <table:table-cell office:value-type="float" office:value="4.5" table:style-name="ce146">
            <text:p>4.5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14.9" table:style-name="ce146">
            <text:p>14.9</text:p>
          </table:table-cell>
          <table:table-cell office:value-type="float" office:value="3.1" table:style-name="ce146">
            <text:p>3.1</text:p>
          </table:table-cell>
          <table:table-cell office:value-type="float" office:value="5.2" table:style-name="ce146">
            <text:p>5.2</text:p>
          </table:table-cell>
          <table:table-cell office:value-type="float" office:value="8.1999999999999993" table:style-name="ce146">
            <text:p>8.2</text:p>
          </table:table-cell>
          <table:table-cell office:value-type="float" office:value="23.1" table:style-name="ce146">
            <text:p>23.1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6" table:style-name="ce178">
              <text:p>1.6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1.5" table:style-name="ce178">
              <text:p>1.5</text:p>
            </table:table-cell>
            <table:table-cell office:value-type="float" office:value="2" table:style-name="ce178">
              <text:p>2.0</text:p>
            </table:table-cell>
            <table:table-cell office:value-type="float" office:value="5.4" table:style-name="ce178">
              <text:p>5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2000000000000002" table:style-name="ce178">
              <text:p>2.2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6" table:style-name="ce178">
              <text:p>3.6</text:p>
            </table:table-cell>
            <table:table-cell office:value-type="float" office:value="5.8" table:style-name="ce178">
              <text:p>5.8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" table:style-name="ce178">
              <text:p>3.0</text:p>
            </table:table-cell>
            <table:table-cell office:value-type="float" office:value="8.8000000000000007" table:style-name="ce178">
              <text:p>8.8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0.89999999999999991" table:formula="of:=[.C19]-[.C21]-[.C22]" table:style-name="ce178">
              <text:p>0.9</text:p>
            </table:table-cell>
            <table:table-cell office:value-type="float" office:value="2.0999999999999996" table:formula="of:=[.D19]-[.D21]-[.D22]" table:style-name="ce178">
              <text:p>2.1</text:p>
            </table:table-cell>
            <table:table-cell office:value-type="float" office:value="1.7999999999999998" table:formula="of:=[.E19]-[.E21]-[.E22]" table:style-name="ce178">
              <text:p>1.8</text:p>
            </table:table-cell>
            <table:table-cell office:value-type="float" office:value="3.8" table:formula="of:=[.F19]-[.F21]-[.F22]" table:style-name="ce178">
              <text:p>3.8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2" table:formula="of:=[.H19]-[.H21]-[.H22]" table:style-name="ce178">
              <text:p>0.2</text:p>
            </table:table-cell>
            <table:table-cell office:value-type="float" office:value="0.59999999999999964" table:formula="of:=[.I19]-[.I21]-[.I22]" table:style-name="ce178">
              <text:p>0.6</text:p>
            </table:table-cell>
            <table:table-cell office:value-type="float" office:value="0.89999999999999991" table:formula="of:=[.J19]-[.J21]-[.J22]" table:style-name="ce178">
              <text:p>0.9</text:p>
            </table:table-cell>
            <table:table-cell office:value-type="float" office:value="4.6999999999999993" table:formula="of:=[.K19]-[.K21]-[.K22]" table:style-name="ce178">
              <text:p>4.7</text:p>
            </table:table-cell>
            <table:table-cell office:value-type="float" office:value="5.6000000000000005" table:formula="of:=[.L19]-[.L21]-[.L22]" table:style-name="ce178">
              <text:p>5.6</text:p>
            </table:table-cell>
            <table:table-cell office:value-type="float" office:value="2.1" table:formula="of:=[.M19]-[.M21]-[.M22]" table:style-name="ce178">
              <text:p>2.1</text:p>
            </table:table-cell>
            <table:table-cell office:value-type="float" office:value="1.3000000000000003" table:formula="of:=[.N19]-[.N21]-[.N22]" table:style-name="ce178">
              <text:p>1.3</text:p>
            </table:table-cell>
            <table:table-cell office:value-type="float" office:value="3.1999999999999993" table:formula="of:=[.O19]-[.O21]-[.O22]" table:style-name="ce178">
              <text:p>3.2</text:p>
            </table:table-cell>
            <table:table-cell office:value-type="float" office:value="8.9000000000000021" table:formula="of:=[.P19]-[.P21]-[.P22]" table:style-name="ce178">
              <text:p>8.9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3.4" table:style-name="ce146">
            <text:p>3.4</text:p>
          </table:table-cell>
          <table:table-cell office:value-type="float" office:value="4.8" table:style-name="ce146">
            <text:p>4.8</text:p>
          </table:table-cell>
          <table:table-cell office:value-type="float" office:value="3.6" table:style-name="ce146">
            <text:p>3.6</text:p>
          </table:table-cell>
          <table:table-cell office:value-type="float" office:value="8.5" table:style-name="ce146">
            <text:p>8.5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3" table:style-name="ce146">
            <text:p>3.0</text:p>
          </table:table-cell>
          <table:table-cell office:value-type="float" office:value="11.5" table:style-name="ce146">
            <text:p>11.5</text:p>
          </table:table-cell>
          <table:table-cell office:value-type="float" office:value="14.9" table:style-name="ce146">
            <text:p>14.9</text:p>
          </table:table-cell>
          <table:table-cell office:value-type="float" office:value="3.5" table:style-name="ce146">
            <text:p>3.5</text:p>
          </table:table-cell>
          <table:table-cell office:value-type="float" office:value="3.9" table:style-name="ce146">
            <text:p>3.9</text:p>
          </table:table-cell>
          <table:table-cell office:value-type="float" office:value="7.4" table:style-name="ce146">
            <text:p>7.4</text:p>
          </table:table-cell>
          <table:table-cell office:value-type="float" office:value="22.4" table:style-name="ce146">
            <text:p>22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6.5" table:style-name="ce146">
            <text:p>6.5</text:p>
          </table:table-cell>
          <table:table-cell office:value-type="float" office:value="2.9" table:style-name="ce146">
            <text:p>2.9</text:p>
          </table:table-cell>
          <table:table-cell office:value-type="float" office:value="2.8" table:style-name="ce146">
            <text:p>2.8</text:p>
          </table:table-cell>
          <table:table-cell office:value-type="float" office:value="5.7" table:style-name="ce146">
            <text:p>5.7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4.3" table:style-name="ce146">
            <text:p>4.3</text:p>
          </table:table-cell>
          <table:table-cell office:value-type="float" office:value="5" table:style-name="ce146">
            <text:p>5.0</text:p>
          </table:table-cell>
          <table:table-cell office:value-type="float" office:value="10.7" table:style-name="ce146">
            <text:p>10.7</text:p>
          </table:table-cell>
          <table:table-cell office:value-type="float" office:value="17.2" table:style-name="ce146">
            <text:p>17.2</text:p>
          </table:table-cell>
          <table:table-cell office:value-type="float" office:value="3.2" table:style-name="ce146">
            <text:p>3.2</text:p>
          </table:table-cell>
          <table:table-cell office:value-type="float" office:value="7.2" table:style-name="ce146">
            <text:p>7.2</text:p>
          </table:table-cell>
          <table:table-cell office:value-type="float" office:value="10.4" table:style-name="ce146">
            <text:p>10.4</text:p>
          </table:table-cell>
          <table:table-cell office:value-type="float" office:value="27.5" table:style-name="ce146">
            <text:p>27.5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6" table:style-name="ce178">
              <text:p>1.6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7" table:style-name="ce178">
              <text:p>4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5" table:style-name="ce178">
              <text:p>5.0</text:p>
            </table:table-cell>
            <table:table-cell office:value-type="float" office:value="9.6999999999999993" table:style-name="ce178">
              <text:p>9.7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4.9000000000000004" table:formula="of:=[.C25]-[.C27]" table:style-name="ce178">
              <text:p>4.9</text:p>
            </table:table-cell>
            <table:table-cell office:value-type="float" office:value="2.6999999999999997" table:formula="of:=[.D25]-[.D27]" table:style-name="ce178">
              <text:p>2.7</text:p>
            </table:table-cell>
            <table:table-cell office:value-type="float" office:value="2.6999999999999997" table:formula="of:=[.E25]-[.E27]" table:style-name="ce178">
              <text:p>2.7</text:p>
            </table:table-cell>
            <table:table-cell office:value-type="float" office:value="5.4" table:formula="of:=[.F25]-[.F27]" table:style-name="ce178">
              <text:p>5.4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9999999999999994" table:formula="of:=[.H25]-[.H27]" table:style-name="ce178">
              <text:p>0.5</text:p>
            </table:table-cell>
            <table:table-cell office:value-type="float" office:value="1.5999999999999996" table:formula="of:=[.I25]-[.I27]" table:style-name="ce178">
              <text:p>1.6</text:p>
            </table:table-cell>
            <table:table-cell office:value-type="float" office:value="2.2000000000000002" table:formula="of:=[.J25]-[.J27]" table:style-name="ce178">
              <text:p>2.2</text:p>
            </table:table-cell>
            <table:table-cell office:value-type="float" office:value="7.6" table:formula="of:=[.K25]-[.K27]" table:style-name="ce178">
              <text:p>7.6</text:p>
            </table:table-cell>
            <table:table-cell office:value-type="float" office:value="12.5" table:formula="of:=[.L25]-[.L27]" table:style-name="ce178">
              <text:p>12.5</text:p>
            </table:table-cell>
            <table:table-cell office:value-type="float" office:value="3" table:formula="of:=[.M25]-[.M27]" table:style-name="ce178">
              <text:p>3.0</text:p>
            </table:table-cell>
            <table:table-cell office:value-type="float" office:value="2.4000000000000004" table:formula="of:=[.N25]-[.N27]" table:style-name="ce178">
              <text:p>2.4</text:p>
            </table:table-cell>
            <table:table-cell office:value-type="float" office:value="5.4" table:formula="of:=[.O25]-[.O27]" table:style-name="ce178">
              <text:p>5.4</text:p>
            </table:table-cell>
            <table:table-cell office:value-type="float" office:value="17.8" table:formula="of:=[.P25]-[.P27]" table:style-name="ce178">
              <text:p>17.8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4.8" table:style-name="ce146">
            <text:p>4.8</text:p>
          </table:table-cell>
          <table:table-cell office:value-type="float" office:value="6.1" table:style-name="ce146">
            <text:p>6.1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11.2" table:style-name="ce146">
            <text:p>11.2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3" table:style-name="ce146">
            <text:p>3.0</text:p>
          </table:table-cell>
          <table:table-cell office:value-type="float" office:value="3.4" table:style-name="ce146">
            <text:p>3.4</text:p>
          </table:table-cell>
          <table:table-cell office:value-type="float" office:value="14.6" table:style-name="ce146">
            <text:p>14.6</text:p>
          </table:table-cell>
          <table:table-cell office:value-type="float" office:value="19.399999999999999" table:style-name="ce146">
            <text:p>19.4</text:p>
          </table:table-cell>
          <table:table-cell office:value-type="float" office:value="5.9" table:style-name="ce146">
            <text:p>5.9</text:p>
          </table:table-cell>
          <table:table-cell office:value-type="float" office:value="5.7" table:style-name="ce146">
            <text:p>5.7</text:p>
          </table:table-cell>
          <table:table-cell office:value-type="float" office:value="11.7" table:style-name="ce146">
            <text:p>11.7</text:p>
          </table:table-cell>
          <table:table-cell office:value-type="float" office:value="31.1" table:style-name="ce146">
            <text:p>31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5" table:style-name="ce146">
            <text:p>1.5</text:p>
          </table:table-cell>
          <table:table-cell office:value-type="float" office:value="0.2" table:style-name="ce146">
            <text:p>0.2</text:p>
          </table:table-cell>
          <table:table-cell office:value-type="float" office:value="0.2" table:style-name="ce146">
            <text:p>0.2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3.7" table:style-name="ce146">
            <text:p>3.7</text:p>
          </table:table-cell>
          <table:table-cell office:value-type="float" office:value="7" table:style-name="ce146">
            <text:p>7.0</text:p>
          </table:table-cell>
          <table:table-cell office:value-type="float" office:value="10.7" table:style-name="ce146">
            <text:p>10.7</text:p>
          </table:table-cell>
          <table:table-cell office:value-type="float" office:value="11.1" table:style-name="ce146">
            <text:p>11.1</text:p>
          </table:table-cell>
          <table:table-cell office:value-type="float" office:value="12.6" table:style-name="ce146">
            <text:p>12.6</text:p>
          </table:table-cell>
          <table:table-cell office:value-type="float" office:value="0.1" table:style-name="ce146">
            <text:p>0.1</text:p>
          </table:table-cell>
          <table:table-cell office:value-type="float" office:value="7" table:style-name="ce146">
            <text:p>7.0</text:p>
          </table:table-cell>
          <table:table-cell office:value-type="float" office:value="7.1" table:style-name="ce146">
            <text:p>7.1</text:p>
          </table:table-cell>
          <table:table-cell office:value-type="float" office:value="19.7" table:style-name="ce146">
            <text:p>19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1.9" table:style-name="ce146">
            <text:p>11.9</text:p>
          </table:table-cell>
          <table:table-cell office:value-type="float" office:value="5.8" table:style-name="ce146">
            <text:p>5.8</text:p>
          </table:table-cell>
          <table:table-cell office:value-type="float" office:value="8.1" table:style-name="ce146">
            <text:p>8.1</text:p>
          </table:table-cell>
          <table:table-cell office:value-type="float" office:value="13.9" table:style-name="ce146">
            <text:p>13.9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8" table:style-name="ce146">
            <text:p>5.8</text:p>
          </table:table-cell>
          <table:table-cell office:value-type="float" office:value="6.3" table:style-name="ce146">
            <text:p>6.3</text:p>
          </table:table-cell>
          <table:table-cell office:value-type="float" office:value="20.2" table:style-name="ce146">
            <text:p>20.2</text:p>
          </table:table-cell>
          <table:table-cell office:value-type="float" office:value="32.200000000000003" table:style-name="ce146">
            <text:p>32.2</text:p>
          </table:table-cell>
          <table:table-cell office:value-type="float" office:value="6.6" table:style-name="ce146">
            <text:p>6.6</text:p>
          </table:table-cell>
          <table:table-cell office:value-type="float" office:value="9.6999999999999993" table:style-name="ce146">
            <text:p>9.7</text:p>
          </table:table-cell>
          <table:table-cell office:value-type="float" office:value="16.3" table:style-name="ce146">
            <text:p>16.3</text:p>
          </table:table-cell>
          <table:table-cell office:value-type="float" office:value="48.5" table:style-name="ce146">
            <text:p>48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4.2" table:style-name="ce146">
            <text:p>4.2</text:p>
          </table:table-cell>
          <table:table-cell office:value-type="float" office:value="3.7" table:style-name="ce146">
            <text:p>3.7</text:p>
          </table:table-cell>
          <table:table-cell office:value-type="float" office:value="5.7" table:style-name="ce146">
            <text:p>5.7</text:p>
          </table:table-cell>
          <table:table-cell office:value-type="float" office:value="9.4" table:style-name="ce146">
            <text:p>9.4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8" table:style-name="ce146">
            <text:p>2.8</text:p>
          </table:table-cell>
          <table:table-cell office:value-type="float" office:value="3" table:style-name="ce146">
            <text:p>3.0</text:p>
          </table:table-cell>
          <table:table-cell office:value-type="float" office:value="12.4" table:style-name="ce146">
            <text:p>12.4</text:p>
          </table:table-cell>
          <table:table-cell office:value-type="float" office:value="16.600000000000001" table:style-name="ce146">
            <text:p>16.6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4.7" table:style-name="ce146">
            <text:p>4.7</text:p>
          </table:table-cell>
          <table:table-cell office:value-type="float" office:value="9.6" table:style-name="ce146">
            <text:p>9.6</text:p>
          </table:table-cell>
          <table:table-cell office:value-type="float" office:value="26.1" table:style-name="ce146">
            <text:p>26.1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46.4" table:style-name="ce146">
            <text:p>46.4</text:p>
          </table:table-cell>
          <table:table-cell office:value-type="float" office:value="30.5" table:style-name="ce146">
            <text:p>30.5</text:p>
          </table:table-cell>
          <table:table-cell office:value-type="float" office:value="32.9" table:style-name="ce146">
            <text:p>32.9</text:p>
          </table:table-cell>
          <table:table-cell office:value-type="float" office:value="63.4" table:style-name="ce146">
            <text:p>63.4</text:p>
          </table:table-cell>
          <table:table-cell office:value-type="float" office:value="0" table:style-name="ce146">
            <text:p>0.0</text:p>
          </table:table-cell>
          <table:table-cell office:value-type="float" office:value="7.8" table:style-name="ce146">
            <text:p>7.8</text:p>
          </table:table-cell>
          <table:table-cell office:value-type="float" office:value="37.200000000000003" table:style-name="ce146">
            <text:p>37.2</text:p>
          </table:table-cell>
          <table:table-cell office:value-type="float" office:value="44.9" table:style-name="ce146">
            <text:p>44.9</text:p>
          </table:table-cell>
          <table:table-cell office:value-type="float" office:value="108.3" table:style-name="ce146">
            <text:p>108.3</text:p>
          </table:table-cell>
          <table:table-cell office:value-type="float" office:value="154.69999999999999" table:style-name="ce146">
            <text:p>154.7</text:p>
          </table:table-cell>
          <table:table-cell office:value-type="float" office:value="31" table:style-name="ce146">
            <text:p>31.0</text:p>
          </table:table-cell>
          <table:table-cell office:value-type="float" office:value="55.2" table:style-name="ce146">
            <text:p>55.2</text:p>
          </table:table-cell>
          <table:table-cell office:value-type="float" office:value="86.2" table:style-name="ce146">
            <text:p>86.2</text:p>
          </table:table-cell>
          <table:table-cell office:value-type="float" office:value="241" table:style-name="ce146">
            <text:p>241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6" table:style-name="ce146">
            <text:p>1.6</text:p>
          </table:table-cell>
          <table:table-cell office:value-type="float" office:value="3.2" table:style-name="ce146">
            <text:p>3.2</text:p>
          </table:table-cell>
          <table:table-cell office:value-type="float" office:value="2.6" table:style-name="ce146">
            <text:p>2.6</text:p>
          </table:table-cell>
          <table:table-cell office:value-type="float" office:value="5.8" table:style-name="ce146">
            <text:p>5.8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7.9" table:style-name="ce146">
            <text:p>7.9</text:p>
          </table:table-cell>
          <table:table-cell office:value-type="float" office:value="9.5" table:style-name="ce146">
            <text:p>9.5</text:p>
          </table:table-cell>
          <table:table-cell office:value-type="float" office:value="2.7" table:style-name="ce146">
            <text:p>2.7</text:p>
          </table:table-cell>
          <table:table-cell office:value-type="float" office:value="2.8" table:style-name="ce146">
            <text:p>2.8</text:p>
          </table:table-cell>
          <table:table-cell office:value-type="float" office:value="5.6" table:style-name="ce146">
            <text:p>5.6</text:p>
          </table:table-cell>
          <table:table-cell office:value-type="float" office:value="15" table:style-name="ce146">
            <text:p>15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3" table:style-name="ce146">
            <text:p>3.0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9.5" table:style-name="ce146">
            <text:p>9.5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7" table:style-name="ce146">
            <text:p>2.7</text:p>
          </table:table-cell>
          <table:table-cell office:value-type="float" office:value="3.3" table:style-name="ce146">
            <text:p>3.3</text:p>
          </table:table-cell>
          <table:table-cell office:value-type="float" office:value="12.8" table:style-name="ce146">
            <text:p>12.8</text:p>
          </table:table-cell>
          <table:table-cell office:value-type="float" office:value="15.8" table:style-name="ce146">
            <text:p>15.8</text:p>
          </table:table-cell>
          <table:table-cell office:value-type="float" office:value="3.6" table:style-name="ce146">
            <text:p>3.6</text:p>
          </table:table-cell>
          <table:table-cell office:value-type="float" office:value="4.5" table:style-name="ce146">
            <text:p>4.5</text:p>
          </table:table-cell>
          <table:table-cell office:value-type="float" office:value="8" table:style-name="ce146">
            <text:p>8.0</text:p>
          </table:table-cell>
          <table:table-cell office:value-type="float" office:value="23.8" table:style-name="ce146">
            <text:p>23.8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51" table:style-name="ce177">
            <text:p>51.0</text:p>
          </table:table-cell>
          <table:table-cell office:value-type="float" office:value="38.799999999999997" table:style-name="ce177">
            <text:p>38.8</text:p>
          </table:table-cell>
          <table:table-cell office:value-type="float" office:value="39.9" table:style-name="ce177">
            <text:p>39.9</text:p>
          </table:table-cell>
          <table:table-cell office:value-type="float" office:value="78.7" table:style-name="ce177">
            <text:p>78.7</text:p>
          </table:table-cell>
          <table:table-cell office:value-type="float" office:value="0" table:style-name="ce177">
            <text:p>0.0</text:p>
          </table:table-cell>
          <table:table-cell office:value-type="float" office:value="8.6" table:style-name="ce177">
            <text:p>8.6</text:p>
          </table:table-cell>
          <table:table-cell office:value-type="float" office:value="41.7" table:style-name="ce177">
            <text:p>41.7</text:p>
          </table:table-cell>
          <table:table-cell office:value-type="float" office:value="50.3" table:style-name="ce177">
            <text:p>50.3</text:p>
          </table:table-cell>
          <table:table-cell office:value-type="float" office:value="129" table:style-name="ce177">
            <text:p>129.0</text:p>
          </table:table-cell>
          <table:table-cell office:value-type="float" office:value="180" table:style-name="ce177">
            <text:p>180.0</text:p>
          </table:table-cell>
          <table:table-cell office:value-type="float" office:value="37.299999999999997" table:style-name="ce177">
            <text:p>37.3</text:p>
          </table:table-cell>
          <table:table-cell office:value-type="float" office:value="62.5" table:style-name="ce177">
            <text:p>62.5</text:p>
          </table:table-cell>
          <table:table-cell office:value-type="float" office:value="99.8" table:style-name="ce177">
            <text:p>99.8</text:p>
          </table:table-cell>
          <table:table-cell office:value-type="float" office:value="279.8" table:style-name="ce177">
            <text:p>279.8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1997).$A$1:TRA0103_(1997).$P$43" table:base-cell-address="TRA0103_(1997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1996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1996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6" table:style-name="ce146">
            <text:p>0.6</text:p>
          </table:table-cell>
          <table:table-cell office:value-type="float" office:value="1.6" table:style-name="ce146">
            <text:p>1.6</text:p>
          </table:table-cell>
          <table:table-cell office:value-type="float" office:value="1.6" table:style-name="ce146">
            <text:p>1.6</text:p>
          </table:table-cell>
          <table:table-cell office:value-type="float" office:value="3.2" table:style-name="ce146">
            <text:p>3.2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1.7" table:style-name="ce146">
            <text:p>1.7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5.5" table:style-name="ce146">
            <text:p>5.5</text:p>
          </table:table-cell>
          <table:table-cell office:value-type="float" office:value="6" table:style-name="ce146">
            <text:p>6.0</text:p>
          </table:table-cell>
          <table:table-cell office:value-type="float" office:value="1.1000000000000001" table:style-name="ce146">
            <text:p>1.1</text:p>
          </table:table-cell>
          <table:table-cell office:value-type="float" office:value="3.7" table:style-name="ce146">
            <text:p>3.7</text:p>
          </table:table-cell>
          <table:table-cell office:value-type="float" office:value="4.8" table:style-name="ce146">
            <text:p>4.8</text:p>
          </table:table-cell>
          <table:table-cell office:value-type="float" office:value="10.8" table:style-name="ce146">
            <text:p>10.8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8" table:style-name="ce178">
              <text:p>0.8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" table:style-name="ce178">
              <text:p>1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4.4000000000000004" table:style-name="ce178">
              <text:p>4.4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5" table:formula="of:=[.C10]-[.C12]" table:style-name="ce178">
              <text:p>0.5</text:p>
            </table:table-cell>
            <table:table-cell office:value-type="float" office:value="1.1000000000000001" table:formula="of:=[.D10]-[.D12]" table:style-name="ce178">
              <text:p>1.1</text:p>
            </table:table-cell>
            <table:table-cell office:value-type="float" office:value="1.3" table:formula="of:=[.E10]-[.E12]" table:style-name="ce178">
              <text:p>1.3</text:p>
            </table:table-cell>
            <table:table-cell office:value-type="float" office:value="2.4000000000000004" table:formula="of:=[.F10]-[.F12]" table:style-name="ce178">
              <text:p>2.4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2" table:formula="of:=[.H10]-[.H12]" table:style-name="ce178">
              <text:p>0.2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0.90000000000000013" table:formula="of:=[.J10]-[.J12]" table:style-name="ce178">
              <text:p>0.9</text:p>
            </table:table-cell>
            <table:table-cell office:value-type="float" office:value="3.4" table:formula="of:=[.K10]-[.K12]" table:style-name="ce178">
              <text:p>3.4</text:p>
            </table:table-cell>
            <table:table-cell office:value-type="float" office:value="3.8" table:formula="of:=[.L10]-[.L12]" table:style-name="ce178">
              <text:p>3.8</text:p>
            </table:table-cell>
            <table:table-cell office:value-type="float" office:value="0.90000000000000013" table:formula="of:=[.M10]-[.M12]" table:style-name="ce178">
              <text:p>0.9</text:p>
            </table:table-cell>
            <table:table-cell office:value-type="float" office:value="1.6" table:formula="of:=[.N10]-[.N12]" table:style-name="ce178">
              <text:p>1.6</text:p>
            </table:table-cell>
            <table:table-cell office:value-type="float" office:value="2.5999999999999996" table:formula="of:=[.O10]-[.O12]" table:style-name="ce178">
              <text:p>2.6</text:p>
            </table:table-cell>
            <table:table-cell office:value-type="float" office:value="6.4" table:formula="of:=[.P10]-[.P12]" table:style-name="ce178">
              <text:p>6.4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8.4" table:style-name="ce146">
            <text:p>8.4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2.8" table:style-name="ce146">
            <text:p>2.8</text:p>
          </table:table-cell>
          <table:table-cell office:value-type="float" office:value="5.2" table:style-name="ce146">
            <text:p>5.2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6.2" table:style-name="ce146">
            <text:p>6.2</text:p>
          </table:table-cell>
          <table:table-cell office:value-type="float" office:value="6.8" table:style-name="ce146">
            <text:p>6.8</text:p>
          </table:table-cell>
          <table:table-cell office:value-type="float" office:value="11.9" table:style-name="ce146">
            <text:p>11.9</text:p>
          </table:table-cell>
          <table:table-cell office:value-type="float" office:value="20.3" table:style-name="ce146">
            <text:p>20.3</text:p>
          </table:table-cell>
          <table:table-cell office:value-type="float" office:value="2.6" table:style-name="ce146">
            <text:p>2.6</text:p>
          </table:table-cell>
          <table:table-cell office:value-type="float" office:value="8" table:style-name="ce146">
            <text:p>8.0</text:p>
          </table:table-cell>
          <table:table-cell office:value-type="float" office:value="10.5" table:style-name="ce146">
            <text:p>10.5</text:p>
          </table:table-cell>
          <table:table-cell office:value-type="float" office:value="30.8" table:style-name="ce146">
            <text:p>30.8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2.8" table:style-name="ce178">
              <text:p>2.8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6.3" table:style-name="ce178">
              <text:p>6.3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3.8" table:style-name="ce178">
              <text:p>3.8</text:p>
            </table:table-cell>
            <table:table-cell office:value-type="float" office:value="10" table:style-name="ce178">
              <text:p>10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7" table:style-name="ce178">
              <text:p>0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4" table:style-name="ce178">
              <text:p>1.4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4.3" table:style-name="ce178">
              <text:p>4.3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4.9000000000000004" table:formula="of:=[.C14]-[.C16]-[.C17]" table:style-name="ce178">
              <text:p>4.9</text:p>
            </table:table-cell>
            <table:table-cell office:value-type="float" office:value="1.9999999999999998" table:formula="of:=[.D14]-[.D16]-[.D17]" table:style-name="ce178">
              <text:p>2.0</text:p>
            </table:table-cell>
            <table:table-cell office:value-type="float" office:value="2.2999999999999998" table:formula="of:=[.E14]-[.E16]-[.E17]" table:style-name="ce178">
              <text:p>2.3</text:p>
            </table:table-cell>
            <table:table-cell office:value-type="float" office:value="4.3999999999999995" table:formula="of:=[.F14]-[.F16]-[.F17]" table:style-name="ce178">
              <text:p>4.4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3" table:formula="of:=[.H14]-[.H16]-[.H17]" table:style-name="ce178">
              <text:p>0.3</text:p>
            </table:table-cell>
            <table:table-cell office:value-type="float" office:value="2" table:formula="of:=[.I14]-[.I16]-[.I17]" table:style-name="ce178">
              <text:p>2.0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6.7" table:formula="of:=[.K14]-[.K16]-[.K17]" table:style-name="ce178">
              <text:p>6.7</text:p>
            </table:table-cell>
            <table:table-cell office:value-type="float" office:value="11.6" table:formula="of:=[.L14]-[.L16]-[.L17]" table:style-name="ce178">
              <text:p>11.6</text:p>
            </table:table-cell>
            <table:table-cell office:value-type="float" office:value="2.2999999999999998" table:formula="of:=[.M14]-[.M16]-[.M17]" table:style-name="ce178">
              <text:p>2.3</text:p>
            </table:table-cell>
            <table:table-cell office:value-type="float" office:value="2.7" table:formula="of:=[.N14]-[.N16]-[.N17]" table:style-name="ce178">
              <text:p>2.7</text:p>
            </table:table-cell>
            <table:table-cell office:value-type="float" office:value="4.8000000000000007" table:formula="of:=[.O14]-[.O16]-[.O17]" table:style-name="ce178">
              <text:p>4.8</text:p>
            </table:table-cell>
            <table:table-cell office:value-type="float" office:value="16.5" table:formula="of:=[.P14]-[.P16]-[.P17]" table:style-name="ce178">
              <text:p>16.5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4.5" table:style-name="ce146">
            <text:p>4.5</text:p>
          </table:table-cell>
          <table:table-cell office:value-type="float" office:value="2.8" table:style-name="ce146">
            <text:p>2.8</text:p>
          </table:table-cell>
          <table:table-cell office:value-type="float" office:value="2.8" table:style-name="ce146">
            <text:p>2.8</text:p>
          </table:table-cell>
          <table:table-cell office:value-type="float" office:value="5.6" table:style-name="ce146">
            <text:p>5.6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4" table:style-name="ce146">
            <text:p>4.0</text:p>
          </table:table-cell>
          <table:table-cell office:value-type="float" office:value="4.5" table:style-name="ce146">
            <text:p>4.5</text:p>
          </table:table-cell>
          <table:table-cell office:value-type="float" office:value="10.1" table:style-name="ce146">
            <text:p>10.1</text:p>
          </table:table-cell>
          <table:table-cell office:value-type="float" office:value="14.6" table:style-name="ce146">
            <text:p>14.6</text:p>
          </table:table-cell>
          <table:table-cell office:value-type="float" office:value="3" table:style-name="ce146">
            <text:p>3.0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8.1" table:style-name="ce146">
            <text:p>8.1</text:p>
          </table:table-cell>
          <table:table-cell office:value-type="float" office:value="22.7" table:style-name="ce146">
            <text:p>22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5" table:style-name="ce178">
              <text:p>1.5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3.4" table:style-name="ce178">
              <text:p>3.4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1.5" table:style-name="ce178">
              <text:p>1.5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5.3" table:style-name="ce178">
              <text:p>5.3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.1" table:style-name="ce178">
              <text:p>2.1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5.6" table:style-name="ce178">
              <text:p>5.6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" table:style-name="ce178">
              <text:p>3.0</text:p>
            </table:table-cell>
            <table:table-cell office:value-type="float" office:value="8.6" table:style-name="ce178">
              <text:p>8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0.89999999999999991" table:formula="of:=[.C19]-[.C21]-[.C22]" table:style-name="ce178">
              <text:p>0.9</text:p>
            </table:table-cell>
            <table:table-cell office:value-type="float" office:value="2.0999999999999996" table:formula="of:=[.D19]-[.D21]-[.D22]" table:style-name="ce178">
              <text:p>2.1</text:p>
            </table:table-cell>
            <table:table-cell office:value-type="float" office:value="1.6999999999999997" table:formula="of:=[.E19]-[.E21]-[.E22]" table:style-name="ce178">
              <text:p>1.7</text:p>
            </table:table-cell>
            <table:table-cell office:value-type="float" office:value="3.7999999999999994" table:formula="of:=[.F19]-[.F21]-[.F22]" table:style-name="ce178">
              <text:p>3.8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2" table:formula="of:=[.H19]-[.H21]-[.H22]" table:style-name="ce178">
              <text:p>0.2</text:p>
            </table:table-cell>
            <table:table-cell office:value-type="float" office:value="0.59999999999999964" table:formula="of:=[.I19]-[.I21]-[.I22]" table:style-name="ce178">
              <text:p>0.6</text:p>
            </table:table-cell>
            <table:table-cell office:value-type="float" office:value="0.89999999999999991" table:formula="of:=[.J19]-[.J21]-[.J22]" table:style-name="ce178">
              <text:p>0.9</text:p>
            </table:table-cell>
            <table:table-cell office:value-type="float" office:value="4.6999999999999993" table:formula="of:=[.K19]-[.K21]-[.K22]" table:style-name="ce178">
              <text:p>4.7</text:p>
            </table:table-cell>
            <table:table-cell office:value-type="float" office:value="5.6" table:formula="of:=[.L19]-[.L21]-[.L22]" table:style-name="ce178">
              <text:p>5.6</text:p>
            </table:table-cell>
            <table:table-cell office:value-type="float" office:value="2" table:formula="of:=[.M19]-[.M21]-[.M22]" table:style-name="ce178">
              <text:p>2.0</text:p>
            </table:table-cell>
            <table:table-cell office:value-type="float" office:value="1.1999999999999997" table:formula="of:=[.N19]-[.N21]-[.N22]" table:style-name="ce178">
              <text:p>1.2</text:p>
            </table:table-cell>
            <table:table-cell office:value-type="float" office:value="3.1999999999999993" table:formula="of:=[.O19]-[.O21]-[.O22]" table:style-name="ce178">
              <text:p>3.2</text:p>
            </table:table-cell>
            <table:table-cell office:value-type="float" office:value="8.7999999999999989" table:formula="of:=[.P19]-[.P21]-[.P22]" table:style-name="ce178">
              <text:p>8.8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3.3" table:style-name="ce146">
            <text:p>3.3</text:p>
          </table:table-cell>
          <table:table-cell office:value-type="float" office:value="4.7" table:style-name="ce146">
            <text:p>4.7</text:p>
          </table:table-cell>
          <table:table-cell office:value-type="float" office:value="3.6" table:style-name="ce146">
            <text:p>3.6</text:p>
          </table:table-cell>
          <table:table-cell office:value-type="float" office:value="8.3000000000000007" table:style-name="ce146">
            <text:p>8.3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2.4" table:style-name="ce146">
            <text:p>2.4</text:p>
          </table:table-cell>
          <table:table-cell office:value-type="float" office:value="3" table:style-name="ce146">
            <text:p>3.0</text:p>
          </table:table-cell>
          <table:table-cell office:value-type="float" office:value="11.3" table:style-name="ce146">
            <text:p>11.3</text:p>
          </table:table-cell>
          <table:table-cell office:value-type="float" office:value="14.5" table:style-name="ce146">
            <text:p>14.5</text:p>
          </table:table-cell>
          <table:table-cell office:value-type="float" office:value="3.5" table:style-name="ce146">
            <text:p>3.5</text:p>
          </table:table-cell>
          <table:table-cell office:value-type="float" office:value="3.9" table:style-name="ce146">
            <text:p>3.9</text:p>
          </table:table-cell>
          <table:table-cell office:value-type="float" office:value="7.3" table:style-name="ce146">
            <text:p>7.3</text:p>
          </table:table-cell>
          <table:table-cell office:value-type="float" office:value="21.9" table:style-name="ce146">
            <text:p>21.9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6.2" table:style-name="ce146">
            <text:p>6.2</text:p>
          </table:table-cell>
          <table:table-cell office:value-type="float" office:value="2.8" table:style-name="ce146">
            <text:p>2.8</text:p>
          </table:table-cell>
          <table:table-cell office:value-type="float" office:value="2.7" table:style-name="ce146">
            <text:p>2.7</text:p>
          </table:table-cell>
          <table:table-cell office:value-type="float" office:value="5.6" table:style-name="ce146">
            <text:p>5.6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4.3" table:style-name="ce146">
            <text:p>4.3</text:p>
          </table:table-cell>
          <table:table-cell office:value-type="float" office:value="5" table:style-name="ce146">
            <text:p>5.0</text:p>
          </table:table-cell>
          <table:table-cell office:value-type="float" office:value="10.5" table:style-name="ce146">
            <text:p>10.5</text:p>
          </table:table-cell>
          <table:table-cell office:value-type="float" office:value="16.7" table:style-name="ce146">
            <text:p>16.7</text:p>
          </table:table-cell>
          <table:table-cell office:value-type="float" office:value="3.1" table:style-name="ce146">
            <text:p>3.1</text:p>
          </table:table-cell>
          <table:table-cell office:value-type="float" office:value="7.1" table:style-name="ce146">
            <text:p>7.1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27" table:style-name="ce146">
            <text:p>27.0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5" table:style-name="ce178">
              <text:p>1.5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7" table:style-name="ce178">
              <text:p>4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5" table:style-name="ce178">
              <text:p>5.0</text:p>
            </table:table-cell>
            <table:table-cell office:value-type="float" office:value="9.6" table:style-name="ce178">
              <text:p>9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4.7" table:formula="of:=[.C25]-[.C27]" table:style-name="ce178">
              <text:p>4.7</text:p>
            </table:table-cell>
            <table:table-cell office:value-type="float" office:value="2.5999999999999996" table:formula="of:=[.D25]-[.D27]" table:style-name="ce178">
              <text:p>2.6</text:p>
            </table:table-cell>
            <table:table-cell office:value-type="float" office:value="2.6" table:formula="of:=[.E25]-[.E27]" table:style-name="ce178">
              <text:p>2.6</text:p>
            </table:table-cell>
            <table:table-cell office:value-type="float" office:value="5.3" table:formula="of:=[.F25]-[.F27]" table:style-name="ce178">
              <text:p>5.3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9999999999999994" table:formula="of:=[.H25]-[.H27]" table:style-name="ce178">
              <text:p>0.5</text:p>
            </table:table-cell>
            <table:table-cell office:value-type="float" office:value="1.5999999999999996" table:formula="of:=[.I25]-[.I27]" table:style-name="ce178">
              <text:p>1.6</text:p>
            </table:table-cell>
            <table:table-cell office:value-type="float" office:value="2.2000000000000002" table:formula="of:=[.J25]-[.J27]" table:style-name="ce178">
              <text:p>2.2</text:p>
            </table:table-cell>
            <table:table-cell office:value-type="float" office:value="7.4" table:formula="of:=[.K25]-[.K27]" table:style-name="ce178">
              <text:p>7.4</text:p>
            </table:table-cell>
            <table:table-cell office:value-type="float" office:value="12" table:formula="of:=[.L25]-[.L27]" table:style-name="ce178">
              <text:p>12.0</text:p>
            </table:table-cell>
            <table:table-cell office:value-type="float" office:value="2.9" table:formula="of:=[.M25]-[.M27]" table:style-name="ce178">
              <text:p>2.9</text:p>
            </table:table-cell>
            <table:table-cell office:value-type="float" office:value="2.2999999999999998" table:formula="of:=[.N25]-[.N27]" table:style-name="ce178">
              <text:p>2.3</text:p>
            </table:table-cell>
            <table:table-cell office:value-type="float" office:value="5.1999999999999993" table:formula="of:=[.O25]-[.O27]" table:style-name="ce178">
              <text:p>5.2</text:p>
            </table:table-cell>
            <table:table-cell office:value-type="float" office:value="17.399999999999999" table:formula="of:=[.P25]-[.P27]" table:style-name="ce178">
              <text:p>17.4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4.5999999999999996" table:style-name="ce146">
            <text:p>4.6</text:p>
          </table:table-cell>
          <table:table-cell office:value-type="float" office:value="5.9" table:style-name="ce146">
            <text:p>5.9</text:p>
          </table:table-cell>
          <table:table-cell office:value-type="float" office:value="5" table:style-name="ce146">
            <text:p>5.0</text:p>
          </table:table-cell>
          <table:table-cell office:value-type="float" office:value="10.9" table:style-name="ce146">
            <text:p>10.9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3" table:style-name="ce146">
            <text:p>3.0</text:p>
          </table:table-cell>
          <table:table-cell office:value-type="float" office:value="3.4" table:style-name="ce146">
            <text:p>3.4</text:p>
          </table:table-cell>
          <table:table-cell office:value-type="float" office:value="14.3" table:style-name="ce146">
            <text:p>14.3</text:p>
          </table:table-cell>
          <table:table-cell office:value-type="float" office:value="18.899999999999999" table:style-name="ce146">
            <text:p>18.9</text:p>
          </table:table-cell>
          <table:table-cell office:value-type="float" office:value="5.8" table:style-name="ce146">
            <text:p>5.8</text:p>
          </table:table-cell>
          <table:table-cell office:value-type="float" office:value="5.7" table:style-name="ce146">
            <text:p>5.7</text:p>
          </table:table-cell>
          <table:table-cell office:value-type="float" office:value="11.5" table:style-name="ce146">
            <text:p>11.5</text:p>
          </table:table-cell>
          <table:table-cell office:value-type="float" office:value="30.4" table:style-name="ce146">
            <text:p>30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5" table:style-name="ce146">
            <text:p>1.5</text:p>
          </table:table-cell>
          <table:table-cell office:value-type="float" office:value="0.2" table:style-name="ce146">
            <text:p>0.2</text:p>
          </table:table-cell>
          <table:table-cell office:value-type="float" office:value="0.2" table:style-name="ce146">
            <text:p>0.2</text:p>
          </table:table-cell>
          <table:table-cell office:value-type="float" office:value="0.4" table:style-name="ce146">
            <text:p>0.4</text:p>
          </table:table-cell>
          <table:table-cell office:value-type="float" office:value="0" table:style-name="ce146">
            <text:p>0.0</text:p>
          </table:table-cell>
          <table:table-cell office:value-type="float" office:value="3.7" table:style-name="ce146">
            <text:p>3.7</text:p>
          </table:table-cell>
          <table:table-cell office:value-type="float" office:value="7" table:style-name="ce146">
            <text:p>7.0</text:p>
          </table:table-cell>
          <table:table-cell office:value-type="float" office:value="10.7" table:style-name="ce146">
            <text:p>10.7</text:p>
          </table:table-cell>
          <table:table-cell office:value-type="float" office:value="11.1" table:style-name="ce146">
            <text:p>11.1</text:p>
          </table:table-cell>
          <table:table-cell office:value-type="float" office:value="12.5" table:style-name="ce146">
            <text:p>12.5</text:p>
          </table:table-cell>
          <table:table-cell office:value-type="float" office:value="0.1" table:style-name="ce146">
            <text:p>0.1</text:p>
          </table:table-cell>
          <table:table-cell office:value-type="float" office:value="7" table:style-name="ce146">
            <text:p>7.0</text:p>
          </table:table-cell>
          <table:table-cell office:value-type="float" office:value="7" table:style-name="ce146">
            <text:p>7.0</text:p>
          </table:table-cell>
          <table:table-cell office:value-type="float" office:value="19.5" table:style-name="ce146">
            <text:p>19.5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1.4" table:style-name="ce146">
            <text:p>11.4</text:p>
          </table:table-cell>
          <table:table-cell office:value-type="float" office:value="5.5" table:style-name="ce146">
            <text:p>5.5</text:p>
          </table:table-cell>
          <table:table-cell office:value-type="float" office:value="8" table:style-name="ce146">
            <text:p>8.0</text:p>
          </table:table-cell>
          <table:table-cell office:value-type="float" office:value="13.5" table:style-name="ce146">
            <text:p>13.5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8" table:style-name="ce146">
            <text:p>5.8</text:p>
          </table:table-cell>
          <table:table-cell office:value-type="float" office:value="6.3" table:style-name="ce146">
            <text:p>6.3</text:p>
          </table:table-cell>
          <table:table-cell office:value-type="float" office:value="19.8" table:style-name="ce146">
            <text:p>19.8</text:p>
          </table:table-cell>
          <table:table-cell office:value-type="float" office:value="31.2" table:style-name="ce146">
            <text:p>31.2</text:p>
          </table:table-cell>
          <table:table-cell office:value-type="float" office:value="6.5" table:style-name="ce146">
            <text:p>6.5</text:p>
          </table:table-cell>
          <table:table-cell office:value-type="float" office:value="9.6" table:style-name="ce146">
            <text:p>9.6</text:p>
          </table:table-cell>
          <table:table-cell office:value-type="float" office:value="16.100000000000001" table:style-name="ce146">
            <text:p>16.1</text:p>
          </table:table-cell>
          <table:table-cell office:value-type="float" office:value="47.3" table:style-name="ce146">
            <text:p>47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4" table:style-name="ce146">
            <text:p>4.0</text:p>
          </table:table-cell>
          <table:table-cell office:value-type="float" office:value="3.6" table:style-name="ce146">
            <text:p>3.6</text:p>
          </table:table-cell>
          <table:table-cell office:value-type="float" office:value="5.6" table:style-name="ce146">
            <text:p>5.6</text:p>
          </table:table-cell>
          <table:table-cell office:value-type="float" office:value="9.1999999999999993" table:style-name="ce146">
            <text:p>9.2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8" table:style-name="ce146">
            <text:p>2.8</text:p>
          </table:table-cell>
          <table:table-cell office:value-type="float" office:value="3.1" table:style-name="ce146">
            <text:p>3.1</text:p>
          </table:table-cell>
          <table:table-cell office:value-type="float" office:value="12.2" table:style-name="ce146">
            <text:p>12.2</text:p>
          </table:table-cell>
          <table:table-cell office:value-type="float" office:value="16.2" table:style-name="ce146">
            <text:p>16.2</text:p>
          </table:table-cell>
          <table:table-cell office:value-type="float" office:value="4.8" table:style-name="ce146">
            <text:p>4.8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9.4" table:style-name="ce146">
            <text:p>9.4</text:p>
          </table:table-cell>
          <table:table-cell office:value-type="float" office:value="25.7" table:style-name="ce146">
            <text:p>25.7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44.3" table:style-name="ce146">
            <text:p>44.3</text:p>
          </table:table-cell>
          <table:table-cell office:value-type="float" office:value="29.5" table:style-name="ce146">
            <text:p>29.5</text:p>
          </table:table-cell>
          <table:table-cell office:value-type="float" office:value="32.299999999999997" table:style-name="ce146">
            <text:p>32.3</text:p>
          </table:table-cell>
          <table:table-cell office:value-type="float" office:value="61.8" table:style-name="ce146">
            <text:p>61.8</text:p>
          </table:table-cell>
          <table:table-cell office:value-type="float" office:value="0" table:style-name="ce146">
            <text:p>0.0</text:p>
          </table:table-cell>
          <table:table-cell office:value-type="float" office:value="7.8" table:style-name="ce146">
            <text:p>7.8</text:p>
          </table:table-cell>
          <table:table-cell office:value-type="float" office:value="37.200000000000003" table:style-name="ce146">
            <text:p>37.2</text:p>
          </table:table-cell>
          <table:table-cell office:value-type="float" office:value="45" table:style-name="ce146">
            <text:p>45.0</text:p>
          </table:table-cell>
          <table:table-cell office:value-type="float" office:value="106.7" table:style-name="ce146">
            <text:p>106.7</text:p>
          </table:table-cell>
          <table:table-cell office:value-type="float" office:value="151" table:style-name="ce146">
            <text:p>151.0</text:p>
          </table:table-cell>
          <table:table-cell office:value-type="float" office:value="30.4" table:style-name="ce146">
            <text:p>30.4</text:p>
          </table:table-cell>
          <table:table-cell office:value-type="float" office:value="54.6" table:style-name="ce146">
            <text:p>54.6</text:p>
          </table:table-cell>
          <table:table-cell office:value-type="float" office:value="85.1" table:style-name="ce146">
            <text:p>85.1</text:p>
          </table:table-cell>
          <table:table-cell office:value-type="float" office:value="236.1" table:style-name="ce146">
            <text:p>236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5" table:style-name="ce146">
            <text:p>1.5</text:p>
          </table:table-cell>
          <table:table-cell office:value-type="float" office:value="3.1" table:style-name="ce146">
            <text:p>3.1</text:p>
          </table:table-cell>
          <table:table-cell office:value-type="float" office:value="2.6" table:style-name="ce146">
            <text:p>2.6</text:p>
          </table:table-cell>
          <table:table-cell office:value-type="float" office:value="5.7" table:style-name="ce146">
            <text:p>5.7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7.7" table:style-name="ce146">
            <text:p>7.7</text:p>
          </table:table-cell>
          <table:table-cell office:value-type="float" office:value="9.1999999999999993" table:style-name="ce146">
            <text:p>9.2</text:p>
          </table:table-cell>
          <table:table-cell office:value-type="float" office:value="2.7" table:style-name="ce146">
            <text:p>2.7</text:p>
          </table:table-cell>
          <table:table-cell office:value-type="float" office:value="2.8" table:style-name="ce146">
            <text:p>2.8</text:p>
          </table:table-cell>
          <table:table-cell office:value-type="float" office:value="5.5" table:style-name="ce146">
            <text:p>5.5</text:p>
          </table:table-cell>
          <table:table-cell office:value-type="float" office:value="14.7" table:style-name="ce146">
            <text:p>14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2.8" table:style-name="ce146">
            <text:p>2.8</text:p>
          </table:table-cell>
          <table:table-cell office:value-type="float" office:value="5" table:style-name="ce146">
            <text:p>5.0</text:p>
          </table:table-cell>
          <table:table-cell office:value-type="float" office:value="4.3" table:style-name="ce146">
            <text:p>4.3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7" table:style-name="ce146">
            <text:p>2.7</text:p>
          </table:table-cell>
          <table:table-cell office:value-type="float" office:value="3.3" table:style-name="ce146">
            <text:p>3.3</text:p>
          </table:table-cell>
          <table:table-cell office:value-type="float" office:value="12.6" table:style-name="ce146">
            <text:p>12.6</text:p>
          </table:table-cell>
          <table:table-cell office:value-type="float" office:value="15.4" table:style-name="ce146">
            <text:p>15.4</text:p>
          </table:table-cell>
          <table:table-cell office:value-type="float" office:value="3.5" table:style-name="ce146">
            <text:p>3.5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7.9" table:style-name="ce146">
            <text:p>7.9</text:p>
          </table:table-cell>
          <table:table-cell office:value-type="float" office:value="23.3" table:style-name="ce146">
            <text:p>23.3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48.6" table:style-name="ce177">
            <text:p>48.6</text:p>
          </table:table-cell>
          <table:table-cell office:value-type="float" office:value="37.5" table:style-name="ce177">
            <text:p>37.5</text:p>
          </table:table-cell>
          <table:table-cell office:value-type="float" office:value="39.200000000000003" table:style-name="ce177">
            <text:p>39.2</text:p>
          </table:table-cell>
          <table:table-cell office:value-type="float" office:value="76.7" table:style-name="ce177">
            <text:p>76.7</text:p>
          </table:table-cell>
          <table:table-cell office:value-type="float" office:value="0" table:style-name="ce177">
            <text:p>0.0</text:p>
          </table:table-cell>
          <table:table-cell office:value-type="float" office:value="8.6" table:style-name="ce177">
            <text:p>8.6</text:p>
          </table:table-cell>
          <table:table-cell office:value-type="float" office:value="41.6" table:style-name="ce177">
            <text:p>41.6</text:p>
          </table:table-cell>
          <table:table-cell office:value-type="float" office:value="50.3" table:style-name="ce177">
            <text:p>50.3</text:p>
          </table:table-cell>
          <table:table-cell office:value-type="float" office:value="127" table:style-name="ce177">
            <text:p>127.0</text:p>
          </table:table-cell>
          <table:table-cell office:value-type="float" office:value="175.6" table:style-name="ce177">
            <text:p>175.6</text:p>
          </table:table-cell>
          <table:table-cell office:value-type="float" office:value="36.6" table:style-name="ce177">
            <text:p>36.6</text:p>
          </table:table-cell>
          <table:table-cell office:value-type="float" office:value="61.9" table:style-name="ce177">
            <text:p>61.9</text:p>
          </table:table-cell>
          <table:table-cell office:value-type="float" office:value="98.5" table:style-name="ce177">
            <text:p>98.5</text:p>
          </table:table-cell>
          <table:table-cell office:value-type="float" office:value="274.10000000000002" table:style-name="ce177">
            <text:p>274.1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1996).$A$1:TRA0103_(1996).$P$43" table:base-cell-address="TRA0103_(1996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1995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1995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6" table:style-name="ce146">
            <text:p>0.6</text:p>
          </table:table-cell>
          <table:table-cell office:value-type="float" office:value="1.6" table:style-name="ce146">
            <text:p>1.6</text:p>
          </table:table-cell>
          <table:table-cell office:value-type="float" office:value="1.6" table:style-name="ce146">
            <text:p>1.6</text:p>
          </table:table-cell>
          <table:table-cell office:value-type="float" office:value="3.1" table:style-name="ce146">
            <text:p>3.1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1.7" table:style-name="ce146">
            <text:p>1.7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5.3" table:style-name="ce146">
            <text:p>5.3</text:p>
          </table:table-cell>
          <table:table-cell office:value-type="float" office:value="5.9" table:style-name="ce146">
            <text:p>5.9</text:p>
          </table:table-cell>
          <table:table-cell office:value-type="float" office:value="1" table:style-name="ce146">
            <text:p>1.0</text:p>
          </table:table-cell>
          <table:table-cell office:value-type="float" office:value="3.7" table:style-name="ce146">
            <text:p>3.7</text:p>
          </table:table-cell>
          <table:table-cell office:value-type="float" office:value="4.7" table:style-name="ce146">
            <text:p>4.7</text:p>
          </table:table-cell>
          <table:table-cell office:value-type="float" office:value="10.6" table:style-name="ce146">
            <text:p>10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" table:style-name="ce178">
              <text:p>1.0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4.3" table:style-name="ce178">
              <text:p>4.3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5" table:formula="of:=[.C10]-[.C12]" table:style-name="ce178">
              <text:p>0.5</text:p>
            </table:table-cell>
            <table:table-cell office:value-type="float" office:value="1.2000000000000002" table:formula="of:=[.D10]-[.D12]" table:style-name="ce178">
              <text:p>1.2</text:p>
            </table:table-cell>
            <table:table-cell office:value-type="float" office:value="1.3" table:formula="of:=[.E10]-[.E12]" table:style-name="ce178">
              <text:p>1.3</text:p>
            </table:table-cell>
            <table:table-cell office:value-type="float" office:value="2.4000000000000004" table:formula="of:=[.F10]-[.F12]" table:style-name="ce178">
              <text:p>2.4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2" table:formula="of:=[.H10]-[.H12]" table:style-name="ce178">
              <text:p>0.2</text:p>
            </table:table-cell>
            <table:table-cell office:value-type="float" office:value="0.7" table:formula="of:=[.I10]-[.I12]" table:style-name="ce178">
              <text:p>0.7</text:p>
            </table:table-cell>
            <table:table-cell office:value-type="float" office:value="0.90000000000000013" table:formula="of:=[.J10]-[.J12]" table:style-name="ce178">
              <text:p>0.9</text:p>
            </table:table-cell>
            <table:table-cell office:value-type="float" office:value="3.3" table:formula="of:=[.K10]-[.K12]" table:style-name="ce178">
              <text:p>3.3</text:p>
            </table:table-cell>
            <table:table-cell office:value-type="float" office:value="3.8000000000000003" table:formula="of:=[.L10]-[.L12]" table:style-name="ce178">
              <text:p>3.8</text:p>
            </table:table-cell>
            <table:table-cell office:value-type="float" office:value="0.8" table:formula="of:=[.M10]-[.M12]" table:style-name="ce178">
              <text:p>0.8</text:p>
            </table:table-cell>
            <table:table-cell office:value-type="float" office:value="1.7000000000000002" table:formula="of:=[.N10]-[.N12]" table:style-name="ce178">
              <text:p>1.7</text:p>
            </table:table-cell>
            <table:table-cell office:value-type="float" office:value="2.5" table:formula="of:=[.O10]-[.O12]" table:style-name="ce178">
              <text:p>2.5</text:p>
            </table:table-cell>
            <table:table-cell office:value-type="float" office:value="6.3" table:formula="of:=[.P10]-[.P12]" table:style-name="ce178">
              <text:p>6.3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8" table:style-name="ce146">
            <text:p>8.0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2.8" table:style-name="ce146">
            <text:p>2.8</text:p>
          </table:table-cell>
          <table:table-cell office:value-type="float" office:value="5" table:style-name="ce146">
            <text:p>5.0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6.1" table:style-name="ce146">
            <text:p>6.1</text:p>
          </table:table-cell>
          <table:table-cell office:value-type="float" office:value="6.7" table:style-name="ce146">
            <text:p>6.7</text:p>
          </table:table-cell>
          <table:table-cell office:value-type="float" office:value="11.7" table:style-name="ce146">
            <text:p>11.7</text:p>
          </table:table-cell>
          <table:table-cell office:value-type="float" office:value="19.7" table:style-name="ce146">
            <text:p>19.7</text:p>
          </table:table-cell>
          <table:table-cell office:value-type="float" office:value="2.5" table:style-name="ce146">
            <text:p>2.5</text:p>
          </table:table-cell>
          <table:table-cell office:value-type="float" office:value="7.9" table:style-name="ce146">
            <text:p>7.9</text:p>
          </table:table-cell>
          <table:table-cell office:value-type="float" office:value="10.4" table:style-name="ce146">
            <text:p>10.4</text:p>
          </table:table-cell>
          <table:table-cell office:value-type="float" office:value="30.1" table:style-name="ce146">
            <text:p>30.1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2.6" table:style-name="ce178">
              <text:p>2.6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6.1" table:style-name="ce178">
              <text:p>6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9.8000000000000007" table:style-name="ce178">
              <text:p>9.8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7" table:style-name="ce178">
              <text:p>0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4.3" table:style-name="ce178">
              <text:p>4.3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4.7" table:formula="of:=[.C14]-[.C16]-[.C17]" table:style-name="ce178">
              <text:p>4.7</text:p>
            </table:table-cell>
            <table:table-cell office:value-type="float" office:value="1.9000000000000001" table:formula="of:=[.D14]-[.D16]-[.D17]" table:style-name="ce178">
              <text:p>1.9</text:p>
            </table:table-cell>
            <table:table-cell office:value-type="float" office:value="2.2999999999999998" table:formula="of:=[.E14]-[.E16]-[.E17]" table:style-name="ce178">
              <text:p>2.3</text:p>
            </table:table-cell>
            <table:table-cell office:value-type="float" office:value="4.1999999999999993" table:formula="of:=[.F14]-[.F16]-[.F17]" table:style-name="ce178">
              <text:p>4.2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3" table:formula="of:=[.H14]-[.H16]-[.H17]" table:style-name="ce178">
              <text:p>0.3</text:p>
            </table:table-cell>
            <table:table-cell office:value-type="float" office:value="1.9999999999999996" table:formula="of:=[.I14]-[.I16]-[.I17]" table:style-name="ce178">
              <text:p>2.0</text:p>
            </table:table-cell>
            <table:table-cell office:value-type="float" office:value="2.2999999999999998" table:formula="of:=[.J14]-[.J16]-[.J17]" table:style-name="ce178">
              <text:p>2.3</text:p>
            </table:table-cell>
            <table:table-cell office:value-type="float" office:value="6.4999999999999991" table:formula="of:=[.K14]-[.K16]-[.K17]" table:style-name="ce178">
              <text:p>6.5</text:p>
            </table:table-cell>
            <table:table-cell office:value-type="float" office:value="11.2" table:formula="of:=[.L14]-[.L16]-[.L17]" table:style-name="ce178">
              <text:p>11.2</text:p>
            </table:table-cell>
            <table:table-cell office:value-type="float" office:value="2.1999999999999997" table:formula="of:=[.M14]-[.M16]-[.M17]" table:style-name="ce178">
              <text:p>2.2</text:p>
            </table:table-cell>
            <table:table-cell office:value-type="float" office:value="2.6000000000000005" table:formula="of:=[.N14]-[.N16]-[.N17]" table:style-name="ce178">
              <text:p>2.6</text:p>
            </table:table-cell>
            <table:table-cell office:value-type="float" office:value="4.8000000000000007" table:formula="of:=[.O14]-[.O16]-[.O17]" table:style-name="ce178">
              <text:p>4.8</text:p>
            </table:table-cell>
            <table:table-cell office:value-type="float" office:value="16" table:formula="of:=[.P14]-[.P16]-[.P17]" table:style-name="ce178">
              <text:p>16.0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4.2" table:style-name="ce146">
            <text:p>4.2</text:p>
          </table:table-cell>
          <table:table-cell office:value-type="float" office:value="2.7" table:style-name="ce146">
            <text:p>2.7</text:p>
          </table:table-cell>
          <table:table-cell office:value-type="float" office:value="2.8" table:style-name="ce146">
            <text:p>2.8</text:p>
          </table:table-cell>
          <table:table-cell office:value-type="float" office:value="5.4" table:style-name="ce146">
            <text:p>5.4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3.9" table:style-name="ce146">
            <text:p>3.9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9.8000000000000007" table:style-name="ce146">
            <text:p>9.8</text:p>
          </table:table-cell>
          <table:table-cell office:value-type="float" office:value="14.1" table:style-name="ce146">
            <text:p>14.1</text:p>
          </table:table-cell>
          <table:table-cell office:value-type="float" office:value="2.9" table:style-name="ce146">
            <text:p>2.9</text:p>
          </table:table-cell>
          <table:table-cell office:value-type="float" office:value="5" table:style-name="ce146">
            <text:p>5.0</text:p>
          </table:table-cell>
          <table:table-cell office:value-type="float" office:value="8" table:style-name="ce146">
            <text:p>8.0</text:p>
          </table:table-cell>
          <table:table-cell office:value-type="float" office:value="22" table:style-name="ce146">
            <text:p>22.0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4" table:style-name="ce178">
              <text:p>1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3.2" table:style-name="ce178">
              <text:p>3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1.5" table:style-name="ce178">
              <text:p>1.5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5.0999999999999996" table:style-name="ce178">
              <text:p>5.1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2" table:style-name="ce178">
              <text:p>2.0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5.4" table:style-name="ce178">
              <text:p>5.4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2.9" table:style-name="ce178">
              <text:p>2.9</text:p>
            </table:table-cell>
            <table:table-cell office:value-type="float" office:value="8.4" table:style-name="ce178">
              <text:p>8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0.80000000000000027" table:formula="of:=[.C19]-[.C21]-[.C22]" table:style-name="ce178">
              <text:p>0.8</text:p>
            </table:table-cell>
            <table:table-cell office:value-type="float" office:value="2" table:formula="of:=[.D19]-[.D21]-[.D22]" table:style-name="ce178">
              <text:p>2.0</text:p>
            </table:table-cell>
            <table:table-cell office:value-type="float" office:value="1.6999999999999997" table:formula="of:=[.E19]-[.E21]-[.E22]" table:style-name="ce178">
              <text:p>1.7</text:p>
            </table:table-cell>
            <table:table-cell office:value-type="float" office:value="3.7000000000000006" table:formula="of:=[.F19]-[.F21]-[.F22]" table:style-name="ce178">
              <text:p>3.7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2" table:formula="of:=[.H19]-[.H21]-[.H22]" table:style-name="ce178">
              <text:p>0.2</text:p>
            </table:table-cell>
            <table:table-cell office:value-type="float" office:value="0.60000000000000009" table:formula="of:=[.I19]-[.I21]-[.I22]" table:style-name="ce178">
              <text:p>0.6</text:p>
            </table:table-cell>
            <table:table-cell office:value-type="float" office:value="0.80000000000000027" table:formula="of:=[.J19]-[.J21]-[.J22]" table:style-name="ce178">
              <text:p>0.8</text:p>
            </table:table-cell>
            <table:table-cell office:value-type="float" office:value="4.5" table:formula="of:=[.K19]-[.K21]-[.K22]" table:style-name="ce178">
              <text:p>4.5</text:p>
            </table:table-cell>
            <table:table-cell office:value-type="float" office:value="5.4999999999999982" table:formula="of:=[.L19]-[.L21]-[.L22]" table:style-name="ce178">
              <text:p>5.5</text:p>
            </table:table-cell>
            <table:table-cell office:value-type="float" office:value="1.9" table:formula="of:=[.M19]-[.M21]-[.M22]" table:style-name="ce178">
              <text:p>1.9</text:p>
            </table:table-cell>
            <table:table-cell office:value-type="float" office:value="1.1000000000000001" table:formula="of:=[.N19]-[.N21]-[.N22]" table:style-name="ce178">
              <text:p>1.1</text:p>
            </table:table-cell>
            <table:table-cell office:value-type="float" office:value="3.1999999999999997" table:formula="of:=[.O19]-[.O21]-[.O22]" table:style-name="ce178">
              <text:p>3.2</text:p>
            </table:table-cell>
            <table:table-cell office:value-type="float" office:value="8.4999999999999982" table:formula="of:=[.P19]-[.P21]-[.P22]" table:style-name="ce178">
              <text:p>8.5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3" table:style-name="ce146">
            <text:p>3.0</text:p>
          </table:table-cell>
          <table:table-cell office:value-type="float" office:value="4.5" table:style-name="ce146">
            <text:p>4.5</text:p>
          </table:table-cell>
          <table:table-cell office:value-type="float" office:value="3.5" table:style-name="ce146">
            <text:p>3.5</text:p>
          </table:table-cell>
          <table:table-cell office:value-type="float" office:value="8" table:style-name="ce146">
            <text:p>8.0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3" table:style-name="ce146">
            <text:p>3.0</text:p>
          </table:table-cell>
          <table:table-cell office:value-type="float" office:value="11" table:style-name="ce146">
            <text:p>11.0</text:p>
          </table:table-cell>
          <table:table-cell office:value-type="float" office:value="14" table:style-name="ce146">
            <text:p>14.0</text:p>
          </table:table-cell>
          <table:table-cell office:value-type="float" office:value="3.4" table:style-name="ce146">
            <text:p>3.4</text:p>
          </table:table-cell>
          <table:table-cell office:value-type="float" office:value="3.8" table:style-name="ce146">
            <text:p>3.8</text:p>
          </table:table-cell>
          <table:table-cell office:value-type="float" office:value="7.2" table:style-name="ce146">
            <text:p>7.2</text:p>
          </table:table-cell>
          <table:table-cell office:value-type="float" office:value="21.2" table:style-name="ce146">
            <text:p>21.2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5.9" table:style-name="ce146">
            <text:p>5.9</text:p>
          </table:table-cell>
          <table:table-cell office:value-type="float" office:value="2.7" table:style-name="ce146">
            <text:p>2.7</text:p>
          </table:table-cell>
          <table:table-cell office:value-type="float" office:value="2.7" table:style-name="ce146">
            <text:p>2.7</text:p>
          </table:table-cell>
          <table:table-cell office:value-type="float" office:value="5.4" table:style-name="ce146">
            <text:p>5.4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4.2" table:style-name="ce146">
            <text:p>4.2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0.3" table:style-name="ce146">
            <text:p>10.3</text:p>
          </table:table-cell>
          <table:table-cell office:value-type="float" office:value="16.2" table:style-name="ce146">
            <text:p>16.2</text:p>
          </table:table-cell>
          <table:table-cell office:value-type="float" office:value="3" table:style-name="ce146">
            <text:p>3.0</text:p>
          </table:table-cell>
          <table:table-cell office:value-type="float" office:value="7.1" table:style-name="ce146">
            <text:p>7.1</text:p>
          </table:table-cell>
          <table:table-cell office:value-type="float" office:value="10.1" table:style-name="ce146">
            <text:p>10.1</text:p>
          </table:table-cell>
          <table:table-cell office:value-type="float" office:value="26.3" table:style-name="ce146">
            <text:p>26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5" table:style-name="ce178">
              <text:p>1.5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4.5999999999999996" table:style-name="ce178">
              <text:p>4.6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4.7" table:style-name="ce178">
              <text:p>4.7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9.5" table:style-name="ce178">
              <text:p>9.5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4.4000000000000004" table:formula="of:=[.C25]-[.C27]" table:style-name="ce178">
              <text:p>4.4</text:p>
            </table:table-cell>
            <table:table-cell office:value-type="float" office:value="2.5" table:formula="of:=[.D25]-[.D27]" table:style-name="ce178">
              <text:p>2.5</text:p>
            </table:table-cell>
            <table:table-cell office:value-type="float" office:value="2.6" table:formula="of:=[.E25]-[.E27]" table:style-name="ce178">
              <text:p>2.6</text:p>
            </table:table-cell>
            <table:table-cell office:value-type="float" office:value="5.1000000000000005" table:formula="of:=[.F25]-[.F27]" table:style-name="ce178">
              <text:p>5.1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9999999999999994" table:formula="of:=[.H25]-[.H27]" table:style-name="ce178">
              <text:p>0.5</text:p>
            </table:table-cell>
            <table:table-cell office:value-type="float" office:value="1.5" table:formula="of:=[.I25]-[.I27]" table:style-name="ce178">
              <text:p>1.5</text:p>
            </table:table-cell>
            <table:table-cell office:value-type="float" office:value="2.1000000000000005" table:formula="of:=[.J25]-[.J27]" table:style-name="ce178">
              <text:p>2.1</text:p>
            </table:table-cell>
            <table:table-cell office:value-type="float" office:value="7.2000000000000011" table:formula="of:=[.K25]-[.K27]" table:style-name="ce178">
              <text:p>7.2</text:p>
            </table:table-cell>
            <table:table-cell office:value-type="float" office:value="11.6" table:formula="of:=[.L25]-[.L27]" table:style-name="ce178">
              <text:p>11.6</text:p>
            </table:table-cell>
            <table:table-cell office:value-type="float" office:value="2.8" table:formula="of:=[.M25]-[.M27]" table:style-name="ce178">
              <text:p>2.8</text:p>
            </table:table-cell>
            <table:table-cell office:value-type="float" office:value="2.3999999999999995" table:formula="of:=[.N25]-[.N27]" table:style-name="ce178">
              <text:p>2.4</text:p>
            </table:table-cell>
            <table:table-cell office:value-type="float" office:value="5.1999999999999993" table:formula="of:=[.O25]-[.O27]" table:style-name="ce178">
              <text:p>5.2</text:p>
            </table:table-cell>
            <table:table-cell office:value-type="float" office:value="16.8" table:formula="of:=[.P25]-[.P27]" table:style-name="ce178">
              <text:p>16.8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4.3" table:style-name="ce146">
            <text:p>4.3</text:p>
          </table:table-cell>
          <table:table-cell office:value-type="float" office:value="5.6" table:style-name="ce146">
            <text:p>5.6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10.5" table:style-name="ce146">
            <text:p>10.5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3" table:style-name="ce146">
            <text:p>3.0</text:p>
          </table:table-cell>
          <table:table-cell office:value-type="float" office:value="3.4" table:style-name="ce146">
            <text:p>3.4</text:p>
          </table:table-cell>
          <table:table-cell office:value-type="float" office:value="13.9" table:style-name="ce146">
            <text:p>13.9</text:p>
          </table:table-cell>
          <table:table-cell office:value-type="float" office:value="18.2" table:style-name="ce146">
            <text:p>18.2</text:p>
          </table:table-cell>
          <table:table-cell office:value-type="float" office:value="5.7" table:style-name="ce146">
            <text:p>5.7</text:p>
          </table:table-cell>
          <table:table-cell office:value-type="float" office:value="5.6" table:style-name="ce146">
            <text:p>5.6</text:p>
          </table:table-cell>
          <table:table-cell office:value-type="float" office:value="11.3" table:style-name="ce146">
            <text:p>11.3</text:p>
          </table:table-cell>
          <table:table-cell office:value-type="float" office:value="29.6" table:style-name="ce146">
            <text:p>29.6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4" table:style-name="ce146">
            <text:p>1.4</text:p>
          </table:table-cell>
          <table:table-cell office:value-type="float" office:value="0.2" table:style-name="ce146">
            <text:p>0.2</text:p>
          </table:table-cell>
          <table:table-cell office:value-type="float" office:value="0.2" table:style-name="ce146">
            <text:p>0.2</text:p>
          </table:table-cell>
          <table:table-cell office:value-type="float" office:value="0.3" table:style-name="ce146">
            <text:p>0.3</text:p>
          </table:table-cell>
          <table:table-cell office:value-type="float" office:value="0" table:style-name="ce146">
            <text:p>0.0</text:p>
          </table:table-cell>
          <table:table-cell office:value-type="float" office:value="3.7" table:style-name="ce146">
            <text:p>3.7</text:p>
          </table:table-cell>
          <table:table-cell office:value-type="float" office:value="7" table:style-name="ce146">
            <text:p>7.0</text:p>
          </table:table-cell>
          <table:table-cell office:value-type="float" office:value="10.7" table:style-name="ce146">
            <text:p>10.7</text:p>
          </table:table-cell>
          <table:table-cell office:value-type="float" office:value="11" table:style-name="ce146">
            <text:p>11.0</text:p>
          </table:table-cell>
          <table:table-cell office:value-type="float" office:value="12.4" table:style-name="ce146">
            <text:p>12.4</text:p>
          </table:table-cell>
          <table:table-cell office:value-type="float" office:value="0.1" table:style-name="ce146">
            <text:p>0.1</text:p>
          </table:table-cell>
          <table:table-cell office:value-type="float" office:value="6.9" table:style-name="ce146">
            <text:p>6.9</text:p>
          </table:table-cell>
          <table:table-cell office:value-type="float" office:value="7" table:style-name="ce146">
            <text:p>7.0</text:p>
          </table:table-cell>
          <table:table-cell office:value-type="float" office:value="19.399999999999999" table:style-name="ce146">
            <text:p>19.4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0.7" table:style-name="ce146">
            <text:p>10.7</text:p>
          </table:table-cell>
          <table:table-cell office:value-type="float" office:value="5.3" table:style-name="ce146">
            <text:p>5.3</text:p>
          </table:table-cell>
          <table:table-cell office:value-type="float" office:value="7.7" table:style-name="ce146">
            <text:p>7.7</text:p>
          </table:table-cell>
          <table:table-cell office:value-type="float" office:value="13" table:style-name="ce146">
            <text:p>13.0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7" table:style-name="ce146">
            <text:p>5.7</text:p>
          </table:table-cell>
          <table:table-cell office:value-type="float" office:value="6.2" table:style-name="ce146">
            <text:p>6.2</text:p>
          </table:table-cell>
          <table:table-cell office:value-type="float" office:value="19.2" table:style-name="ce146">
            <text:p>19.2</text:p>
          </table:table-cell>
          <table:table-cell office:value-type="float" office:value="30" table:style-name="ce146">
            <text:p>30.0</text:p>
          </table:table-cell>
          <table:table-cell office:value-type="float" office:value="6.4" table:style-name="ce146">
            <text:p>6.4</text:p>
          </table:table-cell>
          <table:table-cell office:value-type="float" office:value="9.5" table:style-name="ce146">
            <text:p>9.5</text:p>
          </table:table-cell>
          <table:table-cell office:value-type="float" office:value="15.9" table:style-name="ce146">
            <text:p>15.9</text:p>
          </table:table-cell>
          <table:table-cell office:value-type="float" office:value="45.9" table:style-name="ce146">
            <text:p>45.9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3.8" table:style-name="ce146">
            <text:p>3.8</text:p>
          </table:table-cell>
          <table:table-cell office:value-type="float" office:value="3.5" table:style-name="ce146">
            <text:p>3.5</text:p>
          </table:table-cell>
          <table:table-cell office:value-type="float" office:value="5.5" table:style-name="ce146">
            <text:p>5.5</text:p>
          </table:table-cell>
          <table:table-cell office:value-type="float" office:value="9" table:style-name="ce146">
            <text:p>9.0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8" table:style-name="ce146">
            <text:p>2.8</text:p>
          </table:table-cell>
          <table:table-cell office:value-type="float" office:value="3" table:style-name="ce146">
            <text:p>3.0</text:p>
          </table:table-cell>
          <table:table-cell office:value-type="float" office:value="12" table:style-name="ce146">
            <text:p>12.0</text:p>
          </table:table-cell>
          <table:table-cell office:value-type="float" office:value="15.7" table:style-name="ce146">
            <text:p>15.7</text:p>
          </table:table-cell>
          <table:table-cell office:value-type="float" office:value="4.7" table:style-name="ce146">
            <text:p>4.7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25" table:style-name="ce146">
            <text:p>25.0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41.8" table:style-name="ce146">
            <text:p>41.8</text:p>
          </table:table-cell>
          <table:table-cell office:value-type="float" office:value="28.2" table:style-name="ce146">
            <text:p>28.2</text:p>
          </table:table-cell>
          <table:table-cell office:value-type="float" office:value="31.5" table:style-name="ce146">
            <text:p>31.5</text:p>
          </table:table-cell>
          <table:table-cell office:value-type="float" office:value="59.8" table:style-name="ce146">
            <text:p>59.8</text:p>
          </table:table-cell>
          <table:table-cell office:value-type="float" office:value="0" table:style-name="ce146">
            <text:p>0.0</text:p>
          </table:table-cell>
          <table:table-cell office:value-type="float" office:value="7.8" table:style-name="ce146">
            <text:p>7.8</text:p>
          </table:table-cell>
          <table:table-cell office:value-type="float" office:value="36.799999999999997" table:style-name="ce146">
            <text:p>36.8</text:p>
          </table:table-cell>
          <table:table-cell office:value-type="float" office:value="44.5" table:style-name="ce146">
            <text:p>44.5</text:p>
          </table:table-cell>
          <table:table-cell office:value-type="float" office:value="104.3" table:style-name="ce146">
            <text:p>104.3</text:p>
          </table:table-cell>
          <table:table-cell office:value-type="float" office:value="146.1" table:style-name="ce146">
            <text:p>146.1</text:p>
          </table:table-cell>
          <table:table-cell office:value-type="float" office:value="29.9" table:style-name="ce146">
            <text:p>29.9</text:p>
          </table:table-cell>
          <table:table-cell office:value-type="float" office:value="54" table:style-name="ce146">
            <text:p>54.0</text:p>
          </table:table-cell>
          <table:table-cell office:value-type="float" office:value="83.9" table:style-name="ce146">
            <text:p>83.9</text:p>
          </table:table-cell>
          <table:table-cell office:value-type="float" office:value="230" table:style-name="ce146">
            <text:p>230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4" table:style-name="ce146">
            <text:p>1.4</text:p>
          </table:table-cell>
          <table:table-cell office:value-type="float" office:value="3" table:style-name="ce146">
            <text:p>3.0</text:p>
          </table:table-cell>
          <table:table-cell office:value-type="float" office:value="2.5" table:style-name="ce146">
            <text:p>2.5</text:p>
          </table:table-cell>
          <table:table-cell office:value-type="float" office:value="5.5" table:style-name="ce146">
            <text:p>5.5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2" table:style-name="ce146">
            <text:p>2.0</text:p>
          </table:table-cell>
          <table:table-cell office:value-type="float" office:value="7.5" table:style-name="ce146">
            <text:p>7.5</text:p>
          </table:table-cell>
          <table:table-cell office:value-type="float" office:value="8.9" table:style-name="ce146">
            <text:p>8.9</text:p>
          </table:table-cell>
          <table:table-cell office:value-type="float" office:value="2.6" table:style-name="ce146">
            <text:p>2.6</text:p>
          </table:table-cell>
          <table:table-cell office:value-type="float" office:value="2.8" table:style-name="ce146">
            <text:p>2.8</text:p>
          </table:table-cell>
          <table:table-cell office:value-type="float" office:value="5.4" table:style-name="ce146">
            <text:p>5.4</text:p>
          </table:table-cell>
          <table:table-cell office:value-type="float" office:value="14.3" table:style-name="ce146">
            <text:p>14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2.7" table:style-name="ce146">
            <text:p>2.7</text:p>
          </table:table-cell>
          <table:table-cell office:value-type="float" office:value="4.8" table:style-name="ce146">
            <text:p>4.8</text:p>
          </table:table-cell>
          <table:table-cell office:value-type="float" office:value="4.2" table:style-name="ce146">
            <text:p>4.2</text:p>
          </table:table-cell>
          <table:table-cell office:value-type="float" office:value="9" table:style-name="ce146">
            <text:p>9.0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7" table:style-name="ce146">
            <text:p>2.7</text:p>
          </table:table-cell>
          <table:table-cell office:value-type="float" office:value="3.2" table:style-name="ce146">
            <text:p>3.2</text:p>
          </table:table-cell>
          <table:table-cell office:value-type="float" office:value="12.2" table:style-name="ce146">
            <text:p>12.2</text:p>
          </table:table-cell>
          <table:table-cell office:value-type="float" office:value="14.9" table:style-name="ce146">
            <text:p>14.9</text:p>
          </table:table-cell>
          <table:table-cell office:value-type="float" office:value="3.4" table:style-name="ce146">
            <text:p>3.4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7.8" table:style-name="ce146">
            <text:p>7.8</text:p>
          </table:table-cell>
          <table:table-cell office:value-type="float" office:value="22.7" table:style-name="ce146">
            <text:p>22.7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45.9" table:style-name="ce177">
            <text:p>45.9</text:p>
          </table:table-cell>
          <table:table-cell office:value-type="float" office:value="36" table:style-name="ce177">
            <text:p>36.0</text:p>
          </table:table-cell>
          <table:table-cell office:value-type="float" office:value="38.299999999999997" table:style-name="ce177">
            <text:p>38.3</text:p>
          </table:table-cell>
          <table:table-cell office:value-type="float" office:value="74.3" table:style-name="ce177">
            <text:p>74.3</text:p>
          </table:table-cell>
          <table:table-cell office:value-type="float" office:value="0" table:style-name="ce177">
            <text:p>0.0</text:p>
          </table:table-cell>
          <table:table-cell office:value-type="float" office:value="8.6" table:style-name="ce177">
            <text:p>8.6</text:p>
          </table:table-cell>
          <table:table-cell office:value-type="float" office:value="41.1" table:style-name="ce177">
            <text:p>41.1</text:p>
          </table:table-cell>
          <table:table-cell office:value-type="float" office:value="49.7" table:style-name="ce177">
            <text:p>49.7</text:p>
          </table:table-cell>
          <table:table-cell office:value-type="float" office:value="124" table:style-name="ce177">
            <text:p>124.0</text:p>
          </table:table-cell>
          <table:table-cell office:value-type="float" office:value="169.9" table:style-name="ce177">
            <text:p>169.9</text:p>
          </table:table-cell>
          <table:table-cell office:value-type="float" office:value="35.9" table:style-name="ce177">
            <text:p>35.9</text:p>
          </table:table-cell>
          <table:table-cell office:value-type="float" office:value="61.2" table:style-name="ce177">
            <text:p>61.2</text:p>
          </table:table-cell>
          <table:table-cell office:value-type="float" office:value="97.1" table:style-name="ce177">
            <text:p>97.1</text:p>
          </table:table-cell>
          <table:table-cell office:value-type="float" office:value="267" table:style-name="ce177">
            <text:p>267.0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1995).$A$1:TRA0103_(1995).$P$43" table:base-cell-address="TRA0103_(1995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1994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1994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6" table:style-name="ce146">
            <text:p>0.6</text:p>
          </table:table-cell>
          <table:table-cell office:value-type="float" office:value="1.5" table:style-name="ce146">
            <text:p>1.5</text:p>
          </table:table-cell>
          <table:table-cell office:value-type="float" office:value="1.5" table:style-name="ce146">
            <text:p>1.5</text:p>
          </table:table-cell>
          <table:table-cell office:value-type="float" office:value="3" table:style-name="ce146">
            <text:p>3.0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1.6" table:style-name="ce146">
            <text:p>1.6</text:p>
          </table:table-cell>
          <table:table-cell office:value-type="float" office:value="2.1" table:style-name="ce146">
            <text:p>2.1</text:p>
          </table:table-cell>
          <table:table-cell office:value-type="float" office:value="5.2" table:style-name="ce146">
            <text:p>5.2</text:p>
          </table:table-cell>
          <table:table-cell office:value-type="float" office:value="5.7" table:style-name="ce146">
            <text:p>5.7</text:p>
          </table:table-cell>
          <table:table-cell office:value-type="float" office:value="1" table:style-name="ce146">
            <text:p>1.0</text:p>
          </table:table-cell>
          <table:table-cell office:value-type="float" office:value="3.7" table:style-name="ce146">
            <text:p>3.7</text:p>
          </table:table-cell>
          <table:table-cell office:value-type="float" office:value="4.7" table:style-name="ce146">
            <text:p>4.7</text:p>
          </table:table-cell>
          <table:table-cell office:value-type="float" office:value="10.4" table:style-name="ce146">
            <text:p>10.4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1" table:style-name="ce178">
              <text:p>1.0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4.3" table:style-name="ce178">
              <text:p>4.3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5" table:formula="of:=[.C10]-[.C12]" table:style-name="ce178">
              <text:p>0.5</text:p>
            </table:table-cell>
            <table:table-cell office:value-type="float" office:value="1.1000000000000001" table:formula="of:=[.D10]-[.D12]" table:style-name="ce178">
              <text:p>1.1</text:p>
            </table:table-cell>
            <table:table-cell office:value-type="float" office:value="1.2" table:formula="of:=[.E10]-[.E12]" table:style-name="ce178">
              <text:p>1.2</text:p>
            </table:table-cell>
            <table:table-cell office:value-type="float" office:value="2.2999999999999998" table:formula="of:=[.F10]-[.F12]" table:style-name="ce178">
              <text:p>2.3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2" table:formula="of:=[.H10]-[.H12]" table:style-name="ce178">
              <text:p>0.2</text:p>
            </table:table-cell>
            <table:table-cell office:value-type="float" office:value="0.60000000000000009" table:formula="of:=[.I10]-[.I12]" table:style-name="ce178">
              <text:p>0.6</text:p>
            </table:table-cell>
            <table:table-cell office:value-type="float" office:value="0.90000000000000013" table:formula="of:=[.J10]-[.J12]" table:style-name="ce178">
              <text:p>0.9</text:p>
            </table:table-cell>
            <table:table-cell office:value-type="float" office:value="3.3000000000000003" table:formula="of:=[.K10]-[.K12]" table:style-name="ce178">
              <text:p>3.3</text:p>
            </table:table-cell>
            <table:table-cell office:value-type="float" office:value="3.6" table:formula="of:=[.L10]-[.L12]" table:style-name="ce178">
              <text:p>3.6</text:p>
            </table:table-cell>
            <table:table-cell office:value-type="float" office:value="0.8" table:formula="of:=[.M10]-[.M12]" table:style-name="ce178">
              <text:p>0.8</text:p>
            </table:table-cell>
            <table:table-cell office:value-type="float" office:value="1.7000000000000002" table:formula="of:=[.N10]-[.N12]" table:style-name="ce178">
              <text:p>1.7</text:p>
            </table:table-cell>
            <table:table-cell office:value-type="float" office:value="2.5" table:formula="of:=[.O10]-[.O12]" table:style-name="ce178">
              <text:p>2.5</text:p>
            </table:table-cell>
            <table:table-cell office:value-type="float" office:value="6.1000000000000005" table:formula="of:=[.P10]-[.P12]" table:style-name="ce178">
              <text:p>6.1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7.7" table:style-name="ce146">
            <text:p>7.7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2.7" table:style-name="ce146">
            <text:p>2.7</text:p>
          </table:table-cell>
          <table:table-cell office:value-type="float" office:value="4.9000000000000004" table:style-name="ce146">
            <text:p>4.9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6" table:style-name="ce146">
            <text:p>6.0</text:p>
          </table:table-cell>
          <table:table-cell office:value-type="float" office:value="6.5" table:style-name="ce146">
            <text:p>6.5</text:p>
          </table:table-cell>
          <table:table-cell office:value-type="float" office:value="11.4" table:style-name="ce146">
            <text:p>11.4</text:p>
          </table:table-cell>
          <table:table-cell office:value-type="float" office:value="19.100000000000001" table:style-name="ce146">
            <text:p>19.1</text:p>
          </table:table-cell>
          <table:table-cell office:value-type="float" office:value="2.5" table:style-name="ce146">
            <text:p>2.5</text:p>
          </table:table-cell>
          <table:table-cell office:value-type="float" office:value="7.8" table:style-name="ce146">
            <text:p>7.8</text:p>
          </table:table-cell>
          <table:table-cell office:value-type="float" office:value="10.4" table:style-name="ce146">
            <text:p>10.4</text:p>
          </table:table-cell>
          <table:table-cell office:value-type="float" office:value="29.4" table:style-name="ce146">
            <text:p>29.4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2.5" table:style-name="ce178">
              <text:p>2.5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9" table:style-name="ce178">
              <text:p>2.9</text:p>
            </table:table-cell>
            <table:table-cell office:value-type="float" office:value="3" table:style-name="ce178">
              <text:p>3.0</text:p>
            </table:table-cell>
            <table:table-cell office:value-type="float" office:value="3.4" table:style-name="ce178">
              <text:p>3.4</text:p>
            </table:table-cell>
            <table:table-cell office:value-type="float" office:value="5.9" table:style-name="ce178">
              <text:p>5.9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9.6" table:style-name="ce178">
              <text:p>9.6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7" table:style-name="ce178">
              <text:p>0.7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7" table:style-name="ce178">
              <text:p>1.7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4.2" table:style-name="ce178">
              <text:p>4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4.5" table:formula="of:=[.C14]-[.C16]-[.C17]" table:style-name="ce178">
              <text:p>4.5</text:p>
            </table:table-cell>
            <table:table-cell office:value-type="float" office:value="1.9000000000000001" table:formula="of:=[.D14]-[.D16]-[.D17]" table:style-name="ce178">
              <text:p>1.9</text:p>
            </table:table-cell>
            <table:table-cell office:value-type="float" office:value="2.2000000000000002" table:formula="of:=[.E14]-[.E16]-[.E17]" table:style-name="ce178">
              <text:p>2.2</text:p>
            </table:table-cell>
            <table:table-cell office:value-type="float" office:value="4.2" table:formula="of:=[.F14]-[.F16]-[.F17]" table:style-name="ce178">
              <text:p>4.2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3" table:formula="of:=[.H14]-[.H16]-[.H17]" table:style-name="ce178">
              <text:p>0.3</text:p>
            </table:table-cell>
            <table:table-cell office:value-type="float" office:value="2" table:formula="of:=[.I14]-[.I16]-[.I17]" table:style-name="ce178">
              <text:p>2.0</text:p>
            </table:table-cell>
            <table:table-cell office:value-type="float" office:value="2.2000000000000002" table:formula="of:=[.J14]-[.J16]-[.J17]" table:style-name="ce178">
              <text:p>2.2</text:p>
            </table:table-cell>
            <table:table-cell office:value-type="float" office:value="6.3" table:formula="of:=[.K14]-[.K16]-[.K17]" table:style-name="ce178">
              <text:p>6.3</text:p>
            </table:table-cell>
            <table:table-cell office:value-type="float" office:value="10.900000000000002" table:formula="of:=[.L14]-[.L16]-[.L17]" table:style-name="ce178">
              <text:p>10.9</text:p>
            </table:table-cell>
            <table:table-cell office:value-type="float" office:value="2.1999999999999997" table:formula="of:=[.M14]-[.M16]-[.M17]" table:style-name="ce178">
              <text:p>2.2</text:p>
            </table:table-cell>
            <table:table-cell office:value-type="float" office:value="2.5" table:formula="of:=[.N14]-[.N16]-[.N17]" table:style-name="ce178">
              <text:p>2.5</text:p>
            </table:table-cell>
            <table:table-cell office:value-type="float" office:value="4.8000000000000007" table:formula="of:=[.O14]-[.O16]-[.O17]" table:style-name="ce178">
              <text:p>4.8</text:p>
            </table:table-cell>
            <table:table-cell office:value-type="float" office:value="15.599999999999998" table:formula="of:=[.P14]-[.P16]-[.P17]" table:style-name="ce178">
              <text:p>15.6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4" table:style-name="ce146">
            <text:p>4.0</text:p>
          </table:table-cell>
          <table:table-cell office:value-type="float" office:value="2.6" table:style-name="ce146">
            <text:p>2.6</text:p>
          </table:table-cell>
          <table:table-cell office:value-type="float" office:value="2.7" table:style-name="ce146">
            <text:p>2.7</text:p>
          </table:table-cell>
          <table:table-cell office:value-type="float" office:value="5.3" table:style-name="ce146">
            <text:p>5.3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3.8" table:style-name="ce146">
            <text:p>3.8</text:p>
          </table:table-cell>
          <table:table-cell office:value-type="float" office:value="4.3" table:style-name="ce146">
            <text:p>4.3</text:p>
          </table:table-cell>
          <table:table-cell office:value-type="float" office:value="9.6" table:style-name="ce146">
            <text:p>9.6</text:p>
          </table:table-cell>
          <table:table-cell office:value-type="float" office:value="13.6" table:style-name="ce146">
            <text:p>13.6</text:p>
          </table:table-cell>
          <table:table-cell office:value-type="float" office:value="2.9" table:style-name="ce146">
            <text:p>2.9</text:p>
          </table:table-cell>
          <table:table-cell office:value-type="float" office:value="5" table:style-name="ce146">
            <text:p>5.0</text:p>
          </table:table-cell>
          <table:table-cell office:value-type="float" office:value="8" table:style-name="ce146">
            <text:p>8.0</text:p>
          </table:table-cell>
          <table:table-cell office:value-type="float" office:value="21.6" table:style-name="ce146">
            <text:p>21.6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3" table:style-name="ce178">
              <text:p>1.3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1.5" table:style-name="ce178">
              <text:p>1.5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5" table:style-name="ce178">
              <text:p>5.0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1.9" table:style-name="ce178">
              <text:p>1.9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1" table:style-name="ce178">
              <text:p>2.1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3.4" table:style-name="ce178">
              <text:p>3.4</text:p>
            </table:table-cell>
            <table:table-cell office:value-type="float" office:value="5.3" table:style-name="ce178">
              <text:p>5.3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2.9" table:style-name="ce178">
              <text:p>2.9</text:p>
            </table:table-cell>
            <table:table-cell office:value-type="float" office:value="8.1999999999999993" table:style-name="ce178">
              <text:p>8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0.80000000000000027" table:formula="of:=[.C19]-[.C21]-[.C22]" table:style-name="ce178">
              <text:p>0.8</text:p>
            </table:table-cell>
            <table:table-cell office:value-type="float" office:value="1.9" table:formula="of:=[.D19]-[.D21]-[.D22]" table:style-name="ce178">
              <text:p>1.9</text:p>
            </table:table-cell>
            <table:table-cell office:value-type="float" office:value="1.7000000000000002" table:formula="of:=[.E19]-[.E21]-[.E22]" table:style-name="ce178">
              <text:p>1.7</text:p>
            </table:table-cell>
            <table:table-cell office:value-type="float" office:value="3.6" table:formula="of:=[.F19]-[.F21]-[.F22]" table:style-name="ce178">
              <text:p>3.6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3" table:formula="of:=[.H19]-[.H21]-[.H22]" table:style-name="ce178">
              <text:p>0.3</text:p>
            </table:table-cell>
            <table:table-cell office:value-type="float" office:value="0.59999999999999964" table:formula="of:=[.I19]-[.I21]-[.I22]" table:style-name="ce178">
              <text:p>0.6</text:p>
            </table:table-cell>
            <table:table-cell office:value-type="float" office:value="0.79999999999999982" table:formula="of:=[.J19]-[.J21]-[.J22]" table:style-name="ce178">
              <text:p>0.8</text:p>
            </table:table-cell>
            <table:table-cell office:value-type="float" office:value="4.4000000000000004" table:formula="of:=[.K19]-[.K21]-[.K22]" table:style-name="ce178">
              <text:p>4.4</text:p>
            </table:table-cell>
            <table:table-cell office:value-type="float" office:value="5.2" table:formula="of:=[.L19]-[.L21]-[.L22]" table:style-name="ce178">
              <text:p>5.2</text:p>
            </table:table-cell>
            <table:table-cell office:value-type="float" office:value="1.9" table:formula="of:=[.M19]-[.M21]-[.M22]" table:style-name="ce178">
              <text:p>1.9</text:p>
            </table:table-cell>
            <table:table-cell office:value-type="float" office:value="1.1000000000000001" table:formula="of:=[.N19]-[.N21]-[.N22]" table:style-name="ce178">
              <text:p>1.1</text:p>
            </table:table-cell>
            <table:table-cell office:value-type="float" office:value="3.1999999999999997" table:formula="of:=[.O19]-[.O21]-[.O22]" table:style-name="ce178">
              <text:p>3.2</text:p>
            </table:table-cell>
            <table:table-cell office:value-type="float" office:value="8.4000000000000021" table:formula="of:=[.P19]-[.P21]-[.P22]" table:style-name="ce178">
              <text:p>8.4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2.8" table:style-name="ce146">
            <text:p>2.8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3.4" table:style-name="ce146">
            <text:p>3.4</text:p>
          </table:table-cell>
          <table:table-cell office:value-type="float" office:value="7.8" table:style-name="ce146">
            <text:p>7.8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2.2999999999999998" table:style-name="ce146">
            <text:p>2.3</text:p>
          </table:table-cell>
          <table:table-cell office:value-type="float" office:value="2.9" table:style-name="ce146">
            <text:p>2.9</text:p>
          </table:table-cell>
          <table:table-cell office:value-type="float" office:value="10.7" table:style-name="ce146">
            <text:p>10.7</text:p>
          </table:table-cell>
          <table:table-cell office:value-type="float" office:value="13.6" table:style-name="ce146">
            <text:p>13.6</text:p>
          </table:table-cell>
          <table:table-cell office:value-type="float" office:value="3.4" table:style-name="ce146">
            <text:p>3.4</text:p>
          </table:table-cell>
          <table:table-cell office:value-type="float" office:value="3.8" table:style-name="ce146">
            <text:p>3.8</text:p>
          </table:table-cell>
          <table:table-cell office:value-type="float" office:value="7.2" table:style-name="ce146">
            <text:p>7.2</text:p>
          </table:table-cell>
          <table:table-cell office:value-type="float" office:value="20.8" table:style-name="ce146">
            <text:p>20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5.6" table:style-name="ce146">
            <text:p>5.6</text:p>
          </table:table-cell>
          <table:table-cell office:value-type="float" office:value="2.6" table:style-name="ce146">
            <text:p>2.6</text:p>
          </table:table-cell>
          <table:table-cell office:value-type="float" office:value="2.6" table:style-name="ce146">
            <text:p>2.6</text:p>
          </table:table-cell>
          <table:table-cell office:value-type="float" office:value="5.3" table:style-name="ce146">
            <text:p>5.3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4.8" table:style-name="ce146">
            <text:p>4.8</text:p>
          </table:table-cell>
          <table:table-cell office:value-type="float" office:value="10" table:style-name="ce146">
            <text:p>10.0</text:p>
          </table:table-cell>
          <table:table-cell office:value-type="float" office:value="15.7" table:style-name="ce146">
            <text:p>15.7</text:p>
          </table:table-cell>
          <table:table-cell office:value-type="float" office:value="3" table:style-name="ce146">
            <text:p>3.0</text:p>
          </table:table-cell>
          <table:table-cell office:value-type="float" office:value="7" table:style-name="ce146">
            <text:p>7.0</text:p>
          </table:table-cell>
          <table:table-cell office:value-type="float" office:value="10.1" table:style-name="ce146">
            <text:p>10.1</text:p>
          </table:table-cell>
          <table:table-cell office:value-type="float" office:value="25.7" table:style-name="ce146">
            <text:p>25.7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5" table:style-name="ce178">
              <text:p>1.5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3" table:style-name="ce178">
              <text:p>3.0</text:p>
            </table:table-cell>
            <table:table-cell office:value-type="float" office:value="4.5" table:style-name="ce178">
              <text:p>4.5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4.7" table:style-name="ce178">
              <text:p>4.7</text:p>
            </table:table-cell>
            <table:table-cell office:value-type="float" office:value="4.9000000000000004" table:style-name="ce178">
              <text:p>4.9</text:p>
            </table:table-cell>
            <table:table-cell office:value-type="float" office:value="9.4" table:style-name="ce178">
              <text:p>9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4.0999999999999996" table:formula="of:=[.C25]-[.C27]" table:style-name="ce178">
              <text:p>4.1</text:p>
            </table:table-cell>
            <table:table-cell office:value-type="float" office:value="2.4" table:formula="of:=[.D25]-[.D27]" table:style-name="ce178">
              <text:p>2.4</text:p>
            </table:table-cell>
            <table:table-cell office:value-type="float" office:value="2.5" table:formula="of:=[.E25]-[.E27]" table:style-name="ce178">
              <text:p>2.5</text:p>
            </table:table-cell>
            <table:table-cell office:value-type="float" office:value="5" table:formula="of:=[.F25]-[.F27]" table:style-name="ce178">
              <text:p>5.0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9999999999999994" table:formula="of:=[.H25]-[.H27]" table:style-name="ce178">
              <text:p>0.5</text:p>
            </table:table-cell>
            <table:table-cell office:value-type="float" office:value="1.4999999999999996" table:formula="of:=[.I25]-[.I27]" table:style-name="ce178">
              <text:p>1.5</text:p>
            </table:table-cell>
            <table:table-cell office:value-type="float" office:value="2" table:formula="of:=[.J25]-[.J27]" table:style-name="ce178">
              <text:p>2.0</text:p>
            </table:table-cell>
            <table:table-cell office:value-type="float" office:value="7" table:formula="of:=[.K25]-[.K27]" table:style-name="ce178">
              <text:p>7.0</text:p>
            </table:table-cell>
            <table:table-cell office:value-type="float" office:value="11.2" table:formula="of:=[.L25]-[.L27]" table:style-name="ce178">
              <text:p>11.2</text:p>
            </table:table-cell>
            <table:table-cell office:value-type="float" office:value="2.8" table:formula="of:=[.M25]-[.M27]" table:style-name="ce178">
              <text:p>2.8</text:p>
            </table:table-cell>
            <table:table-cell office:value-type="float" office:value="2.2999999999999998" table:formula="of:=[.N25]-[.N27]" table:style-name="ce178">
              <text:p>2.3</text:p>
            </table:table-cell>
            <table:table-cell office:value-type="float" office:value="5.1999999999999993" table:formula="of:=[.O25]-[.O27]" table:style-name="ce178">
              <text:p>5.2</text:p>
            </table:table-cell>
            <table:table-cell office:value-type="float" office:value="16.299999999999997" table:formula="of:=[.P25]-[.P27]" table:style-name="ce178">
              <text:p>16.3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4.0999999999999996" table:style-name="ce146">
            <text:p>4.1</text:p>
          </table:table-cell>
          <table:table-cell office:value-type="float" office:value="5.5" table:style-name="ce146">
            <text:p>5.5</text:p>
          </table:table-cell>
          <table:table-cell office:value-type="float" office:value="4.8" table:style-name="ce146">
            <text:p>4.8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2.9" table:style-name="ce146">
            <text:p>2.9</text:p>
          </table:table-cell>
          <table:table-cell office:value-type="float" office:value="3.3" table:style-name="ce146">
            <text:p>3.3</text:p>
          </table:table-cell>
          <table:table-cell office:value-type="float" office:value="13.6" table:style-name="ce146">
            <text:p>13.6</text:p>
          </table:table-cell>
          <table:table-cell office:value-type="float" office:value="17.7" table:style-name="ce146">
            <text:p>17.7</text:p>
          </table:table-cell>
          <table:table-cell office:value-type="float" office:value="5.7" table:style-name="ce146">
            <text:p>5.7</text:p>
          </table:table-cell>
          <table:table-cell office:value-type="float" office:value="5.6" table:style-name="ce146">
            <text:p>5.6</text:p>
          </table:table-cell>
          <table:table-cell office:value-type="float" office:value="11.3" table:style-name="ce146">
            <text:p>11.3</text:p>
          </table:table-cell>
          <table:table-cell office:value-type="float" office:value="29" table:style-name="ce146">
            <text:p>29.0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3" table:style-name="ce146">
            <text:p>1.3</text:p>
          </table:table-cell>
          <table:table-cell office:value-type="float" office:value="0.2" table:style-name="ce146">
            <text:p>0.2</text:p>
          </table:table-cell>
          <table:table-cell office:value-type="float" office:value="0.2" table:style-name="ce146">
            <text:p>0.2</text:p>
          </table:table-cell>
          <table:table-cell office:value-type="float" office:value="0.3" table:style-name="ce146">
            <text:p>0.3</text:p>
          </table:table-cell>
          <table:table-cell office:value-type="float" office:value="0" table:style-name="ce146">
            <text:p>0.0</text:p>
          </table:table-cell>
          <table:table-cell office:value-type="float" office:value="3.8" table:style-name="ce146">
            <text:p>3.8</text:p>
          </table:table-cell>
          <table:table-cell office:value-type="float" office:value="7" table:style-name="ce146">
            <text:p>7.0</text:p>
          </table:table-cell>
          <table:table-cell office:value-type="float" office:value="10.8" table:style-name="ce146">
            <text:p>10.8</text:p>
          </table:table-cell>
          <table:table-cell office:value-type="float" office:value="11.1" table:style-name="ce146">
            <text:p>11.1</text:p>
          </table:table-cell>
          <table:table-cell office:value-type="float" office:value="12.4" table:style-name="ce146">
            <text:p>12.4</text:p>
          </table:table-cell>
          <table:table-cell office:value-type="float" office:value="0.1" table:style-name="ce146">
            <text:p>0.1</text:p>
          </table:table-cell>
          <table:table-cell office:value-type="float" office:value="6.9" table:style-name="ce146">
            <text:p>6.9</text:p>
          </table:table-cell>
          <table:table-cell office:value-type="float" office:value="6.9" table:style-name="ce146">
            <text:p>6.9</text:p>
          </table:table-cell>
          <table:table-cell office:value-type="float" office:value="19.3" table:style-name="ce146">
            <text:p>19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10.3" table:style-name="ce146">
            <text:p>10.3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7.6" table:style-name="ce146">
            <text:p>7.6</text:p>
          </table:table-cell>
          <table:table-cell office:value-type="float" office:value="12.7" table:style-name="ce146">
            <text:p>12.7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6" table:style-name="ce146">
            <text:p>5.6</text:p>
          </table:table-cell>
          <table:table-cell office:value-type="float" office:value="6.1" table:style-name="ce146">
            <text:p>6.1</text:p>
          </table:table-cell>
          <table:table-cell office:value-type="float" office:value="18.8" table:style-name="ce146">
            <text:p>18.8</text:p>
          </table:table-cell>
          <table:table-cell office:value-type="float" office:value="29" table:style-name="ce146">
            <text:p>29.0</text:p>
          </table:table-cell>
          <table:table-cell office:value-type="float" office:value="6.4" table:style-name="ce146">
            <text:p>6.4</text:p>
          </table:table-cell>
          <table:table-cell office:value-type="float" office:value="9.5" table:style-name="ce146">
            <text:p>9.5</text:p>
          </table:table-cell>
          <table:table-cell office:value-type="float" office:value="15.8" table:style-name="ce146">
            <text:p>15.8</text:p>
          </table:table-cell>
          <table:table-cell office:value-type="float" office:value="44.9" table:style-name="ce146">
            <text:p>44.9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3.6" table:style-name="ce146">
            <text:p>3.6</text:p>
          </table:table-cell>
          <table:table-cell office:value-type="float" office:value="3.4" table:style-name="ce146">
            <text:p>3.4</text:p>
          </table:table-cell>
          <table:table-cell office:value-type="float" office:value="5.3" table:style-name="ce146">
            <text:p>5.3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7" table:style-name="ce146">
            <text:p>2.7</text:p>
          </table:table-cell>
          <table:table-cell office:value-type="float" office:value="2.9" table:style-name="ce146">
            <text:p>2.9</text:p>
          </table:table-cell>
          <table:table-cell office:value-type="float" office:value="11.6" table:style-name="ce146">
            <text:p>11.6</text:p>
          </table:table-cell>
          <table:table-cell office:value-type="float" office:value="15.2" table:style-name="ce146">
            <text:p>15.2</text:p>
          </table:table-cell>
          <table:table-cell office:value-type="float" office:value="4.7" table:style-name="ce146">
            <text:p>4.7</text:p>
          </table:table-cell>
          <table:table-cell office:value-type="float" office:value="4.5" table:style-name="ce146">
            <text:p>4.5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24.5" table:style-name="ce146">
            <text:p>24.5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40" table:style-name="ce146">
            <text:p>40.0</text:p>
          </table:table-cell>
          <table:table-cell office:value-type="float" office:value="27.5" table:style-name="ce146">
            <text:p>27.5</text:p>
          </table:table-cell>
          <table:table-cell office:value-type="float" office:value="30.8" table:style-name="ce146">
            <text:p>30.8</text:p>
          </table:table-cell>
          <table:table-cell office:value-type="float" office:value="58.3" table:style-name="ce146">
            <text:p>58.3</text:p>
          </table:table-cell>
          <table:table-cell office:value-type="float" office:value="0" table:style-name="ce146">
            <text:p>0.0</text:p>
          </table:table-cell>
          <table:table-cell office:value-type="float" office:value="7.8" table:style-name="ce146">
            <text:p>7.8</text:p>
          </table:table-cell>
          <table:table-cell office:value-type="float" office:value="36" table:style-name="ce146">
            <text:p>36.0</text:p>
          </table:table-cell>
          <table:table-cell office:value-type="float" office:value="43.7" table:style-name="ce146">
            <text:p>43.7</text:p>
          </table:table-cell>
          <table:table-cell office:value-type="float" office:value="102" table:style-name="ce146">
            <text:p>102.0</text:p>
          </table:table-cell>
          <table:table-cell office:value-type="float" office:value="142" table:style-name="ce146">
            <text:p>142.0</text:p>
          </table:table-cell>
          <table:table-cell office:value-type="float" office:value="29.8" table:style-name="ce146">
            <text:p>29.8</text:p>
          </table:table-cell>
          <table:table-cell office:value-type="float" office:value="53.8" table:style-name="ce146">
            <text:p>53.8</text:p>
          </table:table-cell>
          <table:table-cell office:value-type="float" office:value="83.6" table:style-name="ce146">
            <text:p>83.6</text:p>
          </table:table-cell>
          <table:table-cell office:value-type="float" office:value="225.7" table:style-name="ce146">
            <text:p>225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4" table:style-name="ce146">
            <text:p>1.4</text:p>
          </table:table-cell>
          <table:table-cell office:value-type="float" office:value="2.9" table:style-name="ce146">
            <text:p>2.9</text:p>
          </table:table-cell>
          <table:table-cell office:value-type="float" office:value="2.5" table:style-name="ce146">
            <text:p>2.5</text:p>
          </table:table-cell>
          <table:table-cell office:value-type="float" office:value="5.4" table:style-name="ce146">
            <text:p>5.4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7" table:style-name="ce146">
            <text:p>1.7</text:p>
          </table:table-cell>
          <table:table-cell office:value-type="float" office:value="1.9" table:style-name="ce146">
            <text:p>1.9</text:p>
          </table:table-cell>
          <table:table-cell office:value-type="float" office:value="7.3" table:style-name="ce146">
            <text:p>7.3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2.6" table:style-name="ce146">
            <text:p>2.6</text:p>
          </table:table-cell>
          <table:table-cell office:value-type="float" office:value="2.8" table:style-name="ce146">
            <text:p>2.8</text:p>
          </table:table-cell>
          <table:table-cell office:value-type="float" office:value="5.4" table:style-name="ce146">
            <text:p>5.4</text:p>
          </table:table-cell>
          <table:table-cell office:value-type="float" office:value="14.1" table:style-name="ce146">
            <text:p>14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2.6" table:style-name="ce146">
            <text:p>2.6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4.0999999999999996" table:style-name="ce146">
            <text:p>4.1</text:p>
          </table:table-cell>
          <table:table-cell office:value-type="float" office:value="8.6999999999999993" table:style-name="ce146">
            <text:p>8.7</text:p>
          </table:table-cell>
          <table:table-cell office:value-type="float" office:value="0" table:style-name="ce146">
            <text:p>0.0</text:p>
          </table:table-cell>
          <table:table-cell office:value-type="float" office:value="0.6" table:style-name="ce146">
            <text:p>0.6</text:p>
          </table:table-cell>
          <table:table-cell office:value-type="float" office:value="2.6" table:style-name="ce146">
            <text:p>2.6</text:p>
          </table:table-cell>
          <table:table-cell office:value-type="float" office:value="3.1" table:style-name="ce146">
            <text:p>3.1</text:p>
          </table:table-cell>
          <table:table-cell office:value-type="float" office:value="11.9" table:style-name="ce146">
            <text:p>11.9</text:p>
          </table:table-cell>
          <table:table-cell office:value-type="float" office:value="14.4" table:style-name="ce146">
            <text:p>14.4</text:p>
          </table:table-cell>
          <table:table-cell office:value-type="float" office:value="3.4" table:style-name="ce146">
            <text:p>3.4</text:p>
          </table:table-cell>
          <table:table-cell office:value-type="float" office:value="4.4000000000000004" table:style-name="ce146">
            <text:p>4.4</text:p>
          </table:table-cell>
          <table:table-cell office:value-type="float" office:value="7.8" table:style-name="ce146">
            <text:p>7.8</text:p>
          </table:table-cell>
          <table:table-cell office:value-type="float" office:value="22.2" table:style-name="ce146">
            <text:p>22.2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44" table:style-name="ce177">
            <text:p>44.0</text:p>
          </table:table-cell>
          <table:table-cell office:value-type="float" office:value="35.1" table:style-name="ce177">
            <text:p>35.1</text:p>
          </table:table-cell>
          <table:table-cell office:value-type="float" office:value="37.299999999999997" table:style-name="ce177">
            <text:p>37.3</text:p>
          </table:table-cell>
          <table:table-cell office:value-type="float" office:value="72.400000000000006" table:style-name="ce177">
            <text:p>72.4</text:p>
          </table:table-cell>
          <table:table-cell office:value-type="float" office:value="0" table:style-name="ce177">
            <text:p>0.0</text:p>
          </table:table-cell>
          <table:table-cell office:value-type="float" office:value="8.6" table:style-name="ce177">
            <text:p>8.6</text:p>
          </table:table-cell>
          <table:table-cell office:value-type="float" office:value="40.200000000000003" table:style-name="ce177">
            <text:p>40.2</text:p>
          </table:table-cell>
          <table:table-cell office:value-type="float" office:value="48.8" table:style-name="ce177">
            <text:p>48.8</text:p>
          </table:table-cell>
          <table:table-cell office:value-type="float" office:value="121.2" table:style-name="ce177">
            <text:p>121.2</text:p>
          </table:table-cell>
          <table:table-cell office:value-type="float" office:value="165.2" table:style-name="ce177">
            <text:p>165.2</text:p>
          </table:table-cell>
          <table:table-cell office:value-type="float" office:value="35.799999999999997" table:style-name="ce177">
            <text:p>35.8</text:p>
          </table:table-cell>
          <table:table-cell office:value-type="float" office:value="61" table:style-name="ce177">
            <text:p>61.0</text:p>
          </table:table-cell>
          <table:table-cell office:value-type="float" office:value="96.8" table:style-name="ce177">
            <text:p>96.8</text:p>
          </table:table-cell>
          <table:table-cell office:value-type="float" office:value="261.89999999999998" table:style-name="ce177">
            <text:p>261.9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1994).$A$1:TRA0103_(1994).$P$43" table:base-cell-address="TRA0103_(1994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TRA0103_(1993)" table:style-name="ta3">
        <table:table-column table:style-name="co1" table:default-cell-style-name="ce121"/>
        <table:table-column table:style-name="co4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3" table:number-columns-repeated="9" table:default-cell-style-name="ce121"/>
        <table:table-column table:style-name="co5" table:number-columns-repeated="16368" table:default-cell-style-name="ce121"/>
        <table:table-row table:style-name="ro1">
          <table:table-cell office:value-type="string" table:style-name="ce176">
            <text:p>Department for Transport statistics</text:p>
          </table:table-cell>
          <table:table-cell table:style-name="ce176"/>
          <table:table-cell table:number-columns-repeated="16382" table:style-name="ce169"/>
        </table:table-row>
        <table:table-row table:style-name="ro14">
          <table:table-cell office:value-type="string" table:style-name="ce175">
            <text:p><text:a xlink:href="http://www.dft.gov.uk/pgr/statistics/datatablespublications/roads/traffic">Road Traffic and Speeds (http://www.dft.gov.uk/pgr/statistics/datatablespublications/roads/traffic)</text:a></text:p>
          </table:table-cell>
          <table:table-cell table:style-name="ce174"/>
          <table:table-cell table:number-columns-repeated="7" table:style-name="ce121"/>
          <table:table-cell table:style-name="ce173"/>
          <table:table-cell table:number-columns-repeated="6" table:style-name="ce121"/>
          <table:table-cell table:number-columns-repeated="16368" table:style-name="ce68"/>
        </table:table-row>
        <table:table-row table:style-name="ro3">
          <table:table-cell office:value-type="string" table:style-name="ce172">
            <text:p>Table TRA0103</text:p>
          </table:table-cell>
          <table:table-cell table:style-name="ce172"/>
          <table:table-cell table:number-columns-repeated="16382" table:style-name="ce169"/>
        </table:table-row>
        <table:table-row table:style-name="ro4">
          <table:table-cell office:value-type="string" table:style-name="ce172">
            <text:p>Motor vehicle traffic (vehicle miles) by road class and region and country in Great Britain, annual 1993</text:p>
          </table:table-cell>
          <table:table-cell table:style-name="ce172"/>
          <table:table-cell table:number-columns-repeated="8" table:style-name="ce170"/>
          <table:table-cell table:style-name="ce171"/>
          <table:table-cell table:number-columns-repeated="5" table:style-name="ce170"/>
          <table:table-cell table:number-columns-repeated="16368" table:style-name="ce169"/>
        </table:table-row>
        <table:table-row table:style-name="ro5">
          <table:table-cell table:number-columns-repeated="5" table:style-name="ce168"/>
          <table:table-cell table:number-columns-repeated="10" table:style-name="ce167"/>
          <table:table-cell office:value-type="string" table:style-name="ce166">
            <text:p>Billion vehicle miles</text:p>
          </table:table-cell>
          <table:table-cell table:number-columns-repeated="16368" table:style-name="ce68"/>
        </table:table-row>
        <table:table-row table:style-name="ro4">
          <table:table-cell table:number-columns-repeated="2" table:style-name="ce162"/>
          <table:table-cell office:value-type="string" table:number-columns-spanned="10" table:number-rows-spanned="1" table:style-name="ce165">
            <text:p>Major roads</text:p>
          </table:table-cell>
          <table:covered-table-cell table:number-columns-repeated="9"/>
          <table:table-cell table:number-columns-repeated="2" table:style-name="ce164"/>
          <table:table-cell table:style-name="ce163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8" table:number-rows-spanned="1" table:style-name="ce161">
            <text:p>'A' roads</text:p>
          </table:table-cell>
          <table:covered-table-cell table:number-columns-repeated="7"/>
          <table:table-cell table:number-columns-repeated="4" table:style-name="ce121"/>
          <table:table-cell table:style-name="ce158"/>
          <table:table-cell table:number-columns-repeated="16368" table:style-name="ce68"/>
        </table:table-row>
        <table:table-row table:style-name="ro4">
          <table:table-cell table:number-columns-repeated="3" table:style-name="ce162"/>
          <table:table-cell office:value-type="string" table:number-columns-spanned="3" table:number-rows-spanned="1" table:style-name="ce161">
            <text:p>Rural</text:p>
          </table:table-cell>
          <table:covered-table-cell table:number-columns-repeated="2"/>
          <table:table-cell table:style-name="ce160"/>
          <table:table-cell office:value-type="string" table:number-columns-spanned="3" table:number-rows-spanned="1" table:style-name="ce161">
            <text:p>Urban</text:p>
          </table:table-cell>
          <table:covered-table-cell table:number-columns-repeated="2"/>
          <table:table-cell table:style-name="ce160"/>
          <table:table-cell table:style-name="ce121"/>
          <table:table-cell office:value-type="string" table:number-columns-spanned="3" table:number-rows-spanned="1" table:style-name="ce159">
            <text:p>Minor roads</text:p>
          </table:table-cell>
          <table:covered-table-cell table:number-columns-repeated="2"/>
          <table:table-cell table:style-name="ce158"/>
          <table:table-cell table:number-columns-repeated="16368" table:style-name="ce68"/>
        </table:table-row>
        <table:table-row table:style-name="ro6">
          <table:table-cell table:number-columns-repeated="2" table:style-name="ce157"/>
          <table:table-cell office:value-type="string" table:style-name="ce156">
            <text:p>Motorway<text:s/><text:span text:style-name="T2">1</text:span></text:p>
          </table:table-cell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table:style-name="ce156"/>
          <table:table-cell office:value-type="string" table:style-name="ce156">
            <text:p>Trunk</text:p>
          </table:table-cell>
          <table:table-cell office:value-type="string" table:style-name="ce156">
            <text:p>Principal</text:p>
          </table:table-cell>
          <table:table-cell office:value-type="string" table:style-name="ce156">
            <text:p>Total</text:p>
          </table:table-cell>
          <table:table-cell office:value-type="string" table:style-name="ce156">
            <text:p>All 'A' roads</text:p>
          </table:table-cell>
          <table:table-cell office:value-type="string" table:style-name="ce156">
            <text:p>All major roads</text:p>
          </table:table-cell>
          <table:table-cell office:value-type="string" table:style-name="ce156">
            <text:p>Rural</text:p>
          </table:table-cell>
          <table:table-cell office:value-type="string" table:style-name="ce156">
            <text:p>Urban</text:p>
          </table:table-cell>
          <table:table-cell office:value-type="string" table:style-name="ce156">
            <text:p>All minor roads</text:p>
          </table:table-cell>
          <table:table-cell office:value-type="string" table:style-name="ce156">
            <text:p>All roads</text:p>
          </table:table-cell>
          <table:table-cell table:number-columns-repeated="16368" table:style-name="ce68"/>
        </table:table-row>
        <table:table-row table:style-name="ro7">
          <table:table-cell office:value-type="string" table:style-name="ce148">
            <text:p>North East<text:s/><text:span text:style-name="T2">2</text:span></text:p>
          </table:table-cell>
          <table:table-cell table:style-name="ce150"/>
          <table:table-cell office:value-type="float" office:value="0.5" table:style-name="ce146">
            <text:p>0.5</text:p>
          </table:table-cell>
          <table:table-cell office:value-type="float" office:value="1.5" table:style-name="ce146">
            <text:p>1.5</text:p>
          </table:table-cell>
          <table:table-cell office:value-type="float" office:value="1.5" table:style-name="ce146">
            <text:p>1.5</text:p>
          </table:table-cell>
          <table:table-cell office:value-type="float" office:value="3" table:style-name="ce146">
            <text:p>3.0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1.6" table:style-name="ce146">
            <text:p>1.6</text:p>
          </table:table-cell>
          <table:table-cell office:value-type="float" office:value="2.1" table:style-name="ce146">
            <text:p>2.1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5.6" table:style-name="ce146">
            <text:p>5.6</text:p>
          </table:table-cell>
          <table:table-cell office:value-type="float" office:value="1" table:style-name="ce146">
            <text:p>1.0</text:p>
          </table:table-cell>
          <table:table-cell office:value-type="float" office:value="3.7" table:style-name="ce146">
            <text:p>3.7</text:p>
          </table:table-cell>
          <table:table-cell office:value-type="float" office:value="4.7" table:style-name="ce146">
            <text:p>4.7</text:p>
          </table:table-cell>
          <table:table-cell office:value-type="float" office:value="10.3" table:style-name="ce146">
            <text:p>10.3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Tyne and Wear FMC</text:p>
            </table:table-cell>
            <table:table-cell table:style-name="ce155"/>
            <table:table-cell office:value-type="float" office:value="0.1" table:style-name="ce178">
              <text:p>0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7" table:style-name="ce178">
              <text:p>0.7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9" table:style-name="ce178">
              <text:p>0.9</text:p>
            </table:table-cell>
            <table:table-cell office:value-type="float" office:value="1.2" table:style-name="ce178">
              <text:p>1.2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2" table:style-name="ce178">
              <text:p>2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2000000000000002" table:style-name="ce178">
              <text:p>2.2</text:p>
            </table:table-cell>
            <table:table-cell office:value-type="float" office:value="4.2" table:style-name="ce178">
              <text:p>4.2</text:p>
            </table:table-cell>
            <table:table-cell table:number-columns-repeated="16368" table:style-name="ce154"/>
          </table:table-row>
          <table:table-row table:style-name="ro8">
            <table:table-cell office:value-type="string" table:style-name="ce153">
              <text:p><text:s text:c="2"/>Rest of North East</text:p>
            </table:table-cell>
            <table:table-cell table:style-name="ce155"/>
            <table:table-cell office:value-type="float" office:value="0.4" table:formula="of:=[.C10]-[.C12]" table:style-name="ce178">
              <text:p>0.4</text:p>
            </table:table-cell>
            <table:table-cell office:value-type="float" office:value="1.1000000000000001" table:formula="of:=[.D10]-[.D12]" table:style-name="ce178">
              <text:p>1.1</text:p>
            </table:table-cell>
            <table:table-cell office:value-type="float" office:value="1.2" table:formula="of:=[.E10]-[.E12]" table:style-name="ce178">
              <text:p>1.2</text:p>
            </table:table-cell>
            <table:table-cell office:value-type="float" office:value="2.2999999999999998" table:formula="of:=[.F10]-[.F12]" table:style-name="ce178">
              <text:p>2.3</text:p>
            </table:table-cell>
            <table:table-cell office:value-type="float" office:value="0" table:formula="of:=[.G10]-[.G12]" table:style-name="ce178">
              <text:p>0.0</text:p>
            </table:table-cell>
            <table:table-cell office:value-type="float" office:value="0.2" table:formula="of:=[.H10]-[.H12]" table:style-name="ce178">
              <text:p>0.2</text:p>
            </table:table-cell>
            <table:table-cell office:value-type="float" office:value="0.70000000000000007" table:formula="of:=[.I10]-[.I12]" table:style-name="ce178">
              <text:p>0.7</text:p>
            </table:table-cell>
            <table:table-cell office:value-type="float" office:value="0.90000000000000013" table:formula="of:=[.J10]-[.J12]" table:style-name="ce178">
              <text:p>0.9</text:p>
            </table:table-cell>
            <table:table-cell office:value-type="float" office:value="3.1999999999999997" table:formula="of:=[.K10]-[.K12]" table:style-name="ce178">
              <text:p>3.2</text:p>
            </table:table-cell>
            <table:table-cell office:value-type="float" office:value="3.5999999999999996" table:formula="of:=[.L10]-[.L12]" table:style-name="ce178">
              <text:p>3.6</text:p>
            </table:table-cell>
            <table:table-cell office:value-type="float" office:value="0.8" table:formula="of:=[.M10]-[.M12]" table:style-name="ce178">
              <text:p>0.8</text:p>
            </table:table-cell>
            <table:table-cell office:value-type="float" office:value="1.7000000000000002" table:formula="of:=[.N10]-[.N12]" table:style-name="ce178">
              <text:p>1.7</text:p>
            </table:table-cell>
            <table:table-cell office:value-type="float" office:value="2.5" table:formula="of:=[.O10]-[.O12]" table:style-name="ce178">
              <text:p>2.5</text:p>
            </table:table-cell>
            <table:table-cell office:value-type="float" office:value="6.1000000000000005" table:formula="of:=[.P10]-[.P12]" table:style-name="ce178">
              <text:p>6.1</text:p>
            </table:table-cell>
            <table:table-cell table:number-columns-repeated="16368" table:style-name="ce154"/>
          </table:table-row>
        </table:table-row-group>
        <table:table-row table:style-name="ro9">
          <table:table-cell office:value-type="string" table:style-name="ce148">
            <text:p>North West<text:span text:style-name="T2"><text:s/>2</text:span></text:p>
          </table:table-cell>
          <table:table-cell table:style-name="ce150"/>
          <table:table-cell office:value-type="float" office:value="7.5" table:style-name="ce146">
            <text:p>7.5</text:p>
          </table:table-cell>
          <table:table-cell office:value-type="float" office:value="2.1" table:style-name="ce146">
            <text:p>2.1</text:p>
          </table:table-cell>
          <table:table-cell office:value-type="float" office:value="2.6" table:style-name="ce146">
            <text:p>2.6</text:p>
          </table:table-cell>
          <table:table-cell office:value-type="float" office:value="4.8" table:style-name="ce146">
            <text:p>4.8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9" table:style-name="ce146">
            <text:p>5.9</text:p>
          </table:table-cell>
          <table:table-cell office:value-type="float" office:value="6.4" table:style-name="ce146">
            <text:p>6.4</text:p>
          </table:table-cell>
          <table:table-cell office:value-type="float" office:value="11.2" table:style-name="ce146">
            <text:p>11.2</text:p>
          </table:table-cell>
          <table:table-cell office:value-type="float" office:value="18.7" table:style-name="ce146">
            <text:p>18.7</text:p>
          </table:table-cell>
          <table:table-cell office:value-type="float" office:value="2.4" table:style-name="ce146">
            <text:p>2.4</text:p>
          </table:table-cell>
          <table:table-cell office:value-type="float" office:value="7.8" table:style-name="ce146">
            <text:p>7.8</text:p>
          </table:table-cell>
          <table:table-cell office:value-type="float" office:value="10.199999999999999" table:style-name="ce146">
            <text:p>10.2</text:p>
          </table:table-cell>
          <table:table-cell office:value-type="float" office:value="28.9" table:style-name="ce146">
            <text:p>28.9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Greater Manchester FMC</text:p>
            </table:table-cell>
            <table:table-cell table:style-name="ce150"/>
            <table:table-cell office:value-type="float" office:value="2.5" table:style-name="ce178">
              <text:p>2.5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2.8" table:style-name="ce178">
              <text:p>2.8</text:p>
            </table:table-cell>
            <table:table-cell office:value-type="float" office:value="2.9" table:style-name="ce178">
              <text:p>2.9</text:p>
            </table:table-cell>
            <table:table-cell office:value-type="float" office:value="3.3" table:style-name="ce178">
              <text:p>3.3</text:p>
            </table:table-cell>
            <table:table-cell office:value-type="float" office:value="5.8" table:style-name="ce178">
              <text:p>5.8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3.5" table:style-name="ce178">
              <text:p>3.5</text:p>
            </table:table-cell>
            <table:table-cell office:value-type="float" office:value="3.7" table:style-name="ce178">
              <text:p>3.7</text:p>
            </table:table-cell>
            <table:table-cell office:value-type="float" office:value="9.4" table:style-name="ce178">
              <text:p>9.4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Merseyside FMC</text:p>
            </table:table-cell>
            <table:table-cell table:style-name="ce150"/>
            <table:table-cell office:value-type="float" office:value="0.6" table:style-name="ce178">
              <text:p>0.6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3" table:style-name="ce178">
              <text:p>1.3</text:p>
            </table:table-cell>
            <table:table-cell office:value-type="float" office:value="1.6" table:style-name="ce178">
              <text:p>1.6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4.2" table:style-name="ce178">
              <text:p>4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North West</text:p>
            </table:table-cell>
            <table:table-cell table:style-name="ce150"/>
            <table:table-cell office:value-type="float" office:value="4.4000000000000004" table:formula="of:=[.C14]-[.C16]-[.C17]" table:style-name="ce178">
              <text:p>4.4</text:p>
            </table:table-cell>
            <table:table-cell office:value-type="float" office:value="1.8" table:formula="of:=[.D14]-[.D16]-[.D17]" table:style-name="ce178">
              <text:p>1.8</text:p>
            </table:table-cell>
            <table:table-cell office:value-type="float" office:value="2.1" table:formula="of:=[.E14]-[.E16]-[.E17]" table:style-name="ce178">
              <text:p>2.1</text:p>
            </table:table-cell>
            <table:table-cell office:value-type="float" office:value="4.0999999999999996" table:formula="of:=[.F14]-[.F16]-[.F17]" table:style-name="ce178">
              <text:p>4.1</text:p>
            </table:table-cell>
            <table:table-cell office:value-type="float" office:value="0" table:formula="of:=[.G14]-[.G16]-[.G17]" table:style-name="ce178">
              <text:p>0.0</text:p>
            </table:table-cell>
            <table:table-cell office:value-type="float" office:value="0.2" table:formula="of:=[.H14]-[.H16]-[.H17]" table:style-name="ce178">
              <text:p>0.2</text:p>
            </table:table-cell>
            <table:table-cell office:value-type="float" office:value="2.0000000000000004" table:formula="of:=[.I14]-[.I16]-[.I17]" table:style-name="ce178">
              <text:p>2.0</text:p>
            </table:table-cell>
            <table:table-cell office:value-type="float" office:value="2.2000000000000002" table:formula="of:=[.J14]-[.J16]-[.J17]" table:style-name="ce178">
              <text:p>2.2</text:p>
            </table:table-cell>
            <table:table-cell office:value-type="float" office:value="6.2999999999999989" table:formula="of:=[.K14]-[.K16]-[.K17]" table:style-name="ce178">
              <text:p>6.3</text:p>
            </table:table-cell>
            <table:table-cell office:value-type="float" office:value="10.599999999999998" table:formula="of:=[.L14]-[.L16]-[.L17]" table:style-name="ce178">
              <text:p>10.6</text:p>
            </table:table-cell>
            <table:table-cell office:value-type="float" office:value="2.0999999999999996" table:formula="of:=[.M14]-[.M16]-[.M17]" table:style-name="ce178">
              <text:p>2.1</text:p>
            </table:table-cell>
            <table:table-cell office:value-type="float" office:value="2.5" table:formula="of:=[.N14]-[.N16]-[.N17]" table:style-name="ce178">
              <text:p>2.5</text:p>
            </table:table-cell>
            <table:table-cell office:value-type="float" office:value="4.5999999999999996" table:formula="of:=[.O14]-[.O16]-[.O17]" table:style-name="ce178">
              <text:p>4.6</text:p>
            </table:table-cell>
            <table:table-cell office:value-type="float" office:value="15.3" table:formula="of:=[.P14]-[.P16]-[.P17]" table:style-name="ce178">
              <text:p>15.3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Yorkshire and the Humber<text:span text:style-name="T2"><text:s/>2</text:span></text:p>
          </table:table-cell>
          <table:table-cell table:style-name="ce150"/>
          <table:table-cell office:value-type="float" office:value="3.9" table:style-name="ce146">
            <text:p>3.9</text:p>
          </table:table-cell>
          <table:table-cell office:value-type="float" office:value="2.5" table:style-name="ce146">
            <text:p>2.5</text:p>
          </table:table-cell>
          <table:table-cell office:value-type="float" office:value="2.6" table:style-name="ce146">
            <text:p>2.6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3.8" table:style-name="ce146">
            <text:p>3.8</text:p>
          </table:table-cell>
          <table:table-cell office:value-type="float" office:value="4.2" table:style-name="ce146">
            <text:p>4.2</text:p>
          </table:table-cell>
          <table:table-cell office:value-type="float" office:value="9.3000000000000007" table:style-name="ce146">
            <text:p>9.3</text:p>
          </table:table-cell>
          <table:table-cell office:value-type="float" office:value="13.3" table:style-name="ce146">
            <text:p>13.3</text:p>
          </table:table-cell>
          <table:table-cell office:value-type="float" office:value="2.9" table:style-name="ce146">
            <text:p>2.9</text:p>
          </table:table-cell>
          <table:table-cell office:value-type="float" office:value="5" table:style-name="ce146">
            <text:p>5.0</text:p>
          </table:table-cell>
          <table:table-cell office:value-type="float" office:value="7.8" table:style-name="ce146">
            <text:p>7.8</text:p>
          </table:table-cell>
          <table:table-cell office:value-type="float" office:value="21.1" table:style-name="ce146">
            <text:p>21.1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South Yorkshire FMC</text:p>
            </table:table-cell>
            <table:table-cell table:style-name="ce150"/>
            <table:table-cell office:value-type="float" office:value="1.3" table:style-name="ce178">
              <text:p>1.3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0" table:style-name="ce178">
              <text:p>0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1000000000000001" table:style-name="ce178">
              <text:p>1.1</text:p>
            </table:table-cell>
            <table:table-cell office:value-type="float" office:value="1.8" table:style-name="ce178">
              <text:p>1.8</text:p>
            </table:table-cell>
            <table:table-cell office:value-type="float" office:value="3.1" table:style-name="ce178">
              <text:p>3.1</text:p>
            </table:table-cell>
            <table:table-cell office:value-type="float" office:value="0.4" table:style-name="ce178">
              <text:p>0.4</text:p>
            </table:table-cell>
            <table:table-cell office:value-type="float" office:value="1.5" table:style-name="ce178">
              <text:p>1.5</text:p>
            </table:table-cell>
            <table:table-cell office:value-type="float" office:value="1.9" table:style-name="ce178">
              <text:p>1.9</text:p>
            </table:table-cell>
            <table:table-cell office:value-type="float" office:value="4.9000000000000004" table:style-name="ce178">
              <text:p>4.9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Yorkshire FMC</text:p>
            </table:table-cell>
            <table:table-cell table:style-name="ce150"/>
            <table:table-cell office:value-type="float" office:value="1.8" table:style-name="ce178">
              <text:p>1.8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0.6" table:style-name="ce178">
              <text:p>0.6</text:p>
            </table:table-cell>
            <table:table-cell office:value-type="float" office:value="1" table:style-name="ce178">
              <text:p>1.0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" table:style-name="ce178">
              <text:p>2.0</text:p>
            </table:table-cell>
            <table:table-cell office:value-type="float" office:value="2.2999999999999998" table:style-name="ce178">
              <text:p>2.3</text:p>
            </table:table-cell>
            <table:table-cell office:value-type="float" office:value="3.3" table:style-name="ce178">
              <text:p>3.3</text:p>
            </table:table-cell>
            <table:table-cell office:value-type="float" office:value="5.2" table:style-name="ce178">
              <text:p>5.2</text:p>
            </table:table-cell>
            <table:table-cell office:value-type="float" office:value="0.5" table:style-name="ce178">
              <text:p>0.5</text:p>
            </table:table-cell>
            <table:table-cell office:value-type="float" office:value="2.4" table:style-name="ce178">
              <text:p>2.4</text:p>
            </table:table-cell>
            <table:table-cell office:value-type="float" office:value="2.9" table:style-name="ce178">
              <text:p>2.9</text:p>
            </table:table-cell>
            <table:table-cell office:value-type="float" office:value="8.1" table:style-name="ce178">
              <text:p>8.1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Yorkshire and the Humber<text:s/></text:p>
            </table:table-cell>
            <table:table-cell table:style-name="ce150"/>
            <table:table-cell office:value-type="float" office:value="0.7999999999999996" table:formula="of:=[.C19]-[.C21]-[.C22]" table:style-name="ce178">
              <text:p>0.8</text:p>
            </table:table-cell>
            <table:table-cell office:value-type="float" office:value="1.7999999999999998" table:formula="of:=[.D19]-[.D21]-[.D22]" table:style-name="ce178">
              <text:p>1.8</text:p>
            </table:table-cell>
            <table:table-cell office:value-type="float" office:value="1.6" table:formula="of:=[.E19]-[.E21]-[.E22]" table:style-name="ce178">
              <text:p>1.6</text:p>
            </table:table-cell>
            <table:table-cell office:value-type="float" office:value="3.5" table:formula="of:=[.F19]-[.F21]-[.F22]" table:style-name="ce178">
              <text:p>3.5</text:p>
            </table:table-cell>
            <table:table-cell office:value-type="float" office:value="0" table:formula="of:=[.G19]-[.G21]-[.G22]" table:style-name="ce178">
              <text:p>0.0</text:p>
            </table:table-cell>
            <table:table-cell office:value-type="float" office:value="0.3" table:formula="of:=[.H19]-[.H21]-[.H22]" table:style-name="ce178">
              <text:p>0.3</text:p>
            </table:table-cell>
            <table:table-cell office:value-type="float" office:value="0.69999999999999973" table:formula="of:=[.I19]-[.I21]-[.I22]" table:style-name="ce178">
              <text:p>0.7</text:p>
            </table:table-cell>
            <table:table-cell office:value-type="float" office:value="0.80000000000000027" table:formula="of:=[.J19]-[.J21]-[.J22]" table:style-name="ce178">
              <text:p>0.8</text:p>
            </table:table-cell>
            <table:table-cell office:value-type="float" office:value="4.2000000000000011" table:formula="of:=[.K19]-[.K21]-[.K22]" table:style-name="ce178">
              <text:p>4.2</text:p>
            </table:table-cell>
            <table:table-cell office:value-type="float" office:value="5.0000000000000009" table:formula="of:=[.L19]-[.L21]-[.L22]" table:style-name="ce178">
              <text:p>5.0</text:p>
            </table:table-cell>
            <table:table-cell office:value-type="float" office:value="2" table:formula="of:=[.M19]-[.M21]-[.M22]" table:style-name="ce178">
              <text:p>2.0</text:p>
            </table:table-cell>
            <table:table-cell office:value-type="float" office:value="1.1000000000000001" table:formula="of:=[.N19]-[.N21]-[.N22]" table:style-name="ce178">
              <text:p>1.1</text:p>
            </table:table-cell>
            <table:table-cell office:value-type="float" office:value="3.0000000000000004" table:formula="of:=[.O19]-[.O21]-[.O22]" table:style-name="ce178">
              <text:p>3.0</text:p>
            </table:table-cell>
            <table:table-cell office:value-type="float" office:value="8.1000000000000032" table:formula="of:=[.P19]-[.P21]-[.P22]" table:style-name="ce178">
              <text:p>8.1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Midlands</text:p>
          </table:table-cell>
          <table:table-cell table:style-name="ce150"/>
          <table:table-cell office:value-type="float" office:value="2.7" table:style-name="ce146">
            <text:p>2.7</text:p>
          </table:table-cell>
          <table:table-cell office:value-type="float" office:value="4.3" table:style-name="ce146">
            <text:p>4.3</text:p>
          </table:table-cell>
          <table:table-cell office:value-type="float" office:value="3.3" table:style-name="ce146">
            <text:p>3.3</text:p>
          </table:table-cell>
          <table:table-cell office:value-type="float" office:value="7.6" table:style-name="ce146">
            <text:p>7.6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2.2000000000000002" table:style-name="ce146">
            <text:p>2.2</text:p>
          </table:table-cell>
          <table:table-cell office:value-type="float" office:value="2.9" table:style-name="ce146">
            <text:p>2.9</text:p>
          </table:table-cell>
          <table:table-cell office:value-type="float" office:value="10.5" table:style-name="ce146">
            <text:p>10.5</text:p>
          </table:table-cell>
          <table:table-cell office:value-type="float" office:value="13.2" table:style-name="ce146">
            <text:p>13.2</text:p>
          </table:table-cell>
          <table:table-cell office:value-type="float" office:value="3.3" table:style-name="ce146">
            <text:p>3.3</text:p>
          </table:table-cell>
          <table:table-cell office:value-type="float" office:value="3.8" table:style-name="ce146">
            <text:p>3.8</text:p>
          </table:table-cell>
          <table:table-cell office:value-type="float" office:value="7.1" table:style-name="ce146">
            <text:p>7.1</text:p>
          </table:table-cell>
          <table:table-cell office:value-type="float" office:value="20.3" table:style-name="ce146">
            <text:p>20.3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est Midlands<text:span text:style-name="T2"><text:s/>2</text:span></text:p>
          </table:table-cell>
          <table:table-cell table:style-name="ce150"/>
          <table:table-cell office:value-type="float" office:value="5.4" table:style-name="ce146">
            <text:p>5.4</text:p>
          </table:table-cell>
          <table:table-cell office:value-type="float" office:value="2.6" table:style-name="ce146">
            <text:p>2.6</text:p>
          </table:table-cell>
          <table:table-cell office:value-type="float" office:value="2.6" table:style-name="ce146">
            <text:p>2.6</text:p>
          </table:table-cell>
          <table:table-cell office:value-type="float" office:value="5.0999999999999996" table:style-name="ce146">
            <text:p>5.1</text:p>
          </table:table-cell>
          <table:table-cell office:value-type="float" office:value="0" table:style-name="ce146">
            <text:p>0.0</text:p>
          </table:table-cell>
          <table:table-cell office:value-type="float" office:value="0.7" table:style-name="ce146">
            <text:p>0.7</text:p>
          </table:table-cell>
          <table:table-cell office:value-type="float" office:value="4" table:style-name="ce146">
            <text:p>4.0</text:p>
          </table:table-cell>
          <table:table-cell office:value-type="float" office:value="4.7" table:style-name="ce146">
            <text:p>4.7</text:p>
          </table:table-cell>
          <table:table-cell office:value-type="float" office:value="9.8000000000000007" table:style-name="ce146">
            <text:p>9.8</text:p>
          </table:table-cell>
          <table:table-cell office:value-type="float" office:value="15.3" table:style-name="ce146">
            <text:p>15.3</text:p>
          </table:table-cell>
          <table:table-cell office:value-type="float" office:value="3" table:style-name="ce146">
            <text:p>3.0</text:p>
          </table:table-cell>
          <table:table-cell office:value-type="float" office:value="7" table:style-name="ce146">
            <text:p>7.0</text:p>
          </table:table-cell>
          <table:table-cell office:value-type="float" office:value="9.9" table:style-name="ce146">
            <text:p>9.9</text:p>
          </table:table-cell>
          <table:table-cell office:value-type="float" office:value="25.2" table:style-name="ce146">
            <text:p>25.2</text:p>
          </table:table-cell>
          <table:table-cell table:number-columns-repeated="16368" table:style-name="ce149"/>
        </table:table-row>
        <table:table-row-group>
          <table:table-row table:style-name="ro8">
            <table:table-cell office:value-type="string" table:style-name="ce153">
              <text:p>of which:</text:p>
            </table:table-cell>
            <table:table-cell table:style-name="ce150"/>
            <table:table-cell table:number-columns-repeated="14" table:style-name="ce146"/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West Midlands FMC</text:p>
            </table:table-cell>
            <table:table-cell table:style-name="ce150"/>
            <table:table-cell office:value-type="float" office:value="1.4" table:style-name="ce178">
              <text:p>1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0.1" table:style-name="ce178">
              <text:p>0.1</text:p>
            </table:table-cell>
            <table:table-cell office:value-type="float" office:value="0.3" table:style-name="ce178">
              <text:p>0.3</text:p>
            </table:table-cell>
            <table:table-cell office:value-type="float" office:value="0" table:style-name="ce178">
              <text:p>0.0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2.6" table:style-name="ce178">
              <text:p>2.6</text:p>
            </table:table-cell>
            <table:table-cell office:value-type="float" office:value="2.7" table:style-name="ce178">
              <text:p>2.7</text:p>
            </table:table-cell>
            <table:table-cell office:value-type="float" office:value="3" table:style-name="ce178">
              <text:p>3.0</text:p>
            </table:table-cell>
            <table:table-cell office:value-type="float" office:value="4.4000000000000004" table:style-name="ce178">
              <text:p>4.4</text:p>
            </table:table-cell>
            <table:table-cell office:value-type="float" office:value="0.2" table:style-name="ce178">
              <text:p>0.2</text:p>
            </table:table-cell>
            <table:table-cell office:value-type="float" office:value="4.7" table:style-name="ce178">
              <text:p>4.7</text:p>
            </table:table-cell>
            <table:table-cell office:value-type="float" office:value="4.8" table:style-name="ce178">
              <text:p>4.8</text:p>
            </table:table-cell>
            <table:table-cell office:value-type="float" office:value="9.1999999999999993" table:style-name="ce178">
              <text:p>9.2</text:p>
            </table:table-cell>
            <table:table-cell table:number-columns-repeated="16368" table:style-name="ce149"/>
          </table:table-row>
          <table:table-row table:style-name="ro8">
            <table:table-cell office:value-type="string" table:style-name="ce153">
              <text:p><text:s text:c="2"/>Rest of West Midlands</text:p>
            </table:table-cell>
            <table:table-cell table:style-name="ce150"/>
            <table:table-cell office:value-type="float" office:value="4" table:formula="of:=[.C25]-[.C27]" table:style-name="ce178">
              <text:p>4.0</text:p>
            </table:table-cell>
            <table:table-cell office:value-type="float" office:value="2.4" table:formula="of:=[.D25]-[.D27]" table:style-name="ce178">
              <text:p>2.4</text:p>
            </table:table-cell>
            <table:table-cell office:value-type="float" office:value="2.5" table:formula="of:=[.E25]-[.E27]" table:style-name="ce178">
              <text:p>2.5</text:p>
            </table:table-cell>
            <table:table-cell office:value-type="float" office:value="4.8" table:formula="of:=[.F25]-[.F27]" table:style-name="ce178">
              <text:p>4.8</text:p>
            </table:table-cell>
            <table:table-cell office:value-type="float" office:value="0" table:formula="of:=[.G25]-[.G27]" table:style-name="ce178">
              <text:p>0.0</text:p>
            </table:table-cell>
            <table:table-cell office:value-type="float" office:value="0.49999999999999994" table:formula="of:=[.H25]-[.H27]" table:style-name="ce178">
              <text:p>0.5</text:p>
            </table:table-cell>
            <table:table-cell office:value-type="float" office:value="1.4" table:formula="of:=[.I25]-[.I27]" table:style-name="ce178">
              <text:p>1.4</text:p>
            </table:table-cell>
            <table:table-cell office:value-type="float" office:value="2" table:formula="of:=[.J25]-[.J27]" table:style-name="ce178">
              <text:p>2.0</text:p>
            </table:table-cell>
            <table:table-cell office:value-type="float" office:value="6.8000000000000007" table:formula="of:=[.K25]-[.K27]" table:style-name="ce178">
              <text:p>6.8</text:p>
            </table:table-cell>
            <table:table-cell office:value-type="float" office:value="10.9" table:formula="of:=[.L25]-[.L27]" table:style-name="ce178">
              <text:p>10.9</text:p>
            </table:table-cell>
            <table:table-cell office:value-type="float" office:value="2.8" table:formula="of:=[.M25]-[.M27]" table:style-name="ce178">
              <text:p>2.8</text:p>
            </table:table-cell>
            <table:table-cell office:value-type="float" office:value="2.2999999999999998" table:formula="of:=[.N25]-[.N27]" table:style-name="ce178">
              <text:p>2.3</text:p>
            </table:table-cell>
            <table:table-cell office:value-type="float" office:value="5.1000000000000005" table:formula="of:=[.O25]-[.O27]" table:style-name="ce178">
              <text:p>5.1</text:p>
            </table:table-cell>
            <table:table-cell office:value-type="float" office:value="16" table:formula="of:=[.P25]-[.P27]" table:style-name="ce178">
              <text:p>16.0</text:p>
            </table:table-cell>
            <table:table-cell table:number-columns-repeated="16368" table:style-name="ce149"/>
          </table:table-row>
        </table:table-row-group>
        <table:table-row table:style-name="ro9">
          <table:table-cell office:value-type="string" table:style-name="ce148">
            <text:p>East of England</text:p>
          </table:table-cell>
          <table:table-cell table:style-name="ce150"/>
          <table:table-cell office:value-type="float" office:value="3.9" table:style-name="ce146">
            <text:p>3.9</text:p>
          </table:table-cell>
          <table:table-cell office:value-type="float" office:value="5.3" table:style-name="ce146">
            <text:p>5.3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10" table:style-name="ce146">
            <text:p>10.0</text:p>
          </table:table-cell>
          <table:table-cell office:value-type="float" office:value="0" table:style-name="ce146">
            <text:p>0.0</text:p>
          </table:table-cell>
          <table:table-cell office:value-type="float" office:value="0.4" table:style-name="ce146">
            <text:p>0.4</text:p>
          </table:table-cell>
          <table:table-cell office:value-type="float" office:value="2.9" table:style-name="ce146">
            <text:p>2.9</text:p>
          </table:table-cell>
          <table:table-cell office:value-type="float" office:value="3.3" table:style-name="ce146">
            <text:p>3.3</text:p>
          </table:table-cell>
          <table:table-cell office:value-type="float" office:value="13.2" table:style-name="ce146">
            <text:p>13.2</text:p>
          </table:table-cell>
          <table:table-cell office:value-type="float" office:value="17.2" table:style-name="ce146">
            <text:p>17.2</text:p>
          </table:table-cell>
          <table:table-cell office:value-type="float" office:value="5.5" table:style-name="ce146">
            <text:p>5.5</text:p>
          </table:table-cell>
          <table:table-cell office:value-type="float" office:value="5.5" table:style-name="ce146">
            <text:p>5.5</text:p>
          </table:table-cell>
          <table:table-cell office:value-type="float" office:value="11.1" table:style-name="ce146">
            <text:p>11.1</text:p>
          </table:table-cell>
          <table:table-cell office:value-type="float" office:value="28.2" table:style-name="ce146">
            <text:p>28.2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London</text:p>
          </table:table-cell>
          <table:table-cell table:style-name="ce150"/>
          <table:table-cell office:value-type="float" office:value="1.2" table:style-name="ce146">
            <text:p>1.2</text:p>
          </table:table-cell>
          <table:table-cell office:value-type="float" office:value="0.2" table:style-name="ce146">
            <text:p>0.2</text:p>
          </table:table-cell>
          <table:table-cell office:value-type="float" office:value="0.1" table:style-name="ce146">
            <text:p>0.1</text:p>
          </table:table-cell>
          <table:table-cell office:value-type="float" office:value="0.3" table:style-name="ce146">
            <text:p>0.3</text:p>
          </table:table-cell>
          <table:table-cell office:value-type="float" office:value="0" table:style-name="ce146">
            <text:p>0.0</text:p>
          </table:table-cell>
          <table:table-cell office:value-type="float" office:value="3.7" table:style-name="ce146">
            <text:p>3.7</text:p>
          </table:table-cell>
          <table:table-cell office:value-type="float" office:value="6.9" table:style-name="ce146">
            <text:p>6.9</text:p>
          </table:table-cell>
          <table:table-cell office:value-type="float" office:value="10.6" table:style-name="ce146">
            <text:p>10.6</text:p>
          </table:table-cell>
          <table:table-cell office:value-type="float" office:value="10.9" table:style-name="ce146">
            <text:p>10.9</text:p>
          </table:table-cell>
          <table:table-cell office:value-type="float" office:value="12.2" table:style-name="ce146">
            <text:p>12.2</text:p>
          </table:table-cell>
          <table:table-cell office:value-type="float" office:value="0.1" table:style-name="ce146">
            <text:p>0.1</text:p>
          </table:table-cell>
          <table:table-cell office:value-type="float" office:value="6.8" table:style-name="ce146">
            <text:p>6.8</text:p>
          </table:table-cell>
          <table:table-cell office:value-type="float" office:value="6.9" table:style-name="ce146">
            <text:p>6.9</text:p>
          </table:table-cell>
          <table:table-cell office:value-type="float" office:value="19.100000000000001" table:style-name="ce146">
            <text:p>19.1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East</text:p>
          </table:table-cell>
          <table:table-cell table:style-name="ce150"/>
          <table:table-cell office:value-type="float" office:value="9.8000000000000007" table:style-name="ce146">
            <text:p>9.8</text:p>
          </table:table-cell>
          <table:table-cell office:value-type="float" office:value="5" table:style-name="ce146">
            <text:p>5.0</text:p>
          </table:table-cell>
          <table:table-cell office:value-type="float" office:value="7.4" table:style-name="ce146">
            <text:p>7.4</text:p>
          </table:table-cell>
          <table:table-cell office:value-type="float" office:value="12.4" table:style-name="ce146">
            <text:p>12.4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5.5" table:style-name="ce146">
            <text:p>5.5</text:p>
          </table:table-cell>
          <table:table-cell office:value-type="float" office:value="6" table:style-name="ce146">
            <text:p>6.0</text:p>
          </table:table-cell>
          <table:table-cell office:value-type="float" office:value="18.399999999999999" table:style-name="ce146">
            <text:p>18.4</text:p>
          </table:table-cell>
          <table:table-cell office:value-type="float" office:value="28.2" table:style-name="ce146">
            <text:p>28.2</text:p>
          </table:table-cell>
          <table:table-cell office:value-type="float" office:value="6.2" table:style-name="ce146">
            <text:p>6.2</text:p>
          </table:table-cell>
          <table:table-cell office:value-type="float" office:value="9.4" table:style-name="ce146">
            <text:p>9.4</text:p>
          </table:table-cell>
          <table:table-cell office:value-type="float" office:value="15.6" table:style-name="ce146">
            <text:p>15.6</text:p>
          </table:table-cell>
          <table:table-cell office:value-type="float" office:value="43.8" table:style-name="ce146">
            <text:p>43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outh West</text:p>
          </table:table-cell>
          <table:table-cell table:style-name="ce151"/>
          <table:table-cell office:value-type="float" office:value="3.5" table:style-name="ce146">
            <text:p>3.5</text:p>
          </table:table-cell>
          <table:table-cell office:value-type="float" office:value="3.3" table:style-name="ce146">
            <text:p>3.3</text:p>
          </table:table-cell>
          <table:table-cell office:value-type="float" office:value="5.2" table:style-name="ce146">
            <text:p>5.2</text:p>
          </table:table-cell>
          <table:table-cell office:value-type="float" office:value="8.4" table:style-name="ce146">
            <text:p>8.4</text:p>
          </table:table-cell>
          <table:table-cell office:value-type="float" office:value="0" table:style-name="ce146">
            <text:p>0.0</text:p>
          </table:table-cell>
          <table:table-cell office:value-type="float" office:value="0.2" table:style-name="ce146">
            <text:p>0.2</text:p>
          </table:table-cell>
          <table:table-cell office:value-type="float" office:value="2.6" table:style-name="ce146">
            <text:p>2.6</text:p>
          </table:table-cell>
          <table:table-cell office:value-type="float" office:value="2.9" table:style-name="ce146">
            <text:p>2.9</text:p>
          </table:table-cell>
          <table:table-cell office:value-type="float" office:value="11.3" table:style-name="ce146">
            <text:p>11.3</text:p>
          </table:table-cell>
          <table:table-cell office:value-type="float" office:value="14.7" table:style-name="ce146">
            <text:p>14.7</text:p>
          </table:table-cell>
          <table:table-cell office:value-type="float" office:value="4.5999999999999996" table:style-name="ce146">
            <text:p>4.6</text:p>
          </table:table-cell>
          <table:table-cell office:value-type="float" office:value="4.5" table:style-name="ce146">
            <text:p>4.5</text:p>
          </table:table-cell>
          <table:table-cell office:value-type="float" office:value="9.1" table:style-name="ce146">
            <text:p>9.1</text:p>
          </table:table-cell>
          <table:table-cell office:value-type="float" office:value="23.9" table:style-name="ce146">
            <text:p>23.9</text:p>
          </table:table-cell>
          <table:table-cell table:style-name="ce149"/>
          <table:table-cell table:style-name="ce145"/>
          <table:table-cell table:number-columns-repeated="16366" table:style-name="ce149"/>
        </table:table-row>
        <table:table-row table:style-name="ro7">
          <table:table-cell office:value-type="string" table:style-name="ce148">
            <text:p>England</text:p>
          </table:table-cell>
          <table:table-cell table:style-name="ce150"/>
          <table:table-cell office:value-type="float" office:value="38.6" table:style-name="ce146">
            <text:p>38.6</text:p>
          </table:table-cell>
          <table:table-cell office:value-type="float" office:value="26.8" table:style-name="ce146">
            <text:p>26.8</text:p>
          </table:table-cell>
          <table:table-cell office:value-type="float" office:value="29.9" table:style-name="ce146">
            <text:p>29.9</text:p>
          </table:table-cell>
          <table:table-cell office:value-type="float" office:value="56.7" table:style-name="ce146">
            <text:p>56.7</text:p>
          </table:table-cell>
          <table:table-cell office:value-type="float" office:value="0" table:style-name="ce146">
            <text:p>0.0</text:p>
          </table:table-cell>
          <table:table-cell office:value-type="float" office:value="7.7" table:style-name="ce146">
            <text:p>7.7</text:p>
          </table:table-cell>
          <table:table-cell office:value-type="float" office:value="35.4" table:style-name="ce146">
            <text:p>35.4</text:p>
          </table:table-cell>
          <table:table-cell office:value-type="float" office:value="43.1" table:style-name="ce146">
            <text:p>43.1</text:p>
          </table:table-cell>
          <table:table-cell office:value-type="float" office:value="99.8" table:style-name="ce146">
            <text:p>99.8</text:p>
          </table:table-cell>
          <table:table-cell office:value-type="float" office:value="138.30000000000001" table:style-name="ce146">
            <text:p>138.3</text:p>
          </table:table-cell>
          <table:table-cell office:value-type="float" office:value="29" table:style-name="ce146">
            <text:p>29.0</text:p>
          </table:table-cell>
          <table:table-cell office:value-type="float" office:value="53.5" table:style-name="ce146">
            <text:p>53.5</text:p>
          </table:table-cell>
          <table:table-cell office:value-type="float" office:value="82.4" table:style-name="ce146">
            <text:p>82.4</text:p>
          </table:table-cell>
          <table:table-cell office:value-type="float" office:value="220.8" table:style-name="ce146">
            <text:p>220.8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Wales</text:p>
          </table:table-cell>
          <table:table-cell table:style-name="ce150"/>
          <table:table-cell office:value-type="float" office:value="1.3" table:style-name="ce146">
            <text:p>1.3</text:p>
          </table:table-cell>
          <table:table-cell office:value-type="float" office:value="2.9" table:style-name="ce146">
            <text:p>2.9</text:p>
          </table:table-cell>
          <table:table-cell office:value-type="float" office:value="2.4" table:style-name="ce146">
            <text:p>2.4</text:p>
          </table:table-cell>
          <table:table-cell office:value-type="float" office:value="5.2" table:style-name="ce146">
            <text:p>5.2</text:p>
          </table:table-cell>
          <table:table-cell office:value-type="float" office:value="0" table:style-name="ce146">
            <text:p>0.0</text:p>
          </table:table-cell>
          <table:table-cell office:value-type="float" office:value="0.3" table:style-name="ce146">
            <text:p>0.3</text:p>
          </table:table-cell>
          <table:table-cell office:value-type="float" office:value="1.6" table:style-name="ce146">
            <text:p>1.6</text:p>
          </table:table-cell>
          <table:table-cell office:value-type="float" office:value="1.9" table:style-name="ce146">
            <text:p>1.9</text:p>
          </table:table-cell>
          <table:table-cell office:value-type="float" office:value="7.1" table:style-name="ce146">
            <text:p>7.1</text:p>
          </table:table-cell>
          <table:table-cell office:value-type="float" office:value="8.4" table:style-name="ce146">
            <text:p>8.4</text:p>
          </table:table-cell>
          <table:table-cell office:value-type="float" office:value="2.5" table:style-name="ce146">
            <text:p>2.5</text:p>
          </table:table-cell>
          <table:table-cell office:value-type="float" office:value="2.8" table:style-name="ce146">
            <text:p>2.8</text:p>
          </table:table-cell>
          <table:table-cell office:value-type="float" office:value="5.3" table:style-name="ce146">
            <text:p>5.3</text:p>
          </table:table-cell>
          <table:table-cell office:value-type="float" office:value="13.7" table:style-name="ce146">
            <text:p>13.7</text:p>
          </table:table-cell>
          <table:table-cell table:number-columns-repeated="16368" table:style-name="ce149"/>
        </table:table-row>
        <table:table-row table:style-name="ro9">
          <table:table-cell office:value-type="string" table:style-name="ce148">
            <text:p>Scotland</text:p>
          </table:table-cell>
          <table:table-cell table:style-name="ce150"/>
          <table:table-cell office:value-type="float" office:value="2.5" table:style-name="ce146">
            <text:p>2.5</text:p>
          </table:table-cell>
          <table:table-cell office:value-type="float" office:value="4.5" table:style-name="ce146">
            <text:p>4.5</text:p>
          </table:table-cell>
          <table:table-cell office:value-type="float" office:value="4" table:style-name="ce146">
            <text:p>4.0</text:p>
          </table:table-cell>
          <table:table-cell office:value-type="float" office:value="8.5" table:style-name="ce146">
            <text:p>8.5</text:p>
          </table:table-cell>
          <table:table-cell office:value-type="float" office:value="0" table:style-name="ce146">
            <text:p>0.0</text:p>
          </table:table-cell>
          <table:table-cell office:value-type="float" office:value="0.5" table:style-name="ce146">
            <text:p>0.5</text:p>
          </table:table-cell>
          <table:table-cell office:value-type="float" office:value="2.5" table:style-name="ce146">
            <text:p>2.5</text:p>
          </table:table-cell>
          <table:table-cell office:value-type="float" office:value="3.1" table:style-name="ce146">
            <text:p>3.1</text:p>
          </table:table-cell>
          <table:table-cell office:value-type="float" office:value="11.6" table:style-name="ce146">
            <text:p>11.6</text:p>
          </table:table-cell>
          <table:table-cell office:value-type="float" office:value="14.1" table:style-name="ce146">
            <text:p>14.1</text:p>
          </table:table-cell>
          <table:table-cell office:value-type="float" office:value="3.3" table:style-name="ce146">
            <text:p>3.3</text:p>
          </table:table-cell>
          <table:table-cell office:value-type="float" office:value="4.3" table:style-name="ce146">
            <text:p>4.3</text:p>
          </table:table-cell>
          <table:table-cell office:value-type="float" office:value="7.7" table:style-name="ce146">
            <text:p>7.7</text:p>
          </table:table-cell>
          <table:table-cell office:value-type="float" office:value="21.7" table:style-name="ce146">
            <text:p>21.7</text:p>
          </table:table-cell>
          <table:table-cell table:number-columns-repeated="16368" table:style-name="ce149"/>
        </table:table-row>
        <table:table-row table:style-name="ro7">
          <table:table-cell office:value-type="string" table:style-name="ce148">
            <text:p>Great Britain</text:p>
          </table:table-cell>
          <table:table-cell table:style-name="ce150"/>
          <table:table-cell office:value-type="float" office:value="42.4" table:style-name="ce177">
            <text:p>42.4</text:p>
          </table:table-cell>
          <table:table-cell office:value-type="float" office:value="34.200000000000003" table:style-name="ce177">
            <text:p>34.2</text:p>
          </table:table-cell>
          <table:table-cell office:value-type="float" office:value="36.299999999999997" table:style-name="ce177">
            <text:p>36.3</text:p>
          </table:table-cell>
          <table:table-cell office:value-type="float" office:value="70.400000000000006" table:style-name="ce177">
            <text:p>70.4</text:p>
          </table:table-cell>
          <table:table-cell office:value-type="float" office:value="0" table:style-name="ce177">
            <text:p>0.0</text:p>
          </table:table-cell>
          <table:table-cell office:value-type="float" office:value="8.5" table:style-name="ce177">
            <text:p>8.5</text:p>
          </table:table-cell>
          <table:table-cell office:value-type="float" office:value="39.5" table:style-name="ce177">
            <text:p>39.5</text:p>
          </table:table-cell>
          <table:table-cell office:value-type="float" office:value="48" table:style-name="ce177">
            <text:p>48.0</text:p>
          </table:table-cell>
          <table:table-cell office:value-type="float" office:value="118.5" table:style-name="ce177">
            <text:p>118.5</text:p>
          </table:table-cell>
          <table:table-cell office:value-type="float" office:value="160.80000000000001" table:style-name="ce177">
            <text:p>160.8</text:p>
          </table:table-cell>
          <table:table-cell office:value-type="float" office:value="34.799999999999997" table:style-name="ce177">
            <text:p>34.8</text:p>
          </table:table-cell>
          <table:table-cell office:value-type="float" office:value="60.6" table:style-name="ce177">
            <text:p>60.6</text:p>
          </table:table-cell>
          <table:table-cell office:value-type="float" office:value="95.4" table:style-name="ce177">
            <text:p>95.4</text:p>
          </table:table-cell>
          <table:table-cell office:value-type="float" office:value="256.2" table:style-name="ce177">
            <text:p>256.2</text:p>
          </table:table-cell>
          <table:table-cell table:number-columns-repeated="16368" table:style-name="ce144"/>
        </table:table-row>
        <table:table-row table:style-name="ro10">
          <table:table-cell table:style-name="ce143"/>
          <table:table-cell table:style-name="ce142"/>
          <table:table-cell table:number-columns-repeated="13" table:style-name="ce141"/>
          <table:table-cell table:style-name="ce140"/>
          <table:table-cell table:number-columns-repeated="16368" table:style-name="ce139"/>
        </table:table-row>
        <table:table-row table:style-name="ro11">
          <table:table-cell office:value-type="string" table:style-name="ce133">
            <text:p>1 Includes trunk motorways and principal motorways</text:p>
          </table:table-cell>
          <table:table-cell table:style-name="ce130"/>
          <table:table-cell table:style-name="ce129"/>
          <table:table-cell table:number-columns-repeated="4" table:style-name="ce128"/>
          <table:table-cell table:number-columns-repeated="8" table:style-name="ce137"/>
          <table:table-cell office:value-type="string" table:style-name="ce136">
            <text:p>Source: DfT National Road Traffic Survey</text:p>
          </table:table-cell>
          <table:table-cell table:number-columns-repeated="16368" table:style-name="ce134"/>
        </table:table-row>
        <table:table-row table:style-name="ro8">
          <table:table-cell office:value-type="string" table:style-name="ce133">
            <text:p>2 Urban roads: Major and minor roads within an urban area with a population of 10,000 or more. These are based on the 2001 urban settlements.</text:p>
          </table:table-cell>
          <table:table-cell table:style-name="ce130"/>
          <table:table-cell table:style-name="ce138"/>
          <table:table-cell table:number-columns-repeated="12" table:style-name="ce137"/>
          <table:table-cell office:value-type="string" table:style-name="ce136">
            <text:p>Last updated: May 2015</text:p>
          </table:table-cell>
          <table:table-cell table:number-columns-repeated="16368" table:style-name="ce134"/>
        </table:table-row>
        <table:table-row table:style-name="ro12">
          <table:table-cell office:value-type="string" table:style-name="ce135">
            <text:p><text:s text:c="3"/>The definition for 'urban settlement' is in 'Urban and rural area definitions: a user guide' which can be found on the Notes &amp; definitions web page (see link below).</text:p>
          </table:table-cell>
          <table:table-cell table:number-columns-repeated="11" table:style-name="ce133"/>
          <table:table-cell table:number-columns-repeated="3" table:style-name="ce128"/>
          <table:table-cell office:value-type="string" table:style-name="ce131">
            <text:p>Next update: May 2016</text:p>
          </table:table-cell>
          <table:table-cell table:number-columns-repeated="16368" table:style-name="ce134"/>
        </table:table-row>
        <table:table-row table:style-name="ro14">
          <table:table-cell office:value-type="string" table:style-name="ce133">
            <text:p><text:a xlink:href="http://assets.dft.gov.uk/statistics/releases/traffic-estimates-2011/traffic-estimates-2011-notes.pdf">3 Truck roads are those managed by the Highways Agency within England</text:a>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8">
          <table:table-cell office:value-type="string" table:style-name="ce133">
            <text:p>4 Principal roads are those managed by local authorities</text:p>
          </table:table-cell>
          <table:table-cell table:number-columns-repeated="11" table:style-name="ce132"/>
          <table:table-cell table:number-columns-repeated="3" table:style-name="ce128"/>
          <table:table-cell table:style-name="ce131"/>
          <table:table-cell table:number-columns-repeated="16368" table:style-name="ce68"/>
        </table:table-row>
        <table:table-row table:style-name="ro16">
          <table:table-cell table:style-name="ce128"/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Telephone: 020 7944 3095</text:p>
          </table:table-cell>
          <table:table-cell table:style-name="ce130"/>
          <table:table-cell table:style-name="ce129"/>
          <table:table-cell table:number-columns-repeated="13" table:style-name="ce128"/>
          <table:table-cell table:number-columns-repeated="16368" table:style-name="ce68"/>
        </table:table-row>
        <table:table-row table:style-name="ro13">
          <table:table-cell office:value-type="string" table:style-name="ce125">
            <text:p>Email: roadtraff.stats@dft.gsi.gov.uk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7">
            <text:p>Notes &amp; definitions (www.gov.uk/transport-statistics-notes-and-guidance-road-traffic)</text:p>
          </table:table-cell>
          <table:table-cell table:style-name="ce126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6">
          <table:table-cell table:style-name="ce122"/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style-name="ro13">
          <table:table-cell office:value-type="string" table:style-name="ce125">
            <text:p>The figures in this table are National Statistics.</text:p>
          </table:table-cell>
          <table:table-cell table:style-name="ce124"/>
          <table:table-cell table:style-name="ce123"/>
          <table:table-cell table:number-columns-repeated="13" table:style-name="ce122"/>
          <table:table-cell table:number-columns-repeated="16368" table:style-name="ce68"/>
        </table:table-row>
        <table:table-row table:number-rows-repeated="1048528" table:style-name="ro13">
          <table:table-cell table:number-columns-repeated="16384"/>
        </table:table-row>
        <table:named-expressions>
          <table:named-range table:name="\0" table:cell-range-address="'file:///C:/2005Publications/RoRo%20Q2_2005/Bulletin205draft.xls'#TABLE1a.$U$1:TABLE1a.$U$7" table:base-cell-address="TRA0103_(2017).$A$1"/>
          <table:named-range table:name="\p" table:cell-range-address="'file:///C:/2005Publications/RoRo%20Q2_2005/Bulletin205draft.xls'#TABLE1a.$P$1" table:base-cell-address="TRA0103_(2017).$A$1"/>
          <table:named-range table:name="\t" table:cell-range-address="'file:///C:/2005Publications/RoRo%20Q2_2005/Bulletin205draft.xls'#TABLE1a.$U$3" table:base-cell-address="TRA0103_(2017).$A$1"/>
          <table:named-expression table:name="_1.2__Average_distance_travelled_by_mode_of_travel__1975_76__1985_86_and_1993_95" table:expression="of:=[.#REF!]" table:base-cell-address="TRA0103_(2017).$A$1"/>
          <table:named-expression table:name="_1981" table:expression="of:=[.#REF!]" table:base-cell-address="TRA0103_(2017).$A$1"/>
          <table:named-expression table:name="_tab13" table:expression="of:=[.#REF!]" table:base-cell-address="TRA0103_(2017).$A$1"/>
          <table:named-expression table:name="_tab14" table:expression="of:=[.#REF!]" table:base-cell-address="TRA0103_(2017).$A$1"/>
          <table:named-expression table:name="activeCell" table:expression="of:=[.#REF!]" table:base-cell-address="TRA0103_(2017).$A$1"/>
          <table:named-range table:name="ANNBELGIUM" table:cell-range-address="'file:///C:/2005Publications/RoRo%20Q2_2005/Bulletin205draft.xls'#TABLE5.$D$5:TABLE5.$D$12" table:base-cell-address="TRA0103_(2017).$A$1"/>
          <table:named-range table:name="ANNDVR" table:cell-range-address="'file:///C:/2005Publications/RoRo%20Q2_2005/Bulletin205draft.xls'#TABLE4AL.$D$6:TABLE4AL.$D$12" table:base-cell-address="TRA0103_(2017).$A$1"/>
          <table:named-range table:name="ANNENG" table:cell-range-address="'file:///C:/2005Publications/RoRo%20Q2_2005/Bulletin205draft.xls'#TABLE4AL.$F$6:TABLE4AL.$F$12" table:base-cell-address="TRA0103_(2017).$A$1"/>
          <table:named-range table:name="ANNFORIEGN" table:cell-range-address="'file:///C:/2005Publications/RoRo%20Q2_2005/Bulletin205draft.xls'#TABLE1a.$P$37" table:base-cell-address="TRA0103_(2017).$A$1"/>
          <table:named-range table:name="ANNFRANCE" table:cell-range-address="'file:///C:/2005Publications/RoRo%20Q2_2005/Bulletin205draft.xls'#TABLE5.$B$5:TABLE5.$B$12" table:base-cell-address="TRA0103_(2017).$A$1"/>
          <table:named-range table:name="ANNL" table:cell-range-address="'file:///C:/2005Publications/RoRo%20Q2_2005/Bulletin205draft.xls'#TABLE5.$F$5:TABLE5.$F$12" table:base-cell-address="TRA0103_(2017).$A$1"/>
          <table:named-range table:name="ANNOTHER" table:cell-range-address="'file:///C:/2005Publications/RoRo%20Q2_2005/Bulletin205draft.xls'#TABLE5.$J$5:TABLE5.$J$12" table:base-cell-address="TRA0103_(2017).$A$1"/>
          <table:named-range table:name="ANNSE" table:cell-range-address="'file:///C:/2005Publications/RoRo%20Q2_2005/Bulletin205draft.xls'#TABLE4AL.$B$6:TABLE4AL.$B$12" table:base-cell-address="TRA0103_(2017).$A$1"/>
          <table:named-expression table:name="ANNUAL" table:expression="of:=[.#REF!]" table:base-cell-address="TRA0103_(2017).$A$1"/>
          <table:named-range table:name="ANNUK" table:cell-range-address="'file:///C:/2005Publications/RoRo%20Q2_2005/Bulletin205draft.xls'#TABLE1a.$E$8:TABLE1a.$E$14" table:base-cell-address="TRA0103_(2017).$A$1"/>
          <table:named-range table:name="ANNUT" table:cell-range-address="'file:///C:/2005Publications/RoRo%20Q2_2005/Bulletin205draft.xls'#TABLE1a.$M$8:TABLE1a.$M$14" table:base-cell-address="TRA0103_(2017).$A$1"/>
          <table:named-expression table:name="BARQTR" table:expression="of:=[.#REF!]" table:base-cell-address="TRA0103_(2017).$A$1"/>
          <table:named-expression table:name="BELGIUM" table:expression="of:=[.#REF!]" table:base-cell-address="TRA0103_(2017).$A$1"/>
          <table:named-range table:name="CAMARA" table:cell-range-address="'file:///C:/2005Publications/RoRo%20Q2_2005/Bulletin205draft.xls'#TABLE1a.$P$4" table:base-cell-address="TRA0103_(2017).$A$1"/>
          <table:named-expression table:name="CategoryTitle" table:expression="of:=[.#REF!]" table:base-cell-address="TRA0103_(2017).$A$1"/>
          <table:named-range table:name="CLONE" table:cell-range-address="'file:///C:/2005Publications/RoRo%20Q2_2005/Bulletin205draft.xls'#TABLE1a.$P$6" table:base-cell-address="TRA0103_(2017).$A$1"/>
          <table:named-expression table:name="DEFLATOR" table:expression="of:=[.#REF!]" table:base-cell-address="TRA0103_(2017).$A$1"/>
          <table:named-expression table:name="dgdsfyh" table:expression="of:=[.#REF!]" table:base-cell-address="TRA0103_(2017).$A$1"/>
          <table:named-expression table:name="DK" table:expression="of:=[.#REF!]" table:base-cell-address="TRA0103_(2017).$A$1"/>
          <table:named-expression table:name="DNK_D" table:expression="of:=[.#REF!]" table:base-cell-address="TRA0103_(2017).$A$1"/>
          <table:named-expression table:name="EIRE" table:expression="of:=[.#REF!]" table:base-cell-address="TRA0103_(2017).$A$1"/>
          <table:named-expression table:name="fbegyear" table:expression="of:=[.#REF!]" table:base-cell-address="TRA0103_(2017).$A$1"/>
          <table:named-expression table:name="fendyear" table:expression="of:=[.#REF!]" table:base-cell-address="TRA0103_(2017).$A$1"/>
          <table:named-expression table:name="FL" table:expression="of:=[.#REF!]" table:base-cell-address="TRA0103_(2017).$A$1"/>
          <table:named-expression table:name="Footnotes" table:expression="of:=[.#REF!]" table:base-cell-address="TRA0103_(2017).$A$1"/>
          <table:named-range table:name="FOREIGN" table:cell-range-address="'file:///C:/2005Publications/RoRo%20Q2_2005/Bulletin205draft.xls'#TABLE1a.$P$38:TABLE1a.$P$52" table:base-cell-address="TRA0103_(2017).$A$1"/>
          <table:named-expression table:name="FRANCE" table:expression="of:=[.#REF!]" table:base-cell-address="TRA0103_(2017).$A$1"/>
          <table:named-expression table:name="fyear" table:expression="of:=[.#REF!]" table:base-cell-address="TRA0103_(2017).$A$1"/>
          <table:named-expression table:name="GERMANY" table:expression="of:=[.#REF!]" table:base-cell-address="TRA0103_(2017).$A$1"/>
          <table:named-expression table:name="GraphData" table:expression="of:=['file:///C:/TSGB1998/SECTION1/1-13-98.XLS'#'TIS-INDEX'.$B$13:.$Q$44]~['file:///C:/TSGB1998/SECTION1/1-13-98.XLS'#'TIS-INDEX'.$E$9:.$R$9]" table:base-cell-address="TRA0103_(2017).$A$1"/>
          <table:named-expression table:name="GraphTitle" table:expression="of:=[.#REF!]" table:base-cell-address="TRA0103_(2017).$A$1"/>
          <table:named-expression table:name="ITALY" table:expression="of:=[.#REF!]" table:base-cell-address="TRA0103_(2017).$A$1"/>
          <table:named-expression table:name="NLS" table:expression="of:=[.#REF!]" table:base-cell-address="TRA0103_(2017).$A$1"/>
          <table:named-expression table:name="NONEC" table:expression="of:=[.#REF!]" table:base-cell-address="TRA0103_(2017).$A$1"/>
          <table:named-expression table:name="OldData" table:expression="of:=[.#REF!]" table:base-cell-address="TRA0103_(2017).$A$1"/>
          <table:named-expression table:name="OTHEREC" table:expression="of:=[.#REF!]" table:base-cell-address="TRA0103_(2017).$A$1"/>
          <table:named-expression table:name="PIE" table:expression="of:=[.#REF!]" table:base-cell-address="TRA0103_(2017).$A$1"/>
          <table:named-range table:name="Print_Area" table:cell-range-address="TRA0103_(1993).$A$1:TRA0103_(1993).$P$43" table:base-cell-address="TRA0103_(1993).$A$1"/>
          <table:named-range table:name="Print_Area_MI" table:cell-range-address="'file:///C:/2005Publications/RoRo%20Q2_2005/Bulletin205draft.xls'#TABLE1a.$A$1:TABLE1a.$O$37" table:base-cell-address="TRA0103_(2017).$A$1"/>
          <table:named-expression table:name="PUBLISH_Print_Area" table:expression="of:=[.#REF!]" table:base-cell-address="TRA0103_(2017).$A$1"/>
          <table:named-expression table:name="PUBLISH1998_Print_Area" table:expression="of:=[.#REF!]" table:base-cell-address="TRA0103_(2017).$A$1"/>
          <table:named-expression table:name="qryNonEUBreakdown" table:expression="of:=[.#REF!]" table:base-cell-address="TRA0103_(2017).$A$1"/>
          <table:named-expression table:name="QUARTER" table:expression="of:=[.#REF!]" table:base-cell-address="TRA0103_(2017).$A$1"/>
          <table:named-expression table:name="SPAIN" table:expression="of:=[.#REF!]" table:base-cell-address="TRA0103_(2017).$A$1"/>
          <table:named-range table:name="tab" table:cell-range-address="'file:///C:/IRHS/EXCEL/RORO/bulletins/2003/SA%20Changes/SA%20Changes%20to%20bulletin%20-%20draft.xls'#TABLE1a.$U$3" table:base-cell-address="TRA0103_(2017).$A$1"/>
          <table:named-expression table:name="TableTitle" table:expression="of:=[.#REF!]" table:base-cell-address="TRA0103_(2017).$A$1"/>
          <table:named-expression table:name="testing" table:expression="of:=[.#REF!]" table:base-cell-address="TRA0103_(2017).$A$1"/>
          <table:named-expression table:name="ValueTitle" table:expression="of:=[.#REF!]" table:base-cell-address="TRA0103_(2017).$A$1"/>
        </table:named-expressions>
      </table:table>
      <table:table table:name="'file:///C:/2005Publications/RoRo%20Q2_2005/Bulletin205draft.xls'#CommentarySA" table:style-name="ta4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4">
        <table:table-source xlink:href="file:///C: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/C:/2005Publications/RoRo%20Q2_2005/Bulletin205draft.xls'#TABLE1b" table:style-name="ta4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4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3" table:style-name="ta4">
        <table:table-source xlink:href="file:///C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4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4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4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4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4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4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4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4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3" table:style-name="ta4">
        <table:table-source xlink:href="file:///C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4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4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2" table:style-name="ta4">
        <table:table-source xlink:href="file:///C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2" table:style-name="ta4">
        <table:table-source xlink:href="file:///C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1" table:style-name="ta4">
        <table:table-source xlink:href="file:///C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1" table:style-name="ta4">
        <table:table-source xlink:href="file:///C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ommentarySA" table:style-name="ta4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4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4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4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4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4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4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4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4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4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4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4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4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4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4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4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4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4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4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4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4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4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4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4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4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4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4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4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4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4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4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4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4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4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4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4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4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4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4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4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9" table:style-name="ta4">
        <table:table-source xlink:href="file://virago.internal.dtlr.gov.uk/data/2005Publications/RoRo%20Q2_2005/Bulletin205draft.xls" table:table-name="TABLE2cont_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9" table:style-name="ta4">
        <table:table-source xlink:href="file://virago.internal.dtlr.gov.uk/data/2005Publications/RoRo%20Q2_2005/Bulletin205draft.xls" table:table-name="FiguresSA_-do_not_pri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4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4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4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4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4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4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4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4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4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8" table:style-name="ta4">
        <table:table-source xlink:href="file://virago.internal.dtlr.gov.uk/data/2005Publications/RoRo%20Q2_2005/Bulletin205draft.xls" table:table-name="TABLE2cont_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8" table:style-name="ta4">
        <table:table-source xlink:href="file://virago.internal.dtlr.gov.uk/data/2005Publications/RoRo%20Q2_2005/Bulletin205draft.xls" table:table-name="FiguresSA_-do_not_pri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4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4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0" table:style-name="ta4">
        <table:table-source xlink:href="file://virago.internal.dtlr.gov.uk/data/2005Publications/RoRo%20Q2_2005/Bulletin205draft.xls" table:table-name="TABLE2cont_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0" table:style-name="ta4">
        <table:table-source xlink:href="file://virago.internal.dtlr.gov.uk/data/2005Publications/RoRo%20Q2_2005/Bulletin205draft.xls" table:table-name="FiguresSA_-do_not_pri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3%20and%200203.xlsx'#SQL_Import" table:style-name="ta4">
        <table:table-source xlink:href="file:///G:/TSTATS/TS_GROUPS/COMM/02%20Annual%20Publication/4_Table%20compilation/2017/TRA0103%20and%200203.xlsx" table:table-name="SQL_Im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3%20and%200203.xlsx'#calcTRA0103" table:style-name="ta4">
        <table:table-source xlink:href="file:///G:/TSTATS/TS_GROUPS/COMM/02%20Annual%20Publication/4_Table%20compilation/2017/TRA0103%20and%200203.xlsx" table:table-name="calcTRA0103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2"/>
          <table:table-cell office:value-type="float" office:value="0.75872572923066783"/>
          <table:table-cell table:number-columns-repeated="16381"/>
        </table:table-row>
        <table:table-row table:number-rows-repeated="1048566">
          <table:table-cell table:number-columns-repeated="16381"/>
        </table:table-row>
      </table:table>
      <table:table table:name="'file:///G:/TSTATS/TS_GROUPS/COMM/02%20Annual%20Publication/4_Table%20compilation/2017/TRA0103%20and%200203.xlsx'#calcTRA0203" table:style-name="ta4">
        <table:table-source xlink:href="file:///G:/TSTATS/TS_GROUPS/COMM/02%20Annual%20Publication/4_Table%20compilation/2017/TRA0103%20and%200203.xlsx" table:table-name="calcTRA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3%20and%200203.xlsx'#TRA0103" table:style-name="ta4">
        <table:table-source xlink:href="file:///G:/TSTATS/TS_GROUPS/COMM/02%20Annual%20Publication/4_Table%20compilation/2017/TRA0103%20and%200203.xlsx" table:table-name="TRA01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3%20and%200203.xlsx'#TRA0203" table:style-name="ta4">
        <table:table-source xlink:href="file:///G:/TSTATS/TS_GROUPS/COMM/02%20Annual%20Publication/4_Table%20compilation/2017/TRA0103%20and%200203.xlsx" table:table-name="TRA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4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4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4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4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4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4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4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4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4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4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4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4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4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4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4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4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4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4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4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4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4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4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4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4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4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4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4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4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4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4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4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4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4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4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4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4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4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4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4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4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4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4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4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4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4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4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4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4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4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4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4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4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4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4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4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4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4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4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4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4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4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4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4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4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4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4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4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4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4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4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4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4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4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4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4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4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4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4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4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4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4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4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4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4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4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4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3" table:style-name="ta4">
        <table:table-source xlink:href="file://virago.internal.dtlr.gov.uk/data/Publications%20&amp;%20DataProvision/SR2/Annual%20Bulletin%20working%20version/work/Sect1.xls" table:table-name="t13_09_(probs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3" table:style-name="ta4">
        <table:table-source xlink:href="file://virago.internal.dtlr.gov.uk/data/Publications%20&amp;%20DataProvision/SR2/Annual%20Bulletin%20working%20version/work/Sect1.xls" table:table-name="t14_time_seri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3" table:style-name="ta4">
        <table:table-source xlink:href="file://virago.internal.dtlr.gov.uk/data/Publications%20&amp;%20DataProvision/SR2/Annual%20Bulletin%20working%20version/work/Sect1.xls" table:table-name="t42_fin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3" table:style-name="ta4">
        <table:table-source xlink:href="file://virago.internal.dtlr.gov.uk/data/Publications%20&amp;%20DataProvision/SR2/Annual%20Bulletin%20working%20version/work/Sect1.xls" table:table-name="revised_Urban_Rural_dat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7" table:style-name="ta4">
        <table:table-source xlink:href="file://virago.internal.dtlr.gov.uk/data/Publications%20&amp;%20DataProvision/SR2/Annual%20Bulletin%20working%20version/work/Sect1.xls" table:table-name="t13_09_(probs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7" table:style-name="ta4">
        <table:table-source xlink:href="file://virago.internal.dtlr.gov.uk/data/Publications%20&amp;%20DataProvision/SR2/Annual%20Bulletin%20working%20version/work/Sect1.xls" table:table-name="t14_time_seri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7" table:style-name="ta4">
        <table:table-source xlink:href="file://virago.internal.dtlr.gov.uk/data/Publications%20&amp;%20DataProvision/SR2/Annual%20Bulletin%20working%20version/work/Sect1.xls" table:table-name="t42_fin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7" table:style-name="ta4">
        <table:table-source xlink:href="file://virago.internal.dtlr.gov.uk/data/Publications%20&amp;%20DataProvision/SR2/Annual%20Bulletin%20working%20version/work/Sect1.xls" table:table-name="revised_Urban_Rural_dat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4" table:style-name="ta4">
        <table:table-source xlink:href="file://virago.internal.dtlr.gov.uk/data/Publications%20&amp;%20DataProvision/SR2/Annual%20Bulletin%20working%20version/work/Sect1.xls" table:table-name="t13_09_(probs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4" table:style-name="ta4">
        <table:table-source xlink:href="file://virago.internal.dtlr.gov.uk/data/Publications%20&amp;%20DataProvision/SR2/Annual%20Bulletin%20working%20version/work/Sect1.xls" table:table-name="t14_time_seri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4" table:style-name="ta4">
        <table:table-source xlink:href="file://virago.internal.dtlr.gov.uk/data/Publications%20&amp;%20DataProvision/SR2/Annual%20Bulletin%20working%20version/work/Sect1.xls" table:table-name="t42_fin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4" table:style-name="ta4">
        <table:table-source xlink:href="file://virago.internal.dtlr.gov.uk/data/Publications%20&amp;%20DataProvision/SR2/Annual%20Bulletin%20working%20version/work/Sect1.xls" table:table-name="revised_Urban_Rural_dat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6" table:style-name="ta4">
        <table:table-source xlink:href="file://virago.internal.dtlr.gov.uk/data/Publications%20&amp;%20DataProvision/SR2/Annual%20Bulletin%20working%20version/work/Sect1.xls" table:table-name="t13_09_(probs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6" table:style-name="ta4">
        <table:table-source xlink:href="file://virago.internal.dtlr.gov.uk/data/Publications%20&amp;%20DataProvision/SR2/Annual%20Bulletin%20working%20version/work/Sect1.xls" table:table-name="t14_time_seri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6" table:style-name="ta4">
        <table:table-source xlink:href="file://virago.internal.dtlr.gov.uk/data/Publications%20&amp;%20DataProvision/SR2/Annual%20Bulletin%20working%20version/work/Sect1.xls" table:table-name="t42_fin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6" table:style-name="ta4">
        <table:table-source xlink:href="file://virago.internal.dtlr.gov.uk/data/Publications%20&amp;%20DataProvision/SR2/Annual%20Bulletin%20working%20version/work/Sect1.xls" table:table-name="revised_Urban_Rural_dat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5" table:style-name="ta4">
        <table:table-source xlink:href="file://virago.internal.dtlr.gov.uk/data/Publications%20&amp;%20DataProvision/SR2/Annual%20Bulletin%20working%20version/work/Sect1.xls" table:table-name="t13_09_(probs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5" table:style-name="ta4">
        <table:table-source xlink:href="file://virago.internal.dtlr.gov.uk/data/Publications%20&amp;%20DataProvision/SR2/Annual%20Bulletin%20working%20version/work/Sect1.xls" table:table-name="t14_time_seri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5" table:style-name="ta4">
        <table:table-source xlink:href="file://virago.internal.dtlr.gov.uk/data/Publications%20&amp;%20DataProvision/SR2/Annual%20Bulletin%20working%20version/work/Sect1.xls" table:table-name="t42_fin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5" table:style-name="ta4">
        <table:table-source xlink:href="file://virago.internal.dtlr.gov.uk/data/Publications%20&amp;%20DataProvision/SR2/Annual%20Bulletin%20working%20version/work/Sect1.xls" table:table-name="revised_Urban_Rural_dat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8" table:style-name="ta4">
        <table:table-source xlink:href="file://virago.internal.dtlr.gov.uk/data/Publications%20&amp;%20DataProvision/SR2/Annual%20Bulletin%20working%20version/work/Sect1.xls" table:table-name="t13_09_(probs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8" table:style-name="ta4">
        <table:table-source xlink:href="file://virago.internal.dtlr.gov.uk/data/Publications%20&amp;%20DataProvision/SR2/Annual%20Bulletin%20working%20version/work/Sect1.xls" table:table-name="t14_time_seri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8" table:style-name="ta4">
        <table:table-source xlink:href="file://virago.internal.dtlr.gov.uk/data/Publications%20&amp;%20DataProvision/SR2/Annual%20Bulletin%20working%20version/work/Sect1.xls" table:table-name="t42_fin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8" table:style-name="ta4">
        <table:table-source xlink:href="file://virago.internal.dtlr.gov.uk/data/Publications%20&amp;%20DataProvision/SR2/Annual%20Bulletin%20working%20version/work/Sect1.xls" table:table-name="revised_Urban_Rural_dat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SGB1998/SECTION1/1-13-98.XLS'#TIS-INDEX" table:style-name="ta4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TSGB1998/SECTION1/1-13-98.XLS'#TIS-INDEX" table:style-name="ta4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C:/IRHS/EXCEL/RORO/bulletins/2003/SA%20Changes/SA%20Changes%20to%20bulletin%20-%20draft.xls'#CommentarySA" table:style-name="ta4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4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4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4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4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4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4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4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4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4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4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CommentarySA" table:style-name="ta4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4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4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4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4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4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4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4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4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4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4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RA0103_(2017).$A$1"/>
        <table:named-range table:name="\p" table:cell-range-address="'file://virago.internal.dtlr.gov.uk/data/2005Publications/RoRo%20Q2_2005/Bulletin205draft.xls'#TABLE1a.$P$1" table:base-cell-address="TRA0103_(2017).$A$1"/>
        <table:named-range table:name="\t" table:cell-range-address="'file://virago.internal.dtlr.gov.uk/data/2005Publications/RoRo%20Q2_2005/Bulletin205draft.xls'#TABLE1a.$U$3" table:base-cell-address="TRA0103_(2017).$A$1"/>
        <table:named-expression table:name="_1.2__Average_distance_travelled_by_mode_of_travel__1975_76__1985_86_and_1993_95" table:expression="of:=[.#REF!]" table:base-cell-address="TRA0103_(2017).$A$1"/>
        <table:named-expression table:name="_1981" table:expression="of:=[.#REF!]" table:base-cell-address="TRA0103_(2017).$A$1"/>
        <table:named-expression table:name="_tab13" table:expression="of:=[.#REF!]" table:base-cell-address="TRA0103_(2017).$A$1"/>
        <table:named-expression table:name="_tab14" table:expression="of:=[.#REF!]" table:base-cell-address="TRA0103_(2017).$A$1"/>
        <table:named-expression table:name="activeCell" table:expression="of:=[.#REF!]" table:base-cell-address="TRA0103_(2017).$A$1"/>
        <table:named-expression table:name="ALL" table:expression="of:=#N/A" table:base-cell-address="TRA0103_(2017).$A$1"/>
        <table:named-range table:name="ANNBELGIUM" table:cell-range-address="'file://virago.internal.dtlr.gov.uk/data/2005Publications/RoRo%20Q2_2005/Bulletin205draft.xls'#TABLE5.$D$5:TABLE5.$D$12" table:base-cell-address="TRA0103_(2017).$A$1"/>
        <table:named-range table:name="ANNDVR" table:cell-range-address="'file://virago.internal.dtlr.gov.uk/data/2005Publications/RoRo%20Q2_2005/Bulletin205draft.xls'#TABLE4AL.$D$6:TABLE4AL.$D$12" table:base-cell-address="TRA0103_(2017).$A$1"/>
        <table:named-range table:name="ANNENG" table:cell-range-address="'file://virago.internal.dtlr.gov.uk/data/2005Publications/RoRo%20Q2_2005/Bulletin205draft.xls'#TABLE4AL.$F$6:TABLE4AL.$F$12" table:base-cell-address="TRA0103_(2017).$A$1"/>
        <table:named-range table:name="ANNFORIEGN" table:cell-range-address="'file://virago.internal.dtlr.gov.uk/data/2005Publications/RoRo%20Q2_2005/Bulletin205draft.xls'#TABLE1a.$P$37" table:base-cell-address="TRA0103_(2017).$A$1"/>
        <table:named-range table:name="ANNFRANCE" table:cell-range-address="'file://virago.internal.dtlr.gov.uk/data/2005Publications/RoRo%20Q2_2005/Bulletin205draft.xls'#TABLE5.$B$5:TABLE5.$B$12" table:base-cell-address="TRA0103_(2017).$A$1"/>
        <table:named-range table:name="ANNL" table:cell-range-address="'file://virago.internal.dtlr.gov.uk/data/2005Publications/RoRo%20Q2_2005/Bulletin205draft.xls'#TABLE5.$F$5:TABLE5.$F$12" table:base-cell-address="TRA0103_(2017).$A$1"/>
        <table:named-range table:name="ANNOTHER" table:cell-range-address="'file://virago.internal.dtlr.gov.uk/data/2005Publications/RoRo%20Q2_2005/Bulletin205draft.xls'#TABLE5.$J$5:TABLE5.$J$12" table:base-cell-address="TRA0103_(2017).$A$1"/>
        <table:named-range table:name="ANNSE" table:cell-range-address="'file://virago.internal.dtlr.gov.uk/data/2005Publications/RoRo%20Q2_2005/Bulletin205draft.xls'#TABLE4AL.$B$6:TABLE4AL.$B$12" table:base-cell-address="TRA0103_(2017).$A$1"/>
        <table:named-expression table:name="ANNUAL" table:expression="of:=[.#REF!]" table:base-cell-address="TRA0103_(2017).$A$1"/>
        <table:named-range table:name="ANNUK" table:cell-range-address="'file://virago.internal.dtlr.gov.uk/data/2005Publications/RoRo%20Q2_2005/Bulletin205draft.xls'#TABLE1a.$E$8:TABLE1a.$E$14" table:base-cell-address="TRA0103_(2017).$A$1"/>
        <table:named-range table:name="ANNUT" table:cell-range-address="'file://virago.internal.dtlr.gov.uk/data/2005Publications/RoRo%20Q2_2005/Bulletin205draft.xls'#TABLE1a.$M$8:TABLE1a.$M$14" table:base-cell-address="TRA0103_(2017).$A$1"/>
        <table:named-expression table:name="BARQTR" table:expression="of:=[.#REF!]" table:base-cell-address="TRA0103_(2017).$A$1"/>
        <table:named-expression table:name="BELGIUM" table:expression="of:=[.#REF!]" table:base-cell-address="TRA0103_(2017).$A$1"/>
        <table:named-expression table:name="BULL" table:expression="of:=#N/A" table:base-cell-address="TRA0103_(2017).$A$1"/>
        <table:named-range table:name="CAMARA" table:cell-range-address="'file://virago.internal.dtlr.gov.uk/data/2005Publications/RoRo%20Q2_2005/Bulletin205draft.xls'#TABLE1a.$P$4" table:base-cell-address="TRA0103_(2017).$A$1"/>
        <table:named-expression table:name="CategoryTitle" table:expression="of:=[.#REF!]" table:base-cell-address="TRA0103_(2017).$A$1"/>
        <table:named-range table:name="CLONE" table:cell-range-address="'file://virago.internal.dtlr.gov.uk/data/2005Publications/RoRo%20Q2_2005/Bulletin205draft.xls'#TABLE1a.$P$6" table:base-cell-address="TRA0103_(2017).$A$1"/>
        <table:named-expression table:name="DEFLATOR" table:expression="of:=[.#REF!]" table:base-cell-address="TRA0103_(2017).$A$1"/>
        <table:named-expression table:name="dgdsfyh" table:expression="of:=[.#REF!]" table:base-cell-address="TRA0103_(2017).$A$1"/>
        <table:named-expression table:name="DK" table:expression="of:=[.#REF!]" table:base-cell-address="TRA0103_(2017).$A$1"/>
        <table:named-expression table:name="DNK_D" table:expression="of:=[.#REF!]" table:base-cell-address="TRA0103_(2017).$A$1"/>
        <table:named-expression table:name="DOVER" table:expression="of:=#N/A" table:base-cell-address="TRA0103_(2017).$A$1"/>
        <table:named-expression table:name="EIRE" table:expression="of:=[.#REF!]" table:base-cell-address="TRA0103_(2017).$A$1"/>
        <table:named-expression table:name="ENGLISH" table:expression="of:=#N/A" table:base-cell-address="TRA0103_(2017).$A$1"/>
        <table:named-expression table:name="fbegyear" table:expression="of:=[.#REF!]" table:base-cell-address="TRA0103_(2017).$A$1"/>
        <table:named-range table:name="fendyear" table:cell-range-address="'file://virago.internal.dtlr.gov.uk/data/Publications%20&amp;%20DataProvision/SR2/Annual%20Bulletin%20working%20version/work/Sect1.xls'#Year.$B$3" table:base-cell-address="TRA0103_(2017).$A$1"/>
        <table:named-expression table:name="FL" table:expression="of:=[.#REF!]" table:base-cell-address="TRA0103_(2017).$A$1"/>
        <table:named-expression table:name="Footnotes" table:expression="of:=[.#REF!]" table:base-cell-address="TRA0103_(2017).$A$1"/>
        <table:named-range table:name="FOREIGN" table:cell-range-address="'file://virago.internal.dtlr.gov.uk/data/2005Publications/RoRo%20Q2_2005/Bulletin205draft.xls'#TABLE1a.$P$38:TABLE1a.$P$52" table:base-cell-address="TRA0103_(2017).$A$1"/>
        <table:named-expression table:name="FRANCE" table:expression="of:=[.#REF!]" table:base-cell-address="TRA0103_(2017).$A$1"/>
        <table:named-range table:name="fyear" table:cell-range-address="'file://virago.internal.dtlr.gov.uk/data/Publications%20&amp;%20DataProvision/SR2/Annual%20Bulletin%20working%20version/work/Sect1.xls'#c11.$D$42" table:base-cell-address="TRA0103_(2017).$A$1"/>
        <table:named-expression table:name="GERMANY" table:expression="of:=[.#REF!]" table:base-cell-address="TRA0103_(2017)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103_(2017).$A$1"/>
        <table:named-expression table:name="GraphTitle" table:expression="of:=[.#REF!]" table:base-cell-address="TRA0103_(2017).$A$1"/>
        <table:named-expression table:name="ITALY" table:expression="of:=[.#REF!]" table:base-cell-address="TRA0103_(2017).$A$1"/>
        <table:named-expression table:name="NLS" table:expression="of:=[.#REF!]" table:base-cell-address="TRA0103_(2017).$A$1"/>
        <table:named-expression table:name="NONEC" table:expression="of:=[.#REF!]" table:base-cell-address="TRA0103_(2017).$A$1"/>
        <table:named-expression table:name="NORTHSEA" table:expression="of:=#N/A" table:base-cell-address="TRA0103_(2017).$A$1"/>
        <table:named-expression table:name="OldData" table:expression="of:=[.#REF!]" table:base-cell-address="TRA0103_(2017).$A$1"/>
        <table:named-expression table:name="OTHER" table:expression="of:=#N/A" table:base-cell-address="TRA0103_(2017).$A$1"/>
        <table:named-expression table:name="OTHEREC" table:expression="of:=[.#REF!]" table:base-cell-address="TRA0103_(2017).$A$1"/>
        <table:named-expression table:name="PIE" table:expression="of:=[.#REF!]" table:base-cell-address="TRA0103_(2017).$A$1"/>
        <table:named-expression table:name="Print_Area" table:expression="of:=[.#REF!]" table:base-cell-address="TRA0103_(2017).$A$1"/>
        <table:named-range table:name="Print_Area_MI" table:cell-range-address="'file://virago.internal.dtlr.gov.uk/data/2005Publications/RoRo%20Q2_2005/Bulletin205draft.xls'#TABLE1a.$A$1:TABLE1a.$O$37" table:base-cell-address="TRA0103_(2017).$A$1"/>
        <table:named-expression table:name="PUBLISH_Print_Area" table:expression="of:=[.#REF!]" table:base-cell-address="TRA0103_(2017).$A$1"/>
        <table:named-expression table:name="PUBLISH1998_Print_Area" table:expression="of:=[.#REF!]" table:base-cell-address="TRA0103_(2017).$A$1"/>
        <table:named-expression table:name="qryNonEUBreakdown" table:expression="of:=[.#REF!]" table:base-cell-address="TRA0103_(2017).$A$1"/>
        <table:named-expression table:name="QUARTER" table:expression="of:=[.#REF!]" table:base-cell-address="TRA0103_(2017).$A$1"/>
        <table:named-expression table:name="SPAIN" table:expression="of:=[.#REF!]" table:base-cell-address="TRA0103_(2017).$A$1"/>
        <table:named-range table:name="tab" table:cell-range-address="'file://virago.internal.dtlr.gov.uk/data/IRHS/EXCEL/RORO/bulletins/2003/SA%20Changes/SA%20Changes%20to%20bulletin%20-%20draft.xls'#TABLE1a.$U$3" table:base-cell-address="TRA0103_(2017).$A$1"/>
        <table:named-expression table:name="TAB4ALL" table:expression="of:=#N/A" table:base-cell-address="TRA0103_(2017).$A$1"/>
        <table:named-expression table:name="TAB4PV" table:expression="of:=#N/A" table:base-cell-address="TRA0103_(2017).$A$1"/>
        <table:named-expression table:name="TAB4UT" table:expression="of:=#N/A" table:base-cell-address="TRA0103_(2017).$A$1"/>
        <table:named-expression table:name="TableTitle" table:expression="of:=[.#REF!]" table:base-cell-address="TRA0103_(2017).$A$1"/>
        <table:named-expression table:name="testing" table:expression="of:=[.#REF!]" table:base-cell-address="TRA0103_(2017).$A$1"/>
        <table:named-expression table:name="UK" table:expression="of:=#N/A" table:base-cell-address="TRA0103_(2017).$A$1"/>
        <table:named-expression table:name="UT" table:expression="of:=#N/A" table:base-cell-address="TRA0103_(2017).$A$1"/>
        <table:named-expression table:name="ValueTitle" table:expression="of:=[.#REF!]" table:base-cell-address="TRA0103_(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0" number:min-integer-digits="1">
        <number:embedded-text number:position="0"> </number:embedded-text>
      </number:number>
    </number:number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eading_6._32_New_32_topics_32_2" style:display-name="Heading_6. New topics 2" style:family="table-cell" style:data-style-name="N41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3" style:display-name="Hyperlink 3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WebTable_32_Template" style:display-name="Hyperlink_WebTable Template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._32_DM_32_PERSONAL_32_TRAVEL_32_ab" style:display-name="Normal_1. DM PERSONAL TRAVEL ab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1._32_DM_32_PERSONAL_32_TRAVEL_32_ab_32_2" style:display-name="Normal_1. DM PERSONAL TRAVEL ab 2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fo:color="#000000" style:font-name="Tms Rmn" style:font-name-asian="Tms Rmn" style:font-name-complex="Tms Rmn" fo:font-size="10pt" style:font-size-asian="10pt" style:font-size-complex="10pt"/>
    </style:style>
    <style:style style:name="Normal_70108_32_updated_32_2" style:display-name="Normal_70108 updated 2" style:family="table-cell" style:data-style-name="N0">
      <style:table-cell-properties style:vertical-align="automatic" fo:background-color="transparent"/>
      <style:text-properties fo:color="#000000"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39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Main_32_2" style:display-name="Normal_Main 2" style:family="table-cell" style:data-style-name="N39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" style:family="table-cell" style:data-style-name="N39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2" style:display-name="Normal_TRA2501 2" style:family="table-cell" style:data-style-name="N39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TRA9901_32_2" style:display-name="Normal_TRA990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7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7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77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hnom Havaei-Ahary</meta:initial-creator>
    <dc:creator>Behnom Havaei-Ahary</dc:creator>
    <meta:creation-date>2018-07-03T17:26:45Z</meta:creation-date>
    <dc:date>2018-07-03T17:28:31Z</dc:date>
  </office:meta>
</office:document-meta>
</file>